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64.82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11.52mm"/>
    </style:style>
    <style:style style:name="co6" style:family="table-column">
      <style:table-column-properties fo:break-before="auto" style:column-width="60.64mm"/>
    </style:style>
    <style:style style:name="co7" style:family="table-column">
      <style:table-column-properties fo:break-before="auto" style:column-width="18.54mm"/>
    </style:style>
    <style:style style:name="co8" style:family="table-column">
      <style:table-column-properties fo:break-before="auto" style:column-width="13.65mm"/>
    </style:style>
    <style:style style:name="co9" style:family="table-column">
      <style:table-column-properties fo:break-before="auto" style:column-width="11.55mm"/>
    </style:style>
    <style:style style:name="co10" style:family="table-column">
      <style:table-column-properties fo:break-before="auto" style:column-width="60.61mm"/>
    </style:style>
    <style:style style:name="co11" style:family="table-column">
      <style:table-column-properties fo:break-before="auto" style:column-width="11.5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7.37mm"/>
    </style:style>
    <style:style style:name="co14" style:family="table-column">
      <style:table-column-properties fo:break-before="auto" style:column-width="11.99mm"/>
    </style:style>
    <style:style style:name="co15" style:family="table-column">
      <style:table-column-properties fo:break-before="auto" style:column-width="14.55mm"/>
    </style:style>
    <style:style style:name="co16" style:family="table-column">
      <style:table-column-properties fo:break-before="auto" style:column-width="19.65mm"/>
    </style:style>
    <style:style style:name="co17" style:family="table-column">
      <style:table-column-properties fo:break-before="auto" style:column-width="21.43mm"/>
    </style:style>
    <style:style style:name="co18" style:family="table-column">
      <style:table-column-properties fo:break-before="auto" style:column-width="24.99mm"/>
    </style:style>
    <style:style style:name="co19" style:family="table-column">
      <style:table-column-properties fo:break-before="auto" style:column-width="43.89mm"/>
    </style:style>
    <style:style style:name="co20" style:family="table-column">
      <style:table-column-properties fo:break-before="auto" style:column-width="46.58mm"/>
    </style:style>
    <style:style style:name="co21" style:family="table-column">
      <style:table-column-properties fo:break-before="auto" style:column-width="47.77mm"/>
    </style:style>
    <style:style style:name="co22" style:family="table-column">
      <style:table-column-properties fo:break-before="auto" style:column-width="46.28mm"/>
    </style:style>
    <style:style style:name="co23" style:family="table-column">
      <style:table-column-properties fo:break-before="auto" style:column-width="48.67mm"/>
    </style:style>
    <style:style style:name="co24" style:family="table-column">
      <style:table-column-properties fo:break-before="auto" style:column-width="263.84mm"/>
    </style:style>
    <style:style style:name="co25" style:family="table-column">
      <style:table-column-properties fo:break-before="auto" style:column-width="7.34mm"/>
    </style:style>
    <style:style style:name="co26" style:family="table-column">
      <style:table-column-properties fo:break-before="auto" style:column-width="10.16mm"/>
    </style:style>
    <style:style style:name="co27" style:family="table-column">
      <style:table-column-properties fo:break-before="auto" style:column-width="8.78mm"/>
    </style:style>
    <style:style style:name="co28" style:family="table-column">
      <style:table-column-properties fo:break-before="auto" style:column-width="15.24mm"/>
    </style:style>
    <style:style style:name="co29" style:family="table-column">
      <style:table-column-properties fo:break-before="auto" style:column-width="4.97mm"/>
    </style:style>
    <style:style style:name="co30" style:family="table-column">
      <style:table-column-properties fo:break-before="auto" style:column-width="12.61mm"/>
    </style:style>
    <style:style style:name="co31" style:family="table-column">
      <style:table-column-properties fo:break-before="auto" style:column-width="15.59mm"/>
    </style:style>
    <style:style style:name="co32" style:family="table-column">
      <style:table-column-properties fo:break-before="auto" style:column-width="19.42mm"/>
    </style:style>
    <style:style style:name="co33" style:family="table-column">
      <style:table-column-properties fo:break-before="auto" style:column-width="13.07mm"/>
    </style:style>
    <style:style style:name="co34" style:family="table-column">
      <style:table-column-properties fo:break-before="auto" style:column-width="14.78mm"/>
    </style:style>
    <style:style style:name="co35" style:family="table-column">
      <style:table-column-properties fo:break-before="auto" style:column-width="16.14mm"/>
    </style:style>
    <style:style style:name="co36" style:family="table-column">
      <style:table-column-properties fo:break-before="auto" style:column-width="22.14mm"/>
    </style:style>
    <style:style style:name="co37" style:family="table-column">
      <style:table-column-properties fo:break-before="auto" style:column-width="6.88mm"/>
    </style:style>
    <style:style style:name="co38" style:family="table-column">
      <style:table-column-properties fo:break-before="auto" style:column-width="18.75mm"/>
    </style:style>
    <style:style style:name="co39" style:family="table-column">
      <style:table-column-properties fo:break-before="auto" style:column-width="15.15mm"/>
    </style:style>
    <style:style style:name="co40" style:family="table-column">
      <style:table-column-properties fo:break-before="auto" style:column-width="9.47mm"/>
    </style:style>
    <style:style style:name="co41" style:family="table-column">
      <style:table-column-properties fo:break-before="auto" style:column-width="8.27mm"/>
    </style:style>
    <style:style style:name="co42" style:family="table-column">
      <style:table-column-properties fo:break-before="auto" style:column-width="10.37mm"/>
    </style:style>
    <style:style style:name="co43" style:family="table-column">
      <style:table-column-properties fo:break-before="auto" style:column-width="13.35mm"/>
    </style:style>
    <style:style style:name="co44" style:family="table-column">
      <style:table-column-properties fo:break-before="auto" style:column-width="16.65mm"/>
    </style:style>
    <style:style style:name="co45" style:family="table-column">
      <style:table-column-properties fo:break-before="auto" style:column-width="13.05mm"/>
    </style:style>
    <style:style style:name="co46" style:family="table-column">
      <style:table-column-properties fo:break-before="auto" style:column-width="26.83mm"/>
    </style:style>
    <style:style style:name="co47" style:family="table-column">
      <style:table-column-properties fo:break-before="auto" style:column-width="17.85mm"/>
    </style:style>
    <style:style style:name="co48" style:family="table-column">
      <style:table-column-properties fo:break-before="auto" style:column-width="12.45mm"/>
    </style:style>
    <style:style style:name="co49" style:family="table-column">
      <style:table-column-properties fo:break-before="auto" style:column-width="16.35mm"/>
    </style:style>
    <style:style style:name="co50" style:family="table-column">
      <style:table-column-properties fo:break-before="auto" style:column-width="7.78mm"/>
    </style:style>
    <style:style style:name="co51" style:family="table-column">
      <style:table-column-properties fo:break-before="auto" style:column-width="6.77mm"/>
    </style:style>
    <style:style style:name="co52" style:family="table-column">
      <style:table-column-properties fo:break-before="auto" style:column-width="45mm"/>
    </style:style>
    <style:style style:name="co53" style:family="table-column">
      <style:table-column-properties fo:break-before="auto" style:column-width="343.25mm"/>
    </style:style>
    <style:style style:name="co54" style:family="table-column">
      <style:table-column-properties fo:break-before="auto" style:column-width="5.8mm"/>
    </style:style>
    <style:style style:name="co55" style:family="table-column">
      <style:table-column-properties fo:break-before="auto" style:column-width="24.85mm"/>
    </style:style>
    <style:style style:name="co56" style:family="table-column">
      <style:table-column-properties fo:break-before="auto" style:column-width="27.85mm"/>
    </style:style>
    <style:style style:name="co57" style:family="table-column">
      <style:table-column-properties fo:break-before="auto" style:column-width="12.33mm"/>
    </style:style>
    <style:style style:name="co58" style:family="table-column">
      <style:table-column-properties fo:break-before="auto" style:column-width="13.69mm"/>
    </style:style>
    <style:style style:name="co59" style:family="table-column">
      <style:table-column-properties fo:break-before="auto" style:column-width="9.88mm"/>
    </style:style>
    <style:style style:name="co60" style:family="table-column">
      <style:table-column-properties fo:break-before="auto" style:column-width="14.23mm"/>
    </style:style>
    <style:style style:name="co61" style:family="table-column">
      <style:table-column-properties fo:break-before="auto" style:column-width="31.66mm"/>
    </style:style>
    <style:style style:name="co62" style:family="table-column">
      <style:table-column-properties fo:break-before="auto" style:column-width="16.69mm"/>
    </style:style>
    <style:style style:name="co63" style:family="table-column">
      <style:table-column-properties fo:break-before="auto" style:column-width="10.42mm"/>
    </style:style>
    <style:style style:name="co64" style:family="table-column">
      <style:table-column-properties fo:break-before="auto" style:column-width="43.11mm"/>
    </style:style>
    <style:style style:name="co65" style:family="table-column">
      <style:table-column-properties fo:break-before="auto" style:column-width="18.59mm"/>
    </style:style>
    <style:style style:name="co66" style:family="table-column">
      <style:table-column-properties fo:break-before="auto" style:column-width="16.42mm"/>
    </style:style>
    <style:style style:name="co67" style:family="table-column">
      <style:table-column-properties fo:break-before="auto" style:column-width="20.78mm"/>
    </style:style>
    <style:style style:name="co68" style:family="table-column">
      <style:table-column-properties fo:break-before="auto" style:column-width="8.52mm"/>
    </style:style>
    <style:style style:name="co69" style:family="table-column">
      <style:table-column-properties fo:break-before="auto" style:column-width="14.52mm"/>
    </style:style>
    <style:style style:name="co70" style:family="table-column">
      <style:table-column-properties fo:break-before="auto" style:column-width="29.49mm"/>
    </style:style>
    <style:style style:name="co71" style:family="table-column">
      <style:table-column-properties fo:break-before="auto" style:column-width="26.49mm"/>
    </style:style>
    <style:style style:name="co72" style:family="table-column">
      <style:table-column-properties fo:break-before="auto" style:column-width="21.87mm"/>
    </style:style>
    <style:style style:name="co73" style:family="table-column">
      <style:table-column-properties fo:break-before="auto" style:column-width="23.5mm"/>
    </style:style>
    <style:style style:name="co74" style:family="table-column">
      <style:table-column-properties fo:break-before="auto" style:column-width="31.4mm"/>
    </style:style>
    <style:style style:name="co75" style:family="table-column">
      <style:table-column-properties fo:break-before="auto" style:column-width="20.23mm"/>
    </style:style>
    <style:style style:name="co76" style:family="table-column">
      <style:table-column-properties fo:break-before="auto" style:column-width="13.42mm"/>
    </style:style>
    <style:style style:name="co77" style:family="table-column">
      <style:table-column-properties fo:break-before="auto" style:column-width="17.52mm"/>
    </style:style>
    <style:style style:name="co78" style:family="table-column">
      <style:table-column-properties fo:break-before="auto" style:column-width="28.4mm"/>
    </style:style>
    <style:style style:name="co79" style:family="table-column">
      <style:table-column-properties fo:break-before="auto" style:column-width="18.33mm"/>
    </style:style>
    <style:style style:name="co80" style:family="table-column">
      <style:table-column-properties fo:break-before="auto" style:column-width="32.76mm"/>
    </style:style>
    <style:style style:name="co81" style:family="table-column">
      <style:table-column-properties fo:break-before="auto" style:column-width="19.69mm"/>
    </style:style>
    <style:style style:name="co82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93" style:family="table-cell" style:parent-style-name="Default">
      <style:table-cell-properties fo:border-bottom="none" fo:background-color="#00ff00" style:text-align-source="fix" style:repeat-content="false" fo:border-left="2.01pt solid #000000" fo:border-right="2.01pt solid #000000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</style:style>
    <style:style style:name="ce5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2.01pt solid #000000"/>
      <style:paragraph-properties fo:text-align="center" fo:margin-left="0mm"/>
    </style:style>
    <style:style style:name="ce6" style:family="table-cell" style:parent-style-name="Default">
      <style:table-cell-properties fo:border-bottom="2.01pt solid #000000" fo:background-color="#cccccc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none" fo:background-color="#00ffff" fo:border-left="none" fo:border-right="none" fo:border-top="2.01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/>
      <style:paragraph-properties fo:text-align="center" fo:margin-left="0mm"/>
    </style:style>
    <style:style style:name="ce14" style:family="table-cell" style:parent-style-name="Default">
      <style:table-cell-properties fo:border-bottom="2.01pt solid #000000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5" style:family="table-cell" style:parent-style-name="Default">
      <style:table-cell-properties fo:border-bottom="none" fo:border-left="none" fo:border-right="none" fo:border-top="2.01pt solid #000000"/>
    </style:style>
    <style:style style:name="ce16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17" style:family="table-cell" style:parent-style-name="Default">
      <style:table-cell-properties fo:border-bottom="none" fo:background-color="#00ffff" style:text-align-source="fix" style:repeat-content="false" fo:border-left="none" fo:border-right="none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mm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2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/>
      <style:paragraph-properties fo:text-align="end" fo:margin-left="0mm"/>
    </style:style>
    <style:style style:name="ce22" style:family="table-cell" style:parent-style-name="Default">
      <style:table-cell-properties fo:border-bottom="2.01pt solid #000000" fo:background-color="#cccccc" style:text-align-source="fix" style:repeat-content="false" fo:border-left="0.06pt solid #000000" fo:border-right="0.06pt solid #000000" fo:border-top="0.06pt solid #000000"/>
      <style:paragraph-properties fo:text-align="end" fo:margin-left="0mm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end" fo:margin-left="0mm"/>
    </style:style>
    <style:style style:name="ce25" style:family="table-cell" style:parent-style-name="Default">
      <style:table-cell-properties fo:background-color="#cccccc" style:text-align-source="fix" style:repeat-content="false" fo:border="0.99pt solid #00000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</style:style>
    <style:style style:name="ce27" style:family="table-cell" style:parent-style-name="Default">
      <style:table-cell-properties fo:border-bottom="0.99pt solid #000000" fo:background-color="#cccccc" style:text-align-source="fix" style:repeat-content="false" fo:border-left="0.99pt solid #000000" fo:border-right="0.99pt solid #000000" fo:border-top="2.01pt solid #000000"/>
      <style:paragraph-properties fo:text-align="center" fo:margin-left="0mm"/>
    </style:style>
    <style:style style:name="ce28" style:family="table-cell" style:parent-style-name="Default">
      <style:table-cell-properties fo:border-bottom="2.01pt solid #000000" fo:background-color="#cccccc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29" style:family="table-cell" style:parent-style-name="Default">
      <style:table-cell-properties fo:border-bottom="none" fo:border-left="none" fo:border-right="2.01pt solid #000000" fo:border-top="2.01pt solid #000000"/>
    </style:style>
    <style:style style:name="ce30" style:family="table-cell" style:parent-style-name="Default">
      <style:table-cell-properties fo:border-bottom="0.99pt solid #000000" fo:background-color="#cccccc" style:text-align-source="fix" style:repeat-content="false" fo:border-left="0.99pt solid #000000" fo:border-right="2.01pt solid #000000" fo:border-top="0.99pt solid #000000"/>
      <style:paragraph-properties fo:text-align="center" fo:margin-left="0mm"/>
    </style:style>
    <style:style style:name="ce31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</style:style>
    <style:style style:name="ce32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</style:style>
    <style:style style:name="ce3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2.01pt solid #000000" fo:border-top="0.74pt solid #000000"/>
      <style:paragraph-properties fo:text-align="center" fo:margin-left="0mm"/>
    </style:style>
    <style:style style:name="ce34" style:family="table-cell" style:parent-style-name="Default">
      <style:table-cell-properties fo:border-bottom="2.01pt solid #000000" style:text-align-source="fix" style:repeat-content="false" fo:background-color="transparent" fo:border-left="0.74pt solid #000000" fo:border-right="2.01pt solid #000000" fo:border-top="0.74pt solid #000000"/>
      <style:paragraph-properties fo:text-align="center" fo:margin-left="0mm"/>
    </style:style>
    <style:style style:name="ce35" style:family="table-cell" style:parent-style-name="Default">
      <style:table-cell-properties fo:border-bottom="2.01pt solid #000000" fo:background-color="#cccccc" style:text-align-source="fix" style:repeat-content="false" fo:border-left="0.99pt solid #000000" fo:border-right="2.01pt solid #000000" fo:border-top="0.99pt solid #000000"/>
      <style:paragraph-properties fo:text-align="center" fo:margin-left="0mm"/>
    </style:style>
    <style:style style:name="ce3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</style:style>
    <style:style style:name="ce37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00ffff" fo:border-left="none" fo:border-right="none" fo:border-top="2.01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cc" fo:border="0.06pt solid #000000"/>
    </style:style>
    <style:style style:name="ce43" style:family="table-cell" style:parent-style-name="Default">
      <style:table-cell-properties fo:background-color="transparent" fo:border="0.06pt solid #000000"/>
    </style:style>
    <style:style style:name="ce44" style:family="table-cell" style:parent-style-name="Default">
      <style:table-cell-properties fo:border-bottom="0.06pt solid #000000" fo:background-color="transparent" fo:border-left="0.06pt solid #000000" fo:border-right="0.06pt solid #000000" fo:border-top="2.01pt solid #000000"/>
    </style:style>
    <style:style style:name="ce45" style:family="table-cell" style:parent-style-name="Default">
      <style:table-cell-properties fo:border-bottom="2.01pt solid #000000" fo:background-color="transparent" fo:border-left="0.06pt solid #000000" fo:border-right="0.06pt solid #000000" fo:border-top="0.06pt solid #000000"/>
    </style:style>
    <style:style style:name="ce46" style:family="table-cell" style:parent-style-name="Default">
      <style:table-cell-properties fo:background-color="#00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51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00ffff" style:text-align-source="fix" style:repeat-content="false" fo:border-left="none" fo:border-right="2.01pt solid #000000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mm"/>
    </style:style>
    <style:style style:name="ce57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61" style:family="table-cell" style:parent-style-name="Default">
      <style:table-cell-properties fo:background-color="#00ffff" style:text-align-source="fix" style:repeat-content="false" fo:border="0.06pt solid #000000"/>
      <style:paragraph-properties fo:text-align="end" fo:margin-left="0mm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  <style:text-properties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ackground-color="#ffff00" fo:border="0.06pt solid #000000"/>
      <style:text-properties fo:font-weight="normal" style:font-weight-asian="normal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  <style:text-properties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0" style:family="table-cell" style:parent-style-name="Default">
      <style:table-cell-properties fo:background-color="#e6e6ff" style:text-align-source="fix" style:repeat-content="false"/>
      <style:paragraph-properties fo:text-align="end" fo:margin-left="0mm"/>
    </style:style>
    <style:style style:name="ce81" style:family="table-cell" style:parent-style-name="Default">
      <style:table-cell-properties fo:background-color="#e6e6ff"/>
    </style:style>
    <style:style style:name="ce82" style:family="table-cell" style:parent-style-name="Default" style:data-style-name="N99">
      <style:table-cell-properties fo:border="0.06pt solid #000000"/>
    </style:style>
    <style:style style:name="ce83" style:family="table-cell" style:parent-style-name="Default" style:data-style-name="N99">
      <style:table-cell-properties fo:background-color="transparent" fo:border="0.06pt solid #000000"/>
    </style:style>
    <style:style style:name="ce84" style:family="table-cell" style:parent-style-name="Default" style:data-style-name="N99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85" style:family="table-cell" style:parent-style-name="Default" style:data-style-name="N99">
      <style:table-cell-properties fo:background-color="#ffff00" fo:border="0.06pt solid #000000"/>
      <style:text-properties fo:font-weight="normal" style:font-weight-asian="normal" style:font-weight-complex="normal"/>
    </style:style>
    <style:style style:name="ce86" style:family="table-cell" style:parent-style-name="Default">
      <style:table-cell-properties fo:background-color="#e6e6ff" fo:border="0.06pt solid #000000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20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05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00ffff" fo:border="0.06pt solid #000000"/>
    </style:style>
    <style:style style:name="ce1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8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09" style:family="table-cell" style:parent-style-name="Default">
      <style:table-cell-properties fo:background-color="#00ffff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86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mm"/>
      <style:text-properties fo:font-weight="normal" style:font-weight-asian="normal" style:font-weight-complex="normal"/>
    </style:style>
    <style:style style:name="ce21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style:use-window-font-color="true" fo:font-weight="normal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</style:style>
    <style:style style:name="ce213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end" fo:margin-left="0mm"/>
      <style:text-properties fo:font-weight="bold" style:font-weight-asian="bold" style:font-weight-complex="bold"/>
    </style:style>
    <style:style style:name="ce214" style:family="table-cell" style:parent-style-name="Default">
      <style:table-cell-properties fo:background-color="#00ffff" fo:border="0.06pt solid #000000"/>
      <style:text-properties fo:font-weight="bold" style:font-weight-asian="bold" style:font-weight-complex="bold"/>
    </style:style>
    <style:style style:name="ce215" style:family="table-cell" style:parent-style-name="Default">
      <style:table-cell-properties fo:background-color="#cccccc" fo:border="0.06pt solid #000000"/>
      <style:text-properties style:use-window-font-color="true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0.06pt solid #000000"/>
      <style:text-properties style:use-window-font-color="true" fo:font-weight="normal" style:font-weight-asian="normal" style:font-weight-complex="normal"/>
    </style:style>
    <style:style style:name="ce2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1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</style:style>
    <style:style style:name="ce22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style:use-window-font-color="true" fo:font-weight="normal" style:font-weight-asian="normal" style:font-weight-complex="normal"/>
    </style:style>
    <style:style style:name="ce22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fo:font-weight="normal" style:font-weight-asian="normal" style:font-weight-complex="normal"/>
    </style:style>
    <style:style style:name="ce2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ff0000" fo:font-weight="bold" style:font-weight-asian="bold" style:font-weight-complex="bold"/>
    </style:style>
    <style:style style:name="ce227" style:family="table-cell" style:parent-style-name="Default">
      <style:table-cell-properties fo:background-color="#f4faff" fo:border="0.06pt solid #000000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#f4faff" fo:border="0.06pt solid #000000"/>
    </style:style>
    <style:style style:name="ce229" style:family="table-cell" style:parent-style-name="Default">
      <style:table-cell-properties fo:background-color="transparent" fo:border="none"/>
    </style:style>
    <style:style style:name="ce1" style:family="table-cell" style:parent-style-name="Default">
      <style:table-cell-properties fo:border-bottom="none" fo:background-color="#00ff00" style:text-align-source="fix" style:repeat-content="false" fo:border-left="2.01pt solid #000000" fo:border-right="2.01pt solid #000000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mm"/>
    </style:style>
    <style:style style:name="ce89" style:family="table-cell" style:parent-style-name="Default">
      <style:table-cell-properties fo:background-color="#00ff00" fo:border="0.06pt solid #000000"/>
    </style:style>
    <style:style style:name="ce90" style:family="table-cell" style:parent-style-name="Default">
      <style:table-cell-properties fo:background-color="#ffff00" fo:border="0.06pt solid #000000"/>
    </style:style>
    <style:style style:name="ce9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nanopi" table:style-name="ta1" table:print-ranges="nanopi.A1:nanopi.P45">
        <office:forms form:automatic-focus="false" form:apply-design-mode="false"/>
        <table:table-column table:style-name="co1" table:number-columns-repeated="3" table:default-cell-style-name="ce100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100"/>
        <table:table-column table:style-name="co5" table:default-cell-style-name="ce8"/>
        <table:table-column table:style-name="co6" table:default-cell-style-name="Default"/>
        <table:table-column table:style-name="co2" table:number-columns-repeated="3" table:default-cell-style-name="Default"/>
        <table:table-column table:style-name="co1" table:number-columns-repeated="3" table:default-cell-style-name="Default"/>
        <table:table-column table:style-name="co7" table:default-cell-style-name="ce58"/>
        <table:table-column table:style-name="co8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971" table:default-cell-style-name="Default"/>
        <table:table-row table:style-name="ro1">
          <table:table-cell table:style-name="ce93" office:value-type="string" calcext:value-type="string" table:number-columns-spanned="16" table:number-rows-spanned="1">
            <text:p>CON1 (#1)</text:p>
          </table:table-cell>
          <table:covered-table-cell table:number-columns-repeated="2" table:style-name="ce9"/>
          <table:covered-table-cell table:number-columns-repeated="4" table:style-name="ce17"/>
          <table:covered-table-cell table:style-name="ce9"/>
          <table:covered-table-cell table:style-name="ce17"/>
          <table:covered-table-cell table:style-name="ce40"/>
          <table:covered-table-cell table:number-columns-repeated="5" table:style-name="ce17"/>
          <table:covered-table-cell table:style-name="ce52"/>
          <table:table-cell table:style-name="ce59"/>
          <table:table-cell table:style-name="ce93" office:value-type="string" calcext:value-type="string" table:number-columns-spanned="14" table:number-rows-spanned="1">
            <text:p>CON2 (#2)</text:p>
          </table:table-cell>
          <table:covered-table-cell table:style-name="ce9"/>
          <table:covered-table-cell table:number-columns-repeated="4" table:style-name="ce17"/>
          <table:covered-table-cell table:style-name="ce9"/>
          <table:covered-table-cell table:style-name="ce17"/>
          <table:covered-table-cell table:style-name="ce40"/>
          <table:covered-table-cell table:number-columns-repeated="4" table:style-name="ce17"/>
          <table:covered-table-cell table:style-name="ce52"/>
          <table:table-cell table:style-name="ce62" table:number-columns-repeated="971"/>
        </table:table-row>
        <table:table-row table:style-name="ro1">
          <table:table-cell table:style-name="ce2" office:value-type="string" calcext:value-type="string">
            <text:p>M1+</text:p>
          </table:table-cell>
          <table:table-cell table:style-name="ce10" office:value-type="string" calcext:value-type="string">
            <text:p>M1</text:p>
          </table:table-cell>
          <table:table-cell table:style-name="ce10" office:value-type="string" calcext:value-type="string">
            <text:p>Neo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Neo</text:p>
          </table:table-cell>
          <table:table-cell table:style-name="ce10" office:value-type="string" calcext:value-type="string">
            <text:p>M1</text:p>
          </table:table-cell>
          <table:table-cell table:style-name="ce53" office:value-type="string" calcext:value-type="string">
            <text:p>M1+</text:p>
          </table:table-cell>
          <table:table-cell table:style-name="ce59"/>
          <table:table-cell table:style-name="ce2" office:value-type="string" calcext:value-type="string">
            <text:p>Core2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Core</text:p>
          </table:table-cell>
          <table:table-cell table:style-name="ce53" office:value-type="string" calcext:value-type="string">
            <text:p>Core2</text:p>
          </table:table-cell>
          <table:table-cell table:style-name="ce62" table:number-columns-repeated="971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5V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string" calcext:value-type="string">
            <text:p>I2C0SDA/GPIOA12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60" table:number-columns-repeated="3"/>
          <table:table-cell table:style-name="ce61" office:value-type="string" calcext:value-type="string">
            <text:p>USB-DP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20" office:value-type="string" calcext:value-type="string">
            <text:p>I2C0SCL/GPIOA11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60" table:number-columns-repeated="3"/>
          <table:table-cell table:style-name="ce61" office:value-type="string" calcext:value-type="string">
            <text:p>USB-DM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203" calcext:value-type="float">
            <text:p>203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7" calcext:value-type="float">
            <text:p>7</text:p>
          </table:table-cell>
          <table:table-cell table:style-name="ce20" office:value-type="string" calcext:value-type="string">
            <text:p>GPIOG11 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43" office:value-type="string" calcext:value-type="string">
            <text:p>UART1TX/GPIOG6 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198" calcext:value-type="float">
            <text:p>198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60" table:number-columns-repeated="3"/>
          <table:table-cell table:style-name="ce61" office:value-type="string" calcext:value-type="string">
            <text:p>USB-DP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25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43" office:value-type="string" calcext:value-type="string">
            <text:p>UART1RX/GPIOG7 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199" calcext:value-type="float">
            <text:p>199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60" table:number-columns-repeated="3"/>
          <table:table-cell table:style-name="ce61" office:value-type="string" calcext:value-type="string">
            <text:p>USB-DM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20" office:value-type="string" calcext:value-type="string">
            <text:p>UART2TX/GPIOA0 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43" office:value-type="string" calcext:value-type="string">
            <text:p>PWM1/GPIOA6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363" calcext:value-type="float">
            <text:p>363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20" calcext:value-type="float">
            <text:p>20</text:p>
          </table:table-cell>
          <table:table-cell table:style-name="ce20" office:value-type="string" calcext:value-type="string">
            <text:p>GPIOL11/IR_RX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20" office:value-type="string" calcext:value-type="string">
            <text:p>UART2RTS/GPIOA2 </text:p>
          </table:table-cell>
          <table:table-cell table:style-name="ce26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20" office:value-type="string" calcext:value-type="string">
            <text:p>SPDIFOUT/GPIOA1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20" office:value-type="string" calcext:value-type="string">
            <text:p>UART2CTS/GPIOA3 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43" office:value-type="string" calcext:value-type="string">
            <text:p>UART1RTS/GPIOG8 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200" calcext:value-type="float">
            <text:p>200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12" office:value-type="float" office:value="31" calcext:value-type="float">
            <text:p>31</text:p>
          </table:table-cell>
          <table:table-cell table:style-name="ce20" office:value-type="string" calcext:value-type="string">
            <text:p>PCM0SYNC/I2S0LRCK/GPIOA1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/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43" office:value-type="string" calcext:value-type="string">
            <text:p>UART1CTS/GPIOG9 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201" calcext:value-type="float">
            <text:p>201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19" calcext:value-type="float">
            <text:p>19</text:p>
          </table:table-cell>
          <table:table-cell table:style-name="ce12" office:value-type="float" office:value="30" calcext:value-type="float">
            <text:p>30</text:p>
          </table:table-cell>
          <table:table-cell table:style-name="ce20" office:value-type="string" calcext:value-type="string">
            <text:p>PCM0CLK/I2S0BCK/GPIOA19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20" office:value-type="string" calcext:value-type="string">
            <text:p>UART0TX/GPIOA4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 table:style-name="ce20" office:value-type="string" calcext:value-type="string">
            <text:p>SPI0MOSI/GPIOC0</text:p>
          </table:table-cell>
          <table:table-cell table:style-name="ce26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20" office:value-type="string" calcext:value-type="string">
            <text:p>PCM0DOUT/I2S0SDOUT/GPIOA20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20" office:value-type="string" calcext:value-type="string">
            <text:p>UART0RX/GPIOA5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3" calcext:value-type="float">
            <text:p>13</text:p>
          </table:table-cell>
          <table:table-cell table:style-name="ce20" office:value-type="string" calcext:value-type="string">
            <text:p>SPI0MISO/GPIOC1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43" office:value-type="string" calcext:value-type="string">
            <text:p>UART2RX/GPIOA1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20" office:value-type="string" calcext:value-type="string">
            <text:p>PCM0DIN/I2S0SDIN/GPIOA21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9" office:value-type="string" calcext:value-type="string">
            <text:p>5V </text:p>
          </table:table-cell>
          <table:table-cell table:style-name="ce4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4" calcext:value-type="float">
            <text:p>14</text:p>
          </table:table-cell>
          <table:table-cell table:style-name="ce20" office:value-type="string" calcext:value-type="string">
            <text:p>SPI0CLK/GPIOC2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43" office:value-type="string" calcext:value-type="string">
            <text:p>SPI0CS/GPIOC3 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7" calcext:value-type="float">
            <text:p>67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9" office:value-type="string" calcext:value-type="string">
            <text:p>GND </text:p>
          </table:table-cell>
          <table:table-cell table:style-name="ce11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style-name="ce21" office:value-type="string" calcext:value-type="string">
            <text:p>GND </text:p>
          </table:table-cell>
          <table:table-cell table:style-name="ce27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44" office:value-type="string" calcext:value-type="string">
            <text:p>SPDIFOUT/GPIOA17 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2" table:style-name="ce49" office:value-type="float" office:value="17" calcext:value-type="float">
            <text:p>17</text:p>
          </table:table-cell>
          <table:table-cell table:style-name="ce49"/>
          <table:table-cell table:style-name="ce49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ce38"/>
          <table:table-cell table:number-columns-repeated="98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float" office:value="19" calcext:value-type="float">
            <text:p>19</text:p>
          </table:table-cell>
          <table:table-cell table:style-name="ce12" office:value-type="float" office:value="30" calcext:value-type="float">
            <text:p>30</text:p>
          </table:table-cell>
          <table:table-cell table:style-name="ce20" office:value-type="string" calcext:value-type="string">
            <text:p>I2C1SDA/GPIOA19 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8" calcext:value-type="float">
            <text:p>28</text:p>
          </table:table-cell>
          <table:table-cell table:style-name="ce43" office:value-type="string" calcext:value-type="string">
            <text:p>I2C1SCL/GPIOA18 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98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20" office:value-type="string" calcext:value-type="string">
            <text:p>GPIOA20 </text:p>
          </table:table-cell>
          <table:table-cell table:style-name="ce26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98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20" office:value-type="string" calcext:value-type="string">
            <text:p>GPIOA21 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32" calcext:value-type="float">
            <text:p>32</text:p>
          </table:table-cell>
          <table:table-cell table:style-name="ce43" office:value-type="string" calcext:value-type="string">
            <text:p>GPIOA7 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55"/>
          <table:table-cell table:style-name="ce38"/>
          <table:table-cell table:number-columns-repeated="985"/>
        </table:table-row>
        <table:table-row table:style-name="ro1">
          <table:table-cell table:style-name="ce4"/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float" office:value="23" calcext:value-type="float">
            <text:p>23</text:p>
          </table:table-cell>
          <table:table-cell table:style-name="ce20" office:value-type="string" calcext:value-type="string">
            <text:p>GPIOA8 </text:p>
          </table:table-cell>
          <table:table-cell table:style-name="ce26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985"/>
        </table:table-row>
        <table:table-row table:style-name="ro1">
          <table:table-cell table:style-name="ce4"/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float" office:value="16" calcext:value-type="float">
            <text:p>16</text:p>
          </table:table-cell>
          <table:table-cell table:style-name="ce12" office:value-type="float" office:value="24" calcext:value-type="float">
            <text:p>24</text:p>
          </table:table-cell>
          <table:table-cell table:style-name="ce20" office:value-type="string" calcext:value-type="string">
            <text:p>UART3CTS/SPI1MISO/GPIOA16 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36" calcext:value-type="float">
            <text:p>36</text:p>
          </table:table-cell>
          <table:table-cell table:style-name="ce43" office:value-type="string" calcext:value-type="string">
            <text:p>UART3TX/SPI1CS/GPIOA13 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55"/>
          <table:table-cell table:style-name="ce38"/>
          <table:table-cell table:number-columns-repeated="98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25" calcext:value-type="float">
            <text:p>25</text:p>
          </table:table-cell>
          <table:table-cell table:style-name="ce20" office:value-type="string" calcext:value-type="string">
            <text:p>GPIOA9 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38" calcext:value-type="float">
            <text:p>38</text:p>
          </table:table-cell>
          <table:table-cell table:style-name="ce43" office:value-type="string" calcext:value-type="string">
            <text:p>UART3RTS/SPI1MOSI/GPIOA15 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55"/>
          <table:table-cell table:style-name="ce38"/>
          <table:table-cell table:number-columns-repeated="985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2" office:value-type="string" calcext:value-type="string">
            <text:p>GND </text:p>
          </table:table-cell>
          <table:table-cell table:style-name="ce28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45" office:value-type="string" calcext:value-type="string">
            <text:p>UART3RX/SPI1CLK/GPIOA14 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2" table:style-name="ce16" office:value-type="float" office:value="14" calcext:value-type="float">
            <text:p>14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57"/>
          <table:table-cell table:style-name="ce38"/>
          <table:table-cell table:number-columns-repeated="985"/>
        </table:table-row>
        <table:table-row table:style-name="ro1">
          <table:table-cell table:style-name="ce93" office:value-type="string" calcext:value-type="string" table:number-columns-spanned="8" table:number-rows-spanned="1">
            <text:p>DBG_UART (#2)</text:p>
          </table:table-cell>
          <table:covered-table-cell table:number-columns-repeated="5" table:style-name="ce15"/>
          <table:covered-table-cell table:style-name="ce23"/>
          <table:covered-table-cell table:style-name="ce29"/>
          <table:table-cell table:style-name="ce38"/>
          <table:table-cell table:number-columns-repeated="99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style-name="ce46" office:value-type="string" calcext:value-type="string" table:number-columns-spanned="4" table:number-rows-spanned="1">
            <text:p>Registres PIO Soc H3 et N° Linux</text:p>
          </table:table-cell>
          <table:covered-table-cell table:number-columns-repeated="3"/>
          <table:table-cell table:style-name="ce10" office:value-type="string" calcext:value-type="string" table:number-columns-spanned="2" table:number-rows-spanned="1">
            <text:p>start</text:p>
          </table:table-cell>
          <table:covered-table-cell table:style-name="ce51"/>
          <table:table-cell/>
          <table:table-cell table:style-name="Default"/>
          <table:table-cell table:number-columns-repeated="985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5V 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Base</text:p>
          </table:table-cell>
          <table:table-cell table:style-name="ce10" office:value-type="string" calcext:value-type="string">
            <text:p>PORT</text:p>
          </table:table-cell>
          <table:table-cell table:style-name="ce10" office:value-type="string" calcext:value-type="string">
            <text:p>size</text:p>
          </table:table-cell>
          <table:table-cell table:style-name="ce18" office:value-type="string" calcext:value-type="string">
            <text:p>@</text:p>
          </table:table-cell>
          <table:table-cell table:style-name="ce10" office:value-type="string" calcext:value-type="string">
            <text:p>H3</text:p>
          </table:table-cell>
          <table:table-cell table:style-name="ce41" office:value-type="string" calcext:value-type="string">
            <text:p>Linux</text:p>
          </table:table-cell>
          <table:table-cell/>
          <table:table-cell table:style-name="Default"/>
          <table:table-cell table:number-columns-repeated="98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17" calcext:value-type="float">
            <text:p>17</text:p>
          </table:table-cell>
          <table:table-cell table:style-name="ce20" office:value-type="string" calcext:value-type="string">
            <text:p>UART0TX/GPIOA4</text:p>
          </table:table-cell>
          <table:table-cell table:style-name="ce31" office:value-type="float" office:value="3" calcext:value-type="float">
            <text:p>3</text:p>
          </table:table-cell>
          <table:table-cell/>
          <table:table-cell table:style-name="ce47" office:value-type="string" calcext:value-type="string" table:number-columns-spanned="1" table:number-rows-spanned="7">
            <text:p>0x01C20800</text:p>
          </table:table-cell>
          <table:table-cell table:style-name="ce48" office:value-type="string" calcext:value-type="string">
            <text:p>A</text:p>
          </table:table-cell>
          <table:table-cell table:style-name="ce50" office:value-type="float" office:value="22" calcext:value-type="float">
            <text:p>2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85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24" office:value-type="string" calcext:value-type="string">
            <text:p>UART0RX/GPIOA5</text:p>
          </table:table-cell>
          <table:table-cell table:style-name="ce32" office:value-type="float" office:value="4" calcext:value-type="float">
            <text:p>4</text:p>
          </table:table-cell>
          <table:table-cell/>
          <table:covered-table-cell table:style-name="ce140"/>
          <table:table-cell table:style-name="ce48" office:value-type="string" calcext:value-type="string">
            <text:p>B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DEC2HEX(HEX2DEC([.M26])+36;2)" office:value-type="string" office:string-value="24" calcext:value-type="string">
            <text:p>24</text:p>
          </table:table-cell>
          <table:table-cell table:style-name="ce19" office:value-type="float" office:value="22" calcext:value-type="float">
            <text:p>22</text:p>
          </table:table-cell>
          <table:table-cell table:style-name="ce19" table:formula="of:=[.O26]+32" office:value-type="float" office:value="32" calcext:value-type="float">
            <text:p>32</text:p>
          </table:table-cell>
          <table:table-cell/>
          <table:table-cell table:style-name="Default"/>
          <table:table-cell table:number-columns-repeated="985"/>
        </table:table-row>
        <table:table-row table:style-name="ro1">
          <table:table-cell table:style-name="ce93" office:value-type="string" calcext:value-type="string" table:number-columns-spanned="8" table:number-rows-spanned="1">
            <text:p>INNER (#3)</text:p>
          </table:table-cell>
          <table:covered-table-cell table:number-columns-repeated="5" table:style-name="ce15"/>
          <table:covered-table-cell table:style-name="ce23"/>
          <table:covered-table-cell table:style-name="ce29"/>
          <table:table-cell/>
          <table:covered-table-cell table:style-name="ce140"/>
          <table:table-cell table:style-name="ce48" office:value-type="string" calcext:value-type="string">
            <text:p>C</text:p>
          </table:table-cell>
          <table:table-cell table:style-name="ce50" office:value-type="float" office:value="17" calcext:value-type="float">
            <text:p>17</text:p>
          </table:table-cell>
          <table:table-cell table:style-name="ce50" table:formula="of:=DEC2HEX(HEX2DEC([.M27])+36;2)" office:value-type="string" office:string-value="48" calcext:value-type="string">
            <text:p>48</text:p>
          </table:table-cell>
          <table:table-cell table:style-name="ce50" table:formula="of:=[.N26]+[.L26]" office:value-type="float" office:value="22" calcext:value-type="float">
            <text:p>22</text:p>
          </table:table-cell>
          <table:table-cell table:style-name="ce50" table:formula="of:=[.O27]+32" office:value-type="float" office:value="64" calcext:value-type="float">
            <text:p>64</text:p>
          </table:table-cell>
          <table:table-cell/>
          <table:table-cell table:style-name="Default"/>
          <table:table-cell table:number-columns-repeated="98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9" calcext:value-type="float">
            <text:p>19</text:p>
          </table:table-cell>
          <table:table-cell table:style-name="ce20" office:value-type="string" calcext:value-type="string">
            <text:p>STAT_LED/GPIOA10</text:p>
          </table:table-cell>
          <table:table-cell table:style-name="ce33" office:value-type="float" office:value="1" calcext:value-type="float">
            <text:p>1</text:p>
          </table:table-cell>
          <table:table-cell/>
          <table:covered-table-cell table:style-name="ce140"/>
          <table:table-cell table:style-name="ce48" office:value-type="string" calcext:value-type="string">
            <text:p>D</text:p>
          </table:table-cell>
          <table:table-cell table:style-name="ce50" office:value-type="float" office:value="18" calcext:value-type="float">
            <text:p>18</text:p>
          </table:table-cell>
          <table:table-cell table:style-name="ce50" table:formula="of:=DEC2HEX(HEX2DEC([.M28])+36;2)" office:value-type="string" office:string-value="6C" calcext:value-type="string">
            <text:p>6C</text:p>
          </table:table-cell>
          <table:table-cell table:style-name="ce50" table:formula="of:=[.N28]+[.L28]" office:value-type="float" office:value="39" calcext:value-type="float">
            <text:p>39</text:p>
          </table:table-cell>
          <table:table-cell table:style-name="ce50" table:formula="of:=[.O28]+32" office:value-type="float" office:value="96" calcext:value-type="float">
            <text:p>96</text:p>
          </table:table-cell>
          <table:table-cell/>
          <table:table-cell table:style-name="Default"/>
          <table:table-cell table:number-columns-repeated="98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362" calcext:value-type="float">
            <text:p>362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32" calcext:value-type="float">
            <text:p>32</text:p>
          </table:table-cell>
          <table:table-cell table:style-name="ce20" office:value-type="string" calcext:value-type="string">
            <text:p>PWR_LED/GPIOL10</text:p>
          </table:table-cell>
          <table:table-cell table:style-name="ce33" office:value-type="float" office:value="2" calcext:value-type="float">
            <text:p>2</text:p>
          </table:table-cell>
          <table:table-cell/>
          <table:covered-table-cell table:style-name="ce140"/>
          <table:table-cell table:style-name="ce48" office:value-type="string" calcext:value-type="string">
            <text:p>E</text:p>
          </table:table-cell>
          <table:table-cell table:style-name="ce50" office:value-type="float" office:value="16" calcext:value-type="float">
            <text:p>16</text:p>
          </table:table-cell>
          <table:table-cell table:style-name="ce50" table:formula="of:=DEC2HEX(HEX2DEC([.M29])+36;2)" office:value-type="string" office:string-value="90" calcext:value-type="string">
            <text:p>90</text:p>
          </table:table-cell>
          <table:table-cell table:style-name="ce50" table:formula="of:=[.N29]+[.L29]" office:value-type="float" office:value="57" calcext:value-type="float">
            <text:p>57</text:p>
          </table:table-cell>
          <table:table-cell table:style-name="ce50" table:formula="of:=[.O29]+32" office:value-type="float" office:value="128" calcext:value-type="float">
            <text:p>128</text:p>
          </table:table-cell>
          <table:table-cell/>
          <table:table-cell table:style-name="Default"/>
          <table:table-cell table:number-columns-repeated="98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float" office:value="355" calcext:value-type="float">
            <text:p>355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33" calcext:value-type="float">
            <text:p>33</text:p>
          </table:table-cell>
          <table:table-cell table:style-name="ce20" office:value-type="string" calcext:value-type="string">
            <text:p>GPIOL3/K1</text:p>
          </table:table-cell>
          <table:table-cell table:style-name="ce33" office:value-type="float" office:value="3" calcext:value-type="float">
            <text:p>3</text:p>
          </table:table-cell>
          <table:table-cell table:style-name="ce39"/>
          <table:covered-table-cell table:style-name="ce140"/>
          <table:table-cell table:style-name="ce48" office:value-type="string" calcext:value-type="string">
            <text:p>F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formula="of:=DEC2HEX(HEX2DEC([.M30])+36;2)" office:value-type="string" office:string-value="B4" calcext:value-type="string">
            <text:p>B4</text:p>
          </table:table-cell>
          <table:table-cell table:style-name="ce50" table:formula="of:=[.N30]+[.L30]" office:value-type="float" office:value="73" calcext:value-type="float">
            <text:p>73</text:p>
          </table:table-cell>
          <table:table-cell table:style-name="ce50" table:formula="of:=[.O30]+32" office:value-type="float" office:value="160" calcext:value-type="float">
            <text:p>160</text:p>
          </table:table-cell>
          <table:table-cell/>
          <table:table-cell table:style-name="Default"/>
          <table:table-cell table:number-columns-repeated="985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float" office:value="363" calcext:value-type="float">
            <text:p>363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20" calcext:value-type="float">
            <text:p>20</text:p>
          </table:table-cell>
          <table:table-cell table:style-name="ce24" office:value-type="string" calcext:value-type="string">
            <text:p>GPIOL11/IR_RX</text:p>
          </table:table-cell>
          <table:table-cell table:style-name="ce34" office:value-type="float" office:value="4" calcext:value-type="float">
            <text:p>4</text:p>
          </table:table-cell>
          <table:table-cell table:style-name="ce39"/>
          <table:covered-table-cell table:style-name="ce140"/>
          <table:table-cell table:style-name="ce48" office:value-type="string" calcext:value-type="string">
            <text:p>G</text:p>
          </table:table-cell>
          <table:table-cell table:style-name="ce50" office:value-type="float" office:value="14" calcext:value-type="float">
            <text:p>14</text:p>
          </table:table-cell>
          <table:table-cell table:style-name="ce50" table:formula="of:=DEC2HEX(HEX2DEC([.M31])+36;2)" office:value-type="string" office:string-value="D8" calcext:value-type="string">
            <text:p>D8</text:p>
          </table:table-cell>
          <table:table-cell table:style-name="ce50" table:formula="of:=[.N31]+[.L31]" office:value-type="float" office:value="80" calcext:value-type="float">
            <text:p>80</text:p>
          </table:table-cell>
          <table:table-cell table:style-name="ce50" table:formula="of:=[.O31]+32" office:value-type="float" office:value="192" calcext:value-type="float">
            <text:p>192</text:p>
          </table:table-cell>
          <table:table-cell/>
          <table:table-cell table:style-name="Default"/>
          <table:table-cell table:number-columns-repeated="985"/>
        </table:table-row>
        <table:table-row table:style-name="ro1">
          <table:table-cell table:style-name="ce93" office:value-type="string" calcext:value-type="string" table:number-columns-spanned="8" table:number-rows-spanned="1">
            <text:p>CON2 (#4)</text:p>
          </table:table-cell>
          <table:covered-table-cell table:number-columns-repeated="5" table:style-name="ce15"/>
          <table:covered-table-cell table:style-name="ce23"/>
          <table:covered-table-cell table:style-name="ce29"/>
          <table:table-cell table:style-name="ce38"/>
          <table:table-cell table:style-name="ce48" office:value-type="string" calcext:value-type="string">
            <text:p><text:s/>0x01F02C00</text:p>
          </table:table-cell>
          <table:table-cell table:style-name="ce48" office:value-type="string" calcext:value-type="string">
            <text:p>L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[.N32]+[.L32]" office:value-type="float" office:value="94" calcext:value-type="float">
            <text:p>94</text:p>
          </table:table-cell>
          <table:table-cell table:style-name="ce50" office:value-type="float" office:value="352" calcext:value-type="float">
            <text:p>352</text:p>
          </table:table-cell>
          <table:table-cell/>
          <table:table-cell table:style-name="Default"/>
          <table:table-cell table:number-columns-repeated="985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5V </text:p>
          </table:table-cell>
          <table:table-cell table:style-name="ce30" office:value-type="float" office:value="1" calcext:value-type="float">
            <text:p>1</text:p>
          </table:table-cell>
          <table:table-cell table:style-name="ce38"/>
          <table:table-cell table:number-columns-repeated="7"/>
          <table:table-cell table:style-name="Default"/>
          <table:table-cell table:number-columns-repeated="985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USB-DP1</text:p>
          </table:table-cell>
          <table:table-cell table:style-name="ce30" office:value-type="float" office:value="2" calcext:value-type="float">
            <text:p>2</text:p>
          </table:table-cell>
          <table:table-cell table:style-name="ce38"/>
          <table:table-cell table:number-columns-repeated="993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USB-DM1</text:p>
          </table:table-cell>
          <table:table-cell table:style-name="ce30" office:value-type="float" office:value="3" calcext:value-type="float">
            <text:p>3</text:p>
          </table:table-cell>
          <table:table-cell table:style-name="Default"/>
          <table:table-cell table:number-columns-repeated="993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USB-DP2</text:p>
          </table:table-cell>
          <table:table-cell table:style-name="ce30" office:value-type="float" office:value="4" calcext:value-type="float">
            <text:p>4</text:p>
          </table:table-cell>
          <table:table-cell table:style-name="Default"/>
          <table:table-cell table:number-columns-repeated="993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USB-DM2</text:p>
          </table:table-cell>
          <table:table-cell table:style-name="ce30" office:value-type="float" office:value="5" calcext:value-type="float">
            <text:p>5</text:p>
          </table:table-cell>
          <table:table-cell table:style-name="Default"/>
          <table:table-cell table:number-columns-repeated="993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style-name="ce12" office:value-type="float" office:value="363" calcext:value-type="float">
            <text:p>363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20" calcext:value-type="float">
            <text:p>20</text:p>
          </table:table-cell>
          <table:table-cell table:style-name="ce20" office:value-type="string" calcext:value-type="string">
            <text:p>GPIOL11/IR_RX</text:p>
          </table:table-cell>
          <table:table-cell table:style-name="ce31" office:value-type="float" office:value="6" calcext:value-type="float">
            <text:p>6</text:p>
          </table:table-cell>
          <table:table-cell table:style-name="Default"/>
          <table:table-cell table:number-columns-repeated="993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20" office:value-type="string" calcext:value-type="string">
            <text:p>SPDIFOUT/GPIOA17</text:p>
          </table:table-cell>
          <table:table-cell table:style-name="ce31" office:value-type="float" office:value="7" calcext:value-type="float">
            <text:p>7</text:p>
          </table:table-cell>
          <table:table-cell table:style-name="Default"/>
          <table:table-cell table:number-columns-repeated="993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12" office:value-type="float" office:value="31" calcext:value-type="float">
            <text:p>31</text:p>
          </table:table-cell>
          <table:table-cell table:style-name="ce20" office:value-type="string" calcext:value-type="string">
            <text:p>PCM0SYNC/I2S0LRCK/GPIOA18</text:p>
          </table:table-cell>
          <table:table-cell table:style-name="ce31" office:value-type="float" office:value="8" calcext:value-type="float">
            <text:p>8</text:p>
          </table:table-cell>
          <table:table-cell table:style-name="Default"/>
          <table:table-cell table:number-columns-repeated="993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number-columns-repeated="2" table:style-name="ce12" office:value-type="float" office:value="19" calcext:value-type="float">
            <text:p>19</text:p>
          </table:table-cell>
          <table:table-cell table:style-name="ce12" office:value-type="float" office:value="30" calcext:value-type="float">
            <text:p>30</text:p>
          </table:table-cell>
          <table:table-cell table:style-name="ce20" office:value-type="string" calcext:value-type="string">
            <text:p>PCM0CLK/I2S0BCK/GPIOA19</text:p>
          </table:table-cell>
          <table:table-cell table:style-name="ce31" office:value-type="float" office:value="9" calcext:value-type="float">
            <text:p>9</text:p>
          </table:table-cell>
          <table:table-cell table:style-name="Default"/>
          <table:table-cell table:number-columns-repeated="9"/>
          <table:table-cell table:formula="of:=[.N30]+12" office:value-type="float" office:value="69" calcext:value-type="float">
            <text:p>69</text:p>
          </table:table-cell>
          <table:table-cell table:formula="of:=[.O30]+12" office:value-type="float" office:value="140" calcext:value-type="float">
            <text:p>140</text:p>
          </table:table-cell>
          <table:table-cell table:number-columns-repeated="982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20" office:value-type="string" calcext:value-type="string">
            <text:p>PCM0DOUT/I2S0SDOUT/GPIOA20</text:p>
          </table:table-cell>
          <table:table-cell table:style-name="ce31" office:value-type="float" office:value="10" calcext:value-type="float">
            <text:p>10</text:p>
          </table:table-cell>
          <table:table-cell table:style-name="Default"/>
          <table:table-cell table:number-columns-repeated="993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number-columns-repeated="2"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20" office:value-type="string" calcext:value-type="string">
            <text:p>PCM0DIN/I2S0SDIN/GPIOA21</text:p>
          </table:table-cell>
          <table:table-cell table:style-name="ce31" office:value-type="float" office:value="11" calcext:value-type="float">
            <text:p>11</text:p>
          </table:table-cell>
          <table:table-cell table:style-name="Default"/>
          <table:table-cell table:number-columns-repeated="993"/>
        </table:table-row>
        <table:table-row table:style-name="ro1">
          <table:table-cell table:style-name="ce6"/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2" office:value-type="string" calcext:value-type="string">
            <text:p>GND </text:p>
          </table:table-cell>
          <table:table-cell table:style-name="ce35" office:value-type="float" office:value="12" calcext:value-type="float">
            <text:p>12</text:p>
          </table:table-cell>
          <table:table-cell table:style-name="Default"/>
          <table:table-cell table:number-columns-repeated="6"/>
          <table:table-cell table:style-name="ce58"/>
          <table:table-cell table:number-columns-repeated="986"/>
        </table:table-row>
        <table:table-row table:style-name="ro1">
          <table:table-cell table:number-columns-repeated="7"/>
          <table:table-cell table:style-name="Default"/>
          <table:table-cell table:number-columns-repeated="9"/>
          <table:table-cell table:style-name="ce58" table:number-columns-repeated="985"/>
        </table:table-row>
        <table:table-row table:style-name="ro1" table:number-rows-repeated="1048529">
          <table:table-cell table:number-columns-repeated="1002"/>
        </table:table-row>
        <table:table-row table:style-name="ro1">
          <table:table-cell table:number-columns-repeated="1002"/>
        </table:table-row>
      </table:table>
      <table:table table:name="nanopi - work C++" table:style-name="ta1" table:print-ranges="'nanopi - work C++'.A71:'nanopi - work C++'.W117">
        <office:forms form:automatic-focus="false" form:apply-design-mode="false"/>
        <table:table-column table:style-name="co13" table:default-cell-style-name="ce58"/>
        <table:table-column table:style-name="co3" table:default-cell-style-name="ce70"/>
        <table:table-column table:style-name="co14" table:number-columns-repeated="5" table:default-cell-style-name="ce100"/>
        <table:table-column table:style-name="co14" table:default-cell-style-name="Default"/>
        <table:table-column table:style-name="co15" table:default-cell-style-name="ce100"/>
        <table:table-column table:style-name="co16" table:number-columns-repeated="2" table:default-cell-style-name="ce100"/>
        <table:table-column table:style-name="co16" table:default-cell-style-name="ce70"/>
        <table:table-column table:style-name="co17" table:default-cell-style-name="Default"/>
        <table:table-column table:style-name="co2" table:number-columns-repeated="3" table:default-cell-style-name="ce79"/>
        <table:table-column table:style-name="co2" table:number-columns-repeated="2" table:default-cell-style-name="Default"/>
        <table:table-column table:style-name="co18" table:number-columns-repeated="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995" table:default-cell-style-name="Default"/>
        <table:table-row table:style-name="ro1">
          <table:table-cell table:style-name="ce63" office:value-type="string" calcext:value-type="string">
            <text:p>#</text:p>
          </table:table-cell>
          <table:table-cell table:style-name="ce10" office:value-type="string" calcext:value-type="string">
            <text:p>Schéma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Core2</text:p>
          </table:table-cell>
          <table:table-cell table:style-name="ce10" office:value-type="string" calcext:value-type="string">
            <text:p>Neo</text:p>
          </table:table-cell>
          <table:table-cell table:style-name="ce10" office:value-type="string" calcext:value-type="string">
            <text:p>M1</text:p>
          </table:table-cell>
          <table:table-cell table:style-name="ce10" office:value-type="string" calcext:value-type="string">
            <text:p>M1+</text:p>
          </table:table-cell>
          <table:table-cell table:style-name="ce10" office:value-type="string" calcext:value-type="string">
            <text:p>Phys.</text:p>
          </table:table-cell>
          <table:table-cell table:style-name="ce63" office:value-type="string" calcext:value-type="string">
            <text:p>Conn.</text:p>
          </table:table-cell>
          <table:table-cell table:style-name="ce63" office:value-type="string" calcext:value-type="string">
            <text:p>Port</text:p>
          </table:table-cell>
          <table:table-cell table:style-name="ce63" office:value-type="string" calcext:value-type="string">
            <text:p>#</text:p>
          </table:table-cell>
          <table:table-cell table:style-name="ce75" office:value-type="string" calcext:value-type="string">
            <text:p>Nom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ow</text:p>
          </table:table-cell>
          <table:table-cell table:style-name="ce10" office:value-type="string" calcext:value-type="string">
            <text:p>column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Code C++</text:p>
          </table:table-cell>
          <table:table-cell table:style-name="ce71" table:number-columns-repeated="994"/>
          <table:table-cell/>
        </table:table-row>
        <table:table-row table:style-name="ro1">
          <table:table-cell table:style-name="ce43"/>
          <table:table-cell table:style-name="ce66" office:value-type="string" calcext:value-type="string">
            <text:p>SYS_3.3V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51" table:formula="of:=([.$Q2]-1)*2+[.$R2]" office:value-type="float" office:value="1" calcext:value-type="float">
            <text:p>1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3.3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82" table:formula="of:=IF([.$M2]=&quot;TypeGpio&quot;;CONCATENATE(&quot;GPIO&quot;;[.$L2]);[.$L2])" office:value-type="string" office:string-value="3.3V" calcext:value-type="string">
            <text:p>3.3V</text:p>
          </table:table-cell>
          <table:table-cell table:style-name="ce82" table:formula="of:=IF([.$M2]=&quot;TypeGpio&quot;;CONCATENATE(&quot;GPIO&quot;;[.$L2]);&quot;&quot;)">
            <text:p/>
          </table:table-cell>
          <table:table-cell table:style-name="ce51" table:number-columns-repeated="3"/>
          <table:table-cell table:style-name="ce51" table:formula="of:=CONCATENATE(&quot;{ModeInput,&quot;&quot;&quot;;[.$S2];&quot;&quot;&quot;}&quot;)" office:value-type="string" office:string-value="{ModeInput,&quot;3.3V&quot;}" calcext:value-type="string">
            <text:p>{ModeInput,"3.3V"}</text:p>
          </table:table-cell>
          <table:table-cell table:style-name="ce51" table:formula="of:=IF([.$T2]&lt;&gt;&quot;&quot;;CONCATENATE(&quot;,{ModeOutput,&quot;&quot;&quot;;[.$T2];&quot;&quot;&quot;}&quot;);&quot;&quot;)">
            <text:p/>
          </table:table-cell>
          <table:table-cell table:style-name="ce51" table:formula="of:=IF([.$U2]&lt;&gt;&quot;&quot;;CONCATENATE(&quot;,{ModeAlt2,&quot;&quot;&quot;;[.$U2];&quot;&quot;&quot;}&quot;);&quot;&quot;)">
            <text:p/>
          </table:table-cell>
          <table:table-cell table:style-name="ce51" table:formula="of:=IF([.$V2]&lt;&gt;&quot;&quot;;CONCATENATE(&quot;,{ModeAlt3,&quot;&quot;&quot;;[.$V2];&quot;&quot;&quot;}&quot;);&quot;&quot;)">
            <text:p/>
          </table:table-cell>
          <table:table-cell table:style-name="ce51" table:formula="of:=IF([.$W2]&lt;&gt;&quot;&quot;;CONCATENATE(&quot;,{ModeAlt6,&quot;&quot;&quot;;[.$W2];&quot;&quot;&quot;}&quot;);&quot;&quot;)">
            <text:p/>
          </table:table-cell>
          <table:table-cell table:style-name="ce51" table:formula="of:=CONCATENATE(&quot;{&quot;;[.$M2];&quot;,{&quot;;[.$N2];&quot;,&quot;;[.$O2];&quot;,&quot;;[.$P2];&quot;,&quot;;[.$Q2];&quot;,&quot;;[.$R2];&quot;},{&quot;;[.$X2];[.$Y2];[.$Z2];[.$AA2];[.$AB2];&quot;}},&quot;)" office:value-type="string" office:string-value="{TypePower,{-1,-1,-1,1,1},{{ModeInput,&quot;3.3V&quot;}}}," calcext:value-type="string">
            <text:p>{TypePower,{-1,-1,-1,1,1},{{ModeInput,"3.3V"}}},</text:p>
          </table:table-cell>
          <table:table-cell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I2C0_SDA/GPIOA12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51" table:formula="of:=([.$Q3]-1)*2+[.$R3]" office:value-type="float" office:value="3" calcext:value-type="float">
            <text:p>3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" calcext:value-type="float">
            <text:p>2</text:p>
          </table:table-cell>
          <table:table-cell table:style-name="ce66" table:formula="of:=CONCATENATE([.J3];[.K3])" office:value-type="string" office:string-value="A2" calcext:value-type="string">
            <text:p>A2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2" table:style-name="ce20" office:value-type="float" office:value="12" calcext:value-type="float">
            <text:p>12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82" table:formula="of:=IF([.$M3]=&quot;TypeGpio&quot;;CONCATENATE(&quot;GPIO&quot;;[.$L3]);[.$L3])" office:value-type="string" office:string-value="GPIOA2" calcext:value-type="string">
            <text:p>GPIOA2</text:p>
          </table:table-cell>
          <table:table-cell table:style-name="ce82" table:formula="of:=IF([.$M3]=&quot;TypeGpio&quot;;CONCATENATE(&quot;GPIO&quot;;[.$L3]);&quot;&quot;)" office:value-type="string" office:string-value="GPIOA2" calcext:value-type="string">
            <text:p>GPIOA2</text:p>
          </table:table-cell>
          <table:table-cell table:style-name="ce51" office:value-type="string" calcext:value-type="string">
            <text:p>TWI0SDA</text:p>
          </table:table-cell>
          <table:table-cell table:style-name="ce51" office:value-type="string" calcext:value-type="string">
            <text:p>DIRX</text:p>
          </table:table-cell>
          <table:table-cell table:style-name="ce51" office:value-type="string" calcext:value-type="string">
            <text:p>PAEINT12</text:p>
          </table:table-cell>
          <table:table-cell table:style-name="ce51" table:formula="of:=CONCATENATE(&quot;{ModeInput,&quot;&quot;&quot;;[.$S3];&quot;&quot;&quot;}&quot;)" office:value-type="string" office:string-value="{ModeInput,&quot;GPIOA2&quot;}" calcext:value-type="string">
            <text:p>{ModeInput,"GPIOA2"}</text:p>
          </table:table-cell>
          <table:table-cell table:style-name="ce51" table:formula="of:=IF([.$T3]&lt;&gt;&quot;&quot;;CONCATENATE(&quot;,{ModeOutput,&quot;&quot;&quot;;[.$T3];&quot;&quot;&quot;}&quot;);&quot;&quot;)" office:value-type="string" office:string-value=",{ModeOutput,&quot;GPIOA2&quot;}" calcext:value-type="string">
            <text:p>,{ModeOutput,"GPIOA2"}</text:p>
          </table:table-cell>
          <table:table-cell table:style-name="ce51" table:formula="of:=IF([.$U3]&lt;&gt;&quot;&quot;;CONCATENATE(&quot;,{ModeAlt2,&quot;&quot;&quot;;[.$U3];&quot;&quot;&quot;}&quot;);&quot;&quot;)" office:value-type="string" office:string-value=",{ModeAlt2,&quot;TWI0SDA&quot;}" calcext:value-type="string">
            <text:p>,{ModeAlt2,"TWI0SDA"}</text:p>
          </table:table-cell>
          <table:table-cell table:style-name="ce51" table:formula="of:=IF([.$V3]&lt;&gt;&quot;&quot;;CONCATENATE(&quot;,{ModeAlt3,&quot;&quot;&quot;;[.$V3];&quot;&quot;&quot;}&quot;);&quot;&quot;)" office:value-type="string" office:string-value=",{ModeAlt3,&quot;DIRX&quot;}" calcext:value-type="string">
            <text:p>,{ModeAlt3,"DIRX"}</text:p>
          </table:table-cell>
          <table:table-cell table:style-name="ce51" table:formula="of:=IF([.$W3]&lt;&gt;&quot;&quot;;CONCATENATE(&quot;,{ModeAlt6,&quot;&quot;&quot;;[.$W3];&quot;&quot;&quot;}&quot;);&quot;&quot;)" office:value-type="string" office:string-value=",{ModeAlt6,&quot;PAEINT12&quot;}" calcext:value-type="string">
            <text:p>,{ModeAlt6,"PAEINT12"}</text:p>
          </table:table-cell>
          <table:table-cell table:style-name="ce51" table:formula="of:=CONCATENATE(&quot;{&quot;;[.$M3];&quot;,{&quot;;[.$N3];&quot;,&quot;;[.$O3];&quot;,&quot;;[.$P3];&quot;,&quot;;[.$Q3];&quot;,&quot;;[.$R3];&quot;},{&quot;;[.$X3];[.$Y3];[.$Z3];[.$AA3];[.$AB3];&quot;}},&quot;)" office:value-type="string" office:string-value="{TypeGpio,{8,12,12,2,1},{{ModeInput,&quot;GPIOA2&quot;},{ModeOutput,&quot;GPIOA2&quot;},{ModeAlt2,&quot;TWI0SDA&quot;},{ModeAlt3,&quot;DIRX&quot;},{ModeAlt6,&quot;PAEINT12&quot;}}}," calcext:value-type="string">
            <text:p>{TypeGpio,{8,12,12,2,1},{{ModeInput,"GPIOA2"},{ModeOutput,"GPIOA2"},{ModeAlt2,"TWI0SDA"},{ModeAlt3,"DIRX"},{ModeAlt6,"PAEINT12"}}},</text:p>
          </table:table-cell>
          <table:table-cell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I2C0_SCL/GPIOA11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51" table:formula="of:=([.$Q4]-1)*2+[.$R4]" office:value-type="float" office:value="5" calcext:value-type="float">
            <text:p>5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1" calcext:value-type="float">
            <text:p>11</text:p>
          </table:table-cell>
          <table:table-cell table:style-name="ce66" table:formula="of:=CONCATENATE([.J4];[.K4])" office:value-type="string" office:string-value="A11" calcext:value-type="string">
            <text:p>A1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2" table:style-name="ce20" office:value-type="float" office:value="11" calcext:value-type="float">
            <text:p>1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82" table:formula="of:=IF([.$M4]=&quot;TypeGpio&quot;;CONCATENATE(&quot;GPIO&quot;;[.$L4]);[.$L4])" office:value-type="string" office:string-value="GPIOA11" calcext:value-type="string">
            <text:p>GPIOA11</text:p>
          </table:table-cell>
          <table:table-cell table:style-name="ce82" table:formula="of:=IF([.$M4]=&quot;TypeGpio&quot;;CONCATENATE(&quot;GPIO&quot;;[.$L4]);&quot;&quot;)" office:value-type="string" office:string-value="GPIOA11" calcext:value-type="string">
            <text:p>GPIOA11</text:p>
          </table:table-cell>
          <table:table-cell table:style-name="ce51" office:value-type="string" calcext:value-type="string">
            <text:p>TWI0SCK</text:p>
          </table:table-cell>
          <table:table-cell table:style-name="ce51" office:value-type="string" calcext:value-type="string">
            <text:p>DITX</text:p>
          </table:table-cell>
          <table:table-cell table:style-name="ce51" office:value-type="string" calcext:value-type="string">
            <text:p>PAEINT11</text:p>
          </table:table-cell>
          <table:table-cell table:style-name="ce51" table:formula="of:=CONCATENATE(&quot;{ModeInput,&quot;&quot;&quot;;[.$S4];&quot;&quot;&quot;}&quot;)" office:value-type="string" office:string-value="{ModeInput,&quot;GPIOA11&quot;}" calcext:value-type="string">
            <text:p>{ModeInput,"GPIOA11"}</text:p>
          </table:table-cell>
          <table:table-cell table:style-name="ce51" table:formula="of:=IF([.$T4]&lt;&gt;&quot;&quot;;CONCATENATE(&quot;,{ModeOutput,&quot;&quot;&quot;;[.$T4];&quot;&quot;&quot;}&quot;);&quot;&quot;)" office:value-type="string" office:string-value=",{ModeOutput,&quot;GPIOA11&quot;}" calcext:value-type="string">
            <text:p>,{ModeOutput,"GPIOA11"}</text:p>
          </table:table-cell>
          <table:table-cell table:style-name="ce51" table:formula="of:=IF([.$U4]&lt;&gt;&quot;&quot;;CONCATENATE(&quot;,{ModeAlt2,&quot;&quot;&quot;;[.$U4];&quot;&quot;&quot;}&quot;);&quot;&quot;)" office:value-type="string" office:string-value=",{ModeAlt2,&quot;TWI0SCK&quot;}" calcext:value-type="string">
            <text:p>,{ModeAlt2,"TWI0SCK"}</text:p>
          </table:table-cell>
          <table:table-cell table:style-name="ce51" table:formula="of:=IF([.$V4]&lt;&gt;&quot;&quot;;CONCATENATE(&quot;,{ModeAlt3,&quot;&quot;&quot;;[.$V4];&quot;&quot;&quot;}&quot;);&quot;&quot;)" office:value-type="string" office:string-value=",{ModeAlt3,&quot;DITX&quot;}" calcext:value-type="string">
            <text:p>,{ModeAlt3,"DITX"}</text:p>
          </table:table-cell>
          <table:table-cell table:style-name="ce51" table:formula="of:=IF([.$W4]&lt;&gt;&quot;&quot;;CONCATENATE(&quot;,{ModeAlt6,&quot;&quot;&quot;;[.$W4];&quot;&quot;&quot;}&quot;);&quot;&quot;)" office:value-type="string" office:string-value=",{ModeAlt6,&quot;PAEINT11&quot;}" calcext:value-type="string">
            <text:p>,{ModeAlt6,"PAEINT11"}</text:p>
          </table:table-cell>
          <table:table-cell table:style-name="ce51" table:formula="of:=CONCATENATE(&quot;{&quot;;[.$M4];&quot;,{&quot;;[.$N4];&quot;,&quot;;[.$O4];&quot;,&quot;;[.$P4];&quot;,&quot;;[.$Q4];&quot;,&quot;;[.$R4];&quot;},{&quot;;[.$X4];[.$Y4];[.$Z4];[.$AA4];[.$AB4];&quot;}},&quot;)" office:value-type="string" office:string-value="{TypeGpio,{9,11,11,3,1},{{ModeInput,&quot;GPIOA11&quot;},{ModeOutput,&quot;GPIOA11&quot;},{ModeAlt2,&quot;TWI0SCK&quot;},{ModeAlt3,&quot;DITX&quot;},{ModeAlt6,&quot;PAEINT11&quot;}}}," calcext:value-type="string">
            <text:p>{TypeGpio,{9,11,11,3,1},{{ModeInput,"GPIOA11"},{ModeOutput,"GPIOA11"},{ModeAlt2,"TWI0SCK"},{ModeAlt3,"DITX"},{ModeAlt6,"PAEINT11"}}},</text:p>
          </table:table-cell>
          <table:table-cell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PIOG11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51" table:formula="of:=([.$Q5]-1)*2+[.$R5]" office:value-type="float" office:value="7" calcext:value-type="float">
            <text:p>7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11" calcext:value-type="float">
            <text:p>11</text:p>
          </table:table-cell>
          <table:table-cell table:style-name="ce66" table:formula="of:=CONCATENATE([.J5];[.K5])" office:value-type="string" office:string-value="G11" calcext:value-type="string">
            <text:p>G1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1" calcext:value-type="float">
            <text:p>91</text:p>
          </table:table-cell>
          <table:table-cell table:style-name="ce20" office:value-type="float" office:value="203" calcext:value-type="float">
            <text:p>20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" calcext:value-type="float">
            <text:p>1</text:p>
          </table:table-cell>
          <table:table-cell table:style-name="ce82" table:formula="of:=IF([.$M5]=&quot;TypeGpio&quot;;CONCATENATE(&quot;GPIO&quot;;[.$L5]);[.$L5])" office:value-type="string" office:string-value="GPIOG11" calcext:value-type="string">
            <text:p>GPIOG11</text:p>
          </table:table-cell>
          <table:table-cell table:style-name="ce82" table:formula="of:=IF([.$M5]=&quot;TypeGpio&quot;;CONCATENATE(&quot;GPIO&quot;;[.$L5]);&quot;&quot;)" office:value-type="string" office:string-value="GPIOG11" calcext:value-type="string">
            <text:p>GPIOG11</text:p>
          </table:table-cell>
          <table:table-cell table:style-name="ce51" office:value-type="string" calcext:value-type="string">
            <text:p>PCM1CLK</text:p>
          </table:table-cell>
          <table:table-cell table:style-name="ce51"/>
          <table:table-cell table:style-name="ce51" office:value-type="string" calcext:value-type="string">
            <text:p>PGEINT11</text:p>
          </table:table-cell>
          <table:table-cell table:style-name="ce51" table:formula="of:=CONCATENATE(&quot;{ModeInput,&quot;&quot;&quot;;[.$S5];&quot;&quot;&quot;}&quot;)" office:value-type="string" office:string-value="{ModeInput,&quot;GPIOG11&quot;}" calcext:value-type="string">
            <text:p>{ModeInput,"GPIOG11"}</text:p>
          </table:table-cell>
          <table:table-cell table:style-name="ce51" table:formula="of:=IF([.$T5]&lt;&gt;&quot;&quot;;CONCATENATE(&quot;,{ModeOutput,&quot;&quot;&quot;;[.$T5];&quot;&quot;&quot;}&quot;);&quot;&quot;)" office:value-type="string" office:string-value=",{ModeOutput,&quot;GPIOG11&quot;}" calcext:value-type="string">
            <text:p>,{ModeOutput,"GPIOG11"}</text:p>
          </table:table-cell>
          <table:table-cell table:style-name="ce51" table:formula="of:=IF([.$U5]&lt;&gt;&quot;&quot;;CONCATENATE(&quot;,{ModeAlt2,&quot;&quot;&quot;;[.$U5];&quot;&quot;&quot;}&quot;);&quot;&quot;)" office:value-type="string" office:string-value=",{ModeAlt2,&quot;PCM1CLK&quot;}" calcext:value-type="string">
            <text:p>,{ModeAlt2,"PCM1CLK"}</text:p>
          </table:table-cell>
          <table:table-cell table:style-name="ce51" table:formula="of:=IF([.$V5]&lt;&gt;&quot;&quot;;CONCATENATE(&quot;,{ModeAlt3,&quot;&quot;&quot;;[.$V5];&quot;&quot;&quot;}&quot;);&quot;&quot;)">
            <text:p/>
          </table:table-cell>
          <table:table-cell table:style-name="ce51" table:formula="of:=IF([.$W5]&lt;&gt;&quot;&quot;;CONCATENATE(&quot;,{ModeAlt6,&quot;&quot;&quot;;[.$W5];&quot;&quot;&quot;}&quot;);&quot;&quot;)" office:value-type="string" office:string-value=",{ModeAlt6,&quot;PGEINT11&quot;}" calcext:value-type="string">
            <text:p>,{ModeAlt6,"PGEINT11"}</text:p>
          </table:table-cell>
          <table:table-cell table:style-name="ce51" table:formula="of:=CONCATENATE(&quot;{&quot;;[.$M5];&quot;,{&quot;;[.$N5];&quot;,&quot;;[.$O5];&quot;,&quot;;[.$P5];&quot;,&quot;;[.$Q5];&quot;,&quot;;[.$R5];&quot;},{&quot;;[.$X5];[.$Y5];[.$Z5];[.$AA5];[.$AB5];&quot;}},&quot;)" office:value-type="string" office:string-value="{TypeGpio,{7,91,203,4,1},{{ModeInput,&quot;GPIOG11&quot;},{ModeOutput,&quot;GPIOG11&quot;},{ModeAlt2,&quot;PCM1CLK&quot;},{ModeAlt6,&quot;PGEINT11&quot;}}}," calcext:value-type="string">
            <text:p>{TypeGpio,{7,91,203,4,1},{{ModeInput,"GPIOG11"},{ModeOutput,"GPIOG11"},{ModeAlt2,"PCM1CLK"},{ModeAlt6,"PGEINT11"}}},</text:p>
          </table:table-cell>
          <table:table-cell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ND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51" table:formula="of:=([.$Q6]-1)*2+[.$R6]" office:value-type="float" office:value="9" calcext:value-type="float">
            <text:p>9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" calcext:value-type="float">
            <text:p>1</text:p>
          </table:table-cell>
          <table:table-cell table:style-name="ce82" table:formula="of:=IF([.$M6]=&quot;TypeGpio&quot;;CONCATENATE(&quot;GPIO&quot;;[.$L6]);[.$L6])" office:value-type="string" office:string-value="GND" calcext:value-type="string">
            <text:p>GND</text:p>
          </table:table-cell>
          <table:table-cell table:style-name="ce82" table:formula="of:=IF([.$M6]=&quot;TypeGpio&quot;;CONCATENATE(&quot;GPIO&quot;;[.$L6]);&quot;&quot;)">
            <text:p/>
          </table:table-cell>
          <table:table-cell table:style-name="ce51" table:number-columns-repeated="3"/>
          <table:table-cell table:style-name="ce51" table:formula="of:=CONCATENATE(&quot;{ModeInput,&quot;&quot;&quot;;[.$S6];&quot;&quot;&quot;}&quot;)" office:value-type="string" office:string-value="{ModeInput,&quot;GND&quot;}" calcext:value-type="string">
            <text:p>{ModeInput,"GND"}</text:p>
          </table:table-cell>
          <table:table-cell table:style-name="ce51" table:formula="of:=IF([.$T6]&lt;&gt;&quot;&quot;;CONCATENATE(&quot;,{ModeOutput,&quot;&quot;&quot;;[.$T6];&quot;&quot;&quot;}&quot;);&quot;&quot;)">
            <text:p/>
          </table:table-cell>
          <table:table-cell table:style-name="ce51" table:formula="of:=IF([.$U6]&lt;&gt;&quot;&quot;;CONCATENATE(&quot;,{ModeAlt2,&quot;&quot;&quot;;[.$U6];&quot;&quot;&quot;}&quot;);&quot;&quot;)">
            <text:p/>
          </table:table-cell>
          <table:table-cell table:style-name="ce51" table:formula="of:=IF([.$V6]&lt;&gt;&quot;&quot;;CONCATENATE(&quot;,{ModeAlt3,&quot;&quot;&quot;;[.$V6];&quot;&quot;&quot;}&quot;);&quot;&quot;)">
            <text:p/>
          </table:table-cell>
          <table:table-cell table:style-name="ce51" table:formula="of:=IF([.$W6]&lt;&gt;&quot;&quot;;CONCATENATE(&quot;,{ModeAlt6,&quot;&quot;&quot;;[.$W6];&quot;&quot;&quot;}&quot;);&quot;&quot;)">
            <text:p/>
          </table:table-cell>
          <table:table-cell table:style-name="ce51" table:formula="of:=CONCATENATE(&quot;{&quot;;[.$M6];&quot;,{&quot;;[.$N6];&quot;,&quot;;[.$O6];&quot;,&quot;;[.$P6];&quot;,&quot;;[.$Q6];&quot;,&quot;;[.$R6];&quot;},{&quot;;[.$X6];[.$Y6];[.$Z6];[.$AA6];[.$AB6];&quot;}},&quot;)" office:value-type="string" office:string-value="{TypePower,{-1,-1,-1,5,1},{{ModeInput,&quot;GND&quot;}}}," calcext:value-type="string">
            <text:p>{TypePower,{-1,-1,-1,5,1},{{ModeInput,"GND"}}},</text:p>
          </table:table-cell>
          <table:table-cell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2_TX/GPIOA0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7]-1)*2+[.$R7]" office:value-type="float" office:value="11" calcext:value-type="float">
            <text:p>11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0" calcext:value-type="float">
            <text:p>0</text:p>
          </table:table-cell>
          <table:table-cell table:style-name="ce66" table:formula="of:=CONCATENATE([.J7];[.K7])" office:value-type="string" office:string-value="A0" calcext:value-type="string">
            <text:p>A0</text:p>
          </table:table-cell>
          <table:table-cell table:style-name="ce43" office:value-type="string" calcext:value-type="string">
            <text:p>TypeGpio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7]=&quot;TypeGpio&quot;;CONCATENATE(&quot;GPIO&quot;;[.$L7]);[.$L7])" office:value-type="string" office:string-value="GPIOA0" calcext:value-type="string">
            <text:p>GPIOA0</text:p>
          </table:table-cell>
          <table:table-cell table:style-name="ce83" table:formula="of:=IF([.$M7]=&quot;TypeGpio&quot;;CONCATENATE(&quot;GPIO&quot;;[.$L7]);&quot;&quot;)" office:value-type="string" office:string-value="GPIOA0" calcext:value-type="string">
            <text:p>GPIOA0</text:p>
          </table:table-cell>
          <table:table-cell table:style-name="ce43" office:value-type="string" calcext:value-type="string">
            <text:p>UART2TX</text:p>
          </table:table-cell>
          <table:table-cell table:style-name="ce43" office:value-type="string" calcext:value-type="string">
            <text:p>JTAGMS</text:p>
          </table:table-cell>
          <table:table-cell table:style-name="ce43" office:value-type="string" calcext:value-type="string">
            <text:p>PAEINT0</text:p>
          </table:table-cell>
          <table:table-cell table:style-name="ce51" table:formula="of:=CONCATENATE(&quot;{ModeInput,&quot;&quot;&quot;;[.$S7];&quot;&quot;&quot;}&quot;)" office:value-type="string" office:string-value="{ModeInput,&quot;GPIOA0&quot;}" calcext:value-type="string">
            <text:p>{ModeInput,"GPIOA0"}</text:p>
          </table:table-cell>
          <table:table-cell table:style-name="ce51" table:formula="of:=IF([.$T7]&lt;&gt;&quot;&quot;;CONCATENATE(&quot;,{ModeOutput,&quot;&quot;&quot;;[.$T7];&quot;&quot;&quot;}&quot;);&quot;&quot;)" office:value-type="string" office:string-value=",{ModeOutput,&quot;GPIOA0&quot;}" calcext:value-type="string">
            <text:p>,{ModeOutput,"GPIOA0"}</text:p>
          </table:table-cell>
          <table:table-cell table:style-name="ce51" table:formula="of:=IF([.$U7]&lt;&gt;&quot;&quot;;CONCATENATE(&quot;,{ModeAlt2,&quot;&quot;&quot;;[.$U7];&quot;&quot;&quot;}&quot;);&quot;&quot;)" office:value-type="string" office:string-value=",{ModeAlt2,&quot;UART2TX&quot;}" calcext:value-type="string">
            <text:p>,{ModeAlt2,"UART2TX"}</text:p>
          </table:table-cell>
          <table:table-cell table:style-name="ce51" table:formula="of:=IF([.$V7]&lt;&gt;&quot;&quot;;CONCATENATE(&quot;,{ModeAlt3,&quot;&quot;&quot;;[.$V7];&quot;&quot;&quot;}&quot;);&quot;&quot;)" office:value-type="string" office:string-value=",{ModeAlt3,&quot;JTAGMS&quot;}" calcext:value-type="string">
            <text:p>,{ModeAlt3,"JTAGMS"}</text:p>
          </table:table-cell>
          <table:table-cell table:style-name="ce51" table:formula="of:=IF([.$W7]&lt;&gt;&quot;&quot;;CONCATENATE(&quot;,{ModeAlt6,&quot;&quot;&quot;;[.$W7];&quot;&quot;&quot;}&quot;);&quot;&quot;)" office:value-type="string" office:string-value=",{ModeAlt6,&quot;PAEINT0&quot;}" calcext:value-type="string">
            <text:p>,{ModeAlt6,"PAEINT0"}</text:p>
          </table:table-cell>
          <table:table-cell table:style-name="ce51" table:formula="of:=CONCATENATE(&quot;{&quot;;[.$M7];&quot;,{&quot;;[.$N7];&quot;,&quot;;[.$O7];&quot;,&quot;;[.$P7];&quot;,&quot;;[.$Q7];&quot;,&quot;;[.$R7];&quot;},{&quot;;[.$X7];[.$Y7];[.$Z7];[.$AA7];[.$AB7];&quot;}},&quot;)" office:value-type="string" office:string-value="{TypeGpio,{0,0,0,6,1},{{ModeInput,&quot;GPIOA0&quot;},{ModeOutput,&quot;GPIOA0&quot;},{ModeAlt2,&quot;UART2TX&quot;},{ModeAlt3,&quot;JTAGMS&quot;},{ModeAlt6,&quot;PAEINT0&quot;}}}," calcext:value-type="string">
            <text:p>{TypeGpio,{0,0,0,6,1},{{ModeInput,"GPIOA0"},{ModeOutput,"GPIOA0"},{ModeAlt2,"UART2TX"},{ModeAlt3,"JTAGMS"},{ModeAlt6,"PAEINT0"}}},</text:p>
          </table:table-cell>
          <table:table-cell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2_RTS/GPIOA2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8]-1)*2+[.$R8]" office:value-type="float" office:value="13" calcext:value-type="float">
            <text:p>13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" calcext:value-type="float">
            <text:p>2</text:p>
          </table:table-cell>
          <table:table-cell table:style-name="ce66" table:formula="of:=CONCATENATE([.J8];[.K8])" office:value-type="string" office:string-value="A2" calcext:value-type="string">
            <text:p>A2</text:p>
          </table:table-cell>
          <table:table-cell table:style-name="ce43" office:value-type="string" calcext:value-type="string">
            <text:p>TypeGpio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8]=&quot;TypeGpio&quot;;CONCATENATE(&quot;GPIO&quot;;[.$L8]);[.$L8])" office:value-type="string" office:string-value="GPIOA2" calcext:value-type="string">
            <text:p>GPIOA2</text:p>
          </table:table-cell>
          <table:table-cell table:style-name="ce83" table:formula="of:=IF([.$M8]=&quot;TypeGpio&quot;;CONCATENATE(&quot;GPIO&quot;;[.$L8]);&quot;&quot;)" office:value-type="string" office:string-value="GPIOA2" calcext:value-type="string">
            <text:p>GPIOA2</text:p>
          </table:table-cell>
          <table:table-cell table:style-name="ce43" office:value-type="string" calcext:value-type="string">
            <text:p>UART2RTS</text:p>
          </table:table-cell>
          <table:table-cell table:style-name="ce43" office:value-type="string" calcext:value-type="string">
            <text:p>JTAGDO</text:p>
          </table:table-cell>
          <table:table-cell table:style-name="ce43" office:value-type="string" calcext:value-type="string">
            <text:p>PAEINT2</text:p>
          </table:table-cell>
          <table:table-cell table:style-name="ce51" table:formula="of:=CONCATENATE(&quot;{ModeInput,&quot;&quot;&quot;;[.$S8];&quot;&quot;&quot;}&quot;)" office:value-type="string" office:string-value="{ModeInput,&quot;GPIOA2&quot;}" calcext:value-type="string">
            <text:p>{ModeInput,"GPIOA2"}</text:p>
          </table:table-cell>
          <table:table-cell table:style-name="ce51" table:formula="of:=IF([.$T8]&lt;&gt;&quot;&quot;;CONCATENATE(&quot;,{ModeOutput,&quot;&quot;&quot;;[.$T8];&quot;&quot;&quot;}&quot;);&quot;&quot;)" office:value-type="string" office:string-value=",{ModeOutput,&quot;GPIOA2&quot;}" calcext:value-type="string">
            <text:p>,{ModeOutput,"GPIOA2"}</text:p>
          </table:table-cell>
          <table:table-cell table:style-name="ce51" table:formula="of:=IF([.$U8]&lt;&gt;&quot;&quot;;CONCATENATE(&quot;,{ModeAlt2,&quot;&quot;&quot;;[.$U8];&quot;&quot;&quot;}&quot;);&quot;&quot;)" office:value-type="string" office:string-value=",{ModeAlt2,&quot;UART2RTS&quot;}" calcext:value-type="string">
            <text:p>,{ModeAlt2,"UART2RTS"}</text:p>
          </table:table-cell>
          <table:table-cell table:style-name="ce51" table:formula="of:=IF([.$V8]&lt;&gt;&quot;&quot;;CONCATENATE(&quot;,{ModeAlt3,&quot;&quot;&quot;;[.$V8];&quot;&quot;&quot;}&quot;);&quot;&quot;)" office:value-type="string" office:string-value=",{ModeAlt3,&quot;JTAGDO&quot;}" calcext:value-type="string">
            <text:p>,{ModeAlt3,"JTAGDO"}</text:p>
          </table:table-cell>
          <table:table-cell table:style-name="ce51" table:formula="of:=IF([.$W8]&lt;&gt;&quot;&quot;;CONCATENATE(&quot;,{ModeAlt6,&quot;&quot;&quot;;[.$W8];&quot;&quot;&quot;}&quot;);&quot;&quot;)" office:value-type="string" office:string-value=",{ModeAlt6,&quot;PAEINT2&quot;}" calcext:value-type="string">
            <text:p>,{ModeAlt6,"PAEINT2"}</text:p>
          </table:table-cell>
          <table:table-cell table:style-name="ce51" table:formula="of:=CONCATENATE(&quot;{&quot;;[.$M8];&quot;,{&quot;;[.$N8];&quot;,&quot;;[.$O8];&quot;,&quot;;[.$P8];&quot;,&quot;;[.$Q8];&quot;,&quot;;[.$R8];&quot;},{&quot;;[.$X8];[.$Y8];[.$Z8];[.$AA8];[.$AB8];&quot;}},&quot;)" office:value-type="string" office:string-value="{TypeGpio,{2,2,2,7,1},{{ModeInput,&quot;GPIOA2&quot;},{ModeOutput,&quot;GPIOA2&quot;},{ModeAlt2,&quot;UART2RTS&quot;},{ModeAlt3,&quot;JTAGDO&quot;},{ModeAlt6,&quot;PAEINT2&quot;}}}," calcext:value-type="string">
            <text:p>{TypeGpio,{2,2,2,7,1},{{ModeInput,"GPIOA2"},{ModeOutput,"GPIOA2"},{ModeAlt2,"UART2RTS"},{ModeAlt3,"JTAGDO"},{ModeAlt6,"PAEINT2"}}},</text:p>
          </table:table-cell>
          <table:table-cell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2_CTS/GPIOA3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9]-1)*2+[.$R9]" office:value-type="float" office:value="15" calcext:value-type="float">
            <text:p>15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3" calcext:value-type="float">
            <text:p>3</text:p>
          </table:table-cell>
          <table:table-cell table:style-name="ce66" table:formula="of:=CONCATENATE([.J9];[.K9])" office:value-type="string" office:string-value="A3" calcext:value-type="string">
            <text:p>A3</text:p>
          </table:table-cell>
          <table:table-cell table:style-name="ce43" office:value-type="string" calcext:value-type="string">
            <text:p>TypeGpio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9]=&quot;TypeGpio&quot;;CONCATENATE(&quot;GPIO&quot;;[.$L9]);[.$L9])" office:value-type="string" office:string-value="GPIOA3" calcext:value-type="string">
            <text:p>GPIOA3</text:p>
          </table:table-cell>
          <table:table-cell table:style-name="ce83" table:formula="of:=IF([.$M9]=&quot;TypeGpio&quot;;CONCATENATE(&quot;GPIO&quot;;[.$L9]);&quot;&quot;)" office:value-type="string" office:string-value="GPIOA3" calcext:value-type="string">
            <text:p>GPIOA3</text:p>
          </table:table-cell>
          <table:table-cell table:style-name="ce43" office:value-type="string" calcext:value-type="string">
            <text:p>UART2CTS</text:p>
          </table:table-cell>
          <table:table-cell table:style-name="ce43" office:value-type="string" calcext:value-type="string">
            <text:p>JTAGDI</text:p>
          </table:table-cell>
          <table:table-cell table:style-name="ce43" office:value-type="string" calcext:value-type="string">
            <text:p>PAEINT3</text:p>
          </table:table-cell>
          <table:table-cell table:style-name="ce43" table:formula="of:=CONCATENATE(&quot;{ModeInput,&quot;&quot;&quot;;[.$S9];&quot;&quot;&quot;}&quot;)" office:value-type="string" office:string-value="{ModeInput,&quot;GPIOA3&quot;}" calcext:value-type="string">
            <text:p>{ModeInput,"GPIOA3"}</text:p>
          </table:table-cell>
          <table:table-cell table:style-name="ce43" table:formula="of:=IF([.$T9]&lt;&gt;&quot;&quot;;CONCATENATE(&quot;,{ModeOutput,&quot;&quot;&quot;;[.$T9];&quot;&quot;&quot;}&quot;);&quot;&quot;)" office:value-type="string" office:string-value=",{ModeOutput,&quot;GPIOA3&quot;}" calcext:value-type="string">
            <text:p>,{ModeOutput,"GPIOA3"}</text:p>
          </table:table-cell>
          <table:table-cell table:style-name="ce43" table:formula="of:=IF([.$U9]&lt;&gt;&quot;&quot;;CONCATENATE(&quot;,{ModeAlt2,&quot;&quot;&quot;;[.$U9];&quot;&quot;&quot;}&quot;);&quot;&quot;)" office:value-type="string" office:string-value=",{ModeAlt2,&quot;UART2CTS&quot;}" calcext:value-type="string">
            <text:p>,{ModeAlt2,"UART2CTS"}</text:p>
          </table:table-cell>
          <table:table-cell table:style-name="ce43" table:formula="of:=IF([.$V9]&lt;&gt;&quot;&quot;;CONCATENATE(&quot;,{ModeAlt3,&quot;&quot;&quot;;[.$V9];&quot;&quot;&quot;}&quot;);&quot;&quot;)" office:value-type="string" office:string-value=",{ModeAlt3,&quot;JTAGDI&quot;}" calcext:value-type="string">
            <text:p>,{ModeAlt3,"JTAGDI"}</text:p>
          </table:table-cell>
          <table:table-cell table:style-name="ce43" table:formula="of:=IF([.$W9]&lt;&gt;&quot;&quot;;CONCATENATE(&quot;,{ModeAlt6,&quot;&quot;&quot;;[.$W9];&quot;&quot;&quot;}&quot;);&quot;&quot;)" office:value-type="string" office:string-value=",{ModeAlt6,&quot;PAEINT3&quot;}" calcext:value-type="string">
            <text:p>,{ModeAlt6,"PAEINT3"}</text:p>
          </table:table-cell>
          <table:table-cell table:style-name="ce43" table:formula="of:=CONCATENATE(&quot;{&quot;;[.$M9];&quot;,{&quot;;[.$N9];&quot;,&quot;;[.$O9];&quot;,&quot;;[.$P9];&quot;,&quot;;[.$Q9];&quot;,&quot;;[.$R9];&quot;},{&quot;;[.$X9];[.$Y9];[.$Z9];[.$AA9];[.$AB9];&quot;}},&quot;)" office:value-type="string" office:string-value="{TypeGpio,{3,3,3,8,1},{{ModeInput,&quot;GPIOA3&quot;},{ModeOutput,&quot;GPIOA3&quot;},{ModeAlt2,&quot;UART2CTS&quot;},{ModeAlt3,&quot;JTAGDI&quot;},{ModeAlt6,&quot;PAEINT3&quot;}}}," calcext:value-type="string">
            <text:p>{TypeGpio,{3,3,3,8,1},{{ModeInput,"GPIOA3"},{ModeOutput,"GPIOA3"},{ModeAlt2,"UART2CTS"},{ModeAlt3,"JTAGDI"},{ModeAlt6,"PAEINT3"}}},</text:p>
          </table:table-cell>
          <table:table-cell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SYS_3.3V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10]-1)*2+[.$R10]" office:value-type="float" office:value="17" calcext:value-type="float">
            <text:p>17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3.3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0]=&quot;TypeGpio&quot;;CONCATENATE(&quot;GPIO&quot;;[.$L10]);[.$L10])" office:value-type="string" office:string-value="3.3V" calcext:value-type="string">
            <text:p>3.3V</text:p>
          </table:table-cell>
          <table:table-cell table:style-name="ce83" table:formula="of:=IF([.$M10]=&quot;TypeGpio&quot;;CONCATENATE(&quot;GPIO&quot;;[.$L10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10];&quot;&quot;&quot;}&quot;)" office:value-type="string" office:string-value="{ModeInput,&quot;3.3V&quot;}" calcext:value-type="string">
            <text:p>{ModeInput,"3.3V"}</text:p>
          </table:table-cell>
          <table:table-cell table:style-name="ce43" table:formula="of:=IF([.$T10]&lt;&gt;&quot;&quot;;CONCATENATE(&quot;,{ModeOutput,&quot;&quot;&quot;;[.$T10];&quot;&quot;&quot;}&quot;);&quot;&quot;)">
            <text:p/>
          </table:table-cell>
          <table:table-cell table:style-name="ce43" table:formula="of:=IF([.$U10]&lt;&gt;&quot;&quot;;CONCATENATE(&quot;,{ModeAlt2,&quot;&quot;&quot;;[.$U10];&quot;&quot;&quot;}&quot;);&quot;&quot;)">
            <text:p/>
          </table:table-cell>
          <table:table-cell table:style-name="ce43" table:formula="of:=IF([.$V10]&lt;&gt;&quot;&quot;;CONCATENATE(&quot;,{ModeAlt3,&quot;&quot;&quot;;[.$V10];&quot;&quot;&quot;}&quot;);&quot;&quot;)">
            <text:p/>
          </table:table-cell>
          <table:table-cell table:style-name="ce43" table:formula="of:=IF([.$W10]&lt;&gt;&quot;&quot;;CONCATENATE(&quot;,{ModeAlt6,&quot;&quot;&quot;;[.$W10];&quot;&quot;&quot;}&quot;);&quot;&quot;)">
            <text:p/>
          </table:table-cell>
          <table:table-cell table:style-name="ce43" table:formula="of:=CONCATENATE(&quot;{&quot;;[.$M10];&quot;,{&quot;;[.$N10];&quot;,&quot;;[.$O10];&quot;,&quot;;[.$P10];&quot;,&quot;;[.$Q10];&quot;,&quot;;[.$R10];&quot;},{&quot;;[.$X10];[.$Y10];[.$Z10];[.$AA10];[.$AB10];&quot;}},&quot;)" office:value-type="string" office:string-value="{TypePower,{-1,-1,-1,9,1},{{ModeInput,&quot;3.3V&quot;}}}," calcext:value-type="string">
            <text:p>{TypePower,{-1,-1,-1,9,1},{{ModeInput,"3.3V"}}},</text:p>
          </table:table-cell>
          <table:table-cell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SPI0_MOSI/GPIOC0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11]-1)*2+[.$R11]" office:value-type="float" office:value="19" calcext:value-type="float">
            <text:p>19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66" table:formula="of:=CONCATENATE([.J11];[.K11])" office:value-type="string" office:string-value="C0" calcext:value-type="string">
            <text:p>C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64" calcext:value-type="float">
            <text:p>6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1]=&quot;TypeGpio&quot;;CONCATENATE(&quot;GPIO&quot;;[.$L11]);[.$L11])" office:value-type="string" office:string-value="GPIOC0" calcext:value-type="string">
            <text:p>GPIOC0</text:p>
          </table:table-cell>
          <table:table-cell table:style-name="ce83" table:formula="of:=IF([.$M11]=&quot;TypeGpio&quot;;CONCATENATE(&quot;GPIO&quot;;[.$L11]);&quot;&quot;)" office:value-type="string" office:string-value="GPIOC0" calcext:value-type="string">
            <text:p>GPIOC0</text:p>
          </table:table-cell>
          <table:table-cell table:style-name="ce43" office:value-type="string" calcext:value-type="string">
            <text:p>NANDWE</text:p>
          </table:table-cell>
          <table:table-cell table:style-name="ce43" office:value-type="string" calcext:value-type="string">
            <text:p>SPI0MOSI</text:p>
          </table:table-cell>
          <table:table-cell table:style-name="ce43"/>
          <table:table-cell table:style-name="ce43" table:formula="of:=CONCATENATE(&quot;{ModeInput,&quot;&quot;&quot;;[.$S11];&quot;&quot;&quot;}&quot;)" office:value-type="string" office:string-value="{ModeInput,&quot;GPIOC0&quot;}" calcext:value-type="string">
            <text:p>{ModeInput,"GPIOC0"}</text:p>
          </table:table-cell>
          <table:table-cell table:style-name="ce43" table:formula="of:=IF([.$T11]&lt;&gt;&quot;&quot;;CONCATENATE(&quot;,{ModeOutput,&quot;&quot;&quot;;[.$T11];&quot;&quot;&quot;}&quot;);&quot;&quot;)" office:value-type="string" office:string-value=",{ModeOutput,&quot;GPIOC0&quot;}" calcext:value-type="string">
            <text:p>,{ModeOutput,"GPIOC0"}</text:p>
          </table:table-cell>
          <table:table-cell table:style-name="ce43" table:formula="of:=IF([.$U11]&lt;&gt;&quot;&quot;;CONCATENATE(&quot;,{ModeAlt2,&quot;&quot;&quot;;[.$U11];&quot;&quot;&quot;}&quot;);&quot;&quot;)" office:value-type="string" office:string-value=",{ModeAlt2,&quot;NANDWE&quot;}" calcext:value-type="string">
            <text:p>,{ModeAlt2,"NANDWE"}</text:p>
          </table:table-cell>
          <table:table-cell table:style-name="ce43" table:formula="of:=IF([.$V11]&lt;&gt;&quot;&quot;;CONCATENATE(&quot;,{ModeAlt3,&quot;&quot;&quot;;[.$V11];&quot;&quot;&quot;}&quot;);&quot;&quot;)" office:value-type="string" office:string-value=",{ModeAlt3,&quot;SPI0MOSI&quot;}" calcext:value-type="string">
            <text:p>,{ModeAlt3,"SPI0MOSI"}</text:p>
          </table:table-cell>
          <table:table-cell table:style-name="ce43" table:formula="of:=IF([.$W11]&lt;&gt;&quot;&quot;;CONCATENATE(&quot;,{ModeAlt6,&quot;&quot;&quot;;[.$W11];&quot;&quot;&quot;}&quot;);&quot;&quot;)">
            <text:p/>
          </table:table-cell>
          <table:table-cell table:style-name="ce43" table:formula="of:=CONCATENATE(&quot;{&quot;;[.$M11];&quot;,{&quot;;[.$N11];&quot;,&quot;;[.$O11];&quot;,&quot;;[.$P11];&quot;,&quot;;[.$Q11];&quot;,&quot;;[.$R11];&quot;},{&quot;;[.$X11];[.$Y11];[.$Z11];[.$AA11];[.$AB11];&quot;}},&quot;)" office:value-type="string" office:string-value="{TypeGpio,{12,22,64,10,1},{{ModeInput,&quot;GPIOC0&quot;},{ModeOutput,&quot;GPIOC0&quot;},{ModeAlt2,&quot;NANDWE&quot;},{ModeAlt3,&quot;SPI0MOSI&quot;}}}," calcext:value-type="string">
            <text:p>{TypeGpio,{12,22,64,10,1},{{ModeInput,"GPIOC0"},{ModeOutput,"GPIOC0"},{ModeAlt2,"NANDWE"},{ModeAlt3,"SPI0MOSI"}}},</text:p>
          </table:table-cell>
          <table:table-cell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SPI0_MISO/GPIOC1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12]-1)*2+[.$R12]" office:value-type="float" office:value="21" calcext:value-type="float">
            <text:p>21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" calcext:value-type="float">
            <text:p>1</text:p>
          </table:table-cell>
          <table:table-cell table:style-name="ce66" table:formula="of:=CONCATENATE([.J12];[.K12])" office:value-type="string" office:string-value="C1" calcext:value-type="string">
            <text:p>C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2]=&quot;TypeGpio&quot;;CONCATENATE(&quot;GPIO&quot;;[.$L12]);[.$L12])" office:value-type="string" office:string-value="GPIOC1" calcext:value-type="string">
            <text:p>GPIOC1</text:p>
          </table:table-cell>
          <table:table-cell table:style-name="ce83" table:formula="of:=IF([.$M12]=&quot;TypeGpio&quot;;CONCATENATE(&quot;GPIO&quot;;[.$L12]);&quot;&quot;)" office:value-type="string" office:string-value="GPIOC1" calcext:value-type="string">
            <text:p>GPIOC1</text:p>
          </table:table-cell>
          <table:table-cell table:style-name="ce43" office:value-type="string" calcext:value-type="string">
            <text:p>NANDALE</text:p>
          </table:table-cell>
          <table:table-cell table:style-name="ce43" office:value-type="string" calcext:value-type="string">
            <text:p>SPI0MISO</text:p>
          </table:table-cell>
          <table:table-cell table:style-name="ce43"/>
          <table:table-cell table:style-name="ce43" table:formula="of:=CONCATENATE(&quot;{ModeInput,&quot;&quot;&quot;;[.$S12];&quot;&quot;&quot;}&quot;)" office:value-type="string" office:string-value="{ModeInput,&quot;GPIOC1&quot;}" calcext:value-type="string">
            <text:p>{ModeInput,"GPIOC1"}</text:p>
          </table:table-cell>
          <table:table-cell table:style-name="ce43" table:formula="of:=IF([.$T12]&lt;&gt;&quot;&quot;;CONCATENATE(&quot;,{ModeOutput,&quot;&quot;&quot;;[.$T12];&quot;&quot;&quot;}&quot;);&quot;&quot;)" office:value-type="string" office:string-value=",{ModeOutput,&quot;GPIOC1&quot;}" calcext:value-type="string">
            <text:p>,{ModeOutput,"GPIOC1"}</text:p>
          </table:table-cell>
          <table:table-cell table:style-name="ce43" table:formula="of:=IF([.$U12]&lt;&gt;&quot;&quot;;CONCATENATE(&quot;,{ModeAlt2,&quot;&quot;&quot;;[.$U12];&quot;&quot;&quot;}&quot;);&quot;&quot;)" office:value-type="string" office:string-value=",{ModeAlt2,&quot;NANDALE&quot;}" calcext:value-type="string">
            <text:p>,{ModeAlt2,"NANDALE"}</text:p>
          </table:table-cell>
          <table:table-cell table:style-name="ce43" table:formula="of:=IF([.$V12]&lt;&gt;&quot;&quot;;CONCATENATE(&quot;,{ModeAlt3,&quot;&quot;&quot;;[.$V12];&quot;&quot;&quot;}&quot;);&quot;&quot;)" office:value-type="string" office:string-value=",{ModeAlt3,&quot;SPI0MISO&quot;}" calcext:value-type="string">
            <text:p>,{ModeAlt3,"SPI0MISO"}</text:p>
          </table:table-cell>
          <table:table-cell table:style-name="ce43" table:formula="of:=IF([.$W12]&lt;&gt;&quot;&quot;;CONCATENATE(&quot;,{ModeAlt6,&quot;&quot;&quot;;[.$W12];&quot;&quot;&quot;}&quot;);&quot;&quot;)">
            <text:p/>
          </table:table-cell>
          <table:table-cell table:style-name="ce43" table:formula="of:=CONCATENATE(&quot;{&quot;;[.$M12];&quot;,{&quot;;[.$N12];&quot;,&quot;;[.$O12];&quot;,&quot;;[.$P12];&quot;,&quot;;[.$Q12];&quot;,&quot;;[.$R12];&quot;},{&quot;;[.$X12];[.$Y12];[.$Z12];[.$AA12];[.$AB12];&quot;}},&quot;)" office:value-type="string" office:string-value="{TypeGpio,{13,23,65,11,1},{{ModeInput,&quot;GPIOC1&quot;},{ModeOutput,&quot;GPIOC1&quot;},{ModeAlt2,&quot;NANDALE&quot;},{ModeAlt3,&quot;SPI0MISO&quot;}}}," calcext:value-type="string">
            <text:p>{TypeGpio,{13,23,65,11,1},{{ModeInput,"GPIOC1"},{ModeOutput,"GPIOC1"},{ModeAlt2,"NANDALE"},{ModeAlt3,"SPI0MISO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SPI0_CLK/GPIOC2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13]-1)*2+[.$R13]" office:value-type="float" office:value="23" calcext:value-type="float">
            <text:p>23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" calcext:value-type="float">
            <text:p>2</text:p>
          </table:table-cell>
          <table:table-cell table:style-name="ce66" table:formula="of:=CONCATENATE([.J13];[.K13])" office:value-type="string" office:string-value="C2" calcext:value-type="string">
            <text:p>C2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66" calcext:value-type="float">
            <text:p>6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3]=&quot;TypeGpio&quot;;CONCATENATE(&quot;GPIO&quot;;[.$L13]);[.$L13])" office:value-type="string" office:string-value="GPIOC2" calcext:value-type="string">
            <text:p>GPIOC2</text:p>
          </table:table-cell>
          <table:table-cell table:style-name="ce83" table:formula="of:=IF([.$M13]=&quot;TypeGpio&quot;;CONCATENATE(&quot;GPIO&quot;;[.$L13]);&quot;&quot;)" office:value-type="string" office:string-value="GPIOC2" calcext:value-type="string">
            <text:p>GPIOC2</text:p>
          </table:table-cell>
          <table:table-cell table:style-name="ce43" office:value-type="string" calcext:value-type="string">
            <text:p>NANDCLE</text:p>
          </table:table-cell>
          <table:table-cell table:style-name="ce43" office:value-type="string" calcext:value-type="string">
            <text:p>SPI0CLK</text:p>
          </table:table-cell>
          <table:table-cell table:style-name="ce43"/>
          <table:table-cell table:style-name="ce43" table:formula="of:=CONCATENATE(&quot;{ModeInput,&quot;&quot;&quot;;[.$S13];&quot;&quot;&quot;}&quot;)" office:value-type="string" office:string-value="{ModeInput,&quot;GPIOC2&quot;}" calcext:value-type="string">
            <text:p>{ModeInput,"GPIOC2"}</text:p>
          </table:table-cell>
          <table:table-cell table:style-name="ce43" table:formula="of:=IF([.$T13]&lt;&gt;&quot;&quot;;CONCATENATE(&quot;,{ModeOutput,&quot;&quot;&quot;;[.$T13];&quot;&quot;&quot;}&quot;);&quot;&quot;)" office:value-type="string" office:string-value=",{ModeOutput,&quot;GPIOC2&quot;}" calcext:value-type="string">
            <text:p>,{ModeOutput,"GPIOC2"}</text:p>
          </table:table-cell>
          <table:table-cell table:style-name="ce43" table:formula="of:=IF([.$U13]&lt;&gt;&quot;&quot;;CONCATENATE(&quot;,{ModeAlt2,&quot;&quot;&quot;;[.$U13];&quot;&quot;&quot;}&quot;);&quot;&quot;)" office:value-type="string" office:string-value=",{ModeAlt2,&quot;NANDCLE&quot;}" calcext:value-type="string">
            <text:p>,{ModeAlt2,"NANDCLE"}</text:p>
          </table:table-cell>
          <table:table-cell table:style-name="ce43" table:formula="of:=IF([.$V13]&lt;&gt;&quot;&quot;;CONCATENATE(&quot;,{ModeAlt3,&quot;&quot;&quot;;[.$V13];&quot;&quot;&quot;}&quot;);&quot;&quot;)" office:value-type="string" office:string-value=",{ModeAlt3,&quot;SPI0CLK&quot;}" calcext:value-type="string">
            <text:p>,{ModeAlt3,"SPI0CLK"}</text:p>
          </table:table-cell>
          <table:table-cell table:style-name="ce43" table:formula="of:=IF([.$W13]&lt;&gt;&quot;&quot;;CONCATENATE(&quot;,{ModeAlt6,&quot;&quot;&quot;;[.$W13];&quot;&quot;&quot;}&quot;);&quot;&quot;)">
            <text:p/>
          </table:table-cell>
          <table:table-cell table:style-name="ce43" table:formula="of:=CONCATENATE(&quot;{&quot;;[.$M13];&quot;,{&quot;;[.$N13];&quot;,&quot;;[.$O13];&quot;,&quot;;[.$P13];&quot;,&quot;;[.$Q13];&quot;,&quot;;[.$R13];&quot;},{&quot;;[.$X13];[.$Y13];[.$Z13];[.$AA13];[.$AB13];&quot;}},&quot;)" office:value-type="string" office:string-value="{TypeGpio,{14,24,66,12,1},{{ModeInput,&quot;GPIOC2&quot;},{ModeOutput,&quot;GPIOC2&quot;},{ModeAlt2,&quot;NANDCLE&quot;},{ModeAlt3,&quot;SPI0CLK&quot;}}}," calcext:value-type="string">
            <text:p>{TypeGpio,{14,24,66,12,1},{{ModeInput,"GPIOC2"},{ModeOutput,"GPIOC2"},{ModeAlt2,"NANDCLE"},{ModeAlt3,"SPI0CLK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ND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14]-1)*2+[.$R14]" office:value-type="float" office:value="25" calcext:value-type="float">
            <text:p>25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4]=&quot;TypeGpio&quot;;CONCATENATE(&quot;GPIO&quot;;[.$L14]);[.$L14])" office:value-type="string" office:string-value="GND" calcext:value-type="string">
            <text:p>GND</text:p>
          </table:table-cell>
          <table:table-cell table:style-name="ce83" table:formula="of:=IF([.$M14]=&quot;TypeGpio&quot;;CONCATENATE(&quot;GPIO&quot;;[.$L14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14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14]&lt;&gt;&quot;&quot;;CONCATENATE(&quot;,{ModeOutput,&quot;&quot;&quot;;[.$T14];&quot;&quot;&quot;}&quot;);&quot;&quot;)">
            <text:p/>
          </table:table-cell>
          <table:table-cell table:style-name="ce43" table:formula="of:=IF([.$U14]&lt;&gt;&quot;&quot;;CONCATENATE(&quot;,{ModeAlt2,&quot;&quot;&quot;;[.$U14];&quot;&quot;&quot;}&quot;);&quot;&quot;)">
            <text:p/>
          </table:table-cell>
          <table:table-cell table:style-name="ce43" table:formula="of:=IF([.$V14]&lt;&gt;&quot;&quot;;CONCATENATE(&quot;,{ModeAlt3,&quot;&quot;&quot;;[.$V14];&quot;&quot;&quot;}&quot;);&quot;&quot;)">
            <text:p/>
          </table:table-cell>
          <table:table-cell table:style-name="ce43" table:formula="of:=IF([.$W14]&lt;&gt;&quot;&quot;;CONCATENATE(&quot;,{ModeAlt6,&quot;&quot;&quot;;[.$W14];&quot;&quot;&quot;}&quot;);&quot;&quot;)">
            <text:p/>
          </table:table-cell>
          <table:table-cell table:style-name="ce43" table:formula="of:=CONCATENATE(&quot;{&quot;;[.$M14];&quot;,{&quot;;[.$N14];&quot;,&quot;;[.$O14];&quot;,&quot;;[.$P14];&quot;,&quot;;[.$Q14];&quot;,&quot;;[.$R14];&quot;},{&quot;;[.$X14];[.$Y14];[.$Z14];[.$AA14];[.$AB14];&quot;}},&quot;)" office:value-type="string" office:string-value="{TypePower,{-1,-1,-1,13,1},{{ModeInput,&quot;GND&quot;}}}," calcext:value-type="string">
            <text:p>{TypePower,{-1,-1,-1,13,1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PCM0_CLK/I2S0_BCK/GPIOA19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15]-1)*2+[.$R15]" office:value-type="float" office:value="27" calcext:value-type="float">
            <text:p>27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9" calcext:value-type="float">
            <text:p>19</text:p>
          </table:table-cell>
          <table:table-cell table:style-name="ce66" table:formula="of:=CONCATENATE([.J15];[.K15])" office:value-type="string" office:string-value="A19" calcext:value-type="string">
            <text:p>A19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2" table:style-name="ce20" office:value-type="float" office:value="19" calcext:value-type="float">
            <text:p>19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5]=&quot;TypeGpio&quot;;CONCATENATE(&quot;GPIO&quot;;[.$L15]);[.$L15])" office:value-type="string" office:string-value="GPIOA19" calcext:value-type="string">
            <text:p>GPIOA19</text:p>
          </table:table-cell>
          <table:table-cell table:style-name="ce83" table:formula="of:=IF([.$M15]=&quot;TypeGpio&quot;;CONCATENATE(&quot;GPIO&quot;;[.$L15]);&quot;&quot;)" office:value-type="string" office:string-value="GPIOA19" calcext:value-type="string">
            <text:p>GPIOA19</text:p>
          </table:table-cell>
          <table:table-cell table:style-name="ce43" office:value-type="string" calcext:value-type="string">
            <text:p>PCM0CLK</text:p>
          </table:table-cell>
          <table:table-cell table:style-name="ce43" office:value-type="string" calcext:value-type="string">
            <text:p>TWI1SDA</text:p>
          </table:table-cell>
          <table:table-cell table:style-name="ce43" office:value-type="string" calcext:value-type="string">
            <text:p>PAEINT19</text:p>
          </table:table-cell>
          <table:table-cell table:style-name="ce43" table:formula="of:=CONCATENATE(&quot;{ModeInput,&quot;&quot;&quot;;[.$S15];&quot;&quot;&quot;}&quot;)" office:value-type="string" office:string-value="{ModeInput,&quot;GPIOA19&quot;}" calcext:value-type="string">
            <text:p>{ModeInput,"GPIOA19"}</text:p>
          </table:table-cell>
          <table:table-cell table:style-name="ce43" table:formula="of:=IF([.$T15]&lt;&gt;&quot;&quot;;CONCATENATE(&quot;,{ModeOutput,&quot;&quot;&quot;;[.$T15];&quot;&quot;&quot;}&quot;);&quot;&quot;)" office:value-type="string" office:string-value=",{ModeOutput,&quot;GPIOA19&quot;}" calcext:value-type="string">
            <text:p>,{ModeOutput,"GPIOA19"}</text:p>
          </table:table-cell>
          <table:table-cell table:style-name="ce43" table:formula="of:=IF([.$U15]&lt;&gt;&quot;&quot;;CONCATENATE(&quot;,{ModeAlt2,&quot;&quot;&quot;;[.$U15];&quot;&quot;&quot;}&quot;);&quot;&quot;)" office:value-type="string" office:string-value=",{ModeAlt2,&quot;PCM0CLK&quot;}" calcext:value-type="string">
            <text:p>,{ModeAlt2,"PCM0CLK"}</text:p>
          </table:table-cell>
          <table:table-cell table:style-name="ce43" table:formula="of:=IF([.$V15]&lt;&gt;&quot;&quot;;CONCATENATE(&quot;,{ModeAlt3,&quot;&quot;&quot;;[.$V15];&quot;&quot;&quot;}&quot;);&quot;&quot;)" office:value-type="string" office:string-value=",{ModeAlt3,&quot;TWI1SDA&quot;}" calcext:value-type="string">
            <text:p>,{ModeAlt3,"TWI1SDA"}</text:p>
          </table:table-cell>
          <table:table-cell table:style-name="ce43" table:formula="of:=IF([.$W15]&lt;&gt;&quot;&quot;;CONCATENATE(&quot;,{ModeAlt6,&quot;&quot;&quot;;[.$W15];&quot;&quot;&quot;}&quot;);&quot;&quot;)" office:value-type="string" office:string-value=",{ModeAlt6,&quot;PAEINT19&quot;}" calcext:value-type="string">
            <text:p>,{ModeAlt6,"PAEINT19"}</text:p>
          </table:table-cell>
          <table:table-cell table:style-name="ce43" table:formula="of:=CONCATENATE(&quot;{&quot;;[.$M15];&quot;,{&quot;;[.$N15];&quot;,&quot;;[.$O15];&quot;,&quot;;[.$P15];&quot;,&quot;;[.$Q15];&quot;,&quot;;[.$R15];&quot;},{&quot;;[.$X15];[.$Y15];[.$Z15];[.$AA15];[.$AB15];&quot;}},&quot;)" office:value-type="string" office:string-value="{TypeGpio,{30,19,19,14,1},{{ModeInput,&quot;GPIOA19&quot;},{ModeOutput,&quot;GPIOA19&quot;},{ModeAlt2,&quot;PCM0CLK&quot;},{ModeAlt3,&quot;TWI1SDA&quot;},{ModeAlt6,&quot;PAEINT19&quot;}}}," calcext:value-type="string">
            <text:p>{TypeGpio,{30,19,19,14,1},{{ModeInput,"GPIOA19"},{ModeOutput,"GPIOA19"},{ModeAlt2,"PCM0CLK"},{ModeAlt3,"TWI1SDA"},{ModeAlt6,"PAEINT19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PCM0_DOUT/I2S0_SDOUT/GPIOA20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16]-1)*2+[.$R16]" office:value-type="float" office:value="29" calcext:value-type="float">
            <text:p>29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0" calcext:value-type="float">
            <text:p>20</text:p>
          </table:table-cell>
          <table:table-cell table:style-name="ce66" table:formula="of:=CONCATENATE([.J16];[.K16])" office:value-type="string" office:string-value="A20" calcext:value-type="string">
            <text:p>A2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6]=&quot;TypeGpio&quot;;CONCATENATE(&quot;GPIO&quot;;[.$L16]);[.$L16])" office:value-type="string" office:string-value="GPIOA20" calcext:value-type="string">
            <text:p>GPIOA20</text:p>
          </table:table-cell>
          <table:table-cell table:style-name="ce83" table:formula="of:=IF([.$M16]=&quot;TypeGpio&quot;;CONCATENATE(&quot;GPIO&quot;;[.$L16]);&quot;&quot;)" office:value-type="string" office:string-value="GPIOA20" calcext:value-type="string">
            <text:p>GPIOA20</text:p>
          </table:table-cell>
          <table:table-cell table:style-name="ce43" office:value-type="string" calcext:value-type="string">
            <text:p>PCM0DOUT</text:p>
          </table:table-cell>
          <table:table-cell table:style-name="ce43" office:value-type="string" calcext:value-type="string">
            <text:p>SIMVPPEN</text:p>
          </table:table-cell>
          <table:table-cell table:style-name="ce43" office:value-type="string" calcext:value-type="string">
            <text:p>PAEINT20</text:p>
          </table:table-cell>
          <table:table-cell table:style-name="ce43" table:formula="of:=CONCATENATE(&quot;{ModeInput,&quot;&quot;&quot;;[.$S16];&quot;&quot;&quot;}&quot;)" office:value-type="string" office:string-value="{ModeInput,&quot;GPIOA20&quot;}" calcext:value-type="string">
            <text:p>{ModeInput,"GPIOA20"}</text:p>
          </table:table-cell>
          <table:table-cell table:style-name="ce43" table:formula="of:=IF([.$T16]&lt;&gt;&quot;&quot;;CONCATENATE(&quot;,{ModeOutput,&quot;&quot;&quot;;[.$T16];&quot;&quot;&quot;}&quot;);&quot;&quot;)" office:value-type="string" office:string-value=",{ModeOutput,&quot;GPIOA20&quot;}" calcext:value-type="string">
            <text:p>,{ModeOutput,"GPIOA20"}</text:p>
          </table:table-cell>
          <table:table-cell table:style-name="ce43" table:formula="of:=IF([.$U16]&lt;&gt;&quot;&quot;;CONCATENATE(&quot;,{ModeAlt2,&quot;&quot;&quot;;[.$U16];&quot;&quot;&quot;}&quot;);&quot;&quot;)" office:value-type="string" office:string-value=",{ModeAlt2,&quot;PCM0DOUT&quot;}" calcext:value-type="string">
            <text:p>,{ModeAlt2,"PCM0DOUT"}</text:p>
          </table:table-cell>
          <table:table-cell table:style-name="ce43" table:formula="of:=IF([.$V16]&lt;&gt;&quot;&quot;;CONCATENATE(&quot;,{ModeAlt3,&quot;&quot;&quot;;[.$V16];&quot;&quot;&quot;}&quot;);&quot;&quot;)" office:value-type="string" office:string-value=",{ModeAlt3,&quot;SIMVPPEN&quot;}" calcext:value-type="string">
            <text:p>,{ModeAlt3,"SIMVPPEN"}</text:p>
          </table:table-cell>
          <table:table-cell table:style-name="ce43" table:formula="of:=IF([.$W16]&lt;&gt;&quot;&quot;;CONCATENATE(&quot;,{ModeAlt6,&quot;&quot;&quot;;[.$W16];&quot;&quot;&quot;}&quot;);&quot;&quot;)" office:value-type="string" office:string-value=",{ModeAlt6,&quot;PAEINT20&quot;}" calcext:value-type="string">
            <text:p>,{ModeAlt6,"PAEINT20"}</text:p>
          </table:table-cell>
          <table:table-cell table:style-name="ce43" table:formula="of:=CONCATENATE(&quot;{&quot;;[.$M16];&quot;,{&quot;;[.$N16];&quot;,&quot;;[.$O16];&quot;,&quot;;[.$P16];&quot;,&quot;;[.$Q16];&quot;,&quot;;[.$R16];&quot;},{&quot;;[.$X16];[.$Y16];[.$Z16];[.$AA16];[.$AB16];&quot;}},&quot;)" office:value-type="string" office:string-value="{TypeGpio,{21,20,20,15,1},{{ModeInput,&quot;GPIOA20&quot;},{ModeOutput,&quot;GPIOA20&quot;},{ModeAlt2,&quot;PCM0DOUT&quot;},{ModeAlt3,&quot;SIMVPPEN&quot;},{ModeAlt6,&quot;PAEINT20&quot;}}}," calcext:value-type="string">
            <text:p>{TypeGpio,{21,20,20,15,1},{{ModeInput,"GPIOA20"},{ModeOutput,"GPIOA20"},{ModeAlt2,"PCM0DOUT"},{ModeAlt3,"SIMVPPEN"},{ModeAlt6,"PAEINT20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PCM0_DIN/I2S0_SDIN/GPIOA21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17]-1)*2+[.$R17]" office:value-type="float" office:value="31" calcext:value-type="float">
            <text:p>31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1" calcext:value-type="float">
            <text:p>21</text:p>
          </table:table-cell>
          <table:table-cell table:style-name="ce66" table:formula="of:=CONCATENATE([.J17];[.K17])" office:value-type="string" office:string-value="A21" calcext:value-type="string">
            <text:p>A2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2" calcext:value-type="float">
            <text:p>22</text:p>
          </table:table-cell>
          <table:table-cell table:number-columns-repeated="2" table:style-name="ce20" office:value-type="float" office:value="21" calcext:value-type="float">
            <text:p>2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7]=&quot;TypeGpio&quot;;CONCATENATE(&quot;GPIO&quot;;[.$L17]);[.$L17])" office:value-type="string" office:string-value="GPIOA21" calcext:value-type="string">
            <text:p>GPIOA21</text:p>
          </table:table-cell>
          <table:table-cell table:style-name="ce83" table:formula="of:=IF([.$M17]=&quot;TypeGpio&quot;;CONCATENATE(&quot;GPIO&quot;;[.$L17]);&quot;&quot;)" office:value-type="string" office:string-value="GPIOA21" calcext:value-type="string">
            <text:p>GPIOA21</text:p>
          </table:table-cell>
          <table:table-cell table:style-name="ce43" office:value-type="string" calcext:value-type="string">
            <text:p>PCM0DIN</text:p>
          </table:table-cell>
          <table:table-cell table:style-name="ce43" office:value-type="string" calcext:value-type="string">
            <text:p>SIMVPPPP</text:p>
          </table:table-cell>
          <table:table-cell table:style-name="ce43" office:value-type="string" calcext:value-type="string">
            <text:p>PAEINT21</text:p>
          </table:table-cell>
          <table:table-cell table:style-name="ce43" table:formula="of:=CONCATENATE(&quot;{ModeInput,&quot;&quot;&quot;;[.$S17];&quot;&quot;&quot;}&quot;)" office:value-type="string" office:string-value="{ModeInput,&quot;GPIOA21&quot;}" calcext:value-type="string">
            <text:p>{ModeInput,"GPIOA21"}</text:p>
          </table:table-cell>
          <table:table-cell table:style-name="ce43" table:formula="of:=IF([.$T17]&lt;&gt;&quot;&quot;;CONCATENATE(&quot;,{ModeOutput,&quot;&quot;&quot;;[.$T17];&quot;&quot;&quot;}&quot;);&quot;&quot;)" office:value-type="string" office:string-value=",{ModeOutput,&quot;GPIOA21&quot;}" calcext:value-type="string">
            <text:p>,{ModeOutput,"GPIOA21"}</text:p>
          </table:table-cell>
          <table:table-cell table:style-name="ce43" table:formula="of:=IF([.$U17]&lt;&gt;&quot;&quot;;CONCATENATE(&quot;,{ModeAlt2,&quot;&quot;&quot;;[.$U17];&quot;&quot;&quot;}&quot;);&quot;&quot;)" office:value-type="string" office:string-value=",{ModeAlt2,&quot;PCM0DIN&quot;}" calcext:value-type="string">
            <text:p>,{ModeAlt2,"PCM0DIN"}</text:p>
          </table:table-cell>
          <table:table-cell table:style-name="ce43" table:formula="of:=IF([.$V17]&lt;&gt;&quot;&quot;;CONCATENATE(&quot;,{ModeAlt3,&quot;&quot;&quot;;[.$V17];&quot;&quot;&quot;}&quot;);&quot;&quot;)" office:value-type="string" office:string-value=",{ModeAlt3,&quot;SIMVPPPP&quot;}" calcext:value-type="string">
            <text:p>,{ModeAlt3,"SIMVPPPP"}</text:p>
          </table:table-cell>
          <table:table-cell table:style-name="ce43" table:formula="of:=IF([.$W17]&lt;&gt;&quot;&quot;;CONCATENATE(&quot;,{ModeAlt6,&quot;&quot;&quot;;[.$W17];&quot;&quot;&quot;}&quot;);&quot;&quot;)" office:value-type="string" office:string-value=",{ModeAlt6,&quot;PAEINT21&quot;}" calcext:value-type="string">
            <text:p>,{ModeAlt6,"PAEINT21"}</text:p>
          </table:table-cell>
          <table:table-cell table:style-name="ce43" table:formula="of:=CONCATENATE(&quot;{&quot;;[.$M17];&quot;,{&quot;;[.$N17];&quot;,&quot;;[.$O17];&quot;,&quot;;[.$P17];&quot;,&quot;;[.$Q17];&quot;,&quot;;[.$R17];&quot;},{&quot;;[.$X17];[.$Y17];[.$Z17];[.$AA17];[.$AB17];&quot;}},&quot;)" office:value-type="string" office:string-value="{TypeGpio,{22,21,21,16,1},{{ModeInput,&quot;GPIOA21&quot;},{ModeOutput,&quot;GPIOA21&quot;},{ModeAlt2,&quot;PCM0DIN&quot;},{ModeAlt3,&quot;SIMVPPPP&quot;},{ModeAlt6,&quot;PAEINT21&quot;}}}," calcext:value-type="string">
            <text:p>{TypeGpio,{22,21,21,16,1},{{ModeInput,"GPIOA21"},{ModeOutput,"GPIOA21"},{ModeAlt2,"PCM0DIN"},{ModeAlt3,"SIMVPPPP"},{ModeAlt6,"PAEINT21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PIOA8 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table:formula="of:=([.$Q18]-1)*2+[.$R18]" office:value-type="float" office:value="33" calcext:value-type="float">
            <text:p>33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8" calcext:value-type="float">
            <text:p>8</text:p>
          </table:table-cell>
          <table:table-cell table:style-name="ce66" table:formula="of:=CONCATENATE([.J18];[.K18])" office:value-type="string" office:string-value="A8" calcext:value-type="string">
            <text:p>A8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8]=&quot;TypeGpio&quot;;CONCATENATE(&quot;GPIO&quot;;[.$L18]);[.$L18])" office:value-type="string" office:string-value="GPIOA8" calcext:value-type="string">
            <text:p>GPIOA8</text:p>
          </table:table-cell>
          <table:table-cell table:style-name="ce83" table:formula="of:=IF([.$M18]=&quot;TypeGpio&quot;;CONCATENATE(&quot;GPIO&quot;;[.$L18]);&quot;&quot;)" office:value-type="string" office:string-value="GPIOA8" calcext:value-type="string">
            <text:p>GPIOA8</text:p>
          </table:table-cell>
          <table:table-cell table:style-name="ce43" office:value-type="string" calcext:value-type="string">
            <text:p>SIMDATA</text:p>
          </table:table-cell>
          <table:table-cell table:style-name="ce43"/>
          <table:table-cell table:style-name="ce43" office:value-type="string" calcext:value-type="string">
            <text:p>PAEINT8</text:p>
          </table:table-cell>
          <table:table-cell table:style-name="ce43" table:formula="of:=CONCATENATE(&quot;{ModeInput,&quot;&quot;&quot;;[.$S18];&quot;&quot;&quot;}&quot;)" office:value-type="string" office:string-value="{ModeInput,&quot;GPIOA8&quot;}" calcext:value-type="string">
            <text:p>{ModeInput,"GPIOA8"}</text:p>
          </table:table-cell>
          <table:table-cell table:style-name="ce43" table:formula="of:=IF([.$T18]&lt;&gt;&quot;&quot;;CONCATENATE(&quot;,{ModeOutput,&quot;&quot;&quot;;[.$T18];&quot;&quot;&quot;}&quot;);&quot;&quot;)" office:value-type="string" office:string-value=",{ModeOutput,&quot;GPIOA8&quot;}" calcext:value-type="string">
            <text:p>,{ModeOutput,"GPIOA8"}</text:p>
          </table:table-cell>
          <table:table-cell table:style-name="ce43" table:formula="of:=IF([.$U18]&lt;&gt;&quot;&quot;;CONCATENATE(&quot;,{ModeAlt2,&quot;&quot;&quot;;[.$U18];&quot;&quot;&quot;}&quot;);&quot;&quot;)" office:value-type="string" office:string-value=",{ModeAlt2,&quot;SIMDATA&quot;}" calcext:value-type="string">
            <text:p>,{ModeAlt2,"SIMDATA"}</text:p>
          </table:table-cell>
          <table:table-cell table:style-name="ce43" table:formula="of:=IF([.$V18]&lt;&gt;&quot;&quot;;CONCATENATE(&quot;,{ModeAlt3,&quot;&quot;&quot;;[.$V18];&quot;&quot;&quot;}&quot;);&quot;&quot;)">
            <text:p/>
          </table:table-cell>
          <table:table-cell table:style-name="ce43" table:formula="of:=IF([.$W18]&lt;&gt;&quot;&quot;;CONCATENATE(&quot;,{ModeAlt6,&quot;&quot;&quot;;[.$W18];&quot;&quot;&quot;}&quot;);&quot;&quot;)" office:value-type="string" office:string-value=",{ModeAlt6,&quot;PAEINT8&quot;}" calcext:value-type="string">
            <text:p>,{ModeAlt6,"PAEINT8"}</text:p>
          </table:table-cell>
          <table:table-cell table:style-name="ce43" table:formula="of:=CONCATENATE(&quot;{&quot;;[.$M18];&quot;,{&quot;;[.$N18];&quot;,&quot;;[.$O18];&quot;,&quot;;[.$P18];&quot;,&quot;;[.$Q18];&quot;,&quot;;[.$R18];&quot;},{&quot;;[.$X18];[.$Y18];[.$Z18];[.$AA18];[.$AB18];&quot;}},&quot;)" office:value-type="string" office:string-value="{TypeGpio,{23,8,8,17,1},{{ModeInput,&quot;GPIOA8&quot;},{ModeOutput,&quot;GPIOA8&quot;},{ModeAlt2,&quot;SIMDATA&quot;},{ModeAlt6,&quot;PAEINT8&quot;}}}," calcext:value-type="string">
            <text:p>{TypeGpio,{23,8,8,17,1},{{ModeInput,"GPIOA8"},{ModeOutput,"GPIOA8"},{ModeAlt2,"SIMDATA"},{ModeAlt6,"PAEINT8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NC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43" table:formula="of:=([.$Q19]-1)*2+[.$R19]" office:value-type="float" office:value="33" calcext:value-type="float">
            <text:p>33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NC</text:p>
          </table:table-cell>
          <table:table-cell table:style-name="ce43" office:value-type="string" calcext:value-type="string">
            <text:p>TypeNotConnected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9]=&quot;TypeGpio&quot;;CONCATENATE(&quot;GPIO&quot;;[.$L19]);[.$L19])" office:value-type="string" office:string-value="NC" calcext:value-type="string">
            <text:p>NC</text:p>
          </table:table-cell>
          <table:table-cell table:style-name="ce83" table:formula="of:=IF([.$M19]=&quot;TypeGpio&quot;;CONCATENATE(&quot;GPIO&quot;;[.$L19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19];&quot;&quot;&quot;}&quot;)" office:value-type="string" office:string-value="{ModeInput,&quot;NC&quot;}" calcext:value-type="string">
            <text:p>{ModeInput,"NC"}</text:p>
          </table:table-cell>
          <table:table-cell table:style-name="ce43" table:formula="of:=IF([.$T19]&lt;&gt;&quot;&quot;;CONCATENATE(&quot;,{ModeOutput,&quot;&quot;&quot;;[.$T19];&quot;&quot;&quot;}&quot;);&quot;&quot;)">
            <text:p/>
          </table:table-cell>
          <table:table-cell table:style-name="ce43" table:formula="of:=IF([.$U19]&lt;&gt;&quot;&quot;;CONCATENATE(&quot;,{ModeAlt2,&quot;&quot;&quot;;[.$U19];&quot;&quot;&quot;}&quot;);&quot;&quot;)">
            <text:p/>
          </table:table-cell>
          <table:table-cell table:style-name="ce43" table:formula="of:=IF([.$V19]&lt;&gt;&quot;&quot;;CONCATENATE(&quot;,{ModeAlt3,&quot;&quot;&quot;;[.$V19];&quot;&quot;&quot;}&quot;);&quot;&quot;)">
            <text:p/>
          </table:table-cell>
          <table:table-cell table:style-name="ce43" table:formula="of:=IF([.$W19]&lt;&gt;&quot;&quot;;CONCATENATE(&quot;,{ModeAlt6,&quot;&quot;&quot;;[.$W19];&quot;&quot;&quot;}&quot;);&quot;&quot;)">
            <text:p/>
          </table:table-cell>
          <table:table-cell table:style-name="ce43" table:formula="of:=CONCATENATE(&quot;{&quot;;[.$M19];&quot;,{&quot;;[.$N19];&quot;,&quot;;[.$O19];&quot;,&quot;;[.$P19];&quot;,&quot;;[.$Q19];&quot;,&quot;;[.$R19];&quot;},{&quot;;[.$X19];[.$Y19];[.$Z19];[.$AA19];[.$AB19];&quot;}},&quot;)" office:value-type="string" office:string-value="{TypeNotConnected,{-1,-1,-1,17,1},{{ModeInput,&quot;NC&quot;}}}," calcext:value-type="string">
            <text:p>{TypeNotConnected,{-1,-1,-1,17,1},{{ModeInput,"NC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3_CTS/SPI1_MISO/GPIOA16 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table:formula="of:=([.$Q20]-1)*2+[.$R20]" office:value-type="float" office:value="35" calcext:value-type="float">
            <text:p>35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6" calcext:value-type="float">
            <text:p>16</text:p>
          </table:table-cell>
          <table:table-cell table:style-name="ce66" table:formula="of:=CONCATENATE([.J20];[.K20])" office:value-type="string" office:string-value="A16" calcext:value-type="string">
            <text:p>A16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4" calcext:value-type="float">
            <text:p>24</text:p>
          </table:table-cell>
          <table:table-cell table:number-columns-repeated="2" table:style-name="ce20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20]=&quot;TypeGpio&quot;;CONCATENATE(&quot;GPIO&quot;;[.$L20]);[.$L20])" office:value-type="string" office:string-value="GPIOA16" calcext:value-type="string">
            <text:p>GPIOA16</text:p>
          </table:table-cell>
          <table:table-cell table:style-name="ce83" table:formula="of:=IF([.$M20]=&quot;TypeGpio&quot;;CONCATENATE(&quot;GPIO&quot;;[.$L20]);&quot;&quot;)" office:value-type="string" office:string-value="GPIOA16" calcext:value-type="string">
            <text:p>GPIOA16</text:p>
          </table:table-cell>
          <table:table-cell table:style-name="ce43" office:value-type="string" calcext:value-type="string">
            <text:p>SPI1MISO</text:p>
          </table:table-cell>
          <table:table-cell table:style-name="ce43" office:value-type="string" calcext:value-type="string">
            <text:p>UART3CTS</text:p>
          </table:table-cell>
          <table:table-cell table:style-name="ce43" office:value-type="string" calcext:value-type="string">
            <text:p>PAEINT16</text:p>
          </table:table-cell>
          <table:table-cell table:style-name="ce43" table:formula="of:=CONCATENATE(&quot;{ModeInput,&quot;&quot;&quot;;[.$S20];&quot;&quot;&quot;}&quot;)" office:value-type="string" office:string-value="{ModeInput,&quot;GPIOA16&quot;}" calcext:value-type="string">
            <text:p>{ModeInput,"GPIOA16"}</text:p>
          </table:table-cell>
          <table:table-cell table:style-name="ce43" table:formula="of:=IF([.$T20]&lt;&gt;&quot;&quot;;CONCATENATE(&quot;,{ModeOutput,&quot;&quot;&quot;;[.$T20];&quot;&quot;&quot;}&quot;);&quot;&quot;)" office:value-type="string" office:string-value=",{ModeOutput,&quot;GPIOA16&quot;}" calcext:value-type="string">
            <text:p>,{ModeOutput,"GPIOA16"}</text:p>
          </table:table-cell>
          <table:table-cell table:style-name="ce43" table:formula="of:=IF([.$U20]&lt;&gt;&quot;&quot;;CONCATENATE(&quot;,{ModeAlt2,&quot;&quot;&quot;;[.$U20];&quot;&quot;&quot;}&quot;);&quot;&quot;)" office:value-type="string" office:string-value=",{ModeAlt2,&quot;SPI1MISO&quot;}" calcext:value-type="string">
            <text:p>,{ModeAlt2,"SPI1MISO"}</text:p>
          </table:table-cell>
          <table:table-cell table:style-name="ce43" table:formula="of:=IF([.$V20]&lt;&gt;&quot;&quot;;CONCATENATE(&quot;,{ModeAlt3,&quot;&quot;&quot;;[.$V20];&quot;&quot;&quot;}&quot;);&quot;&quot;)" office:value-type="string" office:string-value=",{ModeAlt3,&quot;UART3CTS&quot;}" calcext:value-type="string">
            <text:p>,{ModeAlt3,"UART3CTS"}</text:p>
          </table:table-cell>
          <table:table-cell table:style-name="ce43" table:formula="of:=IF([.$W20]&lt;&gt;&quot;&quot;;CONCATENATE(&quot;,{ModeAlt6,&quot;&quot;&quot;;[.$W20];&quot;&quot;&quot;}&quot;);&quot;&quot;)" office:value-type="string" office:string-value=",{ModeAlt6,&quot;PAEINT16&quot;}" calcext:value-type="string">
            <text:p>,{ModeAlt6,"PAEINT16"}</text:p>
          </table:table-cell>
          <table:table-cell table:style-name="ce43" table:formula="of:=CONCATENATE(&quot;{&quot;;[.$M20];&quot;,{&quot;;[.$N20];&quot;,&quot;;[.$O20];&quot;,&quot;;[.$P20];&quot;,&quot;;[.$Q20];&quot;,&quot;;[.$R20];&quot;},{&quot;;[.$X20];[.$Y20];[.$Z20];[.$AA20];[.$AB20];&quot;}},&quot;)" office:value-type="string" office:string-value="{TypeGpio,{24,16,16,18,1},{{ModeInput,&quot;GPIOA16&quot;},{ModeOutput,&quot;GPIOA16&quot;},{ModeAlt2,&quot;SPI1MISO&quot;},{ModeAlt3,&quot;UART3CTS&quot;},{ModeAlt6,&quot;PAEINT16&quot;}}}," calcext:value-type="string">
            <text:p>{TypeGpio,{24,16,16,18,1},{{ModeInput,"GPIOA16"},{ModeOutput,"GPIOA16"},{ModeAlt2,"SPI1MISO"},{ModeAlt3,"UART3CTS"},{ModeAlt6,"PAEINT16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NC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43" table:formula="of:=([.$Q21]-1)*2+[.$R21]" office:value-type="float" office:value="35" calcext:value-type="float">
            <text:p>35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NC</text:p>
          </table:table-cell>
          <table:table-cell table:style-name="ce43" office:value-type="string" calcext:value-type="string">
            <text:p>TypeNotConnected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21]=&quot;TypeGpio&quot;;CONCATENATE(&quot;GPIO&quot;;[.$L21]);[.$L21])" office:value-type="string" office:string-value="NC" calcext:value-type="string">
            <text:p>NC</text:p>
          </table:table-cell>
          <table:table-cell table:style-name="ce83" table:formula="of:=IF([.$M21]=&quot;TypeGpio&quot;;CONCATENATE(&quot;GPIO&quot;;[.$L21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21];&quot;&quot;&quot;}&quot;)" office:value-type="string" office:string-value="{ModeInput,&quot;NC&quot;}" calcext:value-type="string">
            <text:p>{ModeInput,"NC"}</text:p>
          </table:table-cell>
          <table:table-cell table:style-name="ce43" table:formula="of:=IF([.$T21]&lt;&gt;&quot;&quot;;CONCATENATE(&quot;,{ModeOutput,&quot;&quot;&quot;;[.$T21];&quot;&quot;&quot;}&quot;);&quot;&quot;)">
            <text:p/>
          </table:table-cell>
          <table:table-cell table:style-name="ce43" table:formula="of:=IF([.$U21]&lt;&gt;&quot;&quot;;CONCATENATE(&quot;,{ModeAlt2,&quot;&quot;&quot;;[.$U21];&quot;&quot;&quot;}&quot;);&quot;&quot;)">
            <text:p/>
          </table:table-cell>
          <table:table-cell table:style-name="ce43" table:formula="of:=IF([.$V21]&lt;&gt;&quot;&quot;;CONCATENATE(&quot;,{ModeAlt3,&quot;&quot;&quot;;[.$V21];&quot;&quot;&quot;}&quot;);&quot;&quot;)">
            <text:p/>
          </table:table-cell>
          <table:table-cell table:style-name="ce43" table:formula="of:=IF([.$W21]&lt;&gt;&quot;&quot;;CONCATENATE(&quot;,{ModeAlt6,&quot;&quot;&quot;;[.$W21];&quot;&quot;&quot;}&quot;);&quot;&quot;)">
            <text:p/>
          </table:table-cell>
          <table:table-cell table:style-name="ce43" table:formula="of:=CONCATENATE(&quot;{&quot;;[.$M21];&quot;,{&quot;;[.$N21];&quot;,&quot;;[.$O21];&quot;,&quot;;[.$P21];&quot;,&quot;;[.$Q21];&quot;,&quot;;[.$R21];&quot;},{&quot;;[.$X21];[.$Y21];[.$Z21];[.$AA21];[.$AB21];&quot;}},&quot;)" office:value-type="string" office:string-value="{TypeNotConnected,{-1,-1,-1,18,1},{{ModeInput,&quot;NC&quot;}}}," calcext:value-type="string">
            <text:p>{TypeNotConnected,{-1,-1,-1,18,1},{{ModeInput,"NC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PIOA9 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22]-1)*2+[.$R22]" office:value-type="float" office:value="37" calcext:value-type="float">
            <text:p>37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9" calcext:value-type="float">
            <text:p>9</text:p>
          </table:table-cell>
          <table:table-cell table:style-name="ce66" table:formula="of:=CONCATENATE([.J22];[.K22])" office:value-type="string" office:string-value="A9" calcext:value-type="string">
            <text:p>A9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22]=&quot;TypeGpio&quot;;CONCATENATE(&quot;GPIO&quot;;[.$L22]);[.$L22])" office:value-type="string" office:string-value="GPIOA9" calcext:value-type="string">
            <text:p>GPIOA9</text:p>
          </table:table-cell>
          <table:table-cell table:style-name="ce83" table:formula="of:=IF([.$M22]=&quot;TypeGpio&quot;;CONCATENATE(&quot;GPIO&quot;;[.$L22]);&quot;&quot;)" office:value-type="string" office:string-value="GPIOA9" calcext:value-type="string">
            <text:p>GPIOA9</text:p>
          </table:table-cell>
          <table:table-cell table:style-name="ce43" office:value-type="string" calcext:value-type="string">
            <text:p>SIMRST</text:p>
          </table:table-cell>
          <table:table-cell table:style-name="ce43"/>
          <table:table-cell table:style-name="ce43" office:value-type="string" calcext:value-type="string">
            <text:p>PAEINT9</text:p>
          </table:table-cell>
          <table:table-cell table:style-name="ce43" table:formula="of:=CONCATENATE(&quot;{ModeInput,&quot;&quot;&quot;;[.$S22];&quot;&quot;&quot;}&quot;)" office:value-type="string" office:string-value="{ModeInput,&quot;GPIOA9&quot;}" calcext:value-type="string">
            <text:p>{ModeInput,"GPIOA9"}</text:p>
          </table:table-cell>
          <table:table-cell table:style-name="ce43" table:formula="of:=IF([.$T22]&lt;&gt;&quot;&quot;;CONCATENATE(&quot;,{ModeOutput,&quot;&quot;&quot;;[.$T22];&quot;&quot;&quot;}&quot;);&quot;&quot;)" office:value-type="string" office:string-value=",{ModeOutput,&quot;GPIOA9&quot;}" calcext:value-type="string">
            <text:p>,{ModeOutput,"GPIOA9"}</text:p>
          </table:table-cell>
          <table:table-cell table:style-name="ce43" table:formula="of:=IF([.$U22]&lt;&gt;&quot;&quot;;CONCATENATE(&quot;,{ModeAlt2,&quot;&quot;&quot;;[.$U22];&quot;&quot;&quot;}&quot;);&quot;&quot;)" office:value-type="string" office:string-value=",{ModeAlt2,&quot;SIMRST&quot;}" calcext:value-type="string">
            <text:p>,{ModeAlt2,"SIMRST"}</text:p>
          </table:table-cell>
          <table:table-cell table:style-name="ce43" table:formula="of:=IF([.$V22]&lt;&gt;&quot;&quot;;CONCATENATE(&quot;,{ModeAlt3,&quot;&quot;&quot;;[.$V22];&quot;&quot;&quot;}&quot;);&quot;&quot;)">
            <text:p/>
          </table:table-cell>
          <table:table-cell table:style-name="ce43" table:formula="of:=IF([.$W22]&lt;&gt;&quot;&quot;;CONCATENATE(&quot;,{ModeAlt6,&quot;&quot;&quot;;[.$W22];&quot;&quot;&quot;}&quot;);&quot;&quot;)" office:value-type="string" office:string-value=",{ModeAlt6,&quot;PAEINT9&quot;}" calcext:value-type="string">
            <text:p>,{ModeAlt6,"PAEINT9"}</text:p>
          </table:table-cell>
          <table:table-cell table:style-name="ce43" table:formula="of:=CONCATENATE(&quot;{&quot;;[.$M22];&quot;,{&quot;;[.$N22];&quot;,&quot;;[.$O22];&quot;,&quot;;[.$P22];&quot;,&quot;;[.$Q22];&quot;,&quot;;[.$R22];&quot;},{&quot;;[.$X22];[.$Y22];[.$Z22];[.$AA22];[.$AB22];&quot;}},&quot;)" office:value-type="string" office:string-value="{TypeGpio,{25,9,9,19,1},{{ModeInput,&quot;GPIOA9&quot;},{ModeOutput,&quot;GPIOA9&quot;},{ModeAlt2,&quot;SIMRST&quot;},{ModeAlt6,&quot;PAEINT9&quot;}}}," calcext:value-type="string">
            <text:p>{TypeGpio,{25,9,9,19,1},{{ModeInput,"GPIOA9"},{ModeOutput,"GPIOA9"},{ModeAlt2,"SIMRST"},{ModeAlt6,"PAEINT9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ND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23]-1)*2+[.$R23]" office:value-type="float" office:value="39" calcext:value-type="float">
            <text:p>39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23]=&quot;TypeGpio&quot;;CONCATENATE(&quot;GPIO&quot;;[.$L23]);[.$L23])" office:value-type="string" office:string-value="GND" calcext:value-type="string">
            <text:p>GND</text:p>
          </table:table-cell>
          <table:table-cell table:style-name="ce83" table:formula="of:=IF([.$M23]=&quot;TypeGpio&quot;;CONCATENATE(&quot;GPIO&quot;;[.$L23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23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23]&lt;&gt;&quot;&quot;;CONCATENATE(&quot;,{ModeOutput,&quot;&quot;&quot;;[.$T23];&quot;&quot;&quot;}&quot;);&quot;&quot;)">
            <text:p/>
          </table:table-cell>
          <table:table-cell table:style-name="ce43" table:formula="of:=IF([.$U23]&lt;&gt;&quot;&quot;;CONCATENATE(&quot;,{ModeAlt2,&quot;&quot;&quot;;[.$U23];&quot;&quot;&quot;}&quot;);&quot;&quot;)">
            <text:p/>
          </table:table-cell>
          <table:table-cell table:style-name="ce43" table:formula="of:=IF([.$V23]&lt;&gt;&quot;&quot;;CONCATENATE(&quot;,{ModeAlt3,&quot;&quot;&quot;;[.$V23];&quot;&quot;&quot;}&quot;);&quot;&quot;)">
            <text:p/>
          </table:table-cell>
          <table:table-cell table:style-name="ce43" table:formula="of:=IF([.$W23]&lt;&gt;&quot;&quot;;CONCATENATE(&quot;,{ModeAlt6,&quot;&quot;&quot;;[.$W23];&quot;&quot;&quot;}&quot;);&quot;&quot;)">
            <text:p/>
          </table:table-cell>
          <table:table-cell table:style-name="ce43" table:formula="of:=CONCATENATE(&quot;{&quot;;[.$M23];&quot;,{&quot;;[.$N23];&quot;,&quot;;[.$O23];&quot;,&quot;;[.$P23];&quot;,&quot;;[.$Q23];&quot;,&quot;;[.$R23];&quot;},{&quot;;[.$X23];[.$Y23];[.$Z23];[.$AA23];[.$AB23];&quot;}},&quot;)" office:value-type="string" office:string-value="{TypePower,{-1,-1,-1,20,1},{{ModeInput,&quot;GND&quot;}}}," calcext:value-type="string">
            <text:p>{TypePower,{-1,-1,-1,20,1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VDD_5V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51" table:formula="of:=([.$Q24]-1)*2+[.$R24]" office:value-type="float" office:value="2" calcext:value-type="float">
            <text:p>2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5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82" table:formula="of:=IF([.$M24]=&quot;TypeGpio&quot;;CONCATENATE(&quot;GPIO&quot;;[.$L24]);[.$L24])" office:value-type="string" office:string-value="5V" calcext:value-type="string">
            <text:p>5V</text:p>
          </table:table-cell>
          <table:table-cell table:style-name="ce82" table:formula="of:=IF([.$M24]=&quot;TypeGpio&quot;;CONCATENATE(&quot;GPIO&quot;;[.$L24]);&quot;&quot;)">
            <text:p/>
          </table:table-cell>
          <table:table-cell table:style-name="ce51" table:number-columns-repeated="3"/>
          <table:table-cell table:style-name="ce43" table:formula="of:=CONCATENATE(&quot;{ModeInput,&quot;&quot;&quot;;[.$S24];&quot;&quot;&quot;}&quot;)" office:value-type="string" office:string-value="{ModeInput,&quot;5V&quot;}" calcext:value-type="string">
            <text:p>{ModeInput,"5V"}</text:p>
          </table:table-cell>
          <table:table-cell table:style-name="ce43" table:formula="of:=IF([.$T24]&lt;&gt;&quot;&quot;;CONCATENATE(&quot;,{ModeOutput,&quot;&quot;&quot;;[.$T24];&quot;&quot;&quot;}&quot;);&quot;&quot;)">
            <text:p/>
          </table:table-cell>
          <table:table-cell table:style-name="ce43" table:formula="of:=IF([.$U24]&lt;&gt;&quot;&quot;;CONCATENATE(&quot;,{ModeAlt2,&quot;&quot;&quot;;[.$U24];&quot;&quot;&quot;}&quot;);&quot;&quot;)">
            <text:p/>
          </table:table-cell>
          <table:table-cell table:style-name="ce43" table:formula="of:=IF([.$V24]&lt;&gt;&quot;&quot;;CONCATENATE(&quot;,{ModeAlt3,&quot;&quot;&quot;;[.$V24];&quot;&quot;&quot;}&quot;);&quot;&quot;)">
            <text:p/>
          </table:table-cell>
          <table:table-cell table:style-name="ce43" table:formula="of:=IF([.$W24]&lt;&gt;&quot;&quot;;CONCATENATE(&quot;,{ModeAlt6,&quot;&quot;&quot;;[.$W24];&quot;&quot;&quot;}&quot;);&quot;&quot;)">
            <text:p/>
          </table:table-cell>
          <table:table-cell table:style-name="ce43" table:formula="of:=CONCATENATE(&quot;{&quot;;[.$M24];&quot;,{&quot;;[.$N24];&quot;,&quot;;[.$O24];&quot;,&quot;;[.$P24];&quot;,&quot;;[.$Q24];&quot;,&quot;;[.$R24];&quot;},{&quot;;[.$X24];[.$Y24];[.$Z24];[.$AA24];[.$AB24];&quot;}},&quot;)" office:value-type="string" office:string-value="{TypePower,{-1,-1,-1,1,2},{{ModeInput,&quot;5V&quot;}}}," calcext:value-type="string">
            <text:p>{TypePower,{-1,-1,-1,1,2},{{ModeInput,"5V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VDD_5V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51" table:formula="of:=([.$Q25]-1)*2+[.$R25]" office:value-type="float" office:value="4" calcext:value-type="float">
            <text:p>4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5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82" table:formula="of:=IF([.$M25]=&quot;TypeGpio&quot;;CONCATENATE(&quot;GPIO&quot;;[.$L25]);[.$L25])" office:value-type="string" office:string-value="5V" calcext:value-type="string">
            <text:p>5V</text:p>
          </table:table-cell>
          <table:table-cell table:style-name="ce82" table:formula="of:=IF([.$M25]=&quot;TypeGpio&quot;;CONCATENATE(&quot;GPIO&quot;;[.$L25]);&quot;&quot;)">
            <text:p/>
          </table:table-cell>
          <table:table-cell table:style-name="ce51" table:number-columns-repeated="3"/>
          <table:table-cell table:style-name="ce43" table:formula="of:=CONCATENATE(&quot;{ModeInput,&quot;&quot;&quot;;[.$S25];&quot;&quot;&quot;}&quot;)" office:value-type="string" office:string-value="{ModeInput,&quot;5V&quot;}" calcext:value-type="string">
            <text:p>{ModeInput,"5V"}</text:p>
          </table:table-cell>
          <table:table-cell table:style-name="ce43" table:formula="of:=IF([.$T25]&lt;&gt;&quot;&quot;;CONCATENATE(&quot;,{ModeOutput,&quot;&quot;&quot;;[.$T25];&quot;&quot;&quot;}&quot;);&quot;&quot;)">
            <text:p/>
          </table:table-cell>
          <table:table-cell table:style-name="ce43" table:formula="of:=IF([.$U25]&lt;&gt;&quot;&quot;;CONCATENATE(&quot;,{ModeAlt2,&quot;&quot;&quot;;[.$U25];&quot;&quot;&quot;}&quot;);&quot;&quot;)">
            <text:p/>
          </table:table-cell>
          <table:table-cell table:style-name="ce43" table:formula="of:=IF([.$V25]&lt;&gt;&quot;&quot;;CONCATENATE(&quot;,{ModeAlt3,&quot;&quot;&quot;;[.$V25];&quot;&quot;&quot;}&quot;);&quot;&quot;)">
            <text:p/>
          </table:table-cell>
          <table:table-cell table:style-name="ce43" table:formula="of:=IF([.$W25]&lt;&gt;&quot;&quot;;CONCATENATE(&quot;,{ModeAlt6,&quot;&quot;&quot;;[.$W25];&quot;&quot;&quot;}&quot;);&quot;&quot;)">
            <text:p/>
          </table:table-cell>
          <table:table-cell table:style-name="ce43" table:formula="of:=CONCATENATE(&quot;{&quot;;[.$M25];&quot;,{&quot;;[.$N25];&quot;,&quot;;[.$O25];&quot;,&quot;;[.$P25];&quot;,&quot;;[.$Q25];&quot;,&quot;;[.$R25];&quot;},{&quot;;[.$X25];[.$Y25];[.$Z25];[.$AA25];[.$AB25];&quot;}},&quot;)" office:value-type="string" office:string-value="{TypePower,{-1,-1,-1,2,2},{{ModeInput,&quot;5V&quot;}}}," calcext:value-type="string">
            <text:p>{TypePower,{-1,-1,-1,2,2},{{ModeInput,"5V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ND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51" table:formula="of:=([.$Q26]-1)*2+[.$R26]" office:value-type="float" office:value="6" calcext:value-type="float">
            <text:p>6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82" table:formula="of:=IF([.$M26]=&quot;TypeGpio&quot;;CONCATENATE(&quot;GPIO&quot;;[.$L26]);[.$L26])" office:value-type="string" office:string-value="GND" calcext:value-type="string">
            <text:p>GND</text:p>
          </table:table-cell>
          <table:table-cell table:style-name="ce82" table:formula="of:=IF([.$M26]=&quot;TypeGpio&quot;;CONCATENATE(&quot;GPIO&quot;;[.$L26]);&quot;&quot;)">
            <text:p/>
          </table:table-cell>
          <table:table-cell table:style-name="ce51" table:number-columns-repeated="3"/>
          <table:table-cell table:style-name="ce43" table:formula="of:=CONCATENATE(&quot;{ModeInput,&quot;&quot;&quot;;[.$S26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26]&lt;&gt;&quot;&quot;;CONCATENATE(&quot;,{ModeOutput,&quot;&quot;&quot;;[.$T26];&quot;&quot;&quot;}&quot;);&quot;&quot;)">
            <text:p/>
          </table:table-cell>
          <table:table-cell table:style-name="ce43" table:formula="of:=IF([.$U26]&lt;&gt;&quot;&quot;;CONCATENATE(&quot;,{ModeAlt2,&quot;&quot;&quot;;[.$U26];&quot;&quot;&quot;}&quot;);&quot;&quot;)">
            <text:p/>
          </table:table-cell>
          <table:table-cell table:style-name="ce43" table:formula="of:=IF([.$V26]&lt;&gt;&quot;&quot;;CONCATENATE(&quot;,{ModeAlt3,&quot;&quot;&quot;;[.$V26];&quot;&quot;&quot;}&quot;);&quot;&quot;)">
            <text:p/>
          </table:table-cell>
          <table:table-cell table:style-name="ce43" table:formula="of:=IF([.$W26]&lt;&gt;&quot;&quot;;CONCATENATE(&quot;,{ModeAlt6,&quot;&quot;&quot;;[.$W26];&quot;&quot;&quot;}&quot;);&quot;&quot;)">
            <text:p/>
          </table:table-cell>
          <table:table-cell table:style-name="ce43" table:formula="of:=CONCATENATE(&quot;{&quot;;[.$M26];&quot;,{&quot;;[.$N26];&quot;,&quot;;[.$O26];&quot;,&quot;;[.$P26];&quot;,&quot;;[.$Q26];&quot;,&quot;;[.$R26];&quot;},{&quot;;[.$X26];[.$Y26];[.$Z26];[.$AA26];[.$AB26];&quot;}},&quot;)" office:value-type="string" office:string-value="{TypePower,{-1,-1,-1,3,2},{{ModeInput,&quot;GND&quot;}}}," calcext:value-type="string">
            <text:p>{TypePower,{-1,-1,-1,3,2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1_TX/GPIOG6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51" table:formula="of:=([.$Q27]-1)*2+[.$R27]" office:value-type="float" office:value="8" calcext:value-type="float">
            <text:p>8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6" calcext:value-type="float">
            <text:p>6</text:p>
          </table:table-cell>
          <table:table-cell table:style-name="ce66" table:formula="of:=CONCATENATE([.J27];[.K27])" office:value-type="string" office:string-value="G6" calcext:value-type="string">
            <text:p>G6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86" calcext:value-type="float">
            <text:p>86</text:p>
          </table:table-cell>
          <table:table-cell table:style-name="ce20" office:value-type="float" office:value="198" calcext:value-type="float">
            <text:p>198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2" calcext:value-type="float">
            <text:p>2</text:p>
          </table:table-cell>
          <table:table-cell table:style-name="ce82" table:formula="of:=IF([.$M27]=&quot;TypeGpio&quot;;CONCATENATE(&quot;GPIO&quot;;[.$L27]);[.$L27])" office:value-type="string" office:string-value="GPIOG6" calcext:value-type="string">
            <text:p>GPIOG6</text:p>
          </table:table-cell>
          <table:table-cell table:style-name="ce82" table:formula="of:=IF([.$M27]=&quot;TypeGpio&quot;;CONCATENATE(&quot;GPIO&quot;;[.$L27]);&quot;&quot;)" office:value-type="string" office:string-value="GPIOG6" calcext:value-type="string">
            <text:p>GPIOG6</text:p>
          </table:table-cell>
          <table:table-cell table:style-name="ce51" office:value-type="string" calcext:value-type="string">
            <text:p>UART1TX</text:p>
          </table:table-cell>
          <table:table-cell table:style-name="ce51"/>
          <table:table-cell table:style-name="ce51" office:value-type="string" calcext:value-type="string">
            <text:p>PGEINT6</text:p>
          </table:table-cell>
          <table:table-cell table:style-name="ce43" table:formula="of:=CONCATENATE(&quot;{ModeInput,&quot;&quot;&quot;;[.$S27];&quot;&quot;&quot;}&quot;)" office:value-type="string" office:string-value="{ModeInput,&quot;GPIOG6&quot;}" calcext:value-type="string">
            <text:p>{ModeInput,"GPIOG6"}</text:p>
          </table:table-cell>
          <table:table-cell table:style-name="ce43" table:formula="of:=IF([.$T27]&lt;&gt;&quot;&quot;;CONCATENATE(&quot;,{ModeOutput,&quot;&quot;&quot;;[.$T27];&quot;&quot;&quot;}&quot;);&quot;&quot;)" office:value-type="string" office:string-value=",{ModeOutput,&quot;GPIOG6&quot;}" calcext:value-type="string">
            <text:p>,{ModeOutput,"GPIOG6"}</text:p>
          </table:table-cell>
          <table:table-cell table:style-name="ce43" table:formula="of:=IF([.$U27]&lt;&gt;&quot;&quot;;CONCATENATE(&quot;,{ModeAlt2,&quot;&quot;&quot;;[.$U27];&quot;&quot;&quot;}&quot;);&quot;&quot;)" office:value-type="string" office:string-value=",{ModeAlt2,&quot;UART1TX&quot;}" calcext:value-type="string">
            <text:p>,{ModeAlt2,"UART1TX"}</text:p>
          </table:table-cell>
          <table:table-cell table:style-name="ce43" table:formula="of:=IF([.$V27]&lt;&gt;&quot;&quot;;CONCATENATE(&quot;,{ModeAlt3,&quot;&quot;&quot;;[.$V27];&quot;&quot;&quot;}&quot;);&quot;&quot;)">
            <text:p/>
          </table:table-cell>
          <table:table-cell table:style-name="ce43" table:formula="of:=IF([.$W27]&lt;&gt;&quot;&quot;;CONCATENATE(&quot;,{ModeAlt6,&quot;&quot;&quot;;[.$W27];&quot;&quot;&quot;}&quot;);&quot;&quot;)" office:value-type="string" office:string-value=",{ModeAlt6,&quot;PGEINT6&quot;}" calcext:value-type="string">
            <text:p>,{ModeAlt6,"PGEINT6"}</text:p>
          </table:table-cell>
          <table:table-cell table:style-name="ce43" table:formula="of:=CONCATENATE(&quot;{&quot;;[.$M27];&quot;,{&quot;;[.$N27];&quot;,&quot;;[.$O27];&quot;,&quot;;[.$P27];&quot;,&quot;;[.$Q27];&quot;,&quot;;[.$R27];&quot;},{&quot;;[.$X27];[.$Y27];[.$Z27];[.$AA27];[.$AB27];&quot;}},&quot;)" office:value-type="string" office:string-value="{TypeGpio,{15,86,198,4,2},{{ModeInput,&quot;GPIOG6&quot;},{ModeOutput,&quot;GPIOG6&quot;},{ModeAlt2,&quot;UART1TX&quot;},{ModeAlt6,&quot;PGEINT6&quot;}}}," calcext:value-type="string">
            <text:p>{TypeGpio,{15,86,198,4,2},{{ModeInput,"GPIOG6"},{ModeOutput,"GPIOG6"},{ModeAlt2,"UART1TX"},{ModeAlt6,"PGEINT6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1_RX/GPIOG7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51" table:formula="of:=([.$Q28]-1)*2+[.$R28]" office:value-type="float" office:value="10" calcext:value-type="float">
            <text:p>10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7" calcext:value-type="float">
            <text:p>7</text:p>
          </table:table-cell>
          <table:table-cell table:style-name="ce66" table:formula="of:=CONCATENATE([.J28];[.K28])" office:value-type="string" office:string-value="G7" calcext:value-type="string">
            <text:p>G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87" calcext:value-type="float">
            <text:p>87</text:p>
          </table:table-cell>
          <table:table-cell table:style-name="ce20" office:value-type="float" office:value="199" calcext:value-type="float">
            <text:p>199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2" calcext:value-type="float">
            <text:p>2</text:p>
          </table:table-cell>
          <table:table-cell table:style-name="ce82" table:formula="of:=IF([.$M28]=&quot;TypeGpio&quot;;CONCATENATE(&quot;GPIO&quot;;[.$L28]);[.$L28])" office:value-type="string" office:string-value="GPIOG7" calcext:value-type="string">
            <text:p>GPIOG7</text:p>
          </table:table-cell>
          <table:table-cell table:style-name="ce82" table:formula="of:=IF([.$M28]=&quot;TypeGpio&quot;;CONCATENATE(&quot;GPIO&quot;;[.$L28]);&quot;&quot;)" office:value-type="string" office:string-value="GPIOG7" calcext:value-type="string">
            <text:p>GPIOG7</text:p>
          </table:table-cell>
          <table:table-cell table:style-name="ce51" office:value-type="string" calcext:value-type="string">
            <text:p>UART1RX</text:p>
          </table:table-cell>
          <table:table-cell table:style-name="ce51"/>
          <table:table-cell table:style-name="ce51" office:value-type="string" calcext:value-type="string">
            <text:p>PGEINT7</text:p>
          </table:table-cell>
          <table:table-cell table:style-name="ce43" table:formula="of:=CONCATENATE(&quot;{ModeInput,&quot;&quot;&quot;;[.$S28];&quot;&quot;&quot;}&quot;)" office:value-type="string" office:string-value="{ModeInput,&quot;GPIOG7&quot;}" calcext:value-type="string">
            <text:p>{ModeInput,"GPIOG7"}</text:p>
          </table:table-cell>
          <table:table-cell table:style-name="ce43" table:formula="of:=IF([.$T28]&lt;&gt;&quot;&quot;;CONCATENATE(&quot;,{ModeOutput,&quot;&quot;&quot;;[.$T28];&quot;&quot;&quot;}&quot;);&quot;&quot;)" office:value-type="string" office:string-value=",{ModeOutput,&quot;GPIOG7&quot;}" calcext:value-type="string">
            <text:p>,{ModeOutput,"GPIOG7"}</text:p>
          </table:table-cell>
          <table:table-cell table:style-name="ce43" table:formula="of:=IF([.$U28]&lt;&gt;&quot;&quot;;CONCATENATE(&quot;,{ModeAlt2,&quot;&quot;&quot;;[.$U28];&quot;&quot;&quot;}&quot;);&quot;&quot;)" office:value-type="string" office:string-value=",{ModeAlt2,&quot;UART1RX&quot;}" calcext:value-type="string">
            <text:p>,{ModeAlt2,"UART1RX"}</text:p>
          </table:table-cell>
          <table:table-cell table:style-name="ce43" table:formula="of:=IF([.$V28]&lt;&gt;&quot;&quot;;CONCATENATE(&quot;,{ModeAlt3,&quot;&quot;&quot;;[.$V28];&quot;&quot;&quot;}&quot;);&quot;&quot;)">
            <text:p/>
          </table:table-cell>
          <table:table-cell table:style-name="ce43" table:formula="of:=IF([.$W28]&lt;&gt;&quot;&quot;;CONCATENATE(&quot;,{ModeAlt6,&quot;&quot;&quot;;[.$W28];&quot;&quot;&quot;}&quot;);&quot;&quot;)" office:value-type="string" office:string-value=",{ModeAlt6,&quot;PGEINT7&quot;}" calcext:value-type="string">
            <text:p>,{ModeAlt6,"PGEINT7"}</text:p>
          </table:table-cell>
          <table:table-cell table:style-name="ce43" table:formula="of:=CONCATENATE(&quot;{&quot;;[.$M28];&quot;,{&quot;;[.$N28];&quot;,&quot;;[.$O28];&quot;,&quot;;[.$P28];&quot;,&quot;;[.$Q28];&quot;,&quot;;[.$R28];&quot;},{&quot;;[.$X28];[.$Y28];[.$Z28];[.$AA28];[.$AB28];&quot;}},&quot;)" office:value-type="string" office:string-value="{TypeGpio,{16,87,199,5,2},{{ModeInput,&quot;GPIOG7&quot;},{ModeOutput,&quot;GPIOG7&quot;},{ModeAlt2,&quot;UART1RX&quot;},{ModeAlt6,&quot;PGEINT7&quot;}}}," calcext:value-type="string">
            <text:p>{TypeGpio,{16,87,199,5,2},{{ModeInput,"GPIOG7"},{ModeOutput,"GPIOG7"},{ModeAlt2,"UART1RX"},{ModeAlt6,"PGEINT7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PWM1/GPIOA6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29]-1)*2+[.$R29]" office:value-type="float" office:value="12" calcext:value-type="float">
            <text:p>12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6" calcext:value-type="float">
            <text:p>6</text:p>
          </table:table-cell>
          <table:table-cell table:style-name="ce66" table:formula="of:=CONCATENATE([.J29];[.K29])" office:value-type="string" office:string-value="A6" calcext:value-type="string">
            <text:p>A6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29]=&quot;TypeGpio&quot;;CONCATENATE(&quot;GPIO&quot;;[.$L29]);[.$L29])" office:value-type="string" office:string-value="GPIOA6" calcext:value-type="string">
            <text:p>GPIOA6</text:p>
          </table:table-cell>
          <table:table-cell table:style-name="ce83" table:formula="of:=IF([.$M29]=&quot;TypeGpio&quot;;CONCATENATE(&quot;GPIO&quot;;[.$L29]);&quot;&quot;)" office:value-type="string" office:string-value="GPIOA6" calcext:value-type="string">
            <text:p>GPIOA6</text:p>
          </table:table-cell>
          <table:table-cell table:style-name="ce43" office:value-type="string" calcext:value-type="string">
            <text:p>SIMPWREN</text:p>
          </table:table-cell>
          <table:table-cell table:style-name="ce43" office:value-type="string" calcext:value-type="string">
            <text:p>PWM1</text:p>
          </table:table-cell>
          <table:table-cell table:style-name="ce43" office:value-type="string" calcext:value-type="string">
            <text:p>PAEINT6</text:p>
          </table:table-cell>
          <table:table-cell table:style-name="ce43" table:formula="of:=CONCATENATE(&quot;{ModeInput,&quot;&quot;&quot;;[.$S29];&quot;&quot;&quot;}&quot;)" office:value-type="string" office:string-value="{ModeInput,&quot;GPIOA6&quot;}" calcext:value-type="string">
            <text:p>{ModeInput,"GPIOA6"}</text:p>
          </table:table-cell>
          <table:table-cell table:style-name="ce43" table:formula="of:=IF([.$T29]&lt;&gt;&quot;&quot;;CONCATENATE(&quot;,{ModeOutput,&quot;&quot;&quot;;[.$T29];&quot;&quot;&quot;}&quot;);&quot;&quot;)" office:value-type="string" office:string-value=",{ModeOutput,&quot;GPIOA6&quot;}" calcext:value-type="string">
            <text:p>,{ModeOutput,"GPIOA6"}</text:p>
          </table:table-cell>
          <table:table-cell table:style-name="ce43" table:formula="of:=IF([.$U29]&lt;&gt;&quot;&quot;;CONCATENATE(&quot;,{ModeAlt2,&quot;&quot;&quot;;[.$U29];&quot;&quot;&quot;}&quot;);&quot;&quot;)" office:value-type="string" office:string-value=",{ModeAlt2,&quot;SIMPWREN&quot;}" calcext:value-type="string">
            <text:p>,{ModeAlt2,"SIMPWREN"}</text:p>
          </table:table-cell>
          <table:table-cell table:style-name="ce43" table:formula="of:=IF([.$V29]&lt;&gt;&quot;&quot;;CONCATENATE(&quot;,{ModeAlt3,&quot;&quot;&quot;;[.$V29];&quot;&quot;&quot;}&quot;);&quot;&quot;)" office:value-type="string" office:string-value=",{ModeAlt3,&quot;PWM1&quot;}" calcext:value-type="string">
            <text:p>,{ModeAlt3,"PWM1"}</text:p>
          </table:table-cell>
          <table:table-cell table:style-name="ce43" table:formula="of:=IF([.$W29]&lt;&gt;&quot;&quot;;CONCATENATE(&quot;,{ModeAlt6,&quot;&quot;&quot;;[.$W29];&quot;&quot;&quot;}&quot;);&quot;&quot;)" office:value-type="string" office:string-value=",{ModeAlt6,&quot;PAEINT6&quot;}" calcext:value-type="string">
            <text:p>,{ModeAlt6,"PAEINT6"}</text:p>
          </table:table-cell>
          <table:table-cell table:style-name="ce43" table:formula="of:=CONCATENATE(&quot;{&quot;;[.$M29];&quot;,{&quot;;[.$N29];&quot;,&quot;;[.$O29];&quot;,&quot;;[.$P29];&quot;,&quot;;[.$Q29];&quot;,&quot;;[.$R29];&quot;},{&quot;;[.$X29];[.$Y29];[.$Z29];[.$AA29];[.$AB29];&quot;}},&quot;)" office:value-type="string" office:string-value="{TypeGpio,{1,6,6,6,2},{{ModeInput,&quot;GPIOA6&quot;},{ModeOutput,&quot;GPIOA6&quot;},{ModeAlt2,&quot;SIMPWREN&quot;},{ModeAlt3,&quot;PWM1&quot;},{ModeAlt6,&quot;PAEINT6&quot;}}}," calcext:value-type="string">
            <text:p>{TypeGpio,{1,6,6,6,2},{{ModeInput,"GPIOA6"},{ModeOutput,"GPIOA6"},{ModeAlt2,"SIMPWREN"},{ModeAlt3,"PWM1"},{ModeAlt6,"PAEINT6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ND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30]-1)*2+[.$R30]" office:value-type="float" office:value="14" calcext:value-type="float">
            <text:p>14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30]=&quot;TypeGpio&quot;;CONCATENATE(&quot;GPIO&quot;;[.$L30]);[.$L30])" office:value-type="string" office:string-value="GND" calcext:value-type="string">
            <text:p>GND</text:p>
          </table:table-cell>
          <table:table-cell table:style-name="ce83" table:formula="of:=IF([.$M30]=&quot;TypeGpio&quot;;CONCATENATE(&quot;GPIO&quot;;[.$L30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30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30]&lt;&gt;&quot;&quot;;CONCATENATE(&quot;,{ModeOutput,&quot;&quot;&quot;;[.$T30];&quot;&quot;&quot;}&quot;);&quot;&quot;)">
            <text:p/>
          </table:table-cell>
          <table:table-cell table:style-name="ce43" table:formula="of:=IF([.$U30]&lt;&gt;&quot;&quot;;CONCATENATE(&quot;,{ModeAlt2,&quot;&quot;&quot;;[.$U30];&quot;&quot;&quot;}&quot;);&quot;&quot;)">
            <text:p/>
          </table:table-cell>
          <table:table-cell table:style-name="ce43" table:formula="of:=IF([.$V30]&lt;&gt;&quot;&quot;;CONCATENATE(&quot;,{ModeAlt3,&quot;&quot;&quot;;[.$V30];&quot;&quot;&quot;}&quot;);&quot;&quot;)">
            <text:p/>
          </table:table-cell>
          <table:table-cell table:style-name="ce43" table:formula="of:=IF([.$W30]&lt;&gt;&quot;&quot;;CONCATENATE(&quot;,{ModeAlt6,&quot;&quot;&quot;;[.$W30];&quot;&quot;&quot;}&quot;);&quot;&quot;)">
            <text:p/>
          </table:table-cell>
          <table:table-cell table:style-name="ce43" table:formula="of:=CONCATENATE(&quot;{&quot;;[.$M30];&quot;,{&quot;;[.$N30];&quot;,&quot;;[.$O30];&quot;,&quot;;[.$P30];&quot;,&quot;;[.$Q30];&quot;,&quot;;[.$R30];&quot;},{&quot;;[.$X30];[.$Y30];[.$Z30];[.$AA30];[.$AB30];&quot;}},&quot;)" office:value-type="string" office:string-value="{TypePower,{-1,-1,-1,7,2},{{ModeInput,&quot;GND&quot;}}}," calcext:value-type="string">
            <text:p>{TypePower,{-1,-1,-1,7,2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1_RTS/GPIOG8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31]-1)*2+[.$R31]" office:value-type="float" office:value="16" calcext:value-type="float">
            <text:p>16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8" calcext:value-type="float">
            <text:p>8</text:p>
          </table:table-cell>
          <table:table-cell table:style-name="ce66" table:formula="of:=CONCATENATE([.J31];[.K31])" office:value-type="string" office:string-value="G8" calcext:value-type="string">
            <text:p>G8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88" calcext:value-type="float">
            <text:p>88</text:p>
          </table:table-cell>
          <table:table-cell table:style-name="ce20" office:value-type="float" office:value="200" calcext:value-type="float">
            <text:p>20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31]=&quot;TypeGpio&quot;;CONCATENATE(&quot;GPIO&quot;;[.$L31]);[.$L31])" office:value-type="string" office:string-value="GPIOG8" calcext:value-type="string">
            <text:p>GPIOG8</text:p>
          </table:table-cell>
          <table:table-cell table:style-name="ce83" table:formula="of:=IF([.$M31]=&quot;TypeGpio&quot;;CONCATENATE(&quot;GPIO&quot;;[.$L31]);&quot;&quot;)" office:value-type="string" office:string-value="GPIOG8" calcext:value-type="string">
            <text:p>GPIOG8</text:p>
          </table:table-cell>
          <table:table-cell table:style-name="ce43" office:value-type="string" calcext:value-type="string">
            <text:p>UART1RTS</text:p>
          </table:table-cell>
          <table:table-cell table:style-name="ce43"/>
          <table:table-cell table:style-name="ce43" office:value-type="string" calcext:value-type="string">
            <text:p>PGEINT8</text:p>
          </table:table-cell>
          <table:table-cell table:style-name="ce43" table:formula="of:=CONCATENATE(&quot;{ModeInput,&quot;&quot;&quot;;[.$S31];&quot;&quot;&quot;}&quot;)" office:value-type="string" office:string-value="{ModeInput,&quot;GPIOG8&quot;}" calcext:value-type="string">
            <text:p>{ModeInput,"GPIOG8"}</text:p>
          </table:table-cell>
          <table:table-cell table:style-name="ce43" table:formula="of:=IF([.$T31]&lt;&gt;&quot;&quot;;CONCATENATE(&quot;,{ModeOutput,&quot;&quot;&quot;;[.$T31];&quot;&quot;&quot;}&quot;);&quot;&quot;)" office:value-type="string" office:string-value=",{ModeOutput,&quot;GPIOG8&quot;}" calcext:value-type="string">
            <text:p>,{ModeOutput,"GPIOG8"}</text:p>
          </table:table-cell>
          <table:table-cell table:style-name="ce43" table:formula="of:=IF([.$U31]&lt;&gt;&quot;&quot;;CONCATENATE(&quot;,{ModeAlt2,&quot;&quot;&quot;;[.$U31];&quot;&quot;&quot;}&quot;);&quot;&quot;)" office:value-type="string" office:string-value=",{ModeAlt2,&quot;UART1RTS&quot;}" calcext:value-type="string">
            <text:p>,{ModeAlt2,"UART1RTS"}</text:p>
          </table:table-cell>
          <table:table-cell table:style-name="ce43" table:formula="of:=IF([.$V31]&lt;&gt;&quot;&quot;;CONCATENATE(&quot;,{ModeAlt3,&quot;&quot;&quot;;[.$V31];&quot;&quot;&quot;}&quot;);&quot;&quot;)">
            <text:p/>
          </table:table-cell>
          <table:table-cell table:style-name="ce43" table:formula="of:=IF([.$W31]&lt;&gt;&quot;&quot;;CONCATENATE(&quot;,{ModeAlt6,&quot;&quot;&quot;;[.$W31];&quot;&quot;&quot;}&quot;);&quot;&quot;)" office:value-type="string" office:string-value=",{ModeAlt6,&quot;PGEINT8&quot;}" calcext:value-type="string">
            <text:p>,{ModeAlt6,"PGEINT8"}</text:p>
          </table:table-cell>
          <table:table-cell table:style-name="ce43" table:formula="of:=CONCATENATE(&quot;{&quot;;[.$M31];&quot;,{&quot;;[.$N31];&quot;,&quot;;[.$O31];&quot;,&quot;;[.$P31];&quot;,&quot;;[.$Q31];&quot;,&quot;;[.$R31];&quot;},{&quot;;[.$X31];[.$Y31];[.$Z31];[.$AA31];[.$AB31];&quot;}},&quot;)" office:value-type="string" office:string-value="{TypeGpio,{4,88,200,8,2},{{ModeInput,&quot;GPIOG8&quot;},{ModeOutput,&quot;GPIOG8&quot;},{ModeAlt2,&quot;UART1RTS&quot;},{ModeAlt6,&quot;PGEINT8&quot;}}}," calcext:value-type="string">
            <text:p>{TypeGpio,{4,88,200,8,2},{{ModeInput,"GPIOG8"},{ModeOutput,"GPIOG8"},{ModeAlt2,"UART1RTS"},{ModeAlt6,"PGEINT8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1_CTS/GPIOG9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32]-1)*2+[.$R32]" office:value-type="float" office:value="18" calcext:value-type="float">
            <text:p>18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9" calcext:value-type="float">
            <text:p>9</text:p>
          </table:table-cell>
          <table:table-cell table:style-name="ce66" table:formula="of:=CONCATENATE([.J32];[.K32])" office:value-type="string" office:string-value="G9" calcext:value-type="string">
            <text:p>G9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201" calcext:value-type="float">
            <text:p>20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32]=&quot;TypeGpio&quot;;CONCATENATE(&quot;GPIO&quot;;[.$L32]);[.$L32])" office:value-type="string" office:string-value="GPIOG9" calcext:value-type="string">
            <text:p>GPIOG9</text:p>
          </table:table-cell>
          <table:table-cell table:style-name="ce83" table:formula="of:=IF([.$M32]=&quot;TypeGpio&quot;;CONCATENATE(&quot;GPIO&quot;;[.$L32]);&quot;&quot;)" office:value-type="string" office:string-value="GPIOG9" calcext:value-type="string">
            <text:p>GPIOG9</text:p>
          </table:table-cell>
          <table:table-cell table:style-name="ce43" office:value-type="string" calcext:value-type="string">
            <text:p>UART1CTS</text:p>
          </table:table-cell>
          <table:table-cell table:style-name="ce43"/>
          <table:table-cell table:style-name="ce43" office:value-type="string" calcext:value-type="string">
            <text:p>PGEINT9</text:p>
          </table:table-cell>
          <table:table-cell table:style-name="ce43" table:formula="of:=CONCATENATE(&quot;{ModeInput,&quot;&quot;&quot;;[.$S32];&quot;&quot;&quot;}&quot;)" office:value-type="string" office:string-value="{ModeInput,&quot;GPIOG9&quot;}" calcext:value-type="string">
            <text:p>{ModeInput,"GPIOG9"}</text:p>
          </table:table-cell>
          <table:table-cell table:style-name="ce43" table:formula="of:=IF([.$T32]&lt;&gt;&quot;&quot;;CONCATENATE(&quot;,{ModeOutput,&quot;&quot;&quot;;[.$T32];&quot;&quot;&quot;}&quot;);&quot;&quot;)" office:value-type="string" office:string-value=",{ModeOutput,&quot;GPIOG9&quot;}" calcext:value-type="string">
            <text:p>,{ModeOutput,"GPIOG9"}</text:p>
          </table:table-cell>
          <table:table-cell table:style-name="ce43" table:formula="of:=IF([.$U32]&lt;&gt;&quot;&quot;;CONCATENATE(&quot;,{ModeAlt2,&quot;&quot;&quot;;[.$U32];&quot;&quot;&quot;}&quot;);&quot;&quot;)" office:value-type="string" office:string-value=",{ModeAlt2,&quot;UART1CTS&quot;}" calcext:value-type="string">
            <text:p>,{ModeAlt2,"UART1CTS"}</text:p>
          </table:table-cell>
          <table:table-cell table:style-name="ce43" table:formula="of:=IF([.$V32]&lt;&gt;&quot;&quot;;CONCATENATE(&quot;,{ModeAlt3,&quot;&quot;&quot;;[.$V32];&quot;&quot;&quot;}&quot;);&quot;&quot;)">
            <text:p/>
          </table:table-cell>
          <table:table-cell table:style-name="ce43" table:formula="of:=IF([.$W32]&lt;&gt;&quot;&quot;;CONCATENATE(&quot;,{ModeAlt6,&quot;&quot;&quot;;[.$W32];&quot;&quot;&quot;}&quot;);&quot;&quot;)" office:value-type="string" office:string-value=",{ModeAlt6,&quot;PGEINT9&quot;}" calcext:value-type="string">
            <text:p>,{ModeAlt6,"PGEINT9"}</text:p>
          </table:table-cell>
          <table:table-cell table:style-name="ce43" table:formula="of:=CONCATENATE(&quot;{&quot;;[.$M32];&quot;,{&quot;;[.$N32];&quot;,&quot;;[.$O32];&quot;,&quot;;[.$P32];&quot;,&quot;;[.$Q32];&quot;,&quot;;[.$R32];&quot;},{&quot;;[.$X32];[.$Y32];[.$Z32];[.$AA32];[.$AB32];&quot;}},&quot;)" office:value-type="string" office:string-value="{TypeGpio,{5,89,201,9,2},{{ModeInput,&quot;GPIOG9&quot;},{ModeOutput,&quot;GPIOG9&quot;},{ModeAlt2,&quot;UART1CTS&quot;},{ModeAlt6,&quot;PGEINT9&quot;}}}," calcext:value-type="string">
            <text:p>{TypeGpio,{5,89,201,9,2},{{ModeInput,"GPIOG9"},{ModeOutput,"GPIOG9"},{ModeAlt2,"UART1CTS"},{ModeAlt6,"PGEINT9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ND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33]-1)*2+[.$R33]" office:value-type="float" office:value="20" calcext:value-type="float">
            <text:p>20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33]=&quot;TypeGpio&quot;;CONCATENATE(&quot;GPIO&quot;;[.$L33]);[.$L33])" office:value-type="string" office:string-value="GND" calcext:value-type="string">
            <text:p>GND</text:p>
          </table:table-cell>
          <table:table-cell table:style-name="ce83" table:formula="of:=IF([.$M33]=&quot;TypeGpio&quot;;CONCATENATE(&quot;GPIO&quot;;[.$L33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33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33]&lt;&gt;&quot;&quot;;CONCATENATE(&quot;,{ModeOutput,&quot;&quot;&quot;;[.$T33];&quot;&quot;&quot;}&quot;);&quot;&quot;)">
            <text:p/>
          </table:table-cell>
          <table:table-cell table:style-name="ce43" table:formula="of:=IF([.$U33]&lt;&gt;&quot;&quot;;CONCATENATE(&quot;,{ModeAlt2,&quot;&quot;&quot;;[.$U33];&quot;&quot;&quot;}&quot;);&quot;&quot;)">
            <text:p/>
          </table:table-cell>
          <table:table-cell table:style-name="ce43" table:formula="of:=IF([.$V33]&lt;&gt;&quot;&quot;;CONCATENATE(&quot;,{ModeAlt3,&quot;&quot;&quot;;[.$V33];&quot;&quot;&quot;}&quot;);&quot;&quot;)">
            <text:p/>
          </table:table-cell>
          <table:table-cell table:style-name="ce43" table:formula="of:=IF([.$W33]&lt;&gt;&quot;&quot;;CONCATENATE(&quot;,{ModeAlt6,&quot;&quot;&quot;;[.$W33];&quot;&quot;&quot;}&quot;);&quot;&quot;)">
            <text:p/>
          </table:table-cell>
          <table:table-cell table:style-name="ce43" table:formula="of:=CONCATENATE(&quot;{&quot;;[.$M33];&quot;,{&quot;;[.$N33];&quot;,&quot;;[.$O33];&quot;,&quot;;[.$P33];&quot;,&quot;;[.$Q33];&quot;,&quot;;[.$R33];&quot;},{&quot;;[.$X33];[.$Y33];[.$Z33];[.$AA33];[.$AB33];&quot;}},&quot;)" office:value-type="string" office:string-value="{TypePower,{-1,-1,-1,10,2},{{ModeInput,&quot;GND&quot;}}}," calcext:value-type="string">
            <text:p>{TypePower,{-1,-1,-1,10,2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2_RX/GPIOA1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34]-1)*2+[.$R34]" office:value-type="float" office:value="22" calcext:value-type="float">
            <text:p>22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" calcext:value-type="float">
            <text:p>1</text:p>
          </table:table-cell>
          <table:table-cell table:style-name="ce66" table:formula="of:=CONCATENATE([.J34];[.K34])" office:value-type="string" office:string-value="A1" calcext:value-type="string">
            <text:p>A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34]=&quot;TypeGpio&quot;;CONCATENATE(&quot;GPIO&quot;;[.$L34]);[.$L34])" office:value-type="string" office:string-value="GPIOA1" calcext:value-type="string">
            <text:p>GPIOA1</text:p>
          </table:table-cell>
          <table:table-cell table:style-name="ce83" table:formula="of:=IF([.$M34]=&quot;TypeGpio&quot;;CONCATENATE(&quot;GPIO&quot;;[.$L34]);&quot;&quot;)" office:value-type="string" office:string-value="GPIOA1" calcext:value-type="string">
            <text:p>GPIOA1</text:p>
          </table:table-cell>
          <table:table-cell table:style-name="ce43" office:value-type="string" calcext:value-type="string">
            <text:p>UART2RX</text:p>
          </table:table-cell>
          <table:table-cell table:style-name="ce43" office:value-type="string" calcext:value-type="string">
            <text:p>JTAGCK</text:p>
          </table:table-cell>
          <table:table-cell table:style-name="ce43" office:value-type="string" calcext:value-type="string">
            <text:p>PAEINT1</text:p>
          </table:table-cell>
          <table:table-cell table:style-name="ce43" table:formula="of:=CONCATENATE(&quot;{ModeInput,&quot;&quot;&quot;;[.$S34];&quot;&quot;&quot;}&quot;)" office:value-type="string" office:string-value="{ModeInput,&quot;GPIOA1&quot;}" calcext:value-type="string">
            <text:p>{ModeInput,"GPIOA1"}</text:p>
          </table:table-cell>
          <table:table-cell table:style-name="ce43" table:formula="of:=IF([.$T34]&lt;&gt;&quot;&quot;;CONCATENATE(&quot;,{ModeOutput,&quot;&quot;&quot;;[.$T34];&quot;&quot;&quot;}&quot;);&quot;&quot;)" office:value-type="string" office:string-value=",{ModeOutput,&quot;GPIOA1&quot;}" calcext:value-type="string">
            <text:p>,{ModeOutput,"GPIOA1"}</text:p>
          </table:table-cell>
          <table:table-cell table:style-name="ce43" table:formula="of:=IF([.$U34]&lt;&gt;&quot;&quot;;CONCATENATE(&quot;,{ModeAlt2,&quot;&quot;&quot;;[.$U34];&quot;&quot;&quot;}&quot;);&quot;&quot;)" office:value-type="string" office:string-value=",{ModeAlt2,&quot;UART2RX&quot;}" calcext:value-type="string">
            <text:p>,{ModeAlt2,"UART2RX"}</text:p>
          </table:table-cell>
          <table:table-cell table:style-name="ce43" table:formula="of:=IF([.$V34]&lt;&gt;&quot;&quot;;CONCATENATE(&quot;,{ModeAlt3,&quot;&quot;&quot;;[.$V34];&quot;&quot;&quot;}&quot;);&quot;&quot;)" office:value-type="string" office:string-value=",{ModeAlt3,&quot;JTAGCK&quot;}" calcext:value-type="string">
            <text:p>,{ModeAlt3,"JTAGCK"}</text:p>
          </table:table-cell>
          <table:table-cell table:style-name="ce43" table:formula="of:=IF([.$W34]&lt;&gt;&quot;&quot;;CONCATENATE(&quot;,{ModeAlt6,&quot;&quot;&quot;;[.$W34];&quot;&quot;&quot;}&quot;);&quot;&quot;)" office:value-type="string" office:string-value=",{ModeAlt6,&quot;PAEINT1&quot;}" calcext:value-type="string">
            <text:p>,{ModeAlt6,"PAEINT1"}</text:p>
          </table:table-cell>
          <table:table-cell table:style-name="ce43" table:formula="of:=CONCATENATE(&quot;{&quot;;[.$M34];&quot;,{&quot;;[.$N34];&quot;,&quot;;[.$O34];&quot;,&quot;;[.$P34];&quot;,&quot;;[.$Q34];&quot;,&quot;;[.$R34];&quot;},{&quot;;[.$X34];[.$Y34];[.$Z34];[.$AA34];[.$AB34];&quot;}},&quot;)" office:value-type="string" office:string-value="{TypeGpio,{6,1,1,11,2},{{ModeInput,&quot;GPIOA1&quot;},{ModeOutput,&quot;GPIOA1&quot;},{ModeAlt2,&quot;UART2RX&quot;},{ModeAlt3,&quot;JTAGCK&quot;},{ModeAlt6,&quot;PAEINT1&quot;}}}," calcext:value-type="string">
            <text:p>{TypeGpio,{6,1,1,11,2},{{ModeInput,"GPIOA1"},{ModeOutput,"GPIOA1"},{ModeAlt2,"UART2RX"},{ModeAlt3,"JTAGCK"},{ModeAlt6,"PAEINT1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SPI0_CS/GPIOC3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35]-1)*2+[.$R35]" office:value-type="float" office:value="24" calcext:value-type="float">
            <text:p>24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" calcext:value-type="float">
            <text:p>3</text:p>
          </table:table-cell>
          <table:table-cell table:style-name="ce66" table:formula="of:=CONCATENATE([.J35];[.K35])" office:value-type="string" office:string-value="C3" calcext:value-type="string">
            <text:p>C3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67" calcext:value-type="float">
            <text:p>6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35]=&quot;TypeGpio&quot;;CONCATENATE(&quot;GPIO&quot;;[.$L35]);[.$L35])" office:value-type="string" office:string-value="GPIOC3" calcext:value-type="string">
            <text:p>GPIOC3</text:p>
          </table:table-cell>
          <table:table-cell table:style-name="ce83" table:formula="of:=IF([.$M35]=&quot;TypeGpio&quot;;CONCATENATE(&quot;GPIO&quot;;[.$L35]);&quot;&quot;)" office:value-type="string" office:string-value="GPIOC3" calcext:value-type="string">
            <text:p>GPIOC3</text:p>
          </table:table-cell>
          <table:table-cell table:style-name="ce43" office:value-type="string" calcext:value-type="string">
            <text:p>NANDCE1</text:p>
          </table:table-cell>
          <table:table-cell table:style-name="ce43" office:value-type="string" calcext:value-type="string">
            <text:p>SPI0CS</text:p>
          </table:table-cell>
          <table:table-cell table:style-name="ce43"/>
          <table:table-cell table:style-name="ce43" table:formula="of:=CONCATENATE(&quot;{ModeInput,&quot;&quot;&quot;;[.$S35];&quot;&quot;&quot;}&quot;)" office:value-type="string" office:string-value="{ModeInput,&quot;GPIOC3&quot;}" calcext:value-type="string">
            <text:p>{ModeInput,"GPIOC3"}</text:p>
          </table:table-cell>
          <table:table-cell table:style-name="ce43" table:formula="of:=IF([.$T35]&lt;&gt;&quot;&quot;;CONCATENATE(&quot;,{ModeOutput,&quot;&quot;&quot;;[.$T35];&quot;&quot;&quot;}&quot;);&quot;&quot;)" office:value-type="string" office:string-value=",{ModeOutput,&quot;GPIOC3&quot;}" calcext:value-type="string">
            <text:p>,{ModeOutput,"GPIOC3"}</text:p>
          </table:table-cell>
          <table:table-cell table:style-name="ce43" table:formula="of:=IF([.$U35]&lt;&gt;&quot;&quot;;CONCATENATE(&quot;,{ModeAlt2,&quot;&quot;&quot;;[.$U35];&quot;&quot;&quot;}&quot;);&quot;&quot;)" office:value-type="string" office:string-value=",{ModeAlt2,&quot;NANDCE1&quot;}" calcext:value-type="string">
            <text:p>,{ModeAlt2,"NANDCE1"}</text:p>
          </table:table-cell>
          <table:table-cell table:style-name="ce43" table:formula="of:=IF([.$V35]&lt;&gt;&quot;&quot;;CONCATENATE(&quot;,{ModeAlt3,&quot;&quot;&quot;;[.$V35];&quot;&quot;&quot;}&quot;);&quot;&quot;)" office:value-type="string" office:string-value=",{ModeAlt3,&quot;SPI0CS&quot;}" calcext:value-type="string">
            <text:p>,{ModeAlt3,"SPI0CS"}</text:p>
          </table:table-cell>
          <table:table-cell table:style-name="ce43" table:formula="of:=IF([.$W35]&lt;&gt;&quot;&quot;;CONCATENATE(&quot;,{ModeAlt6,&quot;&quot;&quot;;[.$W35];&quot;&quot;&quot;}&quot;);&quot;&quot;)">
            <text:p/>
          </table:table-cell>
          <table:table-cell table:style-name="ce43" table:formula="of:=CONCATENATE(&quot;{&quot;;[.$M35];&quot;,{&quot;;[.$N35];&quot;,&quot;;[.$O35];&quot;,&quot;;[.$P35];&quot;,&quot;;[.$Q35];&quot;,&quot;;[.$R35];&quot;},{&quot;;[.$X35];[.$Y35];[.$Z35];[.$AA35];[.$AB35];&quot;}},&quot;)" office:value-type="string" office:string-value="{TypeGpio,{10,25,67,12,2},{{ModeInput,&quot;GPIOC3&quot;},{ModeOutput,&quot;GPIOC3&quot;},{ModeAlt2,&quot;NANDCE1&quot;},{ModeAlt3,&quot;SPI0CS&quot;}}}," calcext:value-type="string">
            <text:p>{TypeGpio,{10,25,67,12,2},{{ModeInput,"GPIOC3"},{ModeOutput,"GPIOC3"},{ModeAlt2,"NANDCE1"},{ModeAlt3,"SPI0CS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SPDIF-OUT/GPIOA17 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36]-1)*2+[.$R36]" office:value-type="float" office:value="26" calcext:value-type="float">
            <text:p>26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7" calcext:value-type="float">
            <text:p>17</text:p>
          </table:table-cell>
          <table:table-cell table:style-name="ce66" table:formula="of:=CONCATENATE([.J36];[.K36])" office:value-type="string" office:string-value="A17" calcext:value-type="string">
            <text:p>A1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2" table:style-name="ce20" office:value-type="float" office:value="17" calcext:value-type="float">
            <text:p>1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36]=&quot;TypeGpio&quot;;CONCATENATE(&quot;GPIO&quot;;[.$L36]);[.$L36])" office:value-type="string" office:string-value="GPIOA17" calcext:value-type="string">
            <text:p>GPIOA17</text:p>
          </table:table-cell>
          <table:table-cell table:style-name="ce83" table:formula="of:=IF([.$M36]=&quot;TypeGpio&quot;;CONCATENATE(&quot;GPIO&quot;;[.$L36]);&quot;&quot;)" office:value-type="string" office:string-value="GPIOA17" calcext:value-type="string">
            <text:p>GPIOA17</text:p>
          </table:table-cell>
          <table:table-cell table:style-name="ce43" office:value-type="string" calcext:value-type="string">
            <text:p>OWAOUT</text:p>
          </table:table-cell>
          <table:table-cell table:style-name="ce43"/>
          <table:table-cell table:style-name="ce43" office:value-type="string" calcext:value-type="string">
            <text:p>PAEINT17</text:p>
          </table:table-cell>
          <table:table-cell table:style-name="ce43" table:formula="of:=CONCATENATE(&quot;{ModeInput,&quot;&quot;&quot;;[.$S36];&quot;&quot;&quot;}&quot;)" office:value-type="string" office:string-value="{ModeInput,&quot;GPIOA17&quot;}" calcext:value-type="string">
            <text:p>{ModeInput,"GPIOA17"}</text:p>
          </table:table-cell>
          <table:table-cell table:style-name="ce43" table:formula="of:=IF([.$T36]&lt;&gt;&quot;&quot;;CONCATENATE(&quot;,{ModeOutput,&quot;&quot;&quot;;[.$T36];&quot;&quot;&quot;}&quot;);&quot;&quot;)" office:value-type="string" office:string-value=",{ModeOutput,&quot;GPIOA17&quot;}" calcext:value-type="string">
            <text:p>,{ModeOutput,"GPIOA17"}</text:p>
          </table:table-cell>
          <table:table-cell table:style-name="ce43" table:formula="of:=IF([.$U36]&lt;&gt;&quot;&quot;;CONCATENATE(&quot;,{ModeAlt2,&quot;&quot;&quot;;[.$U36];&quot;&quot;&quot;}&quot;);&quot;&quot;)" office:value-type="string" office:string-value=",{ModeAlt2,&quot;OWAOUT&quot;}" calcext:value-type="string">
            <text:p>,{ModeAlt2,"OWAOUT"}</text:p>
          </table:table-cell>
          <table:table-cell table:style-name="ce43" table:formula="of:=IF([.$V36]&lt;&gt;&quot;&quot;;CONCATENATE(&quot;,{ModeAlt3,&quot;&quot;&quot;;[.$V36];&quot;&quot;&quot;}&quot;);&quot;&quot;)">
            <text:p/>
          </table:table-cell>
          <table:table-cell table:style-name="ce43" table:formula="of:=IF([.$W36]&lt;&gt;&quot;&quot;;CONCATENATE(&quot;,{ModeAlt6,&quot;&quot;&quot;;[.$W36];&quot;&quot;&quot;}&quot;);&quot;&quot;)" office:value-type="string" office:string-value=",{ModeAlt6,&quot;PAEINT17&quot;}" calcext:value-type="string">
            <text:p>,{ModeAlt6,"PAEINT17"}</text:p>
          </table:table-cell>
          <table:table-cell table:style-name="ce43" table:formula="of:=CONCATENATE(&quot;{&quot;;[.$M36];&quot;,{&quot;;[.$N36];&quot;,&quot;;[.$O36];&quot;,&quot;;[.$P36];&quot;,&quot;;[.$Q36];&quot;,&quot;;[.$R36];&quot;},{&quot;;[.$X36];[.$Y36];[.$Z36];[.$AA36];[.$AB36];&quot;}},&quot;)" office:value-type="string" office:string-value="{TypeGpio,{11,17,17,13,2},{{ModeInput,&quot;GPIOA17&quot;},{ModeOutput,&quot;GPIOA17&quot;},{ModeAlt2,&quot;OWAOUT&quot;},{ModeAlt6,&quot;PAEINT17&quot;}}}," calcext:value-type="string">
            <text:p>{TypeGpio,{11,17,17,13,2},{{ModeInput,"GPIOA17"},{ModeOutput,"GPIOA17"},{ModeAlt2,"OWAOUT"},{ModeAlt6,"PAEINT17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PCM0_SYNC/I2S0_LRCK/GPIOA18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37]-1)*2+[.$R37]" office:value-type="float" office:value="28" calcext:value-type="float">
            <text:p>28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8" calcext:value-type="float">
            <text:p>18</text:p>
          </table:table-cell>
          <table:table-cell table:style-name="ce66" table:formula="of:=CONCATENATE([.J37];[.K37])" office:value-type="string" office:string-value="A18" calcext:value-type="string">
            <text:p>A18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1" calcext:value-type="float">
            <text:p>31</text:p>
          </table:table-cell>
          <table:table-cell table:number-columns-repeated="2" table:style-name="ce20" office:value-type="float" office:value="18" calcext:value-type="float">
            <text:p>1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37]=&quot;TypeGpio&quot;;CONCATENATE(&quot;GPIO&quot;;[.$L37]);[.$L37])" office:value-type="string" office:string-value="GPIOA18" calcext:value-type="string">
            <text:p>GPIOA18</text:p>
          </table:table-cell>
          <table:table-cell table:style-name="ce83" table:formula="of:=IF([.$M37]=&quot;TypeGpio&quot;;CONCATENATE(&quot;GPIO&quot;;[.$L37]);&quot;&quot;)" office:value-type="string" office:string-value="GPIOA18" calcext:value-type="string">
            <text:p>GPIOA18</text:p>
          </table:table-cell>
          <table:table-cell table:style-name="ce43" office:value-type="string" calcext:value-type="string">
            <text:p>PCM0SYNC</text:p>
          </table:table-cell>
          <table:table-cell table:style-name="ce43" office:value-type="string" calcext:value-type="string">
            <text:p>TWI1SCK</text:p>
          </table:table-cell>
          <table:table-cell table:style-name="ce43" office:value-type="string" calcext:value-type="string">
            <text:p>PAEINT18</text:p>
          </table:table-cell>
          <table:table-cell table:style-name="ce43" table:formula="of:=CONCATENATE(&quot;{ModeInput,&quot;&quot;&quot;;[.$S37];&quot;&quot;&quot;}&quot;)" office:value-type="string" office:string-value="{ModeInput,&quot;GPIOA18&quot;}" calcext:value-type="string">
            <text:p>{ModeInput,"GPIOA18"}</text:p>
          </table:table-cell>
          <table:table-cell table:style-name="ce43" table:formula="of:=IF([.$T37]&lt;&gt;&quot;&quot;;CONCATENATE(&quot;,{ModeOutput,&quot;&quot;&quot;;[.$T37];&quot;&quot;&quot;}&quot;);&quot;&quot;)" office:value-type="string" office:string-value=",{ModeOutput,&quot;GPIOA18&quot;}" calcext:value-type="string">
            <text:p>,{ModeOutput,"GPIOA18"}</text:p>
          </table:table-cell>
          <table:table-cell table:style-name="ce43" table:formula="of:=IF([.$U37]&lt;&gt;&quot;&quot;;CONCATENATE(&quot;,{ModeAlt2,&quot;&quot;&quot;;[.$U37];&quot;&quot;&quot;}&quot;);&quot;&quot;)" office:value-type="string" office:string-value=",{ModeAlt2,&quot;PCM0SYNC&quot;}" calcext:value-type="string">
            <text:p>,{ModeAlt2,"PCM0SYNC"}</text:p>
          </table:table-cell>
          <table:table-cell table:style-name="ce43" table:formula="of:=IF([.$V37]&lt;&gt;&quot;&quot;;CONCATENATE(&quot;,{ModeAlt3,&quot;&quot;&quot;;[.$V37];&quot;&quot;&quot;}&quot;);&quot;&quot;)" office:value-type="string" office:string-value=",{ModeAlt3,&quot;TWI1SCK&quot;}" calcext:value-type="string">
            <text:p>,{ModeAlt3,"TWI1SCK"}</text:p>
          </table:table-cell>
          <table:table-cell table:style-name="ce43" table:formula="of:=IF([.$W37]&lt;&gt;&quot;&quot;;CONCATENATE(&quot;,{ModeAlt6,&quot;&quot;&quot;;[.$W37];&quot;&quot;&quot;}&quot;);&quot;&quot;)" office:value-type="string" office:string-value=",{ModeAlt6,&quot;PAEINT18&quot;}" calcext:value-type="string">
            <text:p>,{ModeAlt6,"PAEINT18"}</text:p>
          </table:table-cell>
          <table:table-cell table:style-name="ce43" table:formula="of:=CONCATENATE(&quot;{&quot;;[.$M37];&quot;,{&quot;;[.$N37];&quot;,&quot;;[.$O37];&quot;,&quot;;[.$P37];&quot;,&quot;;[.$Q37];&quot;,&quot;;[.$R37];&quot;},{&quot;;[.$X37];[.$Y37];[.$Z37];[.$AA37];[.$AB37];&quot;}},&quot;)" office:value-type="string" office:string-value="{TypeGpio,{31,18,18,14,2},{{ModeInput,&quot;GPIOA18&quot;},{ModeOutput,&quot;GPIOA18&quot;},{ModeAlt2,&quot;PCM0SYNC&quot;},{ModeAlt3,&quot;TWI1SCK&quot;},{ModeAlt6,&quot;PAEINT18&quot;}}}," calcext:value-type="string">
            <text:p>{TypeGpio,{31,18,18,14,2},{{ModeInput,"GPIOA18"},{ModeOutput,"GPIOA18"},{ModeAlt2,"PCM0SYNC"},{ModeAlt3,"TWI1SCK"},{ModeAlt6,"PAEINT18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ND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38]-1)*2+[.$R38]" office:value-type="float" office:value="30" calcext:value-type="float">
            <text:p>30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38]=&quot;TypeGpio&quot;;CONCATENATE(&quot;GPIO&quot;;[.$L38]);[.$L38])" office:value-type="string" office:string-value="GND" calcext:value-type="string">
            <text:p>GND</text:p>
          </table:table-cell>
          <table:table-cell table:style-name="ce83" table:formula="of:=IF([.$M38]=&quot;TypeGpio&quot;;CONCATENATE(&quot;GPIO&quot;;[.$L38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38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38]&lt;&gt;&quot;&quot;;CONCATENATE(&quot;,{ModeOutput,&quot;&quot;&quot;;[.$T38];&quot;&quot;&quot;}&quot;);&quot;&quot;)">
            <text:p/>
          </table:table-cell>
          <table:table-cell table:style-name="ce43" table:formula="of:=IF([.$U38]&lt;&gt;&quot;&quot;;CONCATENATE(&quot;,{ModeAlt2,&quot;&quot;&quot;;[.$U38];&quot;&quot;&quot;}&quot;);&quot;&quot;)">
            <text:p/>
          </table:table-cell>
          <table:table-cell table:style-name="ce43" table:formula="of:=IF([.$V38]&lt;&gt;&quot;&quot;;CONCATENATE(&quot;,{ModeAlt3,&quot;&quot;&quot;;[.$V38];&quot;&quot;&quot;}&quot;);&quot;&quot;)">
            <text:p/>
          </table:table-cell>
          <table:table-cell table:style-name="ce43" table:formula="of:=IF([.$W38]&lt;&gt;&quot;&quot;;CONCATENATE(&quot;,{ModeAlt6,&quot;&quot;&quot;;[.$W38];&quot;&quot;&quot;}&quot;);&quot;&quot;)">
            <text:p/>
          </table:table-cell>
          <table:table-cell table:style-name="ce43" table:formula="of:=CONCATENATE(&quot;{&quot;;[.$M38];&quot;,{&quot;;[.$N38];&quot;,&quot;;[.$O38];&quot;,&quot;;[.$P38];&quot;,&quot;;[.$Q38];&quot;,&quot;;[.$R38];&quot;},{&quot;;[.$X38];[.$Y38];[.$Z38];[.$AA38];[.$AB38];&quot;}},&quot;)" office:value-type="string" office:string-value="{TypePower,{-1,-1,-1,15,2},{{ModeInput,&quot;GND&quot;}}}," calcext:value-type="string">
            <text:p>{TypePower,{-1,-1,-1,15,2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PIOA7 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table:formula="of:=([.$Q39]-1)*2+[.$R39]" office:value-type="float" office:value="32" calcext:value-type="float">
            <text:p>32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7" calcext:value-type="float">
            <text:p>7</text:p>
          </table:table-cell>
          <table:table-cell table:style-name="ce66" table:formula="of:=CONCATENATE([.J39];[.K39])" office:value-type="string" office:string-value="A7" calcext:value-type="string">
            <text:p>A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39]=&quot;TypeGpio&quot;;CONCATENATE(&quot;GPIO&quot;;[.$L39]);[.$L39])" office:value-type="string" office:string-value="GPIOA7" calcext:value-type="string">
            <text:p>GPIOA7</text:p>
          </table:table-cell>
          <table:table-cell table:style-name="ce83" table:formula="of:=IF([.$M39]=&quot;TypeGpio&quot;;CONCATENATE(&quot;GPIO&quot;;[.$L39]);&quot;&quot;)" office:value-type="string" office:string-value="GPIOA7" calcext:value-type="string">
            <text:p>GPIOA7</text:p>
          </table:table-cell>
          <table:table-cell table:style-name="ce43" office:value-type="string" calcext:value-type="string">
            <text:p>SIMCLK</text:p>
          </table:table-cell>
          <table:table-cell table:style-name="ce43"/>
          <table:table-cell table:style-name="ce43" office:value-type="string" calcext:value-type="string">
            <text:p>PAEINT7</text:p>
          </table:table-cell>
          <table:table-cell table:style-name="ce43" table:formula="of:=CONCATENATE(&quot;{ModeInput,&quot;&quot;&quot;;[.$S39];&quot;&quot;&quot;}&quot;)" office:value-type="string" office:string-value="{ModeInput,&quot;GPIOA7&quot;}" calcext:value-type="string">
            <text:p>{ModeInput,"GPIOA7"}</text:p>
          </table:table-cell>
          <table:table-cell table:style-name="ce43" table:formula="of:=IF([.$T39]&lt;&gt;&quot;&quot;;CONCATENATE(&quot;,{ModeOutput,&quot;&quot;&quot;;[.$T39];&quot;&quot;&quot;}&quot;);&quot;&quot;)" office:value-type="string" office:string-value=",{ModeOutput,&quot;GPIOA7&quot;}" calcext:value-type="string">
            <text:p>,{ModeOutput,"GPIOA7"}</text:p>
          </table:table-cell>
          <table:table-cell table:style-name="ce43" table:formula="of:=IF([.$U39]&lt;&gt;&quot;&quot;;CONCATENATE(&quot;,{ModeAlt2,&quot;&quot;&quot;;[.$U39];&quot;&quot;&quot;}&quot;);&quot;&quot;)" office:value-type="string" office:string-value=",{ModeAlt2,&quot;SIMCLK&quot;}" calcext:value-type="string">
            <text:p>,{ModeAlt2,"SIMCLK"}</text:p>
          </table:table-cell>
          <table:table-cell table:style-name="ce43" table:formula="of:=IF([.$V39]&lt;&gt;&quot;&quot;;CONCATENATE(&quot;,{ModeAlt3,&quot;&quot;&quot;;[.$V39];&quot;&quot;&quot;}&quot;);&quot;&quot;)">
            <text:p/>
          </table:table-cell>
          <table:table-cell table:style-name="ce43" table:formula="of:=IF([.$W39]&lt;&gt;&quot;&quot;;CONCATENATE(&quot;,{ModeAlt6,&quot;&quot;&quot;;[.$W39];&quot;&quot;&quot;}&quot;);&quot;&quot;)" office:value-type="string" office:string-value=",{ModeAlt6,&quot;PAEINT7&quot;}" calcext:value-type="string">
            <text:p>,{ModeAlt6,"PAEINT7"}</text:p>
          </table:table-cell>
          <table:table-cell table:style-name="ce43" table:formula="of:=CONCATENATE(&quot;{&quot;;[.$M39];&quot;,{&quot;;[.$N39];&quot;,&quot;;[.$O39];&quot;,&quot;;[.$P39];&quot;,&quot;;[.$Q39];&quot;,&quot;;[.$R39];&quot;},{&quot;;[.$X39];[.$Y39];[.$Z39];[.$AA39];[.$AB39];&quot;}},&quot;)" office:value-type="string" office:string-value="{TypeGpio,{26,7,7,16,2},{{ModeInput,&quot;GPIOA7&quot;},{ModeOutput,&quot;GPIOA7&quot;},{ModeAlt2,&quot;SIMCLK&quot;},{ModeAlt6,&quot;PAEINT7&quot;}}}," calcext:value-type="string">
            <text:p>{TypeGpio,{26,7,7,16,2},{{ModeInput,"GPIOA7"},{ModeOutput,"GPIOA7"},{ModeAlt2,"SIMCLK"},{ModeAlt6,"PAEINT7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NC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43" table:formula="of:=([.$Q40]-1)*2+[.$R40]" office:value-type="float" office:value="32" calcext:value-type="float">
            <text:p>32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NC</text:p>
          </table:table-cell>
          <table:table-cell table:style-name="ce43" office:value-type="string" calcext:value-type="string">
            <text:p>TypeNotConnected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40]=&quot;TypeGpio&quot;;CONCATENATE(&quot;GPIO&quot;;[.$L40]);[.$L40])" office:value-type="string" office:string-value="NC" calcext:value-type="string">
            <text:p>NC</text:p>
          </table:table-cell>
          <table:table-cell table:style-name="ce83" table:formula="of:=IF([.$M40]=&quot;TypeGpio&quot;;CONCATENATE(&quot;GPIO&quot;;[.$L40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40];&quot;&quot;&quot;}&quot;)" office:value-type="string" office:string-value="{ModeInput,&quot;NC&quot;}" calcext:value-type="string">
            <text:p>{ModeInput,"NC"}</text:p>
          </table:table-cell>
          <table:table-cell table:style-name="ce43" table:formula="of:=IF([.$T40]&lt;&gt;&quot;&quot;;CONCATENATE(&quot;,{ModeOutput,&quot;&quot;&quot;;[.$T40];&quot;&quot;&quot;}&quot;);&quot;&quot;)">
            <text:p/>
          </table:table-cell>
          <table:table-cell table:style-name="ce43" table:formula="of:=IF([.$U40]&lt;&gt;&quot;&quot;;CONCATENATE(&quot;,{ModeAlt2,&quot;&quot;&quot;;[.$U40];&quot;&quot;&quot;}&quot;);&quot;&quot;)">
            <text:p/>
          </table:table-cell>
          <table:table-cell table:style-name="ce43" table:formula="of:=IF([.$V40]&lt;&gt;&quot;&quot;;CONCATENATE(&quot;,{ModeAlt3,&quot;&quot;&quot;;[.$V40];&quot;&quot;&quot;}&quot;);&quot;&quot;)">
            <text:p/>
          </table:table-cell>
          <table:table-cell table:style-name="ce43" table:formula="of:=IF([.$W40]&lt;&gt;&quot;&quot;;CONCATENATE(&quot;,{ModeAlt6,&quot;&quot;&quot;;[.$W40];&quot;&quot;&quot;}&quot;);&quot;&quot;)">
            <text:p/>
          </table:table-cell>
          <table:table-cell table:style-name="ce43" table:formula="of:=CONCATENATE(&quot;{&quot;;[.$M40];&quot;,{&quot;;[.$N40];&quot;,&quot;;[.$O40];&quot;,&quot;;[.$P40];&quot;,&quot;;[.$Q40];&quot;,&quot;;[.$R40];&quot;},{&quot;;[.$X40];[.$Y40];[.$Z40];[.$AA40];[.$AB40];&quot;}},&quot;)" office:value-type="string" office:string-value="{TypeNotConnected,{-1,-1,-1,16,2},{{ModeInput,&quot;NC&quot;}}}," calcext:value-type="string">
            <text:p>{TypeNotConnected,{-1,-1,-1,16,2},{{ModeInput,"NC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ND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41]-1)*2+[.$R41]" office:value-type="float" office:value="34" calcext:value-type="float">
            <text:p>34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41]=&quot;TypeGpio&quot;;CONCATENATE(&quot;GPIO&quot;;[.$L41]);[.$L41])" office:value-type="string" office:string-value="GND" calcext:value-type="string">
            <text:p>GND</text:p>
          </table:table-cell>
          <table:table-cell table:style-name="ce83" table:formula="of:=IF([.$M41]=&quot;TypeGpio&quot;;CONCATENATE(&quot;GPIO&quot;;[.$L41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41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41]&lt;&gt;&quot;&quot;;CONCATENATE(&quot;,{ModeOutput,&quot;&quot;&quot;;[.$T41];&quot;&quot;&quot;}&quot;);&quot;&quot;)">
            <text:p/>
          </table:table-cell>
          <table:table-cell table:style-name="ce43" table:formula="of:=IF([.$U41]&lt;&gt;&quot;&quot;;CONCATENATE(&quot;,{ModeAlt2,&quot;&quot;&quot;;[.$U41];&quot;&quot;&quot;}&quot;);&quot;&quot;)">
            <text:p/>
          </table:table-cell>
          <table:table-cell table:style-name="ce43" table:formula="of:=IF([.$V41]&lt;&gt;&quot;&quot;;CONCATENATE(&quot;,{ModeAlt3,&quot;&quot;&quot;;[.$V41];&quot;&quot;&quot;}&quot;);&quot;&quot;)">
            <text:p/>
          </table:table-cell>
          <table:table-cell table:style-name="ce43" table:formula="of:=IF([.$W41]&lt;&gt;&quot;&quot;;CONCATENATE(&quot;,{ModeAlt6,&quot;&quot;&quot;;[.$W41];&quot;&quot;&quot;}&quot;);&quot;&quot;)">
            <text:p/>
          </table:table-cell>
          <table:table-cell table:style-name="ce43" table:formula="of:=CONCATENATE(&quot;{&quot;;[.$M41];&quot;,{&quot;;[.$N41];&quot;,&quot;;[.$O41];&quot;,&quot;;[.$P41];&quot;,&quot;;[.$Q41];&quot;,&quot;;[.$R41];&quot;},{&quot;;[.$X41];[.$Y41];[.$Z41];[.$AA41];[.$AB41];&quot;}},&quot;)" office:value-type="string" office:string-value="{TypePower,{-1,-1,-1,17,2},{{ModeInput,&quot;GND&quot;}}}," calcext:value-type="string">
            <text:p>{TypePower,{-1,-1,-1,17,2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3_TX/SPI1_CS/GPIOA13 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table:formula="of:=([.$Q42]-1)*2+[.$R42]" office:value-type="float" office:value="36" calcext:value-type="float">
            <text:p>36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3" calcext:value-type="float">
            <text:p>13</text:p>
          </table:table-cell>
          <table:table-cell table:style-name="ce66" table:formula="of:=CONCATENATE([.J42];[.K42])" office:value-type="string" office:string-value="A13" calcext:value-type="string">
            <text:p>A13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7" calcext:value-type="float">
            <text:p>27</text:p>
          </table:table-cell>
          <table:table-cell table:number-columns-repeated="2" table:style-name="ce20" office:value-type="float" office:value="13" calcext:value-type="float">
            <text:p>1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42]=&quot;TypeGpio&quot;;CONCATENATE(&quot;GPIO&quot;;[.$L42]);[.$L42])" office:value-type="string" office:string-value="GPIOA13" calcext:value-type="string">
            <text:p>GPIOA13</text:p>
          </table:table-cell>
          <table:table-cell table:style-name="ce83" table:formula="of:=IF([.$M42]=&quot;TypeGpio&quot;;CONCATENATE(&quot;GPIO&quot;;[.$L42]);&quot;&quot;)" office:value-type="string" office:string-value="GPIOA13" calcext:value-type="string">
            <text:p>GPIOA13</text:p>
          </table:table-cell>
          <table:table-cell table:style-name="ce43" office:value-type="string" calcext:value-type="string">
            <text:p>SPI1CS</text:p>
          </table:table-cell>
          <table:table-cell table:style-name="ce43" office:value-type="string" calcext:value-type="string">
            <text:p>UART3TX</text:p>
          </table:table-cell>
          <table:table-cell table:style-name="ce43" office:value-type="string" calcext:value-type="string">
            <text:p>PAEINT13</text:p>
          </table:table-cell>
          <table:table-cell table:style-name="ce43" table:formula="of:=CONCATENATE(&quot;{ModeInput,&quot;&quot;&quot;;[.$S42];&quot;&quot;&quot;}&quot;)" office:value-type="string" office:string-value="{ModeInput,&quot;GPIOA13&quot;}" calcext:value-type="string">
            <text:p>{ModeInput,"GPIOA13"}</text:p>
          </table:table-cell>
          <table:table-cell table:style-name="ce43" table:formula="of:=IF([.$T42]&lt;&gt;&quot;&quot;;CONCATENATE(&quot;,{ModeOutput,&quot;&quot;&quot;;[.$T42];&quot;&quot;&quot;}&quot;);&quot;&quot;)" office:value-type="string" office:string-value=",{ModeOutput,&quot;GPIOA13&quot;}" calcext:value-type="string">
            <text:p>,{ModeOutput,"GPIOA13"}</text:p>
          </table:table-cell>
          <table:table-cell table:style-name="ce43" table:formula="of:=IF([.$U42]&lt;&gt;&quot;&quot;;CONCATENATE(&quot;,{ModeAlt2,&quot;&quot;&quot;;[.$U42];&quot;&quot;&quot;}&quot;);&quot;&quot;)" office:value-type="string" office:string-value=",{ModeAlt2,&quot;SPI1CS&quot;}" calcext:value-type="string">
            <text:p>,{ModeAlt2,"SPI1CS"}</text:p>
          </table:table-cell>
          <table:table-cell table:style-name="ce43" table:formula="of:=IF([.$V42]&lt;&gt;&quot;&quot;;CONCATENATE(&quot;,{ModeAlt3,&quot;&quot;&quot;;[.$V42];&quot;&quot;&quot;}&quot;);&quot;&quot;)" office:value-type="string" office:string-value=",{ModeAlt3,&quot;UART3TX&quot;}" calcext:value-type="string">
            <text:p>,{ModeAlt3,"UART3TX"}</text:p>
          </table:table-cell>
          <table:table-cell table:style-name="ce43" table:formula="of:=IF([.$W42]&lt;&gt;&quot;&quot;;CONCATENATE(&quot;,{ModeAlt6,&quot;&quot;&quot;;[.$W42];&quot;&quot;&quot;}&quot;);&quot;&quot;)" office:value-type="string" office:string-value=",{ModeAlt6,&quot;PAEINT13&quot;}" calcext:value-type="string">
            <text:p>,{ModeAlt6,"PAEINT13"}</text:p>
          </table:table-cell>
          <table:table-cell table:style-name="ce43" table:formula="of:=CONCATENATE(&quot;{&quot;;[.$M42];&quot;,{&quot;;[.$N42];&quot;,&quot;;[.$O42];&quot;,&quot;;[.$P42];&quot;,&quot;;[.$Q42];&quot;,&quot;;[.$R42];&quot;},{&quot;;[.$X42];[.$Y42];[.$Z42];[.$AA42];[.$AB42];&quot;}},&quot;)" office:value-type="string" office:string-value="{TypeGpio,{27,13,13,18,2},{{ModeInput,&quot;GPIOA13&quot;},{ModeOutput,&quot;GPIOA13&quot;},{ModeAlt2,&quot;SPI1CS&quot;},{ModeAlt3,&quot;UART3TX&quot;},{ModeAlt6,&quot;PAEINT13&quot;}}}," calcext:value-type="string">
            <text:p>{TypeGpio,{27,13,13,18,2},{{ModeInput,"GPIOA13"},{ModeOutput,"GPIOA13"},{ModeAlt2,"SPI1CS"},{ModeAlt3,"UART3TX"},{ModeAlt6,"PAEINT13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NC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43" table:formula="of:=([.$Q43]-1)*2+[.$R43]" office:value-type="float" office:value="36" calcext:value-type="float">
            <text:p>36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NC</text:p>
          </table:table-cell>
          <table:table-cell table:style-name="ce43" office:value-type="string" calcext:value-type="string">
            <text:p>TypeNotConnected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43]=&quot;TypeGpio&quot;;CONCATENATE(&quot;GPIO&quot;;[.$L43]);[.$L43])" office:value-type="string" office:string-value="NC" calcext:value-type="string">
            <text:p>NC</text:p>
          </table:table-cell>
          <table:table-cell table:style-name="ce83" table:formula="of:=IF([.$M43]=&quot;TypeGpio&quot;;CONCATENATE(&quot;GPIO&quot;;[.$L43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43];&quot;&quot;&quot;}&quot;)" office:value-type="string" office:string-value="{ModeInput,&quot;NC&quot;}" calcext:value-type="string">
            <text:p>{ModeInput,"NC"}</text:p>
          </table:table-cell>
          <table:table-cell table:style-name="ce43" table:formula="of:=IF([.$T43]&lt;&gt;&quot;&quot;;CONCATENATE(&quot;,{ModeOutput,&quot;&quot;&quot;;[.$T43];&quot;&quot;&quot;}&quot;);&quot;&quot;)">
            <text:p/>
          </table:table-cell>
          <table:table-cell table:style-name="ce43" table:formula="of:=IF([.$U43]&lt;&gt;&quot;&quot;;CONCATENATE(&quot;,{ModeAlt2,&quot;&quot;&quot;;[.$U43];&quot;&quot;&quot;}&quot;);&quot;&quot;)">
            <text:p/>
          </table:table-cell>
          <table:table-cell table:style-name="ce43" table:formula="of:=IF([.$V43]&lt;&gt;&quot;&quot;;CONCATENATE(&quot;,{ModeAlt3,&quot;&quot;&quot;;[.$V43];&quot;&quot;&quot;}&quot;);&quot;&quot;)">
            <text:p/>
          </table:table-cell>
          <table:table-cell table:style-name="ce43" table:formula="of:=IF([.$W43]&lt;&gt;&quot;&quot;;CONCATENATE(&quot;,{ModeAlt6,&quot;&quot;&quot;;[.$W43];&quot;&quot;&quot;}&quot;);&quot;&quot;)">
            <text:p/>
          </table:table-cell>
          <table:table-cell table:style-name="ce43" table:formula="of:=CONCATENATE(&quot;{&quot;;[.$M43];&quot;,{&quot;;[.$N43];&quot;,&quot;;[.$O43];&quot;,&quot;;[.$P43];&quot;,&quot;;[.$Q43];&quot;,&quot;;[.$R43];&quot;},{&quot;;[.$X43];[.$Y43];[.$Z43];[.$AA43];[.$AB43];&quot;}},&quot;)" office:value-type="string" office:string-value="{TypeNotConnected,{-1,-1,-1,18,2},{{ModeInput,&quot;NC&quot;}}}," calcext:value-type="string">
            <text:p>{TypeNotConnected,{-1,-1,-1,18,2},{{ModeInput,"NC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3_RTS/SPI1_MOSI/GPIOA15 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table:formula="of:=([.$Q44]-1)*2+[.$R44]" office:value-type="float" office:value="38" calcext:value-type="float">
            <text:p>38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5" calcext:value-type="float">
            <text:p>15</text:p>
          </table:table-cell>
          <table:table-cell table:style-name="ce66" table:formula="of:=CONCATENATE([.J44];[.K44])" office:value-type="string" office:string-value="A15" calcext:value-type="string">
            <text:p>A15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8" calcext:value-type="float">
            <text:p>28</text:p>
          </table:table-cell>
          <table:table-cell table:number-columns-repeated="2" table:style-name="ce20" office:value-type="float" office:value="15" calcext:value-type="float">
            <text:p>1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44]=&quot;TypeGpio&quot;;CONCATENATE(&quot;GPIO&quot;;[.$L44]);[.$L44])" office:value-type="string" office:string-value="GPIOA15" calcext:value-type="string">
            <text:p>GPIOA15</text:p>
          </table:table-cell>
          <table:table-cell table:style-name="ce83" table:formula="of:=IF([.$M44]=&quot;TypeGpio&quot;;CONCATENATE(&quot;GPIO&quot;;[.$L44]);&quot;&quot;)" office:value-type="string" office:string-value="GPIOA15" calcext:value-type="string">
            <text:p>GPIOA15</text:p>
          </table:table-cell>
          <table:table-cell table:style-name="ce43" office:value-type="string" calcext:value-type="string">
            <text:p>SPI1MOSI</text:p>
          </table:table-cell>
          <table:table-cell table:style-name="ce43" office:value-type="string" calcext:value-type="string">
            <text:p>UART3RTS</text:p>
          </table:table-cell>
          <table:table-cell table:style-name="ce43" office:value-type="string" calcext:value-type="string">
            <text:p>PAEINT15</text:p>
          </table:table-cell>
          <table:table-cell table:style-name="ce43" table:formula="of:=CONCATENATE(&quot;{ModeInput,&quot;&quot;&quot;;[.$S44];&quot;&quot;&quot;}&quot;)" office:value-type="string" office:string-value="{ModeInput,&quot;GPIOA15&quot;}" calcext:value-type="string">
            <text:p>{ModeInput,"GPIOA15"}</text:p>
          </table:table-cell>
          <table:table-cell table:style-name="ce43" table:formula="of:=IF([.$T44]&lt;&gt;&quot;&quot;;CONCATENATE(&quot;,{ModeOutput,&quot;&quot;&quot;;[.$T44];&quot;&quot;&quot;}&quot;);&quot;&quot;)" office:value-type="string" office:string-value=",{ModeOutput,&quot;GPIOA15&quot;}" calcext:value-type="string">
            <text:p>,{ModeOutput,"GPIOA15"}</text:p>
          </table:table-cell>
          <table:table-cell table:style-name="ce43" table:formula="of:=IF([.$U44]&lt;&gt;&quot;&quot;;CONCATENATE(&quot;,{ModeAlt2,&quot;&quot;&quot;;[.$U44];&quot;&quot;&quot;}&quot;);&quot;&quot;)" office:value-type="string" office:string-value=",{ModeAlt2,&quot;SPI1MOSI&quot;}" calcext:value-type="string">
            <text:p>,{ModeAlt2,"SPI1MOSI"}</text:p>
          </table:table-cell>
          <table:table-cell table:style-name="ce43" table:formula="of:=IF([.$V44]&lt;&gt;&quot;&quot;;CONCATENATE(&quot;,{ModeAlt3,&quot;&quot;&quot;;[.$V44];&quot;&quot;&quot;}&quot;);&quot;&quot;)" office:value-type="string" office:string-value=",{ModeAlt3,&quot;UART3RTS&quot;}" calcext:value-type="string">
            <text:p>,{ModeAlt3,"UART3RTS"}</text:p>
          </table:table-cell>
          <table:table-cell table:style-name="ce43" table:formula="of:=IF([.$W44]&lt;&gt;&quot;&quot;;CONCATENATE(&quot;,{ModeAlt6,&quot;&quot;&quot;;[.$W44];&quot;&quot;&quot;}&quot;);&quot;&quot;)" office:value-type="string" office:string-value=",{ModeAlt6,&quot;PAEINT15&quot;}" calcext:value-type="string">
            <text:p>,{ModeAlt6,"PAEINT15"}</text:p>
          </table:table-cell>
          <table:table-cell table:style-name="ce43" table:formula="of:=CONCATENATE(&quot;{&quot;;[.$M44];&quot;,{&quot;;[.$N44];&quot;,&quot;;[.$O44];&quot;,&quot;;[.$P44];&quot;,&quot;;[.$Q44];&quot;,&quot;;[.$R44];&quot;},{&quot;;[.$X44];[.$Y44];[.$Z44];[.$AA44];[.$AB44];&quot;}},&quot;)" office:value-type="string" office:string-value="{TypeGpio,{28,15,15,19,2},{{ModeInput,&quot;GPIOA15&quot;},{ModeOutput,&quot;GPIOA15&quot;},{ModeAlt2,&quot;SPI1MOSI&quot;},{ModeAlt3,&quot;UART3RTS&quot;},{ModeAlt6,&quot;PAEINT15&quot;}}}," calcext:value-type="string">
            <text:p>{TypeGpio,{28,15,15,19,2},{{ModeInput,"GPIOA15"},{ModeOutput,"GPIOA15"},{ModeAlt2,"SPI1MOSI"},{ModeAlt3,"UART3RTS"},{ModeAlt6,"PAEINT15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NC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43" table:formula="of:=([.$Q45]-1)*2+[.$R45]" office:value-type="float" office:value="38" calcext:value-type="float">
            <text:p>38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NC</text:p>
          </table:table-cell>
          <table:table-cell table:style-name="ce43" office:value-type="string" calcext:value-type="string">
            <text:p>TypeNotConnected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45]=&quot;TypeGpio&quot;;CONCATENATE(&quot;GPIO&quot;;[.$L45]);[.$L45])" office:value-type="string" office:string-value="NC" calcext:value-type="string">
            <text:p>NC</text:p>
          </table:table-cell>
          <table:table-cell table:style-name="ce83" table:formula="of:=IF([.$M45]=&quot;TypeGpio&quot;;CONCATENATE(&quot;GPIO&quot;;[.$L45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45];&quot;&quot;&quot;}&quot;)" office:value-type="string" office:string-value="{ModeInput,&quot;NC&quot;}" calcext:value-type="string">
            <text:p>{ModeInput,"NC"}</text:p>
          </table:table-cell>
          <table:table-cell table:style-name="ce43" table:formula="of:=IF([.$T45]&lt;&gt;&quot;&quot;;CONCATENATE(&quot;,{ModeOutput,&quot;&quot;&quot;;[.$T45];&quot;&quot;&quot;}&quot;);&quot;&quot;)">
            <text:p/>
          </table:table-cell>
          <table:table-cell table:style-name="ce43" table:formula="of:=IF([.$U45]&lt;&gt;&quot;&quot;;CONCATENATE(&quot;,{ModeAlt2,&quot;&quot;&quot;;[.$U45];&quot;&quot;&quot;}&quot;);&quot;&quot;)">
            <text:p/>
          </table:table-cell>
          <table:table-cell table:style-name="ce43" table:formula="of:=IF([.$V45]&lt;&gt;&quot;&quot;;CONCATENATE(&quot;,{ModeAlt3,&quot;&quot;&quot;;[.$V45];&quot;&quot;&quot;}&quot;);&quot;&quot;)">
            <text:p/>
          </table:table-cell>
          <table:table-cell table:style-name="ce43" table:formula="of:=IF([.$W45]&lt;&gt;&quot;&quot;;CONCATENATE(&quot;,{ModeAlt6,&quot;&quot;&quot;;[.$W45];&quot;&quot;&quot;}&quot;);&quot;&quot;)">
            <text:p/>
          </table:table-cell>
          <table:table-cell table:style-name="ce43" table:formula="of:=CONCATENATE(&quot;{&quot;;[.$M45];&quot;,{&quot;;[.$N45];&quot;,&quot;;[.$O45];&quot;,&quot;;[.$P45];&quot;,&quot;;[.$Q45];&quot;,&quot;;[.$R45];&quot;},{&quot;;[.$X45];[.$Y45];[.$Z45];[.$AA45];[.$AB45];&quot;}},&quot;)" office:value-type="string" office:string-value="{TypeNotConnected,{-1,-1,-1,19,2},{{ModeInput,&quot;NC&quot;}}}," calcext:value-type="string">
            <text:p>{TypeNotConnected,{-1,-1,-1,19,2},{{ModeInput,"NC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3_RX/SPI1_CLK/GPIOA14 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table:formula="of:=([.$Q46]-1)*2+[.$R46]" office:value-type="float" office:value="40" calcext:value-type="float">
            <text:p>40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4" calcext:value-type="float">
            <text:p>14</text:p>
          </table:table-cell>
          <table:table-cell table:style-name="ce66" table:formula="of:=CONCATENATE([.J46];[.K46])" office:value-type="string" office:string-value="A14" calcext:value-type="string">
            <text:p>A14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9" calcext:value-type="float">
            <text:p>29</text:p>
          </table:table-cell>
          <table:table-cell table:number-columns-repeated="2" table:style-name="ce20" office:value-type="float" office:value="14" calcext:value-type="float">
            <text:p>1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46]=&quot;TypeGpio&quot;;CONCATENATE(&quot;GPIO&quot;;[.$L46]);[.$L46])" office:value-type="string" office:string-value="GPIOA14" calcext:value-type="string">
            <text:p>GPIOA14</text:p>
          </table:table-cell>
          <table:table-cell table:style-name="ce83" table:formula="of:=IF([.$M46]=&quot;TypeGpio&quot;;CONCATENATE(&quot;GPIO&quot;;[.$L46]);&quot;&quot;)" office:value-type="string" office:string-value="GPIOA14" calcext:value-type="string">
            <text:p>GPIOA14</text:p>
          </table:table-cell>
          <table:table-cell table:style-name="ce43" office:value-type="string" calcext:value-type="string">
            <text:p>SPI1CLK</text:p>
          </table:table-cell>
          <table:table-cell table:style-name="ce43" office:value-type="string" calcext:value-type="string">
            <text:p>UART3RX</text:p>
          </table:table-cell>
          <table:table-cell table:style-name="ce43" office:value-type="string" calcext:value-type="string">
            <text:p>PAEINT14</text:p>
          </table:table-cell>
          <table:table-cell table:style-name="ce43" table:formula="of:=CONCATENATE(&quot;{ModeInput,&quot;&quot;&quot;;[.$S46];&quot;&quot;&quot;}&quot;)" office:value-type="string" office:string-value="{ModeInput,&quot;GPIOA14&quot;}" calcext:value-type="string">
            <text:p>{ModeInput,"GPIOA14"}</text:p>
          </table:table-cell>
          <table:table-cell table:style-name="ce43" table:formula="of:=IF([.$T46]&lt;&gt;&quot;&quot;;CONCATENATE(&quot;,{ModeOutput,&quot;&quot;&quot;;[.$T46];&quot;&quot;&quot;}&quot;);&quot;&quot;)" office:value-type="string" office:string-value=",{ModeOutput,&quot;GPIOA14&quot;}" calcext:value-type="string">
            <text:p>,{ModeOutput,"GPIOA14"}</text:p>
          </table:table-cell>
          <table:table-cell table:style-name="ce43" table:formula="of:=IF([.$U46]&lt;&gt;&quot;&quot;;CONCATENATE(&quot;,{ModeAlt2,&quot;&quot;&quot;;[.$U46];&quot;&quot;&quot;}&quot;);&quot;&quot;)" office:value-type="string" office:string-value=",{ModeAlt2,&quot;SPI1CLK&quot;}" calcext:value-type="string">
            <text:p>,{ModeAlt2,"SPI1CLK"}</text:p>
          </table:table-cell>
          <table:table-cell table:style-name="ce43" table:formula="of:=IF([.$V46]&lt;&gt;&quot;&quot;;CONCATENATE(&quot;,{ModeAlt3,&quot;&quot;&quot;;[.$V46];&quot;&quot;&quot;}&quot;);&quot;&quot;)" office:value-type="string" office:string-value=",{ModeAlt3,&quot;UART3RX&quot;}" calcext:value-type="string">
            <text:p>,{ModeAlt3,"UART3RX"}</text:p>
          </table:table-cell>
          <table:table-cell table:style-name="ce43" table:formula="of:=IF([.$W46]&lt;&gt;&quot;&quot;;CONCATENATE(&quot;,{ModeAlt6,&quot;&quot;&quot;;[.$W46];&quot;&quot;&quot;}&quot;);&quot;&quot;)" office:value-type="string" office:string-value=",{ModeAlt6,&quot;PAEINT14&quot;}" calcext:value-type="string">
            <text:p>,{ModeAlt6,"PAEINT14"}</text:p>
          </table:table-cell>
          <table:table-cell table:style-name="ce43" table:formula="of:=CONCATENATE(&quot;{&quot;;[.$M46];&quot;,{&quot;;[.$N46];&quot;,&quot;;[.$O46];&quot;,&quot;;[.$P46];&quot;,&quot;;[.$Q46];&quot;,&quot;;[.$R46];&quot;},{&quot;;[.$X46];[.$Y46];[.$Z46];[.$AA46];[.$AB46];&quot;}},&quot;)" office:value-type="string" office:string-value="{TypeGpio,{29,14,14,20,2},{{ModeInput,&quot;GPIOA14&quot;},{ModeOutput,&quot;GPIOA14&quot;},{ModeAlt2,&quot;SPI1CLK&quot;},{ModeAlt3,&quot;UART3RX&quot;},{ModeAlt6,&quot;PAEINT14&quot;}}}," calcext:value-type="string">
            <text:p>{TypeGpio,{29,14,14,20,2},{{ModeInput,"GPIOA14"},{ModeOutput,"GPIOA14"},{ModeAlt2,"SPI1CLK"},{ModeAlt3,"UART3RX"},{ModeAlt6,"PAEINT14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NC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43" table:formula="of:=([.$Q47]-1)*2+[.$R47]" office:value-type="float" office:value="40" calcext:value-type="float">
            <text:p>40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NC</text:p>
          </table:table-cell>
          <table:table-cell table:style-name="ce43" office:value-type="string" calcext:value-type="string">
            <text:p>TypeNotConnected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47]=&quot;TypeGpio&quot;;CONCATENATE(&quot;GPIO&quot;;[.$L47]);[.$L47])" office:value-type="string" office:string-value="NC" calcext:value-type="string">
            <text:p>NC</text:p>
          </table:table-cell>
          <table:table-cell table:style-name="ce83" table:formula="of:=IF([.$M47]=&quot;TypeGpio&quot;;CONCATENATE(&quot;GPIO&quot;;[.$L47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47];&quot;&quot;&quot;}&quot;)" office:value-type="string" office:string-value="{ModeInput,&quot;NC&quot;}" calcext:value-type="string">
            <text:p>{ModeInput,"NC"}</text:p>
          </table:table-cell>
          <table:table-cell table:style-name="ce43" table:formula="of:=IF([.$T47]&lt;&gt;&quot;&quot;;CONCATENATE(&quot;,{ModeOutput,&quot;&quot;&quot;;[.$T47];&quot;&quot;&quot;}&quot;);&quot;&quot;)">
            <text:p/>
          </table:table-cell>
          <table:table-cell table:style-name="ce43" table:formula="of:=IF([.$U47]&lt;&gt;&quot;&quot;;CONCATENATE(&quot;,{ModeAlt2,&quot;&quot;&quot;;[.$U47];&quot;&quot;&quot;}&quot;);&quot;&quot;)">
            <text:p/>
          </table:table-cell>
          <table:table-cell table:style-name="ce43" table:formula="of:=IF([.$V47]&lt;&gt;&quot;&quot;;CONCATENATE(&quot;,{ModeAlt3,&quot;&quot;&quot;;[.$V47];&quot;&quot;&quot;}&quot;);&quot;&quot;)">
            <text:p/>
          </table:table-cell>
          <table:table-cell table:style-name="ce43" table:formula="of:=IF([.$W47]&lt;&gt;&quot;&quot;;CONCATENATE(&quot;,{ModeAlt6,&quot;&quot;&quot;;[.$W47];&quot;&quot;&quot;}&quot;);&quot;&quot;)">
            <text:p/>
          </table:table-cell>
          <table:table-cell table:style-name="ce43" table:formula="of:=CONCATENATE(&quot;{&quot;;[.$M47];&quot;,{&quot;;[.$N47];&quot;,&quot;;[.$O47];&quot;,&quot;;[.$P47];&quot;,&quot;;[.$Q47];&quot;,&quot;;[.$R47];&quot;},{&quot;;[.$X47];[.$Y47];[.$Z47];[.$AA47];[.$AB47];&quot;}},&quot;)" office:value-type="string" office:string-value="{TypeNotConnected,{-1,-1,-1,20,2},{{ModeInput,&quot;NC&quot;}}}," calcext:value-type="string">
            <text:p>{TypeNotConnected,{-1,-1,-1,20,2},{{ModeInput,"NC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VDD_5V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48]-1)+[.$R48]" office:value-type="float" office:value="1" calcext:value-type="float">
            <text:p>1</text:p>
          </table:table-cell>
          <table:table-cell table:style-name="ce12" office:value-type="string" calcext:value-type="string">
            <text:p>CON2</text:p>
          </table:table-cell>
          <table:table-cell table:style-name="ce12" table:number-columns-repeated="2"/>
          <table:table-cell table:style-name="ce66" office:value-type="string" calcext:value-type="string">
            <text:p>5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83" table:formula="of:=IF([.$M48]=&quot;TypeGpio&quot;;CONCATENATE(&quot;GPIO&quot;;[.$L48]);[.$L48])" office:value-type="string" office:string-value="5V" calcext:value-type="string">
            <text:p>5V</text:p>
          </table:table-cell>
          <table:table-cell table:style-name="ce83" table:formula="of:=IF([.$M48]=&quot;TypeGpio&quot;;CONCATENATE(&quot;GPIO&quot;;[.$L48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48];&quot;&quot;&quot;}&quot;)" office:value-type="string" office:string-value="{ModeInput,&quot;5V&quot;}" calcext:value-type="string">
            <text:p>{ModeInput,"5V"}</text:p>
          </table:table-cell>
          <table:table-cell table:style-name="ce43" table:formula="of:=IF([.$T48]&lt;&gt;&quot;&quot;;CONCATENATE(&quot;,{ModeOutput,&quot;&quot;&quot;;[.$T48];&quot;&quot;&quot;}&quot;);&quot;&quot;)">
            <text:p/>
          </table:table-cell>
          <table:table-cell table:style-name="ce43" table:formula="of:=IF([.$U48]&lt;&gt;&quot;&quot;;CONCATENATE(&quot;,{ModeAlt2,&quot;&quot;&quot;;[.$U48];&quot;&quot;&quot;}&quot;);&quot;&quot;)">
            <text:p/>
          </table:table-cell>
          <table:table-cell table:style-name="ce43" table:formula="of:=IF([.$V48]&lt;&gt;&quot;&quot;;CONCATENATE(&quot;,{ModeAlt3,&quot;&quot;&quot;;[.$V48];&quot;&quot;&quot;}&quot;);&quot;&quot;)">
            <text:p/>
          </table:table-cell>
          <table:table-cell table:style-name="ce43" table:formula="of:=IF([.$W48]&lt;&gt;&quot;&quot;;CONCATENATE(&quot;,{ModeAlt6,&quot;&quot;&quot;;[.$W48];&quot;&quot;&quot;}&quot;);&quot;&quot;)">
            <text:p/>
          </table:table-cell>
          <table:table-cell table:style-name="ce43" table:formula="of:=CONCATENATE(&quot;{&quot;;[.$M48];&quot;,{&quot;;[.$N48];&quot;,&quot;;[.$O48];&quot;,&quot;;[.$P48];&quot;,&quot;;[.$Q48];&quot;,&quot;;[.$R48];&quot;},{&quot;;[.$X48];[.$Y48];[.$Z48];[.$AA48];[.$AB48];&quot;}},&quot;)" office:value-type="string" office:string-value="{TypePower,{-1,-1,-1,1,1},{{ModeInput,&quot;5V&quot;}}}," calcext:value-type="string">
            <text:p>{TypePower,{-1,-1,-1,1,1},{{ModeInput,"5V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SB-DP1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49]-1)+[.$R49]" office:value-type="float" office:value="2" calcext:value-type="float">
            <text:p>2</text:p>
          </table:table-cell>
          <table:table-cell table:style-name="ce12" office:value-type="string" calcext:value-type="string">
            <text:p>CON2</text:p>
          </table:table-cell>
          <table:table-cell table:style-name="ce12" table:number-columns-repeated="2"/>
          <table:table-cell table:style-name="ce66" office:value-type="string" calcext:value-type="string">
            <text:p>USB-DP1</text:p>
          </table:table-cell>
          <table:table-cell table:style-name="ce43" office:value-type="string" calcext:value-type="string">
            <text:p>TypeUsb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49]=&quot;TypeGpio&quot;;CONCATENATE(&quot;GPIO&quot;;[.$L49]);[.$L49])" office:value-type="string" office:string-value="USB-DP1" calcext:value-type="string">
            <text:p>USB-DP1</text:p>
          </table:table-cell>
          <table:table-cell table:style-name="ce83" table:formula="of:=IF([.$M49]=&quot;TypeGpio&quot;;CONCATENATE(&quot;GPIO&quot;;[.$L49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49];&quot;&quot;&quot;}&quot;)" office:value-type="string" office:string-value="{ModeInput,&quot;USB-DP1&quot;}" calcext:value-type="string">
            <text:p>{ModeInput,"USB-DP1"}</text:p>
          </table:table-cell>
          <table:table-cell table:style-name="ce43" table:formula="of:=IF([.$T49]&lt;&gt;&quot;&quot;;CONCATENATE(&quot;,{ModeOutput,&quot;&quot;&quot;;[.$T49];&quot;&quot;&quot;}&quot;);&quot;&quot;)">
            <text:p/>
          </table:table-cell>
          <table:table-cell table:style-name="ce43" table:formula="of:=IF([.$U49]&lt;&gt;&quot;&quot;;CONCATENATE(&quot;,{ModeAlt2,&quot;&quot;&quot;;[.$U49];&quot;&quot;&quot;}&quot;);&quot;&quot;)">
            <text:p/>
          </table:table-cell>
          <table:table-cell table:style-name="ce43" table:formula="of:=IF([.$V49]&lt;&gt;&quot;&quot;;CONCATENATE(&quot;,{ModeAlt3,&quot;&quot;&quot;;[.$V49];&quot;&quot;&quot;}&quot;);&quot;&quot;)">
            <text:p/>
          </table:table-cell>
          <table:table-cell table:style-name="ce43" table:formula="of:=IF([.$W49]&lt;&gt;&quot;&quot;;CONCATENATE(&quot;,{ModeAlt6,&quot;&quot;&quot;;[.$W49];&quot;&quot;&quot;}&quot;);&quot;&quot;)">
            <text:p/>
          </table:table-cell>
          <table:table-cell table:style-name="ce43" table:formula="of:=CONCATENATE(&quot;{&quot;;[.$M49];&quot;,{&quot;;[.$N49];&quot;,&quot;;[.$O49];&quot;,&quot;;[.$P49];&quot;,&quot;;[.$Q49];&quot;,&quot;;[.$R49];&quot;},{&quot;;[.$X49];[.$Y49];[.$Z49];[.$AA49];[.$AB49];&quot;}},&quot;)" office:value-type="string" office:string-value="{TypeUsb,{-1,-1,-1,2,1},{{ModeInput,&quot;USB-DP1&quot;}}}," calcext:value-type="string">
            <text:p>{TypeUsb,{-1,-1,-1,2,1},{{ModeInput,"USB-DP1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SB-DM1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50]-1)+[.$R50]" office:value-type="float" office:value="3" calcext:value-type="float">
            <text:p>3</text:p>
          </table:table-cell>
          <table:table-cell table:style-name="ce12" office:value-type="string" calcext:value-type="string">
            <text:p>CON2</text:p>
          </table:table-cell>
          <table:table-cell table:style-name="ce12" table:number-columns-repeated="2"/>
          <table:table-cell table:style-name="ce66" office:value-type="string" calcext:value-type="string">
            <text:p>USB-DM1</text:p>
          </table:table-cell>
          <table:table-cell table:style-name="ce43" office:value-type="string" calcext:value-type="string">
            <text:p>TypeUsb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50]=&quot;TypeGpio&quot;;CONCATENATE(&quot;GPIO&quot;;[.$L50]);[.$L50])" office:value-type="string" office:string-value="USB-DM1" calcext:value-type="string">
            <text:p>USB-DM1</text:p>
          </table:table-cell>
          <table:table-cell table:style-name="ce83" table:formula="of:=IF([.$M50]=&quot;TypeGpio&quot;;CONCATENATE(&quot;GPIO&quot;;[.$L50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50];&quot;&quot;&quot;}&quot;)" office:value-type="string" office:string-value="{ModeInput,&quot;USB-DM1&quot;}" calcext:value-type="string">
            <text:p>{ModeInput,"USB-DM1"}</text:p>
          </table:table-cell>
          <table:table-cell table:style-name="ce43" table:formula="of:=IF([.$T50]&lt;&gt;&quot;&quot;;CONCATENATE(&quot;,{ModeOutput,&quot;&quot;&quot;;[.$T50];&quot;&quot;&quot;}&quot;);&quot;&quot;)">
            <text:p/>
          </table:table-cell>
          <table:table-cell table:style-name="ce43" table:formula="of:=IF([.$U50]&lt;&gt;&quot;&quot;;CONCATENATE(&quot;,{ModeAlt2,&quot;&quot;&quot;;[.$U50];&quot;&quot;&quot;}&quot;);&quot;&quot;)">
            <text:p/>
          </table:table-cell>
          <table:table-cell table:style-name="ce43" table:formula="of:=IF([.$V50]&lt;&gt;&quot;&quot;;CONCATENATE(&quot;,{ModeAlt3,&quot;&quot;&quot;;[.$V50];&quot;&quot;&quot;}&quot;);&quot;&quot;)">
            <text:p/>
          </table:table-cell>
          <table:table-cell table:style-name="ce43" table:formula="of:=IF([.$W50]&lt;&gt;&quot;&quot;;CONCATENATE(&quot;,{ModeAlt6,&quot;&quot;&quot;;[.$W50];&quot;&quot;&quot;}&quot;);&quot;&quot;)">
            <text:p/>
          </table:table-cell>
          <table:table-cell table:style-name="ce43" table:formula="of:=CONCATENATE(&quot;{&quot;;[.$M50];&quot;,{&quot;;[.$N50];&quot;,&quot;;[.$O50];&quot;,&quot;;[.$P50];&quot;,&quot;;[.$Q50];&quot;,&quot;;[.$R50];&quot;},{&quot;;[.$X50];[.$Y50];[.$Z50];[.$AA50];[.$AB50];&quot;}},&quot;)" office:value-type="string" office:string-value="{TypeUsb,{-1,-1,-1,3,1},{{ModeInput,&quot;USB-DM1&quot;}}}," calcext:value-type="string">
            <text:p>{TypeUsb,{-1,-1,-1,3,1},{{ModeInput,"USB-DM1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SB-DP2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51]-1)+[.$R51]" office:value-type="float" office:value="4" calcext:value-type="float">
            <text:p>4</text:p>
          </table:table-cell>
          <table:table-cell table:style-name="ce12" office:value-type="string" calcext:value-type="string">
            <text:p>CON2</text:p>
          </table:table-cell>
          <table:table-cell table:style-name="ce12" table:number-columns-repeated="2"/>
          <table:table-cell table:style-name="ce66" office:value-type="string" calcext:value-type="string">
            <text:p>USB-DP2</text:p>
          </table:table-cell>
          <table:table-cell table:style-name="ce43" office:value-type="string" calcext:value-type="string">
            <text:p>TypeUsb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51]=&quot;TypeGpio&quot;;CONCATENATE(&quot;GPIO&quot;;[.$L51]);[.$L51])" office:value-type="string" office:string-value="USB-DP2" calcext:value-type="string">
            <text:p>USB-DP2</text:p>
          </table:table-cell>
          <table:table-cell table:style-name="ce83" table:formula="of:=IF([.$M51]=&quot;TypeGpio&quot;;CONCATENATE(&quot;GPIO&quot;;[.$L51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51];&quot;&quot;&quot;}&quot;)" office:value-type="string" office:string-value="{ModeInput,&quot;USB-DP2&quot;}" calcext:value-type="string">
            <text:p>{ModeInput,"USB-DP2"}</text:p>
          </table:table-cell>
          <table:table-cell table:style-name="ce43" table:formula="of:=IF([.$T51]&lt;&gt;&quot;&quot;;CONCATENATE(&quot;,{ModeOutput,&quot;&quot;&quot;;[.$T51];&quot;&quot;&quot;}&quot;);&quot;&quot;)">
            <text:p/>
          </table:table-cell>
          <table:table-cell table:style-name="ce43" table:formula="of:=IF([.$U51]&lt;&gt;&quot;&quot;;CONCATENATE(&quot;,{ModeAlt2,&quot;&quot;&quot;;[.$U51];&quot;&quot;&quot;}&quot;);&quot;&quot;)">
            <text:p/>
          </table:table-cell>
          <table:table-cell table:style-name="ce43" table:formula="of:=IF([.$V51]&lt;&gt;&quot;&quot;;CONCATENATE(&quot;,{ModeAlt3,&quot;&quot;&quot;;[.$V51];&quot;&quot;&quot;}&quot;);&quot;&quot;)">
            <text:p/>
          </table:table-cell>
          <table:table-cell table:style-name="ce43" table:formula="of:=IF([.$W51]&lt;&gt;&quot;&quot;;CONCATENATE(&quot;,{ModeAlt6,&quot;&quot;&quot;;[.$W51];&quot;&quot;&quot;}&quot;);&quot;&quot;)">
            <text:p/>
          </table:table-cell>
          <table:table-cell table:style-name="ce43" table:formula="of:=CONCATENATE(&quot;{&quot;;[.$M51];&quot;,{&quot;;[.$N51];&quot;,&quot;;[.$O51];&quot;,&quot;;[.$P51];&quot;,&quot;;[.$Q51];&quot;,&quot;;[.$R51];&quot;},{&quot;;[.$X51];[.$Y51];[.$Z51];[.$AA51];[.$AB51];&quot;}},&quot;)" office:value-type="string" office:string-value="{TypeUsb,{-1,-1,-1,4,1},{{ModeInput,&quot;USB-DP2&quot;}}}," calcext:value-type="string">
            <text:p>{TypeUsb,{-1,-1,-1,4,1},{{ModeInput,"USB-DP2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SB-DM2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52]-1)+[.$R52]" office:value-type="float" office:value="5" calcext:value-type="float">
            <text:p>5</text:p>
          </table:table-cell>
          <table:table-cell table:style-name="ce12" office:value-type="string" calcext:value-type="string">
            <text:p>CON2</text:p>
          </table:table-cell>
          <table:table-cell table:style-name="ce12" table:number-columns-repeated="2"/>
          <table:table-cell table:style-name="ce66" office:value-type="string" calcext:value-type="string">
            <text:p>USB-DM2</text:p>
          </table:table-cell>
          <table:table-cell table:style-name="ce43" office:value-type="string" calcext:value-type="string">
            <text:p>TypeUsb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52]=&quot;TypeGpio&quot;;CONCATENATE(&quot;GPIO&quot;;[.$L52]);[.$L52])" office:value-type="string" office:string-value="USB-DM2" calcext:value-type="string">
            <text:p>USB-DM2</text:p>
          </table:table-cell>
          <table:table-cell table:style-name="ce83" table:formula="of:=IF([.$M52]=&quot;TypeGpio&quot;;CONCATENATE(&quot;GPIO&quot;;[.$L52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52];&quot;&quot;&quot;}&quot;)" office:value-type="string" office:string-value="{ModeInput,&quot;USB-DM2&quot;}" calcext:value-type="string">
            <text:p>{ModeInput,"USB-DM2"}</text:p>
          </table:table-cell>
          <table:table-cell table:style-name="ce43" table:formula="of:=IF([.$T52]&lt;&gt;&quot;&quot;;CONCATENATE(&quot;,{ModeOutput,&quot;&quot;&quot;;[.$T52];&quot;&quot;&quot;}&quot;);&quot;&quot;)">
            <text:p/>
          </table:table-cell>
          <table:table-cell table:style-name="ce43" table:formula="of:=IF([.$U52]&lt;&gt;&quot;&quot;;CONCATENATE(&quot;,{ModeAlt2,&quot;&quot;&quot;;[.$U52];&quot;&quot;&quot;}&quot;);&quot;&quot;)">
            <text:p/>
          </table:table-cell>
          <table:table-cell table:style-name="ce43" table:formula="of:=IF([.$V52]&lt;&gt;&quot;&quot;;CONCATENATE(&quot;,{ModeAlt3,&quot;&quot;&quot;;[.$V52];&quot;&quot;&quot;}&quot;);&quot;&quot;)">
            <text:p/>
          </table:table-cell>
          <table:table-cell table:style-name="ce43" table:formula="of:=IF([.$W52]&lt;&gt;&quot;&quot;;CONCATENATE(&quot;,{ModeAlt6,&quot;&quot;&quot;;[.$W52];&quot;&quot;&quot;}&quot;);&quot;&quot;)">
            <text:p/>
          </table:table-cell>
          <table:table-cell table:style-name="ce43" table:formula="of:=CONCATENATE(&quot;{&quot;;[.$M52];&quot;,{&quot;;[.$N52];&quot;,&quot;;[.$O52];&quot;,&quot;;[.$P52];&quot;,&quot;;[.$Q52];&quot;,&quot;;[.$R52];&quot;},{&quot;;[.$X52];[.$Y52];[.$Z52];[.$AA52];[.$AB52];&quot;}},&quot;)" office:value-type="string" office:string-value="{TypeUsb,{-1,-1,-1,5,1},{{ModeInput,&quot;USB-DM2&quot;}}}," calcext:value-type="string">
            <text:p>{TypeUsb,{-1,-1,-1,5,1},{{ModeInput,"USB-DM2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PIOL11/IR-RX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53]-1)+[.$R53]" office:value-type="float" office:value="6" calcext:value-type="float">
            <text:p>6</text:p>
          </table:table-cell>
          <table:table-cell table:style-name="ce12" office:value-type="string" calcext:value-type="string">
            <text:p>CON2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float" office:value="11" calcext:value-type="float">
            <text:p>11</text:p>
          </table:table-cell>
          <table:table-cell table:style-name="ce66" table:formula="of:=CONCATENATE([.J53];[.K53])" office:value-type="string" office:string-value="L11" calcext:value-type="string">
            <text:p>L1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363" calcext:value-type="float">
            <text:p>36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53]=&quot;TypeGpio&quot;;CONCATENATE(&quot;GPIO&quot;;[.$L53]);[.$L53])" office:value-type="string" office:string-value="GPIOL11" calcext:value-type="string">
            <text:p>GPIOL11</text:p>
          </table:table-cell>
          <table:table-cell table:style-name="ce83" table:formula="of:=IF([.$M53]=&quot;TypeGpio&quot;;CONCATENATE(&quot;GPIO&quot;;[.$L53]);&quot;&quot;)" office:value-type="string" office:string-value="GPIOL11" calcext:value-type="string">
            <text:p>GPIOL11</text:p>
          </table:table-cell>
          <table:table-cell table:style-name="ce43" office:value-type="string" calcext:value-type="string">
            <text:p>SCIRRX</text:p>
          </table:table-cell>
          <table:table-cell table:style-name="ce43"/>
          <table:table-cell table:style-name="ce43" office:value-type="string" calcext:value-type="string">
            <text:p>PLEINT11</text:p>
          </table:table-cell>
          <table:table-cell table:style-name="ce43" table:formula="of:=CONCATENATE(&quot;{ModeInput,&quot;&quot;&quot;;[.$S53];&quot;&quot;&quot;}&quot;)" office:value-type="string" office:string-value="{ModeInput,&quot;GPIOL11&quot;}" calcext:value-type="string">
            <text:p>{ModeInput,"GPIOL11"}</text:p>
          </table:table-cell>
          <table:table-cell table:style-name="ce43" table:formula="of:=IF([.$T53]&lt;&gt;&quot;&quot;;CONCATENATE(&quot;,{ModeOutput,&quot;&quot;&quot;;[.$T53];&quot;&quot;&quot;}&quot;);&quot;&quot;)" office:value-type="string" office:string-value=",{ModeOutput,&quot;GPIOL11&quot;}" calcext:value-type="string">
            <text:p>,{ModeOutput,"GPIOL11"}</text:p>
          </table:table-cell>
          <table:table-cell table:style-name="ce43" table:formula="of:=IF([.$U53]&lt;&gt;&quot;&quot;;CONCATENATE(&quot;,{ModeAlt2,&quot;&quot;&quot;;[.$U53];&quot;&quot;&quot;}&quot;);&quot;&quot;)" office:value-type="string" office:string-value=",{ModeAlt2,&quot;SCIRRX&quot;}" calcext:value-type="string">
            <text:p>,{ModeAlt2,"SCIRRX"}</text:p>
          </table:table-cell>
          <table:table-cell table:style-name="ce43" table:formula="of:=IF([.$V53]&lt;&gt;&quot;&quot;;CONCATENATE(&quot;,{ModeAlt3,&quot;&quot;&quot;;[.$V53];&quot;&quot;&quot;}&quot;);&quot;&quot;)">
            <text:p/>
          </table:table-cell>
          <table:table-cell table:style-name="ce43" table:formula="of:=IF([.$W53]&lt;&gt;&quot;&quot;;CONCATENATE(&quot;,{ModeAlt6,&quot;&quot;&quot;;[.$W53];&quot;&quot;&quot;}&quot;);&quot;&quot;)" office:value-type="string" office:string-value=",{ModeAlt6,&quot;PLEINT11&quot;}" calcext:value-type="string">
            <text:p>,{ModeAlt6,"PLEINT11"}</text:p>
          </table:table-cell>
          <table:table-cell table:style-name="ce43" table:formula="of:=CONCATENATE(&quot;{&quot;;[.$M53];&quot;,{&quot;;[.$N53];&quot;,&quot;;[.$O53];&quot;,&quot;;[.$P53];&quot;,&quot;;[.$Q53];&quot;,&quot;;[.$R53];&quot;},{&quot;;[.$X53];[.$Y53];[.$Z53];[.$AA53];[.$AB53];&quot;}},&quot;)" office:value-type="string" office:string-value="{TypeGpio,{20,105,363,6,1},{{ModeInput,&quot;GPIOL11&quot;},{ModeOutput,&quot;GPIOL11&quot;},{ModeAlt2,&quot;SCIRRX&quot;},{ModeAlt6,&quot;PLEINT11&quot;}}}," calcext:value-type="string">
            <text:p>{TypeGpio,{20,105,363,6,1},{{ModeInput,"GPIOL11"},{ModeOutput,"GPIOL11"},{ModeAlt2,"SCIRRX"},{ModeAlt6,"PLEINT11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SPDIF-OUT/GPIOA17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54]-1)+[.$R54]" office:value-type="float" office:value="7" calcext:value-type="float">
            <text:p>7</text:p>
          </table:table-cell>
          <table:table-cell table:style-name="ce12" office:value-type="string" calcext:value-type="string">
            <text:p>CON2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7" calcext:value-type="float">
            <text:p>17</text:p>
          </table:table-cell>
          <table:table-cell table:style-name="ce66" table:formula="of:=CONCATENATE([.J54];[.K54])" office:value-type="string" office:string-value="A17" calcext:value-type="string">
            <text:p>A1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2" table:style-name="ce20" office:value-type="float" office:value="17" calcext:value-type="float">
            <text:p>1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54]=&quot;TypeGpio&quot;;CONCATENATE(&quot;GPIO&quot;;[.$L54]);[.$L54])" office:value-type="string" office:string-value="GPIOA17" calcext:value-type="string">
            <text:p>GPIOA17</text:p>
          </table:table-cell>
          <table:table-cell table:style-name="ce83" table:formula="of:=IF([.$M54]=&quot;TypeGpio&quot;;CONCATENATE(&quot;GPIO&quot;;[.$L54]);&quot;&quot;)" office:value-type="string" office:string-value="GPIOA17" calcext:value-type="string">
            <text:p>GPIOA17</text:p>
          </table:table-cell>
          <table:table-cell table:style-name="ce43" office:value-type="string" calcext:value-type="string">
            <text:p>OWAOUT</text:p>
          </table:table-cell>
          <table:table-cell table:style-name="ce43"/>
          <table:table-cell table:style-name="ce43" office:value-type="string" calcext:value-type="string">
            <text:p>PAEINT17</text:p>
          </table:table-cell>
          <table:table-cell table:style-name="ce43" table:formula="of:=CONCATENATE(&quot;{ModeInput,&quot;&quot;&quot;;[.$S54];&quot;&quot;&quot;}&quot;)" office:value-type="string" office:string-value="{ModeInput,&quot;GPIOA17&quot;}" calcext:value-type="string">
            <text:p>{ModeInput,"GPIOA17"}</text:p>
          </table:table-cell>
          <table:table-cell table:style-name="ce43" table:formula="of:=IF([.$T54]&lt;&gt;&quot;&quot;;CONCATENATE(&quot;,{ModeOutput,&quot;&quot;&quot;;[.$T54];&quot;&quot;&quot;}&quot;);&quot;&quot;)" office:value-type="string" office:string-value=",{ModeOutput,&quot;GPIOA17&quot;}" calcext:value-type="string">
            <text:p>,{ModeOutput,"GPIOA17"}</text:p>
          </table:table-cell>
          <table:table-cell table:style-name="ce43" table:formula="of:=IF([.$U54]&lt;&gt;&quot;&quot;;CONCATENATE(&quot;,{ModeAlt2,&quot;&quot;&quot;;[.$U54];&quot;&quot;&quot;}&quot;);&quot;&quot;)" office:value-type="string" office:string-value=",{ModeAlt2,&quot;OWAOUT&quot;}" calcext:value-type="string">
            <text:p>,{ModeAlt2,"OWAOUT"}</text:p>
          </table:table-cell>
          <table:table-cell table:style-name="ce43" table:formula="of:=IF([.$V54]&lt;&gt;&quot;&quot;;CONCATENATE(&quot;,{ModeAlt3,&quot;&quot;&quot;;[.$V54];&quot;&quot;&quot;}&quot;);&quot;&quot;)">
            <text:p/>
          </table:table-cell>
          <table:table-cell table:style-name="ce43" table:formula="of:=IF([.$W54]&lt;&gt;&quot;&quot;;CONCATENATE(&quot;,{ModeAlt6,&quot;&quot;&quot;;[.$W54];&quot;&quot;&quot;}&quot;);&quot;&quot;)" office:value-type="string" office:string-value=",{ModeAlt6,&quot;PAEINT17&quot;}" calcext:value-type="string">
            <text:p>,{ModeAlt6,"PAEINT17"}</text:p>
          </table:table-cell>
          <table:table-cell table:style-name="ce43" table:formula="of:=CONCATENATE(&quot;{&quot;;[.$M54];&quot;,{&quot;;[.$N54];&quot;,&quot;;[.$O54];&quot;,&quot;;[.$P54];&quot;,&quot;;[.$Q54];&quot;,&quot;;[.$R54];&quot;},{&quot;;[.$X54];[.$Y54];[.$Z54];[.$AA54];[.$AB54];&quot;}},&quot;)" office:value-type="string" office:string-value="{TypeGpio,{11,17,17,7,1},{{ModeInput,&quot;GPIOA17&quot;},{ModeOutput,&quot;GPIOA17&quot;},{ModeAlt2,&quot;OWAOUT&quot;},{ModeAlt6,&quot;PAEINT17&quot;}}}," calcext:value-type="string">
            <text:p>{TypeGpio,{11,17,17,7,1},{{ModeInput,"GPIOA17"},{ModeOutput,"GPIOA17"},{ModeAlt2,"OWAOUT"},{ModeAlt6,"PAEINT17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PCM0_SYNC/I2S0_LRCK/GPIOA18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55]-1)+[.$R55]" office:value-type="float" office:value="8" calcext:value-type="float">
            <text:p>8</text:p>
          </table:table-cell>
          <table:table-cell table:style-name="ce12" office:value-type="string" calcext:value-type="string">
            <text:p>CON2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8" calcext:value-type="float">
            <text:p>18</text:p>
          </table:table-cell>
          <table:table-cell table:style-name="ce66" table:formula="of:=CONCATENATE([.J55];[.K55])" office:value-type="string" office:string-value="A18" calcext:value-type="string">
            <text:p>A18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1" calcext:value-type="float">
            <text:p>31</text:p>
          </table:table-cell>
          <table:table-cell table:number-columns-repeated="2" table:style-name="ce20" office:value-type="float" office:value="18" calcext:value-type="float">
            <text:p>18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55]=&quot;TypeGpio&quot;;CONCATENATE(&quot;GPIO&quot;;[.$L55]);[.$L55])" office:value-type="string" office:string-value="GPIOA18" calcext:value-type="string">
            <text:p>GPIOA18</text:p>
          </table:table-cell>
          <table:table-cell table:style-name="ce83" table:formula="of:=IF([.$M55]=&quot;TypeGpio&quot;;CONCATENATE(&quot;GPIO&quot;;[.$L55]);&quot;&quot;)" office:value-type="string" office:string-value="GPIOA18" calcext:value-type="string">
            <text:p>GPIOA18</text:p>
          </table:table-cell>
          <table:table-cell table:style-name="ce43" office:value-type="string" calcext:value-type="string">
            <text:p>PCM0SYNC</text:p>
          </table:table-cell>
          <table:table-cell table:style-name="ce43" office:value-type="string" calcext:value-type="string">
            <text:p>TWI1SCK</text:p>
          </table:table-cell>
          <table:table-cell table:style-name="ce43" office:value-type="string" calcext:value-type="string">
            <text:p>PAEINT18</text:p>
          </table:table-cell>
          <table:table-cell table:style-name="ce43" table:formula="of:=CONCATENATE(&quot;{ModeInput,&quot;&quot;&quot;;[.$S55];&quot;&quot;&quot;}&quot;)" office:value-type="string" office:string-value="{ModeInput,&quot;GPIOA18&quot;}" calcext:value-type="string">
            <text:p>{ModeInput,"GPIOA18"}</text:p>
          </table:table-cell>
          <table:table-cell table:style-name="ce43" table:formula="of:=IF([.$T55]&lt;&gt;&quot;&quot;;CONCATENATE(&quot;,{ModeOutput,&quot;&quot;&quot;;[.$T55];&quot;&quot;&quot;}&quot;);&quot;&quot;)" office:value-type="string" office:string-value=",{ModeOutput,&quot;GPIOA18&quot;}" calcext:value-type="string">
            <text:p>,{ModeOutput,"GPIOA18"}</text:p>
          </table:table-cell>
          <table:table-cell table:style-name="ce43" table:formula="of:=IF([.$U55]&lt;&gt;&quot;&quot;;CONCATENATE(&quot;,{ModeAlt2,&quot;&quot;&quot;;[.$U55];&quot;&quot;&quot;}&quot;);&quot;&quot;)" office:value-type="string" office:string-value=",{ModeAlt2,&quot;PCM0SYNC&quot;}" calcext:value-type="string">
            <text:p>,{ModeAlt2,"PCM0SYNC"}</text:p>
          </table:table-cell>
          <table:table-cell table:style-name="ce43" table:formula="of:=IF([.$V55]&lt;&gt;&quot;&quot;;CONCATENATE(&quot;,{ModeAlt3,&quot;&quot;&quot;;[.$V55];&quot;&quot;&quot;}&quot;);&quot;&quot;)" office:value-type="string" office:string-value=",{ModeAlt3,&quot;TWI1SCK&quot;}" calcext:value-type="string">
            <text:p>,{ModeAlt3,"TWI1SCK"}</text:p>
          </table:table-cell>
          <table:table-cell table:style-name="ce43" table:formula="of:=IF([.$W55]&lt;&gt;&quot;&quot;;CONCATENATE(&quot;,{ModeAlt6,&quot;&quot;&quot;;[.$W55];&quot;&quot;&quot;}&quot;);&quot;&quot;)" office:value-type="string" office:string-value=",{ModeAlt6,&quot;PAEINT18&quot;}" calcext:value-type="string">
            <text:p>,{ModeAlt6,"PAEINT18"}</text:p>
          </table:table-cell>
          <table:table-cell table:style-name="ce43" table:formula="of:=CONCATENATE(&quot;{&quot;;[.$M55];&quot;,{&quot;;[.$N55];&quot;,&quot;;[.$O55];&quot;,&quot;;[.$P55];&quot;,&quot;;[.$Q55];&quot;,&quot;;[.$R55];&quot;},{&quot;;[.$X55];[.$Y55];[.$Z55];[.$AA55];[.$AB55];&quot;}},&quot;)" office:value-type="string" office:string-value="{TypeGpio,{31,18,18,8,1},{{ModeInput,&quot;GPIOA18&quot;},{ModeOutput,&quot;GPIOA18&quot;},{ModeAlt2,&quot;PCM0SYNC&quot;},{ModeAlt3,&quot;TWI1SCK&quot;},{ModeAlt6,&quot;PAEINT18&quot;}}}," calcext:value-type="string">
            <text:p>{TypeGpio,{31,18,18,8,1},{{ModeInput,"GPIOA18"},{ModeOutput,"GPIOA18"},{ModeAlt2,"PCM0SYNC"},{ModeAlt3,"TWI1SCK"},{ModeAlt6,"PAEINT18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PCM0_CLK/I2S0_BCK/GPIOA19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56]-1)+[.$R56]" office:value-type="float" office:value="9" calcext:value-type="float">
            <text:p>9</text:p>
          </table:table-cell>
          <table:table-cell table:style-name="ce12" office:value-type="string" calcext:value-type="string">
            <text:p>CON2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9" calcext:value-type="float">
            <text:p>19</text:p>
          </table:table-cell>
          <table:table-cell table:style-name="ce66" table:formula="of:=CONCATENATE([.J56];[.K56])" office:value-type="string" office:string-value="A19" calcext:value-type="string">
            <text:p>A19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2" table:style-name="ce20" office:value-type="float" office:value="19" calcext:value-type="float">
            <text:p>1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56]=&quot;TypeGpio&quot;;CONCATENATE(&quot;GPIO&quot;;[.$L56]);[.$L56])" office:value-type="string" office:string-value="GPIOA19" calcext:value-type="string">
            <text:p>GPIOA19</text:p>
          </table:table-cell>
          <table:table-cell table:style-name="ce83" table:formula="of:=IF([.$M56]=&quot;TypeGpio&quot;;CONCATENATE(&quot;GPIO&quot;;[.$L56]);&quot;&quot;)" office:value-type="string" office:string-value="GPIOA19" calcext:value-type="string">
            <text:p>GPIOA19</text:p>
          </table:table-cell>
          <table:table-cell table:style-name="ce43" office:value-type="string" calcext:value-type="string">
            <text:p>PCM0CLK</text:p>
          </table:table-cell>
          <table:table-cell table:style-name="ce43" office:value-type="string" calcext:value-type="string">
            <text:p>TWI1SDA</text:p>
          </table:table-cell>
          <table:table-cell table:style-name="ce43" office:value-type="string" calcext:value-type="string">
            <text:p>PAEINT19</text:p>
          </table:table-cell>
          <table:table-cell table:style-name="ce43" table:formula="of:=CONCATENATE(&quot;{ModeInput,&quot;&quot;&quot;;[.$S56];&quot;&quot;&quot;}&quot;)" office:value-type="string" office:string-value="{ModeInput,&quot;GPIOA19&quot;}" calcext:value-type="string">
            <text:p>{ModeInput,"GPIOA19"}</text:p>
          </table:table-cell>
          <table:table-cell table:style-name="ce43" table:formula="of:=IF([.$T56]&lt;&gt;&quot;&quot;;CONCATENATE(&quot;,{ModeOutput,&quot;&quot;&quot;;[.$T56];&quot;&quot;&quot;}&quot;);&quot;&quot;)" office:value-type="string" office:string-value=",{ModeOutput,&quot;GPIOA19&quot;}" calcext:value-type="string">
            <text:p>,{ModeOutput,"GPIOA19"}</text:p>
          </table:table-cell>
          <table:table-cell table:style-name="ce43" table:formula="of:=IF([.$U56]&lt;&gt;&quot;&quot;;CONCATENATE(&quot;,{ModeAlt2,&quot;&quot;&quot;;[.$U56];&quot;&quot;&quot;}&quot;);&quot;&quot;)" office:value-type="string" office:string-value=",{ModeAlt2,&quot;PCM0CLK&quot;}" calcext:value-type="string">
            <text:p>,{ModeAlt2,"PCM0CLK"}</text:p>
          </table:table-cell>
          <table:table-cell table:style-name="ce43" table:formula="of:=IF([.$V56]&lt;&gt;&quot;&quot;;CONCATENATE(&quot;,{ModeAlt3,&quot;&quot;&quot;;[.$V56];&quot;&quot;&quot;}&quot;);&quot;&quot;)" office:value-type="string" office:string-value=",{ModeAlt3,&quot;TWI1SDA&quot;}" calcext:value-type="string">
            <text:p>,{ModeAlt3,"TWI1SDA"}</text:p>
          </table:table-cell>
          <table:table-cell table:style-name="ce43" table:formula="of:=IF([.$W56]&lt;&gt;&quot;&quot;;CONCATENATE(&quot;,{ModeAlt6,&quot;&quot;&quot;;[.$W56];&quot;&quot;&quot;}&quot;);&quot;&quot;)" office:value-type="string" office:string-value=",{ModeAlt6,&quot;PAEINT19&quot;}" calcext:value-type="string">
            <text:p>,{ModeAlt6,"PAEINT19"}</text:p>
          </table:table-cell>
          <table:table-cell table:style-name="ce43" table:formula="of:=CONCATENATE(&quot;{&quot;;[.$M56];&quot;,{&quot;;[.$N56];&quot;,&quot;;[.$O56];&quot;,&quot;;[.$P56];&quot;,&quot;;[.$Q56];&quot;,&quot;;[.$R56];&quot;},{&quot;;[.$X56];[.$Y56];[.$Z56];[.$AA56];[.$AB56];&quot;}},&quot;)" office:value-type="string" office:string-value="{TypeGpio,{30,19,19,9,1},{{ModeInput,&quot;GPIOA19&quot;},{ModeOutput,&quot;GPIOA19&quot;},{ModeAlt2,&quot;PCM0CLK&quot;},{ModeAlt3,&quot;TWI1SDA&quot;},{ModeAlt6,&quot;PAEINT19&quot;}}}," calcext:value-type="string">
            <text:p>{TypeGpio,{30,19,19,9,1},{{ModeInput,"GPIOA19"},{ModeOutput,"GPIOA19"},{ModeAlt2,"PCM0CLK"},{ModeAlt3,"TWI1SDA"},{ModeAlt6,"PAEINT19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PCM0_DOUT/I2S0_SDOUT/GPIOA20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57]-1)+[.$R57]" office:value-type="float" office:value="10" calcext:value-type="float">
            <text:p>10</text:p>
          </table:table-cell>
          <table:table-cell table:style-name="ce12" office:value-type="string" calcext:value-type="string">
            <text:p>CON2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0" calcext:value-type="float">
            <text:p>20</text:p>
          </table:table-cell>
          <table:table-cell table:style-name="ce66" table:formula="of:=CONCATENATE([.J57];[.K57])" office:value-type="string" office:string-value="A20" calcext:value-type="string">
            <text:p>A2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57]=&quot;TypeGpio&quot;;CONCATENATE(&quot;GPIO&quot;;[.$L57]);[.$L57])" office:value-type="string" office:string-value="GPIOA20" calcext:value-type="string">
            <text:p>GPIOA20</text:p>
          </table:table-cell>
          <table:table-cell table:style-name="ce83" table:formula="of:=IF([.$M57]=&quot;TypeGpio&quot;;CONCATENATE(&quot;GPIO&quot;;[.$L57]);&quot;&quot;)" office:value-type="string" office:string-value="GPIOA20" calcext:value-type="string">
            <text:p>GPIOA20</text:p>
          </table:table-cell>
          <table:table-cell table:style-name="ce43" office:value-type="string" calcext:value-type="string">
            <text:p>PCM0DOUT</text:p>
          </table:table-cell>
          <table:table-cell table:style-name="ce43" office:value-type="string" calcext:value-type="string">
            <text:p>SIMVPPEN</text:p>
          </table:table-cell>
          <table:table-cell table:style-name="ce43" office:value-type="string" calcext:value-type="string">
            <text:p>PAEINT20</text:p>
          </table:table-cell>
          <table:table-cell table:style-name="ce43" table:formula="of:=CONCATENATE(&quot;{ModeInput,&quot;&quot;&quot;;[.$S57];&quot;&quot;&quot;}&quot;)" office:value-type="string" office:string-value="{ModeInput,&quot;GPIOA20&quot;}" calcext:value-type="string">
            <text:p>{ModeInput,"GPIOA20"}</text:p>
          </table:table-cell>
          <table:table-cell table:style-name="ce43" table:formula="of:=IF([.$T57]&lt;&gt;&quot;&quot;;CONCATENATE(&quot;,{ModeOutput,&quot;&quot;&quot;;[.$T57];&quot;&quot;&quot;}&quot;);&quot;&quot;)" office:value-type="string" office:string-value=",{ModeOutput,&quot;GPIOA20&quot;}" calcext:value-type="string">
            <text:p>,{ModeOutput,"GPIOA20"}</text:p>
          </table:table-cell>
          <table:table-cell table:style-name="ce43" table:formula="of:=IF([.$U57]&lt;&gt;&quot;&quot;;CONCATENATE(&quot;,{ModeAlt2,&quot;&quot;&quot;;[.$U57];&quot;&quot;&quot;}&quot;);&quot;&quot;)" office:value-type="string" office:string-value=",{ModeAlt2,&quot;PCM0DOUT&quot;}" calcext:value-type="string">
            <text:p>,{ModeAlt2,"PCM0DOUT"}</text:p>
          </table:table-cell>
          <table:table-cell table:style-name="ce43" table:formula="of:=IF([.$V57]&lt;&gt;&quot;&quot;;CONCATENATE(&quot;,{ModeAlt3,&quot;&quot;&quot;;[.$V57];&quot;&quot;&quot;}&quot;);&quot;&quot;)" office:value-type="string" office:string-value=",{ModeAlt3,&quot;SIMVPPEN&quot;}" calcext:value-type="string">
            <text:p>,{ModeAlt3,"SIMVPPEN"}</text:p>
          </table:table-cell>
          <table:table-cell table:style-name="ce43" table:formula="of:=IF([.$W57]&lt;&gt;&quot;&quot;;CONCATENATE(&quot;,{ModeAlt6,&quot;&quot;&quot;;[.$W57];&quot;&quot;&quot;}&quot;);&quot;&quot;)" office:value-type="string" office:string-value=",{ModeAlt6,&quot;PAEINT20&quot;}" calcext:value-type="string">
            <text:p>,{ModeAlt6,"PAEINT20"}</text:p>
          </table:table-cell>
          <table:table-cell table:style-name="ce43" table:formula="of:=CONCATENATE(&quot;{&quot;;[.$M57];&quot;,{&quot;;[.$N57];&quot;,&quot;;[.$O57];&quot;,&quot;;[.$P57];&quot;,&quot;;[.$Q57];&quot;,&quot;;[.$R57];&quot;},{&quot;;[.$X57];[.$Y57];[.$Z57];[.$AA57];[.$AB57];&quot;}},&quot;)" office:value-type="string" office:string-value="{TypeGpio,{21,20,20,10,1},{{ModeInput,&quot;GPIOA20&quot;},{ModeOutput,&quot;GPIOA20&quot;},{ModeAlt2,&quot;PCM0DOUT&quot;},{ModeAlt3,&quot;SIMVPPEN&quot;},{ModeAlt6,&quot;PAEINT20&quot;}}}," calcext:value-type="string">
            <text:p>{TypeGpio,{21,20,20,10,1},{{ModeInput,"GPIOA20"},{ModeOutput,"GPIOA20"},{ModeAlt2,"PCM0DOUT"},{ModeAlt3,"SIMVPPEN"},{ModeAlt6,"PAEINT20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PCM0_DIN/I2S0_SDIN/GPIOA21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58]-1)+[.$R58]" office:value-type="float" office:value="11" calcext:value-type="float">
            <text:p>11</text:p>
          </table:table-cell>
          <table:table-cell table:style-name="ce12" office:value-type="string" calcext:value-type="string">
            <text:p>CON2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1" calcext:value-type="float">
            <text:p>21</text:p>
          </table:table-cell>
          <table:table-cell table:style-name="ce66" table:formula="of:=CONCATENATE([.J58];[.K58])" office:value-type="string" office:string-value="A21" calcext:value-type="string">
            <text:p>A2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2" calcext:value-type="float">
            <text:p>22</text:p>
          </table:table-cell>
          <table:table-cell table:number-columns-repeated="2" table:style-name="ce20" office:value-type="float" office:value="21" calcext:value-type="float">
            <text:p>2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58]=&quot;TypeGpio&quot;;CONCATENATE(&quot;GPIO&quot;;[.$L58]);[.$L58])" office:value-type="string" office:string-value="GPIOA21" calcext:value-type="string">
            <text:p>GPIOA21</text:p>
          </table:table-cell>
          <table:table-cell table:style-name="ce83" table:formula="of:=IF([.$M58]=&quot;TypeGpio&quot;;CONCATENATE(&quot;GPIO&quot;;[.$L58]);&quot;&quot;)" office:value-type="string" office:string-value="GPIOA21" calcext:value-type="string">
            <text:p>GPIOA21</text:p>
          </table:table-cell>
          <table:table-cell table:style-name="ce43" office:value-type="string" calcext:value-type="string">
            <text:p>PCM0DIN</text:p>
          </table:table-cell>
          <table:table-cell table:style-name="ce43" office:value-type="string" calcext:value-type="string">
            <text:p>SIMVPPPP</text:p>
          </table:table-cell>
          <table:table-cell table:style-name="ce43" office:value-type="string" calcext:value-type="string">
            <text:p>PAEINT21</text:p>
          </table:table-cell>
          <table:table-cell table:style-name="ce43" table:formula="of:=CONCATENATE(&quot;{ModeInput,&quot;&quot;&quot;;[.$S58];&quot;&quot;&quot;}&quot;)" office:value-type="string" office:string-value="{ModeInput,&quot;GPIOA21&quot;}" calcext:value-type="string">
            <text:p>{ModeInput,"GPIOA21"}</text:p>
          </table:table-cell>
          <table:table-cell table:style-name="ce43" table:formula="of:=IF([.$T58]&lt;&gt;&quot;&quot;;CONCATENATE(&quot;,{ModeOutput,&quot;&quot;&quot;;[.$T58];&quot;&quot;&quot;}&quot;);&quot;&quot;)" office:value-type="string" office:string-value=",{ModeOutput,&quot;GPIOA21&quot;}" calcext:value-type="string">
            <text:p>,{ModeOutput,"GPIOA21"}</text:p>
          </table:table-cell>
          <table:table-cell table:style-name="ce43" table:formula="of:=IF([.$U58]&lt;&gt;&quot;&quot;;CONCATENATE(&quot;,{ModeAlt2,&quot;&quot;&quot;;[.$U58];&quot;&quot;&quot;}&quot;);&quot;&quot;)" office:value-type="string" office:string-value=",{ModeAlt2,&quot;PCM0DIN&quot;}" calcext:value-type="string">
            <text:p>,{ModeAlt2,"PCM0DIN"}</text:p>
          </table:table-cell>
          <table:table-cell table:style-name="ce43" table:formula="of:=IF([.$V58]&lt;&gt;&quot;&quot;;CONCATENATE(&quot;,{ModeAlt3,&quot;&quot;&quot;;[.$V58];&quot;&quot;&quot;}&quot;);&quot;&quot;)" office:value-type="string" office:string-value=",{ModeAlt3,&quot;SIMVPPPP&quot;}" calcext:value-type="string">
            <text:p>,{ModeAlt3,"SIMVPPPP"}</text:p>
          </table:table-cell>
          <table:table-cell table:style-name="ce43" table:formula="of:=IF([.$W58]&lt;&gt;&quot;&quot;;CONCATENATE(&quot;,{ModeAlt6,&quot;&quot;&quot;;[.$W58];&quot;&quot;&quot;}&quot;);&quot;&quot;)" office:value-type="string" office:string-value=",{ModeAlt6,&quot;PAEINT21&quot;}" calcext:value-type="string">
            <text:p>,{ModeAlt6,"PAEINT21"}</text:p>
          </table:table-cell>
          <table:table-cell table:style-name="ce43" table:formula="of:=CONCATENATE(&quot;{&quot;;[.$M58];&quot;,{&quot;;[.$N58];&quot;,&quot;;[.$O58];&quot;,&quot;;[.$P58];&quot;,&quot;;[.$Q58];&quot;,&quot;;[.$R58];&quot;},{&quot;;[.$X58];[.$Y58];[.$Z58];[.$AA58];[.$AB58];&quot;}},&quot;)" office:value-type="string" office:string-value="{TypeGpio,{22,21,21,11,1},{{ModeInput,&quot;GPIOA21&quot;},{ModeOutput,&quot;GPIOA21&quot;},{ModeAlt2,&quot;PCM0DIN&quot;},{ModeAlt3,&quot;SIMVPPPP&quot;},{ModeAlt6,&quot;PAEINT21&quot;}}}," calcext:value-type="string">
            <text:p>{TypeGpio,{22,21,21,11,1},{{ModeInput,"GPIOA21"},{ModeOutput,"GPIOA21"},{ModeAlt2,"PCM0DIN"},{ModeAlt3,"SIMVPPPP"},{ModeAlt6,"PAEINT21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ND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59]-1)+[.$R59]" office:value-type="float" office:value="12" calcext:value-type="float">
            <text:p>12</text:p>
          </table:table-cell>
          <table:table-cell table:style-name="ce12" office:value-type="string" calcext:value-type="string">
            <text:p>CON2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59]=&quot;TypeGpio&quot;;CONCATENATE(&quot;GPIO&quot;;[.$L59]);[.$L59])" office:value-type="string" office:string-value="GND" calcext:value-type="string">
            <text:p>GND</text:p>
          </table:table-cell>
          <table:table-cell table:style-name="ce83" table:formula="of:=IF([.$M59]=&quot;TypeGpio&quot;;CONCATENATE(&quot;GPIO&quot;;[.$L59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59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59]&lt;&gt;&quot;&quot;;CONCATENATE(&quot;,{ModeOutput,&quot;&quot;&quot;;[.$T59];&quot;&quot;&quot;}&quot;);&quot;&quot;)">
            <text:p/>
          </table:table-cell>
          <table:table-cell table:style-name="ce43" table:formula="of:=IF([.$U59]&lt;&gt;&quot;&quot;;CONCATENATE(&quot;,{ModeAlt2,&quot;&quot;&quot;;[.$U59];&quot;&quot;&quot;}&quot;);&quot;&quot;)">
            <text:p/>
          </table:table-cell>
          <table:table-cell table:style-name="ce43" table:formula="of:=IF([.$V59]&lt;&gt;&quot;&quot;;CONCATENATE(&quot;,{ModeAlt3,&quot;&quot;&quot;;[.$V59];&quot;&quot;&quot;}&quot;);&quot;&quot;)">
            <text:p/>
          </table:table-cell>
          <table:table-cell table:style-name="ce43" table:formula="of:=IF([.$W59]&lt;&gt;&quot;&quot;;CONCATENATE(&quot;,{ModeAlt6,&quot;&quot;&quot;;[.$W59];&quot;&quot;&quot;}&quot;);&quot;&quot;)">
            <text:p/>
          </table:table-cell>
          <table:table-cell table:style-name="ce43" table:formula="of:=CONCATENATE(&quot;{&quot;;[.$M59];&quot;,{&quot;;[.$N59];&quot;,&quot;;[.$O59];&quot;,&quot;;[.$P59];&quot;,&quot;;[.$Q59];&quot;,&quot;;[.$R59];&quot;},{&quot;;[.$X59];[.$Y59];[.$Z59];[.$AA59];[.$AB59];&quot;}},&quot;)" office:value-type="string" office:string-value="{TypePower,{-1,-1,-1,12,1},{{ModeInput,&quot;GND&quot;}}}," calcext:value-type="string">
            <text:p>{TypePower,{-1,-1,-1,12,1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ND</text:p>
          </table:table-cell>
          <table:table-cell table:style-name="ce12" table:number-columns-repeated="2"/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Q60]-1)+[.$R60]" office:value-type="float" office:value="1" calcext:value-type="float">
            <text:p>1</text:p>
          </table:table-cell>
          <table:table-cell table:style-name="ce12" office:value-type="string" calcext:value-type="string">
            <text:p>DBG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83" table:formula="of:=IF([.$M60]=&quot;TypeGpio&quot;;CONCATENATE(&quot;GPIO&quot;;[.$L60]);[.$L60])" office:value-type="string" office:string-value="GND" calcext:value-type="string">
            <text:p>GND</text:p>
          </table:table-cell>
          <table:table-cell table:style-name="ce83" table:formula="of:=IF([.$M60]=&quot;TypeGpio&quot;;CONCATENATE(&quot;GPIO&quot;;[.$L60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60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60]&lt;&gt;&quot;&quot;;CONCATENATE(&quot;,{ModeOutput,&quot;&quot;&quot;;[.$T60];&quot;&quot;&quot;}&quot;);&quot;&quot;)">
            <text:p/>
          </table:table-cell>
          <table:table-cell table:style-name="ce43" table:formula="of:=IF([.$U60]&lt;&gt;&quot;&quot;;CONCATENATE(&quot;,{ModeAlt2,&quot;&quot;&quot;;[.$U60];&quot;&quot;&quot;}&quot;);&quot;&quot;)">
            <text:p/>
          </table:table-cell>
          <table:table-cell table:style-name="ce43" table:formula="of:=IF([.$V60]&lt;&gt;&quot;&quot;;CONCATENATE(&quot;,{ModeAlt3,&quot;&quot;&quot;;[.$V60];&quot;&quot;&quot;}&quot;);&quot;&quot;)">
            <text:p/>
          </table:table-cell>
          <table:table-cell table:style-name="ce43" table:formula="of:=IF([.$W60]&lt;&gt;&quot;&quot;;CONCATENATE(&quot;,{ModeAlt6,&quot;&quot;&quot;;[.$W60];&quot;&quot;&quot;}&quot;);&quot;&quot;)">
            <text:p/>
          </table:table-cell>
          <table:table-cell table:style-name="ce43" table:formula="of:=CONCATENATE(&quot;{&quot;;[.$M60];&quot;,{&quot;;[.$N60];&quot;,&quot;;[.$O60];&quot;,&quot;;[.$P60];&quot;,&quot;;[.$Q60];&quot;,&quot;;[.$R60];&quot;},{&quot;;[.$X60];[.$Y60];[.$Z60];[.$AA60];[.$AB60];&quot;}},&quot;)" office:value-type="string" office:string-value="{TypePower,{-1,-1,-1,1,1},{{ModeInput,&quot;GND&quot;}}}," calcext:value-type="string">
            <text:p>{TypePower,{-1,-1,-1,1,1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VDD_5V </text:p>
          </table:table-cell>
          <table:table-cell table:style-name="ce12" table:number-columns-repeated="2"/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Q61]-1)+[.$R61]" office:value-type="float" office:value="2" calcext:value-type="float">
            <text:p>2</text:p>
          </table:table-cell>
          <table:table-cell table:style-name="ce12" office:value-type="string" calcext:value-type="string">
            <text:p>DBG</text:p>
          </table:table-cell>
          <table:table-cell table:style-name="ce12" table:number-columns-repeated="2"/>
          <table:table-cell table:style-name="ce66" office:value-type="string" calcext:value-type="string">
            <text:p>5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61]=&quot;TypeGpio&quot;;CONCATENATE(&quot;GPIO&quot;;[.$L61]);[.$L61])" office:value-type="string" office:string-value="5V" calcext:value-type="string">
            <text:p>5V</text:p>
          </table:table-cell>
          <table:table-cell table:style-name="ce83" table:formula="of:=IF([.$M61]=&quot;TypeGpio&quot;;CONCATENATE(&quot;GPIO&quot;;[.$L61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61];&quot;&quot;&quot;}&quot;)" office:value-type="string" office:string-value="{ModeInput,&quot;5V&quot;}" calcext:value-type="string">
            <text:p>{ModeInput,"5V"}</text:p>
          </table:table-cell>
          <table:table-cell table:style-name="ce43" table:formula="of:=IF([.$T61]&lt;&gt;&quot;&quot;;CONCATENATE(&quot;,{ModeOutput,&quot;&quot;&quot;;[.$T61];&quot;&quot;&quot;}&quot;);&quot;&quot;)">
            <text:p/>
          </table:table-cell>
          <table:table-cell table:style-name="ce43" table:formula="of:=IF([.$U61]&lt;&gt;&quot;&quot;;CONCATENATE(&quot;,{ModeAlt2,&quot;&quot;&quot;;[.$U61];&quot;&quot;&quot;}&quot;);&quot;&quot;)">
            <text:p/>
          </table:table-cell>
          <table:table-cell table:style-name="ce43" table:formula="of:=IF([.$V61]&lt;&gt;&quot;&quot;;CONCATENATE(&quot;,{ModeAlt3,&quot;&quot;&quot;;[.$V61];&quot;&quot;&quot;}&quot;);&quot;&quot;)">
            <text:p/>
          </table:table-cell>
          <table:table-cell table:style-name="ce43" table:formula="of:=IF([.$W61]&lt;&gt;&quot;&quot;;CONCATENATE(&quot;,{ModeAlt6,&quot;&quot;&quot;;[.$W61];&quot;&quot;&quot;}&quot;);&quot;&quot;)">
            <text:p/>
          </table:table-cell>
          <table:table-cell table:style-name="ce43" table:formula="of:=CONCATENATE(&quot;{&quot;;[.$M61];&quot;,{&quot;;[.$N61];&quot;,&quot;;[.$O61];&quot;,&quot;;[.$P61];&quot;,&quot;;[.$Q61];&quot;,&quot;;[.$R61];&quot;},{&quot;;[.$X61];[.$Y61];[.$Z61];[.$AA61];[.$AB61];&quot;}},&quot;)" office:value-type="string" office:string-value="{TypePower,{-1,-1,-1,2,1},{{ModeInput,&quot;5V&quot;}}}," calcext:value-type="string">
            <text:p>{TypePower,{-1,-1,-1,2,1},{{ModeInput,"5V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0_TX/GPIOA4</text:p>
          </table:table-cell>
          <table:table-cell table:style-name="ce12" table:number-columns-repeated="2"/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Q62]-1)+[.$R62]" office:value-type="float" office:value="3" calcext:value-type="float">
            <text:p>3</text:p>
          </table:table-cell>
          <table:table-cell table:style-name="ce12" office:value-type="string" calcext:value-type="string">
            <text:p>DBG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4" calcext:value-type="float">
            <text:p>4</text:p>
          </table:table-cell>
          <table:table-cell table:style-name="ce66" table:formula="of:=CONCATENATE([.J62];[.K62])" office:value-type="string" office:string-value="A4" calcext:value-type="string">
            <text:p>A4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7" calcext:value-type="float">
            <text:p>17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62]=&quot;TypeGpio&quot;;CONCATENATE(&quot;GPIO&quot;;[.$L62]);[.$L62])" office:value-type="string" office:string-value="GPIOA4" calcext:value-type="string">
            <text:p>GPIOA4</text:p>
          </table:table-cell>
          <table:table-cell table:style-name="ce83" table:formula="of:=IF([.$M62]=&quot;TypeGpio&quot;;CONCATENATE(&quot;GPIO&quot;;[.$L62]);&quot;&quot;)" office:value-type="string" office:string-value="GPIOA4" calcext:value-type="string">
            <text:p>GPIOA4</text:p>
          </table:table-cell>
          <table:table-cell table:style-name="ce43" office:value-type="string" calcext:value-type="string">
            <text:p>UART0TX</text:p>
          </table:table-cell>
          <table:table-cell table:style-name="ce43"/>
          <table:table-cell table:style-name="ce43" office:value-type="string" calcext:value-type="string">
            <text:p>PAEINT4</text:p>
          </table:table-cell>
          <table:table-cell table:style-name="ce43" table:formula="of:=CONCATENATE(&quot;{ModeInput,&quot;&quot;&quot;;[.$S62];&quot;&quot;&quot;}&quot;)" office:value-type="string" office:string-value="{ModeInput,&quot;GPIOA4&quot;}" calcext:value-type="string">
            <text:p>{ModeInput,"GPIOA4"}</text:p>
          </table:table-cell>
          <table:table-cell table:style-name="ce43" table:formula="of:=IF([.$T62]&lt;&gt;&quot;&quot;;CONCATENATE(&quot;,{ModeOutput,&quot;&quot;&quot;;[.$T62];&quot;&quot;&quot;}&quot;);&quot;&quot;)" office:value-type="string" office:string-value=",{ModeOutput,&quot;GPIOA4&quot;}" calcext:value-type="string">
            <text:p>,{ModeOutput,"GPIOA4"}</text:p>
          </table:table-cell>
          <table:table-cell table:style-name="ce43" table:formula="of:=IF([.$U62]&lt;&gt;&quot;&quot;;CONCATENATE(&quot;,{ModeAlt2,&quot;&quot;&quot;;[.$U62];&quot;&quot;&quot;}&quot;);&quot;&quot;)" office:value-type="string" office:string-value=",{ModeAlt2,&quot;UART0TX&quot;}" calcext:value-type="string">
            <text:p>,{ModeAlt2,"UART0TX"}</text:p>
          </table:table-cell>
          <table:table-cell table:style-name="ce43" table:formula="of:=IF([.$V62]&lt;&gt;&quot;&quot;;CONCATENATE(&quot;,{ModeAlt3,&quot;&quot;&quot;;[.$V62];&quot;&quot;&quot;}&quot;);&quot;&quot;)">
            <text:p/>
          </table:table-cell>
          <table:table-cell table:style-name="ce43" table:formula="of:=IF([.$W62]&lt;&gt;&quot;&quot;;CONCATENATE(&quot;,{ModeAlt6,&quot;&quot;&quot;;[.$W62];&quot;&quot;&quot;}&quot;);&quot;&quot;)" office:value-type="string" office:string-value=",{ModeAlt6,&quot;PAEINT4&quot;}" calcext:value-type="string">
            <text:p>,{ModeAlt6,"PAEINT4"}</text:p>
          </table:table-cell>
          <table:table-cell table:style-name="ce43" table:formula="of:=CONCATENATE(&quot;{&quot;;[.$M62];&quot;,{&quot;;[.$N62];&quot;,&quot;;[.$O62];&quot;,&quot;;[.$P62];&quot;,&quot;;[.$Q62];&quot;,&quot;;[.$R62];&quot;},{&quot;;[.$X62];[.$Y62];[.$Z62];[.$AA62];[.$AB62];&quot;}},&quot;)" office:value-type="string" office:string-value="{TypeGpio,{17,4,4,3,1},{{ModeInput,&quot;GPIOA4&quot;},{ModeOutput,&quot;GPIOA4&quot;},{ModeAlt2,&quot;UART0TX&quot;},{ModeAlt6,&quot;PAEINT4&quot;}}}," calcext:value-type="string">
            <text:p>{TypeGpio,{17,4,4,3,1},{{ModeInput,"GPIOA4"},{ModeOutput,"GPIOA4"},{ModeAlt2,"UART0TX"},{ModeAlt6,"PAEINT4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0_RX/GPIOA5</text:p>
          </table:table-cell>
          <table:table-cell table:style-name="ce12" table:number-columns-repeated="2"/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Q63]-1)+[.$R63]" office:value-type="float" office:value="4" calcext:value-type="float">
            <text:p>4</text:p>
          </table:table-cell>
          <table:table-cell table:style-name="ce12" office:value-type="string" calcext:value-type="string">
            <text:p>DBG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5" calcext:value-type="float">
            <text:p>5</text:p>
          </table:table-cell>
          <table:table-cell table:style-name="ce66" table:formula="of:=CONCATENATE([.J63];[.K63])" office:value-type="string" office:string-value="A5" calcext:value-type="string">
            <text:p>A5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8" calcext:value-type="float">
            <text:p>18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63]=&quot;TypeGpio&quot;;CONCATENATE(&quot;GPIO&quot;;[.$L63]);[.$L63])" office:value-type="string" office:string-value="GPIOA5" calcext:value-type="string">
            <text:p>GPIOA5</text:p>
          </table:table-cell>
          <table:table-cell table:style-name="ce83" table:formula="of:=IF([.$M63]=&quot;TypeGpio&quot;;CONCATENATE(&quot;GPIO&quot;;[.$L63]);&quot;&quot;)" office:value-type="string" office:string-value="GPIOA5" calcext:value-type="string">
            <text:p>GPIOA5</text:p>
          </table:table-cell>
          <table:table-cell table:style-name="ce43" office:value-type="string" calcext:value-type="string">
            <text:p>UART0RX</text:p>
          </table:table-cell>
          <table:table-cell table:style-name="ce43" office:value-type="string" calcext:value-type="string">
            <text:p>PWM0</text:p>
          </table:table-cell>
          <table:table-cell table:style-name="ce43" office:value-type="string" calcext:value-type="string">
            <text:p>PAEINT5</text:p>
          </table:table-cell>
          <table:table-cell table:style-name="ce43" table:formula="of:=CONCATENATE(&quot;{ModeInput,&quot;&quot;&quot;;[.$S63];&quot;&quot;&quot;}&quot;)" office:value-type="string" office:string-value="{ModeInput,&quot;GPIOA5&quot;}" calcext:value-type="string">
            <text:p>{ModeInput,"GPIOA5"}</text:p>
          </table:table-cell>
          <table:table-cell table:style-name="ce43" table:formula="of:=IF([.$T63]&lt;&gt;&quot;&quot;;CONCATENATE(&quot;,{ModeOutput,&quot;&quot;&quot;;[.$T63];&quot;&quot;&quot;}&quot;);&quot;&quot;)" office:value-type="string" office:string-value=",{ModeOutput,&quot;GPIOA5&quot;}" calcext:value-type="string">
            <text:p>,{ModeOutput,"GPIOA5"}</text:p>
          </table:table-cell>
          <table:table-cell table:style-name="ce43" table:formula="of:=IF([.$U63]&lt;&gt;&quot;&quot;;CONCATENATE(&quot;,{ModeAlt2,&quot;&quot;&quot;;[.$U63];&quot;&quot;&quot;}&quot;);&quot;&quot;)" office:value-type="string" office:string-value=",{ModeAlt2,&quot;UART0RX&quot;}" calcext:value-type="string">
            <text:p>,{ModeAlt2,"UART0RX"}</text:p>
          </table:table-cell>
          <table:table-cell table:style-name="ce43" table:formula="of:=IF([.$V63]&lt;&gt;&quot;&quot;;CONCATENATE(&quot;,{ModeAlt3,&quot;&quot;&quot;;[.$V63];&quot;&quot;&quot;}&quot;);&quot;&quot;)" office:value-type="string" office:string-value=",{ModeAlt3,&quot;PWM0&quot;}" calcext:value-type="string">
            <text:p>,{ModeAlt3,"PWM0"}</text:p>
          </table:table-cell>
          <table:table-cell table:style-name="ce43" table:formula="of:=IF([.$W63]&lt;&gt;&quot;&quot;;CONCATENATE(&quot;,{ModeAlt6,&quot;&quot;&quot;;[.$W63];&quot;&quot;&quot;}&quot;);&quot;&quot;)" office:value-type="string" office:string-value=",{ModeAlt6,&quot;PAEINT5&quot;}" calcext:value-type="string">
            <text:p>,{ModeAlt6,"PAEINT5"}</text:p>
          </table:table-cell>
          <table:table-cell table:style-name="ce43" table:formula="of:=CONCATENATE(&quot;{&quot;;[.$M63];&quot;,{&quot;;[.$N63];&quot;,&quot;;[.$O63];&quot;,&quot;;[.$P63];&quot;,&quot;;[.$Q63];&quot;,&quot;;[.$R63];&quot;},{&quot;;[.$X63];[.$Y63];[.$Z63];[.$AA63];[.$AB63];&quot;}},&quot;)" office:value-type="string" office:string-value="{TypeGpio,{18,5,5,4,1},{{ModeInput,&quot;GPIOA5&quot;},{ModeOutput,&quot;GPIOA5&quot;},{ModeAlt2,&quot;UART0RX&quot;},{ModeAlt3,&quot;PWM0&quot;},{ModeAlt6,&quot;PAEINT5&quot;}}}," calcext:value-type="string">
            <text:p>{TypeGpio,{18,5,5,4,1},{{ModeInput,"GPIOA5"},{ModeOutput,"GPIOA5"},{ModeAlt2,"UART0RX"},{ModeAlt3,"PWM0"},{ModeAlt6,"PAEINT5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STATUS-LED/GPIOA10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64]-1)+[.$R64]" office:value-type="float" office:value="1" calcext:value-type="float">
            <text:p>1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0" calcext:value-type="float">
            <text:p>10</text:p>
          </table:table-cell>
          <table:table-cell table:style-name="ce66" table:formula="of:=CONCATENATE([.J64];[.K64])" office:value-type="string" office:string-value="A10" calcext:value-type="string">
            <text:p>A1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9" calcext:value-type="float">
            <text:p>19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83" table:formula="of:=IF([.$M64]=&quot;TypeGpio&quot;;CONCATENATE(&quot;GPIO&quot;;[.$L64]);[.$L64])" office:value-type="string" office:string-value="GPIOA10" calcext:value-type="string">
            <text:p>GPIOA10</text:p>
          </table:table-cell>
          <table:table-cell table:style-name="ce83" office:value-type="string" calcext:value-type="string">
            <text:p>STAT_LED</text:p>
          </table:table-cell>
          <table:table-cell table:style-name="ce43" office:value-type="string" calcext:value-type="string">
            <text:p>SIMDET</text:p>
          </table:table-cell>
          <table:table-cell table:style-name="ce43"/>
          <table:table-cell table:style-name="ce43" office:value-type="string" calcext:value-type="string">
            <text:p>PAEINT10</text:p>
          </table:table-cell>
          <table:table-cell table:style-name="ce43" table:formula="of:=CONCATENATE(&quot;{ModeInput,&quot;&quot;&quot;;[.$S64];&quot;&quot;&quot;}&quot;)" office:value-type="string" office:string-value="{ModeInput,&quot;GPIOA10&quot;}" calcext:value-type="string">
            <text:p>{ModeInput,"GPIOA10"}</text:p>
          </table:table-cell>
          <table:table-cell table:style-name="ce43" table:formula="of:=IF([.$T64]&lt;&gt;&quot;&quot;;CONCATENATE(&quot;,{ModeOutput,&quot;&quot;&quot;;[.$T64];&quot;&quot;&quot;}&quot;);&quot;&quot;)" office:value-type="string" office:string-value=",{ModeOutput,&quot;STAT_LED&quot;}" calcext:value-type="string">
            <text:p>,{ModeOutput,"STAT_LED"}</text:p>
          </table:table-cell>
          <table:table-cell table:style-name="ce43" table:formula="of:=IF([.$U64]&lt;&gt;&quot;&quot;;CONCATENATE(&quot;,{ModeAlt2,&quot;&quot;&quot;;[.$U64];&quot;&quot;&quot;}&quot;);&quot;&quot;)" office:value-type="string" office:string-value=",{ModeAlt2,&quot;SIMDET&quot;}" calcext:value-type="string">
            <text:p>,{ModeAlt2,"SIMDET"}</text:p>
          </table:table-cell>
          <table:table-cell table:style-name="ce43" table:formula="of:=IF([.$V64]&lt;&gt;&quot;&quot;;CONCATENATE(&quot;,{ModeAlt3,&quot;&quot;&quot;;[.$V64];&quot;&quot;&quot;}&quot;);&quot;&quot;)">
            <text:p/>
          </table:table-cell>
          <table:table-cell table:style-name="ce43" table:formula="of:=IF([.$W64]&lt;&gt;&quot;&quot;;CONCATENATE(&quot;,{ModeAlt6,&quot;&quot;&quot;;[.$W64];&quot;&quot;&quot;}&quot;);&quot;&quot;)" office:value-type="string" office:string-value=",{ModeAlt6,&quot;PAEINT10&quot;}" calcext:value-type="string">
            <text:p>,{ModeAlt6,"PAEINT10"}</text:p>
          </table:table-cell>
          <table:table-cell table:style-name="ce43" table:formula="of:=CONCATENATE(&quot;{&quot;;[.$M64];&quot;,{&quot;;[.$N64];&quot;,&quot;;[.$O64];&quot;,&quot;;[.$P64];&quot;,&quot;;[.$Q64];&quot;,&quot;;[.$R64];&quot;},{&quot;;[.$X64];[.$Y64];[.$Z64];[.$AA64];[.$AB64];&quot;}},&quot;)" office:value-type="string" office:string-value="{TypeGpio,{19,10,10,1,1},{{ModeInput,&quot;GPIOA10&quot;},{ModeOutput,&quot;STAT_LED&quot;},{ModeAlt2,&quot;SIMDET&quot;},{ModeAlt6,&quot;PAEINT10&quot;}}}," calcext:value-type="string">
            <text:p>{TypeGpio,{19,10,10,1,1},{{ModeInput,"GPIOA10"},{ModeOutput,"STAT_LED"},{ModeAlt2,"SIMDET"},{ModeAlt6,"PAEINT10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POWER-LED/GPIOL10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65]-1)+[.$R65]" office:value-type="float" office:value="2" calcext:value-type="float">
            <text:p>2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float" office:value="10" calcext:value-type="float">
            <text:p>10</text:p>
          </table:table-cell>
          <table:table-cell table:style-name="ce66" table:formula="of:=CONCATENATE([.J65];[.K65])" office:value-type="string" office:string-value="L10" calcext:value-type="string">
            <text:p>L1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104" calcext:value-type="float">
            <text:p>104</text:p>
          </table:table-cell>
          <table:table-cell table:style-name="ce20" office:value-type="float" office:value="362" calcext:value-type="float">
            <text:p>36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65]=&quot;TypeGpio&quot;;CONCATENATE(&quot;GPIO&quot;;[.$L65]);[.$L65])" office:value-type="string" office:string-value="GPIOL10" calcext:value-type="string">
            <text:p>GPIOL10</text:p>
          </table:table-cell>
          <table:table-cell table:style-name="ce83" office:value-type="string" calcext:value-type="string">
            <text:p>PWR_LED</text:p>
          </table:table-cell>
          <table:table-cell table:style-name="ce43" office:value-type="string" calcext:value-type="string">
            <text:p>SPWM</text:p>
          </table:table-cell>
          <table:table-cell table:style-name="ce43"/>
          <table:table-cell table:style-name="ce43" office:value-type="string" calcext:value-type="string">
            <text:p>PLEINT10</text:p>
          </table:table-cell>
          <table:table-cell table:style-name="ce43" table:formula="of:=CONCATENATE(&quot;{ModeInput,&quot;&quot;&quot;;[.$S65];&quot;&quot;&quot;}&quot;)" office:value-type="string" office:string-value="{ModeInput,&quot;GPIOL10&quot;}" calcext:value-type="string">
            <text:p>{ModeInput,"GPIOL10"}</text:p>
          </table:table-cell>
          <table:table-cell table:style-name="ce43" table:formula="of:=IF([.$T65]&lt;&gt;&quot;&quot;;CONCATENATE(&quot;,{ModeOutput,&quot;&quot;&quot;;[.$T65];&quot;&quot;&quot;}&quot;);&quot;&quot;)" office:value-type="string" office:string-value=",{ModeOutput,&quot;PWR_LED&quot;}" calcext:value-type="string">
            <text:p>,{ModeOutput,"PWR_LED"}</text:p>
          </table:table-cell>
          <table:table-cell table:style-name="ce43" table:formula="of:=IF([.$U65]&lt;&gt;&quot;&quot;;CONCATENATE(&quot;,{ModeAlt2,&quot;&quot;&quot;;[.$U65];&quot;&quot;&quot;}&quot;);&quot;&quot;)" office:value-type="string" office:string-value=",{ModeAlt2,&quot;SPWM&quot;}" calcext:value-type="string">
            <text:p>,{ModeAlt2,"SPWM"}</text:p>
          </table:table-cell>
          <table:table-cell table:style-name="ce43" table:formula="of:=IF([.$V65]&lt;&gt;&quot;&quot;;CONCATENATE(&quot;,{ModeAlt3,&quot;&quot;&quot;;[.$V65];&quot;&quot;&quot;}&quot;);&quot;&quot;)">
            <text:p/>
          </table:table-cell>
          <table:table-cell table:style-name="ce43" table:formula="of:=IF([.$W65]&lt;&gt;&quot;&quot;;CONCATENATE(&quot;,{ModeAlt6,&quot;&quot;&quot;;[.$W65];&quot;&quot;&quot;}&quot;);&quot;&quot;)" office:value-type="string" office:string-value=",{ModeAlt6,&quot;PLEINT10&quot;}" calcext:value-type="string">
            <text:p>,{ModeAlt6,"PLEINT10"}</text:p>
          </table:table-cell>
          <table:table-cell table:style-name="ce43" table:formula="of:=CONCATENATE(&quot;{&quot;;[.$M65];&quot;,{&quot;;[.$N65];&quot;,&quot;;[.$O65];&quot;,&quot;;[.$P65];&quot;,&quot;;[.$Q65];&quot;,&quot;;[.$R65];&quot;},{&quot;;[.$X65];[.$Y65];[.$Z65];[.$AA65];[.$AB65];&quot;}},&quot;)" office:value-type="string" office:string-value="{TypeGpio,{32,104,362,2,1},{{ModeInput,&quot;GPIOL10&quot;},{ModeOutput,&quot;PWR_LED&quot;},{ModeAlt2,&quot;SPWM&quot;},{ModeAlt6,&quot;PLEINT10&quot;}}}," calcext:value-type="string">
            <text:p>{TypeGpio,{32,104,362,2,1},{{ModeInput,"GPIOL10"},{ModeOutput,"PWR_LED"},{ModeAlt2,"SPWM"},{ModeAlt6,"PLEINT10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PIOL3/K1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66]-1)+[.$R66]" office:value-type="float" office:value="3" calcext:value-type="float">
            <text:p>3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float" office:value="3" calcext:value-type="float">
            <text:p>3</text:p>
          </table:table-cell>
          <table:table-cell table:style-name="ce66" table:formula="of:=CONCATENATE([.J66];[.K66])" office:value-type="string" office:string-value="L3" calcext:value-type="string">
            <text:p>L3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97" calcext:value-type="float">
            <text:p>97</text:p>
          </table:table-cell>
          <table:table-cell table:style-name="ce20" office:value-type="float" office:value="355" calcext:value-type="float">
            <text:p>35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83" office:value-type="string" calcext:value-type="string">
            <text:p>BUT_K1</text:p>
          </table:table-cell>
          <table:table-cell table:style-name="ce83" table:formula="of:=IF([.$M66]=&quot;TypeGpio&quot;;CONCATENATE(&quot;GPIO&quot;;[.$L66]);&quot;&quot;)" office:value-type="string" office:string-value="GPIOL3" calcext:value-type="string">
            <text:p>GPIOL3</text:p>
          </table:table-cell>
          <table:table-cell table:style-name="ce43" office:value-type="string" calcext:value-type="string">
            <text:p>SUARTRX</text:p>
          </table:table-cell>
          <table:table-cell table:style-name="ce43"/>
          <table:table-cell table:style-name="ce43" office:value-type="string" calcext:value-type="string">
            <text:p>PLEINT3</text:p>
          </table:table-cell>
          <table:table-cell table:style-name="ce43" table:formula="of:=CONCATENATE(&quot;{ModeInput,&quot;&quot;&quot;;[.$S66];&quot;&quot;&quot;}&quot;)" office:value-type="string" office:string-value="{ModeInput,&quot;BUT_K1&quot;}" calcext:value-type="string">
            <text:p>{ModeInput,"BUT_K1"}</text:p>
          </table:table-cell>
          <table:table-cell table:style-name="ce43" table:formula="of:=IF([.$T66]&lt;&gt;&quot;&quot;;CONCATENATE(&quot;,{ModeOutput,&quot;&quot;&quot;;[.$T66];&quot;&quot;&quot;}&quot;);&quot;&quot;)" office:value-type="string" office:string-value=",{ModeOutput,&quot;GPIOL3&quot;}" calcext:value-type="string">
            <text:p>,{ModeOutput,"GPIOL3"}</text:p>
          </table:table-cell>
          <table:table-cell table:style-name="ce43" table:formula="of:=IF([.$U66]&lt;&gt;&quot;&quot;;CONCATENATE(&quot;,{ModeAlt2,&quot;&quot;&quot;;[.$U66];&quot;&quot;&quot;}&quot;);&quot;&quot;)" office:value-type="string" office:string-value=",{ModeAlt2,&quot;SUARTRX&quot;}" calcext:value-type="string">
            <text:p>,{ModeAlt2,"SUARTRX"}</text:p>
          </table:table-cell>
          <table:table-cell table:style-name="ce43" table:formula="of:=IF([.$V66]&lt;&gt;&quot;&quot;;CONCATENATE(&quot;,{ModeAlt3,&quot;&quot;&quot;;[.$V66];&quot;&quot;&quot;}&quot;);&quot;&quot;)">
            <text:p/>
          </table:table-cell>
          <table:table-cell table:style-name="ce43" table:formula="of:=IF([.$W66]&lt;&gt;&quot;&quot;;CONCATENATE(&quot;,{ModeAlt6,&quot;&quot;&quot;;[.$W66];&quot;&quot;&quot;}&quot;);&quot;&quot;)" office:value-type="string" office:string-value=",{ModeAlt6,&quot;PLEINT3&quot;}" calcext:value-type="string">
            <text:p>,{ModeAlt6,"PLEINT3"}</text:p>
          </table:table-cell>
          <table:table-cell table:style-name="ce43" table:formula="of:=CONCATENATE(&quot;{&quot;;[.$M66];&quot;,{&quot;;[.$N66];&quot;,&quot;;[.$O66];&quot;,&quot;;[.$P66];&quot;,&quot;;[.$Q66];&quot;,&quot;;[.$R66];&quot;},{&quot;;[.$X66];[.$Y66];[.$Z66];[.$AA66];[.$AB66];&quot;}},&quot;)" office:value-type="string" office:string-value="{TypeGpio,{33,97,355,3,1},{{ModeInput,&quot;BUT_K1&quot;},{ModeOutput,&quot;GPIOL3&quot;},{ModeAlt2,&quot;SUARTRX&quot;},{ModeAlt6,&quot;PLEINT3&quot;}}}," calcext:value-type="string">
            <text:p>{TypeGpio,{33,97,355,3,1},{{ModeInput,"BUT_K1"},{ModeOutput,"GPIOL3"},{ModeAlt2,"SUARTRX"},{ModeAlt6,"PLEINT3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PIOL11/IR-RX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67]-1)+[.$R67]" office:value-type="float" office:value="4" calcext:value-type="float">
            <text:p>4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float" office:value="11" calcext:value-type="float">
            <text:p>11</text:p>
          </table:table-cell>
          <table:table-cell table:style-name="ce66" table:formula="of:=CONCATENATE([.J67];[.K67])" office:value-type="string" office:string-value="L11" calcext:value-type="string">
            <text:p>L1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363" calcext:value-type="float">
            <text:p>36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83" office:value-type="string" calcext:value-type="string">
            <text:p>IR_RX</text:p>
          </table:table-cell>
          <table:table-cell table:style-name="ce83" table:formula="of:=IF([.$M67]=&quot;TypeGpio&quot;;CONCATENATE(&quot;GPIO&quot;;[.$L67]);&quot;&quot;)" office:value-type="string" office:string-value="GPIOL11" calcext:value-type="string">
            <text:p>GPIOL11</text:p>
          </table:table-cell>
          <table:table-cell table:style-name="ce43" office:value-type="string" calcext:value-type="string">
            <text:p>SCIRRX</text:p>
          </table:table-cell>
          <table:table-cell table:style-name="ce43"/>
          <table:table-cell table:style-name="ce43" office:value-type="string" calcext:value-type="string">
            <text:p>PLEINT11</text:p>
          </table:table-cell>
          <table:table-cell table:style-name="ce43" table:formula="of:=CONCATENATE(&quot;{ModeInput,&quot;&quot;&quot;;[.$S67];&quot;&quot;&quot;}&quot;)" office:value-type="string" office:string-value="{ModeInput,&quot;IR_RX&quot;}" calcext:value-type="string">
            <text:p>{ModeInput,"IR_RX"}</text:p>
          </table:table-cell>
          <table:table-cell table:style-name="ce43" table:formula="of:=IF([.$T67]&lt;&gt;&quot;&quot;;CONCATENATE(&quot;,{ModeOutput,&quot;&quot;&quot;;[.$T67];&quot;&quot;&quot;}&quot;);&quot;&quot;)" office:value-type="string" office:string-value=",{ModeOutput,&quot;GPIOL11&quot;}" calcext:value-type="string">
            <text:p>,{ModeOutput,"GPIOL11"}</text:p>
          </table:table-cell>
          <table:table-cell table:style-name="ce43" table:formula="of:=IF([.$U67]&lt;&gt;&quot;&quot;;CONCATENATE(&quot;,{ModeAlt2,&quot;&quot;&quot;;[.$U67];&quot;&quot;&quot;}&quot;);&quot;&quot;)" office:value-type="string" office:string-value=",{ModeAlt2,&quot;SCIRRX&quot;}" calcext:value-type="string">
            <text:p>,{ModeAlt2,"SCIRRX"}</text:p>
          </table:table-cell>
          <table:table-cell table:style-name="ce43" table:formula="of:=IF([.$V67]&lt;&gt;&quot;&quot;;CONCATENATE(&quot;,{ModeAlt3,&quot;&quot;&quot;;[.$V67];&quot;&quot;&quot;}&quot;);&quot;&quot;)">
            <text:p/>
          </table:table-cell>
          <table:table-cell table:style-name="ce43" table:formula="of:=IF([.$W67]&lt;&gt;&quot;&quot;;CONCATENATE(&quot;,{ModeAlt6,&quot;&quot;&quot;;[.$W67];&quot;&quot;&quot;}&quot;);&quot;&quot;)" office:value-type="string" office:string-value=",{ModeAlt6,&quot;PLEINT11&quot;}" calcext:value-type="string">
            <text:p>,{ModeAlt6,"PLEINT11"}</text:p>
          </table:table-cell>
          <table:table-cell table:style-name="ce43" table:formula="of:=CONCATENATE(&quot;{&quot;;[.$M67];&quot;,{&quot;;[.$N67];&quot;,&quot;;[.$O67];&quot;,&quot;;[.$P67];&quot;,&quot;;[.$Q67];&quot;,&quot;;[.$R67];&quot;},{&quot;;[.$X67];[.$Y67];[.$Z67];[.$AA67];[.$AB67];&quot;}},&quot;)" office:value-type="string" office:string-value="{TypeGpio,{20,105,363,4,1},{{ModeInput,&quot;IR_RX&quot;},{ModeOutput,&quot;GPIOL11&quot;},{ModeAlt2,&quot;SCIRRX&quot;},{ModeAlt6,&quot;PLEINT11&quot;}}}," calcext:value-type="string">
            <text:p>{TypeGpio,{20,105,363,4,1},{{ModeInput,"IR_RX"},{ModeOutput,"GPIOL11"},{ModeAlt2,"SCIRRX"},{ModeAlt6,"PLEINT11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/>
          <table:table-cell table:style-name="ce12" table:number-columns-repeated="5"/>
          <table:table-cell table:style-name="ce43"/>
          <table:table-cell table:style-name="ce12" table:number-columns-repeated="3"/>
          <table:table-cell table:style-name="ce66"/>
          <table:table-cell table:style-name="ce43"/>
          <table:table-cell table:style-name="ce20" table:number-columns-repeated="3"/>
          <table:table-cell table:style-name="ce43" table:number-columns-repeated="2"/>
          <table:table-cell table:style-name="ce83" table:number-columns-repeated="2"/>
          <table:table-cell table:style-name="ce43" table:number-columns-repeated="9"/>
          <table:table-cell table:style-name="ce58" table:number-columns-repeated="995"/>
        </table:table-row>
        <table:table-row table:style-name="ro1">
          <table:table-cell table:style-name="ce64"/>
          <table:table-cell table:style-name="ce67" office:value-type="string" calcext:value-type="string">
            <text:p>con2</text:p>
          </table:table-cell>
          <table:table-cell table:style-name="ce71" office:value-type="float" office:value="12" calcext:value-type="float">
            <text:p>12</text:p>
          </table:table-cell>
          <table:table-cell table:style-name="ce71" table:number-columns-repeated="4"/>
          <table:table-cell table:style-name="ce62"/>
          <table:table-cell table:style-name="ce71" table:number-columns-repeated="3"/>
          <table:table-cell table:style-name="ce67"/>
          <table:table-cell table:style-name="ce62"/>
          <table:table-cell table:style-name="ce76" table:number-columns-repeated="3"/>
          <table:table-cell table:style-name="ce62" table:number-columns-repeated="1008"/>
        </table:table-row>
        <table:table-row table:style-name="ro1">
          <table:table-cell table:style-name="ce63" office:value-type="string" calcext:value-type="string">
            <text:p>#</text:p>
          </table:table-cell>
          <table:table-cell table:style-name="ce10" office:value-type="string" calcext:value-type="string">
            <text:p>Schéma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Core2</text:p>
          </table:table-cell>
          <table:table-cell table:style-name="ce10" office:value-type="string" calcext:value-type="string">
            <text:p>Neo</text:p>
          </table:table-cell>
          <table:table-cell table:style-name="ce10" office:value-type="string" calcext:value-type="string">
            <text:p>M1</text:p>
          </table:table-cell>
          <table:table-cell table:style-name="ce10" office:value-type="string" calcext:value-type="string">
            <text:p>M1+</text:p>
          </table:table-cell>
          <table:table-cell table:style-name="ce10" office:value-type="string" calcext:value-type="string">
            <text:p>Phys.</text:p>
          </table:table-cell>
          <table:table-cell table:style-name="ce63" office:value-type="string" calcext:value-type="string">
            <text:p>Conn.</text:p>
          </table:table-cell>
          <table:table-cell table:style-name="ce63" office:value-type="string" calcext:value-type="string">
            <text:p>Port</text:p>
          </table:table-cell>
          <table:table-cell table:style-name="ce63" office:value-type="string" calcext:value-type="string">
            <text:p>#</text:p>
          </table:table-cell>
          <table:table-cell table:style-name="ce75" office:value-type="string" calcext:value-type="string">
            <text:p>Nom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ow</text:p>
          </table:table-cell>
          <table:table-cell table:style-name="ce10" office:value-type="string" calcext:value-type="string">
            <text:p>column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Code C++</text:p>
          </table:table-cell>
          <table:table-cell table:style-name="ce71" table:number-columns-repeated="994"/>
          <table:table-cell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8" office:value-type="string" calcext:value-type="string">
            <text:p>VDD_5V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71]+([.Q71]-1)*2" office:value-type="float" office:value="1" calcext:value-type="float">
            <text:p>1</text:p>
          </table:table-cell>
          <table:table-cell table:style-name="ce72" office:value-type="string" calcext:value-type="string">
            <text:p>J2</text:p>
          </table:table-cell>
          <table:table-cell table:style-name="ce72" table:number-columns-repeated="2"/>
          <table:table-cell table:style-name="ce68" office:value-type="string" calcext:value-type="string">
            <text:p>5V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84" table:formula="of:=IF([.$M71]=&quot;TypeGpio&quot;;CONCATENATE(&quot;GPIO&quot;;[.$L71]);[.$L71])" office:value-type="string" office:string-value="5V" calcext:value-type="string">
            <text:p>5V</text:p>
          </table:table-cell>
          <table:table-cell table:style-name="ce84" table:formula="of:=IF([.$M71]=&quot;TypeGpio&quot;;CONCATENATE(&quot;GPIO&quot;;[.$L71]);&quot;&quot;)">
            <text:p/>
          </table:table-cell>
          <table:table-cell table:style-name="ce65" table:number-columns-repeated="3"/>
          <table:table-cell table:style-name="ce65" table:formula="of:=CONCATENATE(&quot;{ModeInput,&quot;&quot;&quot;;[.$S71];&quot;&quot;&quot;}&quot;)" office:value-type="string" office:string-value="{ModeInput,&quot;5V&quot;}" calcext:value-type="string">
            <text:p>{ModeInput,"5V"}</text:p>
          </table:table-cell>
          <table:table-cell table:style-name="ce65" table:formula="of:=IF([.$T71]&lt;&gt;&quot;&quot;;CONCATENATE(&quot;,{ModeOutput,&quot;&quot;&quot;;[.$T71];&quot;&quot;&quot;}&quot;);&quot;&quot;)">
            <text:p/>
          </table:table-cell>
          <table:table-cell table:style-name="ce65" table:formula="of:=IF([.$U71]&lt;&gt;&quot;&quot;;CONCATENATE(&quot;,{ModeAlt2,&quot;&quot;&quot;;[.$U71];&quot;&quot;&quot;}&quot;);&quot;&quot;)">
            <text:p/>
          </table:table-cell>
          <table:table-cell table:style-name="ce65" table:formula="of:=IF([.$V71]&lt;&gt;&quot;&quot;;CONCATENATE(&quot;,{ModeAlt3,&quot;&quot;&quot;;[.$V71];&quot;&quot;&quot;}&quot;);&quot;&quot;)">
            <text:p/>
          </table:table-cell>
          <table:table-cell table:style-name="ce65" table:formula="of:=IF([.$W71]&lt;&gt;&quot;&quot;;CONCATENATE(&quot;,{ModeAlt6,&quot;&quot;&quot;;[.$W71];&quot;&quot;&quot;}&quot;);&quot;&quot;)">
            <text:p/>
          </table:table-cell>
          <table:table-cell table:style-name="ce65" table:formula="of:=CONCATENATE(&quot;{&quot;;[.$M71];&quot;,{&quot;;[.$N71];&quot;,&quot;;[.$O71];&quot;,&quot;;[.$P71];&quot;,&quot;;[.$Q71];&quot;,&quot;;[.$R71];&quot;},{&quot;;[.$X71];[.$Y71];[.$Z71];[.$AA71];[.$AB71];&quot;}},&quot;)" office:value-type="string" office:string-value="{TypePower,{-1,-1,-1,1,1},{{ModeInput,&quot;5V&quot;}}}," calcext:value-type="string">
            <text:p>{TypePower,{-1,-1,-1,1,1},{{ModeInput,"5V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56" calcext:value-type="float">
            <text:p>56</text:p>
          </table:table-cell>
          <table:table-cell table:style-name="ce68" office:value-type="string" calcext:value-type="string">
            <text:p>USB-DP1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72]+([.Q72]-1)*2" office:value-type="float" office:value="3" calcext:value-type="float">
            <text:p>3</text:p>
          </table:table-cell>
          <table:table-cell table:style-name="ce72" office:value-type="string" calcext:value-type="string">
            <text:p>J2</text:p>
          </table:table-cell>
          <table:table-cell table:style-name="ce72" table:number-columns-repeated="2"/>
          <table:table-cell table:style-name="ce68" office:value-type="string" calcext:value-type="string">
            <text:p>USB-DP1</text:p>
          </table:table-cell>
          <table:table-cell table:style-name="ce65" office:value-type="string" calcext:value-type="string">
            <text:p>TypeUsb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72]=&quot;TypeGpio&quot;;CONCATENATE(&quot;GPIO&quot;;[.$L72]);[.$L72])" office:value-type="string" office:string-value="USB-DP1" calcext:value-type="string">
            <text:p>USB-DP1</text:p>
          </table:table-cell>
          <table:table-cell table:style-name="ce84" table:formula="of:=IF([.$M72]=&quot;TypeGpio&quot;;CONCATENATE(&quot;GPIO&quot;;[.$L72]);&quot;&quot;)">
            <text:p/>
          </table:table-cell>
          <table:table-cell table:style-name="ce65" table:number-columns-repeated="3"/>
          <table:table-cell table:style-name="ce65" table:formula="of:=CONCATENATE(&quot;{ModeInput,&quot;&quot;&quot;;[.$S72];&quot;&quot;&quot;}&quot;)" office:value-type="string" office:string-value="{ModeInput,&quot;USB-DP1&quot;}" calcext:value-type="string">
            <text:p>{ModeInput,"USB-DP1"}</text:p>
          </table:table-cell>
          <table:table-cell table:style-name="ce65" table:formula="of:=IF([.$T72]&lt;&gt;&quot;&quot;;CONCATENATE(&quot;,{ModeOutput,&quot;&quot;&quot;;[.$T72];&quot;&quot;&quot;}&quot;);&quot;&quot;)">
            <text:p/>
          </table:table-cell>
          <table:table-cell table:style-name="ce65" table:formula="of:=IF([.$U72]&lt;&gt;&quot;&quot;;CONCATENATE(&quot;,{ModeAlt2,&quot;&quot;&quot;;[.$U72];&quot;&quot;&quot;}&quot;);&quot;&quot;)">
            <text:p/>
          </table:table-cell>
          <table:table-cell table:style-name="ce65" table:formula="of:=IF([.$V72]&lt;&gt;&quot;&quot;;CONCATENATE(&quot;,{ModeAlt3,&quot;&quot;&quot;;[.$V72];&quot;&quot;&quot;}&quot;);&quot;&quot;)">
            <text:p/>
          </table:table-cell>
          <table:table-cell table:style-name="ce65" table:formula="of:=IF([.$W72]&lt;&gt;&quot;&quot;;CONCATENATE(&quot;,{ModeAlt6,&quot;&quot;&quot;;[.$W72];&quot;&quot;&quot;}&quot;);&quot;&quot;)">
            <text:p/>
          </table:table-cell>
          <table:table-cell table:style-name="ce65" table:formula="of:=CONCATENATE(&quot;{&quot;;[.$M72];&quot;,{&quot;;[.$N72];&quot;,&quot;;[.$O72];&quot;,&quot;;[.$P72];&quot;,&quot;;[.$Q72];&quot;,&quot;;[.$R72];&quot;},{&quot;;[.$X72];[.$Y72];[.$Z72];[.$AA72];[.$AB72];&quot;}},&quot;)" office:value-type="string" office:string-value="{TypeUsb,{-1,-1,-1,2,1},{{ModeInput,&quot;USB-DP1&quot;}}}," calcext:value-type="string">
            <text:p>{TypeUsb,{-1,-1,-1,2,1},{{ModeInput,"USB-DP1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57" calcext:value-type="float">
            <text:p>57</text:p>
          </table:table-cell>
          <table:table-cell table:style-name="ce68" office:value-type="string" calcext:value-type="string">
            <text:p>USB-DM1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73]+([.Q73]-1)*2" office:value-type="float" office:value="5" calcext:value-type="float">
            <text:p>5</text:p>
          </table:table-cell>
          <table:table-cell table:style-name="ce72" office:value-type="string" calcext:value-type="string">
            <text:p>J2</text:p>
          </table:table-cell>
          <table:table-cell table:style-name="ce72" table:number-columns-repeated="2"/>
          <table:table-cell table:style-name="ce68" office:value-type="string" calcext:value-type="string">
            <text:p>USB-DM1</text:p>
          </table:table-cell>
          <table:table-cell table:style-name="ce65" office:value-type="string" calcext:value-type="string">
            <text:p>TypeUsb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73]=&quot;TypeGpio&quot;;CONCATENATE(&quot;GPIO&quot;;[.$L73]);[.$L73])" office:value-type="string" office:string-value="USB-DM1" calcext:value-type="string">
            <text:p>USB-DM1</text:p>
          </table:table-cell>
          <table:table-cell table:style-name="ce84" table:formula="of:=IF([.$M73]=&quot;TypeGpio&quot;;CONCATENATE(&quot;GPIO&quot;;[.$L73]);&quot;&quot;)">
            <text:p/>
          </table:table-cell>
          <table:table-cell table:style-name="ce65" table:number-columns-repeated="3"/>
          <table:table-cell table:style-name="ce65" table:formula="of:=CONCATENATE(&quot;{ModeInput,&quot;&quot;&quot;;[.$S73];&quot;&quot;&quot;}&quot;)" office:value-type="string" office:string-value="{ModeInput,&quot;USB-DM1&quot;}" calcext:value-type="string">
            <text:p>{ModeInput,"USB-DM1"}</text:p>
          </table:table-cell>
          <table:table-cell table:style-name="ce65" table:formula="of:=IF([.$T73]&lt;&gt;&quot;&quot;;CONCATENATE(&quot;,{ModeOutput,&quot;&quot;&quot;;[.$T73];&quot;&quot;&quot;}&quot;);&quot;&quot;)">
            <text:p/>
          </table:table-cell>
          <table:table-cell table:style-name="ce65" table:formula="of:=IF([.$U73]&lt;&gt;&quot;&quot;;CONCATENATE(&quot;,{ModeAlt2,&quot;&quot;&quot;;[.$U73];&quot;&quot;&quot;}&quot;);&quot;&quot;)">
            <text:p/>
          </table:table-cell>
          <table:table-cell table:style-name="ce65" table:formula="of:=IF([.$V73]&lt;&gt;&quot;&quot;;CONCATENATE(&quot;,{ModeAlt3,&quot;&quot;&quot;;[.$V73];&quot;&quot;&quot;}&quot;);&quot;&quot;)">
            <text:p/>
          </table:table-cell>
          <table:table-cell table:style-name="ce65" table:formula="of:=IF([.$W73]&lt;&gt;&quot;&quot;;CONCATENATE(&quot;,{ModeAlt6,&quot;&quot;&quot;;[.$W73];&quot;&quot;&quot;}&quot;);&quot;&quot;)">
            <text:p/>
          </table:table-cell>
          <table:table-cell table:style-name="ce65" table:formula="of:=CONCATENATE(&quot;{&quot;;[.$M73];&quot;,{&quot;;[.$N73];&quot;,&quot;;[.$O73];&quot;,&quot;;[.$P73];&quot;,&quot;;[.$Q73];&quot;,&quot;;[.$R73];&quot;},{&quot;;[.$X73];[.$Y73];[.$Z73];[.$AA73];[.$AB73];&quot;}},&quot;)" office:value-type="string" office:string-value="{TypeUsb,{-1,-1,-1,3,1},{{ModeInput,&quot;USB-DM1&quot;}}}," calcext:value-type="string">
            <text:p>{TypeUsb,{-1,-1,-1,3,1},{{ModeInput,"USB-DM1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58" calcext:value-type="float">
            <text:p>58</text:p>
          </table:table-cell>
          <table:table-cell table:style-name="ce68" office:value-type="string" calcext:value-type="string">
            <text:p>USB-DP2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74]+([.Q74]-1)*2" office:value-type="float" office:value="7" calcext:value-type="float">
            <text:p>7</text:p>
          </table:table-cell>
          <table:table-cell table:style-name="ce72" office:value-type="string" calcext:value-type="string">
            <text:p>J2</text:p>
          </table:table-cell>
          <table:table-cell table:style-name="ce72" table:number-columns-repeated="2"/>
          <table:table-cell table:style-name="ce68" office:value-type="string" calcext:value-type="string">
            <text:p>USB-DP2</text:p>
          </table:table-cell>
          <table:table-cell table:style-name="ce65" office:value-type="string" calcext:value-type="string">
            <text:p>TypeUsb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74]=&quot;TypeGpio&quot;;CONCATENATE(&quot;GPIO&quot;;[.$L74]);[.$L74])" office:value-type="string" office:string-value="USB-DP2" calcext:value-type="string">
            <text:p>USB-DP2</text:p>
          </table:table-cell>
          <table:table-cell table:style-name="ce84" table:formula="of:=IF([.$M74]=&quot;TypeGpio&quot;;CONCATENATE(&quot;GPIO&quot;;[.$L74]);&quot;&quot;)">
            <text:p/>
          </table:table-cell>
          <table:table-cell table:style-name="ce65" table:number-columns-repeated="3"/>
          <table:table-cell table:style-name="ce65" table:formula="of:=CONCATENATE(&quot;{ModeInput,&quot;&quot;&quot;;[.$S74];&quot;&quot;&quot;}&quot;)" office:value-type="string" office:string-value="{ModeInput,&quot;USB-DP2&quot;}" calcext:value-type="string">
            <text:p>{ModeInput,"USB-DP2"}</text:p>
          </table:table-cell>
          <table:table-cell table:style-name="ce65" table:formula="of:=IF([.$T74]&lt;&gt;&quot;&quot;;CONCATENATE(&quot;,{ModeOutput,&quot;&quot;&quot;;[.$T74];&quot;&quot;&quot;}&quot;);&quot;&quot;)">
            <text:p/>
          </table:table-cell>
          <table:table-cell table:style-name="ce65" table:formula="of:=IF([.$U74]&lt;&gt;&quot;&quot;;CONCATENATE(&quot;,{ModeAlt2,&quot;&quot;&quot;;[.$U74];&quot;&quot;&quot;}&quot;);&quot;&quot;)">
            <text:p/>
          </table:table-cell>
          <table:table-cell table:style-name="ce65" table:formula="of:=IF([.$V74]&lt;&gt;&quot;&quot;;CONCATENATE(&quot;,{ModeAlt3,&quot;&quot;&quot;;[.$V74];&quot;&quot;&quot;}&quot;);&quot;&quot;)">
            <text:p/>
          </table:table-cell>
          <table:table-cell table:style-name="ce65" table:formula="of:=IF([.$W74]&lt;&gt;&quot;&quot;;CONCATENATE(&quot;,{ModeAlt6,&quot;&quot;&quot;;[.$W74];&quot;&quot;&quot;}&quot;);&quot;&quot;)">
            <text:p/>
          </table:table-cell>
          <table:table-cell table:style-name="ce65" table:formula="of:=CONCATENATE(&quot;{&quot;;[.$M74];&quot;,{&quot;;[.$N74];&quot;,&quot;;[.$O74];&quot;,&quot;;[.$P74];&quot;,&quot;;[.$Q74];&quot;,&quot;;[.$R74];&quot;},{&quot;;[.$X74];[.$Y74];[.$Z74];[.$AA74];[.$AB74];&quot;}},&quot;)" office:value-type="string" office:string-value="{TypeUsb,{-1,-1,-1,4,1},{{ModeInput,&quot;USB-DP2&quot;}}}," calcext:value-type="string">
            <text:p>{TypeUsb,{-1,-1,-1,4,1},{{ModeInput,"USB-DP2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59" calcext:value-type="float">
            <text:p>59</text:p>
          </table:table-cell>
          <table:table-cell table:style-name="ce68" office:value-type="string" calcext:value-type="string">
            <text:p>USB-DM2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75]+([.Q75]-1)*2" office:value-type="float" office:value="9" calcext:value-type="float">
            <text:p>9</text:p>
          </table:table-cell>
          <table:table-cell table:style-name="ce72" office:value-type="string" calcext:value-type="string">
            <text:p>J2</text:p>
          </table:table-cell>
          <table:table-cell table:style-name="ce72" table:number-columns-repeated="2"/>
          <table:table-cell table:style-name="ce68" office:value-type="string" calcext:value-type="string">
            <text:p>USB-DM2</text:p>
          </table:table-cell>
          <table:table-cell table:style-name="ce65" office:value-type="string" calcext:value-type="string">
            <text:p>TypeUsb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75]=&quot;TypeGpio&quot;;CONCATENATE(&quot;GPIO&quot;;[.$L75]);[.$L75])" office:value-type="string" office:string-value="USB-DM2" calcext:value-type="string">
            <text:p>USB-DM2</text:p>
          </table:table-cell>
          <table:table-cell table:style-name="ce84" table:formula="of:=IF([.$M75]=&quot;TypeGpio&quot;;CONCATENATE(&quot;GPIO&quot;;[.$L75]);&quot;&quot;)">
            <text:p/>
          </table:table-cell>
          <table:table-cell table:style-name="ce65" table:number-columns-repeated="3"/>
          <table:table-cell table:style-name="ce65" table:formula="of:=CONCATENATE(&quot;{ModeInput,&quot;&quot;&quot;;[.$S75];&quot;&quot;&quot;}&quot;)" office:value-type="string" office:string-value="{ModeInput,&quot;USB-DM2&quot;}" calcext:value-type="string">
            <text:p>{ModeInput,"USB-DM2"}</text:p>
          </table:table-cell>
          <table:table-cell table:style-name="ce65" table:formula="of:=IF([.$T75]&lt;&gt;&quot;&quot;;CONCATENATE(&quot;,{ModeOutput,&quot;&quot;&quot;;[.$T75];&quot;&quot;&quot;}&quot;);&quot;&quot;)">
            <text:p/>
          </table:table-cell>
          <table:table-cell table:style-name="ce65" table:formula="of:=IF([.$U75]&lt;&gt;&quot;&quot;;CONCATENATE(&quot;,{ModeAlt2,&quot;&quot;&quot;;[.$U75];&quot;&quot;&quot;}&quot;);&quot;&quot;)">
            <text:p/>
          </table:table-cell>
          <table:table-cell table:style-name="ce65" table:formula="of:=IF([.$V75]&lt;&gt;&quot;&quot;;CONCATENATE(&quot;,{ModeAlt3,&quot;&quot;&quot;;[.$V75];&quot;&quot;&quot;}&quot;);&quot;&quot;)">
            <text:p/>
          </table:table-cell>
          <table:table-cell table:style-name="ce65" table:formula="of:=IF([.$W75]&lt;&gt;&quot;&quot;;CONCATENATE(&quot;,{ModeAlt6,&quot;&quot;&quot;;[.$W75];&quot;&quot;&quot;}&quot;);&quot;&quot;)">
            <text:p/>
          </table:table-cell>
          <table:table-cell table:style-name="ce65" table:formula="of:=CONCATENATE(&quot;{&quot;;[.$M75];&quot;,{&quot;;[.$N75];&quot;,&quot;;[.$O75];&quot;,&quot;;[.$P75];&quot;,&quot;;[.$Q75];&quot;,&quot;;[.$R75];&quot;},{&quot;;[.$X75];[.$Y75];[.$Z75];[.$AA75];[.$AB75];&quot;}},&quot;)" office:value-type="string" office:string-value="{TypeUsb,{-1,-1,-1,5,1},{{ModeInput,&quot;USB-DM2&quot;}}}," calcext:value-type="string">
            <text:p>{TypeUsb,{-1,-1,-1,5,1},{{ModeInput,"USB-DM2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0" calcext:value-type="float">
            <text:p>60</text:p>
          </table:table-cell>
          <table:table-cell table:style-name="ce68" office:value-type="string" calcext:value-type="string">
            <text:p>GPIOL11/IR-RX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76]+([.Q76]-1)*2" office:value-type="float" office:value="11" calcext:value-type="float">
            <text:p>11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L</text:p>
          </table:table-cell>
          <table:table-cell table:style-name="ce72" office:value-type="float" office:value="11" calcext:value-type="float">
            <text:p>11</text:p>
          </table:table-cell>
          <table:table-cell table:style-name="ce68" table:formula="of:=CONCATENATE([.J76];[.K76])" office:value-type="string" office:string-value="L11" calcext:value-type="string">
            <text:p>L11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105" calcext:value-type="float">
            <text:p>105</text:p>
          </table:table-cell>
          <table:table-cell table:style-name="ce77" office:value-type="float" office:value="363" calcext:value-type="float">
            <text:p>363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76]=&quot;TypeGpio&quot;;CONCATENATE(&quot;GPIO&quot;;[.$L76]);[.$L76])" office:value-type="string" office:string-value="GPIOL11" calcext:value-type="string">
            <text:p>GPIOL11</text:p>
          </table:table-cell>
          <table:table-cell table:style-name="ce84" table:formula="of:=IF([.$M76]=&quot;TypeGpio&quot;;CONCATENATE(&quot;GPIO&quot;;[.$L76]);&quot;&quot;)" office:value-type="string" office:string-value="GPIOL11" calcext:value-type="string">
            <text:p>GPIOL11</text:p>
          </table:table-cell>
          <table:table-cell table:style-name="ce65" office:value-type="string" calcext:value-type="string">
            <text:p>SCIRRX</text:p>
          </table:table-cell>
          <table:table-cell table:style-name="ce65"/>
          <table:table-cell table:style-name="ce65" office:value-type="string" calcext:value-type="string">
            <text:p>PLEINT11</text:p>
          </table:table-cell>
          <table:table-cell table:style-name="ce65" table:formula="of:=CONCATENATE(&quot;{ModeInput,&quot;&quot;&quot;;[.$S76];&quot;&quot;&quot;}&quot;)" office:value-type="string" office:string-value="{ModeInput,&quot;GPIOL11&quot;}" calcext:value-type="string">
            <text:p>{ModeInput,"GPIOL11"}</text:p>
          </table:table-cell>
          <table:table-cell table:style-name="ce65" table:formula="of:=IF([.$T76]&lt;&gt;&quot;&quot;;CONCATENATE(&quot;,{ModeOutput,&quot;&quot;&quot;;[.$T76];&quot;&quot;&quot;}&quot;);&quot;&quot;)" office:value-type="string" office:string-value=",{ModeOutput,&quot;GPIOL11&quot;}" calcext:value-type="string">
            <text:p>,{ModeOutput,"GPIOL11"}</text:p>
          </table:table-cell>
          <table:table-cell table:style-name="ce65" table:formula="of:=IF([.$U76]&lt;&gt;&quot;&quot;;CONCATENATE(&quot;,{ModeAlt2,&quot;&quot;&quot;;[.$U76];&quot;&quot;&quot;}&quot;);&quot;&quot;)" office:value-type="string" office:string-value=",{ModeAlt2,&quot;SCIRRX&quot;}" calcext:value-type="string">
            <text:p>,{ModeAlt2,"SCIRRX"}</text:p>
          </table:table-cell>
          <table:table-cell table:style-name="ce65" table:formula="of:=IF([.$V76]&lt;&gt;&quot;&quot;;CONCATENATE(&quot;,{ModeAlt3,&quot;&quot;&quot;;[.$V76];&quot;&quot;&quot;}&quot;);&quot;&quot;)">
            <text:p/>
          </table:table-cell>
          <table:table-cell table:style-name="ce65" table:formula="of:=IF([.$W76]&lt;&gt;&quot;&quot;;CONCATENATE(&quot;,{ModeAlt6,&quot;&quot;&quot;;[.$W76];&quot;&quot;&quot;}&quot;);&quot;&quot;)" office:value-type="string" office:string-value=",{ModeAlt6,&quot;PLEINT11&quot;}" calcext:value-type="string">
            <text:p>,{ModeAlt6,"PLEINT11"}</text:p>
          </table:table-cell>
          <table:table-cell table:style-name="ce65" table:formula="of:=CONCATENATE(&quot;{&quot;;[.$M76];&quot;,{&quot;;[.$N76];&quot;,&quot;;[.$O76];&quot;,&quot;;[.$P76];&quot;,&quot;;[.$Q76];&quot;,&quot;;[.$R76];&quot;},{&quot;;[.$X76];[.$Y76];[.$Z76];[.$AA76];[.$AB76];&quot;}},&quot;)" office:value-type="string" office:string-value="{TypeGpio,{20,105,363,6,1},{{ModeInput,&quot;GPIOL11&quot;},{ModeOutput,&quot;GPIOL11&quot;},{ModeAlt2,&quot;SCIRRX&quot;},{ModeAlt6,&quot;PLEINT11&quot;}}}," calcext:value-type="string">
            <text:p>{TypeGpio,{20,105,363,6,1},{{ModeInput,"GPIOL11"},{ModeOutput,"GPIOL11"},{ModeAlt2,"SCIRRX"},{ModeAlt6,"PLEINT11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1" calcext:value-type="float">
            <text:p>61</text:p>
          </table:table-cell>
          <table:table-cell table:style-name="ce68" office:value-type="string" calcext:value-type="string">
            <text:p>SPDIF-OUT/GPIOA17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77]+([.Q77]-1)*2" office:value-type="float" office:value="13" calcext:value-type="float">
            <text:p>13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7" calcext:value-type="float">
            <text:p>17</text:p>
          </table:table-cell>
          <table:table-cell table:style-name="ce68" table:formula="of:=CONCATENATE([.J77];[.K77])" office:value-type="string" office:string-value="A17" calcext:value-type="string">
            <text:p>A17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11" calcext:value-type="float">
            <text:p>11</text:p>
          </table:table-cell>
          <table:table-cell table:number-columns-repeated="2" table:style-name="ce77" office:value-type="float" office:value="17" calcext:value-type="float">
            <text:p>17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77]=&quot;TypeGpio&quot;;CONCATENATE(&quot;GPIO&quot;;[.$L77]);[.$L77])" office:value-type="string" office:string-value="GPIOA17" calcext:value-type="string">
            <text:p>GPIOA17</text:p>
          </table:table-cell>
          <table:table-cell table:style-name="ce84" table:formula="of:=IF([.$M77]=&quot;TypeGpio&quot;;CONCATENATE(&quot;GPIO&quot;;[.$L77]);&quot;&quot;)" office:value-type="string" office:string-value="GPIOA17" calcext:value-type="string">
            <text:p>GPIOA17</text:p>
          </table:table-cell>
          <table:table-cell table:style-name="ce65" office:value-type="string" calcext:value-type="string">
            <text:p>OWAOUT</text:p>
          </table:table-cell>
          <table:table-cell table:style-name="ce65"/>
          <table:table-cell table:style-name="ce65" office:value-type="string" calcext:value-type="string">
            <text:p>PAEINT17</text:p>
          </table:table-cell>
          <table:table-cell table:style-name="ce65" table:formula="of:=CONCATENATE(&quot;{ModeInput,&quot;&quot;&quot;;[.$S77];&quot;&quot;&quot;}&quot;)" office:value-type="string" office:string-value="{ModeInput,&quot;GPIOA17&quot;}" calcext:value-type="string">
            <text:p>{ModeInput,"GPIOA17"}</text:p>
          </table:table-cell>
          <table:table-cell table:style-name="ce65" table:formula="of:=IF([.$T77]&lt;&gt;&quot;&quot;;CONCATENATE(&quot;,{ModeOutput,&quot;&quot;&quot;;[.$T77];&quot;&quot;&quot;}&quot;);&quot;&quot;)" office:value-type="string" office:string-value=",{ModeOutput,&quot;GPIOA17&quot;}" calcext:value-type="string">
            <text:p>,{ModeOutput,"GPIOA17"}</text:p>
          </table:table-cell>
          <table:table-cell table:style-name="ce65" table:formula="of:=IF([.$U77]&lt;&gt;&quot;&quot;;CONCATENATE(&quot;,{ModeAlt2,&quot;&quot;&quot;;[.$U77];&quot;&quot;&quot;}&quot;);&quot;&quot;)" office:value-type="string" office:string-value=",{ModeAlt2,&quot;OWAOUT&quot;}" calcext:value-type="string">
            <text:p>,{ModeAlt2,"OWAOUT"}</text:p>
          </table:table-cell>
          <table:table-cell table:style-name="ce65" table:formula="of:=IF([.$V77]&lt;&gt;&quot;&quot;;CONCATENATE(&quot;,{ModeAlt3,&quot;&quot;&quot;;[.$V77];&quot;&quot;&quot;}&quot;);&quot;&quot;)">
            <text:p/>
          </table:table-cell>
          <table:table-cell table:style-name="ce65" table:formula="of:=IF([.$W77]&lt;&gt;&quot;&quot;;CONCATENATE(&quot;,{ModeAlt6,&quot;&quot;&quot;;[.$W77];&quot;&quot;&quot;}&quot;);&quot;&quot;)" office:value-type="string" office:string-value=",{ModeAlt6,&quot;PAEINT17&quot;}" calcext:value-type="string">
            <text:p>,{ModeAlt6,"PAEINT17"}</text:p>
          </table:table-cell>
          <table:table-cell table:style-name="ce65" table:formula="of:=CONCATENATE(&quot;{&quot;;[.$M77];&quot;,{&quot;;[.$N77];&quot;,&quot;;[.$O77];&quot;,&quot;;[.$P77];&quot;,&quot;;[.$Q77];&quot;,&quot;;[.$R77];&quot;},{&quot;;[.$X77];[.$Y77];[.$Z77];[.$AA77];[.$AB77];&quot;}},&quot;)" office:value-type="string" office:string-value="{TypeGpio,{11,17,17,7,1},{{ModeInput,&quot;GPIOA17&quot;},{ModeOutput,&quot;GPIOA17&quot;},{ModeAlt2,&quot;OWAOUT&quot;},{ModeAlt6,&quot;PAEINT17&quot;}}}," calcext:value-type="string">
            <text:p>{TypeGpio,{11,17,17,7,1},{{ModeInput,"GPIOA17"},{ModeOutput,"GPIOA17"},{ModeAlt2,"OWAOUT"},{ModeAlt6,"PAEINT17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2" calcext:value-type="float">
            <text:p>62</text:p>
          </table:table-cell>
          <table:table-cell table:style-name="ce68" office:value-type="string" calcext:value-type="string">
            <text:p>PCM0_SYNC/I2S0_LRCK/GPIOA18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78]+([.Q78]-1)*2" office:value-type="float" office:value="15" calcext:value-type="float">
            <text:p>15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8" calcext:value-type="float">
            <text:p>18</text:p>
          </table:table-cell>
          <table:table-cell table:style-name="ce68" table:formula="of:=CONCATENATE([.J78];[.K78])" office:value-type="string" office:string-value="A18" calcext:value-type="string">
            <text:p>A18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31" calcext:value-type="float">
            <text:p>31</text:p>
          </table:table-cell>
          <table:table-cell table:number-columns-repeated="2" table:style-name="ce77" office:value-type="float" office:value="18" calcext:value-type="float">
            <text:p>18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78]=&quot;TypeGpio&quot;;CONCATENATE(&quot;GPIO&quot;;[.$L78]);[.$L78])" office:value-type="string" office:string-value="GPIOA18" calcext:value-type="string">
            <text:p>GPIOA18</text:p>
          </table:table-cell>
          <table:table-cell table:style-name="ce84" table:formula="of:=IF([.$M78]=&quot;TypeGpio&quot;;CONCATENATE(&quot;GPIO&quot;;[.$L78]);&quot;&quot;)" office:value-type="string" office:string-value="GPIOA18" calcext:value-type="string">
            <text:p>GPIOA18</text:p>
          </table:table-cell>
          <table:table-cell table:style-name="ce65" office:value-type="string" calcext:value-type="string">
            <text:p>PCM0SYNC</text:p>
          </table:table-cell>
          <table:table-cell table:style-name="ce65" office:value-type="string" calcext:value-type="string">
            <text:p>TWI1SCK</text:p>
          </table:table-cell>
          <table:table-cell table:style-name="ce65" office:value-type="string" calcext:value-type="string">
            <text:p>PAEINT18</text:p>
          </table:table-cell>
          <table:table-cell table:style-name="ce65" table:formula="of:=CONCATENATE(&quot;{ModeInput,&quot;&quot;&quot;;[.$S78];&quot;&quot;&quot;}&quot;)" office:value-type="string" office:string-value="{ModeInput,&quot;GPIOA18&quot;}" calcext:value-type="string">
            <text:p>{ModeInput,"GPIOA18"}</text:p>
          </table:table-cell>
          <table:table-cell table:style-name="ce65" table:formula="of:=IF([.$T78]&lt;&gt;&quot;&quot;;CONCATENATE(&quot;,{ModeOutput,&quot;&quot;&quot;;[.$T78];&quot;&quot;&quot;}&quot;);&quot;&quot;)" office:value-type="string" office:string-value=",{ModeOutput,&quot;GPIOA18&quot;}" calcext:value-type="string">
            <text:p>,{ModeOutput,"GPIOA18"}</text:p>
          </table:table-cell>
          <table:table-cell table:style-name="ce65" table:formula="of:=IF([.$U78]&lt;&gt;&quot;&quot;;CONCATENATE(&quot;,{ModeAlt2,&quot;&quot;&quot;;[.$U78];&quot;&quot;&quot;}&quot;);&quot;&quot;)" office:value-type="string" office:string-value=",{ModeAlt2,&quot;PCM0SYNC&quot;}" calcext:value-type="string">
            <text:p>,{ModeAlt2,"PCM0SYNC"}</text:p>
          </table:table-cell>
          <table:table-cell table:style-name="ce65" table:formula="of:=IF([.$V78]&lt;&gt;&quot;&quot;;CONCATENATE(&quot;,{ModeAlt3,&quot;&quot;&quot;;[.$V78];&quot;&quot;&quot;}&quot;);&quot;&quot;)" office:value-type="string" office:string-value=",{ModeAlt3,&quot;TWI1SCK&quot;}" calcext:value-type="string">
            <text:p>,{ModeAlt3,"TWI1SCK"}</text:p>
          </table:table-cell>
          <table:table-cell table:style-name="ce65" table:formula="of:=IF([.$W78]&lt;&gt;&quot;&quot;;CONCATENATE(&quot;,{ModeAlt6,&quot;&quot;&quot;;[.$W78];&quot;&quot;&quot;}&quot;);&quot;&quot;)" office:value-type="string" office:string-value=",{ModeAlt6,&quot;PAEINT18&quot;}" calcext:value-type="string">
            <text:p>,{ModeAlt6,"PAEINT18"}</text:p>
          </table:table-cell>
          <table:table-cell table:style-name="ce65" table:formula="of:=CONCATENATE(&quot;{&quot;;[.$M78];&quot;,{&quot;;[.$N78];&quot;,&quot;;[.$O78];&quot;,&quot;;[.$P78];&quot;,&quot;;[.$Q78];&quot;,&quot;;[.$R78];&quot;},{&quot;;[.$X78];[.$Y78];[.$Z78];[.$AA78];[.$AB78];&quot;}},&quot;)" office:value-type="string" office:string-value="{TypeGpio,{31,18,18,8,1},{{ModeInput,&quot;GPIOA18&quot;},{ModeOutput,&quot;GPIOA18&quot;},{ModeAlt2,&quot;PCM0SYNC&quot;},{ModeAlt3,&quot;TWI1SCK&quot;},{ModeAlt6,&quot;PAEINT18&quot;}}}," calcext:value-type="string">
            <text:p>{TypeGpio,{31,18,18,8,1},{{ModeInput,"GPIOA18"},{ModeOutput,"GPIOA18"},{ModeAlt2,"PCM0SYNC"},{ModeAlt3,"TWI1SCK"},{ModeAlt6,"PAEINT18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3" calcext:value-type="float">
            <text:p>63</text:p>
          </table:table-cell>
          <table:table-cell table:style-name="ce68" office:value-type="string" calcext:value-type="string">
            <text:p>PCM0_CLK/I2S0_BCK/GPIOA19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79]+([.Q79]-1)*2" office:value-type="float" office:value="17" calcext:value-type="float">
            <text:p>17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9" calcext:value-type="float">
            <text:p>19</text:p>
          </table:table-cell>
          <table:table-cell table:style-name="ce68" table:formula="of:=CONCATENATE([.J79];[.K79])" office:value-type="string" office:string-value="A19" calcext:value-type="string">
            <text:p>A19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30" calcext:value-type="float">
            <text:p>30</text:p>
          </table:table-cell>
          <table:table-cell table:number-columns-repeated="2" table:style-name="ce77" office:value-type="float" office:value="19" calcext:value-type="float">
            <text:p>19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79]=&quot;TypeGpio&quot;;CONCATENATE(&quot;GPIO&quot;;[.$L79]);[.$L79])" office:value-type="string" office:string-value="GPIOA19" calcext:value-type="string">
            <text:p>GPIOA19</text:p>
          </table:table-cell>
          <table:table-cell table:style-name="ce84" table:formula="of:=IF([.$M79]=&quot;TypeGpio&quot;;CONCATENATE(&quot;GPIO&quot;;[.$L79]);&quot;&quot;)" office:value-type="string" office:string-value="GPIOA19" calcext:value-type="string">
            <text:p>GPIOA19</text:p>
          </table:table-cell>
          <table:table-cell table:style-name="ce65" office:value-type="string" calcext:value-type="string">
            <text:p>PCM0CLK</text:p>
          </table:table-cell>
          <table:table-cell table:style-name="ce65" office:value-type="string" calcext:value-type="string">
            <text:p>TWI1SDA</text:p>
          </table:table-cell>
          <table:table-cell table:style-name="ce65" office:value-type="string" calcext:value-type="string">
            <text:p>PAEINT19</text:p>
          </table:table-cell>
          <table:table-cell table:style-name="ce65" table:formula="of:=CONCATENATE(&quot;{ModeInput,&quot;&quot;&quot;;[.$S79];&quot;&quot;&quot;}&quot;)" office:value-type="string" office:string-value="{ModeInput,&quot;GPIOA19&quot;}" calcext:value-type="string">
            <text:p>{ModeInput,"GPIOA19"}</text:p>
          </table:table-cell>
          <table:table-cell table:style-name="ce65" table:formula="of:=IF([.$T79]&lt;&gt;&quot;&quot;;CONCATENATE(&quot;,{ModeOutput,&quot;&quot;&quot;;[.$T79];&quot;&quot;&quot;}&quot;);&quot;&quot;)" office:value-type="string" office:string-value=",{ModeOutput,&quot;GPIOA19&quot;}" calcext:value-type="string">
            <text:p>,{ModeOutput,"GPIOA19"}</text:p>
          </table:table-cell>
          <table:table-cell table:style-name="ce65" table:formula="of:=IF([.$U79]&lt;&gt;&quot;&quot;;CONCATENATE(&quot;,{ModeAlt2,&quot;&quot;&quot;;[.$U79];&quot;&quot;&quot;}&quot;);&quot;&quot;)" office:value-type="string" office:string-value=",{ModeAlt2,&quot;PCM0CLK&quot;}" calcext:value-type="string">
            <text:p>,{ModeAlt2,"PCM0CLK"}</text:p>
          </table:table-cell>
          <table:table-cell table:style-name="ce65" table:formula="of:=IF([.$V79]&lt;&gt;&quot;&quot;;CONCATENATE(&quot;,{ModeAlt3,&quot;&quot;&quot;;[.$V79];&quot;&quot;&quot;}&quot;);&quot;&quot;)" office:value-type="string" office:string-value=",{ModeAlt3,&quot;TWI1SDA&quot;}" calcext:value-type="string">
            <text:p>,{ModeAlt3,"TWI1SDA"}</text:p>
          </table:table-cell>
          <table:table-cell table:style-name="ce65" table:formula="of:=IF([.$W79]&lt;&gt;&quot;&quot;;CONCATENATE(&quot;,{ModeAlt6,&quot;&quot;&quot;;[.$W79];&quot;&quot;&quot;}&quot;);&quot;&quot;)" office:value-type="string" office:string-value=",{ModeAlt6,&quot;PAEINT19&quot;}" calcext:value-type="string">
            <text:p>,{ModeAlt6,"PAEINT19"}</text:p>
          </table:table-cell>
          <table:table-cell table:style-name="ce65" table:formula="of:=CONCATENATE(&quot;{&quot;;[.$M79];&quot;,{&quot;;[.$N79];&quot;,&quot;;[.$O79];&quot;,&quot;;[.$P79];&quot;,&quot;;[.$Q79];&quot;,&quot;;[.$R79];&quot;},{&quot;;[.$X79];[.$Y79];[.$Z79];[.$AA79];[.$AB79];&quot;}},&quot;)" office:value-type="string" office:string-value="{TypeGpio,{30,19,19,9,1},{{ModeInput,&quot;GPIOA19&quot;},{ModeOutput,&quot;GPIOA19&quot;},{ModeAlt2,&quot;PCM0CLK&quot;},{ModeAlt3,&quot;TWI1SDA&quot;},{ModeAlt6,&quot;PAEINT19&quot;}}}," calcext:value-type="string">
            <text:p>{TypeGpio,{30,19,19,9,1},{{ModeInput,"GPIOA19"},{ModeOutput,"GPIOA19"},{ModeAlt2,"PCM0CLK"},{ModeAlt3,"TWI1SDA"},{ModeAlt6,"PAEINT19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4" calcext:value-type="float">
            <text:p>64</text:p>
          </table:table-cell>
          <table:table-cell table:style-name="ce68" office:value-type="string" calcext:value-type="string">
            <text:p>PCM0_DOUT/I2S0_SDOUT/GPIOA20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80]+([.Q80]-1)*2" office:value-type="float" office:value="19" calcext:value-type="float">
            <text:p>19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20" calcext:value-type="float">
            <text:p>20</text:p>
          </table:table-cell>
          <table:table-cell table:style-name="ce68" table:formula="of:=CONCATENATE([.J80];[.K80])" office:value-type="string" office:string-value="A20" calcext:value-type="string">
            <text:p>A20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1" calcext:value-type="float">
            <text:p>21</text:p>
          </table:table-cell>
          <table:table-cell table:number-columns-repeated="2" table:style-name="ce77" office:value-type="float" office:value="20" calcext:value-type="float">
            <text:p>20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80]=&quot;TypeGpio&quot;;CONCATENATE(&quot;GPIO&quot;;[.$L80]);[.$L80])" office:value-type="string" office:string-value="GPIOA20" calcext:value-type="string">
            <text:p>GPIOA20</text:p>
          </table:table-cell>
          <table:table-cell table:style-name="ce84" table:formula="of:=IF([.$M80]=&quot;TypeGpio&quot;;CONCATENATE(&quot;GPIO&quot;;[.$L80]);&quot;&quot;)" office:value-type="string" office:string-value="GPIOA20" calcext:value-type="string">
            <text:p>GPIOA20</text:p>
          </table:table-cell>
          <table:table-cell table:style-name="ce65" office:value-type="string" calcext:value-type="string">
            <text:p>PCM0DOUT</text:p>
          </table:table-cell>
          <table:table-cell table:style-name="ce65" office:value-type="string" calcext:value-type="string">
            <text:p>SIMVPPEN</text:p>
          </table:table-cell>
          <table:table-cell table:style-name="ce65" office:value-type="string" calcext:value-type="string">
            <text:p>PAEINT20</text:p>
          </table:table-cell>
          <table:table-cell table:style-name="ce65" table:formula="of:=CONCATENATE(&quot;{ModeInput,&quot;&quot;&quot;;[.$S80];&quot;&quot;&quot;}&quot;)" office:value-type="string" office:string-value="{ModeInput,&quot;GPIOA20&quot;}" calcext:value-type="string">
            <text:p>{ModeInput,"GPIOA20"}</text:p>
          </table:table-cell>
          <table:table-cell table:style-name="ce65" table:formula="of:=IF([.$T80]&lt;&gt;&quot;&quot;;CONCATENATE(&quot;,{ModeOutput,&quot;&quot;&quot;;[.$T80];&quot;&quot;&quot;}&quot;);&quot;&quot;)" office:value-type="string" office:string-value=",{ModeOutput,&quot;GPIOA20&quot;}" calcext:value-type="string">
            <text:p>,{ModeOutput,"GPIOA20"}</text:p>
          </table:table-cell>
          <table:table-cell table:style-name="ce65" table:formula="of:=IF([.$U80]&lt;&gt;&quot;&quot;;CONCATENATE(&quot;,{ModeAlt2,&quot;&quot;&quot;;[.$U80];&quot;&quot;&quot;}&quot;);&quot;&quot;)" office:value-type="string" office:string-value=",{ModeAlt2,&quot;PCM0DOUT&quot;}" calcext:value-type="string">
            <text:p>,{ModeAlt2,"PCM0DOUT"}</text:p>
          </table:table-cell>
          <table:table-cell table:style-name="ce65" table:formula="of:=IF([.$V80]&lt;&gt;&quot;&quot;;CONCATENATE(&quot;,{ModeAlt3,&quot;&quot;&quot;;[.$V80];&quot;&quot;&quot;}&quot;);&quot;&quot;)" office:value-type="string" office:string-value=",{ModeAlt3,&quot;SIMVPPEN&quot;}" calcext:value-type="string">
            <text:p>,{ModeAlt3,"SIMVPPEN"}</text:p>
          </table:table-cell>
          <table:table-cell table:style-name="ce65" table:formula="of:=IF([.$W80]&lt;&gt;&quot;&quot;;CONCATENATE(&quot;,{ModeAlt6,&quot;&quot;&quot;;[.$W80];&quot;&quot;&quot;}&quot;);&quot;&quot;)" office:value-type="string" office:string-value=",{ModeAlt6,&quot;PAEINT20&quot;}" calcext:value-type="string">
            <text:p>,{ModeAlt6,"PAEINT20"}</text:p>
          </table:table-cell>
          <table:table-cell table:style-name="ce65" table:formula="of:=CONCATENATE(&quot;{&quot;;[.$M80];&quot;,{&quot;;[.$N80];&quot;,&quot;;[.$O80];&quot;,&quot;;[.$P80];&quot;,&quot;;[.$Q80];&quot;,&quot;;[.$R80];&quot;},{&quot;;[.$X80];[.$Y80];[.$Z80];[.$AA80];[.$AB80];&quot;}},&quot;)" office:value-type="string" office:string-value="{TypeGpio,{21,20,20,10,1},{{ModeInput,&quot;GPIOA20&quot;},{ModeOutput,&quot;GPIOA20&quot;},{ModeAlt2,&quot;PCM0DOUT&quot;},{ModeAlt3,&quot;SIMVPPEN&quot;},{ModeAlt6,&quot;PAEINT20&quot;}}}," calcext:value-type="string">
            <text:p>{TypeGpio,{21,20,20,10,1},{{ModeInput,"GPIOA20"},{ModeOutput,"GPIOA20"},{ModeAlt2,"PCM0DOUT"},{ModeAlt3,"SIMVPPEN"},{ModeAlt6,"PAEINT20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5" calcext:value-type="float">
            <text:p>65</text:p>
          </table:table-cell>
          <table:table-cell table:style-name="ce68" office:value-type="string" calcext:value-type="string">
            <text:p>PCM0_DIN/I2S0_SDIN/GPIOA21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81]+([.Q81]-1)*2" office:value-type="float" office:value="21" calcext:value-type="float">
            <text:p>21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21" calcext:value-type="float">
            <text:p>21</text:p>
          </table:table-cell>
          <table:table-cell table:style-name="ce68" table:formula="of:=CONCATENATE([.J81];[.K81])" office:value-type="string" office:string-value="A21" calcext:value-type="string">
            <text:p>A21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2" calcext:value-type="float">
            <text:p>22</text:p>
          </table:table-cell>
          <table:table-cell table:number-columns-repeated="2" table:style-name="ce77" office:value-type="float" office:value="21" calcext:value-type="float">
            <text:p>21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81]=&quot;TypeGpio&quot;;CONCATENATE(&quot;GPIO&quot;;[.$L81]);[.$L81])" office:value-type="string" office:string-value="GPIOA21" calcext:value-type="string">
            <text:p>GPIOA21</text:p>
          </table:table-cell>
          <table:table-cell table:style-name="ce84" table:formula="of:=IF([.$M81]=&quot;TypeGpio&quot;;CONCATENATE(&quot;GPIO&quot;;[.$L81]);&quot;&quot;)" office:value-type="string" office:string-value="GPIOA21" calcext:value-type="string">
            <text:p>GPIOA21</text:p>
          </table:table-cell>
          <table:table-cell table:style-name="ce65" office:value-type="string" calcext:value-type="string">
            <text:p>PCM0DIN</text:p>
          </table:table-cell>
          <table:table-cell table:style-name="ce65" office:value-type="string" calcext:value-type="string">
            <text:p>SIMVPPPP</text:p>
          </table:table-cell>
          <table:table-cell table:style-name="ce65" office:value-type="string" calcext:value-type="string">
            <text:p>PAEINT21</text:p>
          </table:table-cell>
          <table:table-cell table:style-name="ce65" table:formula="of:=CONCATENATE(&quot;{ModeInput,&quot;&quot;&quot;;[.$S81];&quot;&quot;&quot;}&quot;)" office:value-type="string" office:string-value="{ModeInput,&quot;GPIOA21&quot;}" calcext:value-type="string">
            <text:p>{ModeInput,"GPIOA21"}</text:p>
          </table:table-cell>
          <table:table-cell table:style-name="ce65" table:formula="of:=IF([.$T81]&lt;&gt;&quot;&quot;;CONCATENATE(&quot;,{ModeOutput,&quot;&quot;&quot;;[.$T81];&quot;&quot;&quot;}&quot;);&quot;&quot;)" office:value-type="string" office:string-value=",{ModeOutput,&quot;GPIOA21&quot;}" calcext:value-type="string">
            <text:p>,{ModeOutput,"GPIOA21"}</text:p>
          </table:table-cell>
          <table:table-cell table:style-name="ce65" table:formula="of:=IF([.$U81]&lt;&gt;&quot;&quot;;CONCATENATE(&quot;,{ModeAlt2,&quot;&quot;&quot;;[.$U81];&quot;&quot;&quot;}&quot;);&quot;&quot;)" office:value-type="string" office:string-value=",{ModeAlt2,&quot;PCM0DIN&quot;}" calcext:value-type="string">
            <text:p>,{ModeAlt2,"PCM0DIN"}</text:p>
          </table:table-cell>
          <table:table-cell table:style-name="ce65" table:formula="of:=IF([.$V81]&lt;&gt;&quot;&quot;;CONCATENATE(&quot;,{ModeAlt3,&quot;&quot;&quot;;[.$V81];&quot;&quot;&quot;}&quot;);&quot;&quot;)" office:value-type="string" office:string-value=",{ModeAlt3,&quot;SIMVPPPP&quot;}" calcext:value-type="string">
            <text:p>,{ModeAlt3,"SIMVPPPP"}</text:p>
          </table:table-cell>
          <table:table-cell table:style-name="ce65" table:formula="of:=IF([.$W81]&lt;&gt;&quot;&quot;;CONCATENATE(&quot;,{ModeAlt6,&quot;&quot;&quot;;[.$W81];&quot;&quot;&quot;}&quot;);&quot;&quot;)" office:value-type="string" office:string-value=",{ModeAlt6,&quot;PAEINT21&quot;}" calcext:value-type="string">
            <text:p>,{ModeAlt6,"PAEINT21"}</text:p>
          </table:table-cell>
          <table:table-cell table:style-name="ce65" table:formula="of:=CONCATENATE(&quot;{&quot;;[.$M81];&quot;,{&quot;;[.$N81];&quot;,&quot;;[.$O81];&quot;,&quot;;[.$P81];&quot;,&quot;;[.$Q81];&quot;,&quot;;[.$R81];&quot;},{&quot;;[.$X81];[.$Y81];[.$Z81];[.$AA81];[.$AB81];&quot;}},&quot;)" office:value-type="string" office:string-value="{TypeGpio,{22,21,21,11,1},{{ModeInput,&quot;GPIOA21&quot;},{ModeOutput,&quot;GPIOA21&quot;},{ModeAlt2,&quot;PCM0DIN&quot;},{ModeAlt3,&quot;SIMVPPPP&quot;},{ModeAlt6,&quot;PAEINT21&quot;}}}," calcext:value-type="string">
            <text:p>{TypeGpio,{22,21,21,11,1},{{ModeInput,"GPIOA21"},{ModeOutput,"GPIOA21"},{ModeAlt2,"PCM0DIN"},{ModeAlt3,"SIMVPPPP"},{ModeAlt6,"PAEINT21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5" calcext:value-type="float">
            <text:p>5</text:p>
          </table:table-cell>
          <table:table-cell table:style-name="ce68" office:value-type="string" calcext:value-type="string">
            <text:p>GND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82]+([.Q82]-1)*2" office:value-type="float" office:value="23" calcext:value-type="float">
            <text:p>23</text:p>
          </table:table-cell>
          <table:table-cell table:style-name="ce72" office:value-type="string" calcext:value-type="string">
            <text:p>J2</text:p>
          </table:table-cell>
          <table:table-cell table:style-name="ce72" table:number-columns-repeated="2"/>
          <table:table-cell table:style-name="ce68" office:value-type="string" calcext:value-type="string">
            <text:p>GND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82]=&quot;TypeGpio&quot;;CONCATENATE(&quot;GPIO&quot;;[.$L82]);[.$L82])" office:value-type="string" office:string-value="GND" calcext:value-type="string">
            <text:p>GND</text:p>
          </table:table-cell>
          <table:table-cell table:style-name="ce84" table:formula="of:=IF([.$M82]=&quot;TypeGpio&quot;;CONCATENATE(&quot;GPIO&quot;;[.$L82]);&quot;&quot;)">
            <text:p/>
          </table:table-cell>
          <table:table-cell table:style-name="ce65" table:number-columns-repeated="3"/>
          <table:table-cell table:style-name="ce65" table:formula="of:=CONCATENATE(&quot;{ModeInput,&quot;&quot;&quot;;[.$S82];&quot;&quot;&quot;}&quot;)" office:value-type="string" office:string-value="{ModeInput,&quot;GND&quot;}" calcext:value-type="string">
            <text:p>{ModeInput,"GND"}</text:p>
          </table:table-cell>
          <table:table-cell table:style-name="ce65" table:formula="of:=IF([.$T82]&lt;&gt;&quot;&quot;;CONCATENATE(&quot;,{ModeOutput,&quot;&quot;&quot;;[.$T82];&quot;&quot;&quot;}&quot;);&quot;&quot;)">
            <text:p/>
          </table:table-cell>
          <table:table-cell table:style-name="ce65" table:formula="of:=IF([.$U82]&lt;&gt;&quot;&quot;;CONCATENATE(&quot;,{ModeAlt2,&quot;&quot;&quot;;[.$U82];&quot;&quot;&quot;}&quot;);&quot;&quot;)">
            <text:p/>
          </table:table-cell>
          <table:table-cell table:style-name="ce65" table:formula="of:=IF([.$V82]&lt;&gt;&quot;&quot;;CONCATENATE(&quot;,{ModeAlt3,&quot;&quot;&quot;;[.$V82];&quot;&quot;&quot;}&quot;);&quot;&quot;)">
            <text:p/>
          </table:table-cell>
          <table:table-cell table:style-name="ce65" table:formula="of:=IF([.$W82]&lt;&gt;&quot;&quot;;CONCATENATE(&quot;,{ModeAlt6,&quot;&quot;&quot;;[.$W82];&quot;&quot;&quot;}&quot;);&quot;&quot;)">
            <text:p/>
          </table:table-cell>
          <table:table-cell table:style-name="ce65" table:formula="of:=CONCATENATE(&quot;{&quot;;[.$M82];&quot;,{&quot;;[.$N82];&quot;,&quot;;[.$O82];&quot;,&quot;;[.$P82];&quot;,&quot;;[.$Q82];&quot;,&quot;;[.$R82];&quot;},{&quot;;[.$X82];[.$Y82];[.$Z82];[.$AA82];[.$AB82];&quot;}},&quot;)" office:value-type="string" office:string-value="{TypePower,{-1,-1,-1,12,1},{{ModeInput,&quot;GND&quot;}}}," calcext:value-type="string">
            <text:p>{TypePower,{-1,-1,-1,12,1},{{ModeInput,"GND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71" calcext:value-type="float">
            <text:p>71</text:p>
          </table:table-cell>
          <table:table-cell table:style-name="ce68" office:value-type="string" calcext:value-type="string">
            <text:p>UART3_RTS/SPI1_MOSI/GPIOA15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83]+([.Q83]-1)*2" office:value-type="float" office:value="2" calcext:value-type="float">
            <text:p>2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5" calcext:value-type="float">
            <text:p>15</text:p>
          </table:table-cell>
          <table:table-cell table:style-name="ce68" table:formula="of:=CONCATENATE([.J83];[.K83])" office:value-type="string" office:string-value="A15" calcext:value-type="string">
            <text:p>A15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8" calcext:value-type="float">
            <text:p>28</text:p>
          </table:table-cell>
          <table:table-cell table:number-columns-repeated="2" table:style-name="ce77" office:value-type="float" office:value="15" calcext:value-type="float">
            <text:p>15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83]=&quot;TypeGpio&quot;;CONCATENATE(&quot;GPIO&quot;;[.$L83]);[.$L83])" office:value-type="string" office:string-value="GPIOA15" calcext:value-type="string">
            <text:p>GPIOA15</text:p>
          </table:table-cell>
          <table:table-cell table:style-name="ce84" table:formula="of:=IF([.$M83]=&quot;TypeGpio&quot;;CONCATENATE(&quot;GPIO&quot;;[.$L83]);&quot;&quot;)" office:value-type="string" office:string-value="GPIOA15" calcext:value-type="string">
            <text:p>GPIOA15</text:p>
          </table:table-cell>
          <table:table-cell table:style-name="ce65" office:value-type="string" calcext:value-type="string">
            <text:p>SPI1MOSI</text:p>
          </table:table-cell>
          <table:table-cell table:style-name="ce65" office:value-type="string" calcext:value-type="string">
            <text:p>UART3RTS</text:p>
          </table:table-cell>
          <table:table-cell table:style-name="ce65" office:value-type="string" calcext:value-type="string">
            <text:p>PAEINT15</text:p>
          </table:table-cell>
          <table:table-cell table:style-name="ce65" table:formula="of:=CONCATENATE(&quot;{ModeInput,&quot;&quot;&quot;;[.$S83];&quot;&quot;&quot;}&quot;)" office:value-type="string" office:string-value="{ModeInput,&quot;GPIOA15&quot;}" calcext:value-type="string">
            <text:p>{ModeInput,"GPIOA15"}</text:p>
          </table:table-cell>
          <table:table-cell table:style-name="ce65" table:formula="of:=IF([.$T83]&lt;&gt;&quot;&quot;;CONCATENATE(&quot;,{ModeOutput,&quot;&quot;&quot;;[.$T83];&quot;&quot;&quot;}&quot;);&quot;&quot;)" office:value-type="string" office:string-value=",{ModeOutput,&quot;GPIOA15&quot;}" calcext:value-type="string">
            <text:p>,{ModeOutput,"GPIOA15"}</text:p>
          </table:table-cell>
          <table:table-cell table:style-name="ce65" table:formula="of:=IF([.$U83]&lt;&gt;&quot;&quot;;CONCATENATE(&quot;,{ModeAlt2,&quot;&quot;&quot;;[.$U83];&quot;&quot;&quot;}&quot;);&quot;&quot;)" office:value-type="string" office:string-value=",{ModeAlt2,&quot;SPI1MOSI&quot;}" calcext:value-type="string">
            <text:p>,{ModeAlt2,"SPI1MOSI"}</text:p>
          </table:table-cell>
          <table:table-cell table:style-name="ce65" table:formula="of:=IF([.$V83]&lt;&gt;&quot;&quot;;CONCATENATE(&quot;,{ModeAlt3,&quot;&quot;&quot;;[.$V83];&quot;&quot;&quot;}&quot;);&quot;&quot;)" office:value-type="string" office:string-value=",{ModeAlt3,&quot;UART3RTS&quot;}" calcext:value-type="string">
            <text:p>,{ModeAlt3,"UART3RTS"}</text:p>
          </table:table-cell>
          <table:table-cell table:style-name="ce65" table:formula="of:=IF([.$W83]&lt;&gt;&quot;&quot;;CONCATENATE(&quot;,{ModeAlt6,&quot;&quot;&quot;;[.$W83];&quot;&quot;&quot;}&quot;);&quot;&quot;)" office:value-type="string" office:string-value=",{ModeAlt6,&quot;PAEINT15&quot;}" calcext:value-type="string">
            <text:p>,{ModeAlt6,"PAEINT15"}</text:p>
          </table:table-cell>
          <table:table-cell table:style-name="ce65" table:formula="of:=CONCATENATE(&quot;{&quot;;[.$M83];&quot;,{&quot;;[.$N83];&quot;,&quot;;[.$O83];&quot;,&quot;;[.$P83];&quot;,&quot;;[.$Q83];&quot;,&quot;;[.$R83];&quot;},{&quot;;[.$X83];[.$Y83];[.$Z83];[.$AA83];[.$AB83];&quot;}},&quot;)" office:value-type="string" office:string-value="{TypeGpio,{28,15,15,1,2},{{ModeInput,&quot;GPIOA15&quot;},{ModeOutput,&quot;GPIOA15&quot;},{ModeAlt2,&quot;SPI1MOSI&quot;},{ModeAlt3,&quot;UART3RTS&quot;},{ModeAlt6,&quot;PAEINT15&quot;}}}," calcext:value-type="string">
            <text:p>{TypeGpio,{28,15,15,1,2},{{ModeInput,"GPIOA15"},{ModeOutput,"GPIOA15"},{ModeAlt2,"SPI1MOSI"},{ModeAlt3,"UART3RTS"},{ModeAlt6,"PAEINT15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8" calcext:value-type="float">
            <text:p>68</text:p>
          </table:table-cell>
          <table:table-cell table:style-name="ce68" office:value-type="string" calcext:value-type="string">
            <text:p>UART3_CTS/SPI1_MISO/GPIOA16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84]+([.Q84]-1)*2" office:value-type="float" office:value="4" calcext:value-type="float">
            <text:p>4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6" calcext:value-type="float">
            <text:p>16</text:p>
          </table:table-cell>
          <table:table-cell table:style-name="ce68" table:formula="of:=CONCATENATE([.J84];[.K84])" office:value-type="string" office:string-value="A16" calcext:value-type="string">
            <text:p>A16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4" calcext:value-type="float">
            <text:p>24</text:p>
          </table:table-cell>
          <table:table-cell table:number-columns-repeated="2" table:style-name="ce77" office:value-type="float" office:value="16" calcext:value-type="float">
            <text:p>16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84" table:formula="of:=IF([.$M84]=&quot;TypeGpio&quot;;CONCATENATE(&quot;GPIO&quot;;[.$L84]);[.$L84])" office:value-type="string" office:string-value="GPIOA16" calcext:value-type="string">
            <text:p>GPIOA16</text:p>
          </table:table-cell>
          <table:table-cell table:style-name="ce84" table:formula="of:=IF([.$M84]=&quot;TypeGpio&quot;;CONCATENATE(&quot;GPIO&quot;;[.$L84]);&quot;&quot;)" office:value-type="string" office:string-value="GPIOA16" calcext:value-type="string">
            <text:p>GPIOA16</text:p>
          </table:table-cell>
          <table:table-cell table:style-name="ce65" office:value-type="string" calcext:value-type="string">
            <text:p>SPI1MISO</text:p>
          </table:table-cell>
          <table:table-cell table:style-name="ce65" office:value-type="string" calcext:value-type="string">
            <text:p>UART3CTS</text:p>
          </table:table-cell>
          <table:table-cell table:style-name="ce65" office:value-type="string" calcext:value-type="string">
            <text:p>PAEINT16</text:p>
          </table:table-cell>
          <table:table-cell table:style-name="ce65" table:formula="of:=CONCATENATE(&quot;{ModeInput,&quot;&quot;&quot;;[.$S84];&quot;&quot;&quot;}&quot;)" office:value-type="string" office:string-value="{ModeInput,&quot;GPIOA16&quot;}" calcext:value-type="string">
            <text:p>{ModeInput,"GPIOA16"}</text:p>
          </table:table-cell>
          <table:table-cell table:style-name="ce65" table:formula="of:=IF([.$T84]&lt;&gt;&quot;&quot;;CONCATENATE(&quot;,{ModeOutput,&quot;&quot;&quot;;[.$T84];&quot;&quot;&quot;}&quot;);&quot;&quot;)" office:value-type="string" office:string-value=",{ModeOutput,&quot;GPIOA16&quot;}" calcext:value-type="string">
            <text:p>,{ModeOutput,"GPIOA16"}</text:p>
          </table:table-cell>
          <table:table-cell table:style-name="ce65" table:formula="of:=IF([.$U84]&lt;&gt;&quot;&quot;;CONCATENATE(&quot;,{ModeAlt2,&quot;&quot;&quot;;[.$U84];&quot;&quot;&quot;}&quot;);&quot;&quot;)" office:value-type="string" office:string-value=",{ModeAlt2,&quot;SPI1MISO&quot;}" calcext:value-type="string">
            <text:p>,{ModeAlt2,"SPI1MISO"}</text:p>
          </table:table-cell>
          <table:table-cell table:style-name="ce65" table:formula="of:=IF([.$V84]&lt;&gt;&quot;&quot;;CONCATENATE(&quot;,{ModeAlt3,&quot;&quot;&quot;;[.$V84];&quot;&quot;&quot;}&quot;);&quot;&quot;)" office:value-type="string" office:string-value=",{ModeAlt3,&quot;UART3CTS&quot;}" calcext:value-type="string">
            <text:p>,{ModeAlt3,"UART3CTS"}</text:p>
          </table:table-cell>
          <table:table-cell table:style-name="ce65" table:formula="of:=IF([.$W84]&lt;&gt;&quot;&quot;;CONCATENATE(&quot;,{ModeAlt6,&quot;&quot;&quot;;[.$W84];&quot;&quot;&quot;}&quot;);&quot;&quot;)" office:value-type="string" office:string-value=",{ModeAlt6,&quot;PAEINT16&quot;}" calcext:value-type="string">
            <text:p>,{ModeAlt6,"PAEINT16"}</text:p>
          </table:table-cell>
          <table:table-cell table:style-name="ce65" table:formula="of:=CONCATENATE(&quot;{&quot;;[.$M84];&quot;,{&quot;;[.$N84];&quot;,&quot;;[.$O84];&quot;,&quot;;[.$P84];&quot;,&quot;;[.$Q84];&quot;,&quot;;[.$R84];&quot;},{&quot;;[.$X84];[.$Y84];[.$Z84];[.$AA84];[.$AB84];&quot;}},&quot;)" office:value-type="string" office:string-value="{TypeGpio,{24,16,16,2,2},{{ModeInput,&quot;GPIOA16&quot;},{ModeOutput,&quot;GPIOA16&quot;},{ModeAlt2,&quot;SPI1MISO&quot;},{ModeAlt3,&quot;UART3CTS&quot;},{ModeAlt6,&quot;PAEINT16&quot;}}}," calcext:value-type="string">
            <text:p>{TypeGpio,{24,16,16,2,2},{{ModeInput,"GPIOA16"},{ModeOutput,"GPIOA16"},{ModeAlt2,"SPI1MISO"},{ModeAlt3,"UART3CTS"},{ModeAlt6,"PAEINT16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72" calcext:value-type="float">
            <text:p>72</text:p>
          </table:table-cell>
          <table:table-cell table:style-name="ce68" office:value-type="string" calcext:value-type="string">
            <text:p>UART3_RX/SPI1_CLK/GPIOA14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85]+([.Q85]-1)*2" office:value-type="float" office:value="6" calcext:value-type="float">
            <text:p>6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4" calcext:value-type="float">
            <text:p>14</text:p>
          </table:table-cell>
          <table:table-cell table:style-name="ce68" table:formula="of:=CONCATENATE([.J85];[.K85])" office:value-type="string" office:string-value="A14" calcext:value-type="string">
            <text:p>A14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9" calcext:value-type="float">
            <text:p>29</text:p>
          </table:table-cell>
          <table:table-cell table:number-columns-repeated="2" table:style-name="ce77" office:value-type="float" office:value="14" calcext:value-type="float">
            <text:p>14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85]=&quot;TypeGpio&quot;;CONCATENATE(&quot;GPIO&quot;;[.$L85]);[.$L85])" office:value-type="string" office:string-value="GPIOA14" calcext:value-type="string">
            <text:p>GPIOA14</text:p>
          </table:table-cell>
          <table:table-cell table:style-name="ce84" table:formula="of:=IF([.$M85]=&quot;TypeGpio&quot;;CONCATENATE(&quot;GPIO&quot;;[.$L85]);&quot;&quot;)" office:value-type="string" office:string-value="GPIOA14" calcext:value-type="string">
            <text:p>GPIOA14</text:p>
          </table:table-cell>
          <table:table-cell table:style-name="ce65" office:value-type="string" calcext:value-type="string">
            <text:p>SPI1CLK</text:p>
          </table:table-cell>
          <table:table-cell table:style-name="ce65" office:value-type="string" calcext:value-type="string">
            <text:p>UART3RX</text:p>
          </table:table-cell>
          <table:table-cell table:style-name="ce65" office:value-type="string" calcext:value-type="string">
            <text:p>PAEINT14</text:p>
          </table:table-cell>
          <table:table-cell table:style-name="ce65" table:formula="of:=CONCATENATE(&quot;{ModeInput,&quot;&quot;&quot;;[.$S85];&quot;&quot;&quot;}&quot;)" office:value-type="string" office:string-value="{ModeInput,&quot;GPIOA14&quot;}" calcext:value-type="string">
            <text:p>{ModeInput,"GPIOA14"}</text:p>
          </table:table-cell>
          <table:table-cell table:style-name="ce65" table:formula="of:=IF([.$T85]&lt;&gt;&quot;&quot;;CONCATENATE(&quot;,{ModeOutput,&quot;&quot;&quot;;[.$T85];&quot;&quot;&quot;}&quot;);&quot;&quot;)" office:value-type="string" office:string-value=",{ModeOutput,&quot;GPIOA14&quot;}" calcext:value-type="string">
            <text:p>,{ModeOutput,"GPIOA14"}</text:p>
          </table:table-cell>
          <table:table-cell table:style-name="ce65" table:formula="of:=IF([.$U85]&lt;&gt;&quot;&quot;;CONCATENATE(&quot;,{ModeAlt2,&quot;&quot;&quot;;[.$U85];&quot;&quot;&quot;}&quot;);&quot;&quot;)" office:value-type="string" office:string-value=",{ModeAlt2,&quot;SPI1CLK&quot;}" calcext:value-type="string">
            <text:p>,{ModeAlt2,"SPI1CLK"}</text:p>
          </table:table-cell>
          <table:table-cell table:style-name="ce65" table:formula="of:=IF([.$V85]&lt;&gt;&quot;&quot;;CONCATENATE(&quot;,{ModeAlt3,&quot;&quot;&quot;;[.$V85];&quot;&quot;&quot;}&quot;);&quot;&quot;)" office:value-type="string" office:string-value=",{ModeAlt3,&quot;UART3RX&quot;}" calcext:value-type="string">
            <text:p>,{ModeAlt3,"UART3RX"}</text:p>
          </table:table-cell>
          <table:table-cell table:style-name="ce65" table:formula="of:=IF([.$W85]&lt;&gt;&quot;&quot;;CONCATENATE(&quot;,{ModeAlt6,&quot;&quot;&quot;;[.$W85];&quot;&quot;&quot;}&quot;);&quot;&quot;)" office:value-type="string" office:string-value=",{ModeAlt6,&quot;PAEINT14&quot;}" calcext:value-type="string">
            <text:p>,{ModeAlt6,"PAEINT14"}</text:p>
          </table:table-cell>
          <table:table-cell table:style-name="ce65" table:formula="of:=CONCATENATE(&quot;{&quot;;[.$M85];&quot;,{&quot;;[.$N85];&quot;,&quot;;[.$O85];&quot;,&quot;;[.$P85];&quot;,&quot;;[.$Q85];&quot;,&quot;;[.$R85];&quot;},{&quot;;[.$X85];[.$Y85];[.$Z85];[.$AA85];[.$AB85];&quot;}},&quot;)" office:value-type="string" office:string-value="{TypeGpio,{29,14,14,3,2},{{ModeInput,&quot;GPIOA14&quot;},{ModeOutput,&quot;GPIOA14&quot;},{ModeAlt2,&quot;SPI1CLK&quot;},{ModeAlt3,&quot;UART3RX&quot;},{ModeAlt6,&quot;PAEINT14&quot;}}}," calcext:value-type="string">
            <text:p>{TypeGpio,{29,14,14,3,2},{{ModeInput,"GPIOA14"},{ModeOutput,"GPIOA14"},{ModeAlt2,"SPI1CLK"},{ModeAlt3,"UART3RX"},{ModeAlt6,"PAEINT14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9" calcext:value-type="float">
            <text:p>69</text:p>
          </table:table-cell>
          <table:table-cell table:style-name="ce68" office:value-type="string" calcext:value-type="string">
            <text:p>UART3_TX/SPI1_CS/GPIOA13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86]+([.Q86]-1)*2" office:value-type="float" office:value="8" calcext:value-type="float">
            <text:p>8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3" calcext:value-type="float">
            <text:p>13</text:p>
          </table:table-cell>
          <table:table-cell table:style-name="ce68" table:formula="of:=CONCATENATE([.J86];[.K86])" office:value-type="string" office:string-value="A13" calcext:value-type="string">
            <text:p>A13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7" calcext:value-type="float">
            <text:p>27</text:p>
          </table:table-cell>
          <table:table-cell table:number-columns-repeated="2" table:style-name="ce77" office:value-type="float" office:value="13" calcext:value-type="float">
            <text:p>1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86]=&quot;TypeGpio&quot;;CONCATENATE(&quot;GPIO&quot;;[.$L86]);[.$L86])" office:value-type="string" office:string-value="GPIOA13" calcext:value-type="string">
            <text:p>GPIOA13</text:p>
          </table:table-cell>
          <table:table-cell table:style-name="ce84" table:formula="of:=IF([.$M86]=&quot;TypeGpio&quot;;CONCATENATE(&quot;GPIO&quot;;[.$L86]);&quot;&quot;)" office:value-type="string" office:string-value="GPIOA13" calcext:value-type="string">
            <text:p>GPIOA13</text:p>
          </table:table-cell>
          <table:table-cell table:style-name="ce65" office:value-type="string" calcext:value-type="string">
            <text:p>SPI1CS</text:p>
          </table:table-cell>
          <table:table-cell table:style-name="ce65" office:value-type="string" calcext:value-type="string">
            <text:p>UART3TX</text:p>
          </table:table-cell>
          <table:table-cell table:style-name="ce65" office:value-type="string" calcext:value-type="string">
            <text:p>PAEINT13</text:p>
          </table:table-cell>
          <table:table-cell table:style-name="ce65" table:formula="of:=CONCATENATE(&quot;{ModeInput,&quot;&quot;&quot;;[.$S86];&quot;&quot;&quot;}&quot;)" office:value-type="string" office:string-value="{ModeInput,&quot;GPIOA13&quot;}" calcext:value-type="string">
            <text:p>{ModeInput,"GPIOA13"}</text:p>
          </table:table-cell>
          <table:table-cell table:style-name="ce65" table:formula="of:=IF([.$T86]&lt;&gt;&quot;&quot;;CONCATENATE(&quot;,{ModeOutput,&quot;&quot;&quot;;[.$T86];&quot;&quot;&quot;}&quot;);&quot;&quot;)" office:value-type="string" office:string-value=",{ModeOutput,&quot;GPIOA13&quot;}" calcext:value-type="string">
            <text:p>,{ModeOutput,"GPIOA13"}</text:p>
          </table:table-cell>
          <table:table-cell table:style-name="ce65" table:formula="of:=IF([.$U86]&lt;&gt;&quot;&quot;;CONCATENATE(&quot;,{ModeAlt2,&quot;&quot;&quot;;[.$U86];&quot;&quot;&quot;}&quot;);&quot;&quot;)" office:value-type="string" office:string-value=",{ModeAlt2,&quot;SPI1CS&quot;}" calcext:value-type="string">
            <text:p>,{ModeAlt2,"SPI1CS"}</text:p>
          </table:table-cell>
          <table:table-cell table:style-name="ce65" table:formula="of:=IF([.$V86]&lt;&gt;&quot;&quot;;CONCATENATE(&quot;,{ModeAlt3,&quot;&quot;&quot;;[.$V86];&quot;&quot;&quot;}&quot;);&quot;&quot;)" office:value-type="string" office:string-value=",{ModeAlt3,&quot;UART3TX&quot;}" calcext:value-type="string">
            <text:p>,{ModeAlt3,"UART3TX"}</text:p>
          </table:table-cell>
          <table:table-cell table:style-name="ce65" table:formula="of:=IF([.$W86]&lt;&gt;&quot;&quot;;CONCATENATE(&quot;,{ModeAlt6,&quot;&quot;&quot;;[.$W86];&quot;&quot;&quot;}&quot;);&quot;&quot;)" office:value-type="string" office:string-value=",{ModeAlt6,&quot;PAEINT13&quot;}" calcext:value-type="string">
            <text:p>,{ModeAlt6,"PAEINT13"}</text:p>
          </table:table-cell>
          <table:table-cell table:style-name="ce65" table:formula="of:=CONCATENATE(&quot;{&quot;;[.$M86];&quot;,{&quot;;[.$N86];&quot;,&quot;;[.$O86];&quot;,&quot;;[.$P86];&quot;,&quot;;[.$Q86];&quot;,&quot;;[.$R86];&quot;},{&quot;;[.$X86];[.$Y86];[.$Z86];[.$AA86];[.$AB86];&quot;}},&quot;)" office:value-type="string" office:string-value="{TypeGpio,{27,13,13,4,2},{{ModeInput,&quot;GPIOA13&quot;},{ModeOutput,&quot;GPIOA13&quot;},{ModeAlt2,&quot;SPI1CS&quot;},{ModeAlt3,&quot;UART3TX&quot;},{ModeAlt6,&quot;PAEINT13&quot;}}}," calcext:value-type="string">
            <text:p>{TypeGpio,{27,13,13,4,2},{{ModeInput,"GPIOA13"},{ModeOutput,"GPIOA13"},{ModeAlt2,"SPI1CS"},{ModeAlt3,"UART3TX"},{ModeAlt6,"PAEINT13"}}},</text:p>
          </table:table-cell>
          <table:table-cell table:style-name="ce87" table:number-columns-repeated="995"/>
        </table:table-row>
        <table:table-row table:style-name="ro1">
          <table:table-cell table:style-name="Default" office:value-type="float" office:value="78" calcext:value-type="float">
            <text:p>78</text:p>
          </table:table-cell>
          <table:table-cell table:style-name="ce69" office:value-type="string" calcext:value-type="string">
            <text:p>SND-MICP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87]+([.Q87]-1)*2" office:value-type="float" office:value="10" calcext:value-type="float">
            <text:p>10</text:p>
          </table:table-cell>
          <table:table-cell table:style-name="ce73" office:value-type="string" calcext:value-type="string">
            <text:p>J2</text:p>
          </table:table-cell>
          <table:table-cell table:style-name="ce73" table:number-columns-repeated="2"/>
          <table:table-cell table:style-name="ce69" office:value-type="string" calcext:value-type="string">
            <text:p>SND-MP</text:p>
          </table:table-cell>
          <table:table-cell table:style-name="ce74" office:value-type="string" calcext:value-type="string">
            <text:p>TypeSound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87]=&quot;TypeGpio&quot;;CONCATENATE(&quot;GPIO&quot;;[.$L87]);[.$L87])" office:value-type="string" office:string-value="SND-MP" calcext:value-type="string">
            <text:p>SND-MP</text:p>
          </table:table-cell>
          <table:table-cell table:style-name="ce85" table:formula="of:=IF([.$M87]=&quot;TypeGpio&quot;;CONCATENATE(&quot;GPIO&quot;;[.$L87]);&quot;&quot;)">
            <text:p/>
          </table:table-cell>
          <table:table-cell table:style-name="ce74" table:number-columns-repeated="3"/>
          <table:table-cell table:style-name="ce74" table:formula="of:=CONCATENATE(&quot;{ModeInput,&quot;&quot;&quot;;[.$S87];&quot;&quot;&quot;}&quot;)" office:value-type="string" office:string-value="{ModeInput,&quot;SND-MP&quot;}" calcext:value-type="string">
            <text:p>{ModeInput,"SND-MP"}</text:p>
          </table:table-cell>
          <table:table-cell table:style-name="ce74" table:formula="of:=IF([.$T87]&lt;&gt;&quot;&quot;;CONCATENATE(&quot;,{ModeOutput,&quot;&quot;&quot;;[.$T87];&quot;&quot;&quot;}&quot;);&quot;&quot;)">
            <text:p/>
          </table:table-cell>
          <table:table-cell table:style-name="ce74" table:formula="of:=IF([.$U87]&lt;&gt;&quot;&quot;;CONCATENATE(&quot;,{ModeAlt2,&quot;&quot;&quot;;[.$U87];&quot;&quot;&quot;}&quot;);&quot;&quot;)">
            <text:p/>
          </table:table-cell>
          <table:table-cell table:style-name="ce74" table:formula="of:=IF([.$V87]&lt;&gt;&quot;&quot;;CONCATENATE(&quot;,{ModeAlt3,&quot;&quot;&quot;;[.$V87];&quot;&quot;&quot;}&quot;);&quot;&quot;)">
            <text:p/>
          </table:table-cell>
          <table:table-cell table:style-name="ce74" table:formula="of:=IF([.$W87]&lt;&gt;&quot;&quot;;CONCATENATE(&quot;,{ModeAlt6,&quot;&quot;&quot;;[.$W87];&quot;&quot;&quot;}&quot;);&quot;&quot;)">
            <text:p/>
          </table:table-cell>
          <table:table-cell table:style-name="ce74" table:formula="of:=CONCATENATE(&quot;{&quot;;[.$M87];&quot;,{&quot;;[.$N87];&quot;,&quot;;[.$O87];&quot;,&quot;;[.$P87];&quot;,&quot;;[.$Q87];&quot;,&quot;;[.$R87];&quot;},{&quot;;[.$X87];[.$Y87];[.$Z87];[.$AA87];[.$AB87];&quot;}},&quot;)" office:value-type="string" office:string-value="{TypeSound,{-1,-1,-1,5,2},{{ModeInput,&quot;SND-MP&quot;}}}," calcext:value-type="string">
            <text:p>{TypeSound,{-1,-1,-1,5,2},{{ModeInput,"SND-MP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79" calcext:value-type="float">
            <text:p>79</text:p>
          </table:table-cell>
          <table:table-cell table:style-name="ce69" office:value-type="string" calcext:value-type="string">
            <text:p>SND-MICP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88]+([.Q88]-1)*2" office:value-type="float" office:value="12" calcext:value-type="float">
            <text:p>12</text:p>
          </table:table-cell>
          <table:table-cell table:style-name="ce73" office:value-type="string" calcext:value-type="string">
            <text:p>J2</text:p>
          </table:table-cell>
          <table:table-cell table:style-name="ce73" table:number-columns-repeated="2"/>
          <table:table-cell table:style-name="ce69" office:value-type="string" calcext:value-type="string">
            <text:p>SND-MN</text:p>
          </table:table-cell>
          <table:table-cell table:style-name="ce74" office:value-type="string" calcext:value-type="string">
            <text:p>TypeSound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88]=&quot;TypeGpio&quot;;CONCATENATE(&quot;GPIO&quot;;[.$L88]);[.$L88])" office:value-type="string" office:string-value="SND-MN" calcext:value-type="string">
            <text:p>SND-MN</text:p>
          </table:table-cell>
          <table:table-cell table:style-name="ce85" table:formula="of:=IF([.$M88]=&quot;TypeGpio&quot;;CONCATENATE(&quot;GPIO&quot;;[.$L88]);&quot;&quot;)">
            <text:p/>
          </table:table-cell>
          <table:table-cell table:style-name="ce74" table:number-columns-repeated="3"/>
          <table:table-cell table:style-name="ce74" table:formula="of:=CONCATENATE(&quot;{ModeInput,&quot;&quot;&quot;;[.$S88];&quot;&quot;&quot;}&quot;)" office:value-type="string" office:string-value="{ModeInput,&quot;SND-MN&quot;}" calcext:value-type="string">
            <text:p>{ModeInput,"SND-MN"}</text:p>
          </table:table-cell>
          <table:table-cell table:style-name="ce74" table:formula="of:=IF([.$T88]&lt;&gt;&quot;&quot;;CONCATENATE(&quot;,{ModeOutput,&quot;&quot;&quot;;[.$T88];&quot;&quot;&quot;}&quot;);&quot;&quot;)">
            <text:p/>
          </table:table-cell>
          <table:table-cell table:style-name="ce74" table:formula="of:=IF([.$U88]&lt;&gt;&quot;&quot;;CONCATENATE(&quot;,{ModeAlt2,&quot;&quot;&quot;;[.$U88];&quot;&quot;&quot;}&quot;);&quot;&quot;)">
            <text:p/>
          </table:table-cell>
          <table:table-cell table:style-name="ce74" table:formula="of:=IF([.$V88]&lt;&gt;&quot;&quot;;CONCATENATE(&quot;,{ModeAlt3,&quot;&quot;&quot;;[.$V88];&quot;&quot;&quot;}&quot;);&quot;&quot;)">
            <text:p/>
          </table:table-cell>
          <table:table-cell table:style-name="ce74" table:formula="of:=IF([.$W88]&lt;&gt;&quot;&quot;;CONCATENATE(&quot;,{ModeAlt6,&quot;&quot;&quot;;[.$W88];&quot;&quot;&quot;}&quot;);&quot;&quot;)">
            <text:p/>
          </table:table-cell>
          <table:table-cell table:style-name="ce74" table:formula="of:=CONCATENATE(&quot;{&quot;;[.$M88];&quot;,{&quot;;[.$N88];&quot;,&quot;;[.$O88];&quot;,&quot;;[.$P88];&quot;,&quot;;[.$Q88];&quot;,&quot;;[.$R88];&quot;},{&quot;;[.$X88];[.$Y88];[.$Z88];[.$AA88];[.$AB88];&quot;}},&quot;)" office:value-type="string" office:string-value="{TypeSound,{-1,-1,-1,6,2},{{ModeInput,&quot;SND-MN&quot;}}}," calcext:value-type="string">
            <text:p>{TypeSound,{-1,-1,-1,6,2},{{ModeInput,"SND-MN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ce69" office:value-type="string" calcext:value-type="string">
            <text:p>SND-LOUTR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89]+([.Q89]-1)*2" office:value-type="float" office:value="14" calcext:value-type="float">
            <text:p>14</text:p>
          </table:table-cell>
          <table:table-cell table:style-name="ce73" office:value-type="string" calcext:value-type="string">
            <text:p>J2</text:p>
          </table:table-cell>
          <table:table-cell table:style-name="ce73" table:number-columns-repeated="2"/>
          <table:table-cell table:style-name="ce69" office:value-type="string" calcext:value-type="string">
            <text:p>SND-LR</text:p>
          </table:table-cell>
          <table:table-cell table:style-name="ce74" office:value-type="string" calcext:value-type="string">
            <text:p>TypeSound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89]=&quot;TypeGpio&quot;;CONCATENATE(&quot;GPIO&quot;;[.$L89]);[.$L89])" office:value-type="string" office:string-value="SND-LR" calcext:value-type="string">
            <text:p>SND-LR</text:p>
          </table:table-cell>
          <table:table-cell table:style-name="ce85" table:formula="of:=IF([.$M89]=&quot;TypeGpio&quot;;CONCATENATE(&quot;GPIO&quot;;[.$L89]);&quot;&quot;)">
            <text:p/>
          </table:table-cell>
          <table:table-cell table:style-name="ce74" table:number-columns-repeated="3"/>
          <table:table-cell table:style-name="ce74" table:formula="of:=CONCATENATE(&quot;{ModeInput,&quot;&quot;&quot;;[.$S89];&quot;&quot;&quot;}&quot;)" office:value-type="string" office:string-value="{ModeInput,&quot;SND-LR&quot;}" calcext:value-type="string">
            <text:p>{ModeInput,"SND-LR"}</text:p>
          </table:table-cell>
          <table:table-cell table:style-name="ce74" table:formula="of:=IF([.$T89]&lt;&gt;&quot;&quot;;CONCATENATE(&quot;,{ModeOutput,&quot;&quot;&quot;;[.$T89];&quot;&quot;&quot;}&quot;);&quot;&quot;)">
            <text:p/>
          </table:table-cell>
          <table:table-cell table:style-name="ce74" table:formula="of:=IF([.$U89]&lt;&gt;&quot;&quot;;CONCATENATE(&quot;,{ModeAlt2,&quot;&quot;&quot;;[.$U89];&quot;&quot;&quot;}&quot;);&quot;&quot;)">
            <text:p/>
          </table:table-cell>
          <table:table-cell table:style-name="ce74" table:formula="of:=IF([.$V89]&lt;&gt;&quot;&quot;;CONCATENATE(&quot;,{ModeAlt3,&quot;&quot;&quot;;[.$V89];&quot;&quot;&quot;}&quot;);&quot;&quot;)">
            <text:p/>
          </table:table-cell>
          <table:table-cell table:style-name="ce74" table:formula="of:=IF([.$W89]&lt;&gt;&quot;&quot;;CONCATENATE(&quot;,{ModeAlt6,&quot;&quot;&quot;;[.$W89];&quot;&quot;&quot;}&quot;);&quot;&quot;)">
            <text:p/>
          </table:table-cell>
          <table:table-cell table:style-name="ce74" table:formula="of:=CONCATENATE(&quot;{&quot;;[.$M89];&quot;,{&quot;;[.$N89];&quot;,&quot;;[.$O89];&quot;,&quot;;[.$P89];&quot;,&quot;;[.$Q89];&quot;,&quot;;[.$R89];&quot;},{&quot;;[.$X89];[.$Y89];[.$Z89];[.$AA89];[.$AB89];&quot;}},&quot;)" office:value-type="string" office:string-value="{TypeSound,{-1,-1,-1,7,2},{{ModeInput,&quot;SND-LR&quot;}}}," calcext:value-type="string">
            <text:p>{TypeSound,{-1,-1,-1,7,2},{{ModeInput,"SND-LR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81" calcext:value-type="float">
            <text:p>81</text:p>
          </table:table-cell>
          <table:table-cell table:style-name="ce69" office:value-type="string" calcext:value-type="string">
            <text:p>SND-LOUTL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90]+([.Q90]-1)*2" office:value-type="float" office:value="16" calcext:value-type="float">
            <text:p>16</text:p>
          </table:table-cell>
          <table:table-cell table:style-name="ce73" office:value-type="string" calcext:value-type="string">
            <text:p>J2</text:p>
          </table:table-cell>
          <table:table-cell table:style-name="ce73" table:number-columns-repeated="2"/>
          <table:table-cell table:style-name="ce69" office:value-type="string" calcext:value-type="string">
            <text:p>SND-LL</text:p>
          </table:table-cell>
          <table:table-cell table:style-name="ce74" office:value-type="string" calcext:value-type="string">
            <text:p>TypeSound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90]=&quot;TypeGpio&quot;;CONCATENATE(&quot;GPIO&quot;;[.$L90]);[.$L90])" office:value-type="string" office:string-value="SND-LL" calcext:value-type="string">
            <text:p>SND-LL</text:p>
          </table:table-cell>
          <table:table-cell table:style-name="ce85" table:formula="of:=IF([.$M90]=&quot;TypeGpio&quot;;CONCATENATE(&quot;GPIO&quot;;[.$L90]);&quot;&quot;)">
            <text:p/>
          </table:table-cell>
          <table:table-cell table:style-name="ce74" table:number-columns-repeated="3"/>
          <table:table-cell table:style-name="ce74" table:formula="of:=CONCATENATE(&quot;{ModeInput,&quot;&quot;&quot;;[.$S90];&quot;&quot;&quot;}&quot;)" office:value-type="string" office:string-value="{ModeInput,&quot;SND-LL&quot;}" calcext:value-type="string">
            <text:p>{ModeInput,"SND-LL"}</text:p>
          </table:table-cell>
          <table:table-cell table:style-name="ce74" table:formula="of:=IF([.$T90]&lt;&gt;&quot;&quot;;CONCATENATE(&quot;,{ModeOutput,&quot;&quot;&quot;;[.$T90];&quot;&quot;&quot;}&quot;);&quot;&quot;)">
            <text:p/>
          </table:table-cell>
          <table:table-cell table:style-name="ce74" table:formula="of:=IF([.$U90]&lt;&gt;&quot;&quot;;CONCATENATE(&quot;,{ModeAlt2,&quot;&quot;&quot;;[.$U90];&quot;&quot;&quot;}&quot;);&quot;&quot;)">
            <text:p/>
          </table:table-cell>
          <table:table-cell table:style-name="ce74" table:formula="of:=IF([.$V90]&lt;&gt;&quot;&quot;;CONCATENATE(&quot;,{ModeAlt3,&quot;&quot;&quot;;[.$V90];&quot;&quot;&quot;}&quot;);&quot;&quot;)">
            <text:p/>
          </table:table-cell>
          <table:table-cell table:style-name="ce74" table:formula="of:=IF([.$W90]&lt;&gt;&quot;&quot;;CONCATENATE(&quot;,{ModeAlt6,&quot;&quot;&quot;;[.$W90];&quot;&quot;&quot;}&quot;);&quot;&quot;)">
            <text:p/>
          </table:table-cell>
          <table:table-cell table:style-name="ce74" table:formula="of:=CONCATENATE(&quot;{&quot;;[.$M90];&quot;,{&quot;;[.$N90];&quot;,&quot;;[.$O90];&quot;,&quot;;[.$P90];&quot;,&quot;;[.$Q90];&quot;,&quot;;[.$R90];&quot;},{&quot;;[.$X90];[.$Y90];[.$Z90];[.$AA90];[.$AB90];&quot;}},&quot;)" office:value-type="string" office:string-value="{TypeSound,{-1,-1,-1,8,2},{{ModeInput,&quot;SND-LL&quot;}}}," calcext:value-type="string">
            <text:p>{TypeSound,{-1,-1,-1,8,2},{{ModeInput,"SND-LL"}}},</text:p>
          </table:table-cell>
          <table:table-cell table:style-name="ce88" table:number-columns-repeated="995"/>
        </table:table-row>
        <table:table-row table:style-name="ro1">
          <table:table-cell table:style-name="ce65" office:value-type="float" office:value="53" calcext:value-type="float">
            <text:p>53</text:p>
          </table:table-cell>
          <table:table-cell table:style-name="ce68" office:value-type="string" calcext:value-type="string">
            <text:p>UART0_RX/GPIOA5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91]+([.Q91]-1)*2" office:value-type="float" office:value="18" calcext:value-type="float">
            <text:p>18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5" calcext:value-type="float">
            <text:p>5</text:p>
          </table:table-cell>
          <table:table-cell table:style-name="ce68" table:formula="of:=CONCATENATE([.J91];[.K91])" office:value-type="string" office:string-value="A5" calcext:value-type="string">
            <text:p>A5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18" calcext:value-type="float">
            <text:p>18</text:p>
          </table:table-cell>
          <table:table-cell table:number-columns-repeated="2" table:style-name="ce77" office:value-type="float" office:value="5" calcext:value-type="float">
            <text:p>5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91]=&quot;TypeGpio&quot;;CONCATENATE(&quot;GPIO&quot;;[.$L91]);[.$L91])" office:value-type="string" office:string-value="GPIOA5" calcext:value-type="string">
            <text:p>GPIOA5</text:p>
          </table:table-cell>
          <table:table-cell table:style-name="ce84" table:formula="of:=IF([.$M91]=&quot;TypeGpio&quot;;CONCATENATE(&quot;GPIO&quot;;[.$L91]);&quot;&quot;)" office:value-type="string" office:string-value="GPIOA5" calcext:value-type="string">
            <text:p>GPIOA5</text:p>
          </table:table-cell>
          <table:table-cell table:style-name="ce65" office:value-type="string" calcext:value-type="string">
            <text:p>UART0RX</text:p>
          </table:table-cell>
          <table:table-cell table:style-name="ce65" office:value-type="string" calcext:value-type="string">
            <text:p>PWM0</text:p>
          </table:table-cell>
          <table:table-cell table:style-name="ce65" office:value-type="string" calcext:value-type="string">
            <text:p>PAEINT5</text:p>
          </table:table-cell>
          <table:table-cell table:style-name="ce65" table:formula="of:=CONCATENATE(&quot;{ModeInput,&quot;&quot;&quot;;[.$S91];&quot;&quot;&quot;}&quot;)" office:value-type="string" office:string-value="{ModeInput,&quot;GPIOA5&quot;}" calcext:value-type="string">
            <text:p>{ModeInput,"GPIOA5"}</text:p>
          </table:table-cell>
          <table:table-cell table:style-name="ce65" table:formula="of:=IF([.$T91]&lt;&gt;&quot;&quot;;CONCATENATE(&quot;,{ModeOutput,&quot;&quot;&quot;;[.$T91];&quot;&quot;&quot;}&quot;);&quot;&quot;)" office:value-type="string" office:string-value=",{ModeOutput,&quot;GPIOA5&quot;}" calcext:value-type="string">
            <text:p>,{ModeOutput,"GPIOA5"}</text:p>
          </table:table-cell>
          <table:table-cell table:style-name="ce65" table:formula="of:=IF([.$U91]&lt;&gt;&quot;&quot;;CONCATENATE(&quot;,{ModeAlt2,&quot;&quot;&quot;;[.$U91];&quot;&quot;&quot;}&quot;);&quot;&quot;)" office:value-type="string" office:string-value=",{ModeAlt2,&quot;UART0RX&quot;}" calcext:value-type="string">
            <text:p>,{ModeAlt2,"UART0RX"}</text:p>
          </table:table-cell>
          <table:table-cell table:style-name="ce65" table:formula="of:=IF([.$V91]&lt;&gt;&quot;&quot;;CONCATENATE(&quot;,{ModeAlt3,&quot;&quot;&quot;;[.$V91];&quot;&quot;&quot;}&quot;);&quot;&quot;)" office:value-type="string" office:string-value=",{ModeAlt3,&quot;PWM0&quot;}" calcext:value-type="string">
            <text:p>,{ModeAlt3,"PWM0"}</text:p>
          </table:table-cell>
          <table:table-cell table:style-name="ce65" table:formula="of:=IF([.$W91]&lt;&gt;&quot;&quot;;CONCATENATE(&quot;,{ModeAlt6,&quot;&quot;&quot;;[.$W91];&quot;&quot;&quot;}&quot;);&quot;&quot;)" office:value-type="string" office:string-value=",{ModeAlt6,&quot;PAEINT5&quot;}" calcext:value-type="string">
            <text:p>,{ModeAlt6,"PAEINT5"}</text:p>
          </table:table-cell>
          <table:table-cell table:style-name="ce65" table:formula="of:=CONCATENATE(&quot;{&quot;;[.$M91];&quot;,{&quot;;[.$N91];&quot;,&quot;;[.$O91];&quot;,&quot;;[.$P91];&quot;,&quot;;[.$Q91];&quot;,&quot;;[.$R91];&quot;},{&quot;;[.$X91];[.$Y91];[.$Z91];[.$AA91];[.$AB91];&quot;}},&quot;)" office:value-type="string" office:string-value="{TypeGpio,{18,5,5,9,2},{{ModeInput,&quot;GPIOA5&quot;},{ModeOutput,&quot;GPIOA5&quot;},{ModeAlt2,&quot;UART0RX&quot;},{ModeAlt3,&quot;PWM0&quot;},{ModeAlt6,&quot;PAEINT5&quot;}}}," calcext:value-type="string">
            <text:p>{TypeGpio,{18,5,5,9,2},{{ModeInput,"GPIOA5"},{ModeOutput,"GPIOA5"},{ModeAlt2,"UART0RX"},{ModeAlt3,"PWM0"},{ModeAlt6,"PAEINT5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52" calcext:value-type="float">
            <text:p>52</text:p>
          </table:table-cell>
          <table:table-cell table:style-name="ce68" office:value-type="string" calcext:value-type="string">
            <text:p>UART0_TX/GPIOA4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92]+([.Q92]-1)*2" office:value-type="float" office:value="20" calcext:value-type="float">
            <text:p>20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4" calcext:value-type="float">
            <text:p>4</text:p>
          </table:table-cell>
          <table:table-cell table:style-name="ce68" table:formula="of:=CONCATENATE([.J92];[.K92])" office:value-type="string" office:string-value="A4" calcext:value-type="string">
            <text:p>A4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17" calcext:value-type="float">
            <text:p>17</text:p>
          </table:table-cell>
          <table:table-cell table:number-columns-repeated="2" table:style-name="ce77" office:value-type="float" office:value="4" calcext:value-type="float">
            <text:p>4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92]=&quot;TypeGpio&quot;;CONCATENATE(&quot;GPIO&quot;;[.$L92]);[.$L92])" office:value-type="string" office:string-value="GPIOA4" calcext:value-type="string">
            <text:p>GPIOA4</text:p>
          </table:table-cell>
          <table:table-cell table:style-name="ce84" table:formula="of:=IF([.$M92]=&quot;TypeGpio&quot;;CONCATENATE(&quot;GPIO&quot;;[.$L92]);&quot;&quot;)" office:value-type="string" office:string-value="GPIOA4" calcext:value-type="string">
            <text:p>GPIOA4</text:p>
          </table:table-cell>
          <table:table-cell table:style-name="ce65" office:value-type="string" calcext:value-type="string">
            <text:p>UART0TX</text:p>
          </table:table-cell>
          <table:table-cell table:style-name="ce65"/>
          <table:table-cell table:style-name="ce65" office:value-type="string" calcext:value-type="string">
            <text:p>PAEINT20</text:p>
          </table:table-cell>
          <table:table-cell table:style-name="ce65" table:formula="of:=CONCATENATE(&quot;{ModeInput,&quot;&quot;&quot;;[.$S92];&quot;&quot;&quot;}&quot;)" office:value-type="string" office:string-value="{ModeInput,&quot;GPIOA4&quot;}" calcext:value-type="string">
            <text:p>{ModeInput,"GPIOA4"}</text:p>
          </table:table-cell>
          <table:table-cell table:style-name="ce65" table:formula="of:=IF([.$T92]&lt;&gt;&quot;&quot;;CONCATENATE(&quot;,{ModeOutput,&quot;&quot;&quot;;[.$T92];&quot;&quot;&quot;}&quot;);&quot;&quot;)" office:value-type="string" office:string-value=",{ModeOutput,&quot;GPIOA4&quot;}" calcext:value-type="string">
            <text:p>,{ModeOutput,"GPIOA4"}</text:p>
          </table:table-cell>
          <table:table-cell table:style-name="ce65" table:formula="of:=IF([.$U92]&lt;&gt;&quot;&quot;;CONCATENATE(&quot;,{ModeAlt2,&quot;&quot;&quot;;[.$U92];&quot;&quot;&quot;}&quot;);&quot;&quot;)" office:value-type="string" office:string-value=",{ModeAlt2,&quot;UART0TX&quot;}" calcext:value-type="string">
            <text:p>,{ModeAlt2,"UART0TX"}</text:p>
          </table:table-cell>
          <table:table-cell table:style-name="ce65" table:formula="of:=IF([.$V92]&lt;&gt;&quot;&quot;;CONCATENATE(&quot;,{ModeAlt3,&quot;&quot;&quot;;[.$V92];&quot;&quot;&quot;}&quot;);&quot;&quot;)">
            <text:p/>
          </table:table-cell>
          <table:table-cell table:style-name="ce65" table:formula="of:=IF([.$W92]&lt;&gt;&quot;&quot;;CONCATENATE(&quot;,{ModeAlt6,&quot;&quot;&quot;;[.$W92];&quot;&quot;&quot;}&quot;);&quot;&quot;)" office:value-type="string" office:string-value=",{ModeAlt6,&quot;PAEINT20&quot;}" calcext:value-type="string">
            <text:p>,{ModeAlt6,"PAEINT20"}</text:p>
          </table:table-cell>
          <table:table-cell table:style-name="ce65" table:formula="of:=CONCATENATE(&quot;{&quot;;[.$M92];&quot;,{&quot;;[.$N92];&quot;,&quot;;[.$O92];&quot;,&quot;;[.$P92];&quot;,&quot;;[.$Q92];&quot;,&quot;;[.$R92];&quot;},{&quot;;[.$X92];[.$Y92];[.$Z92];[.$AA92];[.$AB92];&quot;}},&quot;)" office:value-type="string" office:string-value="{TypeGpio,{17,4,4,10,2},{{ModeInput,&quot;GPIOA4&quot;},{ModeOutput,&quot;GPIOA4&quot;},{ModeAlt2,&quot;UART0TX&quot;},{ModeAlt6,&quot;PAEINT20&quot;}}}," calcext:value-type="string">
            <text:p>{TypeGpio,{17,4,4,10,2},{{ModeInput,"GPIOA4"},{ModeOutput,"GPIOA4"},{ModeAlt2,"UART0TX"},{ModeAlt6,"PAEINT20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8" office:value-type="string" calcext:value-type="string">
            <text:p>VDD_5V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93]+([.Q93]-1)*2" office:value-type="float" office:value="22" calcext:value-type="float">
            <text:p>22</text:p>
          </table:table-cell>
          <table:table-cell table:style-name="ce72" office:value-type="string" calcext:value-type="string">
            <text:p>J2</text:p>
          </table:table-cell>
          <table:table-cell table:style-name="ce72" table:number-columns-repeated="2"/>
          <table:table-cell table:style-name="ce68" office:value-type="string" calcext:value-type="string">
            <text:p>5V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93]=&quot;TypeGpio&quot;;CONCATENATE(&quot;GPIO&quot;;[.$L93]);[.$L93])" office:value-type="string" office:string-value="5V" calcext:value-type="string">
            <text:p>5V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93];&quot;&quot;&quot;}&quot;)" office:value-type="string" office:string-value="{ModeInput,&quot;5V&quot;}" calcext:value-type="string">
            <text:p>{ModeInput,"5V"}</text:p>
          </table:table-cell>
          <table:table-cell table:style-name="ce65" table:formula="of:=IF([.$T93]&lt;&gt;&quot;&quot;;CONCATENATE(&quot;,{ModeOutput,&quot;&quot;&quot;;[.$T93];&quot;&quot;&quot;}&quot;);&quot;&quot;)">
            <text:p/>
          </table:table-cell>
          <table:table-cell table:style-name="ce65" table:formula="of:=IF([.$U93]&lt;&gt;&quot;&quot;;CONCATENATE(&quot;,{ModeAlt2,&quot;&quot;&quot;;[.$U93];&quot;&quot;&quot;}&quot;);&quot;&quot;)">
            <text:p/>
          </table:table-cell>
          <table:table-cell table:style-name="ce65" table:formula="of:=IF([.$V93]&lt;&gt;&quot;&quot;;CONCATENATE(&quot;,{ModeAlt3,&quot;&quot;&quot;;[.$V93];&quot;&quot;&quot;}&quot;);&quot;&quot;)">
            <text:p/>
          </table:table-cell>
          <table:table-cell table:style-name="ce65" table:formula="of:=IF([.$W93]&lt;&gt;&quot;&quot;;CONCATENATE(&quot;,{ModeAlt6,&quot;&quot;&quot;;[.$W93];&quot;&quot;&quot;}&quot;);&quot;&quot;)">
            <text:p/>
          </table:table-cell>
          <table:table-cell table:style-name="ce65" table:formula="of:=CONCATENATE(&quot;{&quot;;[.$M93];&quot;,{&quot;;[.$N93];&quot;,&quot;;[.$O93];&quot;,&quot;;[.$P93];&quot;,&quot;;[.$Q93];&quot;,&quot;;[.$R93];&quot;},{&quot;;[.$X93];[.$Y93];[.$Z93];[.$AA93];[.$AB93];&quot;}},&quot;)" office:value-type="string" office:string-value="{TypePower,{-1,-1,-1,11,2},{{ModeInput,&quot;5V&quot;}}}," calcext:value-type="string">
            <text:p>{TypePower,{-1,-1,-1,11,2},{{ModeInput,"5V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5" calcext:value-type="float">
            <text:p>5</text:p>
          </table:table-cell>
          <table:table-cell table:style-name="ce68" office:value-type="string" calcext:value-type="string">
            <text:p>GND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94]+([.Q94]-1)*2" office:value-type="float" office:value="24" calcext:value-type="float">
            <text:p>24</text:p>
          </table:table-cell>
          <table:table-cell table:style-name="ce72" office:value-type="string" calcext:value-type="string">
            <text:p>J2</text:p>
          </table:table-cell>
          <table:table-cell table:style-name="ce72" table:number-columns-repeated="2"/>
          <table:table-cell table:style-name="ce68" office:value-type="string" calcext:value-type="string">
            <text:p>GND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94]=&quot;TypeGpio&quot;;CONCATENATE(&quot;GPIO&quot;;[.$L94]);[.$L94])" office:value-type="string" office:string-value="GND" calcext:value-type="string">
            <text:p>GND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94];&quot;&quot;&quot;}&quot;)" office:value-type="string" office:string-value="{ModeInput,&quot;GND&quot;}" calcext:value-type="string">
            <text:p>{ModeInput,"GND"}</text:p>
          </table:table-cell>
          <table:table-cell table:style-name="ce65" table:formula="of:=IF([.$T94]&lt;&gt;&quot;&quot;;CONCATENATE(&quot;,{ModeOutput,&quot;&quot;&quot;;[.$T94];&quot;&quot;&quot;}&quot;);&quot;&quot;)">
            <text:p/>
          </table:table-cell>
          <table:table-cell table:style-name="ce65" table:formula="of:=IF([.$U94]&lt;&gt;&quot;&quot;;CONCATENATE(&quot;,{ModeAlt2,&quot;&quot;&quot;;[.$U94];&quot;&quot;&quot;}&quot;);&quot;&quot;)">
            <text:p/>
          </table:table-cell>
          <table:table-cell table:style-name="ce65" table:formula="of:=IF([.$V94]&lt;&gt;&quot;&quot;;CONCATENATE(&quot;,{ModeAlt3,&quot;&quot;&quot;;[.$V94];&quot;&quot;&quot;}&quot;);&quot;&quot;)">
            <text:p/>
          </table:table-cell>
          <table:table-cell table:style-name="ce65" table:formula="of:=IF([.$W94]&lt;&gt;&quot;&quot;;CONCATENATE(&quot;,{ModeAlt6,&quot;&quot;&quot;;[.$W94];&quot;&quot;&quot;}&quot;);&quot;&quot;)">
            <text:p/>
          </table:table-cell>
          <table:table-cell table:style-name="ce65" table:formula="of:=CONCATENATE(&quot;{&quot;;[.$M94];&quot;,{&quot;;[.$N94];&quot;,&quot;;[.$O94];&quot;,&quot;;[.$P94];&quot;,&quot;;[.$Q94];&quot;,&quot;;[.$R94];&quot;},{&quot;;[.$X94];[.$Y94];[.$Z94];[.$AA94];[.$AB94];&quot;}},&quot;)" office:value-type="string" office:string-value="{TypePower,{-1,-1,-1,12,2},{{ModeInput,&quot;GND&quot;}}}," calcext:value-type="string">
            <text:p>{TypePower,{-1,-1,-1,12,2},{{ModeInput,"GND"}}},</text:p>
          </table:table-cell>
          <table:table-cell table:style-name="ce87" table:number-columns-repeated="995"/>
        </table:table-row>
        <table:table-row table:style-name="ro1">
          <table:table-cell table:style-name="ce65"/>
          <table:table-cell table:style-name="ce68"/>
          <table:table-cell table:style-name="ce72" table:number-columns-repeated="5"/>
          <table:table-cell table:style-name="ce65"/>
          <table:table-cell table:style-name="ce72" table:number-columns-repeated="3"/>
          <table:table-cell table:style-name="ce68"/>
          <table:table-cell table:style-name="ce65"/>
          <table:table-cell table:style-name="ce77" table:number-columns-repeated="3"/>
          <table:table-cell table:style-name="ce65" table:number-columns-repeated="2"/>
          <table:table-cell table:style-name="ce84" table:number-columns-repeated="2"/>
          <table:table-cell table:style-name="ce65" table:number-columns-repeated="9"/>
          <table:table-cell table:style-name="ce87" table:number-columns-repeated="995"/>
        </table:table-row>
        <table:table-row table:style-name="ro1">
          <table:table-cell table:style-name="ce64"/>
          <table:table-cell table:style-name="ce67" office:value-type="string" calcext:value-type="string">
            <text:p>con3-core</text:p>
          </table:table-cell>
          <table:table-cell table:style-name="ce71" office:value-type="float" office:value="13" calcext:value-type="float">
            <text:p>13</text:p>
          </table:table-cell>
          <table:table-cell table:style-name="ce71" table:number-columns-repeated="4"/>
          <table:table-cell table:style-name="ce62"/>
          <table:table-cell table:style-name="ce71" table:number-columns-repeated="3"/>
          <table:table-cell table:style-name="ce67"/>
          <table:table-cell table:style-name="ce62"/>
          <table:table-cell table:style-name="ce76" table:number-columns-repeated="3"/>
          <table:table-cell table:style-name="ce62" table:number-columns-repeated="1008"/>
        </table:table-row>
        <table:table-row table:style-name="ro1">
          <table:table-cell table:style-name="ce63" office:value-type="string" calcext:value-type="string">
            <text:p>#</text:p>
          </table:table-cell>
          <table:table-cell table:style-name="ce10" office:value-type="string" calcext:value-type="string">
            <text:p>Schéma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Core2</text:p>
          </table:table-cell>
          <table:table-cell table:style-name="ce10" office:value-type="string" calcext:value-type="string">
            <text:p>Neo</text:p>
          </table:table-cell>
          <table:table-cell table:style-name="ce10" office:value-type="string" calcext:value-type="string">
            <text:p>M1</text:p>
          </table:table-cell>
          <table:table-cell table:style-name="ce10" office:value-type="string" calcext:value-type="string">
            <text:p>M1+</text:p>
          </table:table-cell>
          <table:table-cell table:style-name="ce10" office:value-type="string" calcext:value-type="string">
            <text:p>Phys.</text:p>
          </table:table-cell>
          <table:table-cell table:style-name="ce63" office:value-type="string" calcext:value-type="string">
            <text:p>Conn.</text:p>
          </table:table-cell>
          <table:table-cell table:style-name="ce63" office:value-type="string" calcext:value-type="string">
            <text:p>Port</text:p>
          </table:table-cell>
          <table:table-cell table:style-name="ce63" office:value-type="string" calcext:value-type="string">
            <text:p>#</text:p>
          </table:table-cell>
          <table:table-cell table:style-name="ce75" office:value-type="string" calcext:value-type="string">
            <text:p>Nom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ow</text:p>
          </table:table-cell>
          <table:table-cell table:style-name="ce10" office:value-type="string" calcext:value-type="string">
            <text:p>column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Code C++</text:p>
          </table:table-cell>
          <table:table-cell table:style-name="ce71" table:number-columns-repeated="994"/>
          <table:table-cell/>
        </table:table-row>
        <table:table-row table:style-name="ro1">
          <table:table-cell table:style-name="Default" office:value-type="float" office:value="82" calcext:value-type="float">
            <text:p>82</text:p>
          </table:table-cell>
          <table:table-cell table:style-name="ce69" office:value-type="string" calcext:value-type="string">
            <text:p>LINK_LED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98]+([.Q98]-1)*2" office:value-type="float" office:value="1" calcext:value-type="float">
            <text:p>1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LNK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85" table:formula="of:=IF([.$M98]=&quot;TypeGpio&quot;;CONCATENATE(&quot;GPIO&quot;;[.$L98]);[.$L98])" office:value-type="string" office:string-value="NET-LNK" calcext:value-type="string">
            <text:p>NET-LNK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98];&quot;&quot;&quot;}&quot;)" office:value-type="string" office:string-value="{ModeInput,&quot;NET-LNK&quot;}" calcext:value-type="string">
            <text:p>{ModeInput,"NET-LNK"}</text:p>
          </table:table-cell>
          <table:table-cell table:style-name="ce74" table:formula="of:=IF([.$T98]&lt;&gt;&quot;&quot;;CONCATENATE(&quot;,{ModeOutput,&quot;&quot;&quot;;[.$T98];&quot;&quot;&quot;}&quot;);&quot;&quot;)">
            <text:p/>
          </table:table-cell>
          <table:table-cell table:style-name="ce74" table:formula="of:=IF([.$U98]&lt;&gt;&quot;&quot;;CONCATENATE(&quot;,{ModeAlt2,&quot;&quot;&quot;;[.$U98];&quot;&quot;&quot;}&quot;);&quot;&quot;)">
            <text:p/>
          </table:table-cell>
          <table:table-cell table:style-name="ce74" table:formula="of:=IF([.$V98]&lt;&gt;&quot;&quot;;CONCATENATE(&quot;,{ModeAlt3,&quot;&quot;&quot;;[.$V98];&quot;&quot;&quot;}&quot;);&quot;&quot;)">
            <text:p/>
          </table:table-cell>
          <table:table-cell table:style-name="ce74" table:formula="of:=IF([.$W98]&lt;&gt;&quot;&quot;;CONCATENATE(&quot;,{ModeAlt6,&quot;&quot;&quot;;[.$W98];&quot;&quot;&quot;}&quot;);&quot;&quot;)">
            <text:p/>
          </table:table-cell>
          <table:table-cell table:style-name="ce74" table:formula="of:=CONCATENATE(&quot;{&quot;;[.$M98];&quot;,{&quot;;[.$N98];&quot;,&quot;;[.$O98];&quot;,&quot;;[.$P98];&quot;,&quot;;[.$Q98];&quot;,&quot;;[.$R98];&quot;},{&quot;;[.$X98];[.$Y98];[.$Z98];[.$AA98];[.$AB98];&quot;}},&quot;)" office:value-type="string" office:string-value="{TypeNet,{-1,-1,-1,1,1},{{ModeInput,&quot;NET-LNK&quot;}}}," calcext:value-type="string">
            <text:p>{TypeNet,{-1,-1,-1,1,1},{{ModeInput,"NET-LNK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84" calcext:value-type="float">
            <text:p>84</text:p>
          </table:table-cell>
          <table:table-cell table:style-name="ce69" office:value-type="string" calcext:value-type="string">
            <text:p>EPHY-TXP</text:p>
          </table:table-cell>
          <table:table-cell table:style-name="ce73" office:value-type="string" calcext:value-type="string">
            <text:p>X</text:p>
          </table:table-cell>
          <table:table-cell table:style-name="ce73" table:number-columns-repeated="4"/>
          <table:table-cell table:style-name="ce74" table:formula="of:=[.R99]+([.Q99]-1)*2" office:value-type="float" office:value="3" calcext:value-type="float">
            <text:p>3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TXP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1" calcext:value-type="float">
            <text:p>1</text:p>
          </table:table-cell>
          <table:table-cell table:style-name="ce85" table:formula="of:=IF([.$M99]=&quot;TypeGpio&quot;;CONCATENATE(&quot;GPIO&quot;;[.$L99]);[.$L99])" office:value-type="string" office:string-value="NET-TXP" calcext:value-type="string">
            <text:p>NET-TXP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99];&quot;&quot;&quot;}&quot;)" office:value-type="string" office:string-value="{ModeInput,&quot;NET-TXP&quot;}" calcext:value-type="string">
            <text:p>{ModeInput,"NET-TXP"}</text:p>
          </table:table-cell>
          <table:table-cell table:style-name="ce74" table:formula="of:=IF([.$T99]&lt;&gt;&quot;&quot;;CONCATENATE(&quot;,{ModeOutput,&quot;&quot;&quot;;[.$T99];&quot;&quot;&quot;}&quot;);&quot;&quot;)">
            <text:p/>
          </table:table-cell>
          <table:table-cell table:style-name="ce74" table:formula="of:=IF([.$U99]&lt;&gt;&quot;&quot;;CONCATENATE(&quot;,{ModeAlt2,&quot;&quot;&quot;;[.$U99];&quot;&quot;&quot;}&quot;);&quot;&quot;)">
            <text:p/>
          </table:table-cell>
          <table:table-cell table:style-name="ce74" table:formula="of:=IF([.$V99]&lt;&gt;&quot;&quot;;CONCATENATE(&quot;,{ModeAlt3,&quot;&quot;&quot;;[.$V99];&quot;&quot;&quot;}&quot;);&quot;&quot;)">
            <text:p/>
          </table:table-cell>
          <table:table-cell table:style-name="ce74" table:formula="of:=IF([.$W99]&lt;&gt;&quot;&quot;;CONCATENATE(&quot;,{ModeAlt6,&quot;&quot;&quot;;[.$W99];&quot;&quot;&quot;}&quot;);&quot;&quot;)">
            <text:p/>
          </table:table-cell>
          <table:table-cell table:style-name="ce74" table:formula="of:=CONCATENATE(&quot;{&quot;;[.$M99];&quot;,{&quot;;[.$N99];&quot;,&quot;;[.$O99];&quot;,&quot;;[.$P99];&quot;,&quot;;[.$Q99];&quot;,&quot;;[.$R99];&quot;},{&quot;;[.$X99];[.$Y99];[.$Z99];[.$AA99];[.$AB99];&quot;}},&quot;)" office:value-type="string" office:string-value="{TypeNet,{-1,-1,-1,2,1},{{ModeInput,&quot;NET-TXP&quot;}}}," calcext:value-type="string">
            <text:p>{TypeNet,{-1,-1,-1,2,1},{{ModeInput,"NET-TXP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85" calcext:value-type="float">
            <text:p>85</text:p>
          </table:table-cell>
          <table:table-cell table:style-name="ce69" office:value-type="string" calcext:value-type="string">
            <text:p>EPHY-RXP</text:p>
          </table:table-cell>
          <table:table-cell table:style-name="ce73" office:value-type="string" calcext:value-type="string">
            <text:p>X</text:p>
          </table:table-cell>
          <table:table-cell table:style-name="ce73" table:number-columns-repeated="4"/>
          <table:table-cell table:style-name="ce74" table:formula="of:=[.R100]+([.Q100]-1)*2" office:value-type="float" office:value="5" calcext:value-type="float">
            <text:p>5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RXP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85" table:formula="of:=IF([.$M100]=&quot;TypeGpio&quot;;CONCATENATE(&quot;GPIO&quot;;[.$L100]);[.$L100])" office:value-type="string" office:string-value="NET-RXP" calcext:value-type="string">
            <text:p>NET-RXP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00];&quot;&quot;&quot;}&quot;)" office:value-type="string" office:string-value="{ModeInput,&quot;NET-RXP&quot;}" calcext:value-type="string">
            <text:p>{ModeInput,"NET-RXP"}</text:p>
          </table:table-cell>
          <table:table-cell table:style-name="ce74" table:formula="of:=IF([.$T100]&lt;&gt;&quot;&quot;;CONCATENATE(&quot;,{ModeOutput,&quot;&quot;&quot;;[.$T100];&quot;&quot;&quot;}&quot;);&quot;&quot;)">
            <text:p/>
          </table:table-cell>
          <table:table-cell table:style-name="ce74" table:formula="of:=IF([.$U100]&lt;&gt;&quot;&quot;;CONCATENATE(&quot;,{ModeAlt2,&quot;&quot;&quot;;[.$U100];&quot;&quot;&quot;}&quot;);&quot;&quot;)">
            <text:p/>
          </table:table-cell>
          <table:table-cell table:style-name="ce74" table:formula="of:=IF([.$V100]&lt;&gt;&quot;&quot;;CONCATENATE(&quot;,{ModeAlt3,&quot;&quot;&quot;;[.$V100];&quot;&quot;&quot;}&quot;);&quot;&quot;)">
            <text:p/>
          </table:table-cell>
          <table:table-cell table:style-name="ce74" table:formula="of:=IF([.$W100]&lt;&gt;&quot;&quot;;CONCATENATE(&quot;,{ModeAlt6,&quot;&quot;&quot;;[.$W100];&quot;&quot;&quot;}&quot;);&quot;&quot;)">
            <text:p/>
          </table:table-cell>
          <table:table-cell table:style-name="ce74" table:formula="of:=CONCATENATE(&quot;{&quot;;[.$M100];&quot;,{&quot;;[.$N100];&quot;,&quot;;[.$O100];&quot;,&quot;;[.$P100];&quot;,&quot;;[.$Q100];&quot;,&quot;;[.$R100];&quot;},{&quot;;[.$X100];[.$Y100];[.$Z100];[.$AA100];[.$AB100];&quot;}},&quot;)" office:value-type="string" office:string-value="{TypeNet,{-1,-1,-1,3,1},{{ModeInput,&quot;NET-RXP&quot;}}}," calcext:value-type="string">
            <text:p>{TypeNet,{-1,-1,-1,3,1},{{ModeInput,"NET-RXP"}}},</text:p>
          </table:table-cell>
          <table:table-cell table:style-name="ce88" table:number-columns-repeated="995"/>
        </table:table-row>
        <table:table-row table:style-name="ro1">
          <table:table-cell table:style-name="ce65" office:value-type="float" office:value="75" calcext:value-type="float">
            <text:p>75</text:p>
          </table:table-cell>
          <table:table-cell table:style-name="ce68" office:value-type="string" calcext:value-type="string">
            <text:p>NC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4"/>
          <table:table-cell table:style-name="ce65" table:formula="of:=[.R101]+([.Q101]-1)*2" office:value-type="float" office:value="7" calcext:value-type="float">
            <text:p>7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NC</text:p>
          </table:table-cell>
          <table:table-cell table:style-name="ce43" office:value-type="string" calcext:value-type="string">
            <text:p>TypeNotConnected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101]=&quot;TypeGpio&quot;;CONCATENATE(&quot;GPIO&quot;;[.$L101]);[.$L101])" office:value-type="string" office:string-value="NC" calcext:value-type="string">
            <text:p>NC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01];&quot;&quot;&quot;}&quot;)" office:value-type="string" office:string-value="{ModeInput,&quot;NC&quot;}" calcext:value-type="string">
            <text:p>{ModeInput,"NC"}</text:p>
          </table:table-cell>
          <table:table-cell table:style-name="ce65" table:formula="of:=IF([.$T101]&lt;&gt;&quot;&quot;;CONCATENATE(&quot;,{ModeOutput,&quot;&quot;&quot;;[.$T101];&quot;&quot;&quot;}&quot;);&quot;&quot;)">
            <text:p/>
          </table:table-cell>
          <table:table-cell table:style-name="ce65" table:formula="of:=IF([.$U101]&lt;&gt;&quot;&quot;;CONCATENATE(&quot;,{ModeAlt2,&quot;&quot;&quot;;[.$U101];&quot;&quot;&quot;}&quot;);&quot;&quot;)">
            <text:p/>
          </table:table-cell>
          <table:table-cell table:style-name="ce65" table:formula="of:=IF([.$V101]&lt;&gt;&quot;&quot;;CONCATENATE(&quot;,{ModeAlt3,&quot;&quot;&quot;;[.$V101];&quot;&quot;&quot;}&quot;);&quot;&quot;)">
            <text:p/>
          </table:table-cell>
          <table:table-cell table:style-name="ce65" table:formula="of:=IF([.$W101]&lt;&gt;&quot;&quot;;CONCATENATE(&quot;,{ModeAlt6,&quot;&quot;&quot;;[.$W101];&quot;&quot;&quot;}&quot;);&quot;&quot;)">
            <text:p/>
          </table:table-cell>
          <table:table-cell table:style-name="ce65" table:formula="of:=CONCATENATE(&quot;{&quot;;[.$M101];&quot;,{&quot;;[.$N101];&quot;,&quot;;[.$O101];&quot;,&quot;;[.$P101];&quot;,&quot;;[.$Q101];&quot;,&quot;;[.$R101];&quot;},{&quot;;[.$X101];[.$Y101];[.$Z101];[.$AA101];[.$AB101];&quot;}},&quot;)" office:value-type="string" office:string-value="{TypeNotConnected,{-1,-1,-1,4,1},{{ModeInput,&quot;NC&quot;}}}," calcext:value-type="string">
            <text:p>{TypeNotConnected,{-1,-1,-1,4,1},{{ModeInput,"NC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75" calcext:value-type="float">
            <text:p>75</text:p>
          </table:table-cell>
          <table:table-cell table:style-name="ce68" office:value-type="string" calcext:value-type="string">
            <text:p>NC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4"/>
          <table:table-cell table:style-name="ce65" table:formula="of:=[.R102]+([.Q102]-1)*2" office:value-type="float" office:value="9" calcext:value-type="float">
            <text:p>9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NC</text:p>
          </table:table-cell>
          <table:table-cell table:style-name="ce43" office:value-type="string" calcext:value-type="string">
            <text:p>TypeNotConnected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102]=&quot;TypeGpio&quot;;CONCATENATE(&quot;GPIO&quot;;[.$L102]);[.$L102])" office:value-type="string" office:string-value="NC" calcext:value-type="string">
            <text:p>NC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02];&quot;&quot;&quot;}&quot;)" office:value-type="string" office:string-value="{ModeInput,&quot;NC&quot;}" calcext:value-type="string">
            <text:p>{ModeInput,"NC"}</text:p>
          </table:table-cell>
          <table:table-cell table:style-name="ce65" table:formula="of:=IF([.$T102]&lt;&gt;&quot;&quot;;CONCATENATE(&quot;,{ModeOutput,&quot;&quot;&quot;;[.$T102];&quot;&quot;&quot;}&quot;);&quot;&quot;)">
            <text:p/>
          </table:table-cell>
          <table:table-cell table:style-name="ce65" table:formula="of:=IF([.$U102]&lt;&gt;&quot;&quot;;CONCATENATE(&quot;,{ModeAlt2,&quot;&quot;&quot;;[.$U102];&quot;&quot;&quot;}&quot;);&quot;&quot;)">
            <text:p/>
          </table:table-cell>
          <table:table-cell table:style-name="ce65" table:formula="of:=IF([.$V102]&lt;&gt;&quot;&quot;;CONCATENATE(&quot;,{ModeAlt3,&quot;&quot;&quot;;[.$V102];&quot;&quot;&quot;}&quot;);&quot;&quot;)">
            <text:p/>
          </table:table-cell>
          <table:table-cell table:style-name="ce65" table:formula="of:=IF([.$W102]&lt;&gt;&quot;&quot;;CONCATENATE(&quot;,{ModeAlt6,&quot;&quot;&quot;;[.$W102];&quot;&quot;&quot;}&quot;);&quot;&quot;)">
            <text:p/>
          </table:table-cell>
          <table:table-cell table:style-name="ce65" table:formula="of:=CONCATENATE(&quot;{&quot;;[.$M102];&quot;,{&quot;;[.$N102];&quot;,&quot;;[.$O102];&quot;,&quot;;[.$P102];&quot;,&quot;;[.$Q102];&quot;,&quot;;[.$R102];&quot;},{&quot;;[.$X102];[.$Y102];[.$Z102];[.$AA102];[.$AB102];&quot;}},&quot;)" office:value-type="string" office:string-value="{TypeNotConnected,{-1,-1,-1,5,1},{{ModeInput,&quot;NC&quot;}}}," calcext:value-type="string">
            <text:p>{TypeNotConnected,{-1,-1,-1,5,1},{{ModeInput,"NC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5" calcext:value-type="float">
            <text:p>5</text:p>
          </table:table-cell>
          <table:table-cell table:style-name="ce68" office:value-type="string" calcext:value-type="string">
            <text:p>GND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03]+([.Q103]-1)*2" office:value-type="float" office:value="11" calcext:value-type="float">
            <text:p>11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GND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103]=&quot;TypeGpio&quot;;CONCATENATE(&quot;GPIO&quot;;[.$L103]);[.$L103])" office:value-type="string" office:string-value="GND" calcext:value-type="string">
            <text:p>GND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03];&quot;&quot;&quot;}&quot;)" office:value-type="string" office:string-value="{ModeInput,&quot;GND&quot;}" calcext:value-type="string">
            <text:p>{ModeInput,"GND"}</text:p>
          </table:table-cell>
          <table:table-cell table:style-name="ce65" table:formula="of:=IF([.$T103]&lt;&gt;&quot;&quot;;CONCATENATE(&quot;,{ModeOutput,&quot;&quot;&quot;;[.$T103];&quot;&quot;&quot;}&quot;);&quot;&quot;)">
            <text:p/>
          </table:table-cell>
          <table:table-cell table:style-name="ce65" table:formula="of:=IF([.$U103]&lt;&gt;&quot;&quot;;CONCATENATE(&quot;,{ModeAlt2,&quot;&quot;&quot;;[.$U103];&quot;&quot;&quot;}&quot;);&quot;&quot;)">
            <text:p/>
          </table:table-cell>
          <table:table-cell table:style-name="ce65" table:formula="of:=IF([.$V103]&lt;&gt;&quot;&quot;;CONCATENATE(&quot;,{ModeAlt3,&quot;&quot;&quot;;[.$V103];&quot;&quot;&quot;}&quot;);&quot;&quot;)">
            <text:p/>
          </table:table-cell>
          <table:table-cell table:style-name="ce65" table:formula="of:=IF([.$W103]&lt;&gt;&quot;&quot;;CONCATENATE(&quot;,{ModeAlt6,&quot;&quot;&quot;;[.$W103];&quot;&quot;&quot;}&quot;);&quot;&quot;)">
            <text:p/>
          </table:table-cell>
          <table:table-cell table:style-name="ce65" table:formula="of:=CONCATENATE(&quot;{&quot;;[.$M103];&quot;,{&quot;;[.$N103];&quot;,&quot;;[.$O103];&quot;,&quot;;[.$P103];&quot;,&quot;;[.$Q103];&quot;,&quot;;[.$R103];&quot;},{&quot;;[.$X103];[.$Y103];[.$Z103];[.$AA103];[.$AB103];&quot;}},&quot;)" office:value-type="string" office:string-value="{TypePower,{-1,-1,-1,6,1},{{ModeInput,&quot;GND&quot;}}}," calcext:value-type="string">
            <text:p>{TypePower,{-1,-1,-1,6,1},{{ModeInput,"GND"}}},</text:p>
          </table:table-cell>
          <table:table-cell table:style-name="ce87" table:number-columns-repeated="995"/>
        </table:table-row>
        <table:table-row table:style-name="ro1">
          <table:table-cell table:style-name="Default" office:value-type="float" office:value="76" calcext:value-type="float">
            <text:p>76</text:p>
          </table:table-cell>
          <table:table-cell table:style-name="ce69" office:value-type="string" calcext:value-type="string">
            <text:p>USB-DP3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04]+([.Q104]-1)*2" office:value-type="float" office:value="13" calcext:value-type="float">
            <text:p>13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USB-DP3</text:p>
          </table:table-cell>
          <table:table-cell table:style-name="ce74" office:value-type="string" calcext:value-type="string">
            <text:p>TypeUsb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1" calcext:value-type="float">
            <text:p>1</text:p>
          </table:table-cell>
          <table:table-cell table:style-name="ce85" table:formula="of:=IF([.$M104]=&quot;TypeGpio&quot;;CONCATENATE(&quot;GPIO&quot;;[.$L104]);[.$L104])" office:value-type="string" office:string-value="USB-DP3" calcext:value-type="string">
            <text:p>USB-DP3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04];&quot;&quot;&quot;}&quot;)" office:value-type="string" office:string-value="{ModeInput,&quot;USB-DP3&quot;}" calcext:value-type="string">
            <text:p>{ModeInput,"USB-DP3"}</text:p>
          </table:table-cell>
          <table:table-cell table:style-name="ce74" table:formula="of:=IF([.$T104]&lt;&gt;&quot;&quot;;CONCATENATE(&quot;,{ModeOutput,&quot;&quot;&quot;;[.$T104];&quot;&quot;&quot;}&quot;);&quot;&quot;)">
            <text:p/>
          </table:table-cell>
          <table:table-cell table:style-name="ce74" table:formula="of:=IF([.$U104]&lt;&gt;&quot;&quot;;CONCATENATE(&quot;,{ModeAlt2,&quot;&quot;&quot;;[.$U104];&quot;&quot;&quot;}&quot;);&quot;&quot;)">
            <text:p/>
          </table:table-cell>
          <table:table-cell table:style-name="ce74" table:formula="of:=IF([.$V104]&lt;&gt;&quot;&quot;;CONCATENATE(&quot;,{ModeAlt3,&quot;&quot;&quot;;[.$V104];&quot;&quot;&quot;}&quot;);&quot;&quot;)">
            <text:p/>
          </table:table-cell>
          <table:table-cell table:style-name="ce74" table:formula="of:=IF([.$W104]&lt;&gt;&quot;&quot;;CONCATENATE(&quot;,{ModeAlt6,&quot;&quot;&quot;;[.$W104];&quot;&quot;&quot;}&quot;);&quot;&quot;)">
            <text:p/>
          </table:table-cell>
          <table:table-cell table:style-name="ce74" table:formula="of:=CONCATENATE(&quot;{&quot;;[.$M104];&quot;,{&quot;;[.$N104];&quot;,&quot;;[.$O104];&quot;,&quot;;[.$P104];&quot;,&quot;;[.$Q104];&quot;,&quot;;[.$R104];&quot;},{&quot;;[.$X104];[.$Y104];[.$Z104];[.$AA104];[.$AB104];&quot;}},&quot;)" office:value-type="string" office:string-value="{TypeUsb,{-1,-1,-1,7,1},{{ModeInput,&quot;USB-DP3&quot;}}}," calcext:value-type="string">
            <text:p>{TypeUsb,{-1,-1,-1,7,1},{{ModeInput,"USB-DP3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77" calcext:value-type="float">
            <text:p>77</text:p>
          </table:table-cell>
          <table:table-cell table:style-name="ce69" office:value-type="string" calcext:value-type="string">
            <text:p>USB-DM3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05]+([.Q105]-1)*2" office:value-type="float" office:value="15" calcext:value-type="float">
            <text:p>15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USB-DM3</text:p>
          </table:table-cell>
          <table:table-cell table:style-name="ce74" office:value-type="string" calcext:value-type="string">
            <text:p>TypeUsb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1" calcext:value-type="float">
            <text:p>1</text:p>
          </table:table-cell>
          <table:table-cell table:style-name="ce85" table:formula="of:=IF([.$M105]=&quot;TypeGpio&quot;;CONCATENATE(&quot;GPIO&quot;;[.$L105]);[.$L105])" office:value-type="string" office:string-value="USB-DM3" calcext:value-type="string">
            <text:p>USB-DM3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05];&quot;&quot;&quot;}&quot;)" office:value-type="string" office:string-value="{ModeInput,&quot;USB-DM3&quot;}" calcext:value-type="string">
            <text:p>{ModeInput,"USB-DM3"}</text:p>
          </table:table-cell>
          <table:table-cell table:style-name="ce74" table:formula="of:=IF([.$T105]&lt;&gt;&quot;&quot;;CONCATENATE(&quot;,{ModeOutput,&quot;&quot;&quot;;[.$T105];&quot;&quot;&quot;}&quot;);&quot;&quot;)">
            <text:p/>
          </table:table-cell>
          <table:table-cell table:style-name="ce74" table:formula="of:=IF([.$U105]&lt;&gt;&quot;&quot;;CONCATENATE(&quot;,{ModeAlt2,&quot;&quot;&quot;;[.$U105];&quot;&quot;&quot;}&quot;);&quot;&quot;)">
            <text:p/>
          </table:table-cell>
          <table:table-cell table:style-name="ce74" table:formula="of:=IF([.$V105]&lt;&gt;&quot;&quot;;CONCATENATE(&quot;,{ModeAlt3,&quot;&quot;&quot;;[.$V105];&quot;&quot;&quot;}&quot;);&quot;&quot;)">
            <text:p/>
          </table:table-cell>
          <table:table-cell table:style-name="ce74" table:formula="of:=IF([.$W105]&lt;&gt;&quot;&quot;;CONCATENATE(&quot;,{ModeAlt6,&quot;&quot;&quot;;[.$W105];&quot;&quot;&quot;}&quot;);&quot;&quot;)">
            <text:p/>
          </table:table-cell>
          <table:table-cell table:style-name="ce74" table:formula="of:=CONCATENATE(&quot;{&quot;;[.$M105];&quot;,{&quot;;[.$N105];&quot;,&quot;;[.$O105];&quot;,&quot;;[.$P105];&quot;,&quot;;[.$Q105];&quot;,&quot;;[.$R105];&quot;},{&quot;;[.$X105];[.$Y105];[.$Z105];[.$AA105];[.$AB105];&quot;}},&quot;)" office:value-type="string" office:string-value="{TypeUsb,{-1,-1,-1,8,1},{{ModeInput,&quot;USB-DM3&quot;}}}," calcext:value-type="string">
            <text:p>{TypeUsb,{-1,-1,-1,8,1},{{ModeInput,"USB-DM3"}}},</text:p>
          </table:table-cell>
          <table:table-cell table:style-name="ce88" table:number-columns-repeated="995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8" office:value-type="string" calcext:value-type="string">
            <text:p>VDD_5V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06]+([.Q106]-1)*2" office:value-type="float" office:value="17" calcext:value-type="float">
            <text:p>17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5V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106]=&quot;TypeGpio&quot;;CONCATENATE(&quot;GPIO&quot;;[.$L106]);[.$L106])" office:value-type="string" office:string-value="5V" calcext:value-type="string">
            <text:p>5V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06];&quot;&quot;&quot;}&quot;)" office:value-type="string" office:string-value="{ModeInput,&quot;5V&quot;}" calcext:value-type="string">
            <text:p>{ModeInput,"5V"}</text:p>
          </table:table-cell>
          <table:table-cell table:style-name="ce65" table:formula="of:=IF([.$T106]&lt;&gt;&quot;&quot;;CONCATENATE(&quot;,{ModeOutput,&quot;&quot;&quot;;[.$T106];&quot;&quot;&quot;}&quot;);&quot;&quot;)">
            <text:p/>
          </table:table-cell>
          <table:table-cell table:style-name="ce65" table:formula="of:=IF([.$U106]&lt;&gt;&quot;&quot;;CONCATENATE(&quot;,{ModeAlt2,&quot;&quot;&quot;;[.$U106];&quot;&quot;&quot;}&quot;);&quot;&quot;)">
            <text:p/>
          </table:table-cell>
          <table:table-cell table:style-name="ce65" table:formula="of:=IF([.$V106]&lt;&gt;&quot;&quot;;CONCATENATE(&quot;,{ModeAlt3,&quot;&quot;&quot;;[.$V106];&quot;&quot;&quot;}&quot;);&quot;&quot;)">
            <text:p/>
          </table:table-cell>
          <table:table-cell table:style-name="ce65" table:formula="of:=IF([.$W106]&lt;&gt;&quot;&quot;;CONCATENATE(&quot;,{ModeAlt6,&quot;&quot;&quot;;[.$W106];&quot;&quot;&quot;}&quot;);&quot;&quot;)">
            <text:p/>
          </table:table-cell>
          <table:table-cell table:style-name="ce65" table:formula="of:=CONCATENATE(&quot;{&quot;;[.$M106];&quot;,{&quot;;[.$N106];&quot;,&quot;;[.$O106];&quot;,&quot;;[.$P106];&quot;,&quot;;[.$Q106];&quot;,&quot;;[.$R106];&quot;},{&quot;;[.$X106];[.$Y106];[.$Z106];[.$AA106];[.$AB106];&quot;}},&quot;)" office:value-type="string" office:string-value="{TypePower,{-1,-1,-1,9,1},{{ModeInput,&quot;5V&quot;}}}," calcext:value-type="string">
            <text:p>{TypePower,{-1,-1,-1,9,1},{{ModeInput,"5V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8" office:value-type="string" calcext:value-type="string">
            <text:p>VDD_5V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07]+([.Q107]-1)*2" office:value-type="float" office:value="19" calcext:value-type="float">
            <text:p>19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5V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107]=&quot;TypeGpio&quot;;CONCATENATE(&quot;GPIO&quot;;[.$L107]);[.$L107])" office:value-type="string" office:string-value="5V" calcext:value-type="string">
            <text:p>5V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07];&quot;&quot;&quot;}&quot;)" office:value-type="string" office:string-value="{ModeInput,&quot;5V&quot;}" calcext:value-type="string">
            <text:p>{ModeInput,"5V"}</text:p>
          </table:table-cell>
          <table:table-cell table:style-name="ce65" table:formula="of:=IF([.$T107]&lt;&gt;&quot;&quot;;CONCATENATE(&quot;,{ModeOutput,&quot;&quot;&quot;;[.$T107];&quot;&quot;&quot;}&quot;);&quot;&quot;)">
            <text:p/>
          </table:table-cell>
          <table:table-cell table:style-name="ce65" table:formula="of:=IF([.$U107]&lt;&gt;&quot;&quot;;CONCATENATE(&quot;,{ModeAlt2,&quot;&quot;&quot;;[.$U107];&quot;&quot;&quot;}&quot;);&quot;&quot;)">
            <text:p/>
          </table:table-cell>
          <table:table-cell table:style-name="ce65" table:formula="of:=IF([.$V107]&lt;&gt;&quot;&quot;;CONCATENATE(&quot;,{ModeAlt3,&quot;&quot;&quot;;[.$V107];&quot;&quot;&quot;}&quot;);&quot;&quot;)">
            <text:p/>
          </table:table-cell>
          <table:table-cell table:style-name="ce65" table:formula="of:=IF([.$W107]&lt;&gt;&quot;&quot;;CONCATENATE(&quot;,{ModeAlt6,&quot;&quot;&quot;;[.$W107];&quot;&quot;&quot;}&quot;);&quot;&quot;)">
            <text:p/>
          </table:table-cell>
          <table:table-cell table:style-name="ce65" table:formula="of:=CONCATENATE(&quot;{&quot;;[.$M107];&quot;,{&quot;;[.$N107];&quot;,&quot;;[.$O107];&quot;,&quot;;[.$P107];&quot;,&quot;;[.$Q107];&quot;,&quot;;[.$R107];&quot;},{&quot;;[.$X107];[.$Y107];[.$Z107];[.$AA107];[.$AB107];&quot;}},&quot;)" office:value-type="string" office:string-value="{TypePower,{-1,-1,-1,10,1},{{ModeInput,&quot;5V&quot;}}}," calcext:value-type="string">
            <text:p>{TypePower,{-1,-1,-1,10,1},{{ModeInput,"5V"}}},</text:p>
          </table:table-cell>
          <table:table-cell table:style-name="ce87" table:number-columns-repeated="995"/>
        </table:table-row>
        <table:table-row table:style-name="ro1">
          <table:table-cell table:style-name="Default" office:value-type="float" office:value="83" calcext:value-type="float">
            <text:p>83</text:p>
          </table:table-cell>
          <table:table-cell table:style-name="ce69" office:value-type="string" calcext:value-type="string">
            <text:p>SPEED_LED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08]+([.Q108]-1)*2" office:value-type="float" office:value="2" calcext:value-type="float">
            <text:p>2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SPD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108]=&quot;TypeGpio&quot;;CONCATENATE(&quot;GPIO&quot;;[.$L108]);[.$L108])" office:value-type="string" office:string-value="NET-SPD" calcext:value-type="string">
            <text:p>NET-SPD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08];&quot;&quot;&quot;}&quot;)" office:value-type="string" office:string-value="{ModeInput,&quot;NET-SPD&quot;}" calcext:value-type="string">
            <text:p>{ModeInput,"NET-SPD"}</text:p>
          </table:table-cell>
          <table:table-cell table:style-name="ce74" table:formula="of:=IF([.$T108]&lt;&gt;&quot;&quot;;CONCATENATE(&quot;,{ModeOutput,&quot;&quot;&quot;;[.$T108];&quot;&quot;&quot;}&quot;);&quot;&quot;)">
            <text:p/>
          </table:table-cell>
          <table:table-cell table:style-name="ce74" table:formula="of:=IF([.$U108]&lt;&gt;&quot;&quot;;CONCATENATE(&quot;,{ModeAlt2,&quot;&quot;&quot;;[.$U108];&quot;&quot;&quot;}&quot;);&quot;&quot;)">
            <text:p/>
          </table:table-cell>
          <table:table-cell table:style-name="ce74" table:formula="of:=IF([.$V108]&lt;&gt;&quot;&quot;;CONCATENATE(&quot;,{ModeAlt3,&quot;&quot;&quot;;[.$V108];&quot;&quot;&quot;}&quot;);&quot;&quot;)">
            <text:p/>
          </table:table-cell>
          <table:table-cell table:style-name="ce74" table:formula="of:=IF([.$W108]&lt;&gt;&quot;&quot;;CONCATENATE(&quot;,{ModeAlt6,&quot;&quot;&quot;;[.$W108];&quot;&quot;&quot;}&quot;);&quot;&quot;)">
            <text:p/>
          </table:table-cell>
          <table:table-cell table:style-name="ce74" table:formula="of:=CONCATENATE(&quot;{&quot;;[.$M108];&quot;,{&quot;;[.$N108];&quot;,&quot;;[.$O108];&quot;,&quot;;[.$P108];&quot;,&quot;;[.$Q108];&quot;,&quot;;[.$R108];&quot;},{&quot;;[.$X108];[.$Y108];[.$Z108];[.$AA108];[.$AB108];&quot;}},&quot;)" office:value-type="string" office:string-value="{TypeNet,{-1,-1,-1,1,2},{{ModeInput,&quot;NET-SPD&quot;}}}," calcext:value-type="string">
            <text:p>{TypeNet,{-1,-1,-1,1,2},{{ModeInput,"NET-SPD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86" calcext:value-type="float">
            <text:p>86</text:p>
          </table:table-cell>
          <table:table-cell table:style-name="ce69" office:value-type="string" calcext:value-type="string">
            <text:p>EPHY-TXN</text:p>
          </table:table-cell>
          <table:table-cell table:style-name="ce73" office:value-type="string" calcext:value-type="string">
            <text:p>X</text:p>
          </table:table-cell>
          <table:table-cell table:style-name="ce73" table:number-columns-repeated="4"/>
          <table:table-cell table:style-name="ce74" table:formula="of:=[.R109]+([.Q109]-1)*2" office:value-type="float" office:value="4" calcext:value-type="float">
            <text:p>4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TXN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number-columns-repeated="2" table:style-name="ce74" office:value-type="float" office:value="2" calcext:value-type="float">
            <text:p>2</text:p>
          </table:table-cell>
          <table:table-cell table:style-name="ce85" table:formula="of:=IF([.$M109]=&quot;TypeGpio&quot;;CONCATENATE(&quot;GPIO&quot;;[.$L109]);[.$L109])" office:value-type="string" office:string-value="NET-TXN" calcext:value-type="string">
            <text:p>NET-TXN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09];&quot;&quot;&quot;}&quot;)" office:value-type="string" office:string-value="{ModeInput,&quot;NET-TXN&quot;}" calcext:value-type="string">
            <text:p>{ModeInput,"NET-TXN"}</text:p>
          </table:table-cell>
          <table:table-cell table:style-name="ce74" table:formula="of:=IF([.$T109]&lt;&gt;&quot;&quot;;CONCATENATE(&quot;,{ModeOutput,&quot;&quot;&quot;;[.$T109];&quot;&quot;&quot;}&quot;);&quot;&quot;)">
            <text:p/>
          </table:table-cell>
          <table:table-cell table:style-name="ce74" table:formula="of:=IF([.$U109]&lt;&gt;&quot;&quot;;CONCATENATE(&quot;,{ModeAlt2,&quot;&quot;&quot;;[.$U109];&quot;&quot;&quot;}&quot;);&quot;&quot;)">
            <text:p/>
          </table:table-cell>
          <table:table-cell table:style-name="ce74" table:formula="of:=IF([.$V109]&lt;&gt;&quot;&quot;;CONCATENATE(&quot;,{ModeAlt3,&quot;&quot;&quot;;[.$V109];&quot;&quot;&quot;}&quot;);&quot;&quot;)">
            <text:p/>
          </table:table-cell>
          <table:table-cell table:style-name="ce74" table:formula="of:=IF([.$W109]&lt;&gt;&quot;&quot;;CONCATENATE(&quot;,{ModeAlt6,&quot;&quot;&quot;;[.$W109];&quot;&quot;&quot;}&quot;);&quot;&quot;)">
            <text:p/>
          </table:table-cell>
          <table:table-cell table:style-name="ce74" table:formula="of:=CONCATENATE(&quot;{&quot;;[.$M109];&quot;,{&quot;;[.$N109];&quot;,&quot;;[.$O109];&quot;,&quot;;[.$P109];&quot;,&quot;;[.$Q109];&quot;,&quot;;[.$R109];&quot;},{&quot;;[.$X109];[.$Y109];[.$Z109];[.$AA109];[.$AB109];&quot;}},&quot;)" office:value-type="string" office:string-value="{TypeNet,{-1,-1,-1,2,2},{{ModeInput,&quot;NET-TXN&quot;}}}," calcext:value-type="string">
            <text:p>{TypeNet,{-1,-1,-1,2,2},{{ModeInput,"NET-TXN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87" calcext:value-type="float">
            <text:p>87</text:p>
          </table:table-cell>
          <table:table-cell table:style-name="ce69" office:value-type="string" calcext:value-type="string">
            <text:p>EPHY-RXN</text:p>
          </table:table-cell>
          <table:table-cell table:style-name="ce73" office:value-type="string" calcext:value-type="string">
            <text:p>X</text:p>
          </table:table-cell>
          <table:table-cell table:style-name="ce73" table:number-columns-repeated="4"/>
          <table:table-cell table:style-name="ce74" table:formula="of:=[.R110]+([.Q110]-1)*2" office:value-type="float" office:value="6" calcext:value-type="float">
            <text:p>6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RXN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110]=&quot;TypeGpio&quot;;CONCATENATE(&quot;GPIO&quot;;[.$L110]);[.$L110])" office:value-type="string" office:string-value="NET-RXN" calcext:value-type="string">
            <text:p>NET-RXN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10];&quot;&quot;&quot;}&quot;)" office:value-type="string" office:string-value="{ModeInput,&quot;NET-RXN&quot;}" calcext:value-type="string">
            <text:p>{ModeInput,"NET-RXN"}</text:p>
          </table:table-cell>
          <table:table-cell table:style-name="ce74" table:formula="of:=IF([.$T110]&lt;&gt;&quot;&quot;;CONCATENATE(&quot;,{ModeOutput,&quot;&quot;&quot;;[.$T110];&quot;&quot;&quot;}&quot;);&quot;&quot;)">
            <text:p/>
          </table:table-cell>
          <table:table-cell table:style-name="ce74" table:formula="of:=IF([.$U110]&lt;&gt;&quot;&quot;;CONCATENATE(&quot;,{ModeAlt2,&quot;&quot;&quot;;[.$U110];&quot;&quot;&quot;}&quot;);&quot;&quot;)">
            <text:p/>
          </table:table-cell>
          <table:table-cell table:style-name="ce74" table:formula="of:=IF([.$V110]&lt;&gt;&quot;&quot;;CONCATENATE(&quot;,{ModeAlt3,&quot;&quot;&quot;;[.$V110];&quot;&quot;&quot;}&quot;);&quot;&quot;)">
            <text:p/>
          </table:table-cell>
          <table:table-cell table:style-name="ce74" table:formula="of:=IF([.$W110]&lt;&gt;&quot;&quot;;CONCATENATE(&quot;,{ModeAlt6,&quot;&quot;&quot;;[.$W110];&quot;&quot;&quot;}&quot;);&quot;&quot;)">
            <text:p/>
          </table:table-cell>
          <table:table-cell table:style-name="ce74" table:formula="of:=CONCATENATE(&quot;{&quot;;[.$M110];&quot;,{&quot;;[.$N110];&quot;,&quot;;[.$O110];&quot;,&quot;;[.$P110];&quot;,&quot;;[.$Q110];&quot;,&quot;;[.$R110];&quot;},{&quot;;[.$X110];[.$Y110];[.$Z110];[.$AA110];[.$AB110];&quot;}},&quot;)" office:value-type="string" office:string-value="{TypeNet,{-1,-1,-1,3,2},{{ModeInput,&quot;NET-RXN&quot;}}}," calcext:value-type="string">
            <text:p>{TypeNet,{-1,-1,-1,3,2},{{ModeInput,"NET-RXN"}}},</text:p>
          </table:table-cell>
          <table:table-cell table:style-name="ce88" table:number-columns-repeated="995"/>
        </table:table-row>
        <table:table-row table:style-name="ro1">
          <table:table-cell table:style-name="ce65" office:value-type="float" office:value="75" calcext:value-type="float">
            <text:p>75</text:p>
          </table:table-cell>
          <table:table-cell table:style-name="ce68" office:value-type="string" calcext:value-type="string">
            <text:p>NC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4"/>
          <table:table-cell table:style-name="ce65" table:formula="of:=[.R111]+([.Q111]-1)*2" office:value-type="float" office:value="8" calcext:value-type="float">
            <text:p>8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NC</text:p>
          </table:table-cell>
          <table:table-cell table:style-name="ce43" office:value-type="string" calcext:value-type="string">
            <text:p>TypeNotConnected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111]=&quot;TypeGpio&quot;;CONCATENATE(&quot;GPIO&quot;;[.$L111]);[.$L111])" office:value-type="string" office:string-value="NC" calcext:value-type="string">
            <text:p>NC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11];&quot;&quot;&quot;}&quot;)" office:value-type="string" office:string-value="{ModeInput,&quot;NC&quot;}" calcext:value-type="string">
            <text:p>{ModeInput,"NC"}</text:p>
          </table:table-cell>
          <table:table-cell table:style-name="ce65" table:formula="of:=IF([.$T111]&lt;&gt;&quot;&quot;;CONCATENATE(&quot;,{ModeOutput,&quot;&quot;&quot;;[.$T111];&quot;&quot;&quot;}&quot;);&quot;&quot;)">
            <text:p/>
          </table:table-cell>
          <table:table-cell table:style-name="ce65" table:formula="of:=IF([.$U111]&lt;&gt;&quot;&quot;;CONCATENATE(&quot;,{ModeAlt2,&quot;&quot;&quot;;[.$U111];&quot;&quot;&quot;}&quot;);&quot;&quot;)">
            <text:p/>
          </table:table-cell>
          <table:table-cell table:style-name="ce65" table:formula="of:=IF([.$V111]&lt;&gt;&quot;&quot;;CONCATENATE(&quot;,{ModeAlt3,&quot;&quot;&quot;;[.$V111];&quot;&quot;&quot;}&quot;);&quot;&quot;)">
            <text:p/>
          </table:table-cell>
          <table:table-cell table:style-name="ce65" table:formula="of:=IF([.$W111]&lt;&gt;&quot;&quot;;CONCATENATE(&quot;,{ModeAlt6,&quot;&quot;&quot;;[.$W111];&quot;&quot;&quot;}&quot;);&quot;&quot;)">
            <text:p/>
          </table:table-cell>
          <table:table-cell table:style-name="ce65" table:formula="of:=CONCATENATE(&quot;{&quot;;[.$M111];&quot;,{&quot;;[.$N111];&quot;,&quot;;[.$O111];&quot;,&quot;;[.$P111];&quot;,&quot;;[.$Q111];&quot;,&quot;;[.$R111];&quot;},{&quot;;[.$X111];[.$Y111];[.$Z111];[.$AA111];[.$AB111];&quot;}},&quot;)" office:value-type="string" office:string-value="{TypeNotConnected,{-1,-1,-1,4,2},{{ModeInput,&quot;NC&quot;}}}," calcext:value-type="string">
            <text:p>{TypeNotConnected,{-1,-1,-1,4,2},{{ModeInput,"NC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75" calcext:value-type="float">
            <text:p>75</text:p>
          </table:table-cell>
          <table:table-cell table:style-name="ce68" office:value-type="string" calcext:value-type="string">
            <text:p>NC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4"/>
          <table:table-cell table:style-name="ce65" table:formula="of:=[.R112]+([.Q112]-1)*2" office:value-type="float" office:value="10" calcext:value-type="float">
            <text:p>10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NC</text:p>
          </table:table-cell>
          <table:table-cell table:style-name="ce43" office:value-type="string" calcext:value-type="string">
            <text:p>TypeNotConnected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112]=&quot;TypeGpio&quot;;CONCATENATE(&quot;GPIO&quot;;[.$L112]);[.$L112])" office:value-type="string" office:string-value="NC" calcext:value-type="string">
            <text:p>NC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12];&quot;&quot;&quot;}&quot;)" office:value-type="string" office:string-value="{ModeInput,&quot;NC&quot;}" calcext:value-type="string">
            <text:p>{ModeInput,"NC"}</text:p>
          </table:table-cell>
          <table:table-cell table:style-name="ce65" table:formula="of:=IF([.$T112]&lt;&gt;&quot;&quot;;CONCATENATE(&quot;,{ModeOutput,&quot;&quot;&quot;;[.$T112];&quot;&quot;&quot;}&quot;);&quot;&quot;)">
            <text:p/>
          </table:table-cell>
          <table:table-cell table:style-name="ce65" table:formula="of:=IF([.$U112]&lt;&gt;&quot;&quot;;CONCATENATE(&quot;,{ModeAlt2,&quot;&quot;&quot;;[.$U112];&quot;&quot;&quot;}&quot;);&quot;&quot;)">
            <text:p/>
          </table:table-cell>
          <table:table-cell table:style-name="ce65" table:formula="of:=IF([.$V112]&lt;&gt;&quot;&quot;;CONCATENATE(&quot;,{ModeAlt3,&quot;&quot;&quot;;[.$V112];&quot;&quot;&quot;}&quot;);&quot;&quot;)">
            <text:p/>
          </table:table-cell>
          <table:table-cell table:style-name="ce65" table:formula="of:=IF([.$W112]&lt;&gt;&quot;&quot;;CONCATENATE(&quot;,{ModeAlt6,&quot;&quot;&quot;;[.$W112];&quot;&quot;&quot;}&quot;);&quot;&quot;)">
            <text:p/>
          </table:table-cell>
          <table:table-cell table:style-name="ce65" table:formula="of:=CONCATENATE(&quot;{&quot;;[.$M112];&quot;,{&quot;;[.$N112];&quot;,&quot;;[.$O112];&quot;,&quot;;[.$P112];&quot;,&quot;;[.$Q112];&quot;,&quot;;[.$R112];&quot;},{&quot;;[.$X112];[.$Y112];[.$Z112];[.$AA112];[.$AB112];&quot;}},&quot;)" office:value-type="string" office:string-value="{TypeNotConnected,{-1,-1,-1,5,2},{{ModeInput,&quot;NC&quot;}}}," calcext:value-type="string">
            <text:p>{TypeNotConnected,{-1,-1,-1,5,2},{{ModeInput,"NC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5" calcext:value-type="float">
            <text:p>5</text:p>
          </table:table-cell>
          <table:table-cell table:style-name="ce68" office:value-type="string" calcext:value-type="string">
            <text:p>GND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13]+([.Q113]-1)*2" office:value-type="float" office:value="12" calcext:value-type="float">
            <text:p>12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GND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113]=&quot;TypeGpio&quot;;CONCATENATE(&quot;GPIO&quot;;[.$L113]);[.$L113])" office:value-type="string" office:string-value="GND" calcext:value-type="string">
            <text:p>GND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13];&quot;&quot;&quot;}&quot;)" office:value-type="string" office:string-value="{ModeInput,&quot;GND&quot;}" calcext:value-type="string">
            <text:p>{ModeInput,"GND"}</text:p>
          </table:table-cell>
          <table:table-cell table:style-name="ce65" table:formula="of:=IF([.$T113]&lt;&gt;&quot;&quot;;CONCATENATE(&quot;,{ModeOutput,&quot;&quot;&quot;;[.$T113];&quot;&quot;&quot;}&quot;);&quot;&quot;)">
            <text:p/>
          </table:table-cell>
          <table:table-cell table:style-name="ce65" table:formula="of:=IF([.$U113]&lt;&gt;&quot;&quot;;CONCATENATE(&quot;,{ModeAlt2,&quot;&quot;&quot;;[.$U113];&quot;&quot;&quot;}&quot;);&quot;&quot;)">
            <text:p/>
          </table:table-cell>
          <table:table-cell table:style-name="ce65" table:formula="of:=IF([.$V113]&lt;&gt;&quot;&quot;;CONCATENATE(&quot;,{ModeAlt3,&quot;&quot;&quot;;[.$V113];&quot;&quot;&quot;}&quot;);&quot;&quot;)">
            <text:p/>
          </table:table-cell>
          <table:table-cell table:style-name="ce65" table:formula="of:=IF([.$W113]&lt;&gt;&quot;&quot;;CONCATENATE(&quot;,{ModeAlt6,&quot;&quot;&quot;;[.$W113];&quot;&quot;&quot;}&quot;);&quot;&quot;)">
            <text:p/>
          </table:table-cell>
          <table:table-cell table:style-name="ce65" table:formula="of:=CONCATENATE(&quot;{&quot;;[.$M113];&quot;,{&quot;;[.$N113];&quot;,&quot;;[.$O113];&quot;,&quot;;[.$P113];&quot;,&quot;;[.$Q113];&quot;,&quot;;[.$R113];&quot;},{&quot;;[.$X113];[.$Y113];[.$Z113];[.$AA113];[.$AB113];&quot;}},&quot;)" office:value-type="string" office:string-value="{TypePower,{-1,-1,-1,6,2},{{ModeInput,&quot;GND&quot;}}}," calcext:value-type="string">
            <text:p>{TypePower,{-1,-1,-1,6,2},{{ModeInput,"GND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6" calcext:value-type="float">
            <text:p>66</text:p>
          </table:table-cell>
          <table:table-cell table:style-name="ce66" office:value-type="string" calcext:value-type="string">
            <text:p>GPIOA7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14]+([.Q114]-1)*2" office:value-type="float" office:value="14" calcext:value-type="float">
            <text:p>14</text:p>
          </table:table-cell>
          <table:table-cell table:style-name="ce72" office:value-type="string" calcext:value-type="string">
            <text:p>J3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7" calcext:value-type="float">
            <text:p>7</text:p>
          </table:table-cell>
          <table:table-cell table:style-name="ce66" table:formula="of:=CONCATENATE([.J114];[.K114])" office:value-type="string" office:string-value="A7" calcext:value-type="string">
            <text:p>A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2" calcext:value-type="float">
            <text:p>2</text:p>
          </table:table-cell>
          <table:table-cell table:style-name="ce83" table:formula="of:=IF([.$M114]=&quot;TypeGpio&quot;;CONCATENATE(&quot;GPIO&quot;;[.$L114]);[.$L114])" office:value-type="string" office:string-value="GPIOA7" calcext:value-type="string">
            <text:p>GPIOA7</text:p>
          </table:table-cell>
          <table:table-cell table:style-name="ce83" table:formula="of:=IF([.$M114]=&quot;TypeGpio&quot;;CONCATENATE(&quot;GPIO&quot;;[.$L114]);&quot;&quot;)" office:value-type="string" office:string-value="GPIOA7" calcext:value-type="string">
            <text:p>GPIOA7</text:p>
          </table:table-cell>
          <table:table-cell table:style-name="ce43" office:value-type="string" calcext:value-type="string">
            <text:p>SIMCLK</text:p>
          </table:table-cell>
          <table:table-cell table:style-name="ce43"/>
          <table:table-cell table:style-name="ce43" office:value-type="string" calcext:value-type="string">
            <text:p>PAEINT7</text:p>
          </table:table-cell>
          <table:table-cell table:style-name="ce65" table:formula="of:=CONCATENATE(&quot;{ModeInput,&quot;&quot;&quot;;[.$S114];&quot;&quot;&quot;}&quot;)" office:value-type="string" office:string-value="{ModeInput,&quot;GPIOA7&quot;}" calcext:value-type="string">
            <text:p>{ModeInput,"GPIOA7"}</text:p>
          </table:table-cell>
          <table:table-cell table:style-name="ce65" table:formula="of:=IF([.$T114]&lt;&gt;&quot;&quot;;CONCATENATE(&quot;,{ModeOutput,&quot;&quot;&quot;;[.$T114];&quot;&quot;&quot;}&quot;);&quot;&quot;)" office:value-type="string" office:string-value=",{ModeOutput,&quot;GPIOA7&quot;}" calcext:value-type="string">
            <text:p>,{ModeOutput,"GPIOA7"}</text:p>
          </table:table-cell>
          <table:table-cell table:style-name="ce65" table:formula="of:=IF([.$U114]&lt;&gt;&quot;&quot;;CONCATENATE(&quot;,{ModeAlt2,&quot;&quot;&quot;;[.$U114];&quot;&quot;&quot;}&quot;);&quot;&quot;)" office:value-type="string" office:string-value=",{ModeAlt2,&quot;SIMCLK&quot;}" calcext:value-type="string">
            <text:p>,{ModeAlt2,"SIMCLK"}</text:p>
          </table:table-cell>
          <table:table-cell table:style-name="ce65" table:formula="of:=IF([.$V114]&lt;&gt;&quot;&quot;;CONCATENATE(&quot;,{ModeAlt3,&quot;&quot;&quot;;[.$V114];&quot;&quot;&quot;}&quot;);&quot;&quot;)">
            <text:p/>
          </table:table-cell>
          <table:table-cell table:style-name="ce65" table:formula="of:=IF([.$W114]&lt;&gt;&quot;&quot;;CONCATENATE(&quot;,{ModeAlt6,&quot;&quot;&quot;;[.$W114];&quot;&quot;&quot;}&quot;);&quot;&quot;)" office:value-type="string" office:string-value=",{ModeAlt6,&quot;PAEINT7&quot;}" calcext:value-type="string">
            <text:p>,{ModeAlt6,"PAEINT7"}</text:p>
          </table:table-cell>
          <table:table-cell table:style-name="ce65" table:formula="of:=CONCATENATE(&quot;{&quot;;[.$M114];&quot;,{&quot;;[.$N114];&quot;,&quot;;[.$O114];&quot;,&quot;;[.$P114];&quot;,&quot;;[.$Q114];&quot;,&quot;;[.$R114];&quot;},{&quot;;[.$X114];[.$Y114];[.$Z114];[.$AA114];[.$AB114];&quot;}},&quot;)" office:value-type="string" office:string-value="{TypeGpio,{26,7,7,7,2},{{ModeInput,&quot;GPIOA7&quot;},{ModeOutput,&quot;GPIOA7&quot;},{ModeAlt2,&quot;SIMCLK&quot;},{ModeAlt6,&quot;PAEINT7&quot;}}}," calcext:value-type="string">
            <text:p>{TypeGpio,{26,7,7,7,2},{{ModeInput,"GPIOA7"},{ModeOutput,"GPIOA7"},{ModeAlt2,"SIMCLK"},{ModeAlt6,"PAEINT7"}}},</text:p>
          </table:table-cell>
          <table:table-cell table:style-name="ce87" table:number-columns-repeated="995"/>
        </table:table-row>
        <table:table-row table:style-name="ro1">
          <table:table-cell table:style-name="Default" office:value-type="float" office:value="96" calcext:value-type="float">
            <text:p>96</text:p>
          </table:table-cell>
          <table:table-cell table:style-name="ce69" office:value-type="string" calcext:value-type="string">
            <text:p>PE12/CSI_SCK/TWI2_SCK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15]+([.Q115]-1)*2" office:value-type="float" office:value="16" calcext:value-type="float">
            <text:p>16</text:p>
          </table:table-cell>
          <table:table-cell table:style-name="ce73" office:value-type="string" calcext:value-type="string">
            <text:p>J3</text:p>
          </table:table-cell>
          <table:table-cell table:style-name="ce73" office:value-type="string" calcext:value-type="string">
            <text:p>E</text:p>
          </table:table-cell>
          <table:table-cell table:style-name="ce73" office:value-type="float" office:value="12" calcext:value-type="float">
            <text:p>12</text:p>
          </table:table-cell>
          <table:table-cell table:style-name="ce69" table:formula="of:=CONCATENATE([.J115];[.K115])" office:value-type="string" office:string-value="E12" calcext:value-type="string">
            <text:p>E12</text:p>
          </table:table-cell>
          <table:table-cell table:style-name="ce74" office:value-type="string" calcext:value-type="string">
            <text:p>TypeGpio</text:p>
          </table:table-cell>
          <table:table-cell table:style-name="ce78" office:value-type="float" office:value="34" calcext:value-type="float">
            <text:p>34</text:p>
          </table:table-cell>
          <table:table-cell table:style-name="ce78" office:value-type="float" office:value="69" calcext:value-type="float">
            <text:p>69</text:p>
          </table:table-cell>
          <table:table-cell table:style-name="ce78" office:value-type="float" office:value="140" calcext:value-type="float">
            <text:p>14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115]=&quot;TypeGpio&quot;;CONCATENATE(&quot;GPIO&quot;;[.$L115]);[.$L115])" office:value-type="string" office:string-value="GPIOE12" calcext:value-type="string">
            <text:p>GPIOE12</text:p>
          </table:table-cell>
          <table:table-cell table:style-name="ce85" table:formula="of:=IF([.$M115]=&quot;TypeGpio&quot;;CONCATENATE(&quot;GPIO&quot;;[.$L115]);&quot;&quot;)" office:value-type="string" office:string-value="GPIOE12" calcext:value-type="string">
            <text:p>GPIOE12</text:p>
          </table:table-cell>
          <table:table-cell table:style-name="ce74" office:value-type="string" calcext:value-type="string">
            <text:p>CSISCK</text:p>
          </table:table-cell>
          <table:table-cell table:style-name="ce74" office:value-type="string" calcext:value-type="string">
            <text:p>I2C2SCK</text:p>
          </table:table-cell>
          <table:table-cell table:style-name="ce74"/>
          <table:table-cell table:style-name="ce74" table:formula="of:=CONCATENATE(&quot;{ModeInput,&quot;&quot;&quot;;[.$S115];&quot;&quot;&quot;}&quot;)" office:value-type="string" office:string-value="{ModeInput,&quot;GPIOE12&quot;}" calcext:value-type="string">
            <text:p>{ModeInput,"GPIOE12"}</text:p>
          </table:table-cell>
          <table:table-cell table:style-name="ce74" table:formula="of:=IF([.$T115]&lt;&gt;&quot;&quot;;CONCATENATE(&quot;,{ModeOutput,&quot;&quot;&quot;;[.$T115];&quot;&quot;&quot;}&quot;);&quot;&quot;)" office:value-type="string" office:string-value=",{ModeOutput,&quot;GPIOE12&quot;}" calcext:value-type="string">
            <text:p>,{ModeOutput,"GPIOE12"}</text:p>
          </table:table-cell>
          <table:table-cell table:style-name="ce74" table:formula="of:=IF([.$U115]&lt;&gt;&quot;&quot;;CONCATENATE(&quot;,{ModeAlt2,&quot;&quot;&quot;;[.$U115];&quot;&quot;&quot;}&quot;);&quot;&quot;)" office:value-type="string" office:string-value=",{ModeAlt2,&quot;CSISCK&quot;}" calcext:value-type="string">
            <text:p>,{ModeAlt2,"CSISCK"}</text:p>
          </table:table-cell>
          <table:table-cell table:style-name="ce74" table:formula="of:=IF([.$V115]&lt;&gt;&quot;&quot;;CONCATENATE(&quot;,{ModeAlt3,&quot;&quot;&quot;;[.$V115];&quot;&quot;&quot;}&quot;);&quot;&quot;)" office:value-type="string" office:string-value=",{ModeAlt3,&quot;I2C2SCK&quot;}" calcext:value-type="string">
            <text:p>,{ModeAlt3,"I2C2SCK"}</text:p>
          </table:table-cell>
          <table:table-cell table:style-name="ce74" table:formula="of:=IF([.$W115]&lt;&gt;&quot;&quot;;CONCATENATE(&quot;,{ModeAlt6,&quot;&quot;&quot;;[.$W115];&quot;&quot;&quot;}&quot;);&quot;&quot;)">
            <text:p/>
          </table:table-cell>
          <table:table-cell table:style-name="ce74" table:formula="of:=CONCATENATE(&quot;{&quot;;[.$M115];&quot;,{&quot;;[.$N115];&quot;,&quot;;[.$O115];&quot;,&quot;;[.$P115];&quot;,&quot;;[.$Q115];&quot;,&quot;;[.$R115];&quot;},{&quot;;[.$X115];[.$Y115];[.$Z115];[.$AA115];[.$AB115];&quot;}},&quot;)" office:value-type="string" office:string-value="{TypeGpio,{34,69,140,8,2},{{ModeInput,&quot;GPIOE12&quot;},{ModeOutput,&quot;GPIOE12&quot;},{ModeAlt2,&quot;CSISCK&quot;},{ModeAlt3,&quot;I2C2SCK&quot;}}}," calcext:value-type="string">
            <text:p>{TypeGpio,{34,69,140,8,2},{{ModeInput,"GPIOE12"},{ModeOutput,"GPIOE12"},{ModeAlt2,"CSISCK"},{ModeAlt3,"I2C2SCK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97" calcext:value-type="float">
            <text:p>97</text:p>
          </table:table-cell>
          <table:table-cell table:style-name="ce69" office:value-type="string" calcext:value-type="string">
            <text:p>PE13/CSI_SDA/TWI2_SDA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16]+([.Q116]-1)*2" office:value-type="float" office:value="18" calcext:value-type="float">
            <text:p>18</text:p>
          </table:table-cell>
          <table:table-cell table:style-name="ce73" office:value-type="string" calcext:value-type="string">
            <text:p>J3</text:p>
          </table:table-cell>
          <table:table-cell table:style-name="ce73" office:value-type="string" calcext:value-type="string">
            <text:p>E</text:p>
          </table:table-cell>
          <table:table-cell table:style-name="ce73" office:value-type="float" office:value="13" calcext:value-type="float">
            <text:p>13</text:p>
          </table:table-cell>
          <table:table-cell table:style-name="ce69" table:formula="of:=CONCATENATE([.J116];[.K116])" office:value-type="string" office:string-value="E13" calcext:value-type="string">
            <text:p>E13</text:p>
          </table:table-cell>
          <table:table-cell table:style-name="ce74" office:value-type="string" calcext:value-type="string">
            <text:p>TypeGpio</text:p>
          </table:table-cell>
          <table:table-cell table:style-name="ce78" office:value-type="float" office:value="35" calcext:value-type="float">
            <text:p>35</text:p>
          </table:table-cell>
          <table:table-cell table:style-name="ce78" office:value-type="float" office:value="70" calcext:value-type="float">
            <text:p>70</text:p>
          </table:table-cell>
          <table:table-cell table:style-name="ce78" office:value-type="float" office:value="141" calcext:value-type="float">
            <text:p>141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116]=&quot;TypeGpio&quot;;CONCATENATE(&quot;GPIO&quot;;[.$L116]);[.$L116])" office:value-type="string" office:string-value="GPIOE13" calcext:value-type="string">
            <text:p>GPIOE13</text:p>
          </table:table-cell>
          <table:table-cell table:style-name="ce85" table:formula="of:=IF([.$M116]=&quot;TypeGpio&quot;;CONCATENATE(&quot;GPIO&quot;;[.$L116]);&quot;&quot;)" office:value-type="string" office:string-value="GPIOE13" calcext:value-type="string">
            <text:p>GPIOE13</text:p>
          </table:table-cell>
          <table:table-cell table:style-name="ce74" office:value-type="string" calcext:value-type="string">
            <text:p>CSISDA</text:p>
          </table:table-cell>
          <table:table-cell table:style-name="ce74" office:value-type="string" calcext:value-type="string">
            <text:p>I2C2SDA</text:p>
          </table:table-cell>
          <table:table-cell table:style-name="ce74"/>
          <table:table-cell table:style-name="ce74" table:formula="of:=CONCATENATE(&quot;{ModeInput,&quot;&quot;&quot;;[.$S116];&quot;&quot;&quot;}&quot;)" office:value-type="string" office:string-value="{ModeInput,&quot;GPIOE13&quot;}" calcext:value-type="string">
            <text:p>{ModeInput,"GPIOE13"}</text:p>
          </table:table-cell>
          <table:table-cell table:style-name="ce74" table:formula="of:=IF([.$T116]&lt;&gt;&quot;&quot;;CONCATENATE(&quot;,{ModeOutput,&quot;&quot;&quot;;[.$T116];&quot;&quot;&quot;}&quot;);&quot;&quot;)" office:value-type="string" office:string-value=",{ModeOutput,&quot;GPIOE13&quot;}" calcext:value-type="string">
            <text:p>,{ModeOutput,"GPIOE13"}</text:p>
          </table:table-cell>
          <table:table-cell table:style-name="ce74" table:formula="of:=IF([.$U116]&lt;&gt;&quot;&quot;;CONCATENATE(&quot;,{ModeAlt2,&quot;&quot;&quot;;[.$U116];&quot;&quot;&quot;}&quot;);&quot;&quot;)" office:value-type="string" office:string-value=",{ModeAlt2,&quot;CSISDA&quot;}" calcext:value-type="string">
            <text:p>,{ModeAlt2,"CSISDA"}</text:p>
          </table:table-cell>
          <table:table-cell table:style-name="ce74" table:formula="of:=IF([.$V116]&lt;&gt;&quot;&quot;;CONCATENATE(&quot;,{ModeAlt3,&quot;&quot;&quot;;[.$V116];&quot;&quot;&quot;}&quot;);&quot;&quot;)" office:value-type="string" office:string-value=",{ModeAlt3,&quot;I2C2SDA&quot;}" calcext:value-type="string">
            <text:p>,{ModeAlt3,"I2C2SDA"}</text:p>
          </table:table-cell>
          <table:table-cell table:style-name="ce74" table:formula="of:=IF([.$W116]&lt;&gt;&quot;&quot;;CONCATENATE(&quot;,{ModeAlt6,&quot;&quot;&quot;;[.$W116];&quot;&quot;&quot;}&quot;);&quot;&quot;)">
            <text:p/>
          </table:table-cell>
          <table:table-cell table:style-name="ce74" table:formula="of:=CONCATENATE(&quot;{&quot;;[.$M116];&quot;,{&quot;;[.$N116];&quot;,&quot;;[.$O116];&quot;,&quot;;[.$P116];&quot;,&quot;;[.$Q116];&quot;,&quot;;[.$R116];&quot;},{&quot;;[.$X116];[.$Y116];[.$Z116];[.$AA116];[.$AB116];&quot;}},&quot;)" office:value-type="string" office:string-value="{TypeGpio,{35,70,141,9,2},{{ModeInput,&quot;GPIOE13&quot;},{ModeOutput,&quot;GPIOE13&quot;},{ModeAlt2,&quot;CSISDA&quot;},{ModeAlt3,&quot;I2C2SDA&quot;}}}," calcext:value-type="string">
            <text:p>{TypeGpio,{35,70,141,9,2},{{ModeInput,"GPIOE13"},{ModeOutput,"GPIOE13"},{ModeAlt2,"CSISDA"},{ModeAlt3,"I2C2SDA"}}},</text:p>
          </table:table-cell>
          <table:table-cell table:style-name="ce88" table:number-columns-repeated="995"/>
        </table:table-row>
        <table:table-row table:style-name="ro1">
          <table:table-cell table:style-name="ce65" office:value-type="float" office:value="1" calcext:value-type="float">
            <text:p>1</text:p>
          </table:table-cell>
          <table:table-cell table:style-name="ce68" office:value-type="string" calcext:value-type="string">
            <text:p>SYS_3.3V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17]+([.Q117]-1)*2" office:value-type="float" office:value="20" calcext:value-type="float">
            <text:p>20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3.3V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117]=&quot;TypeGpio&quot;;CONCATENATE(&quot;GPIO&quot;;[.$L117]);[.$L117])" office:value-type="string" office:string-value="3.3V" calcext:value-type="string">
            <text:p>3.3V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17];&quot;&quot;&quot;}&quot;)" office:value-type="string" office:string-value="{ModeInput,&quot;3.3V&quot;}" calcext:value-type="string">
            <text:p>{ModeInput,"3.3V"}</text:p>
          </table:table-cell>
          <table:table-cell table:style-name="ce65" table:formula="of:=IF([.$T117]&lt;&gt;&quot;&quot;;CONCATENATE(&quot;,{ModeOutput,&quot;&quot;&quot;;[.$T117];&quot;&quot;&quot;}&quot;);&quot;&quot;)">
            <text:p/>
          </table:table-cell>
          <table:table-cell table:style-name="ce65" table:formula="of:=IF([.$U117]&lt;&gt;&quot;&quot;;CONCATENATE(&quot;,{ModeAlt2,&quot;&quot;&quot;;[.$U117];&quot;&quot;&quot;}&quot;);&quot;&quot;)">
            <text:p/>
          </table:table-cell>
          <table:table-cell table:style-name="ce65" table:formula="of:=IF([.$V117]&lt;&gt;&quot;&quot;;CONCATENATE(&quot;,{ModeAlt3,&quot;&quot;&quot;;[.$V117];&quot;&quot;&quot;}&quot;);&quot;&quot;)">
            <text:p/>
          </table:table-cell>
          <table:table-cell table:style-name="ce65" table:formula="of:=IF([.$W117]&lt;&gt;&quot;&quot;;CONCATENATE(&quot;,{ModeAlt6,&quot;&quot;&quot;;[.$W117];&quot;&quot;&quot;}&quot;);&quot;&quot;)">
            <text:p/>
          </table:table-cell>
          <table:table-cell table:style-name="ce65" table:formula="of:=CONCATENATE(&quot;{&quot;;[.$M117];&quot;,{&quot;;[.$N117];&quot;,&quot;;[.$O117];&quot;,&quot;;[.$P117];&quot;,&quot;;[.$Q117];&quot;,&quot;;[.$R117];&quot;},{&quot;;[.$X117];[.$Y117];[.$Z117];[.$AA117];[.$AB117];&quot;}},&quot;)" office:value-type="string" office:string-value="{TypePower,{-1,-1,-1,10,2},{{ModeInput,&quot;3.3V&quot;}}}," calcext:value-type="string">
            <text:p>{TypePower,{-1,-1,-1,10,2},{{ModeInput,"3.3V"}}},</text:p>
          </table:table-cell>
          <table:table-cell table:style-name="ce87" table:number-columns-repeated="995"/>
        </table:table-row>
        <table:table-row table:style-name="ro1">
          <table:table-cell table:style-name="ce65"/>
          <table:table-cell table:style-name="ce68"/>
          <table:table-cell table:style-name="ce72" table:number-columns-repeated="5"/>
          <table:table-cell table:style-name="ce65"/>
          <table:table-cell table:style-name="ce72" table:number-columns-repeated="3"/>
          <table:table-cell table:style-name="ce68"/>
          <table:table-cell table:style-name="ce65"/>
          <table:table-cell table:style-name="ce77" table:number-columns-repeated="3"/>
          <table:table-cell table:style-name="ce65" table:number-columns-repeated="2"/>
          <table:table-cell table:style-name="ce84" table:number-columns-repeated="2"/>
          <table:table-cell table:style-name="ce65" table:number-columns-repeated="9"/>
          <table:table-cell table:style-name="ce87" table:number-columns-repeated="995"/>
        </table:table-row>
        <table:table-row table:style-name="ro1">
          <table:table-cell table:style-name="ce64"/>
          <table:table-cell table:style-name="ce67" office:value-type="string" calcext:value-type="string">
            <text:p>con3-core2</text:p>
          </table:table-cell>
          <table:table-cell table:style-name="ce71" office:value-type="float" office:value="14" calcext:value-type="float">
            <text:p>14</text:p>
          </table:table-cell>
          <table:table-cell table:style-name="ce71" table:number-columns-repeated="4"/>
          <table:table-cell table:style-name="ce62"/>
          <table:table-cell table:style-name="ce71" table:number-columns-repeated="3"/>
          <table:table-cell table:style-name="ce67"/>
          <table:table-cell table:style-name="ce62"/>
          <table:table-cell table:style-name="ce76" table:number-columns-repeated="3"/>
          <table:table-cell table:style-name="ce62" table:number-columns-repeated="1008"/>
        </table:table-row>
        <table:table-row table:style-name="ro1">
          <table:table-cell table:style-name="ce63" office:value-type="string" calcext:value-type="string">
            <text:p>#</text:p>
          </table:table-cell>
          <table:table-cell table:style-name="ce10" office:value-type="string" calcext:value-type="string">
            <text:p>Schéma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Core2</text:p>
          </table:table-cell>
          <table:table-cell table:style-name="ce10" office:value-type="string" calcext:value-type="string">
            <text:p>Neo</text:p>
          </table:table-cell>
          <table:table-cell table:style-name="ce10" office:value-type="string" calcext:value-type="string">
            <text:p>M1</text:p>
          </table:table-cell>
          <table:table-cell table:style-name="ce10" office:value-type="string" calcext:value-type="string">
            <text:p>M1+</text:p>
          </table:table-cell>
          <table:table-cell table:style-name="ce10" office:value-type="string" calcext:value-type="string">
            <text:p>Phys.</text:p>
          </table:table-cell>
          <table:table-cell table:style-name="ce63" office:value-type="string" calcext:value-type="string">
            <text:p>Conn.</text:p>
          </table:table-cell>
          <table:table-cell table:style-name="ce63" office:value-type="string" calcext:value-type="string">
            <text:p>Port</text:p>
          </table:table-cell>
          <table:table-cell table:style-name="ce63" office:value-type="string" calcext:value-type="string">
            <text:p>#</text:p>
          </table:table-cell>
          <table:table-cell table:style-name="ce75" office:value-type="string" calcext:value-type="string">
            <text:p>Nom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ow</text:p>
          </table:table-cell>
          <table:table-cell table:style-name="ce10" office:value-type="string" calcext:value-type="string">
            <text:p>column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Code C++</text:p>
          </table:table-cell>
          <table:table-cell table:style-name="ce71" table:number-columns-repeated="994"/>
          <table:table-cell/>
        </table:table-row>
        <table:table-row table:style-name="ro1">
          <table:table-cell table:style-name="Default" office:value-type="float" office:value="82" calcext:value-type="float">
            <text:p>82</text:p>
          </table:table-cell>
          <table:table-cell table:style-name="ce69" office:value-type="string" calcext:value-type="string">
            <text:p>LINK_LED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21]+([.Q121]-1)*2" office:value-type="float" office:value="1" calcext:value-type="float">
            <text:p>1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LNK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85" table:formula="of:=IF([.$M121]=&quot;TypeGpio&quot;;CONCATENATE(&quot;GPIO&quot;;[.$L121]);[.$L121])" office:value-type="string" office:string-value="NET-LNK" calcext:value-type="string">
            <text:p>NET-LNK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21];&quot;&quot;&quot;}&quot;)" office:value-type="string" office:string-value="{ModeInput,&quot;NET-LNK&quot;}" calcext:value-type="string">
            <text:p>{ModeInput,"NET-LNK"}</text:p>
          </table:table-cell>
          <table:table-cell table:style-name="ce74" table:formula="of:=IF([.$T121]&lt;&gt;&quot;&quot;;CONCATENATE(&quot;,{ModeOutput,&quot;&quot;&quot;;[.$T121];&quot;&quot;&quot;}&quot;);&quot;&quot;)">
            <text:p/>
          </table:table-cell>
          <table:table-cell table:style-name="ce74" table:formula="of:=IF([.$U121]&lt;&gt;&quot;&quot;;CONCATENATE(&quot;,{ModeAlt2,&quot;&quot;&quot;;[.$U121];&quot;&quot;&quot;}&quot;);&quot;&quot;)">
            <text:p/>
          </table:table-cell>
          <table:table-cell table:style-name="ce74" table:formula="of:=IF([.$V121]&lt;&gt;&quot;&quot;;CONCATENATE(&quot;,{ModeAlt3,&quot;&quot;&quot;;[.$V121];&quot;&quot;&quot;}&quot;);&quot;&quot;)">
            <text:p/>
          </table:table-cell>
          <table:table-cell table:style-name="ce74" table:formula="of:=IF([.$W121]&lt;&gt;&quot;&quot;;CONCATENATE(&quot;,{ModeAlt6,&quot;&quot;&quot;;[.$W121];&quot;&quot;&quot;}&quot;);&quot;&quot;)">
            <text:p/>
          </table:table-cell>
          <table:table-cell table:style-name="ce74" table:formula="of:=CONCATENATE(&quot;{&quot;;[.$M121];&quot;,{&quot;;[.$N121];&quot;,&quot;;[.$O121];&quot;,&quot;;[.$P121];&quot;,&quot;;[.$Q121];&quot;,&quot;;[.$R121];&quot;},{&quot;;[.$X121];[.$Y121];[.$Z121];[.$AA121];[.$AB121];&quot;}},&quot;)" office:value-type="string" office:string-value="{TypeNet,{-1,-1,-1,1,1},{{ModeInput,&quot;NET-LNK&quot;}}}," calcext:value-type="string">
            <text:p>{TypeNet,{-1,-1,-1,1,1},{{ModeInput,"NET-LNK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88" calcext:value-type="float">
            <text:p>88</text:p>
          </table:table-cell>
          <table:table-cell table:style-name="ce69" office:value-type="string" calcext:value-type="string">
            <text:p>TRD1+</text:p>
          </table:table-cell>
          <table:table-cell table:style-name="ce73"/>
          <table:table-cell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22]+([.Q122]-1)*2" office:value-type="float" office:value="3" calcext:value-type="float">
            <text:p>3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D1P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1" calcext:value-type="float">
            <text:p>1</text:p>
          </table:table-cell>
          <table:table-cell table:style-name="ce85" table:formula="of:=IF([.$M122]=&quot;TypeGpio&quot;;CONCATENATE(&quot;GPIO&quot;;[.$L122]);[.$L122])" office:value-type="string" office:string-value="NET-D1P" calcext:value-type="string">
            <text:p>NET-D1P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22];&quot;&quot;&quot;}&quot;)" office:value-type="string" office:string-value="{ModeInput,&quot;NET-D1P&quot;}" calcext:value-type="string">
            <text:p>{ModeInput,"NET-D1P"}</text:p>
          </table:table-cell>
          <table:table-cell table:style-name="ce74" table:formula="of:=IF([.$T122]&lt;&gt;&quot;&quot;;CONCATENATE(&quot;,{ModeOutput,&quot;&quot;&quot;;[.$T122];&quot;&quot;&quot;}&quot;);&quot;&quot;)">
            <text:p/>
          </table:table-cell>
          <table:table-cell table:style-name="ce74" table:formula="of:=IF([.$U122]&lt;&gt;&quot;&quot;;CONCATENATE(&quot;,{ModeAlt2,&quot;&quot;&quot;;[.$U122];&quot;&quot;&quot;}&quot;);&quot;&quot;)">
            <text:p/>
          </table:table-cell>
          <table:table-cell table:style-name="ce74" table:formula="of:=IF([.$V122]&lt;&gt;&quot;&quot;;CONCATENATE(&quot;,{ModeAlt3,&quot;&quot;&quot;;[.$V122];&quot;&quot;&quot;}&quot;);&quot;&quot;)">
            <text:p/>
          </table:table-cell>
          <table:table-cell table:style-name="ce74" table:formula="of:=IF([.$W122]&lt;&gt;&quot;&quot;;CONCATENATE(&quot;,{ModeAlt6,&quot;&quot;&quot;;[.$W122];&quot;&quot;&quot;}&quot;);&quot;&quot;)">
            <text:p/>
          </table:table-cell>
          <table:table-cell table:style-name="ce74" table:formula="of:=CONCATENATE(&quot;{&quot;;[.$M122];&quot;,{&quot;;[.$N122];&quot;,&quot;;[.$O122];&quot;,&quot;;[.$P122];&quot;,&quot;;[.$Q122];&quot;,&quot;;[.$R122];&quot;},{&quot;;[.$X122];[.$Y122];[.$Z122];[.$AA122];[.$AB122];&quot;}},&quot;)" office:value-type="string" office:string-value="{TypeNet,{-1,-1,-1,2,1},{{ModeInput,&quot;NET-D1P&quot;}}}," calcext:value-type="string">
            <text:p>{TypeNet,{-1,-1,-1,2,1},{{ModeInput,"NET-D1P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89" calcext:value-type="float">
            <text:p>89</text:p>
          </table:table-cell>
          <table:table-cell table:style-name="ce69" office:value-type="string" calcext:value-type="string">
            <text:p>TRD2+</text:p>
          </table:table-cell>
          <table:table-cell table:style-name="ce73"/>
          <table:table-cell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23]+([.Q123]-1)*2" office:value-type="float" office:value="5" calcext:value-type="float">
            <text:p>5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D2P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85" table:formula="of:=IF([.$M123]=&quot;TypeGpio&quot;;CONCATENATE(&quot;GPIO&quot;;[.$L123]);[.$L123])" office:value-type="string" office:string-value="NET-D2P" calcext:value-type="string">
            <text:p>NET-D2P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23];&quot;&quot;&quot;}&quot;)" office:value-type="string" office:string-value="{ModeInput,&quot;NET-D2P&quot;}" calcext:value-type="string">
            <text:p>{ModeInput,"NET-D2P"}</text:p>
          </table:table-cell>
          <table:table-cell table:style-name="ce74" table:formula="of:=IF([.$T123]&lt;&gt;&quot;&quot;;CONCATENATE(&quot;,{ModeOutput,&quot;&quot;&quot;;[.$T123];&quot;&quot;&quot;}&quot;);&quot;&quot;)">
            <text:p/>
          </table:table-cell>
          <table:table-cell table:style-name="ce74" table:formula="of:=IF([.$U123]&lt;&gt;&quot;&quot;;CONCATENATE(&quot;,{ModeAlt2,&quot;&quot;&quot;;[.$U123];&quot;&quot;&quot;}&quot;);&quot;&quot;)">
            <text:p/>
          </table:table-cell>
          <table:table-cell table:style-name="ce74" table:formula="of:=IF([.$V123]&lt;&gt;&quot;&quot;;CONCATENATE(&quot;,{ModeAlt3,&quot;&quot;&quot;;[.$V123];&quot;&quot;&quot;}&quot;);&quot;&quot;)">
            <text:p/>
          </table:table-cell>
          <table:table-cell table:style-name="ce74" table:formula="of:=IF([.$W123]&lt;&gt;&quot;&quot;;CONCATENATE(&quot;,{ModeAlt6,&quot;&quot;&quot;;[.$W123];&quot;&quot;&quot;}&quot;);&quot;&quot;)">
            <text:p/>
          </table:table-cell>
          <table:table-cell table:style-name="ce74" table:formula="of:=CONCATENATE(&quot;{&quot;;[.$M123];&quot;,{&quot;;[.$N123];&quot;,&quot;;[.$O123];&quot;,&quot;;[.$P123];&quot;,&quot;;[.$Q123];&quot;,&quot;;[.$R123];&quot;},{&quot;;[.$X123];[.$Y123];[.$Z123];[.$AA123];[.$AB123];&quot;}},&quot;)" office:value-type="string" office:string-value="{TypeNet,{-1,-1,-1,3,1},{{ModeInput,&quot;NET-D2P&quot;}}}," calcext:value-type="string">
            <text:p>{TypeNet,{-1,-1,-1,3,1},{{ModeInput,"NET-D2P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table:style-name="ce69" office:value-type="string" calcext:value-type="string">
            <text:p>TRD3+</text:p>
          </table:table-cell>
          <table:table-cell table:style-name="ce73"/>
          <table:table-cell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24]+([.Q124]-1)*2" office:value-type="float" office:value="7" calcext:value-type="float">
            <text:p>7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D3P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85" table:formula="of:=IF([.$M124]=&quot;TypeGpio&quot;;CONCATENATE(&quot;GPIO&quot;;[.$L124]);[.$L124])" office:value-type="string" office:string-value="NET-D3P" calcext:value-type="string">
            <text:p>NET-D3P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24];&quot;&quot;&quot;}&quot;)" office:value-type="string" office:string-value="{ModeInput,&quot;NET-D3P&quot;}" calcext:value-type="string">
            <text:p>{ModeInput,"NET-D3P"}</text:p>
          </table:table-cell>
          <table:table-cell table:style-name="ce74" table:formula="of:=IF([.$T124]&lt;&gt;&quot;&quot;;CONCATENATE(&quot;,{ModeOutput,&quot;&quot;&quot;;[.$T124];&quot;&quot;&quot;}&quot;);&quot;&quot;)">
            <text:p/>
          </table:table-cell>
          <table:table-cell table:style-name="ce74" table:formula="of:=IF([.$U124]&lt;&gt;&quot;&quot;;CONCATENATE(&quot;,{ModeAlt2,&quot;&quot;&quot;;[.$U124];&quot;&quot;&quot;}&quot;);&quot;&quot;)">
            <text:p/>
          </table:table-cell>
          <table:table-cell table:style-name="ce74" table:formula="of:=IF([.$V124]&lt;&gt;&quot;&quot;;CONCATENATE(&quot;,{ModeAlt3,&quot;&quot;&quot;;[.$V124];&quot;&quot;&quot;}&quot;);&quot;&quot;)">
            <text:p/>
          </table:table-cell>
          <table:table-cell table:style-name="ce74" table:formula="of:=IF([.$W124]&lt;&gt;&quot;&quot;;CONCATENATE(&quot;,{ModeAlt6,&quot;&quot;&quot;;[.$W124];&quot;&quot;&quot;}&quot;);&quot;&quot;)">
            <text:p/>
          </table:table-cell>
          <table:table-cell table:style-name="ce74" table:formula="of:=CONCATENATE(&quot;{&quot;;[.$M124];&quot;,{&quot;;[.$N124];&quot;,&quot;;[.$O124];&quot;,&quot;;[.$P124];&quot;,&quot;;[.$Q124];&quot;,&quot;;[.$R124];&quot;},{&quot;;[.$X124];[.$Y124];[.$Z124];[.$AA124];[.$AB124];&quot;}},&quot;)" office:value-type="string" office:string-value="{TypeNet,{-1,-1,-1,4,1},{{ModeInput,&quot;NET-D3P&quot;}}}," calcext:value-type="string">
            <text:p>{TypeNet,{-1,-1,-1,4,1},{{ModeInput,"NET-D3P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91" calcext:value-type="float">
            <text:p>91</text:p>
          </table:table-cell>
          <table:table-cell table:style-name="ce69" office:value-type="string" calcext:value-type="string">
            <text:p>TRD4+</text:p>
          </table:table-cell>
          <table:table-cell table:style-name="ce73"/>
          <table:table-cell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25]+([.Q125]-1)*2" office:value-type="float" office:value="9" calcext:value-type="float">
            <text:p>9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D4P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85" table:formula="of:=IF([.$M125]=&quot;TypeGpio&quot;;CONCATENATE(&quot;GPIO&quot;;[.$L125]);[.$L125])" office:value-type="string" office:string-value="NET-D4P" calcext:value-type="string">
            <text:p>NET-D4P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25];&quot;&quot;&quot;}&quot;)" office:value-type="string" office:string-value="{ModeInput,&quot;NET-D4P&quot;}" calcext:value-type="string">
            <text:p>{ModeInput,"NET-D4P"}</text:p>
          </table:table-cell>
          <table:table-cell table:style-name="ce74" table:formula="of:=IF([.$T125]&lt;&gt;&quot;&quot;;CONCATENATE(&quot;,{ModeOutput,&quot;&quot;&quot;;[.$T125];&quot;&quot;&quot;}&quot;);&quot;&quot;)">
            <text:p/>
          </table:table-cell>
          <table:table-cell table:style-name="ce74" table:formula="of:=IF([.$U125]&lt;&gt;&quot;&quot;;CONCATENATE(&quot;,{ModeAlt2,&quot;&quot;&quot;;[.$U125];&quot;&quot;&quot;}&quot;);&quot;&quot;)">
            <text:p/>
          </table:table-cell>
          <table:table-cell table:style-name="ce74" table:formula="of:=IF([.$V125]&lt;&gt;&quot;&quot;;CONCATENATE(&quot;,{ModeAlt3,&quot;&quot;&quot;;[.$V125];&quot;&quot;&quot;}&quot;);&quot;&quot;)">
            <text:p/>
          </table:table-cell>
          <table:table-cell table:style-name="ce74" table:formula="of:=IF([.$W125]&lt;&gt;&quot;&quot;;CONCATENATE(&quot;,{ModeAlt6,&quot;&quot;&quot;;[.$W125];&quot;&quot;&quot;}&quot;);&quot;&quot;)">
            <text:p/>
          </table:table-cell>
          <table:table-cell table:style-name="ce74" table:formula="of:=CONCATENATE(&quot;{&quot;;[.$M125];&quot;,{&quot;;[.$N125];&quot;,&quot;;[.$O125];&quot;,&quot;;[.$P125];&quot;,&quot;;[.$Q125];&quot;,&quot;;[.$R125];&quot;},{&quot;;[.$X125];[.$Y125];[.$Z125];[.$AA125];[.$AB125];&quot;}},&quot;)" office:value-type="string" office:string-value="{TypeNet,{-1,-1,-1,5,1},{{ModeInput,&quot;NET-D4P&quot;}}}," calcext:value-type="string">
            <text:p>{TypeNet,{-1,-1,-1,5,1},{{ModeInput,"NET-D4P"}}},</text:p>
          </table:table-cell>
          <table:table-cell table:style-name="ce88" table:number-columns-repeated="995"/>
        </table:table-row>
        <table:table-row table:style-name="ro1">
          <table:table-cell table:style-name="ce65" office:value-type="float" office:value="5" calcext:value-type="float">
            <text:p>5</text:p>
          </table:table-cell>
          <table:table-cell table:style-name="ce68" office:value-type="string" calcext:value-type="string">
            <text:p>GND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26]+([.Q126]-1)*2" office:value-type="float" office:value="11" calcext:value-type="float">
            <text:p>11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GND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126]=&quot;TypeGpio&quot;;CONCATENATE(&quot;GPIO&quot;;[.$L126]);[.$L126])" office:value-type="string" office:string-value="GND" calcext:value-type="string">
            <text:p>GND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26];&quot;&quot;&quot;}&quot;)" office:value-type="string" office:string-value="{ModeInput,&quot;GND&quot;}" calcext:value-type="string">
            <text:p>{ModeInput,"GND"}</text:p>
          </table:table-cell>
          <table:table-cell table:style-name="ce65" table:formula="of:=IF([.$T126]&lt;&gt;&quot;&quot;;CONCATENATE(&quot;,{ModeOutput,&quot;&quot;&quot;;[.$T126];&quot;&quot;&quot;}&quot;);&quot;&quot;)">
            <text:p/>
          </table:table-cell>
          <table:table-cell table:style-name="ce65" table:formula="of:=IF([.$U126]&lt;&gt;&quot;&quot;;CONCATENATE(&quot;,{ModeAlt2,&quot;&quot;&quot;;[.$U126];&quot;&quot;&quot;}&quot;);&quot;&quot;)">
            <text:p/>
          </table:table-cell>
          <table:table-cell table:style-name="ce65" table:formula="of:=IF([.$V126]&lt;&gt;&quot;&quot;;CONCATENATE(&quot;,{ModeAlt3,&quot;&quot;&quot;;[.$V126];&quot;&quot;&quot;}&quot;);&quot;&quot;)">
            <text:p/>
          </table:table-cell>
          <table:table-cell table:style-name="ce65" table:formula="of:=IF([.$W126]&lt;&gt;&quot;&quot;;CONCATENATE(&quot;,{ModeAlt6,&quot;&quot;&quot;;[.$W126];&quot;&quot;&quot;}&quot;);&quot;&quot;)">
            <text:p/>
          </table:table-cell>
          <table:table-cell table:style-name="ce65" table:formula="of:=CONCATENATE(&quot;{&quot;;[.$M126];&quot;,{&quot;;[.$N126];&quot;,&quot;;[.$O126];&quot;,&quot;;[.$P126];&quot;,&quot;;[.$Q126];&quot;,&quot;;[.$R126];&quot;},{&quot;;[.$X126];[.$Y126];[.$Z126];[.$AA126];[.$AB126];&quot;}},&quot;)" office:value-type="string" office:string-value="{TypePower,{-1,-1,-1,6,1},{{ModeInput,&quot;GND&quot;}}}," calcext:value-type="string">
            <text:p>{TypePower,{-1,-1,-1,6,1},{{ModeInput,"GND"}}},</text:p>
          </table:table-cell>
          <table:table-cell table:style-name="ce87" table:number-columns-repeated="995"/>
        </table:table-row>
        <table:table-row table:style-name="ro1">
          <table:table-cell table:style-name="Default" office:value-type="float" office:value="76" calcext:value-type="float">
            <text:p>76</text:p>
          </table:table-cell>
          <table:table-cell table:style-name="ce69" office:value-type="string" calcext:value-type="string">
            <text:p>USB-DP3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27]+([.Q127]-1)*2" office:value-type="float" office:value="13" calcext:value-type="float">
            <text:p>13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USB-DP3</text:p>
          </table:table-cell>
          <table:table-cell table:style-name="ce74" office:value-type="string" calcext:value-type="string">
            <text:p>TypeUsb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1" calcext:value-type="float">
            <text:p>1</text:p>
          </table:table-cell>
          <table:table-cell table:style-name="ce85" table:formula="of:=IF([.$M127]=&quot;TypeGpio&quot;;CONCATENATE(&quot;GPIO&quot;;[.$L127]);[.$L127])" office:value-type="string" office:string-value="USB-DP3" calcext:value-type="string">
            <text:p>USB-DP3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27];&quot;&quot;&quot;}&quot;)" office:value-type="string" office:string-value="{ModeInput,&quot;USB-DP3&quot;}" calcext:value-type="string">
            <text:p>{ModeInput,"USB-DP3"}</text:p>
          </table:table-cell>
          <table:table-cell table:style-name="ce74" table:formula="of:=IF([.$T127]&lt;&gt;&quot;&quot;;CONCATENATE(&quot;,{ModeOutput,&quot;&quot;&quot;;[.$T127];&quot;&quot;&quot;}&quot;);&quot;&quot;)">
            <text:p/>
          </table:table-cell>
          <table:table-cell table:style-name="ce74" table:formula="of:=IF([.$U127]&lt;&gt;&quot;&quot;;CONCATENATE(&quot;,{ModeAlt2,&quot;&quot;&quot;;[.$U127];&quot;&quot;&quot;}&quot;);&quot;&quot;)">
            <text:p/>
          </table:table-cell>
          <table:table-cell table:style-name="ce74" table:formula="of:=IF([.$V127]&lt;&gt;&quot;&quot;;CONCATENATE(&quot;,{ModeAlt3,&quot;&quot;&quot;;[.$V127];&quot;&quot;&quot;}&quot;);&quot;&quot;)">
            <text:p/>
          </table:table-cell>
          <table:table-cell table:style-name="ce74" table:formula="of:=IF([.$W127]&lt;&gt;&quot;&quot;;CONCATENATE(&quot;,{ModeAlt6,&quot;&quot;&quot;;[.$W127];&quot;&quot;&quot;}&quot;);&quot;&quot;)">
            <text:p/>
          </table:table-cell>
          <table:table-cell table:style-name="ce74" table:formula="of:=CONCATENATE(&quot;{&quot;;[.$M127];&quot;,{&quot;;[.$N127];&quot;,&quot;;[.$O127];&quot;,&quot;;[.$P127];&quot;,&quot;;[.$Q127];&quot;,&quot;;[.$R127];&quot;},{&quot;;[.$X127];[.$Y127];[.$Z127];[.$AA127];[.$AB127];&quot;}},&quot;)" office:value-type="string" office:string-value="{TypeUsb,{-1,-1,-1,7,1},{{ModeInput,&quot;USB-DP3&quot;}}}," calcext:value-type="string">
            <text:p>{TypeUsb,{-1,-1,-1,7,1},{{ModeInput,"USB-DP3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77" calcext:value-type="float">
            <text:p>77</text:p>
          </table:table-cell>
          <table:table-cell table:style-name="ce69" office:value-type="string" calcext:value-type="string">
            <text:p>USB-DM3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28]+([.Q128]-1)*2" office:value-type="float" office:value="15" calcext:value-type="float">
            <text:p>15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USB-DM3</text:p>
          </table:table-cell>
          <table:table-cell table:style-name="ce74" office:value-type="string" calcext:value-type="string">
            <text:p>TypeUsb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1" calcext:value-type="float">
            <text:p>1</text:p>
          </table:table-cell>
          <table:table-cell table:style-name="ce85" table:formula="of:=IF([.$M128]=&quot;TypeGpio&quot;;CONCATENATE(&quot;GPIO&quot;;[.$L128]);[.$L128])" office:value-type="string" office:string-value="USB-DM3" calcext:value-type="string">
            <text:p>USB-DM3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28];&quot;&quot;&quot;}&quot;)" office:value-type="string" office:string-value="{ModeInput,&quot;USB-DM3&quot;}" calcext:value-type="string">
            <text:p>{ModeInput,"USB-DM3"}</text:p>
          </table:table-cell>
          <table:table-cell table:style-name="ce74" table:formula="of:=IF([.$T128]&lt;&gt;&quot;&quot;;CONCATENATE(&quot;,{ModeOutput,&quot;&quot;&quot;;[.$T128];&quot;&quot;&quot;}&quot;);&quot;&quot;)">
            <text:p/>
          </table:table-cell>
          <table:table-cell table:style-name="ce74" table:formula="of:=IF([.$U128]&lt;&gt;&quot;&quot;;CONCATENATE(&quot;,{ModeAlt2,&quot;&quot;&quot;;[.$U128];&quot;&quot;&quot;}&quot;);&quot;&quot;)">
            <text:p/>
          </table:table-cell>
          <table:table-cell table:style-name="ce74" table:formula="of:=IF([.$V128]&lt;&gt;&quot;&quot;;CONCATENATE(&quot;,{ModeAlt3,&quot;&quot;&quot;;[.$V128];&quot;&quot;&quot;}&quot;);&quot;&quot;)">
            <text:p/>
          </table:table-cell>
          <table:table-cell table:style-name="ce74" table:formula="of:=IF([.$W128]&lt;&gt;&quot;&quot;;CONCATENATE(&quot;,{ModeAlt6,&quot;&quot;&quot;;[.$W128];&quot;&quot;&quot;}&quot;);&quot;&quot;)">
            <text:p/>
          </table:table-cell>
          <table:table-cell table:style-name="ce74" table:formula="of:=CONCATENATE(&quot;{&quot;;[.$M128];&quot;,{&quot;;[.$N128];&quot;,&quot;;[.$O128];&quot;,&quot;;[.$P128];&quot;,&quot;;[.$Q128];&quot;,&quot;;[.$R128];&quot;},{&quot;;[.$X128];[.$Y128];[.$Z128];[.$AA128];[.$AB128];&quot;}},&quot;)" office:value-type="string" office:string-value="{TypeUsb,{-1,-1,-1,8,1},{{ModeInput,&quot;USB-DM3&quot;}}}," calcext:value-type="string">
            <text:p>{TypeUsb,{-1,-1,-1,8,1},{{ModeInput,"USB-DM3"}}},</text:p>
          </table:table-cell>
          <table:table-cell table:style-name="ce88" table:number-columns-repeated="995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8" office:value-type="string" calcext:value-type="string">
            <text:p>VDD_5V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29]+([.Q129]-1)*2" office:value-type="float" office:value="17" calcext:value-type="float">
            <text:p>17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5V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129]=&quot;TypeGpio&quot;;CONCATENATE(&quot;GPIO&quot;;[.$L129]);[.$L129])" office:value-type="string" office:string-value="5V" calcext:value-type="string">
            <text:p>5V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29];&quot;&quot;&quot;}&quot;)" office:value-type="string" office:string-value="{ModeInput,&quot;5V&quot;}" calcext:value-type="string">
            <text:p>{ModeInput,"5V"}</text:p>
          </table:table-cell>
          <table:table-cell table:style-name="ce65" table:formula="of:=IF([.$T129]&lt;&gt;&quot;&quot;;CONCATENATE(&quot;,{ModeOutput,&quot;&quot;&quot;;[.$T129];&quot;&quot;&quot;}&quot;);&quot;&quot;)">
            <text:p/>
          </table:table-cell>
          <table:table-cell table:style-name="ce65" table:formula="of:=IF([.$U129]&lt;&gt;&quot;&quot;;CONCATENATE(&quot;,{ModeAlt2,&quot;&quot;&quot;;[.$U129];&quot;&quot;&quot;}&quot;);&quot;&quot;)">
            <text:p/>
          </table:table-cell>
          <table:table-cell table:style-name="ce65" table:formula="of:=IF([.$V129]&lt;&gt;&quot;&quot;;CONCATENATE(&quot;,{ModeAlt3,&quot;&quot;&quot;;[.$V129];&quot;&quot;&quot;}&quot;);&quot;&quot;)">
            <text:p/>
          </table:table-cell>
          <table:table-cell table:style-name="ce65" table:formula="of:=IF([.$W129]&lt;&gt;&quot;&quot;;CONCATENATE(&quot;,{ModeAlt6,&quot;&quot;&quot;;[.$W129];&quot;&quot;&quot;}&quot;);&quot;&quot;)">
            <text:p/>
          </table:table-cell>
          <table:table-cell table:style-name="ce65" table:formula="of:=CONCATENATE(&quot;{&quot;;[.$M129];&quot;,{&quot;;[.$N129];&quot;,&quot;;[.$O129];&quot;,&quot;;[.$P129];&quot;,&quot;;[.$Q129];&quot;,&quot;;[.$R129];&quot;},{&quot;;[.$X129];[.$Y129];[.$Z129];[.$AA129];[.$AB129];&quot;}},&quot;)" office:value-type="string" office:string-value="{TypePower,{-1,-1,-1,9,1},{{ModeInput,&quot;5V&quot;}}}," calcext:value-type="string">
            <text:p>{TypePower,{-1,-1,-1,9,1},{{ModeInput,"5V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8" office:value-type="string" calcext:value-type="string">
            <text:p>VDD_5V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30]+([.Q130]-1)*2" office:value-type="float" office:value="19" calcext:value-type="float">
            <text:p>19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5V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130]=&quot;TypeGpio&quot;;CONCATENATE(&quot;GPIO&quot;;[.$L130]);[.$L130])" office:value-type="string" office:string-value="5V" calcext:value-type="string">
            <text:p>5V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30];&quot;&quot;&quot;}&quot;)" office:value-type="string" office:string-value="{ModeInput,&quot;5V&quot;}" calcext:value-type="string">
            <text:p>{ModeInput,"5V"}</text:p>
          </table:table-cell>
          <table:table-cell table:style-name="ce65" table:formula="of:=IF([.$T130]&lt;&gt;&quot;&quot;;CONCATENATE(&quot;,{ModeOutput,&quot;&quot;&quot;;[.$T130];&quot;&quot;&quot;}&quot;);&quot;&quot;)">
            <text:p/>
          </table:table-cell>
          <table:table-cell table:style-name="ce65" table:formula="of:=IF([.$U130]&lt;&gt;&quot;&quot;;CONCATENATE(&quot;,{ModeAlt2,&quot;&quot;&quot;;[.$U130];&quot;&quot;&quot;}&quot;);&quot;&quot;)">
            <text:p/>
          </table:table-cell>
          <table:table-cell table:style-name="ce65" table:formula="of:=IF([.$V130]&lt;&gt;&quot;&quot;;CONCATENATE(&quot;,{ModeAlt3,&quot;&quot;&quot;;[.$V130];&quot;&quot;&quot;}&quot;);&quot;&quot;)">
            <text:p/>
          </table:table-cell>
          <table:table-cell table:style-name="ce65" table:formula="of:=IF([.$W130]&lt;&gt;&quot;&quot;;CONCATENATE(&quot;,{ModeAlt6,&quot;&quot;&quot;;[.$W130];&quot;&quot;&quot;}&quot;);&quot;&quot;)">
            <text:p/>
          </table:table-cell>
          <table:table-cell table:style-name="ce65" table:formula="of:=CONCATENATE(&quot;{&quot;;[.$M130];&quot;,{&quot;;[.$N130];&quot;,&quot;;[.$O130];&quot;,&quot;;[.$P130];&quot;,&quot;;[.$Q130];&quot;,&quot;;[.$R130];&quot;},{&quot;;[.$X130];[.$Y130];[.$Z130];[.$AA130];[.$AB130];&quot;}},&quot;)" office:value-type="string" office:string-value="{TypePower,{-1,-1,-1,10,1},{{ModeInput,&quot;5V&quot;}}}," calcext:value-type="string">
            <text:p>{TypePower,{-1,-1,-1,10,1},{{ModeInput,"5V"}}},</text:p>
          </table:table-cell>
          <table:table-cell table:style-name="ce87" table:number-columns-repeated="995"/>
        </table:table-row>
        <table:table-row table:style-name="ro1">
          <table:table-cell table:style-name="Default" office:value-type="float" office:value="83" calcext:value-type="float">
            <text:p>83</text:p>
          </table:table-cell>
          <table:table-cell table:style-name="ce69" office:value-type="string" calcext:value-type="string">
            <text:p>SPEED_LED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31]+([.Q131]-1)*2" office:value-type="float" office:value="2" calcext:value-type="float">
            <text:p>2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SPD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131]=&quot;TypeGpio&quot;;CONCATENATE(&quot;GPIO&quot;;[.$L131]);[.$L131])" office:value-type="string" office:string-value="NET-SPD" calcext:value-type="string">
            <text:p>NET-SPD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31];&quot;&quot;&quot;}&quot;)" office:value-type="string" office:string-value="{ModeInput,&quot;NET-SPD&quot;}" calcext:value-type="string">
            <text:p>{ModeInput,"NET-SPD"}</text:p>
          </table:table-cell>
          <table:table-cell table:style-name="ce74" table:formula="of:=IF([.$T131]&lt;&gt;&quot;&quot;;CONCATENATE(&quot;,{ModeOutput,&quot;&quot;&quot;;[.$T131];&quot;&quot;&quot;}&quot;);&quot;&quot;)">
            <text:p/>
          </table:table-cell>
          <table:table-cell table:style-name="ce74" table:formula="of:=IF([.$U131]&lt;&gt;&quot;&quot;;CONCATENATE(&quot;,{ModeAlt2,&quot;&quot;&quot;;[.$U131];&quot;&quot;&quot;}&quot;);&quot;&quot;)">
            <text:p/>
          </table:table-cell>
          <table:table-cell table:style-name="ce74" table:formula="of:=IF([.$V131]&lt;&gt;&quot;&quot;;CONCATENATE(&quot;,{ModeAlt3,&quot;&quot;&quot;;[.$V131];&quot;&quot;&quot;}&quot;);&quot;&quot;)">
            <text:p/>
          </table:table-cell>
          <table:table-cell table:style-name="ce74" table:formula="of:=IF([.$W131]&lt;&gt;&quot;&quot;;CONCATENATE(&quot;,{ModeAlt6,&quot;&quot;&quot;;[.$W131];&quot;&quot;&quot;}&quot;);&quot;&quot;)">
            <text:p/>
          </table:table-cell>
          <table:table-cell table:style-name="ce74" table:formula="of:=CONCATENATE(&quot;{&quot;;[.$M131];&quot;,{&quot;;[.$N131];&quot;,&quot;;[.$O131];&quot;,&quot;;[.$P131];&quot;,&quot;;[.$Q131];&quot;,&quot;;[.$R131];&quot;},{&quot;;[.$X131];[.$Y131];[.$Z131];[.$AA131];[.$AB131];&quot;}},&quot;)" office:value-type="string" office:string-value="{TypeNet,{-1,-1,-1,1,2},{{ModeInput,&quot;NET-SPD&quot;}}}," calcext:value-type="string">
            <text:p>{TypeNet,{-1,-1,-1,1,2},{{ModeInput,"NET-SPD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92" calcext:value-type="float">
            <text:p>92</text:p>
          </table:table-cell>
          <table:table-cell table:style-name="ce69" office:value-type="string" calcext:value-type="string">
            <text:p>TRD1-</text:p>
          </table:table-cell>
          <table:table-cell table:style-name="ce73"/>
          <table:table-cell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32]+([.Q132]-1)*2" office:value-type="float" office:value="4" calcext:value-type="float">
            <text:p>4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D1N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number-columns-repeated="2" table:style-name="ce74" office:value-type="float" office:value="2" calcext:value-type="float">
            <text:p>2</text:p>
          </table:table-cell>
          <table:table-cell table:style-name="ce85" table:formula="of:=IF([.$M132]=&quot;TypeGpio&quot;;CONCATENATE(&quot;GPIO&quot;;[.$L132]);[.$L132])" office:value-type="string" office:string-value="NET-D1N" calcext:value-type="string">
            <text:p>NET-D1N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32];&quot;&quot;&quot;}&quot;)" office:value-type="string" office:string-value="{ModeInput,&quot;NET-D1N&quot;}" calcext:value-type="string">
            <text:p>{ModeInput,"NET-D1N"}</text:p>
          </table:table-cell>
          <table:table-cell table:style-name="ce74" table:formula="of:=IF([.$T132]&lt;&gt;&quot;&quot;;CONCATENATE(&quot;,{ModeOutput,&quot;&quot;&quot;;[.$T132];&quot;&quot;&quot;}&quot;);&quot;&quot;)">
            <text:p/>
          </table:table-cell>
          <table:table-cell table:style-name="ce74" table:formula="of:=IF([.$U132]&lt;&gt;&quot;&quot;;CONCATENATE(&quot;,{ModeAlt2,&quot;&quot;&quot;;[.$U132];&quot;&quot;&quot;}&quot;);&quot;&quot;)">
            <text:p/>
          </table:table-cell>
          <table:table-cell table:style-name="ce74" table:formula="of:=IF([.$V132]&lt;&gt;&quot;&quot;;CONCATENATE(&quot;,{ModeAlt3,&quot;&quot;&quot;;[.$V132];&quot;&quot;&quot;}&quot;);&quot;&quot;)">
            <text:p/>
          </table:table-cell>
          <table:table-cell table:style-name="ce74" table:formula="of:=IF([.$W132]&lt;&gt;&quot;&quot;;CONCATENATE(&quot;,{ModeAlt6,&quot;&quot;&quot;;[.$W132];&quot;&quot;&quot;}&quot;);&quot;&quot;)">
            <text:p/>
          </table:table-cell>
          <table:table-cell table:style-name="ce74" table:formula="of:=CONCATENATE(&quot;{&quot;;[.$M132];&quot;,{&quot;;[.$N132];&quot;,&quot;;[.$O132];&quot;,&quot;;[.$P132];&quot;,&quot;;[.$Q132];&quot;,&quot;;[.$R132];&quot;},{&quot;;[.$X132];[.$Y132];[.$Z132];[.$AA132];[.$AB132];&quot;}},&quot;)" office:value-type="string" office:string-value="{TypeNet,{-1,-1,-1,2,2},{{ModeInput,&quot;NET-D1N&quot;}}}," calcext:value-type="string">
            <text:p>{TypeNet,{-1,-1,-1,2,2},{{ModeInput,"NET-D1N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93" calcext:value-type="float">
            <text:p>93</text:p>
          </table:table-cell>
          <table:table-cell table:style-name="ce69" office:value-type="string" calcext:value-type="string">
            <text:p>TRD2-</text:p>
          </table:table-cell>
          <table:table-cell table:style-name="ce73"/>
          <table:table-cell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33]+([.Q133]-1)*2" office:value-type="float" office:value="6" calcext:value-type="float">
            <text:p>6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D2N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133]=&quot;TypeGpio&quot;;CONCATENATE(&quot;GPIO&quot;;[.$L133]);[.$L133])" office:value-type="string" office:string-value="NET-D2N" calcext:value-type="string">
            <text:p>NET-D2N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33];&quot;&quot;&quot;}&quot;)" office:value-type="string" office:string-value="{ModeInput,&quot;NET-D2N&quot;}" calcext:value-type="string">
            <text:p>{ModeInput,"NET-D2N"}</text:p>
          </table:table-cell>
          <table:table-cell table:style-name="ce74" table:formula="of:=IF([.$T133]&lt;&gt;&quot;&quot;;CONCATENATE(&quot;,{ModeOutput,&quot;&quot;&quot;;[.$T133];&quot;&quot;&quot;}&quot;);&quot;&quot;)">
            <text:p/>
          </table:table-cell>
          <table:table-cell table:style-name="ce74" table:formula="of:=IF([.$U133]&lt;&gt;&quot;&quot;;CONCATENATE(&quot;,{ModeAlt2,&quot;&quot;&quot;;[.$U133];&quot;&quot;&quot;}&quot;);&quot;&quot;)">
            <text:p/>
          </table:table-cell>
          <table:table-cell table:style-name="ce74" table:formula="of:=IF([.$V133]&lt;&gt;&quot;&quot;;CONCATENATE(&quot;,{ModeAlt3,&quot;&quot;&quot;;[.$V133];&quot;&quot;&quot;}&quot;);&quot;&quot;)">
            <text:p/>
          </table:table-cell>
          <table:table-cell table:style-name="ce74" table:formula="of:=IF([.$W133]&lt;&gt;&quot;&quot;;CONCATENATE(&quot;,{ModeAlt6,&quot;&quot;&quot;;[.$W133];&quot;&quot;&quot;}&quot;);&quot;&quot;)">
            <text:p/>
          </table:table-cell>
          <table:table-cell table:style-name="ce74" table:formula="of:=CONCATENATE(&quot;{&quot;;[.$M133];&quot;,{&quot;;[.$N133];&quot;,&quot;;[.$O133];&quot;,&quot;;[.$P133];&quot;,&quot;;[.$Q133];&quot;,&quot;;[.$R133];&quot;},{&quot;;[.$X133];[.$Y133];[.$Z133];[.$AA133];[.$AB133];&quot;}},&quot;)" office:value-type="string" office:string-value="{TypeNet,{-1,-1,-1,3,2},{{ModeInput,&quot;NET-D2N&quot;}}}," calcext:value-type="string">
            <text:p>{TypeNet,{-1,-1,-1,3,2},{{ModeInput,"NET-D2N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94" calcext:value-type="float">
            <text:p>94</text:p>
          </table:table-cell>
          <table:table-cell table:style-name="ce69" office:value-type="string" calcext:value-type="string">
            <text:p>TRD3-</text:p>
          </table:table-cell>
          <table:table-cell table:style-name="ce73"/>
          <table:table-cell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34]+([.Q134]-1)*2" office:value-type="float" office:value="8" calcext:value-type="float">
            <text:p>8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D3N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134]=&quot;TypeGpio&quot;;CONCATENATE(&quot;GPIO&quot;;[.$L134]);[.$L134])" office:value-type="string" office:string-value="NET-D3N" calcext:value-type="string">
            <text:p>NET-D3N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34];&quot;&quot;&quot;}&quot;)" office:value-type="string" office:string-value="{ModeInput,&quot;NET-D3N&quot;}" calcext:value-type="string">
            <text:p>{ModeInput,"NET-D3N"}</text:p>
          </table:table-cell>
          <table:table-cell table:style-name="ce74" table:formula="of:=IF([.$T134]&lt;&gt;&quot;&quot;;CONCATENATE(&quot;,{ModeOutput,&quot;&quot;&quot;;[.$T134];&quot;&quot;&quot;}&quot;);&quot;&quot;)">
            <text:p/>
          </table:table-cell>
          <table:table-cell table:style-name="ce74" table:formula="of:=IF([.$U134]&lt;&gt;&quot;&quot;;CONCATENATE(&quot;,{ModeAlt2,&quot;&quot;&quot;;[.$U134];&quot;&quot;&quot;}&quot;);&quot;&quot;)">
            <text:p/>
          </table:table-cell>
          <table:table-cell table:style-name="ce74" table:formula="of:=IF([.$V134]&lt;&gt;&quot;&quot;;CONCATENATE(&quot;,{ModeAlt3,&quot;&quot;&quot;;[.$V134];&quot;&quot;&quot;}&quot;);&quot;&quot;)">
            <text:p/>
          </table:table-cell>
          <table:table-cell table:style-name="ce74" table:formula="of:=IF([.$W134]&lt;&gt;&quot;&quot;;CONCATENATE(&quot;,{ModeAlt6,&quot;&quot;&quot;;[.$W134];&quot;&quot;&quot;}&quot;);&quot;&quot;)">
            <text:p/>
          </table:table-cell>
          <table:table-cell table:style-name="ce74" table:formula="of:=CONCATENATE(&quot;{&quot;;[.$M134];&quot;,{&quot;;[.$N134];&quot;,&quot;;[.$O134];&quot;,&quot;;[.$P134];&quot;,&quot;;[.$Q134];&quot;,&quot;;[.$R134];&quot;},{&quot;;[.$X134];[.$Y134];[.$Z134];[.$AA134];[.$AB134];&quot;}},&quot;)" office:value-type="string" office:string-value="{TypeNet,{-1,-1,-1,4,2},{{ModeInput,&quot;NET-D3N&quot;}}}," calcext:value-type="string">
            <text:p>{TypeNet,{-1,-1,-1,4,2},{{ModeInput,"NET-D3N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95" calcext:value-type="float">
            <text:p>95</text:p>
          </table:table-cell>
          <table:table-cell table:style-name="ce69" office:value-type="string" calcext:value-type="string">
            <text:p>TRD4-</text:p>
          </table:table-cell>
          <table:table-cell table:style-name="ce73"/>
          <table:table-cell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35]+([.Q135]-1)*2" office:value-type="float" office:value="10" calcext:value-type="float">
            <text:p>10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D4N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135]=&quot;TypeGpio&quot;;CONCATENATE(&quot;GPIO&quot;;[.$L135]);[.$L135])" office:value-type="string" office:string-value="NET-D4N" calcext:value-type="string">
            <text:p>NET-D4N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35];&quot;&quot;&quot;}&quot;)" office:value-type="string" office:string-value="{ModeInput,&quot;NET-D4N&quot;}" calcext:value-type="string">
            <text:p>{ModeInput,"NET-D4N"}</text:p>
          </table:table-cell>
          <table:table-cell table:style-name="ce74" table:formula="of:=IF([.$T135]&lt;&gt;&quot;&quot;;CONCATENATE(&quot;,{ModeOutput,&quot;&quot;&quot;;[.$T135];&quot;&quot;&quot;}&quot;);&quot;&quot;)">
            <text:p/>
          </table:table-cell>
          <table:table-cell table:style-name="ce74" table:formula="of:=IF([.$U135]&lt;&gt;&quot;&quot;;CONCATENATE(&quot;,{ModeAlt2,&quot;&quot;&quot;;[.$U135];&quot;&quot;&quot;}&quot;);&quot;&quot;)">
            <text:p/>
          </table:table-cell>
          <table:table-cell table:style-name="ce74" table:formula="of:=IF([.$V135]&lt;&gt;&quot;&quot;;CONCATENATE(&quot;,{ModeAlt3,&quot;&quot;&quot;;[.$V135];&quot;&quot;&quot;}&quot;);&quot;&quot;)">
            <text:p/>
          </table:table-cell>
          <table:table-cell table:style-name="ce74" table:formula="of:=IF([.$W135]&lt;&gt;&quot;&quot;;CONCATENATE(&quot;,{ModeAlt6,&quot;&quot;&quot;;[.$W135];&quot;&quot;&quot;}&quot;);&quot;&quot;)">
            <text:p/>
          </table:table-cell>
          <table:table-cell table:style-name="ce74" table:formula="of:=CONCATENATE(&quot;{&quot;;[.$M135];&quot;,{&quot;;[.$N135];&quot;,&quot;;[.$O135];&quot;,&quot;;[.$P135];&quot;,&quot;;[.$Q135];&quot;,&quot;;[.$R135];&quot;},{&quot;;[.$X135];[.$Y135];[.$Z135];[.$AA135];[.$AB135];&quot;}},&quot;)" office:value-type="string" office:string-value="{TypeNet,{-1,-1,-1,5,2},{{ModeInput,&quot;NET-D4N&quot;}}}," calcext:value-type="string">
            <text:p>{TypeNet,{-1,-1,-1,5,2},{{ModeInput,"NET-D4N"}}},</text:p>
          </table:table-cell>
          <table:table-cell table:style-name="ce88" table:number-columns-repeated="995"/>
        </table:table-row>
        <table:table-row table:style-name="ro1">
          <table:table-cell table:style-name="ce65" office:value-type="float" office:value="5" calcext:value-type="float">
            <text:p>5</text:p>
          </table:table-cell>
          <table:table-cell table:style-name="ce68" office:value-type="string" calcext:value-type="string">
            <text:p>GND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36]+([.Q136]-1)*2" office:value-type="float" office:value="12" calcext:value-type="float">
            <text:p>12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GND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136]=&quot;TypeGpio&quot;;CONCATENATE(&quot;GPIO&quot;;[.$L136]);[.$L136])" office:value-type="string" office:string-value="GND" calcext:value-type="string">
            <text:p>GND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36];&quot;&quot;&quot;}&quot;)" office:value-type="string" office:string-value="{ModeInput,&quot;GND&quot;}" calcext:value-type="string">
            <text:p>{ModeInput,"GND"}</text:p>
          </table:table-cell>
          <table:table-cell table:style-name="ce65" table:formula="of:=IF([.$T136]&lt;&gt;&quot;&quot;;CONCATENATE(&quot;,{ModeOutput,&quot;&quot;&quot;;[.$T136];&quot;&quot;&quot;}&quot;);&quot;&quot;)">
            <text:p/>
          </table:table-cell>
          <table:table-cell table:style-name="ce65" table:formula="of:=IF([.$U136]&lt;&gt;&quot;&quot;;CONCATENATE(&quot;,{ModeAlt2,&quot;&quot;&quot;;[.$U136];&quot;&quot;&quot;}&quot;);&quot;&quot;)">
            <text:p/>
          </table:table-cell>
          <table:table-cell table:style-name="ce65" table:formula="of:=IF([.$V136]&lt;&gt;&quot;&quot;;CONCATENATE(&quot;,{ModeAlt3,&quot;&quot;&quot;;[.$V136];&quot;&quot;&quot;}&quot;);&quot;&quot;)">
            <text:p/>
          </table:table-cell>
          <table:table-cell table:style-name="ce65" table:formula="of:=IF([.$W136]&lt;&gt;&quot;&quot;;CONCATENATE(&quot;,{ModeAlt6,&quot;&quot;&quot;;[.$W136];&quot;&quot;&quot;}&quot;);&quot;&quot;)">
            <text:p/>
          </table:table-cell>
          <table:table-cell table:style-name="ce65" table:formula="of:=CONCATENATE(&quot;{&quot;;[.$M136];&quot;,{&quot;;[.$N136];&quot;,&quot;;[.$O136];&quot;,&quot;;[.$P136];&quot;,&quot;;[.$Q136];&quot;,&quot;;[.$R136];&quot;},{&quot;;[.$X136];[.$Y136];[.$Z136];[.$AA136];[.$AB136];&quot;}},&quot;)" office:value-type="string" office:string-value="{TypePower,{-1,-1,-1,6,2},{{ModeInput,&quot;GND&quot;}}}," calcext:value-type="string">
            <text:p>{TypePower,{-1,-1,-1,6,2},{{ModeInput,"GND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6" calcext:value-type="float">
            <text:p>66</text:p>
          </table:table-cell>
          <table:table-cell table:style-name="ce66" office:value-type="string" calcext:value-type="string">
            <text:p>GPIOA7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37]+([.Q137]-1)*2" office:value-type="float" office:value="14" calcext:value-type="float">
            <text:p>14</text:p>
          </table:table-cell>
          <table:table-cell table:style-name="ce72" office:value-type="string" calcext:value-type="string">
            <text:p>J3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7" calcext:value-type="float">
            <text:p>7</text:p>
          </table:table-cell>
          <table:table-cell table:style-name="ce66" table:formula="of:=CONCATENATE([.J137];[.K137])" office:value-type="string" office:string-value="A7" calcext:value-type="string">
            <text:p>A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2" calcext:value-type="float">
            <text:p>2</text:p>
          </table:table-cell>
          <table:table-cell table:style-name="ce83" table:formula="of:=IF([.$M137]=&quot;TypeGpio&quot;;CONCATENATE(&quot;GPIO&quot;;[.$L137]);[.$L137])" office:value-type="string" office:string-value="GPIOA7" calcext:value-type="string">
            <text:p>GPIOA7</text:p>
          </table:table-cell>
          <table:table-cell table:style-name="ce83" table:formula="of:=IF([.$M137]=&quot;TypeGpio&quot;;CONCATENATE(&quot;GPIO&quot;;[.$L137]);&quot;&quot;)" office:value-type="string" office:string-value="GPIOA7" calcext:value-type="string">
            <text:p>GPIOA7</text:p>
          </table:table-cell>
          <table:table-cell table:style-name="ce43" office:value-type="string" calcext:value-type="string">
            <text:p>SIMCLK</text:p>
          </table:table-cell>
          <table:table-cell table:style-name="ce43"/>
          <table:table-cell table:style-name="ce43" office:value-type="string" calcext:value-type="string">
            <text:p>PAEINT7</text:p>
          </table:table-cell>
          <table:table-cell table:style-name="ce65" table:formula="of:=CONCATENATE(&quot;{ModeInput,&quot;&quot;&quot;;[.$S137];&quot;&quot;&quot;}&quot;)" office:value-type="string" office:string-value="{ModeInput,&quot;GPIOA7&quot;}" calcext:value-type="string">
            <text:p>{ModeInput,"GPIOA7"}</text:p>
          </table:table-cell>
          <table:table-cell table:style-name="ce65" table:formula="of:=IF([.$T137]&lt;&gt;&quot;&quot;;CONCATENATE(&quot;,{ModeOutput,&quot;&quot;&quot;;[.$T137];&quot;&quot;&quot;}&quot;);&quot;&quot;)" office:value-type="string" office:string-value=",{ModeOutput,&quot;GPIOA7&quot;}" calcext:value-type="string">
            <text:p>,{ModeOutput,"GPIOA7"}</text:p>
          </table:table-cell>
          <table:table-cell table:style-name="ce65" table:formula="of:=IF([.$U137]&lt;&gt;&quot;&quot;;CONCATENATE(&quot;,{ModeAlt2,&quot;&quot;&quot;;[.$U137];&quot;&quot;&quot;}&quot;);&quot;&quot;)" office:value-type="string" office:string-value=",{ModeAlt2,&quot;SIMCLK&quot;}" calcext:value-type="string">
            <text:p>,{ModeAlt2,"SIMCLK"}</text:p>
          </table:table-cell>
          <table:table-cell table:style-name="ce65" table:formula="of:=IF([.$V137]&lt;&gt;&quot;&quot;;CONCATENATE(&quot;,{ModeAlt3,&quot;&quot;&quot;;[.$V137];&quot;&quot;&quot;}&quot;);&quot;&quot;)">
            <text:p/>
          </table:table-cell>
          <table:table-cell table:style-name="ce65" table:formula="of:=IF([.$W137]&lt;&gt;&quot;&quot;;CONCATENATE(&quot;,{ModeAlt6,&quot;&quot;&quot;;[.$W137];&quot;&quot;&quot;}&quot;);&quot;&quot;)" office:value-type="string" office:string-value=",{ModeAlt6,&quot;PAEINT7&quot;}" calcext:value-type="string">
            <text:p>,{ModeAlt6,"PAEINT7"}</text:p>
          </table:table-cell>
          <table:table-cell table:style-name="ce65" table:formula="of:=CONCATENATE(&quot;{&quot;;[.$M137];&quot;,{&quot;;[.$N137];&quot;,&quot;;[.$O137];&quot;,&quot;;[.$P137];&quot;,&quot;;[.$Q137];&quot;,&quot;;[.$R137];&quot;},{&quot;;[.$X137];[.$Y137];[.$Z137];[.$AA137];[.$AB137];&quot;}},&quot;)" office:value-type="string" office:string-value="{TypeGpio,{26,7,7,7,2},{{ModeInput,&quot;GPIOA7&quot;},{ModeOutput,&quot;GPIOA7&quot;},{ModeAlt2,&quot;SIMCLK&quot;},{ModeAlt6,&quot;PAEINT7&quot;}}}," calcext:value-type="string">
            <text:p>{TypeGpio,{26,7,7,7,2},{{ModeInput,"GPIOA7"},{ModeOutput,"GPIOA7"},{ModeAlt2,"SIMCLK"},{ModeAlt6,"PAEINT7"}}},</text:p>
          </table:table-cell>
          <table:table-cell table:style-name="ce87" table:number-columns-repeated="995"/>
        </table:table-row>
        <table:table-row table:style-name="ro1">
          <table:table-cell table:style-name="Default" office:value-type="float" office:value="96" calcext:value-type="float">
            <text:p>96</text:p>
          </table:table-cell>
          <table:table-cell table:style-name="ce69" office:value-type="string" calcext:value-type="string">
            <text:p>PE12/CSI_SCK/TWI2_SCK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38]+([.Q138]-1)*2" office:value-type="float" office:value="16" calcext:value-type="float">
            <text:p>16</text:p>
          </table:table-cell>
          <table:table-cell table:style-name="ce73" office:value-type="string" calcext:value-type="string">
            <text:p>J3</text:p>
          </table:table-cell>
          <table:table-cell table:style-name="ce73" office:value-type="string" calcext:value-type="string">
            <text:p>E</text:p>
          </table:table-cell>
          <table:table-cell table:style-name="ce73" office:value-type="float" office:value="12" calcext:value-type="float">
            <text:p>12</text:p>
          </table:table-cell>
          <table:table-cell table:style-name="ce69" table:formula="of:=CONCATENATE([.J138];[.K138])" office:value-type="string" office:string-value="E12" calcext:value-type="string">
            <text:p>E12</text:p>
          </table:table-cell>
          <table:table-cell table:style-name="ce74" office:value-type="string" calcext:value-type="string">
            <text:p>TypeGpio</text:p>
          </table:table-cell>
          <table:table-cell table:style-name="ce78" office:value-type="float" office:value="34" calcext:value-type="float">
            <text:p>34</text:p>
          </table:table-cell>
          <table:table-cell table:style-name="ce78" office:value-type="float" office:value="69" calcext:value-type="float">
            <text:p>69</text:p>
          </table:table-cell>
          <table:table-cell table:style-name="ce78" office:value-type="float" office:value="140" calcext:value-type="float">
            <text:p>14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138]=&quot;TypeGpio&quot;;CONCATENATE(&quot;GPIO&quot;;[.$L138]);[.$L138])" office:value-type="string" office:string-value="GPIOE12" calcext:value-type="string">
            <text:p>GPIOE12</text:p>
          </table:table-cell>
          <table:table-cell table:style-name="ce85" table:formula="of:=IF([.$M138]=&quot;TypeGpio&quot;;CONCATENATE(&quot;GPIO&quot;;[.$L138]);&quot;&quot;)" office:value-type="string" office:string-value="GPIOE12" calcext:value-type="string">
            <text:p>GPIOE12</text:p>
          </table:table-cell>
          <table:table-cell table:style-name="ce74" office:value-type="string" calcext:value-type="string">
            <text:p>CSISCK</text:p>
          </table:table-cell>
          <table:table-cell table:style-name="ce74" office:value-type="string" calcext:value-type="string">
            <text:p>I2C2SCK</text:p>
          </table:table-cell>
          <table:table-cell table:style-name="ce74"/>
          <table:table-cell table:style-name="ce74" table:formula="of:=CONCATENATE(&quot;{ModeInput,&quot;&quot;&quot;;[.$S138];&quot;&quot;&quot;}&quot;)" office:value-type="string" office:string-value="{ModeInput,&quot;GPIOE12&quot;}" calcext:value-type="string">
            <text:p>{ModeInput,"GPIOE12"}</text:p>
          </table:table-cell>
          <table:table-cell table:style-name="ce74" table:formula="of:=IF([.$T138]&lt;&gt;&quot;&quot;;CONCATENATE(&quot;,{ModeOutput,&quot;&quot;&quot;;[.$T138];&quot;&quot;&quot;}&quot;);&quot;&quot;)" office:value-type="string" office:string-value=",{ModeOutput,&quot;GPIOE12&quot;}" calcext:value-type="string">
            <text:p>,{ModeOutput,"GPIOE12"}</text:p>
          </table:table-cell>
          <table:table-cell table:style-name="ce74" table:formula="of:=IF([.$U138]&lt;&gt;&quot;&quot;;CONCATENATE(&quot;,{ModeAlt2,&quot;&quot;&quot;;[.$U138];&quot;&quot;&quot;}&quot;);&quot;&quot;)" office:value-type="string" office:string-value=",{ModeAlt2,&quot;CSISCK&quot;}" calcext:value-type="string">
            <text:p>,{ModeAlt2,"CSISCK"}</text:p>
          </table:table-cell>
          <table:table-cell table:style-name="ce74" table:formula="of:=IF([.$V138]&lt;&gt;&quot;&quot;;CONCATENATE(&quot;,{ModeAlt3,&quot;&quot;&quot;;[.$V138];&quot;&quot;&quot;}&quot;);&quot;&quot;)" office:value-type="string" office:string-value=",{ModeAlt3,&quot;I2C2SCK&quot;}" calcext:value-type="string">
            <text:p>,{ModeAlt3,"I2C2SCK"}</text:p>
          </table:table-cell>
          <table:table-cell table:style-name="ce74" table:formula="of:=IF([.$W138]&lt;&gt;&quot;&quot;;CONCATENATE(&quot;,{ModeAlt6,&quot;&quot;&quot;;[.$W138];&quot;&quot;&quot;}&quot;);&quot;&quot;)">
            <text:p/>
          </table:table-cell>
          <table:table-cell table:style-name="ce74" table:formula="of:=CONCATENATE(&quot;{&quot;;[.$M138];&quot;,{&quot;;[.$N138];&quot;,&quot;;[.$O138];&quot;,&quot;;[.$P138];&quot;,&quot;;[.$Q138];&quot;,&quot;;[.$R138];&quot;},{&quot;;[.$X138];[.$Y138];[.$Z138];[.$AA138];[.$AB138];&quot;}},&quot;)" office:value-type="string" office:string-value="{TypeGpio,{34,69,140,8,2},{{ModeInput,&quot;GPIOE12&quot;},{ModeOutput,&quot;GPIOE12&quot;},{ModeAlt2,&quot;CSISCK&quot;},{ModeAlt3,&quot;I2C2SCK&quot;}}}," calcext:value-type="string">
            <text:p>{TypeGpio,{34,69,140,8,2},{{ModeInput,"GPIOE12"},{ModeOutput,"GPIOE12"},{ModeAlt2,"CSISCK"},{ModeAlt3,"I2C2SCK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97" calcext:value-type="float">
            <text:p>97</text:p>
          </table:table-cell>
          <table:table-cell table:style-name="ce69" office:value-type="string" calcext:value-type="string">
            <text:p>PE13/CSI_SDA/TWI2_SDA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39]+([.Q139]-1)*2" office:value-type="float" office:value="18" calcext:value-type="float">
            <text:p>18</text:p>
          </table:table-cell>
          <table:table-cell table:style-name="ce73" office:value-type="string" calcext:value-type="string">
            <text:p>J3</text:p>
          </table:table-cell>
          <table:table-cell table:style-name="ce73" office:value-type="string" calcext:value-type="string">
            <text:p>E</text:p>
          </table:table-cell>
          <table:table-cell table:style-name="ce73" office:value-type="float" office:value="13" calcext:value-type="float">
            <text:p>13</text:p>
          </table:table-cell>
          <table:table-cell table:style-name="ce69" table:formula="of:=CONCATENATE([.J139];[.K139])" office:value-type="string" office:string-value="E13" calcext:value-type="string">
            <text:p>E13</text:p>
          </table:table-cell>
          <table:table-cell table:style-name="ce74" office:value-type="string" calcext:value-type="string">
            <text:p>TypeGpio</text:p>
          </table:table-cell>
          <table:table-cell table:style-name="ce78" office:value-type="float" office:value="35" calcext:value-type="float">
            <text:p>35</text:p>
          </table:table-cell>
          <table:table-cell table:style-name="ce78" office:value-type="float" office:value="70" calcext:value-type="float">
            <text:p>70</text:p>
          </table:table-cell>
          <table:table-cell table:style-name="ce78" office:value-type="float" office:value="141" calcext:value-type="float">
            <text:p>141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139]=&quot;TypeGpio&quot;;CONCATENATE(&quot;GPIO&quot;;[.$L139]);[.$L139])" office:value-type="string" office:string-value="GPIOE13" calcext:value-type="string">
            <text:p>GPIOE13</text:p>
          </table:table-cell>
          <table:table-cell table:style-name="ce85" table:formula="of:=IF([.$M139]=&quot;TypeGpio&quot;;CONCATENATE(&quot;GPIO&quot;;[.$L139]);&quot;&quot;)" office:value-type="string" office:string-value="GPIOE13" calcext:value-type="string">
            <text:p>GPIOE13</text:p>
          </table:table-cell>
          <table:table-cell table:style-name="ce74" office:value-type="string" calcext:value-type="string">
            <text:p>CSISDA</text:p>
          </table:table-cell>
          <table:table-cell table:style-name="ce74" office:value-type="string" calcext:value-type="string">
            <text:p>I2C2SDA</text:p>
          </table:table-cell>
          <table:table-cell table:style-name="ce74"/>
          <table:table-cell table:style-name="ce74" table:formula="of:=CONCATENATE(&quot;{ModeInput,&quot;&quot;&quot;;[.$S139];&quot;&quot;&quot;}&quot;)" office:value-type="string" office:string-value="{ModeInput,&quot;GPIOE13&quot;}" calcext:value-type="string">
            <text:p>{ModeInput,"GPIOE13"}</text:p>
          </table:table-cell>
          <table:table-cell table:style-name="ce74" table:formula="of:=IF([.$T139]&lt;&gt;&quot;&quot;;CONCATENATE(&quot;,{ModeOutput,&quot;&quot;&quot;;[.$T139];&quot;&quot;&quot;}&quot;);&quot;&quot;)" office:value-type="string" office:string-value=",{ModeOutput,&quot;GPIOE13&quot;}" calcext:value-type="string">
            <text:p>,{ModeOutput,"GPIOE13"}</text:p>
          </table:table-cell>
          <table:table-cell table:style-name="ce74" table:formula="of:=IF([.$U139]&lt;&gt;&quot;&quot;;CONCATENATE(&quot;,{ModeAlt2,&quot;&quot;&quot;;[.$U139];&quot;&quot;&quot;}&quot;);&quot;&quot;)" office:value-type="string" office:string-value=",{ModeAlt2,&quot;CSISDA&quot;}" calcext:value-type="string">
            <text:p>,{ModeAlt2,"CSISDA"}</text:p>
          </table:table-cell>
          <table:table-cell table:style-name="ce74" table:formula="of:=IF([.$V139]&lt;&gt;&quot;&quot;;CONCATENATE(&quot;,{ModeAlt3,&quot;&quot;&quot;;[.$V139];&quot;&quot;&quot;}&quot;);&quot;&quot;)" office:value-type="string" office:string-value=",{ModeAlt3,&quot;I2C2SDA&quot;}" calcext:value-type="string">
            <text:p>,{ModeAlt3,"I2C2SDA"}</text:p>
          </table:table-cell>
          <table:table-cell table:style-name="ce74" table:formula="of:=IF([.$W139]&lt;&gt;&quot;&quot;;CONCATENATE(&quot;,{ModeAlt6,&quot;&quot;&quot;;[.$W139];&quot;&quot;&quot;}&quot;);&quot;&quot;)">
            <text:p/>
          </table:table-cell>
          <table:table-cell table:style-name="ce74" table:formula="of:=CONCATENATE(&quot;{&quot;;[.$M139];&quot;,{&quot;;[.$N139];&quot;,&quot;;[.$O139];&quot;,&quot;;[.$P139];&quot;,&quot;;[.$Q139];&quot;,&quot;;[.$R139];&quot;},{&quot;;[.$X139];[.$Y139];[.$Z139];[.$AA139];[.$AB139];&quot;}},&quot;)" office:value-type="string" office:string-value="{TypeGpio,{35,70,141,9,2},{{ModeInput,&quot;GPIOE13&quot;},{ModeOutput,&quot;GPIOE13&quot;},{ModeAlt2,&quot;CSISDA&quot;},{ModeAlt3,&quot;I2C2SDA&quot;}}}," calcext:value-type="string">
            <text:p>{TypeGpio,{35,70,141,9,2},{{ModeInput,"GPIOE13"},{ModeOutput,"GPIOE13"},{ModeAlt2,"CSISDA"},{ModeAlt3,"I2C2SDA"}}},</text:p>
          </table:table-cell>
          <table:table-cell table:style-name="ce88" table:number-columns-repeated="995"/>
        </table:table-row>
        <table:table-row table:style-name="ro1">
          <table:table-cell table:style-name="ce65" office:value-type="float" office:value="1" calcext:value-type="float">
            <text:p>1</text:p>
          </table:table-cell>
          <table:table-cell table:style-name="ce68" office:value-type="string" calcext:value-type="string">
            <text:p>SYS_3.3V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40]+([.Q140]-1)*2" office:value-type="float" office:value="20" calcext:value-type="float">
            <text:p>20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3.3V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140]=&quot;TypeGpio&quot;;CONCATENATE(&quot;GPIO&quot;;[.$L140]);[.$L140])" office:value-type="string" office:string-value="3.3V" calcext:value-type="string">
            <text:p>3.3V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40];&quot;&quot;&quot;}&quot;)" office:value-type="string" office:string-value="{ModeInput,&quot;3.3V&quot;}" calcext:value-type="string">
            <text:p>{ModeInput,"3.3V"}</text:p>
          </table:table-cell>
          <table:table-cell table:style-name="ce65" table:formula="of:=IF([.$T140]&lt;&gt;&quot;&quot;;CONCATENATE(&quot;,{ModeOutput,&quot;&quot;&quot;;[.$T140];&quot;&quot;&quot;}&quot;);&quot;&quot;)">
            <text:p/>
          </table:table-cell>
          <table:table-cell table:style-name="ce65" table:formula="of:=IF([.$U140]&lt;&gt;&quot;&quot;;CONCATENATE(&quot;,{ModeAlt2,&quot;&quot;&quot;;[.$U140];&quot;&quot;&quot;}&quot;);&quot;&quot;)">
            <text:p/>
          </table:table-cell>
          <table:table-cell table:style-name="ce65" table:formula="of:=IF([.$V140]&lt;&gt;&quot;&quot;;CONCATENATE(&quot;,{ModeAlt3,&quot;&quot;&quot;;[.$V140];&quot;&quot;&quot;}&quot;);&quot;&quot;)">
            <text:p/>
          </table:table-cell>
          <table:table-cell table:style-name="ce65" table:formula="of:=IF([.$W140]&lt;&gt;&quot;&quot;;CONCATENATE(&quot;,{ModeAlt6,&quot;&quot;&quot;;[.$W140];&quot;&quot;&quot;}&quot;);&quot;&quot;)">
            <text:p/>
          </table:table-cell>
          <table:table-cell table:style-name="ce65" table:formula="of:=CONCATENATE(&quot;{&quot;;[.$M140];&quot;,{&quot;;[.$N140];&quot;,&quot;;[.$O140];&quot;,&quot;;[.$P140];&quot;,&quot;;[.$Q140];&quot;,&quot;;[.$R140];&quot;},{&quot;;[.$X140];[.$Y140];[.$Z140];[.$AA140];[.$AB140];&quot;}},&quot;)" office:value-type="string" office:string-value="{TypePower,{-1,-1,-1,10,2},{{ModeInput,&quot;3.3V&quot;}}}," calcext:value-type="string">
            <text:p>{TypePower,{-1,-1,-1,10,2},{{ModeInput,"3.3V"}}},</text:p>
          </table:table-cell>
          <table:table-cell table:style-name="ce87" table:number-columns-repeated="995"/>
        </table:table-row>
        <table:table-row table:style-name="ro1">
          <table:table-cell table:style-name="ce65"/>
          <table:table-cell table:style-name="ce68"/>
          <table:table-cell table:style-name="ce72" table:number-columns-repeated="5"/>
          <table:table-cell table:style-name="ce65"/>
          <table:table-cell table:style-name="ce72" table:number-columns-repeated="3"/>
          <table:table-cell table:style-name="ce68"/>
          <table:table-cell table:style-name="ce65"/>
          <table:table-cell table:style-name="ce77" table:number-columns-repeated="3"/>
          <table:table-cell table:style-name="ce65" table:number-columns-repeated="2"/>
          <table:table-cell table:style-name="ce84" table:number-columns-repeated="2"/>
          <table:table-cell table:style-name="ce65" table:number-columns-repeated="9"/>
          <table:table-cell table:style-name="ce87" table:number-columns-repeated="995"/>
        </table:table-row>
        <table:table-row table:style-name="ro1">
          <table:table-cell/>
          <table:table-cell table:style-name="ce67" office:value-type="string" calcext:value-type="string">
            <text:p>con1-minishield</text:p>
          </table:table-cell>
          <table:table-cell table:style-name="ce71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63" office:value-type="string" calcext:value-type="string">
            <text:p>#</text:p>
          </table:table-cell>
          <table:table-cell table:style-name="ce10" office:value-type="string" calcext:value-type="string">
            <text:p>Schéma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Core2</text:p>
          </table:table-cell>
          <table:table-cell table:style-name="ce10" office:value-type="string" calcext:value-type="string">
            <text:p>Neo</text:p>
          </table:table-cell>
          <table:table-cell table:style-name="ce10" office:value-type="string" calcext:value-type="string">
            <text:p>M1</text:p>
          </table:table-cell>
          <table:table-cell table:style-name="ce10" office:value-type="string" calcext:value-type="string">
            <text:p>M1+</text:p>
          </table:table-cell>
          <table:table-cell table:style-name="ce10" office:value-type="string" calcext:value-type="string">
            <text:p>Phys.</text:p>
          </table:table-cell>
          <table:table-cell table:style-name="ce63" office:value-type="string" calcext:value-type="string">
            <text:p>Conn.</text:p>
          </table:table-cell>
          <table:table-cell table:style-name="ce63" office:value-type="string" calcext:value-type="string">
            <text:p>Port</text:p>
          </table:table-cell>
          <table:table-cell table:style-name="ce63" office:value-type="string" calcext:value-type="string">
            <text:p>#</text:p>
          </table:table-cell>
          <table:table-cell table:style-name="ce75" office:value-type="string" calcext:value-type="string">
            <text:p>Nom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ow</text:p>
          </table:table-cell>
          <table:table-cell table:style-name="ce10" office:value-type="string" calcext:value-type="string">
            <text:p>column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Code C++</text:p>
          </table:table-cell>
          <table:table-cell table:style-name="ce71" table:number-columns-repeated="994"/>
          <table:table-cell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66" office:value-type="string" calcext:value-type="string">
            <text:p>SYS_3.3V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51" table:formula="of:=([.$Q144]-1)*2+[.$R144]" office:value-type="float" office:value="1" calcext:value-type="float">
            <text:p>1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3.3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82" table:formula="of:=IF([.$M144]=&quot;TypeGpio&quot;;CONCATENATE(&quot;GPIO&quot;;[.$L144]);[.$L144])" office:value-type="string" office:string-value="3.3V" calcext:value-type="string">
            <text:p>3.3V</text:p>
          </table:table-cell>
          <table:table-cell table:style-name="ce82" table:formula="of:=IF([.$M144]=&quot;TypeGpio&quot;;CONCATENATE(&quot;GPIO&quot;;[.$L144]);&quot;&quot;)">
            <text:p/>
          </table:table-cell>
          <table:table-cell table:style-name="ce51" table:number-columns-repeated="3"/>
          <table:table-cell table:style-name="ce51" table:formula="of:=CONCATENATE(&quot;{ModeInput,&quot;&quot;&quot;;[.$S144];&quot;&quot;&quot;}&quot;)" office:value-type="string" office:string-value="{ModeInput,&quot;3.3V&quot;}" calcext:value-type="string">
            <text:p>{ModeInput,"3.3V"}</text:p>
          </table:table-cell>
          <table:table-cell table:style-name="ce51" table:formula="of:=IF([.$T144]&lt;&gt;&quot;&quot;;CONCATENATE(&quot;,{ModeOutput,&quot;&quot;&quot;;[.$T144];&quot;&quot;&quot;}&quot;);&quot;&quot;)">
            <text:p/>
          </table:table-cell>
          <table:table-cell table:style-name="ce51" table:formula="of:=IF([.$U144]&lt;&gt;&quot;&quot;;CONCATENATE(&quot;,{ModeAlt2,&quot;&quot;&quot;;[.$U144];&quot;&quot;&quot;}&quot;);&quot;&quot;)">
            <text:p/>
          </table:table-cell>
          <table:table-cell table:style-name="ce51" table:formula="of:=IF([.$V144]&lt;&gt;&quot;&quot;;CONCATENATE(&quot;,{ModeAlt3,&quot;&quot;&quot;;[.$V144];&quot;&quot;&quot;}&quot;);&quot;&quot;)">
            <text:p/>
          </table:table-cell>
          <table:table-cell table:style-name="ce51" table:formula="of:=IF([.$W144]&lt;&gt;&quot;&quot;;CONCATENATE(&quot;,{ModeAlt6,&quot;&quot;&quot;;[.$W144];&quot;&quot;&quot;}&quot;);&quot;&quot;)">
            <text:p/>
          </table:table-cell>
          <table:table-cell table:style-name="ce51" table:formula="of:=CONCATENATE(&quot;{&quot;;[.$M144];&quot;,{&quot;;[.$N144];&quot;,&quot;;[.$O144];&quot;,&quot;;[.$P144];&quot;,&quot;;[.$Q144];&quot;,&quot;;[.$R144];&quot;},{&quot;;[.$X144];[.$Y144];[.$Z144];[.$AA144];[.$AB144];&quot;}},&quot;)" office:value-type="string" office:string-value="{TypePower,{-1,-1,-1,1,1},{{ModeInput,&quot;3.3V&quot;}}}," calcext:value-type="string">
            <text:p>{TypePower,{-1,-1,-1,1,1},{{ModeInput,"3.3V"}}},</text:p>
          </table:table-cell>
          <table:table-cell table:number-columns-repeated="995"/>
        </table:table-row>
        <table:table-row table:style-name="ro1">
          <table:table-cell table:style-name="ce43" office:value-type="float" office:value="36" calcext:value-type="float">
            <text:p>36</text:p>
          </table:table-cell>
          <table:table-cell table:style-name="ce66" office:value-type="string" calcext:value-type="string">
            <text:p>I2C0_SDA/GPIOA12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51" table:formula="of:=([.$Q145]-1)*2+[.$R145]" office:value-type="float" office:value="3" calcext:value-type="float">
            <text:p>3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2" calcext:value-type="float">
            <text:p>12</text:p>
          </table:table-cell>
          <table:table-cell table:style-name="ce66" table:formula="of:=CONCATENATE([.J145];[.K145])" office:value-type="string" office:string-value="A12" calcext:value-type="string">
            <text:p>A12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2" table:style-name="ce20" office:value-type="float" office:value="12" calcext:value-type="float">
            <text:p>12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82" table:formula="of:=IF([.$M145]=&quot;TypeGpio&quot;;CONCATENATE(&quot;GPIO&quot;;[.$L145]);[.$L145])" office:value-type="string" office:string-value="GPIOA12" calcext:value-type="string">
            <text:p>GPIOA12</text:p>
          </table:table-cell>
          <table:table-cell table:style-name="ce82" table:formula="of:=IF([.$M145]=&quot;TypeGpio&quot;;CONCATENATE(&quot;GPIO&quot;;[.$L145]);&quot;&quot;)" office:value-type="string" office:string-value="GPIOA12" calcext:value-type="string">
            <text:p>GPIOA12</text:p>
          </table:table-cell>
          <table:table-cell table:style-name="ce51" office:value-type="string" calcext:value-type="string">
            <text:p>TWI0SDA</text:p>
          </table:table-cell>
          <table:table-cell table:style-name="ce51" office:value-type="string" calcext:value-type="string">
            <text:p>DIRX</text:p>
          </table:table-cell>
          <table:table-cell table:style-name="ce51" office:value-type="string" calcext:value-type="string">
            <text:p>PAEINT12</text:p>
          </table:table-cell>
          <table:table-cell table:style-name="ce51" table:formula="of:=CONCATENATE(&quot;{ModeInput,&quot;&quot;&quot;;[.$S145];&quot;&quot;&quot;}&quot;)" office:value-type="string" office:string-value="{ModeInput,&quot;GPIOA12&quot;}" calcext:value-type="string">
            <text:p>{ModeInput,"GPIOA12"}</text:p>
          </table:table-cell>
          <table:table-cell table:style-name="ce51" table:formula="of:=IF([.$T145]&lt;&gt;&quot;&quot;;CONCATENATE(&quot;,{ModeOutput,&quot;&quot;&quot;;[.$T145];&quot;&quot;&quot;}&quot;);&quot;&quot;)" office:value-type="string" office:string-value=",{ModeOutput,&quot;GPIOA12&quot;}" calcext:value-type="string">
            <text:p>,{ModeOutput,"GPIOA12"}</text:p>
          </table:table-cell>
          <table:table-cell table:style-name="ce51" table:formula="of:=IF([.$U145]&lt;&gt;&quot;&quot;;CONCATENATE(&quot;,{ModeAlt2,&quot;&quot;&quot;;[.$U145];&quot;&quot;&quot;}&quot;);&quot;&quot;)" office:value-type="string" office:string-value=",{ModeAlt2,&quot;TWI0SDA&quot;}" calcext:value-type="string">
            <text:p>,{ModeAlt2,"TWI0SDA"}</text:p>
          </table:table-cell>
          <table:table-cell table:style-name="ce51" table:formula="of:=IF([.$V145]&lt;&gt;&quot;&quot;;CONCATENATE(&quot;,{ModeAlt3,&quot;&quot;&quot;;[.$V145];&quot;&quot;&quot;}&quot;);&quot;&quot;)" office:value-type="string" office:string-value=",{ModeAlt3,&quot;DIRX&quot;}" calcext:value-type="string">
            <text:p>,{ModeAlt3,"DIRX"}</text:p>
          </table:table-cell>
          <table:table-cell table:style-name="ce51" table:formula="of:=IF([.$W145]&lt;&gt;&quot;&quot;;CONCATENATE(&quot;,{ModeAlt6,&quot;&quot;&quot;;[.$W145];&quot;&quot;&quot;}&quot;);&quot;&quot;)" office:value-type="string" office:string-value=",{ModeAlt6,&quot;PAEINT12&quot;}" calcext:value-type="string">
            <text:p>,{ModeAlt6,"PAEINT12"}</text:p>
          </table:table-cell>
          <table:table-cell table:style-name="ce51" table:formula="of:=CONCATENATE(&quot;{&quot;;[.$M145];&quot;,{&quot;;[.$N145];&quot;,&quot;;[.$O145];&quot;,&quot;;[.$P145];&quot;,&quot;;[.$Q145];&quot;,&quot;;[.$R145];&quot;},{&quot;;[.$X145];[.$Y145];[.$Z145];[.$AA145];[.$AB145];&quot;}},&quot;)" office:value-type="string" office:string-value="{TypeGpio,{8,12,12,2,1},{{ModeInput,&quot;GPIOA12&quot;},{ModeOutput,&quot;GPIOA12&quot;},{ModeAlt2,&quot;TWI0SDA&quot;},{ModeAlt3,&quot;DIRX&quot;},{ModeAlt6,&quot;PAEINT12&quot;}}}," calcext:value-type="string">
            <text:p>{TypeGpio,{8,12,12,2,1},{{ModeInput,"GPIOA12"},{ModeOutput,"GPIOA12"},{ModeAlt2,"TWI0SDA"},{ModeAlt3,"DIRX"},{ModeAlt6,"PAEINT12"}}},</text:p>
          </table:table-cell>
          <table:table-cell table:number-columns-repeated="995"/>
        </table:table-row>
        <table:table-row table:style-name="ro1">
          <table:table-cell table:style-name="ce43" office:value-type="float" office:value="37" calcext:value-type="float">
            <text:p>37</text:p>
          </table:table-cell>
          <table:table-cell table:style-name="ce66" office:value-type="string" calcext:value-type="string">
            <text:p>I2C0_SCL/GPIOA11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51" table:formula="of:=([.$Q146]-1)*2+[.$R146]" office:value-type="float" office:value="5" calcext:value-type="float">
            <text:p>5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1" calcext:value-type="float">
            <text:p>11</text:p>
          </table:table-cell>
          <table:table-cell table:style-name="ce66" table:formula="of:=CONCATENATE([.J146];[.K146])" office:value-type="string" office:string-value="A11" calcext:value-type="string">
            <text:p>A1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2" table:style-name="ce20" office:value-type="float" office:value="11" calcext:value-type="float">
            <text:p>1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82" table:formula="of:=IF([.$M146]=&quot;TypeGpio&quot;;CONCATENATE(&quot;GPIO&quot;;[.$L146]);[.$L146])" office:value-type="string" office:string-value="GPIOA11" calcext:value-type="string">
            <text:p>GPIOA11</text:p>
          </table:table-cell>
          <table:table-cell table:style-name="ce82" table:formula="of:=IF([.$M146]=&quot;TypeGpio&quot;;CONCATENATE(&quot;GPIO&quot;;[.$L146]);&quot;&quot;)" office:value-type="string" office:string-value="GPIOA11" calcext:value-type="string">
            <text:p>GPIOA11</text:p>
          </table:table-cell>
          <table:table-cell table:style-name="ce51" office:value-type="string" calcext:value-type="string">
            <text:p>TWI0SCK</text:p>
          </table:table-cell>
          <table:table-cell table:style-name="ce51" office:value-type="string" calcext:value-type="string">
            <text:p>DITX</text:p>
          </table:table-cell>
          <table:table-cell table:style-name="ce51" office:value-type="string" calcext:value-type="string">
            <text:p>PAEINT11</text:p>
          </table:table-cell>
          <table:table-cell table:style-name="ce51" table:formula="of:=CONCATENATE(&quot;{ModeInput,&quot;&quot;&quot;;[.$S146];&quot;&quot;&quot;}&quot;)" office:value-type="string" office:string-value="{ModeInput,&quot;GPIOA11&quot;}" calcext:value-type="string">
            <text:p>{ModeInput,"GPIOA11"}</text:p>
          </table:table-cell>
          <table:table-cell table:style-name="ce51" table:formula="of:=IF([.$T146]&lt;&gt;&quot;&quot;;CONCATENATE(&quot;,{ModeOutput,&quot;&quot;&quot;;[.$T146];&quot;&quot;&quot;}&quot;);&quot;&quot;)" office:value-type="string" office:string-value=",{ModeOutput,&quot;GPIOA11&quot;}" calcext:value-type="string">
            <text:p>,{ModeOutput,"GPIOA11"}</text:p>
          </table:table-cell>
          <table:table-cell table:style-name="ce51" table:formula="of:=IF([.$U146]&lt;&gt;&quot;&quot;;CONCATENATE(&quot;,{ModeAlt2,&quot;&quot;&quot;;[.$U146];&quot;&quot;&quot;}&quot;);&quot;&quot;)" office:value-type="string" office:string-value=",{ModeAlt2,&quot;TWI0SCK&quot;}" calcext:value-type="string">
            <text:p>,{ModeAlt2,"TWI0SCK"}</text:p>
          </table:table-cell>
          <table:table-cell table:style-name="ce51" table:formula="of:=IF([.$V146]&lt;&gt;&quot;&quot;;CONCATENATE(&quot;,{ModeAlt3,&quot;&quot;&quot;;[.$V146];&quot;&quot;&quot;}&quot;);&quot;&quot;)" office:value-type="string" office:string-value=",{ModeAlt3,&quot;DITX&quot;}" calcext:value-type="string">
            <text:p>,{ModeAlt3,"DITX"}</text:p>
          </table:table-cell>
          <table:table-cell table:style-name="ce51" table:formula="of:=IF([.$W146]&lt;&gt;&quot;&quot;;CONCATENATE(&quot;,{ModeAlt6,&quot;&quot;&quot;;[.$W146];&quot;&quot;&quot;}&quot;);&quot;&quot;)" office:value-type="string" office:string-value=",{ModeAlt6,&quot;PAEINT11&quot;}" calcext:value-type="string">
            <text:p>,{ModeAlt6,"PAEINT11"}</text:p>
          </table:table-cell>
          <table:table-cell table:style-name="ce51" table:formula="of:=CONCATENATE(&quot;{&quot;;[.$M146];&quot;,{&quot;;[.$N146];&quot;,&quot;;[.$O146];&quot;,&quot;;[.$P146];&quot;,&quot;;[.$Q146];&quot;,&quot;;[.$R146];&quot;},{&quot;;[.$X146];[.$Y146];[.$Z146];[.$AA146];[.$AB146];&quot;}},&quot;)" office:value-type="string" office:string-value="{TypeGpio,{9,11,11,3,1},{{ModeInput,&quot;GPIOA11&quot;},{ModeOutput,&quot;GPIOA11&quot;},{ModeAlt2,&quot;TWI0SCK&quot;},{ModeAlt3,&quot;DITX&quot;},{ModeAlt6,&quot;PAEINT11&quot;}}}," calcext:value-type="string">
            <text:p>{TypeGpio,{9,11,11,3,1},{{ModeInput,"GPIOA11"},{ModeOutput,"GPIOA11"},{ModeAlt2,"TWI0SCK"},{ModeAlt3,"DITX"},{ModeAlt6,"PAEINT11"}}},</text:p>
          </table:table-cell>
          <table:table-cell table:number-columns-repeated="995"/>
        </table:table-row>
        <table:table-row table:style-name="ro1">
          <table:table-cell table:style-name="ce43" office:value-type="float" office:value="38" calcext:value-type="float">
            <text:p>38</text:p>
          </table:table-cell>
          <table:table-cell table:style-name="ce66" office:value-type="string" calcext:value-type="string">
            <text:p>GPIOG11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51" table:formula="of:=([.$Q147]-1)*2+[.$R147]" office:value-type="float" office:value="7" calcext:value-type="float">
            <text:p>7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11" calcext:value-type="float">
            <text:p>11</text:p>
          </table:table-cell>
          <table:table-cell table:style-name="ce66" table:formula="of:=CONCATENATE([.J147];[.K147])" office:value-type="string" office:string-value="G11" calcext:value-type="string">
            <text:p>G1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1" calcext:value-type="float">
            <text:p>91</text:p>
          </table:table-cell>
          <table:table-cell table:style-name="ce20" office:value-type="float" office:value="203" calcext:value-type="float">
            <text:p>20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" calcext:value-type="float">
            <text:p>1</text:p>
          </table:table-cell>
          <table:table-cell table:style-name="ce82" table:formula="of:=IF([.$M147]=&quot;TypeGpio&quot;;CONCATENATE(&quot;GPIO&quot;;[.$L147]);[.$L147])" office:value-type="string" office:string-value="GPIOG11" calcext:value-type="string">
            <text:p>GPIOG11</text:p>
          </table:table-cell>
          <table:table-cell table:style-name="ce82" table:formula="of:=IF([.$M147]=&quot;TypeGpio&quot;;CONCATENATE(&quot;GPIO&quot;;[.$L147]);&quot;&quot;)" office:value-type="string" office:string-value="GPIOG11" calcext:value-type="string">
            <text:p>GPIOG11</text:p>
          </table:table-cell>
          <table:table-cell table:style-name="ce51" office:value-type="string" calcext:value-type="string">
            <text:p>PCM1CLK</text:p>
          </table:table-cell>
          <table:table-cell table:style-name="ce51"/>
          <table:table-cell table:style-name="ce51" office:value-type="string" calcext:value-type="string">
            <text:p>PGEINT11</text:p>
          </table:table-cell>
          <table:table-cell table:style-name="ce51" table:formula="of:=CONCATENATE(&quot;{ModeInput,&quot;&quot;&quot;;[.$S147];&quot;&quot;&quot;}&quot;)" office:value-type="string" office:string-value="{ModeInput,&quot;GPIOG11&quot;}" calcext:value-type="string">
            <text:p>{ModeInput,"GPIOG11"}</text:p>
          </table:table-cell>
          <table:table-cell table:style-name="ce51" table:formula="of:=IF([.$T147]&lt;&gt;&quot;&quot;;CONCATENATE(&quot;,{ModeOutput,&quot;&quot;&quot;;[.$T147];&quot;&quot;&quot;}&quot;);&quot;&quot;)" office:value-type="string" office:string-value=",{ModeOutput,&quot;GPIOG11&quot;}" calcext:value-type="string">
            <text:p>,{ModeOutput,"GPIOG11"}</text:p>
          </table:table-cell>
          <table:table-cell table:style-name="ce51" table:formula="of:=IF([.$U147]&lt;&gt;&quot;&quot;;CONCATENATE(&quot;,{ModeAlt2,&quot;&quot;&quot;;[.$U147];&quot;&quot;&quot;}&quot;);&quot;&quot;)" office:value-type="string" office:string-value=",{ModeAlt2,&quot;PCM1CLK&quot;}" calcext:value-type="string">
            <text:p>,{ModeAlt2,"PCM1CLK"}</text:p>
          </table:table-cell>
          <table:table-cell table:style-name="ce51" table:formula="of:=IF([.$V147]&lt;&gt;&quot;&quot;;CONCATENATE(&quot;,{ModeAlt3,&quot;&quot;&quot;;[.$V147];&quot;&quot;&quot;}&quot;);&quot;&quot;)">
            <text:p/>
          </table:table-cell>
          <table:table-cell table:style-name="ce51" table:formula="of:=IF([.$W147]&lt;&gt;&quot;&quot;;CONCATENATE(&quot;,{ModeAlt6,&quot;&quot;&quot;;[.$W147];&quot;&quot;&quot;}&quot;);&quot;&quot;)" office:value-type="string" office:string-value=",{ModeAlt6,&quot;PGEINT11&quot;}" calcext:value-type="string">
            <text:p>,{ModeAlt6,"PGEINT11"}</text:p>
          </table:table-cell>
          <table:table-cell table:style-name="ce51" table:formula="of:=CONCATENATE(&quot;{&quot;;[.$M147];&quot;,{&quot;;[.$N147];&quot;,&quot;;[.$O147];&quot;,&quot;;[.$P147];&quot;,&quot;;[.$Q147];&quot;,&quot;;[.$R147];&quot;},{&quot;;[.$X147];[.$Y147];[.$Z147];[.$AA147];[.$AB147];&quot;}},&quot;)" office:value-type="string" office:string-value="{TypeGpio,{7,91,203,4,1},{{ModeInput,&quot;GPIOG11&quot;},{ModeOutput,&quot;GPIOG11&quot;},{ModeAlt2,&quot;PCM1CLK&quot;},{ModeAlt6,&quot;PGEINT11&quot;}}}," calcext:value-type="string">
            <text:p>{TypeGpio,{7,91,203,4,1},{{ModeInput,"GPIOG11"},{ModeOutput,"GPIOG11"},{ModeAlt2,"PCM1CLK"},{ModeAlt6,"PGEINT11"}}},</text:p>
          </table:table-cell>
          <table:table-cell table:number-columns-repeated="995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66" office:value-type="string" calcext:value-type="string">
            <text:p>GND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51" table:formula="of:=([.$Q148]-1)*2+[.$R148]" office:value-type="float" office:value="9" calcext:value-type="float">
            <text:p>9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" calcext:value-type="float">
            <text:p>1</text:p>
          </table:table-cell>
          <table:table-cell table:style-name="ce82" table:formula="of:=IF([.$M148]=&quot;TypeGpio&quot;;CONCATENATE(&quot;GPIO&quot;;[.$L148]);[.$L148])" office:value-type="string" office:string-value="GND" calcext:value-type="string">
            <text:p>GND</text:p>
          </table:table-cell>
          <table:table-cell table:style-name="ce82" table:formula="of:=IF([.$M148]=&quot;TypeGpio&quot;;CONCATENATE(&quot;GPIO&quot;;[.$L148]);&quot;&quot;)">
            <text:p/>
          </table:table-cell>
          <table:table-cell table:style-name="ce51" table:number-columns-repeated="3"/>
          <table:table-cell table:style-name="ce51" table:formula="of:=CONCATENATE(&quot;{ModeInput,&quot;&quot;&quot;;[.$S148];&quot;&quot;&quot;}&quot;)" office:value-type="string" office:string-value="{ModeInput,&quot;GND&quot;}" calcext:value-type="string">
            <text:p>{ModeInput,"GND"}</text:p>
          </table:table-cell>
          <table:table-cell table:style-name="ce51" table:formula="of:=IF([.$T148]&lt;&gt;&quot;&quot;;CONCATENATE(&quot;,{ModeOutput,&quot;&quot;&quot;;[.$T148];&quot;&quot;&quot;}&quot;);&quot;&quot;)">
            <text:p/>
          </table:table-cell>
          <table:table-cell table:style-name="ce51" table:formula="of:=IF([.$U148]&lt;&gt;&quot;&quot;;CONCATENATE(&quot;,{ModeAlt2,&quot;&quot;&quot;;[.$U148];&quot;&quot;&quot;}&quot;);&quot;&quot;)">
            <text:p/>
          </table:table-cell>
          <table:table-cell table:style-name="ce51" table:formula="of:=IF([.$V148]&lt;&gt;&quot;&quot;;CONCATENATE(&quot;,{ModeAlt3,&quot;&quot;&quot;;[.$V148];&quot;&quot;&quot;}&quot;);&quot;&quot;)">
            <text:p/>
          </table:table-cell>
          <table:table-cell table:style-name="ce51" table:formula="of:=IF([.$W148]&lt;&gt;&quot;&quot;;CONCATENATE(&quot;,{ModeAlt6,&quot;&quot;&quot;;[.$W148];&quot;&quot;&quot;}&quot;);&quot;&quot;)">
            <text:p/>
          </table:table-cell>
          <table:table-cell table:style-name="ce51" table:formula="of:=CONCATENATE(&quot;{&quot;;[.$M148];&quot;,{&quot;;[.$N148];&quot;,&quot;;[.$O148];&quot;,&quot;;[.$P148];&quot;,&quot;;[.$Q148];&quot;,&quot;;[.$R148];&quot;},{&quot;;[.$X148];[.$Y148];[.$Z148];[.$AA148];[.$AB148];&quot;}},&quot;)" office:value-type="string" office:string-value="{TypePower,{-1,-1,-1,5,1},{{ModeInput,&quot;GND&quot;}}}," calcext:value-type="string">
            <text:p>{TypePower,{-1,-1,-1,5,1},{{ModeInput,"GND"}}},</text:p>
          </table:table-cell>
          <table:table-cell table:number-columns-repeated="995"/>
        </table:table-row>
        <table:table-row table:style-name="ro1">
          <table:table-cell table:style-name="ce43" office:value-type="float" office:value="41" calcext:value-type="float">
            <text:p>41</text:p>
          </table:table-cell>
          <table:table-cell table:style-name="ce66" office:value-type="string" calcext:value-type="string">
            <text:p>UART2_TX/GPIOA0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49]-1)*2+[.$R149]" office:value-type="float" office:value="11" calcext:value-type="float">
            <text:p>11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0" calcext:value-type="float">
            <text:p>0</text:p>
          </table:table-cell>
          <table:table-cell table:style-name="ce66" table:formula="of:=CONCATENATE([.J149];[.K149])" office:value-type="string" office:string-value="A0" calcext:value-type="string">
            <text:p>A0</text:p>
          </table:table-cell>
          <table:table-cell table:style-name="ce43" office:value-type="string" calcext:value-type="string">
            <text:p>TypeGpio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49]=&quot;TypeGpio&quot;;CONCATENATE(&quot;GPIO&quot;;[.$L149]);[.$L149])" office:value-type="string" office:string-value="GPIOA0" calcext:value-type="string">
            <text:p>GPIOA0</text:p>
          </table:table-cell>
          <table:table-cell table:style-name="ce83" table:formula="of:=IF([.$M149]=&quot;TypeGpio&quot;;CONCATENATE(&quot;GPIO&quot;;[.$L149]);&quot;&quot;)" office:value-type="string" office:string-value="GPIOA0" calcext:value-type="string">
            <text:p>GPIOA0</text:p>
          </table:table-cell>
          <table:table-cell table:style-name="ce43" office:value-type="string" calcext:value-type="string">
            <text:p>UART2TX</text:p>
          </table:table-cell>
          <table:table-cell table:style-name="ce43" office:value-type="string" calcext:value-type="string">
            <text:p>JTAGMS</text:p>
          </table:table-cell>
          <table:table-cell table:style-name="ce43" office:value-type="string" calcext:value-type="string">
            <text:p>PAEINT0</text:p>
          </table:table-cell>
          <table:table-cell table:style-name="ce51" table:formula="of:=CONCATENATE(&quot;{ModeInput,&quot;&quot;&quot;;[.$S149];&quot;&quot;&quot;}&quot;)" office:value-type="string" office:string-value="{ModeInput,&quot;GPIOA0&quot;}" calcext:value-type="string">
            <text:p>{ModeInput,"GPIOA0"}</text:p>
          </table:table-cell>
          <table:table-cell table:style-name="ce51" table:formula="of:=IF([.$T149]&lt;&gt;&quot;&quot;;CONCATENATE(&quot;,{ModeOutput,&quot;&quot;&quot;;[.$T149];&quot;&quot;&quot;}&quot;);&quot;&quot;)" office:value-type="string" office:string-value=",{ModeOutput,&quot;GPIOA0&quot;}" calcext:value-type="string">
            <text:p>,{ModeOutput,"GPIOA0"}</text:p>
          </table:table-cell>
          <table:table-cell table:style-name="ce51" table:formula="of:=IF([.$U149]&lt;&gt;&quot;&quot;;CONCATENATE(&quot;,{ModeAlt2,&quot;&quot;&quot;;[.$U149];&quot;&quot;&quot;}&quot;);&quot;&quot;)" office:value-type="string" office:string-value=",{ModeAlt2,&quot;UART2TX&quot;}" calcext:value-type="string">
            <text:p>,{ModeAlt2,"UART2TX"}</text:p>
          </table:table-cell>
          <table:table-cell table:style-name="ce51" table:formula="of:=IF([.$V149]&lt;&gt;&quot;&quot;;CONCATENATE(&quot;,{ModeAlt3,&quot;&quot;&quot;;[.$V149];&quot;&quot;&quot;}&quot;);&quot;&quot;)" office:value-type="string" office:string-value=",{ModeAlt3,&quot;JTAGMS&quot;}" calcext:value-type="string">
            <text:p>,{ModeAlt3,"JTAGMS"}</text:p>
          </table:table-cell>
          <table:table-cell table:style-name="ce51" table:formula="of:=IF([.$W149]&lt;&gt;&quot;&quot;;CONCATENATE(&quot;,{ModeAlt6,&quot;&quot;&quot;;[.$W149];&quot;&quot;&quot;}&quot;);&quot;&quot;)" office:value-type="string" office:string-value=",{ModeAlt6,&quot;PAEINT0&quot;}" calcext:value-type="string">
            <text:p>,{ModeAlt6,"PAEINT0"}</text:p>
          </table:table-cell>
          <table:table-cell table:style-name="ce51" table:formula="of:=CONCATENATE(&quot;{&quot;;[.$M149];&quot;,{&quot;;[.$N149];&quot;,&quot;;[.$O149];&quot;,&quot;;[.$P149];&quot;,&quot;;[.$Q149];&quot;,&quot;;[.$R149];&quot;},{&quot;;[.$X149];[.$Y149];[.$Z149];[.$AA149];[.$AB149];&quot;}},&quot;)" office:value-type="string" office:string-value="{TypeGpio,{0,0,0,6,1},{{ModeInput,&quot;GPIOA0&quot;},{ModeOutput,&quot;GPIOA0&quot;},{ModeAlt2,&quot;UART2TX&quot;},{ModeAlt3,&quot;JTAGMS&quot;},{ModeAlt6,&quot;PAEINT0&quot;}}}," calcext:value-type="string">
            <text:p>{TypeGpio,{0,0,0,6,1},{{ModeInput,"GPIOA0"},{ModeOutput,"GPIOA0"},{ModeAlt2,"UART2TX"},{ModeAlt3,"JTAGMS"},{ModeAlt6,"PAEINT0"}}},</text:p>
          </table:table-cell>
          <table:table-cell table:number-columns-repeated="995"/>
        </table:table-row>
        <table:table-row table:style-name="ro1">
          <table:table-cell table:style-name="ce43" office:value-type="float" office:value="43" calcext:value-type="float">
            <text:p>43</text:p>
          </table:table-cell>
          <table:table-cell table:style-name="ce66" office:value-type="string" calcext:value-type="string">
            <text:p>UART2_RTS/GPIOA2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50]-1)*2+[.$R150]" office:value-type="float" office:value="13" calcext:value-type="float">
            <text:p>13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" calcext:value-type="float">
            <text:p>2</text:p>
          </table:table-cell>
          <table:table-cell table:style-name="ce66" table:formula="of:=CONCATENATE([.J150];[.K150])" office:value-type="string" office:string-value="A2" calcext:value-type="string">
            <text:p>A2</text:p>
          </table:table-cell>
          <table:table-cell table:style-name="ce43" office:value-type="string" calcext:value-type="string">
            <text:p>TypeGpio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50]=&quot;TypeGpio&quot;;CONCATENATE(&quot;GPIO&quot;;[.$L150]);[.$L150])" office:value-type="string" office:string-value="GPIOA2" calcext:value-type="string">
            <text:p>GPIOA2</text:p>
          </table:table-cell>
          <table:table-cell table:style-name="ce83" table:formula="of:=IF([.$M150]=&quot;TypeGpio&quot;;CONCATENATE(&quot;GPIO&quot;;[.$L150]);&quot;&quot;)" office:value-type="string" office:string-value="GPIOA2" calcext:value-type="string">
            <text:p>GPIOA2</text:p>
          </table:table-cell>
          <table:table-cell table:style-name="ce43" office:value-type="string" calcext:value-type="string">
            <text:p>UART2RTS</text:p>
          </table:table-cell>
          <table:table-cell table:style-name="ce43" office:value-type="string" calcext:value-type="string">
            <text:p>JTAGDO</text:p>
          </table:table-cell>
          <table:table-cell table:style-name="ce43" office:value-type="string" calcext:value-type="string">
            <text:p>PAEINT2</text:p>
          </table:table-cell>
          <table:table-cell table:style-name="ce51" table:formula="of:=CONCATENATE(&quot;{ModeInput,&quot;&quot;&quot;;[.$S150];&quot;&quot;&quot;}&quot;)" office:value-type="string" office:string-value="{ModeInput,&quot;GPIOA2&quot;}" calcext:value-type="string">
            <text:p>{ModeInput,"GPIOA2"}</text:p>
          </table:table-cell>
          <table:table-cell table:style-name="ce51" table:formula="of:=IF([.$T150]&lt;&gt;&quot;&quot;;CONCATENATE(&quot;,{ModeOutput,&quot;&quot;&quot;;[.$T150];&quot;&quot;&quot;}&quot;);&quot;&quot;)" office:value-type="string" office:string-value=",{ModeOutput,&quot;GPIOA2&quot;}" calcext:value-type="string">
            <text:p>,{ModeOutput,"GPIOA2"}</text:p>
          </table:table-cell>
          <table:table-cell table:style-name="ce51" table:formula="of:=IF([.$U150]&lt;&gt;&quot;&quot;;CONCATENATE(&quot;,{ModeAlt2,&quot;&quot;&quot;;[.$U150];&quot;&quot;&quot;}&quot;);&quot;&quot;)" office:value-type="string" office:string-value=",{ModeAlt2,&quot;UART2RTS&quot;}" calcext:value-type="string">
            <text:p>,{ModeAlt2,"UART2RTS"}</text:p>
          </table:table-cell>
          <table:table-cell table:style-name="ce51" table:formula="of:=IF([.$V150]&lt;&gt;&quot;&quot;;CONCATENATE(&quot;,{ModeAlt3,&quot;&quot;&quot;;[.$V150];&quot;&quot;&quot;}&quot;);&quot;&quot;)" office:value-type="string" office:string-value=",{ModeAlt3,&quot;JTAGDO&quot;}" calcext:value-type="string">
            <text:p>,{ModeAlt3,"JTAGDO"}</text:p>
          </table:table-cell>
          <table:table-cell table:style-name="ce51" table:formula="of:=IF([.$W150]&lt;&gt;&quot;&quot;;CONCATENATE(&quot;,{ModeAlt6,&quot;&quot;&quot;;[.$W150];&quot;&quot;&quot;}&quot;);&quot;&quot;)" office:value-type="string" office:string-value=",{ModeAlt6,&quot;PAEINT2&quot;}" calcext:value-type="string">
            <text:p>,{ModeAlt6,"PAEINT2"}</text:p>
          </table:table-cell>
          <table:table-cell table:style-name="ce51" table:formula="of:=CONCATENATE(&quot;{&quot;;[.$M150];&quot;,{&quot;;[.$N150];&quot;,&quot;;[.$O150];&quot;,&quot;;[.$P150];&quot;,&quot;;[.$Q150];&quot;,&quot;;[.$R150];&quot;},{&quot;;[.$X150];[.$Y150];[.$Z150];[.$AA150];[.$AB150];&quot;}},&quot;)" office:value-type="string" office:string-value="{TypeGpio,{2,2,2,7,1},{{ModeInput,&quot;GPIOA2&quot;},{ModeOutput,&quot;GPIOA2&quot;},{ModeAlt2,&quot;UART2RTS&quot;},{ModeAlt3,&quot;JTAGDO&quot;},{ModeAlt6,&quot;PAEINT2&quot;}}}," calcext:value-type="string">
            <text:p>{TypeGpio,{2,2,2,7,1},{{ModeInput,"GPIOA2"},{ModeOutput,"GPIOA2"},{ModeAlt2,"UART2RTS"},{ModeAlt3,"JTAGDO"},{ModeAlt6,"PAEINT2"}}},</text:p>
          </table:table-cell>
          <table:table-cell table:number-columns-repeated="995"/>
        </table:table-row>
        <table:table-row table:style-name="ro1">
          <table:table-cell table:style-name="ce43" office:value-type="float" office:value="44" calcext:value-type="float">
            <text:p>44</text:p>
          </table:table-cell>
          <table:table-cell table:style-name="ce66" office:value-type="string" calcext:value-type="string">
            <text:p>UART2_CTS/GPIOA3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51]-1)*2+[.$R151]" office:value-type="float" office:value="15" calcext:value-type="float">
            <text:p>15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3" calcext:value-type="float">
            <text:p>3</text:p>
          </table:table-cell>
          <table:table-cell table:style-name="ce66" table:formula="of:=CONCATENATE([.J151];[.K151])" office:value-type="string" office:string-value="A3" calcext:value-type="string">
            <text:p>A3</text:p>
          </table:table-cell>
          <table:table-cell table:style-name="ce43" office:value-type="string" calcext:value-type="string">
            <text:p>TypeGpio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51]=&quot;TypeGpio&quot;;CONCATENATE(&quot;GPIO&quot;;[.$L151]);[.$L151])" office:value-type="string" office:string-value="GPIOA3" calcext:value-type="string">
            <text:p>GPIOA3</text:p>
          </table:table-cell>
          <table:table-cell table:style-name="ce83" table:formula="of:=IF([.$M151]=&quot;TypeGpio&quot;;CONCATENATE(&quot;GPIO&quot;;[.$L151]);&quot;&quot;)" office:value-type="string" office:string-value="GPIOA3" calcext:value-type="string">
            <text:p>GPIOA3</text:p>
          </table:table-cell>
          <table:table-cell table:style-name="ce43" office:value-type="string" calcext:value-type="string">
            <text:p>UART2CTS</text:p>
          </table:table-cell>
          <table:table-cell table:style-name="ce43" office:value-type="string" calcext:value-type="string">
            <text:p>JTAGDI</text:p>
          </table:table-cell>
          <table:table-cell table:style-name="ce43" office:value-type="string" calcext:value-type="string">
            <text:p>PAEINT3</text:p>
          </table:table-cell>
          <table:table-cell table:style-name="ce43" table:formula="of:=CONCATENATE(&quot;{ModeInput,&quot;&quot;&quot;;[.$S151];&quot;&quot;&quot;}&quot;)" office:value-type="string" office:string-value="{ModeInput,&quot;GPIOA3&quot;}" calcext:value-type="string">
            <text:p>{ModeInput,"GPIOA3"}</text:p>
          </table:table-cell>
          <table:table-cell table:style-name="ce43" table:formula="of:=IF([.$T151]&lt;&gt;&quot;&quot;;CONCATENATE(&quot;,{ModeOutput,&quot;&quot;&quot;;[.$T151];&quot;&quot;&quot;}&quot;);&quot;&quot;)" office:value-type="string" office:string-value=",{ModeOutput,&quot;GPIOA3&quot;}" calcext:value-type="string">
            <text:p>,{ModeOutput,"GPIOA3"}</text:p>
          </table:table-cell>
          <table:table-cell table:style-name="ce43" table:formula="of:=IF([.$U151]&lt;&gt;&quot;&quot;;CONCATENATE(&quot;,{ModeAlt2,&quot;&quot;&quot;;[.$U151];&quot;&quot;&quot;}&quot;);&quot;&quot;)" office:value-type="string" office:string-value=",{ModeAlt2,&quot;UART2CTS&quot;}" calcext:value-type="string">
            <text:p>,{ModeAlt2,"UART2CTS"}</text:p>
          </table:table-cell>
          <table:table-cell table:style-name="ce43" table:formula="of:=IF([.$V151]&lt;&gt;&quot;&quot;;CONCATENATE(&quot;,{ModeAlt3,&quot;&quot;&quot;;[.$V151];&quot;&quot;&quot;}&quot;);&quot;&quot;)" office:value-type="string" office:string-value=",{ModeAlt3,&quot;JTAGDI&quot;}" calcext:value-type="string">
            <text:p>,{ModeAlt3,"JTAGDI"}</text:p>
          </table:table-cell>
          <table:table-cell table:style-name="ce43" table:formula="of:=IF([.$W151]&lt;&gt;&quot;&quot;;CONCATENATE(&quot;,{ModeAlt6,&quot;&quot;&quot;;[.$W151];&quot;&quot;&quot;}&quot;);&quot;&quot;)" office:value-type="string" office:string-value=",{ModeAlt6,&quot;PAEINT3&quot;}" calcext:value-type="string">
            <text:p>,{ModeAlt6,"PAEINT3"}</text:p>
          </table:table-cell>
          <table:table-cell table:style-name="ce43" table:formula="of:=CONCATENATE(&quot;{&quot;;[.$M151];&quot;,{&quot;;[.$N151];&quot;,&quot;;[.$O151];&quot;,&quot;;[.$P151];&quot;,&quot;;[.$Q151];&quot;,&quot;;[.$R151];&quot;},{&quot;;[.$X151];[.$Y151];[.$Z151];[.$AA151];[.$AB151];&quot;}},&quot;)" office:value-type="string" office:string-value="{TypeGpio,{3,3,3,8,1},{{ModeInput,&quot;GPIOA3&quot;},{ModeOutput,&quot;GPIOA3&quot;},{ModeAlt2,&quot;UART2CTS&quot;},{ModeAlt3,&quot;JTAGDI&quot;},{ModeAlt6,&quot;PAEINT3&quot;}}}," calcext:value-type="string">
            <text:p>{TypeGpio,{3,3,3,8,1},{{ModeInput,"GPIOA3"},{ModeOutput,"GPIOA3"},{ModeAlt2,"UART2CTS"},{ModeAlt3,"JTAGDI"},{ModeAlt6,"PAEINT3"}}},</text:p>
          </table:table-cell>
          <table:table-cell table:number-columns-repeated="995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66" office:value-type="string" calcext:value-type="string">
            <text:p>SYS_3.3V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52]-1)*2+[.$R152]" office:value-type="float" office:value="17" calcext:value-type="float">
            <text:p>17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3.3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52]=&quot;TypeGpio&quot;;CONCATENATE(&quot;GPIO&quot;;[.$L152]);[.$L152])" office:value-type="string" office:string-value="3.3V" calcext:value-type="string">
            <text:p>3.3V</text:p>
          </table:table-cell>
          <table:table-cell table:style-name="ce83" table:formula="of:=IF([.$M152]=&quot;TypeGpio&quot;;CONCATENATE(&quot;GPIO&quot;;[.$L152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152];&quot;&quot;&quot;}&quot;)" office:value-type="string" office:string-value="{ModeInput,&quot;3.3V&quot;}" calcext:value-type="string">
            <text:p>{ModeInput,"3.3V"}</text:p>
          </table:table-cell>
          <table:table-cell table:style-name="ce43" table:formula="of:=IF([.$T152]&lt;&gt;&quot;&quot;;CONCATENATE(&quot;,{ModeOutput,&quot;&quot;&quot;;[.$T152];&quot;&quot;&quot;}&quot;);&quot;&quot;)">
            <text:p/>
          </table:table-cell>
          <table:table-cell table:style-name="ce43" table:formula="of:=IF([.$U152]&lt;&gt;&quot;&quot;;CONCATENATE(&quot;,{ModeAlt2,&quot;&quot;&quot;;[.$U152];&quot;&quot;&quot;}&quot;);&quot;&quot;)">
            <text:p/>
          </table:table-cell>
          <table:table-cell table:style-name="ce43" table:formula="of:=IF([.$V152]&lt;&gt;&quot;&quot;;CONCATENATE(&quot;,{ModeAlt3,&quot;&quot;&quot;;[.$V152];&quot;&quot;&quot;}&quot;);&quot;&quot;)">
            <text:p/>
          </table:table-cell>
          <table:table-cell table:style-name="ce43" table:formula="of:=IF([.$W152]&lt;&gt;&quot;&quot;;CONCATENATE(&quot;,{ModeAlt6,&quot;&quot;&quot;;[.$W152];&quot;&quot;&quot;}&quot;);&quot;&quot;)">
            <text:p/>
          </table:table-cell>
          <table:table-cell table:style-name="ce43" table:formula="of:=CONCATENATE(&quot;{&quot;;[.$M152];&quot;,{&quot;;[.$N152];&quot;,&quot;;[.$O152];&quot;,&quot;;[.$P152];&quot;,&quot;;[.$Q152];&quot;,&quot;;[.$R152];&quot;},{&quot;;[.$X152];[.$Y152];[.$Z152];[.$AA152];[.$AB152];&quot;}},&quot;)" office:value-type="string" office:string-value="{TypePower,{-1,-1,-1,9,1},{{ModeInput,&quot;3.3V&quot;}}}," calcext:value-type="string">
            <text:p>{TypePower,{-1,-1,-1,9,1},{{ModeInput,"3.3V"}}},</text:p>
          </table:table-cell>
          <table:table-cell table:number-columns-repeated="995"/>
        </table:table-row>
        <table:table-row table:style-name="ro1">
          <table:table-cell table:style-name="ce65" office:value-type="float" office:value="71" calcext:value-type="float">
            <text:p>71</text:p>
          </table:table-cell>
          <table:table-cell table:style-name="ce68" office:value-type="string" calcext:value-type="string">
            <text:p>UART3_RTS/SPI1_MOSI/GPIOA15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43" table:formula="of:=([.$Q153]-1)*2+[.$R153]" office:value-type="float" office:value="19" calcext:value-type="float">
            <text:p>19</text:p>
          </table:table-cell>
          <table:table-cell table:style-name="ce12" office:value-type="string" calcext:value-type="string">
            <text:p>CON1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5" calcext:value-type="float">
            <text:p>15</text:p>
          </table:table-cell>
          <table:table-cell table:style-name="ce68" table:formula="of:=CONCATENATE([.J153];[.K153])" office:value-type="string" office:string-value="A15" calcext:value-type="string">
            <text:p>A15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8" calcext:value-type="float">
            <text:p>28</text:p>
          </table:table-cell>
          <table:table-cell table:number-columns-repeated="2" table:style-name="ce77" office:value-type="float" office:value="15" calcext:value-type="float">
            <text:p>1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" calcext:value-type="float">
            <text:p>1</text:p>
          </table:table-cell>
          <table:table-cell table:style-name="ce84" table:formula="of:=IF([.$M153]=&quot;TypeGpio&quot;;CONCATENATE(&quot;GPIO&quot;;[.$L153]);[.$L153])" office:value-type="string" office:string-value="GPIOA15" calcext:value-type="string">
            <text:p>GPIOA15</text:p>
          </table:table-cell>
          <table:table-cell table:style-name="ce84" table:formula="of:=IF([.$M153]=&quot;TypeGpio&quot;;CONCATENATE(&quot;GPIO&quot;;[.$L153]);&quot;&quot;)" office:value-type="string" office:string-value="GPIOA15" calcext:value-type="string">
            <text:p>GPIOA15</text:p>
          </table:table-cell>
          <table:table-cell table:style-name="ce65" office:value-type="string" calcext:value-type="string">
            <text:p>SPI1MOSI</text:p>
          </table:table-cell>
          <table:table-cell table:style-name="ce65" office:value-type="string" calcext:value-type="string">
            <text:p>UART3RTS</text:p>
          </table:table-cell>
          <table:table-cell table:style-name="ce65" office:value-type="string" calcext:value-type="string">
            <text:p>PAEINT15</text:p>
          </table:table-cell>
          <table:table-cell table:style-name="ce65" table:formula="of:=CONCATENATE(&quot;{ModeInput,&quot;&quot;&quot;;[.$S153];&quot;&quot;&quot;}&quot;)" office:value-type="string" office:string-value="{ModeInput,&quot;GPIOA15&quot;}" calcext:value-type="string">
            <text:p>{ModeInput,"GPIOA15"}</text:p>
          </table:table-cell>
          <table:table-cell table:style-name="ce65" table:formula="of:=IF([.$T153]&lt;&gt;&quot;&quot;;CONCATENATE(&quot;,{ModeOutput,&quot;&quot;&quot;;[.$T153];&quot;&quot;&quot;}&quot;);&quot;&quot;)" office:value-type="string" office:string-value=",{ModeOutput,&quot;GPIOA15&quot;}" calcext:value-type="string">
            <text:p>,{ModeOutput,"GPIOA15"}</text:p>
          </table:table-cell>
          <table:table-cell table:style-name="ce65" table:formula="of:=IF([.$U153]&lt;&gt;&quot;&quot;;CONCATENATE(&quot;,{ModeAlt2,&quot;&quot;&quot;;[.$U153];&quot;&quot;&quot;}&quot;);&quot;&quot;)" office:value-type="string" office:string-value=",{ModeAlt2,&quot;SPI1MOSI&quot;}" calcext:value-type="string">
            <text:p>,{ModeAlt2,"SPI1MOSI"}</text:p>
          </table:table-cell>
          <table:table-cell table:style-name="ce65" table:formula="of:=IF([.$V153]&lt;&gt;&quot;&quot;;CONCATENATE(&quot;,{ModeAlt3,&quot;&quot;&quot;;[.$V153];&quot;&quot;&quot;}&quot;);&quot;&quot;)" office:value-type="string" office:string-value=",{ModeAlt3,&quot;UART3RTS&quot;}" calcext:value-type="string">
            <text:p>,{ModeAlt3,"UART3RTS"}</text:p>
          </table:table-cell>
          <table:table-cell table:style-name="ce65" table:formula="of:=IF([.$W153]&lt;&gt;&quot;&quot;;CONCATENATE(&quot;,{ModeAlt6,&quot;&quot;&quot;;[.$W153];&quot;&quot;&quot;}&quot;);&quot;&quot;)" office:value-type="string" office:string-value=",{ModeAlt6,&quot;PAEINT15&quot;}" calcext:value-type="string">
            <text:p>,{ModeAlt6,"PAEINT15"}</text:p>
          </table:table-cell>
          <table:table-cell table:style-name="ce65" table:formula="of:=CONCATENATE(&quot;{&quot;;[.$M153];&quot;,{&quot;;[.$N153];&quot;,&quot;;[.$O153];&quot;,&quot;;[.$P153];&quot;,&quot;;[.$Q153];&quot;,&quot;;[.$R153];&quot;},{&quot;;[.$X153];[.$Y153];[.$Z153];[.$AA153];[.$AB153];&quot;}},&quot;)" office:value-type="string" office:string-value="{TypeGpio,{28,15,15,10,1},{{ModeInput,&quot;GPIOA15&quot;},{ModeOutput,&quot;GPIOA15&quot;},{ModeAlt2,&quot;SPI1MOSI&quot;},{ModeAlt3,&quot;UART3RTS&quot;},{ModeAlt6,&quot;PAEINT15&quot;}}}," calcext:value-type="string">
            <text:p>{TypeGpio,{28,15,15,10,1},{{ModeInput,"GPIOA15"},{ModeOutput,"GPIOA15"},{ModeAlt2,"SPI1MOSI"},{ModeAlt3,"UART3RTS"},{ModeAlt6,"PAEINT15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8" calcext:value-type="float">
            <text:p>68</text:p>
          </table:table-cell>
          <table:table-cell table:style-name="ce68" office:value-type="string" calcext:value-type="string">
            <text:p>UART3_CTS/SPI1_MISO/GPIOA16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43" table:formula="of:=([.$Q154]-1)*2+[.$R154]" office:value-type="float" office:value="21" calcext:value-type="float">
            <text:p>21</text:p>
          </table:table-cell>
          <table:table-cell table:style-name="ce12" office:value-type="string" calcext:value-type="string">
            <text:p>CON1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6" calcext:value-type="float">
            <text:p>16</text:p>
          </table:table-cell>
          <table:table-cell table:style-name="ce68" table:formula="of:=CONCATENATE([.J154];[.K154])" office:value-type="string" office:string-value="A16" calcext:value-type="string">
            <text:p>A16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4" calcext:value-type="float">
            <text:p>24</text:p>
          </table:table-cell>
          <table:table-cell table:number-columns-repeated="2" table:style-name="ce77" office:value-type="float" office:value="16" calcext:value-type="float">
            <text:p>1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" calcext:value-type="float">
            <text:p>1</text:p>
          </table:table-cell>
          <table:table-cell table:style-name="ce84" table:formula="of:=IF([.$M154]=&quot;TypeGpio&quot;;CONCATENATE(&quot;GPIO&quot;;[.$L154]);[.$L154])" office:value-type="string" office:string-value="GPIOA16" calcext:value-type="string">
            <text:p>GPIOA16</text:p>
          </table:table-cell>
          <table:table-cell table:style-name="ce84" table:formula="of:=IF([.$M154]=&quot;TypeGpio&quot;;CONCATENATE(&quot;GPIO&quot;;[.$L154]);&quot;&quot;)" office:value-type="string" office:string-value="GPIOA16" calcext:value-type="string">
            <text:p>GPIOA16</text:p>
          </table:table-cell>
          <table:table-cell table:style-name="ce65" office:value-type="string" calcext:value-type="string">
            <text:p>SPI1MISO</text:p>
          </table:table-cell>
          <table:table-cell table:style-name="ce65" office:value-type="string" calcext:value-type="string">
            <text:p>UART3CTS</text:p>
          </table:table-cell>
          <table:table-cell table:style-name="ce65" office:value-type="string" calcext:value-type="string">
            <text:p>PAEINT16</text:p>
          </table:table-cell>
          <table:table-cell table:style-name="ce65" table:formula="of:=CONCATENATE(&quot;{ModeInput,&quot;&quot;&quot;;[.$S154];&quot;&quot;&quot;}&quot;)" office:value-type="string" office:string-value="{ModeInput,&quot;GPIOA16&quot;}" calcext:value-type="string">
            <text:p>{ModeInput,"GPIOA16"}</text:p>
          </table:table-cell>
          <table:table-cell table:style-name="ce65" table:formula="of:=IF([.$T154]&lt;&gt;&quot;&quot;;CONCATENATE(&quot;,{ModeOutput,&quot;&quot;&quot;;[.$T154];&quot;&quot;&quot;}&quot;);&quot;&quot;)" office:value-type="string" office:string-value=",{ModeOutput,&quot;GPIOA16&quot;}" calcext:value-type="string">
            <text:p>,{ModeOutput,"GPIOA16"}</text:p>
          </table:table-cell>
          <table:table-cell table:style-name="ce65" table:formula="of:=IF([.$U154]&lt;&gt;&quot;&quot;;CONCATENATE(&quot;,{ModeAlt2,&quot;&quot;&quot;;[.$U154];&quot;&quot;&quot;}&quot;);&quot;&quot;)" office:value-type="string" office:string-value=",{ModeAlt2,&quot;SPI1MISO&quot;}" calcext:value-type="string">
            <text:p>,{ModeAlt2,"SPI1MISO"}</text:p>
          </table:table-cell>
          <table:table-cell table:style-name="ce65" table:formula="of:=IF([.$V154]&lt;&gt;&quot;&quot;;CONCATENATE(&quot;,{ModeAlt3,&quot;&quot;&quot;;[.$V154];&quot;&quot;&quot;}&quot;);&quot;&quot;)" office:value-type="string" office:string-value=",{ModeAlt3,&quot;UART3CTS&quot;}" calcext:value-type="string">
            <text:p>,{ModeAlt3,"UART3CTS"}</text:p>
          </table:table-cell>
          <table:table-cell table:style-name="ce65" table:formula="of:=IF([.$W154]&lt;&gt;&quot;&quot;;CONCATENATE(&quot;,{ModeAlt6,&quot;&quot;&quot;;[.$W154];&quot;&quot;&quot;}&quot;);&quot;&quot;)" office:value-type="string" office:string-value=",{ModeAlt6,&quot;PAEINT16&quot;}" calcext:value-type="string">
            <text:p>,{ModeAlt6,"PAEINT16"}</text:p>
          </table:table-cell>
          <table:table-cell table:style-name="ce65" table:formula="of:=CONCATENATE(&quot;{&quot;;[.$M154];&quot;,{&quot;;[.$N154];&quot;,&quot;;[.$O154];&quot;,&quot;;[.$P154];&quot;,&quot;;[.$Q154];&quot;,&quot;;[.$R154];&quot;},{&quot;;[.$X154];[.$Y154];[.$Z154];[.$AA154];[.$AB154];&quot;}},&quot;)" office:value-type="string" office:string-value="{TypeGpio,{24,16,16,11,1},{{ModeInput,&quot;GPIOA16&quot;},{ModeOutput,&quot;GPIOA16&quot;},{ModeAlt2,&quot;SPI1MISO&quot;},{ModeAlt3,&quot;UART3CTS&quot;},{ModeAlt6,&quot;PAEINT16&quot;}}}," calcext:value-type="string">
            <text:p>{TypeGpio,{24,16,16,11,1},{{ModeInput,"GPIOA16"},{ModeOutput,"GPIOA16"},{ModeAlt2,"SPI1MISO"},{ModeAlt3,"UART3CTS"},{ModeAlt6,"PAEINT16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72" calcext:value-type="float">
            <text:p>72</text:p>
          </table:table-cell>
          <table:table-cell table:style-name="ce68" office:value-type="string" calcext:value-type="string">
            <text:p>UART3_RX/SPI1_CLK/GPIOA14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43" table:formula="of:=([.$Q155]-1)*2+[.$R155]" office:value-type="float" office:value="23" calcext:value-type="float">
            <text:p>23</text:p>
          </table:table-cell>
          <table:table-cell table:style-name="ce12" office:value-type="string" calcext:value-type="string">
            <text:p>CON1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4" calcext:value-type="float">
            <text:p>14</text:p>
          </table:table-cell>
          <table:table-cell table:style-name="ce68" table:formula="of:=CONCATENATE([.J155];[.K155])" office:value-type="string" office:string-value="A14" calcext:value-type="string">
            <text:p>A14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9" calcext:value-type="float">
            <text:p>29</text:p>
          </table:table-cell>
          <table:table-cell table:number-columns-repeated="2" table:style-name="ce77" office:value-type="float" office:value="14" calcext:value-type="float">
            <text:p>1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" calcext:value-type="float">
            <text:p>1</text:p>
          </table:table-cell>
          <table:table-cell table:style-name="ce84" table:formula="of:=IF([.$M155]=&quot;TypeGpio&quot;;CONCATENATE(&quot;GPIO&quot;;[.$L155]);[.$L155])" office:value-type="string" office:string-value="GPIOA14" calcext:value-type="string">
            <text:p>GPIOA14</text:p>
          </table:table-cell>
          <table:table-cell table:style-name="ce84" table:formula="of:=IF([.$M155]=&quot;TypeGpio&quot;;CONCATENATE(&quot;GPIO&quot;;[.$L155]);&quot;&quot;)" office:value-type="string" office:string-value="GPIOA14" calcext:value-type="string">
            <text:p>GPIOA14</text:p>
          </table:table-cell>
          <table:table-cell table:style-name="ce65" office:value-type="string" calcext:value-type="string">
            <text:p>SPI1CLK</text:p>
          </table:table-cell>
          <table:table-cell table:style-name="ce65" office:value-type="string" calcext:value-type="string">
            <text:p>UART3RX</text:p>
          </table:table-cell>
          <table:table-cell table:style-name="ce65" office:value-type="string" calcext:value-type="string">
            <text:p>PAEINT14</text:p>
          </table:table-cell>
          <table:table-cell table:style-name="ce65" table:formula="of:=CONCATENATE(&quot;{ModeInput,&quot;&quot;&quot;;[.$S155];&quot;&quot;&quot;}&quot;)" office:value-type="string" office:string-value="{ModeInput,&quot;GPIOA14&quot;}" calcext:value-type="string">
            <text:p>{ModeInput,"GPIOA14"}</text:p>
          </table:table-cell>
          <table:table-cell table:style-name="ce65" table:formula="of:=IF([.$T155]&lt;&gt;&quot;&quot;;CONCATENATE(&quot;,{ModeOutput,&quot;&quot;&quot;;[.$T155];&quot;&quot;&quot;}&quot;);&quot;&quot;)" office:value-type="string" office:string-value=",{ModeOutput,&quot;GPIOA14&quot;}" calcext:value-type="string">
            <text:p>,{ModeOutput,"GPIOA14"}</text:p>
          </table:table-cell>
          <table:table-cell table:style-name="ce65" table:formula="of:=IF([.$U155]&lt;&gt;&quot;&quot;;CONCATENATE(&quot;,{ModeAlt2,&quot;&quot;&quot;;[.$U155];&quot;&quot;&quot;}&quot;);&quot;&quot;)" office:value-type="string" office:string-value=",{ModeAlt2,&quot;SPI1CLK&quot;}" calcext:value-type="string">
            <text:p>,{ModeAlt2,"SPI1CLK"}</text:p>
          </table:table-cell>
          <table:table-cell table:style-name="ce65" table:formula="of:=IF([.$V155]&lt;&gt;&quot;&quot;;CONCATENATE(&quot;,{ModeAlt3,&quot;&quot;&quot;;[.$V155];&quot;&quot;&quot;}&quot;);&quot;&quot;)" office:value-type="string" office:string-value=",{ModeAlt3,&quot;UART3RX&quot;}" calcext:value-type="string">
            <text:p>,{ModeAlt3,"UART3RX"}</text:p>
          </table:table-cell>
          <table:table-cell table:style-name="ce65" table:formula="of:=IF([.$W155]&lt;&gt;&quot;&quot;;CONCATENATE(&quot;,{ModeAlt6,&quot;&quot;&quot;;[.$W155];&quot;&quot;&quot;}&quot;);&quot;&quot;)" office:value-type="string" office:string-value=",{ModeAlt6,&quot;PAEINT14&quot;}" calcext:value-type="string">
            <text:p>,{ModeAlt6,"PAEINT14"}</text:p>
          </table:table-cell>
          <table:table-cell table:style-name="ce65" table:formula="of:=CONCATENATE(&quot;{&quot;;[.$M155];&quot;,{&quot;;[.$N155];&quot;,&quot;;[.$O155];&quot;,&quot;;[.$P155];&quot;,&quot;;[.$Q155];&quot;,&quot;;[.$R155];&quot;},{&quot;;[.$X155];[.$Y155];[.$Z155];[.$AA155];[.$AB155];&quot;}},&quot;)" office:value-type="string" office:string-value="{TypeGpio,{29,14,14,12,1},{{ModeInput,&quot;GPIOA14&quot;},{ModeOutput,&quot;GPIOA14&quot;},{ModeAlt2,&quot;SPI1CLK&quot;},{ModeAlt3,&quot;UART3RX&quot;},{ModeAlt6,&quot;PAEINT14&quot;}}}," calcext:value-type="string">
            <text:p>{TypeGpio,{29,14,14,12,1},{{ModeInput,"GPIOA14"},{ModeOutput,"GPIOA14"},{ModeAlt2,"SPI1CLK"},{ModeAlt3,"UART3RX"},{ModeAlt6,"PAEINT14"}}},</text:p>
          </table:table-cell>
          <table:table-cell table:style-name="ce87" table:number-columns-repeated="995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66" office:value-type="string" calcext:value-type="string">
            <text:p>GND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56]-1)*2+[.$R156]" office:value-type="float" office:value="25" calcext:value-type="float">
            <text:p>25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56]=&quot;TypeGpio&quot;;CONCATENATE(&quot;GPIO&quot;;[.$L156]);[.$L156])" office:value-type="string" office:string-value="GND" calcext:value-type="string">
            <text:p>GND</text:p>
          </table:table-cell>
          <table:table-cell table:style-name="ce83" table:formula="of:=IF([.$M156]=&quot;TypeGpio&quot;;CONCATENATE(&quot;GPIO&quot;;[.$L156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156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156]&lt;&gt;&quot;&quot;;CONCATENATE(&quot;,{ModeOutput,&quot;&quot;&quot;;[.$T156];&quot;&quot;&quot;}&quot;);&quot;&quot;)">
            <text:p/>
          </table:table-cell>
          <table:table-cell table:style-name="ce43" table:formula="of:=IF([.$U156]&lt;&gt;&quot;&quot;;CONCATENATE(&quot;,{ModeAlt2,&quot;&quot;&quot;;[.$U156];&quot;&quot;&quot;}&quot;);&quot;&quot;)">
            <text:p/>
          </table:table-cell>
          <table:table-cell table:style-name="ce43" table:formula="of:=IF([.$V156]&lt;&gt;&quot;&quot;;CONCATENATE(&quot;,{ModeAlt3,&quot;&quot;&quot;;[.$V156];&quot;&quot;&quot;}&quot;);&quot;&quot;)">
            <text:p/>
          </table:table-cell>
          <table:table-cell table:style-name="ce43" table:formula="of:=IF([.$W156]&lt;&gt;&quot;&quot;;CONCATENATE(&quot;,{ModeAlt6,&quot;&quot;&quot;;[.$W156];&quot;&quot;&quot;}&quot;);&quot;&quot;)">
            <text:p/>
          </table:table-cell>
          <table:table-cell table:style-name="ce43" table:formula="of:=CONCATENATE(&quot;{&quot;;[.$M156];&quot;,{&quot;;[.$N156];&quot;,&quot;;[.$O156];&quot;,&quot;;[.$P156];&quot;,&quot;;[.$Q156];&quot;,&quot;;[.$R156];&quot;},{&quot;;[.$X156];[.$Y156];[.$Z156];[.$AA156];[.$AB156];&quot;}},&quot;)" office:value-type="string" office:string-value="{TypePower,{-1,-1,-1,13,1},{{ModeInput,&quot;GND&quot;}}}," calcext:value-type="string">
            <text:p>{TypePower,{-1,-1,-1,13,1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66" office:value-type="string" calcext:value-type="string">
            <text:p>VDD_5V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51" table:formula="of:=([.$Q157]-1)*2+[.$R157]" office:value-type="float" office:value="2" calcext:value-type="float">
            <text:p>2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5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82" table:formula="of:=IF([.$M157]=&quot;TypeGpio&quot;;CONCATENATE(&quot;GPIO&quot;;[.$L157]);[.$L157])" office:value-type="string" office:string-value="5V" calcext:value-type="string">
            <text:p>5V</text:p>
          </table:table-cell>
          <table:table-cell table:style-name="ce82" table:formula="of:=IF([.$M157]=&quot;TypeGpio&quot;;CONCATENATE(&quot;GPIO&quot;;[.$L157]);&quot;&quot;)">
            <text:p/>
          </table:table-cell>
          <table:table-cell table:style-name="ce51" table:number-columns-repeated="3"/>
          <table:table-cell table:style-name="ce43" table:formula="of:=CONCATENATE(&quot;{ModeInput,&quot;&quot;&quot;;[.$S157];&quot;&quot;&quot;}&quot;)" office:value-type="string" office:string-value="{ModeInput,&quot;5V&quot;}" calcext:value-type="string">
            <text:p>{ModeInput,"5V"}</text:p>
          </table:table-cell>
          <table:table-cell table:style-name="ce43" table:formula="of:=IF([.$T157]&lt;&gt;&quot;&quot;;CONCATENATE(&quot;,{ModeOutput,&quot;&quot;&quot;;[.$T157];&quot;&quot;&quot;}&quot;);&quot;&quot;)">
            <text:p/>
          </table:table-cell>
          <table:table-cell table:style-name="ce43" table:formula="of:=IF([.$U157]&lt;&gt;&quot;&quot;;CONCATENATE(&quot;,{ModeAlt2,&quot;&quot;&quot;;[.$U157];&quot;&quot;&quot;}&quot;);&quot;&quot;)">
            <text:p/>
          </table:table-cell>
          <table:table-cell table:style-name="ce43" table:formula="of:=IF([.$V157]&lt;&gt;&quot;&quot;;CONCATENATE(&quot;,{ModeAlt3,&quot;&quot;&quot;;[.$V157];&quot;&quot;&quot;}&quot;);&quot;&quot;)">
            <text:p/>
          </table:table-cell>
          <table:table-cell table:style-name="ce43" table:formula="of:=IF([.$W157]&lt;&gt;&quot;&quot;;CONCATENATE(&quot;,{ModeAlt6,&quot;&quot;&quot;;[.$W157];&quot;&quot;&quot;}&quot;);&quot;&quot;)">
            <text:p/>
          </table:table-cell>
          <table:table-cell table:style-name="ce43" table:formula="of:=CONCATENATE(&quot;{&quot;;[.$M157];&quot;,{&quot;;[.$N157];&quot;,&quot;;[.$O157];&quot;,&quot;;[.$P157];&quot;,&quot;;[.$Q157];&quot;,&quot;;[.$R157];&quot;},{&quot;;[.$X157];[.$Y157];[.$Z157];[.$AA157];[.$AB157];&quot;}},&quot;)" office:value-type="string" office:string-value="{TypePower,{-1,-1,-1,1,2},{{ModeInput,&quot;5V&quot;}}}," calcext:value-type="string">
            <text:p>{TypePower,{-1,-1,-1,1,2},{{ModeInput,"5V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66" office:value-type="string" calcext:value-type="string">
            <text:p>VDD_5V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51" table:formula="of:=([.$Q158]-1)*2+[.$R158]" office:value-type="float" office:value="4" calcext:value-type="float">
            <text:p>4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5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82" table:formula="of:=IF([.$M158]=&quot;TypeGpio&quot;;CONCATENATE(&quot;GPIO&quot;;[.$L158]);[.$L158])" office:value-type="string" office:string-value="5V" calcext:value-type="string">
            <text:p>5V</text:p>
          </table:table-cell>
          <table:table-cell table:style-name="ce82" table:formula="of:=IF([.$M158]=&quot;TypeGpio&quot;;CONCATENATE(&quot;GPIO&quot;;[.$L158]);&quot;&quot;)">
            <text:p/>
          </table:table-cell>
          <table:table-cell table:style-name="ce51" table:number-columns-repeated="3"/>
          <table:table-cell table:style-name="ce43" table:formula="of:=CONCATENATE(&quot;{ModeInput,&quot;&quot;&quot;;[.$S158];&quot;&quot;&quot;}&quot;)" office:value-type="string" office:string-value="{ModeInput,&quot;5V&quot;}" calcext:value-type="string">
            <text:p>{ModeInput,"5V"}</text:p>
          </table:table-cell>
          <table:table-cell table:style-name="ce43" table:formula="of:=IF([.$T158]&lt;&gt;&quot;&quot;;CONCATENATE(&quot;,{ModeOutput,&quot;&quot;&quot;;[.$T158];&quot;&quot;&quot;}&quot;);&quot;&quot;)">
            <text:p/>
          </table:table-cell>
          <table:table-cell table:style-name="ce43" table:formula="of:=IF([.$U158]&lt;&gt;&quot;&quot;;CONCATENATE(&quot;,{ModeAlt2,&quot;&quot;&quot;;[.$U158];&quot;&quot;&quot;}&quot;);&quot;&quot;)">
            <text:p/>
          </table:table-cell>
          <table:table-cell table:style-name="ce43" table:formula="of:=IF([.$V158]&lt;&gt;&quot;&quot;;CONCATENATE(&quot;,{ModeAlt3,&quot;&quot;&quot;;[.$V158];&quot;&quot;&quot;}&quot;);&quot;&quot;)">
            <text:p/>
          </table:table-cell>
          <table:table-cell table:style-name="ce43" table:formula="of:=IF([.$W158]&lt;&gt;&quot;&quot;;CONCATENATE(&quot;,{ModeAlt6,&quot;&quot;&quot;;[.$W158];&quot;&quot;&quot;}&quot;);&quot;&quot;)">
            <text:p/>
          </table:table-cell>
          <table:table-cell table:style-name="ce43" table:formula="of:=CONCATENATE(&quot;{&quot;;[.$M158];&quot;,{&quot;;[.$N158];&quot;,&quot;;[.$O158];&quot;,&quot;;[.$P158];&quot;,&quot;;[.$Q158];&quot;,&quot;;[.$R158];&quot;},{&quot;;[.$X158];[.$Y158];[.$Z158];[.$AA158];[.$AB158];&quot;}},&quot;)" office:value-type="string" office:string-value="{TypePower,{-1,-1,-1,2,2},{{ModeInput,&quot;5V&quot;}}}," calcext:value-type="string">
            <text:p>{TypePower,{-1,-1,-1,2,2},{{ModeInput,"5V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66" office:value-type="string" calcext:value-type="string">
            <text:p>GND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51" table:formula="of:=([.$Q159]-1)*2+[.$R159]" office:value-type="float" office:value="6" calcext:value-type="float">
            <text:p>6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82" table:formula="of:=IF([.$M159]=&quot;TypeGpio&quot;;CONCATENATE(&quot;GPIO&quot;;[.$L159]);[.$L159])" office:value-type="string" office:string-value="GND" calcext:value-type="string">
            <text:p>GND</text:p>
          </table:table-cell>
          <table:table-cell table:style-name="ce82" table:formula="of:=IF([.$M159]=&quot;TypeGpio&quot;;CONCATENATE(&quot;GPIO&quot;;[.$L159]);&quot;&quot;)">
            <text:p/>
          </table:table-cell>
          <table:table-cell table:style-name="ce51" table:number-columns-repeated="3"/>
          <table:table-cell table:style-name="ce43" table:formula="of:=CONCATENATE(&quot;{ModeInput,&quot;&quot;&quot;;[.$S159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159]&lt;&gt;&quot;&quot;;CONCATENATE(&quot;,{ModeOutput,&quot;&quot;&quot;;[.$T159];&quot;&quot;&quot;}&quot;);&quot;&quot;)">
            <text:p/>
          </table:table-cell>
          <table:table-cell table:style-name="ce43" table:formula="of:=IF([.$U159]&lt;&gt;&quot;&quot;;CONCATENATE(&quot;,{ModeAlt2,&quot;&quot;&quot;;[.$U159];&quot;&quot;&quot;}&quot;);&quot;&quot;)">
            <text:p/>
          </table:table-cell>
          <table:table-cell table:style-name="ce43" table:formula="of:=IF([.$V159]&lt;&gt;&quot;&quot;;CONCATENATE(&quot;,{ModeAlt3,&quot;&quot;&quot;;[.$V159];&quot;&quot;&quot;}&quot;);&quot;&quot;)">
            <text:p/>
          </table:table-cell>
          <table:table-cell table:style-name="ce43" table:formula="of:=IF([.$W159]&lt;&gt;&quot;&quot;;CONCATENATE(&quot;,{ModeAlt6,&quot;&quot;&quot;;[.$W159];&quot;&quot;&quot;}&quot;);&quot;&quot;)">
            <text:p/>
          </table:table-cell>
          <table:table-cell table:style-name="ce43" table:formula="of:=CONCATENATE(&quot;{&quot;;[.$M159];&quot;,{&quot;;[.$N159];&quot;,&quot;;[.$O159];&quot;,&quot;;[.$P159];&quot;,&quot;;[.$Q159];&quot;,&quot;;[.$R159];&quot;},{&quot;;[.$X159];[.$Y159];[.$Z159];[.$AA159];[.$AB159];&quot;}},&quot;)" office:value-type="string" office:string-value="{TypePower,{-1,-1,-1,3,2},{{ModeInput,&quot;GND&quot;}}}," calcext:value-type="string">
            <text:p>{TypePower,{-1,-1,-1,3,2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39" calcext:value-type="float">
            <text:p>39</text:p>
          </table:table-cell>
          <table:table-cell table:style-name="ce66" office:value-type="string" calcext:value-type="string">
            <text:p>UART1_TX/GPIOG6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51" table:formula="of:=([.$Q160]-1)*2+[.$R160]" office:value-type="float" office:value="8" calcext:value-type="float">
            <text:p>8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6" calcext:value-type="float">
            <text:p>6</text:p>
          </table:table-cell>
          <table:table-cell table:style-name="ce66" table:formula="of:=CONCATENATE([.J160];[.K160])" office:value-type="string" office:string-value="G6" calcext:value-type="string">
            <text:p>G6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86" calcext:value-type="float">
            <text:p>86</text:p>
          </table:table-cell>
          <table:table-cell table:style-name="ce20" office:value-type="float" office:value="198" calcext:value-type="float">
            <text:p>198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2" calcext:value-type="float">
            <text:p>2</text:p>
          </table:table-cell>
          <table:table-cell table:style-name="ce82" table:formula="of:=IF([.$M160]=&quot;TypeGpio&quot;;CONCATENATE(&quot;GPIO&quot;;[.$L160]);[.$L160])" office:value-type="string" office:string-value="GPIOG6" calcext:value-type="string">
            <text:p>GPIOG6</text:p>
          </table:table-cell>
          <table:table-cell table:style-name="ce82" table:formula="of:=IF([.$M160]=&quot;TypeGpio&quot;;CONCATENATE(&quot;GPIO&quot;;[.$L160]);&quot;&quot;)" office:value-type="string" office:string-value="GPIOG6" calcext:value-type="string">
            <text:p>GPIOG6</text:p>
          </table:table-cell>
          <table:table-cell table:style-name="ce51" office:value-type="string" calcext:value-type="string">
            <text:p>UART1TX</text:p>
          </table:table-cell>
          <table:table-cell table:style-name="ce51"/>
          <table:table-cell table:style-name="ce51" office:value-type="string" calcext:value-type="string">
            <text:p>PGEINT6</text:p>
          </table:table-cell>
          <table:table-cell table:style-name="ce43" table:formula="of:=CONCATENATE(&quot;{ModeInput,&quot;&quot;&quot;;[.$S160];&quot;&quot;&quot;}&quot;)" office:value-type="string" office:string-value="{ModeInput,&quot;GPIOG6&quot;}" calcext:value-type="string">
            <text:p>{ModeInput,"GPIOG6"}</text:p>
          </table:table-cell>
          <table:table-cell table:style-name="ce43" table:formula="of:=IF([.$T160]&lt;&gt;&quot;&quot;;CONCATENATE(&quot;,{ModeOutput,&quot;&quot;&quot;;[.$T160];&quot;&quot;&quot;}&quot;);&quot;&quot;)" office:value-type="string" office:string-value=",{ModeOutput,&quot;GPIOG6&quot;}" calcext:value-type="string">
            <text:p>,{ModeOutput,"GPIOG6"}</text:p>
          </table:table-cell>
          <table:table-cell table:style-name="ce43" table:formula="of:=IF([.$U160]&lt;&gt;&quot;&quot;;CONCATENATE(&quot;,{ModeAlt2,&quot;&quot;&quot;;[.$U160];&quot;&quot;&quot;}&quot;);&quot;&quot;)" office:value-type="string" office:string-value=",{ModeAlt2,&quot;UART1TX&quot;}" calcext:value-type="string">
            <text:p>,{ModeAlt2,"UART1TX"}</text:p>
          </table:table-cell>
          <table:table-cell table:style-name="ce43" table:formula="of:=IF([.$V160]&lt;&gt;&quot;&quot;;CONCATENATE(&quot;,{ModeAlt3,&quot;&quot;&quot;;[.$V160];&quot;&quot;&quot;}&quot;);&quot;&quot;)">
            <text:p/>
          </table:table-cell>
          <table:table-cell table:style-name="ce43" table:formula="of:=IF([.$W160]&lt;&gt;&quot;&quot;;CONCATENATE(&quot;,{ModeAlt6,&quot;&quot;&quot;;[.$W160];&quot;&quot;&quot;}&quot;);&quot;&quot;)" office:value-type="string" office:string-value=",{ModeAlt6,&quot;PGEINT6&quot;}" calcext:value-type="string">
            <text:p>,{ModeAlt6,"PGEINT6"}</text:p>
          </table:table-cell>
          <table:table-cell table:style-name="ce43" table:formula="of:=CONCATENATE(&quot;{&quot;;[.$M160];&quot;,{&quot;;[.$N160];&quot;,&quot;;[.$O160];&quot;,&quot;;[.$P160];&quot;,&quot;;[.$Q160];&quot;,&quot;;[.$R160];&quot;},{&quot;;[.$X160];[.$Y160];[.$Z160];[.$AA160];[.$AB160];&quot;}},&quot;)" office:value-type="string" office:string-value="{TypeGpio,{15,86,198,4,2},{{ModeInput,&quot;GPIOG6&quot;},{ModeOutput,&quot;GPIOG6&quot;},{ModeAlt2,&quot;UART1TX&quot;},{ModeAlt6,&quot;PGEINT6&quot;}}}," calcext:value-type="string">
            <text:p>{TypeGpio,{15,86,198,4,2},{{ModeInput,"GPIOG6"},{ModeOutput,"GPIOG6"},{ModeAlt2,"UART1TX"},{ModeAlt6,"PGEINT6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40" calcext:value-type="float">
            <text:p>40</text:p>
          </table:table-cell>
          <table:table-cell table:style-name="ce66" office:value-type="string" calcext:value-type="string">
            <text:p>UART1_RX/GPIOG7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51" table:formula="of:=([.$Q161]-1)*2+[.$R161]" office:value-type="float" office:value="10" calcext:value-type="float">
            <text:p>10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7" calcext:value-type="float">
            <text:p>7</text:p>
          </table:table-cell>
          <table:table-cell table:style-name="ce66" table:formula="of:=CONCATENATE([.J161];[.K161])" office:value-type="string" office:string-value="G7" calcext:value-type="string">
            <text:p>G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87" calcext:value-type="float">
            <text:p>87</text:p>
          </table:table-cell>
          <table:table-cell table:style-name="ce20" office:value-type="float" office:value="199" calcext:value-type="float">
            <text:p>199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2" calcext:value-type="float">
            <text:p>2</text:p>
          </table:table-cell>
          <table:table-cell table:style-name="ce82" table:formula="of:=IF([.$M161]=&quot;TypeGpio&quot;;CONCATENATE(&quot;GPIO&quot;;[.$L161]);[.$L161])" office:value-type="string" office:string-value="GPIOG7" calcext:value-type="string">
            <text:p>GPIOG7</text:p>
          </table:table-cell>
          <table:table-cell table:style-name="ce82" table:formula="of:=IF([.$M161]=&quot;TypeGpio&quot;;CONCATENATE(&quot;GPIO&quot;;[.$L161]);&quot;&quot;)" office:value-type="string" office:string-value="GPIOG7" calcext:value-type="string">
            <text:p>GPIOG7</text:p>
          </table:table-cell>
          <table:table-cell table:style-name="ce51" office:value-type="string" calcext:value-type="string">
            <text:p>UART1RX</text:p>
          </table:table-cell>
          <table:table-cell table:style-name="ce51"/>
          <table:table-cell table:style-name="ce51" office:value-type="string" calcext:value-type="string">
            <text:p>PGEINT7</text:p>
          </table:table-cell>
          <table:table-cell table:style-name="ce43" table:formula="of:=CONCATENATE(&quot;{ModeInput,&quot;&quot;&quot;;[.$S161];&quot;&quot;&quot;}&quot;)" office:value-type="string" office:string-value="{ModeInput,&quot;GPIOG7&quot;}" calcext:value-type="string">
            <text:p>{ModeInput,"GPIOG7"}</text:p>
          </table:table-cell>
          <table:table-cell table:style-name="ce43" table:formula="of:=IF([.$T161]&lt;&gt;&quot;&quot;;CONCATENATE(&quot;,{ModeOutput,&quot;&quot;&quot;;[.$T161];&quot;&quot;&quot;}&quot;);&quot;&quot;)" office:value-type="string" office:string-value=",{ModeOutput,&quot;GPIOG7&quot;}" calcext:value-type="string">
            <text:p>,{ModeOutput,"GPIOG7"}</text:p>
          </table:table-cell>
          <table:table-cell table:style-name="ce43" table:formula="of:=IF([.$U161]&lt;&gt;&quot;&quot;;CONCATENATE(&quot;,{ModeAlt2,&quot;&quot;&quot;;[.$U161];&quot;&quot;&quot;}&quot;);&quot;&quot;)" office:value-type="string" office:string-value=",{ModeAlt2,&quot;UART1RX&quot;}" calcext:value-type="string">
            <text:p>,{ModeAlt2,"UART1RX"}</text:p>
          </table:table-cell>
          <table:table-cell table:style-name="ce43" table:formula="of:=IF([.$V161]&lt;&gt;&quot;&quot;;CONCATENATE(&quot;,{ModeAlt3,&quot;&quot;&quot;;[.$V161];&quot;&quot;&quot;}&quot;);&quot;&quot;)">
            <text:p/>
          </table:table-cell>
          <table:table-cell table:style-name="ce43" table:formula="of:=IF([.$W161]&lt;&gt;&quot;&quot;;CONCATENATE(&quot;,{ModeAlt6,&quot;&quot;&quot;;[.$W161];&quot;&quot;&quot;}&quot;);&quot;&quot;)" office:value-type="string" office:string-value=",{ModeAlt6,&quot;PGEINT7&quot;}" calcext:value-type="string">
            <text:p>,{ModeAlt6,"PGEINT7"}</text:p>
          </table:table-cell>
          <table:table-cell table:style-name="ce43" table:formula="of:=CONCATENATE(&quot;{&quot;;[.$M161];&quot;,{&quot;;[.$N161];&quot;,&quot;;[.$O161];&quot;,&quot;;[.$P161];&quot;,&quot;;[.$Q161];&quot;,&quot;;[.$R161];&quot;},{&quot;;[.$X161];[.$Y161];[.$Z161];[.$AA161];[.$AB161];&quot;}},&quot;)" office:value-type="string" office:string-value="{TypeGpio,{16,87,199,5,2},{{ModeInput,&quot;GPIOG7&quot;},{ModeOutput,&quot;GPIOG7&quot;},{ModeAlt2,&quot;UART1RX&quot;},{ModeAlt6,&quot;PGEINT7&quot;}}}," calcext:value-type="string">
            <text:p>{TypeGpio,{16,87,199,5,2},{{ModeInput,"GPIOG7"},{ModeOutput,"GPIOG7"},{ModeAlt2,"UART1RX"},{ModeAlt6,"PGEINT7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42" calcext:value-type="float">
            <text:p>42</text:p>
          </table:table-cell>
          <table:table-cell table:style-name="ce66" office:value-type="string" calcext:value-type="string">
            <text:p>PWM1/GPIOA6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62]-1)*2+[.$R162]" office:value-type="float" office:value="12" calcext:value-type="float">
            <text:p>12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6" calcext:value-type="float">
            <text:p>6</text:p>
          </table:table-cell>
          <table:table-cell table:style-name="ce66" table:formula="of:=CONCATENATE([.J162];[.K162])" office:value-type="string" office:string-value="A6" calcext:value-type="string">
            <text:p>A6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162]=&quot;TypeGpio&quot;;CONCATENATE(&quot;GPIO&quot;;[.$L162]);[.$L162])" office:value-type="string" office:string-value="GPIOA6" calcext:value-type="string">
            <text:p>GPIOA6</text:p>
          </table:table-cell>
          <table:table-cell table:style-name="ce83" table:formula="of:=IF([.$M162]=&quot;TypeGpio&quot;;CONCATENATE(&quot;GPIO&quot;;[.$L162]);&quot;&quot;)" office:value-type="string" office:string-value="GPIOA6" calcext:value-type="string">
            <text:p>GPIOA6</text:p>
          </table:table-cell>
          <table:table-cell table:style-name="ce43" office:value-type="string" calcext:value-type="string">
            <text:p>SIMPWREN</text:p>
          </table:table-cell>
          <table:table-cell table:style-name="ce43" office:value-type="string" calcext:value-type="string">
            <text:p>PWM1</text:p>
          </table:table-cell>
          <table:table-cell table:style-name="ce43" office:value-type="string" calcext:value-type="string">
            <text:p>PAEINT6</text:p>
          </table:table-cell>
          <table:table-cell table:style-name="ce43" table:formula="of:=CONCATENATE(&quot;{ModeInput,&quot;&quot;&quot;;[.$S162];&quot;&quot;&quot;}&quot;)" office:value-type="string" office:string-value="{ModeInput,&quot;GPIOA6&quot;}" calcext:value-type="string">
            <text:p>{ModeInput,"GPIOA6"}</text:p>
          </table:table-cell>
          <table:table-cell table:style-name="ce43" table:formula="of:=IF([.$T162]&lt;&gt;&quot;&quot;;CONCATENATE(&quot;,{ModeOutput,&quot;&quot;&quot;;[.$T162];&quot;&quot;&quot;}&quot;);&quot;&quot;)" office:value-type="string" office:string-value=",{ModeOutput,&quot;GPIOA6&quot;}" calcext:value-type="string">
            <text:p>,{ModeOutput,"GPIOA6"}</text:p>
          </table:table-cell>
          <table:table-cell table:style-name="ce43" table:formula="of:=IF([.$U162]&lt;&gt;&quot;&quot;;CONCATENATE(&quot;,{ModeAlt2,&quot;&quot;&quot;;[.$U162];&quot;&quot;&quot;}&quot;);&quot;&quot;)" office:value-type="string" office:string-value=",{ModeAlt2,&quot;SIMPWREN&quot;}" calcext:value-type="string">
            <text:p>,{ModeAlt2,"SIMPWREN"}</text:p>
          </table:table-cell>
          <table:table-cell table:style-name="ce43" table:formula="of:=IF([.$V162]&lt;&gt;&quot;&quot;;CONCATENATE(&quot;,{ModeAlt3,&quot;&quot;&quot;;[.$V162];&quot;&quot;&quot;}&quot;);&quot;&quot;)" office:value-type="string" office:string-value=",{ModeAlt3,&quot;PWM1&quot;}" calcext:value-type="string">
            <text:p>,{ModeAlt3,"PWM1"}</text:p>
          </table:table-cell>
          <table:table-cell table:style-name="ce43" table:formula="of:=IF([.$W162]&lt;&gt;&quot;&quot;;CONCATENATE(&quot;,{ModeAlt6,&quot;&quot;&quot;;[.$W162];&quot;&quot;&quot;}&quot;);&quot;&quot;)" office:value-type="string" office:string-value=",{ModeAlt6,&quot;PAEINT6&quot;}" calcext:value-type="string">
            <text:p>,{ModeAlt6,"PAEINT6"}</text:p>
          </table:table-cell>
          <table:table-cell table:style-name="ce43" table:formula="of:=CONCATENATE(&quot;{&quot;;[.$M162];&quot;,{&quot;;[.$N162];&quot;,&quot;;[.$O162];&quot;,&quot;;[.$P162];&quot;,&quot;;[.$Q162];&quot;,&quot;;[.$R162];&quot;},{&quot;;[.$X162];[.$Y162];[.$Z162];[.$AA162];[.$AB162];&quot;}},&quot;)" office:value-type="string" office:string-value="{TypeGpio,{1,6,6,6,2},{{ModeInput,&quot;GPIOA6&quot;},{ModeOutput,&quot;GPIOA6&quot;},{ModeAlt2,&quot;SIMPWREN&quot;},{ModeAlt3,&quot;PWM1&quot;},{ModeAlt6,&quot;PAEINT6&quot;}}}," calcext:value-type="string">
            <text:p>{TypeGpio,{1,6,6,6,2},{{ModeInput,"GPIOA6"},{ModeOutput,"GPIOA6"},{ModeAlt2,"SIMPWREN"},{ModeAlt3,"PWM1"},{ModeAlt6,"PAEINT6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66" office:value-type="string" calcext:value-type="string">
            <text:p>GND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63]-1)*2+[.$R163]" office:value-type="float" office:value="14" calcext:value-type="float">
            <text:p>14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163]=&quot;TypeGpio&quot;;CONCATENATE(&quot;GPIO&quot;;[.$L163]);[.$L163])" office:value-type="string" office:string-value="GND" calcext:value-type="string">
            <text:p>GND</text:p>
          </table:table-cell>
          <table:table-cell table:style-name="ce83" table:formula="of:=IF([.$M163]=&quot;TypeGpio&quot;;CONCATENATE(&quot;GPIO&quot;;[.$L163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163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163]&lt;&gt;&quot;&quot;;CONCATENATE(&quot;,{ModeOutput,&quot;&quot;&quot;;[.$T163];&quot;&quot;&quot;}&quot;);&quot;&quot;)">
            <text:p/>
          </table:table-cell>
          <table:table-cell table:style-name="ce43" table:formula="of:=IF([.$U163]&lt;&gt;&quot;&quot;;CONCATENATE(&quot;,{ModeAlt2,&quot;&quot;&quot;;[.$U163];&quot;&quot;&quot;}&quot;);&quot;&quot;)">
            <text:p/>
          </table:table-cell>
          <table:table-cell table:style-name="ce43" table:formula="of:=IF([.$V163]&lt;&gt;&quot;&quot;;CONCATENATE(&quot;,{ModeAlt3,&quot;&quot;&quot;;[.$V163];&quot;&quot;&quot;}&quot;);&quot;&quot;)">
            <text:p/>
          </table:table-cell>
          <table:table-cell table:style-name="ce43" table:formula="of:=IF([.$W163]&lt;&gt;&quot;&quot;;CONCATENATE(&quot;,{ModeAlt6,&quot;&quot;&quot;;[.$W163];&quot;&quot;&quot;}&quot;);&quot;&quot;)">
            <text:p/>
          </table:table-cell>
          <table:table-cell table:style-name="ce43" table:formula="of:=CONCATENATE(&quot;{&quot;;[.$M163];&quot;,{&quot;;[.$N163];&quot;,&quot;;[.$O163];&quot;,&quot;;[.$P163];&quot;,&quot;;[.$Q163];&quot;,&quot;;[.$R163];&quot;},{&quot;;[.$X163];[.$Y163];[.$Z163];[.$AA163];[.$AB163];&quot;}},&quot;)" office:value-type="string" office:string-value="{TypePower,{-1,-1,-1,7,2},{{ModeInput,&quot;GND&quot;}}}," calcext:value-type="string">
            <text:p>{TypePower,{-1,-1,-1,7,2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45" calcext:value-type="float">
            <text:p>45</text:p>
          </table:table-cell>
          <table:table-cell table:style-name="ce66" office:value-type="string" calcext:value-type="string">
            <text:p>UART1_RTS/GPIOG8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64]-1)*2+[.$R164]" office:value-type="float" office:value="16" calcext:value-type="float">
            <text:p>16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8" calcext:value-type="float">
            <text:p>8</text:p>
          </table:table-cell>
          <table:table-cell table:style-name="ce66" table:formula="of:=CONCATENATE([.J164];[.K164])" office:value-type="string" office:string-value="G8" calcext:value-type="string">
            <text:p>G8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88" calcext:value-type="float">
            <text:p>88</text:p>
          </table:table-cell>
          <table:table-cell table:style-name="ce20" office:value-type="float" office:value="200" calcext:value-type="float">
            <text:p>20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164]=&quot;TypeGpio&quot;;CONCATENATE(&quot;GPIO&quot;;[.$L164]);[.$L164])" office:value-type="string" office:string-value="GPIOG8" calcext:value-type="string">
            <text:p>GPIOG8</text:p>
          </table:table-cell>
          <table:table-cell table:style-name="ce83" table:formula="of:=IF([.$M164]=&quot;TypeGpio&quot;;CONCATENATE(&quot;GPIO&quot;;[.$L164]);&quot;&quot;)" office:value-type="string" office:string-value="GPIOG8" calcext:value-type="string">
            <text:p>GPIOG8</text:p>
          </table:table-cell>
          <table:table-cell table:style-name="ce43" office:value-type="string" calcext:value-type="string">
            <text:p>UART1RTS</text:p>
          </table:table-cell>
          <table:table-cell table:style-name="ce43"/>
          <table:table-cell table:style-name="ce43" office:value-type="string" calcext:value-type="string">
            <text:p>PGEINT8</text:p>
          </table:table-cell>
          <table:table-cell table:style-name="ce43" table:formula="of:=CONCATENATE(&quot;{ModeInput,&quot;&quot;&quot;;[.$S164];&quot;&quot;&quot;}&quot;)" office:value-type="string" office:string-value="{ModeInput,&quot;GPIOG8&quot;}" calcext:value-type="string">
            <text:p>{ModeInput,"GPIOG8"}</text:p>
          </table:table-cell>
          <table:table-cell table:style-name="ce43" table:formula="of:=IF([.$T164]&lt;&gt;&quot;&quot;;CONCATENATE(&quot;,{ModeOutput,&quot;&quot;&quot;;[.$T164];&quot;&quot;&quot;}&quot;);&quot;&quot;)" office:value-type="string" office:string-value=",{ModeOutput,&quot;GPIOG8&quot;}" calcext:value-type="string">
            <text:p>,{ModeOutput,"GPIOG8"}</text:p>
          </table:table-cell>
          <table:table-cell table:style-name="ce43" table:formula="of:=IF([.$U164]&lt;&gt;&quot;&quot;;CONCATENATE(&quot;,{ModeAlt2,&quot;&quot;&quot;;[.$U164];&quot;&quot;&quot;}&quot;);&quot;&quot;)" office:value-type="string" office:string-value=",{ModeAlt2,&quot;UART1RTS&quot;}" calcext:value-type="string">
            <text:p>,{ModeAlt2,"UART1RTS"}</text:p>
          </table:table-cell>
          <table:table-cell table:style-name="ce43" table:formula="of:=IF([.$V164]&lt;&gt;&quot;&quot;;CONCATENATE(&quot;,{ModeAlt3,&quot;&quot;&quot;;[.$V164];&quot;&quot;&quot;}&quot;);&quot;&quot;)">
            <text:p/>
          </table:table-cell>
          <table:table-cell table:style-name="ce43" table:formula="of:=IF([.$W164]&lt;&gt;&quot;&quot;;CONCATENATE(&quot;,{ModeAlt6,&quot;&quot;&quot;;[.$W164];&quot;&quot;&quot;}&quot;);&quot;&quot;)" office:value-type="string" office:string-value=",{ModeAlt6,&quot;PGEINT8&quot;}" calcext:value-type="string">
            <text:p>,{ModeAlt6,"PGEINT8"}</text:p>
          </table:table-cell>
          <table:table-cell table:style-name="ce43" table:formula="of:=CONCATENATE(&quot;{&quot;;[.$M164];&quot;,{&quot;;[.$N164];&quot;,&quot;;[.$O164];&quot;,&quot;;[.$P164];&quot;,&quot;;[.$Q164];&quot;,&quot;;[.$R164];&quot;},{&quot;;[.$X164];[.$Y164];[.$Z164];[.$AA164];[.$AB164];&quot;}},&quot;)" office:value-type="string" office:string-value="{TypeGpio,{4,88,200,8,2},{{ModeInput,&quot;GPIOG8&quot;},{ModeOutput,&quot;GPIOG8&quot;},{ModeAlt2,&quot;UART1RTS&quot;},{ModeAlt6,&quot;PGEINT8&quot;}}}," calcext:value-type="string">
            <text:p>{TypeGpio,{4,88,200,8,2},{{ModeInput,"GPIOG8"},{ModeOutput,"GPIOG8"},{ModeAlt2,"UART1RTS"},{ModeAlt6,"PGEINT8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46" calcext:value-type="float">
            <text:p>46</text:p>
          </table:table-cell>
          <table:table-cell table:style-name="ce66" office:value-type="string" calcext:value-type="string">
            <text:p>UART1_CTS/GPIOG9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65]-1)*2+[.$R165]" office:value-type="float" office:value="18" calcext:value-type="float">
            <text:p>18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9" calcext:value-type="float">
            <text:p>9</text:p>
          </table:table-cell>
          <table:table-cell table:style-name="ce66" table:formula="of:=CONCATENATE([.J165];[.K165])" office:value-type="string" office:string-value="G9" calcext:value-type="string">
            <text:p>G9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201" calcext:value-type="float">
            <text:p>20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165]=&quot;TypeGpio&quot;;CONCATENATE(&quot;GPIO&quot;;[.$L165]);[.$L165])" office:value-type="string" office:string-value="GPIOG9" calcext:value-type="string">
            <text:p>GPIOG9</text:p>
          </table:table-cell>
          <table:table-cell table:style-name="ce83" table:formula="of:=IF([.$M165]=&quot;TypeGpio&quot;;CONCATENATE(&quot;GPIO&quot;;[.$L165]);&quot;&quot;)" office:value-type="string" office:string-value="GPIOG9" calcext:value-type="string">
            <text:p>GPIOG9</text:p>
          </table:table-cell>
          <table:table-cell table:style-name="ce43" office:value-type="string" calcext:value-type="string">
            <text:p>UART1CTS</text:p>
          </table:table-cell>
          <table:table-cell table:style-name="ce43"/>
          <table:table-cell table:style-name="ce43" office:value-type="string" calcext:value-type="string">
            <text:p>PGEINT9</text:p>
          </table:table-cell>
          <table:table-cell table:style-name="ce43" table:formula="of:=CONCATENATE(&quot;{ModeInput,&quot;&quot;&quot;;[.$S165];&quot;&quot;&quot;}&quot;)" office:value-type="string" office:string-value="{ModeInput,&quot;GPIOG9&quot;}" calcext:value-type="string">
            <text:p>{ModeInput,"GPIOG9"}</text:p>
          </table:table-cell>
          <table:table-cell table:style-name="ce43" table:formula="of:=IF([.$T165]&lt;&gt;&quot;&quot;;CONCATENATE(&quot;,{ModeOutput,&quot;&quot;&quot;;[.$T165];&quot;&quot;&quot;}&quot;);&quot;&quot;)" office:value-type="string" office:string-value=",{ModeOutput,&quot;GPIOG9&quot;}" calcext:value-type="string">
            <text:p>,{ModeOutput,"GPIOG9"}</text:p>
          </table:table-cell>
          <table:table-cell table:style-name="ce43" table:formula="of:=IF([.$U165]&lt;&gt;&quot;&quot;;CONCATENATE(&quot;,{ModeAlt2,&quot;&quot;&quot;;[.$U165];&quot;&quot;&quot;}&quot;);&quot;&quot;)" office:value-type="string" office:string-value=",{ModeAlt2,&quot;UART1CTS&quot;}" calcext:value-type="string">
            <text:p>,{ModeAlt2,"UART1CTS"}</text:p>
          </table:table-cell>
          <table:table-cell table:style-name="ce43" table:formula="of:=IF([.$V165]&lt;&gt;&quot;&quot;;CONCATENATE(&quot;,{ModeAlt3,&quot;&quot;&quot;;[.$V165];&quot;&quot;&quot;}&quot;);&quot;&quot;)">
            <text:p/>
          </table:table-cell>
          <table:table-cell table:style-name="ce43" table:formula="of:=IF([.$W165]&lt;&gt;&quot;&quot;;CONCATENATE(&quot;,{ModeAlt6,&quot;&quot;&quot;;[.$W165];&quot;&quot;&quot;}&quot;);&quot;&quot;)" office:value-type="string" office:string-value=",{ModeAlt6,&quot;PGEINT9&quot;}" calcext:value-type="string">
            <text:p>,{ModeAlt6,"PGEINT9"}</text:p>
          </table:table-cell>
          <table:table-cell table:style-name="ce43" table:formula="of:=CONCATENATE(&quot;{&quot;;[.$M165];&quot;,{&quot;;[.$N165];&quot;,&quot;;[.$O165];&quot;,&quot;;[.$P165];&quot;,&quot;;[.$Q165];&quot;,&quot;;[.$R165];&quot;},{&quot;;[.$X165];[.$Y165];[.$Z165];[.$AA165];[.$AB165];&quot;}},&quot;)" office:value-type="string" office:string-value="{TypeGpio,{5,89,201,9,2},{{ModeInput,&quot;GPIOG9&quot;},{ModeOutput,&quot;GPIOG9&quot;},{ModeAlt2,&quot;UART1CTS&quot;},{ModeAlt6,&quot;PGEINT9&quot;}}}," calcext:value-type="string">
            <text:p>{TypeGpio,{5,89,201,9,2},{{ModeInput,"GPIOG9"},{ModeOutput,"GPIOG9"},{ModeAlt2,"UART1CTS"},{ModeAlt6,"PGEINT9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66" office:value-type="string" calcext:value-type="string">
            <text:p>GND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66]-1)*2+[.$R166]" office:value-type="float" office:value="20" calcext:value-type="float">
            <text:p>20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166]=&quot;TypeGpio&quot;;CONCATENATE(&quot;GPIO&quot;;[.$L166]);[.$L166])" office:value-type="string" office:string-value="GND" calcext:value-type="string">
            <text:p>GND</text:p>
          </table:table-cell>
          <table:table-cell table:style-name="ce83" table:formula="of:=IF([.$M166]=&quot;TypeGpio&quot;;CONCATENATE(&quot;GPIO&quot;;[.$L166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166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166]&lt;&gt;&quot;&quot;;CONCATENATE(&quot;,{ModeOutput,&quot;&quot;&quot;;[.$T166];&quot;&quot;&quot;}&quot;);&quot;&quot;)">
            <text:p/>
          </table:table-cell>
          <table:table-cell table:style-name="ce43" table:formula="of:=IF([.$U166]&lt;&gt;&quot;&quot;;CONCATENATE(&quot;,{ModeAlt2,&quot;&quot;&quot;;[.$U166];&quot;&quot;&quot;}&quot;);&quot;&quot;)">
            <text:p/>
          </table:table-cell>
          <table:table-cell table:style-name="ce43" table:formula="of:=IF([.$V166]&lt;&gt;&quot;&quot;;CONCATENATE(&quot;,{ModeAlt3,&quot;&quot;&quot;;[.$V166];&quot;&quot;&quot;}&quot;);&quot;&quot;)">
            <text:p/>
          </table:table-cell>
          <table:table-cell table:style-name="ce43" table:formula="of:=IF([.$W166]&lt;&gt;&quot;&quot;;CONCATENATE(&quot;,{ModeAlt6,&quot;&quot;&quot;;[.$W166];&quot;&quot;&quot;}&quot;);&quot;&quot;)">
            <text:p/>
          </table:table-cell>
          <table:table-cell table:style-name="ce43" table:formula="of:=CONCATENATE(&quot;{&quot;;[.$M166];&quot;,{&quot;;[.$N166];&quot;,&quot;;[.$O166];&quot;,&quot;;[.$P166];&quot;,&quot;;[.$Q166];&quot;,&quot;;[.$R166];&quot;},{&quot;;[.$X166];[.$Y166];[.$Z166];[.$AA166];[.$AB166];&quot;}},&quot;)" office:value-type="string" office:string-value="{TypePower,{-1,-1,-1,10,2},{{ModeInput,&quot;GND&quot;}}}," calcext:value-type="string">
            <text:p>{TypePower,{-1,-1,-1,10,2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49" calcext:value-type="float">
            <text:p>49</text:p>
          </table:table-cell>
          <table:table-cell table:style-name="ce66" office:value-type="string" calcext:value-type="string">
            <text:p>UART2_RX/GPIOA1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67]-1)*2+[.$R167]" office:value-type="float" office:value="22" calcext:value-type="float">
            <text:p>22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" calcext:value-type="float">
            <text:p>1</text:p>
          </table:table-cell>
          <table:table-cell table:style-name="ce66" table:formula="of:=CONCATENATE([.J167];[.K167])" office:value-type="string" office:string-value="A1" calcext:value-type="string">
            <text:p>A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167]=&quot;TypeGpio&quot;;CONCATENATE(&quot;GPIO&quot;;[.$L167]);[.$L167])" office:value-type="string" office:string-value="GPIOA1" calcext:value-type="string">
            <text:p>GPIOA1</text:p>
          </table:table-cell>
          <table:table-cell table:style-name="ce83" table:formula="of:=IF([.$M167]=&quot;TypeGpio&quot;;CONCATENATE(&quot;GPIO&quot;;[.$L167]);&quot;&quot;)" office:value-type="string" office:string-value="GPIOA1" calcext:value-type="string">
            <text:p>GPIOA1</text:p>
          </table:table-cell>
          <table:table-cell table:style-name="ce43" office:value-type="string" calcext:value-type="string">
            <text:p>UART2RX</text:p>
          </table:table-cell>
          <table:table-cell table:style-name="ce43" office:value-type="string" calcext:value-type="string">
            <text:p>JTAGCK</text:p>
          </table:table-cell>
          <table:table-cell table:style-name="ce43" office:value-type="string" calcext:value-type="string">
            <text:p>PAEINT1</text:p>
          </table:table-cell>
          <table:table-cell table:style-name="ce43" table:formula="of:=CONCATENATE(&quot;{ModeInput,&quot;&quot;&quot;;[.$S167];&quot;&quot;&quot;}&quot;)" office:value-type="string" office:string-value="{ModeInput,&quot;GPIOA1&quot;}" calcext:value-type="string">
            <text:p>{ModeInput,"GPIOA1"}</text:p>
          </table:table-cell>
          <table:table-cell table:style-name="ce43" table:formula="of:=IF([.$T167]&lt;&gt;&quot;&quot;;CONCATENATE(&quot;,{ModeOutput,&quot;&quot;&quot;;[.$T167];&quot;&quot;&quot;}&quot;);&quot;&quot;)" office:value-type="string" office:string-value=",{ModeOutput,&quot;GPIOA1&quot;}" calcext:value-type="string">
            <text:p>,{ModeOutput,"GPIOA1"}</text:p>
          </table:table-cell>
          <table:table-cell table:style-name="ce43" table:formula="of:=IF([.$U167]&lt;&gt;&quot;&quot;;CONCATENATE(&quot;,{ModeAlt2,&quot;&quot;&quot;;[.$U167];&quot;&quot;&quot;}&quot;);&quot;&quot;)" office:value-type="string" office:string-value=",{ModeAlt2,&quot;UART2RX&quot;}" calcext:value-type="string">
            <text:p>,{ModeAlt2,"UART2RX"}</text:p>
          </table:table-cell>
          <table:table-cell table:style-name="ce43" table:formula="of:=IF([.$V167]&lt;&gt;&quot;&quot;;CONCATENATE(&quot;,{ModeAlt3,&quot;&quot;&quot;;[.$V167];&quot;&quot;&quot;}&quot;);&quot;&quot;)" office:value-type="string" office:string-value=",{ModeAlt3,&quot;JTAGCK&quot;}" calcext:value-type="string">
            <text:p>,{ModeAlt3,"JTAGCK"}</text:p>
          </table:table-cell>
          <table:table-cell table:style-name="ce43" table:formula="of:=IF([.$W167]&lt;&gt;&quot;&quot;;CONCATENATE(&quot;,{ModeAlt6,&quot;&quot;&quot;;[.$W167];&quot;&quot;&quot;}&quot;);&quot;&quot;)" office:value-type="string" office:string-value=",{ModeAlt6,&quot;PAEINT1&quot;}" calcext:value-type="string">
            <text:p>,{ModeAlt6,"PAEINT1"}</text:p>
          </table:table-cell>
          <table:table-cell table:style-name="ce43" table:formula="of:=CONCATENATE(&quot;{&quot;;[.$M167];&quot;,{&quot;;[.$N167];&quot;,&quot;;[.$O167];&quot;,&quot;;[.$P167];&quot;,&quot;;[.$Q167];&quot;,&quot;;[.$R167];&quot;},{&quot;;[.$X167];[.$Y167];[.$Z167];[.$AA167];[.$AB167];&quot;}},&quot;)" office:value-type="string" office:string-value="{TypeGpio,{6,1,1,11,2},{{ModeInput,&quot;GPIOA1&quot;},{ModeOutput,&quot;GPIOA1&quot;},{ModeAlt2,&quot;UART2RX&quot;},{ModeAlt3,&quot;JTAGCK&quot;},{ModeAlt6,&quot;PAEINT1&quot;}}}," calcext:value-type="string">
            <text:p>{TypeGpio,{6,1,1,11,2},{{ModeInput,"GPIOA1"},{ModeOutput,"GPIOA1"},{ModeAlt2,"UART2RX"},{ModeAlt3,"JTAGCK"},{ModeAlt6,"PAEINT1"}}},</text:p>
          </table:table-cell>
          <table:table-cell table:style-name="ce58" table:number-columns-repeated="995"/>
        </table:table-row>
        <table:table-row table:style-name="ro1">
          <table:table-cell table:style-name="ce65" office:value-type="float" office:value="69" calcext:value-type="float">
            <text:p>69</text:p>
          </table:table-cell>
          <table:table-cell table:style-name="ce68" office:value-type="string" calcext:value-type="string">
            <text:p>UART3_TX/SPI1_CS/GPIOA13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68]+([.Q168]-1)*2" office:value-type="float" office:value="24" calcext:value-type="float">
            <text:p>24</text:p>
          </table:table-cell>
          <table:table-cell table:style-name="ce12" office:value-type="string" calcext:value-type="string">
            <text:p>CON1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3" calcext:value-type="float">
            <text:p>13</text:p>
          </table:table-cell>
          <table:table-cell table:style-name="ce68" table:formula="of:=CONCATENATE([.J168];[.K168])" office:value-type="string" office:string-value="A13" calcext:value-type="string">
            <text:p>A13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7" calcext:value-type="float">
            <text:p>27</text:p>
          </table:table-cell>
          <table:table-cell table:number-columns-repeated="2" table:style-name="ce77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168]=&quot;TypeGpio&quot;;CONCATENATE(&quot;GPIO&quot;;[.$L168]);[.$L168])" office:value-type="string" office:string-value="GPIOA13" calcext:value-type="string">
            <text:p>GPIOA13</text:p>
          </table:table-cell>
          <table:table-cell table:style-name="ce84" table:formula="of:=IF([.$M168]=&quot;TypeGpio&quot;;CONCATENATE(&quot;GPIO&quot;;[.$L168]);&quot;&quot;)" office:value-type="string" office:string-value="GPIOA13" calcext:value-type="string">
            <text:p>GPIOA13</text:p>
          </table:table-cell>
          <table:table-cell table:style-name="ce65" office:value-type="string" calcext:value-type="string">
            <text:p>SPI1CS</text:p>
          </table:table-cell>
          <table:table-cell table:style-name="ce65" office:value-type="string" calcext:value-type="string">
            <text:p>UART3TX</text:p>
          </table:table-cell>
          <table:table-cell table:style-name="ce65" office:value-type="string" calcext:value-type="string">
            <text:p>PAEINT13</text:p>
          </table:table-cell>
          <table:table-cell table:style-name="ce65" table:formula="of:=CONCATENATE(&quot;{ModeInput,&quot;&quot;&quot;;[.$S168];&quot;&quot;&quot;}&quot;)" office:value-type="string" office:string-value="{ModeInput,&quot;GPIOA13&quot;}" calcext:value-type="string">
            <text:p>{ModeInput,"GPIOA13"}</text:p>
          </table:table-cell>
          <table:table-cell table:style-name="ce65" table:formula="of:=IF([.$T168]&lt;&gt;&quot;&quot;;CONCATENATE(&quot;,{ModeOutput,&quot;&quot;&quot;;[.$T168];&quot;&quot;&quot;}&quot;);&quot;&quot;)" office:value-type="string" office:string-value=",{ModeOutput,&quot;GPIOA13&quot;}" calcext:value-type="string">
            <text:p>,{ModeOutput,"GPIOA13"}</text:p>
          </table:table-cell>
          <table:table-cell table:style-name="ce65" table:formula="of:=IF([.$U168]&lt;&gt;&quot;&quot;;CONCATENATE(&quot;,{ModeAlt2,&quot;&quot;&quot;;[.$U168];&quot;&quot;&quot;}&quot;);&quot;&quot;)" office:value-type="string" office:string-value=",{ModeAlt2,&quot;SPI1CS&quot;}" calcext:value-type="string">
            <text:p>,{ModeAlt2,"SPI1CS"}</text:p>
          </table:table-cell>
          <table:table-cell table:style-name="ce65" table:formula="of:=IF([.$V168]&lt;&gt;&quot;&quot;;CONCATENATE(&quot;,{ModeAlt3,&quot;&quot;&quot;;[.$V168];&quot;&quot;&quot;}&quot;);&quot;&quot;)" office:value-type="string" office:string-value=",{ModeAlt3,&quot;UART3TX&quot;}" calcext:value-type="string">
            <text:p>,{ModeAlt3,"UART3TX"}</text:p>
          </table:table-cell>
          <table:table-cell table:style-name="ce65" table:formula="of:=IF([.$W168]&lt;&gt;&quot;&quot;;CONCATENATE(&quot;,{ModeAlt6,&quot;&quot;&quot;;[.$W168];&quot;&quot;&quot;}&quot;);&quot;&quot;)" office:value-type="string" office:string-value=",{ModeAlt6,&quot;PAEINT13&quot;}" calcext:value-type="string">
            <text:p>,{ModeAlt6,"PAEINT13"}</text:p>
          </table:table-cell>
          <table:table-cell table:style-name="ce65" table:formula="of:=CONCATENATE(&quot;{&quot;;[.$M168];&quot;,{&quot;;[.$N168];&quot;,&quot;;[.$O168];&quot;,&quot;;[.$P168];&quot;,&quot;;[.$Q168];&quot;,&quot;;[.$R168];&quot;},{&quot;;[.$X168];[.$Y168];[.$Z168];[.$AA168];[.$AB168];&quot;}},&quot;)" office:value-type="string" office:string-value="{TypeGpio,{27,13,13,12,2},{{ModeInput,&quot;GPIOA13&quot;},{ModeOutput,&quot;GPIOA13&quot;},{ModeAlt2,&quot;SPI1CS&quot;},{ModeAlt3,&quot;UART3TX&quot;},{ModeAlt6,&quot;PAEINT13&quot;}}}," calcext:value-type="string">
            <text:p>{TypeGpio,{27,13,13,12,2},{{ModeInput,"GPIOA13"},{ModeOutput,"GPIOA13"},{ModeAlt2,"SPI1CS"},{ModeAlt3,"UART3TX"},{ModeAlt6,"PAEINT13"}}},</text:p>
          </table:table-cell>
          <table:table-cell table:style-name="ce87" table:number-columns-repeated="995"/>
        </table:table-row>
        <table:table-row table:style-name="ro1">
          <table:table-cell table:style-name="ce43" office:value-type="float" office:value="61" calcext:value-type="float">
            <text:p>61</text:p>
          </table:table-cell>
          <table:table-cell table:style-name="ce66" office:value-type="string" calcext:value-type="string">
            <text:p>SPDIF-OUT/GPIOA17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69]-1)*2+[.$R169]" office:value-type="float" office:value="26" calcext:value-type="float">
            <text:p>26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7" calcext:value-type="float">
            <text:p>17</text:p>
          </table:table-cell>
          <table:table-cell table:style-name="ce66" table:formula="of:=CONCATENATE([.J169];[.K169])" office:value-type="string" office:string-value="A17" calcext:value-type="string">
            <text:p>A1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2" table:style-name="ce20" office:value-type="float" office:value="17" calcext:value-type="float">
            <text:p>1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169]=&quot;TypeGpio&quot;;CONCATENATE(&quot;GPIO&quot;;[.$L169]);[.$L169])" office:value-type="string" office:string-value="GPIOA17" calcext:value-type="string">
            <text:p>GPIOA17</text:p>
          </table:table-cell>
          <table:table-cell table:style-name="ce83" table:formula="of:=IF([.$M169]=&quot;TypeGpio&quot;;CONCATENATE(&quot;GPIO&quot;;[.$L169]);&quot;&quot;)" office:value-type="string" office:string-value="GPIOA17" calcext:value-type="string">
            <text:p>GPIOA17</text:p>
          </table:table-cell>
          <table:table-cell table:style-name="ce43" office:value-type="string" calcext:value-type="string">
            <text:p>OWAOUT</text:p>
          </table:table-cell>
          <table:table-cell table:style-name="ce43"/>
          <table:table-cell table:style-name="ce43" office:value-type="string" calcext:value-type="string">
            <text:p>PAEINT17</text:p>
          </table:table-cell>
          <table:table-cell table:style-name="ce43" table:formula="of:=CONCATENATE(&quot;{ModeInput,&quot;&quot;&quot;;[.$S169];&quot;&quot;&quot;}&quot;)" office:value-type="string" office:string-value="{ModeInput,&quot;GPIOA17&quot;}" calcext:value-type="string">
            <text:p>{ModeInput,"GPIOA17"}</text:p>
          </table:table-cell>
          <table:table-cell table:style-name="ce43" table:formula="of:=IF([.$T169]&lt;&gt;&quot;&quot;;CONCATENATE(&quot;,{ModeOutput,&quot;&quot;&quot;;[.$T169];&quot;&quot;&quot;}&quot;);&quot;&quot;)" office:value-type="string" office:string-value=",{ModeOutput,&quot;GPIOA17&quot;}" calcext:value-type="string">
            <text:p>,{ModeOutput,"GPIOA17"}</text:p>
          </table:table-cell>
          <table:table-cell table:style-name="ce43" table:formula="of:=IF([.$U169]&lt;&gt;&quot;&quot;;CONCATENATE(&quot;,{ModeAlt2,&quot;&quot;&quot;;[.$U169];&quot;&quot;&quot;}&quot;);&quot;&quot;)" office:value-type="string" office:string-value=",{ModeAlt2,&quot;OWAOUT&quot;}" calcext:value-type="string">
            <text:p>,{ModeAlt2,"OWAOUT"}</text:p>
          </table:table-cell>
          <table:table-cell table:style-name="ce43" table:formula="of:=IF([.$V169]&lt;&gt;&quot;&quot;;CONCATENATE(&quot;,{ModeAlt3,&quot;&quot;&quot;;[.$V169];&quot;&quot;&quot;}&quot;);&quot;&quot;)">
            <text:p/>
          </table:table-cell>
          <table:table-cell table:style-name="ce43" table:formula="of:=IF([.$W169]&lt;&gt;&quot;&quot;;CONCATENATE(&quot;,{ModeAlt6,&quot;&quot;&quot;;[.$W169];&quot;&quot;&quot;}&quot;);&quot;&quot;)" office:value-type="string" office:string-value=",{ModeAlt6,&quot;PAEINT17&quot;}" calcext:value-type="string">
            <text:p>,{ModeAlt6,"PAEINT17"}</text:p>
          </table:table-cell>
          <table:table-cell table:style-name="ce43" table:formula="of:=CONCATENATE(&quot;{&quot;;[.$M169];&quot;,{&quot;;[.$N169];&quot;,&quot;;[.$O169];&quot;,&quot;;[.$P169];&quot;,&quot;;[.$Q169];&quot;,&quot;;[.$R169];&quot;},{&quot;;[.$X169];[.$Y169];[.$Z169];[.$AA169];[.$AB169];&quot;}},&quot;)" office:value-type="string" office:string-value="{TypeGpio,{11,17,17,13,2},{{ModeInput,&quot;GPIOA17&quot;},{ModeOutput,&quot;GPIOA17&quot;},{ModeAlt2,&quot;OWAOUT&quot;},{ModeAlt6,&quot;PAEINT17&quot;}}}," calcext:value-type="string">
            <text:p>{TypeGpio,{11,17,17,13,2},{{ModeInput,"GPIOA17"},{ModeOutput,"GPIOA17"},{ModeAlt2,"OWAOUT"},{ModeAlt6,"PAEINT17"}}},</text:p>
          </table:table-cell>
          <table:table-cell table:style-name="ce58"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>
            <text:p>inner-minishiel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63" office:value-type="string" calcext:value-type="string">
            <text:p>#</text:p>
          </table:table-cell>
          <table:table-cell table:style-name="ce10" office:value-type="string" calcext:value-type="string">
            <text:p>Schéma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Core2</text:p>
          </table:table-cell>
          <table:table-cell table:style-name="ce10" office:value-type="string" calcext:value-type="string">
            <text:p>Neo</text:p>
          </table:table-cell>
          <table:table-cell table:style-name="ce10" office:value-type="string" calcext:value-type="string">
            <text:p>M1</text:p>
          </table:table-cell>
          <table:table-cell table:style-name="ce10" office:value-type="string" calcext:value-type="string">
            <text:p>M1+</text:p>
          </table:table-cell>
          <table:table-cell table:style-name="ce10" office:value-type="string" calcext:value-type="string">
            <text:p>Phys.</text:p>
          </table:table-cell>
          <table:table-cell table:style-name="ce63" office:value-type="string" calcext:value-type="string">
            <text:p>Conn.</text:p>
          </table:table-cell>
          <table:table-cell table:style-name="ce63" office:value-type="string" calcext:value-type="string">
            <text:p>Port</text:p>
          </table:table-cell>
          <table:table-cell table:style-name="ce63" office:value-type="string" calcext:value-type="string">
            <text:p>#</text:p>
          </table:table-cell>
          <table:table-cell table:style-name="ce75" office:value-type="string" calcext:value-type="string">
            <text:p>Nom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ow</text:p>
          </table:table-cell>
          <table:table-cell table:style-name="ce10" office:value-type="string" calcext:value-type="string">
            <text:p>column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Code C++</text:p>
          </table:table-cell>
          <table:table-cell table:style-name="ce71" table:number-columns-repeated="994"/>
          <table:table-cell/>
        </table:table-row>
        <table:table-row table:style-name="ro1">
          <table:table-cell table:style-name="ce43" office:value-type="float" office:value="54" calcext:value-type="float">
            <text:p>54</text:p>
          </table:table-cell>
          <table:table-cell table:style-name="ce66" office:value-type="string" calcext:value-type="string">
            <text:p>STATUS-LED/GPIOA10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73]-1)+[.$R173]" office:value-type="float" office:value="1" calcext:value-type="float">
            <text:p>1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0" calcext:value-type="float">
            <text:p>10</text:p>
          </table:table-cell>
          <table:table-cell table:style-name="ce66" table:formula="of:=CONCATENATE([.J173];[.K173])" office:value-type="string" office:string-value="A10" calcext:value-type="string">
            <text:p>A1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9" calcext:value-type="float">
            <text:p>19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83" table:formula="of:=IF([.$M173]=&quot;TypeGpio&quot;;CONCATENATE(&quot;GPIO&quot;;[.$L173]);[.$L173])" office:value-type="string" office:string-value="GPIOA10" calcext:value-type="string">
            <text:p>GPIOA10</text:p>
          </table:table-cell>
          <table:table-cell table:style-name="ce83" office:value-type="string" calcext:value-type="string">
            <text:p>STAT_LED</text:p>
          </table:table-cell>
          <table:table-cell table:style-name="ce43" office:value-type="string" calcext:value-type="string">
            <text:p>SIMDET</text:p>
          </table:table-cell>
          <table:table-cell table:style-name="ce43"/>
          <table:table-cell table:style-name="ce43" office:value-type="string" calcext:value-type="string">
            <text:p>PAEINT10</text:p>
          </table:table-cell>
          <table:table-cell table:style-name="ce43" table:formula="of:=CONCATENATE(&quot;{ModeInput,&quot;&quot;&quot;;[.$S173];&quot;&quot;&quot;}&quot;)" office:value-type="string" office:string-value="{ModeInput,&quot;GPIOA10&quot;}" calcext:value-type="string">
            <text:p>{ModeInput,"GPIOA10"}</text:p>
          </table:table-cell>
          <table:table-cell table:style-name="ce43" table:formula="of:=IF([.$T173]&lt;&gt;&quot;&quot;;CONCATENATE(&quot;,{ModeOutput,&quot;&quot;&quot;;[.$T173];&quot;&quot;&quot;}&quot;);&quot;&quot;)" office:value-type="string" office:string-value=",{ModeOutput,&quot;STAT_LED&quot;}" calcext:value-type="string">
            <text:p>,{ModeOutput,"STAT_LED"}</text:p>
          </table:table-cell>
          <table:table-cell table:style-name="ce43" table:formula="of:=IF([.$U173]&lt;&gt;&quot;&quot;;CONCATENATE(&quot;,{ModeAlt2,&quot;&quot;&quot;;[.$U173];&quot;&quot;&quot;}&quot;);&quot;&quot;)" office:value-type="string" office:string-value=",{ModeAlt2,&quot;SIMDET&quot;}" calcext:value-type="string">
            <text:p>,{ModeAlt2,"SIMDET"}</text:p>
          </table:table-cell>
          <table:table-cell table:style-name="ce43" table:formula="of:=IF([.$V173]&lt;&gt;&quot;&quot;;CONCATENATE(&quot;,{ModeAlt3,&quot;&quot;&quot;;[.$V173];&quot;&quot;&quot;}&quot;);&quot;&quot;)">
            <text:p/>
          </table:table-cell>
          <table:table-cell table:style-name="ce43" table:formula="of:=IF([.$W173]&lt;&gt;&quot;&quot;;CONCATENATE(&quot;,{ModeAlt6,&quot;&quot;&quot;;[.$W173];&quot;&quot;&quot;}&quot;);&quot;&quot;)" office:value-type="string" office:string-value=",{ModeAlt6,&quot;PAEINT10&quot;}" calcext:value-type="string">
            <text:p>,{ModeAlt6,"PAEINT10"}</text:p>
          </table:table-cell>
          <table:table-cell table:style-name="ce43" table:formula="of:=CONCATENATE(&quot;{&quot;;[.$M173];&quot;,{&quot;;[.$N173];&quot;,&quot;;[.$O173];&quot;,&quot;;[.$P173];&quot;,&quot;;[.$Q173];&quot;,&quot;;[.$R173];&quot;},{&quot;;[.$X173];[.$Y173];[.$Z173];[.$AA173];[.$AB173];&quot;}},&quot;)" office:value-type="string" office:string-value="{TypeGpio,{19,10,10,1,1},{{ModeInput,&quot;GPIOA10&quot;},{ModeOutput,&quot;STAT_LED&quot;},{ModeAlt2,&quot;SIMDET&quot;},{ModeAlt6,&quot;PAEINT10&quot;}}}," calcext:value-type="string">
            <text:p>{TypeGpio,{19,10,10,1,1},{{ModeInput,"GPIOA10"},{ModeOutput,"STAT_LED"},{ModeAlt2,"SIMDET"},{ModeAlt6,"PAEINT10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55" calcext:value-type="float">
            <text:p>55</text:p>
          </table:table-cell>
          <table:table-cell table:style-name="ce66" office:value-type="string" calcext:value-type="string">
            <text:p>POWER-LED/GPIOL10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74]-1)+[.$R174]" office:value-type="float" office:value="2" calcext:value-type="float">
            <text:p>2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float" office:value="10" calcext:value-type="float">
            <text:p>10</text:p>
          </table:table-cell>
          <table:table-cell table:style-name="ce66" table:formula="of:=CONCATENATE([.J174];[.K174])" office:value-type="string" office:string-value="L10" calcext:value-type="string">
            <text:p>L1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104" calcext:value-type="float">
            <text:p>104</text:p>
          </table:table-cell>
          <table:table-cell table:style-name="ce20" office:value-type="float" office:value="362" calcext:value-type="float">
            <text:p>36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74]=&quot;TypeGpio&quot;;CONCATENATE(&quot;GPIO&quot;;[.$L174]);[.$L174])" office:value-type="string" office:string-value="GPIOL10" calcext:value-type="string">
            <text:p>GPIOL10</text:p>
          </table:table-cell>
          <table:table-cell table:style-name="ce83" office:value-type="string" calcext:value-type="string">
            <text:p>PWR_LED</text:p>
          </table:table-cell>
          <table:table-cell table:style-name="ce43" office:value-type="string" calcext:value-type="string">
            <text:p>SPWM</text:p>
          </table:table-cell>
          <table:table-cell table:style-name="ce43"/>
          <table:table-cell table:style-name="ce43" office:value-type="string" calcext:value-type="string">
            <text:p>PLEINT10</text:p>
          </table:table-cell>
          <table:table-cell table:style-name="ce43" table:formula="of:=CONCATENATE(&quot;{ModeInput,&quot;&quot;&quot;;[.$S174];&quot;&quot;&quot;}&quot;)" office:value-type="string" office:string-value="{ModeInput,&quot;GPIOL10&quot;}" calcext:value-type="string">
            <text:p>{ModeInput,"GPIOL10"}</text:p>
          </table:table-cell>
          <table:table-cell table:style-name="ce43" table:formula="of:=IF([.$T174]&lt;&gt;&quot;&quot;;CONCATENATE(&quot;,{ModeOutput,&quot;&quot;&quot;;[.$T174];&quot;&quot;&quot;}&quot;);&quot;&quot;)" office:value-type="string" office:string-value=",{ModeOutput,&quot;PWR_LED&quot;}" calcext:value-type="string">
            <text:p>,{ModeOutput,"PWR_LED"}</text:p>
          </table:table-cell>
          <table:table-cell table:style-name="ce43" table:formula="of:=IF([.$U174]&lt;&gt;&quot;&quot;;CONCATENATE(&quot;,{ModeAlt2,&quot;&quot;&quot;;[.$U174];&quot;&quot;&quot;}&quot;);&quot;&quot;)" office:value-type="string" office:string-value=",{ModeAlt2,&quot;SPWM&quot;}" calcext:value-type="string">
            <text:p>,{ModeAlt2,"SPWM"}</text:p>
          </table:table-cell>
          <table:table-cell table:style-name="ce43" table:formula="of:=IF([.$V174]&lt;&gt;&quot;&quot;;CONCATENATE(&quot;,{ModeAlt3,&quot;&quot;&quot;;[.$V174];&quot;&quot;&quot;}&quot;);&quot;&quot;)">
            <text:p/>
          </table:table-cell>
          <table:table-cell table:style-name="ce43" table:formula="of:=IF([.$W174]&lt;&gt;&quot;&quot;;CONCATENATE(&quot;,{ModeAlt6,&quot;&quot;&quot;;[.$W174];&quot;&quot;&quot;}&quot;);&quot;&quot;)" office:value-type="string" office:string-value=",{ModeAlt6,&quot;PLEINT10&quot;}" calcext:value-type="string">
            <text:p>,{ModeAlt6,"PLEINT10"}</text:p>
          </table:table-cell>
          <table:table-cell table:style-name="ce43" table:formula="of:=CONCATENATE(&quot;{&quot;;[.$M174];&quot;,{&quot;;[.$N174];&quot;,&quot;;[.$O174];&quot;,&quot;;[.$P174];&quot;,&quot;;[.$Q174];&quot;,&quot;;[.$R174];&quot;},{&quot;;[.$X174];[.$Y174];[.$Z174];[.$AA174];[.$AB174];&quot;}},&quot;)" office:value-type="string" office:string-value="{TypeGpio,{32,104,362,2,1},{{ModeInput,&quot;GPIOL10&quot;},{ModeOutput,&quot;PWR_LED&quot;},{ModeAlt2,&quot;SPWM&quot;},{ModeAlt6,&quot;PLEINT10&quot;}}}," calcext:value-type="string">
            <text:p>{TypeGpio,{32,104,362,2,1},{{ModeInput,"GPIOL10"},{ModeOutput,"PWR_LED"},{ModeAlt2,"SPWM"},{ModeAlt6,"PLEINT10"}}},</text:p>
          </table:table-cell>
          <table:table-cell table:style-name="ce58" table:number-columns-repeated="995"/>
        </table:table-row>
        <table:table-row table:style-name="ro1">
          <table:table-cell table:style-name="ce65" office:value-type="float" office:value="66" calcext:value-type="float">
            <text:p>66</text:p>
          </table:table-cell>
          <table:table-cell table:style-name="ce66" office:value-type="string" calcext:value-type="string">
            <text:p>GPIOA7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43" table:formula="of:=([.$Q175]-1)+[.$R175]" office:value-type="float" office:value="3" calcext:value-type="float">
            <text:p>3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7" calcext:value-type="float">
            <text:p>7</text:p>
          </table:table-cell>
          <table:table-cell table:style-name="ce66" table:formula="of:=CONCATENATE([.J175];[.K175])" office:value-type="string" office:string-value="A7" calcext:value-type="string">
            <text:p>A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43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83" table:formula="of:=IF([.$M175]=&quot;TypeGpio&quot;;CONCATENATE(&quot;GPIO&quot;;[.$L175]);[.$L175])" office:value-type="string" office:string-value="GPIOA7" calcext:value-type="string">
            <text:p>GPIOA7</text:p>
          </table:table-cell>
          <table:table-cell table:style-name="ce83" table:formula="of:=IF([.$M175]=&quot;TypeGpio&quot;;CONCATENATE(&quot;GPIO&quot;;[.$L175]);&quot;&quot;)" office:value-type="string" office:string-value="GPIOA7" calcext:value-type="string">
            <text:p>GPIOA7</text:p>
          </table:table-cell>
          <table:table-cell table:style-name="ce43" office:value-type="string" calcext:value-type="string">
            <text:p>SIMCLK</text:p>
          </table:table-cell>
          <table:table-cell table:style-name="ce43"/>
          <table:table-cell table:style-name="ce43" office:value-type="string" calcext:value-type="string">
            <text:p>PAEINT7</text:p>
          </table:table-cell>
          <table:table-cell table:style-name="ce65" table:formula="of:=CONCATENATE(&quot;{ModeInput,&quot;&quot;&quot;;[.$S175];&quot;&quot;&quot;}&quot;)" office:value-type="string" office:string-value="{ModeInput,&quot;GPIOA7&quot;}" calcext:value-type="string">
            <text:p>{ModeInput,"GPIOA7"}</text:p>
          </table:table-cell>
          <table:table-cell table:style-name="ce65" table:formula="of:=IF([.$T175]&lt;&gt;&quot;&quot;;CONCATENATE(&quot;,{ModeOutput,&quot;&quot;&quot;;[.$T175];&quot;&quot;&quot;}&quot;);&quot;&quot;)" office:value-type="string" office:string-value=",{ModeOutput,&quot;GPIOA7&quot;}" calcext:value-type="string">
            <text:p>,{ModeOutput,"GPIOA7"}</text:p>
          </table:table-cell>
          <table:table-cell table:style-name="ce65" table:formula="of:=IF([.$U175]&lt;&gt;&quot;&quot;;CONCATENATE(&quot;,{ModeAlt2,&quot;&quot;&quot;;[.$U175];&quot;&quot;&quot;}&quot;);&quot;&quot;)" office:value-type="string" office:string-value=",{ModeAlt2,&quot;SIMCLK&quot;}" calcext:value-type="string">
            <text:p>,{ModeAlt2,"SIMCLK"}</text:p>
          </table:table-cell>
          <table:table-cell table:style-name="ce65" table:formula="of:=IF([.$V175]&lt;&gt;&quot;&quot;;CONCATENATE(&quot;,{ModeAlt3,&quot;&quot;&quot;;[.$V175];&quot;&quot;&quot;}&quot;);&quot;&quot;)">
            <text:p/>
          </table:table-cell>
          <table:table-cell table:style-name="ce65" table:formula="of:=IF([.$W175]&lt;&gt;&quot;&quot;;CONCATENATE(&quot;,{ModeAlt6,&quot;&quot;&quot;;[.$W175];&quot;&quot;&quot;}&quot;);&quot;&quot;)" office:value-type="string" office:string-value=",{ModeAlt6,&quot;PAEINT7&quot;}" calcext:value-type="string">
            <text:p>,{ModeAlt6,"PAEINT7"}</text:p>
          </table:table-cell>
          <table:table-cell table:style-name="ce65" table:formula="of:=CONCATENATE(&quot;{&quot;;[.$M175];&quot;,{&quot;;[.$N175];&quot;,&quot;;[.$O175];&quot;,&quot;;[.$P175];&quot;,&quot;;[.$Q175];&quot;,&quot;;[.$R175];&quot;},{&quot;;[.$X175];[.$Y175];[.$Z175];[.$AA175];[.$AB175];&quot;}},&quot;)" office:value-type="string" office:string-value="{TypeGpio,{26,7,7,3,1},{{ModeInput,&quot;GPIOA7&quot;},{ModeOutput,&quot;GPIOA7&quot;},{ModeAlt2,&quot;SIMCLK&quot;},{ModeAlt6,&quot;PAEINT7&quot;}}}," calcext:value-type="string">
            <text:p>{TypeGpio,{26,7,7,3,1},{{ModeInput,"GPIOA7"},{ModeOutput,"GPIOA7"},{ModeAlt2,"SIMCLK"},{ModeAlt6,"PAEINT7"}}},</text:p>
          </table:table-cell>
          <table:table-cell table:style-name="ce87" table:number-columns-repeated="995"/>
        </table:table-row>
        <table:table-row table:style-name="ro1">
          <table:table-cell table:style-name="ce43" office:value-type="float" office:value="74" calcext:value-type="float">
            <text:p>74</text:p>
          </table:table-cell>
          <table:table-cell table:style-name="ce66" office:value-type="string" calcext:value-type="string">
            <text:p>GPIOL11/IR-R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76]-1)+[.$R176]" office:value-type="float" office:value="4" calcext:value-type="float">
            <text:p>4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float" office:value="11" calcext:value-type="float">
            <text:p>11</text:p>
          </table:table-cell>
          <table:table-cell table:style-name="ce66" table:formula="of:=CONCATENATE([.J176];[.K176])" office:value-type="string" office:string-value="L11" calcext:value-type="string">
            <text:p>L1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363" calcext:value-type="float">
            <text:p>36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83" office:value-type="string" calcext:value-type="string">
            <text:p>IR_RX</text:p>
          </table:table-cell>
          <table:table-cell table:style-name="ce83" table:formula="of:=IF([.$M176]=&quot;TypeGpio&quot;;CONCATENATE(&quot;GPIO&quot;;[.$L176]);&quot;&quot;)" office:value-type="string" office:string-value="GPIOL11" calcext:value-type="string">
            <text:p>GPIOL11</text:p>
          </table:table-cell>
          <table:table-cell table:style-name="ce43" office:value-type="string" calcext:value-type="string">
            <text:p>SCIRRX</text:p>
          </table:table-cell>
          <table:table-cell table:style-name="ce43"/>
          <table:table-cell table:style-name="ce43" office:value-type="string" calcext:value-type="string">
            <text:p>PLEINT11</text:p>
          </table:table-cell>
          <table:table-cell table:style-name="ce43" table:formula="of:=CONCATENATE(&quot;{ModeInput,&quot;&quot;&quot;;[.$S176];&quot;&quot;&quot;}&quot;)" office:value-type="string" office:string-value="{ModeInput,&quot;IR_RX&quot;}" calcext:value-type="string">
            <text:p>{ModeInput,"IR_RX"}</text:p>
          </table:table-cell>
          <table:table-cell table:style-name="ce43" table:formula="of:=IF([.$T176]&lt;&gt;&quot;&quot;;CONCATENATE(&quot;,{ModeOutput,&quot;&quot;&quot;;[.$T176];&quot;&quot;&quot;}&quot;);&quot;&quot;)" office:value-type="string" office:string-value=",{ModeOutput,&quot;GPIOL11&quot;}" calcext:value-type="string">
            <text:p>,{ModeOutput,"GPIOL11"}</text:p>
          </table:table-cell>
          <table:table-cell table:style-name="ce43" table:formula="of:=IF([.$U176]&lt;&gt;&quot;&quot;;CONCATENATE(&quot;,{ModeAlt2,&quot;&quot;&quot;;[.$U176];&quot;&quot;&quot;}&quot;);&quot;&quot;)" office:value-type="string" office:string-value=",{ModeAlt2,&quot;SCIRRX&quot;}" calcext:value-type="string">
            <text:p>,{ModeAlt2,"SCIRRX"}</text:p>
          </table:table-cell>
          <table:table-cell table:style-name="ce43" table:formula="of:=IF([.$V176]&lt;&gt;&quot;&quot;;CONCATENATE(&quot;,{ModeAlt3,&quot;&quot;&quot;;[.$V176];&quot;&quot;&quot;}&quot;);&quot;&quot;)">
            <text:p/>
          </table:table-cell>
          <table:table-cell table:style-name="ce43" table:formula="of:=IF([.$W176]&lt;&gt;&quot;&quot;;CONCATENATE(&quot;,{ModeAlt6,&quot;&quot;&quot;;[.$W176];&quot;&quot;&quot;}&quot;);&quot;&quot;)" office:value-type="string" office:string-value=",{ModeAlt6,&quot;PLEINT11&quot;}" calcext:value-type="string">
            <text:p>,{ModeAlt6,"PLEINT11"}</text:p>
          </table:table-cell>
          <table:table-cell table:style-name="ce43" table:formula="of:=CONCATENATE(&quot;{&quot;;[.$M176];&quot;,{&quot;;[.$N176];&quot;,&quot;;[.$O176];&quot;,&quot;;[.$P176];&quot;,&quot;;[.$Q176];&quot;,&quot;;[.$R176];&quot;},{&quot;;[.$X176];[.$Y176];[.$Z176];[.$AA176];[.$AB176];&quot;}},&quot;)" office:value-type="string" office:string-value="{TypeGpio,{20,105,363,4,1},{{ModeInput,&quot;IR_RX&quot;},{ModeOutput,&quot;GPIOL11&quot;},{ModeAlt2,&quot;SCIRRX&quot;},{ModeAlt6,&quot;PLEINT11&quot;}}}," calcext:value-type="string">
            <text:p>{TypeGpio,{20,105,363,4,1},{{ModeInput,"IR_RX"},{ModeOutput,"GPIOL11"},{ModeAlt2,"SCIRRX"},{ModeAlt6,"PLEINT11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47" calcext:value-type="float">
            <text:p>47</text:p>
          </table:table-cell>
          <table:table-cell table:style-name="ce66" office:value-type="string" calcext:value-type="string">
            <text:p>SPI0_MOSI/GPIOC0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77]-1)+[.$R177]" office:value-type="float" office:value="5" calcext:value-type="float">
            <text:p>5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66" table:formula="of:=CONCATENATE([.J177];[.K177])" office:value-type="string" office:string-value="C0" calcext:value-type="string">
            <text:p>C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64" calcext:value-type="float">
            <text:p>6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77]=&quot;TypeGpio&quot;;CONCATENATE(&quot;GPIO&quot;;[.$L177]);[.$L177])" office:value-type="string" office:string-value="GPIOC0" calcext:value-type="string">
            <text:p>GPIOC0</text:p>
          </table:table-cell>
          <table:table-cell table:style-name="ce83" table:formula="of:=IF([.$M177]=&quot;TypeGpio&quot;;CONCATENATE(&quot;GPIO&quot;;[.$L177]);&quot;&quot;)" office:value-type="string" office:string-value="GPIOC0" calcext:value-type="string">
            <text:p>GPIOC0</text:p>
          </table:table-cell>
          <table:table-cell table:style-name="ce43" office:value-type="string" calcext:value-type="string">
            <text:p>NANDWE</text:p>
          </table:table-cell>
          <table:table-cell table:style-name="ce43" office:value-type="string" calcext:value-type="string">
            <text:p>SPI0MOSI</text:p>
          </table:table-cell>
          <table:table-cell table:style-name="ce43"/>
          <table:table-cell table:style-name="ce43" table:formula="of:=CONCATENATE(&quot;{ModeInput,&quot;&quot;&quot;;[.$S177];&quot;&quot;&quot;}&quot;)" office:value-type="string" office:string-value="{ModeInput,&quot;GPIOC0&quot;}" calcext:value-type="string">
            <text:p>{ModeInput,"GPIOC0"}</text:p>
          </table:table-cell>
          <table:table-cell table:style-name="ce43" table:formula="of:=IF([.$T177]&lt;&gt;&quot;&quot;;CONCATENATE(&quot;,{ModeOutput,&quot;&quot;&quot;;[.$T177];&quot;&quot;&quot;}&quot;);&quot;&quot;)" office:value-type="string" office:string-value=",{ModeOutput,&quot;GPIOC0&quot;}" calcext:value-type="string">
            <text:p>,{ModeOutput,"GPIOC0"}</text:p>
          </table:table-cell>
          <table:table-cell table:style-name="ce43" table:formula="of:=IF([.$U177]&lt;&gt;&quot;&quot;;CONCATENATE(&quot;,{ModeAlt2,&quot;&quot;&quot;;[.$U177];&quot;&quot;&quot;}&quot;);&quot;&quot;)" office:value-type="string" office:string-value=",{ModeAlt2,&quot;NANDWE&quot;}" calcext:value-type="string">
            <text:p>,{ModeAlt2,"NANDWE"}</text:p>
          </table:table-cell>
          <table:table-cell table:style-name="ce43" table:formula="of:=IF([.$V177]&lt;&gt;&quot;&quot;;CONCATENATE(&quot;,{ModeAlt3,&quot;&quot;&quot;;[.$V177];&quot;&quot;&quot;}&quot;);&quot;&quot;)" office:value-type="string" office:string-value=",{ModeAlt3,&quot;SPI0MOSI&quot;}" calcext:value-type="string">
            <text:p>,{ModeAlt3,"SPI0MOSI"}</text:p>
          </table:table-cell>
          <table:table-cell table:style-name="ce43" table:formula="of:=IF([.$W177]&lt;&gt;&quot;&quot;;CONCATENATE(&quot;,{ModeAlt6,&quot;&quot;&quot;;[.$W177];&quot;&quot;&quot;}&quot;);&quot;&quot;)">
            <text:p/>
          </table:table-cell>
          <table:table-cell table:style-name="ce43" table:formula="of:=CONCATENATE(&quot;{&quot;;[.$M177];&quot;,{&quot;;[.$N177];&quot;,&quot;;[.$O177];&quot;,&quot;;[.$P177];&quot;,&quot;;[.$Q177];&quot;,&quot;;[.$R177];&quot;},{&quot;;[.$X177];[.$Y177];[.$Z177];[.$AA177];[.$AB177];&quot;}},&quot;)" office:value-type="string" office:string-value="{TypeGpio,{12,22,64,5,1},{{ModeInput,&quot;GPIOC0&quot;},{ModeOutput,&quot;GPIOC0&quot;},{ModeAlt2,&quot;NANDWE&quot;},{ModeAlt3,&quot;SPI0MOSI&quot;}}}," calcext:value-type="string">
            <text:p>{TypeGpio,{12,22,64,5,1},{{ModeInput,"GPIOC0"},{ModeOutput,"GPIOC0"},{ModeAlt2,"NANDWE"},{ModeAlt3,"SPI0MOSI"}}},</text:p>
          </table:table-cell>
          <table:table-cell table:number-columns-repeated="995"/>
        </table:table-row>
        <table:table-row table:style-name="ro1">
          <table:table-cell table:style-name="ce43" office:value-type="float" office:value="48" calcext:value-type="float">
            <text:p>48</text:p>
          </table:table-cell>
          <table:table-cell table:style-name="ce66" office:value-type="string" calcext:value-type="string">
            <text:p>SPI0_MISO/GPIOC1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78]-1)+[.$R178]" office:value-type="float" office:value="6" calcext:value-type="float">
            <text:p>6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" calcext:value-type="float">
            <text:p>1</text:p>
          </table:table-cell>
          <table:table-cell table:style-name="ce66" table:formula="of:=CONCATENATE([.J178];[.K178])" office:value-type="string" office:string-value="C1" calcext:value-type="string">
            <text:p>C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78]=&quot;TypeGpio&quot;;CONCATENATE(&quot;GPIO&quot;;[.$L178]);[.$L178])" office:value-type="string" office:string-value="GPIOC1" calcext:value-type="string">
            <text:p>GPIOC1</text:p>
          </table:table-cell>
          <table:table-cell table:style-name="ce83" table:formula="of:=IF([.$M178]=&quot;TypeGpio&quot;;CONCATENATE(&quot;GPIO&quot;;[.$L178]);&quot;&quot;)" office:value-type="string" office:string-value="GPIOC1" calcext:value-type="string">
            <text:p>GPIOC1</text:p>
          </table:table-cell>
          <table:table-cell table:style-name="ce43" office:value-type="string" calcext:value-type="string">
            <text:p>NANDALE</text:p>
          </table:table-cell>
          <table:table-cell table:style-name="ce43" office:value-type="string" calcext:value-type="string">
            <text:p>SPI0MISO</text:p>
          </table:table-cell>
          <table:table-cell table:style-name="ce43"/>
          <table:table-cell table:style-name="ce43" table:formula="of:=CONCATENATE(&quot;{ModeInput,&quot;&quot;&quot;;[.$S178];&quot;&quot;&quot;}&quot;)" office:value-type="string" office:string-value="{ModeInput,&quot;GPIOC1&quot;}" calcext:value-type="string">
            <text:p>{ModeInput,"GPIOC1"}</text:p>
          </table:table-cell>
          <table:table-cell table:style-name="ce43" table:formula="of:=IF([.$T178]&lt;&gt;&quot;&quot;;CONCATENATE(&quot;,{ModeOutput,&quot;&quot;&quot;;[.$T178];&quot;&quot;&quot;}&quot;);&quot;&quot;)" office:value-type="string" office:string-value=",{ModeOutput,&quot;GPIOC1&quot;}" calcext:value-type="string">
            <text:p>,{ModeOutput,"GPIOC1"}</text:p>
          </table:table-cell>
          <table:table-cell table:style-name="ce43" table:formula="of:=IF([.$U178]&lt;&gt;&quot;&quot;;CONCATENATE(&quot;,{ModeAlt2,&quot;&quot;&quot;;[.$U178];&quot;&quot;&quot;}&quot;);&quot;&quot;)" office:value-type="string" office:string-value=",{ModeAlt2,&quot;NANDALE&quot;}" calcext:value-type="string">
            <text:p>,{ModeAlt2,"NANDALE"}</text:p>
          </table:table-cell>
          <table:table-cell table:style-name="ce43" table:formula="of:=IF([.$V178]&lt;&gt;&quot;&quot;;CONCATENATE(&quot;,{ModeAlt3,&quot;&quot;&quot;;[.$V178];&quot;&quot;&quot;}&quot;);&quot;&quot;)" office:value-type="string" office:string-value=",{ModeAlt3,&quot;SPI0MISO&quot;}" calcext:value-type="string">
            <text:p>,{ModeAlt3,"SPI0MISO"}</text:p>
          </table:table-cell>
          <table:table-cell table:style-name="ce43" table:formula="of:=IF([.$W178]&lt;&gt;&quot;&quot;;CONCATENATE(&quot;,{ModeAlt6,&quot;&quot;&quot;;[.$W178];&quot;&quot;&quot;}&quot;);&quot;&quot;)">
            <text:p/>
          </table:table-cell>
          <table:table-cell table:style-name="ce43" table:formula="of:=CONCATENATE(&quot;{&quot;;[.$M178];&quot;,{&quot;;[.$N178];&quot;,&quot;;[.$O178];&quot;,&quot;;[.$P178];&quot;,&quot;;[.$Q178];&quot;,&quot;;[.$R178];&quot;},{&quot;;[.$X178];[.$Y178];[.$Z178];[.$AA178];[.$AB178];&quot;}},&quot;)" office:value-type="string" office:string-value="{TypeGpio,{13,23,65,6,1},{{ModeInput,&quot;GPIOC1&quot;},{ModeOutput,&quot;GPIOC1&quot;},{ModeAlt2,&quot;NANDALE&quot;},{ModeAlt3,&quot;SPI0MISO&quot;}}}," calcext:value-type="string">
            <text:p>{TypeGpio,{13,23,65,6,1},{{ModeInput,"GPIOC1"},{ModeOutput,"GPIOC1"},{ModeAlt2,"NANDALE"},{ModeAlt3,"SPI0MISO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50" calcext:value-type="float">
            <text:p>50</text:p>
          </table:table-cell>
          <table:table-cell table:style-name="ce66" office:value-type="string" calcext:value-type="string">
            <text:p>SPI0_CLK/GPIOC2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79]-1)+[.$R179]" office:value-type="float" office:value="7" calcext:value-type="float">
            <text:p>7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" calcext:value-type="float">
            <text:p>2</text:p>
          </table:table-cell>
          <table:table-cell table:style-name="ce66" table:formula="of:=CONCATENATE([.J179];[.K179])" office:value-type="string" office:string-value="C2" calcext:value-type="string">
            <text:p>C2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66" calcext:value-type="float">
            <text:p>6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79]=&quot;TypeGpio&quot;;CONCATENATE(&quot;GPIO&quot;;[.$L179]);[.$L179])" office:value-type="string" office:string-value="GPIOC2" calcext:value-type="string">
            <text:p>GPIOC2</text:p>
          </table:table-cell>
          <table:table-cell table:style-name="ce83" table:formula="of:=IF([.$M179]=&quot;TypeGpio&quot;;CONCATENATE(&quot;GPIO&quot;;[.$L179]);&quot;&quot;)" office:value-type="string" office:string-value="GPIOC2" calcext:value-type="string">
            <text:p>GPIOC2</text:p>
          </table:table-cell>
          <table:table-cell table:style-name="ce43" office:value-type="string" calcext:value-type="string">
            <text:p>NANDCLE</text:p>
          </table:table-cell>
          <table:table-cell table:style-name="ce43" office:value-type="string" calcext:value-type="string">
            <text:p>SPI0CLK</text:p>
          </table:table-cell>
          <table:table-cell table:style-name="ce43"/>
          <table:table-cell table:style-name="ce43" table:formula="of:=CONCATENATE(&quot;{ModeInput,&quot;&quot;&quot;;[.$S179];&quot;&quot;&quot;}&quot;)" office:value-type="string" office:string-value="{ModeInput,&quot;GPIOC2&quot;}" calcext:value-type="string">
            <text:p>{ModeInput,"GPIOC2"}</text:p>
          </table:table-cell>
          <table:table-cell table:style-name="ce43" table:formula="of:=IF([.$T179]&lt;&gt;&quot;&quot;;CONCATENATE(&quot;,{ModeOutput,&quot;&quot;&quot;;[.$T179];&quot;&quot;&quot;}&quot;);&quot;&quot;)" office:value-type="string" office:string-value=",{ModeOutput,&quot;GPIOC2&quot;}" calcext:value-type="string">
            <text:p>,{ModeOutput,"GPIOC2"}</text:p>
          </table:table-cell>
          <table:table-cell table:style-name="ce43" table:formula="of:=IF([.$U179]&lt;&gt;&quot;&quot;;CONCATENATE(&quot;,{ModeAlt2,&quot;&quot;&quot;;[.$U179];&quot;&quot;&quot;}&quot;);&quot;&quot;)" office:value-type="string" office:string-value=",{ModeAlt2,&quot;NANDCLE&quot;}" calcext:value-type="string">
            <text:p>,{ModeAlt2,"NANDCLE"}</text:p>
          </table:table-cell>
          <table:table-cell table:style-name="ce43" table:formula="of:=IF([.$V179]&lt;&gt;&quot;&quot;;CONCATENATE(&quot;,{ModeAlt3,&quot;&quot;&quot;;[.$V179];&quot;&quot;&quot;}&quot;);&quot;&quot;)" office:value-type="string" office:string-value=",{ModeAlt3,&quot;SPI0CLK&quot;}" calcext:value-type="string">
            <text:p>,{ModeAlt3,"SPI0CLK"}</text:p>
          </table:table-cell>
          <table:table-cell table:style-name="ce43" table:formula="of:=IF([.$W179]&lt;&gt;&quot;&quot;;CONCATENATE(&quot;,{ModeAlt6,&quot;&quot;&quot;;[.$W179];&quot;&quot;&quot;}&quot;);&quot;&quot;)">
            <text:p/>
          </table:table-cell>
          <table:table-cell table:style-name="ce43" table:formula="of:=CONCATENATE(&quot;{&quot;;[.$M179];&quot;,{&quot;;[.$N179];&quot;,&quot;;[.$O179];&quot;,&quot;;[.$P179];&quot;,&quot;;[.$Q179];&quot;,&quot;;[.$R179];&quot;},{&quot;;[.$X179];[.$Y179];[.$Z179];[.$AA179];[.$AB179];&quot;}},&quot;)" office:value-type="string" office:string-value="{TypeGpio,{14,24,66,7,1},{{ModeInput,&quot;GPIOC2&quot;},{ModeOutput,&quot;GPIOC2&quot;},{ModeAlt2,&quot;NANDCLE&quot;},{ModeAlt3,&quot;SPI0CLK&quot;}}}," calcext:value-type="string">
            <text:p>{TypeGpio,{14,24,66,7,1},{{ModeInput,"GPIOC2"},{ModeOutput,"GPIOC2"},{ModeAlt2,"NANDCLE"},{ModeAlt3,"SPI0CLK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51" calcext:value-type="float">
            <text:p>51</text:p>
          </table:table-cell>
          <table:table-cell table:style-name="ce66" office:value-type="string" calcext:value-type="string">
            <text:p>SPI0_CS/GPIOC3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80]-1)+[.$R180]" office:value-type="float" office:value="8" calcext:value-type="float">
            <text:p>8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" calcext:value-type="float">
            <text:p>3</text:p>
          </table:table-cell>
          <table:table-cell table:style-name="ce66" table:formula="of:=CONCATENATE([.J180];[.K180])" office:value-type="string" office:string-value="C3" calcext:value-type="string">
            <text:p>C3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67" calcext:value-type="float">
            <text:p>6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80]=&quot;TypeGpio&quot;;CONCATENATE(&quot;GPIO&quot;;[.$L180]);[.$L180])" office:value-type="string" office:string-value="GPIOC3" calcext:value-type="string">
            <text:p>GPIOC3</text:p>
          </table:table-cell>
          <table:table-cell table:style-name="ce83" table:formula="of:=IF([.$M180]=&quot;TypeGpio&quot;;CONCATENATE(&quot;GPIO&quot;;[.$L180]);&quot;&quot;)" office:value-type="string" office:string-value="GPIOC3" calcext:value-type="string">
            <text:p>GPIOC3</text:p>
          </table:table-cell>
          <table:table-cell table:style-name="ce43" office:value-type="string" calcext:value-type="string">
            <text:p>NANDCE1</text:p>
          </table:table-cell>
          <table:table-cell table:style-name="ce43" office:value-type="string" calcext:value-type="string">
            <text:p>SPI0CS</text:p>
          </table:table-cell>
          <table:table-cell table:style-name="ce43"/>
          <table:table-cell table:style-name="ce43" table:formula="of:=CONCATENATE(&quot;{ModeInput,&quot;&quot;&quot;;[.$S180];&quot;&quot;&quot;}&quot;)" office:value-type="string" office:string-value="{ModeInput,&quot;GPIOC3&quot;}" calcext:value-type="string">
            <text:p>{ModeInput,"GPIOC3"}</text:p>
          </table:table-cell>
          <table:table-cell table:style-name="ce43" table:formula="of:=IF([.$T180]&lt;&gt;&quot;&quot;;CONCATENATE(&quot;,{ModeOutput,&quot;&quot;&quot;;[.$T180];&quot;&quot;&quot;}&quot;);&quot;&quot;)" office:value-type="string" office:string-value=",{ModeOutput,&quot;GPIOC3&quot;}" calcext:value-type="string">
            <text:p>,{ModeOutput,"GPIOC3"}</text:p>
          </table:table-cell>
          <table:table-cell table:style-name="ce43" table:formula="of:=IF([.$U180]&lt;&gt;&quot;&quot;;CONCATENATE(&quot;,{ModeAlt2,&quot;&quot;&quot;;[.$U180];&quot;&quot;&quot;}&quot;);&quot;&quot;)" office:value-type="string" office:string-value=",{ModeAlt2,&quot;NANDCE1&quot;}" calcext:value-type="string">
            <text:p>,{ModeAlt2,"NANDCE1"}</text:p>
          </table:table-cell>
          <table:table-cell table:style-name="ce43" table:formula="of:=IF([.$V180]&lt;&gt;&quot;&quot;;CONCATENATE(&quot;,{ModeAlt3,&quot;&quot;&quot;;[.$V180];&quot;&quot;&quot;}&quot;);&quot;&quot;)" office:value-type="string" office:string-value=",{ModeAlt3,&quot;SPI0CS&quot;}" calcext:value-type="string">
            <text:p>,{ModeAlt3,"SPI0CS"}</text:p>
          </table:table-cell>
          <table:table-cell table:style-name="ce43" table:formula="of:=IF([.$W180]&lt;&gt;&quot;&quot;;CONCATENATE(&quot;,{ModeAlt6,&quot;&quot;&quot;;[.$W180];&quot;&quot;&quot;}&quot;);&quot;&quot;)">
            <text:p/>
          </table:table-cell>
          <table:table-cell table:style-name="ce43" table:formula="of:=CONCATENATE(&quot;{&quot;;[.$M180];&quot;,{&quot;;[.$N180];&quot;,&quot;;[.$O180];&quot;,&quot;;[.$P180];&quot;,&quot;;[.$Q180];&quot;,&quot;;[.$R180];&quot;},{&quot;;[.$X180];[.$Y180];[.$Z180];[.$AA180];[.$AB180];&quot;}},&quot;)" office:value-type="string" office:string-value="{TypeGpio,{10,25,67,8,1},{{ModeInput,&quot;GPIOC3&quot;},{ModeOutput,&quot;GPIOC3&quot;},{ModeAlt2,&quot;NANDCE1&quot;},{ModeAlt3,&quot;SPI0CS&quot;}}}," calcext:value-type="string">
            <text:p>{TypeGpio,{10,25,67,8,1},{{ModeInput,"GPIOC3"},{ModeOutput,"GPIOC3"},{ModeAlt2,"NANDCE1"},{ModeAlt3,"SPI0CS"}}},</text:p>
          </table:table-cell>
          <table:table-cell table:style-name="ce58" table:number-columns-repeated="995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mode_id</text:p>
          </table:table-cell>
          <table:table-cell office:value-type="string" calcext:value-type="string">
            <text:p>pin_id</text:p>
          </table:table-cell>
          <table:table-cell office:value-type="string" calcext:value-type="string">
            <text:p>nam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ype_id</text:p>
          </table:table-cell>
          <table:table-cell/>
          <table:table-cell office:value-type="string" calcext:value-type="string">
            <text:p>pin_id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system</text:p>
          </table:table-cell>
          <table:table-cell table:number-columns-repeated="998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USB-DP3</text:p>
          </table:table-cell>
          <table:table-cell table:style-name="ce65" office:value-type="string" calcext:value-type="string">
            <text:p>TypeUs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IOE12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table:number-columns-repeated="998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USB-DM3</text:p>
          </table:table-cell>
          <table:table-cell table:style-name="ce65" office:value-type="string" calcext:value-type="string">
            <text:p>TypeUs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IOE13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41" calcext:value-type="float">
            <text:p>141</text:p>
          </table:table-cell>
          <table:table-cell table:number-columns-repeated="998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ND-MP</text:p>
          </table:table-cell>
          <table:table-cell table:style-name="ce65" office:value-type="string" calcext:value-type="string">
            <text:p>TypeSound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SND-MN</text:p>
          </table:table-cell>
          <table:table-cell table:style-name="ce65" office:value-type="string" calcext:value-type="string">
            <text:p>TypeSound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SND-LR</text:p>
          </table:table-cell>
          <table:table-cell table:style-name="ce65" office:value-type="string" calcext:value-type="string">
            <text:p>TypeSound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SND-LL</text:p>
          </table:table-cell>
          <table:table-cell table:style-name="ce65" office:value-type="string" calcext:value-type="string">
            <text:p>TypeSound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ET-LNK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ET-SPD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ET-TXP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ET-RXP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ET-TXN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NET-RXN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NET-D1P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ET-D2P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NET-D3P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NET-D4P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NET-D1N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ET-D2N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ET-D3N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NET-D4N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GPIOE12</text:p>
          </table:table-cell>
          <table:table-cell table:style-name="ce65" office:value-type="string" calcext:value-type="string">
            <text:p>TypeGpio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GPIOE13</text:p>
          </table:table-cell>
          <table:table-cell table:style-name="ce65" office:value-type="string" calcext:value-type="string">
            <text:p>TypeGpio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80" office:value-type="float" office:value="1" calcext:value-type="float">
            <text:p>1</text:p>
          </table:table-cell>
          <table:table-cell table:style-name="ce81" office:value-type="float" office:value="96" calcext:value-type="float">
            <text:p>96</text:p>
          </table:table-cell>
          <table:table-cell table:style-name="ce81" office:value-type="float" office:value="252" calcext:value-type="float">
            <text:p>252</text:p>
          </table:table-cell>
          <table:table-cell table:style-name="ce81" office:value-type="string" calcext:value-type="string">
            <text:p>GPIOE12</text:p>
          </table:table-cell>
          <table:table-cell table:style-name="ce86" office:value-type="string" calcext:value-type="string">
            <text:p>TypeGpio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80" office:value-type="float" office:value="1" calcext:value-type="float">
            <text:p>1</text:p>
          </table:table-cell>
          <table:table-cell table:style-name="ce81" office:value-type="float" office:value="97" calcext:value-type="float">
            <text:p>97</text:p>
          </table:table-cell>
          <table:table-cell table:style-name="ce81" office:value-type="float" office:value="253" calcext:value-type="float">
            <text:p>253</text:p>
          </table:table-cell>
          <table:table-cell table:style-name="ce81" office:value-type="string" calcext:value-type="string">
            <text:p>GPIOE13</text:p>
          </table:table-cell>
          <table:table-cell table:style-name="ce86" office:value-type="string" calcext:value-type="string">
            <text:p>TypeGpio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80" office:value-type="float" office:value="6" calcext:value-type="float">
            <text:p>6</text:p>
          </table:table-cell>
          <table:table-cell table:style-name="ce81" office:value-type="float" office:value="96" calcext:value-type="float">
            <text:p>96</text:p>
          </table:table-cell>
          <table:table-cell table:style-name="ce81" office:value-type="float" office:value="254" calcext:value-type="float">
            <text:p>254</text:p>
          </table:table-cell>
          <table:table-cell table:style-name="ce81" office:value-type="string" calcext:value-type="string">
            <text:p>CSISCK</text:p>
          </table:table-cell>
          <table:table-cell table:style-name="ce86" office:value-type="string" calcext:value-type="string">
            <text:p>TypeGpio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80" office:value-type="float" office:value="6" calcext:value-type="float">
            <text:p>6</text:p>
          </table:table-cell>
          <table:table-cell table:style-name="ce81" office:value-type="float" office:value="97" calcext:value-type="float">
            <text:p>97</text:p>
          </table:table-cell>
          <table:table-cell table:style-name="ce81" office:value-type="float" office:value="255" calcext:value-type="float">
            <text:p>255</text:p>
          </table:table-cell>
          <table:table-cell table:style-name="ce81" office:value-type="string" calcext:value-type="string">
            <text:p>CSISDA</text:p>
          </table:table-cell>
          <table:table-cell table:style-name="ce86" office:value-type="string" calcext:value-type="string">
            <text:p>TypeGpio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80" office:value-type="float" office:value="7" calcext:value-type="float">
            <text:p>7</text:p>
          </table:table-cell>
          <table:table-cell table:style-name="ce81" office:value-type="float" office:value="96" calcext:value-type="float">
            <text:p>96</text:p>
          </table:table-cell>
          <table:table-cell table:style-name="ce81" office:value-type="float" office:value="256" calcext:value-type="float">
            <text:p>256</text:p>
          </table:table-cell>
          <table:table-cell table:style-name="ce81" office:value-type="string" calcext:value-type="string">
            <text:p>I2C2SCK</text:p>
          </table:table-cell>
          <table:table-cell table:style-name="ce86" office:value-type="string" calcext:value-type="string">
            <text:p>TypeGpio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80" office:value-type="float" office:value="7" calcext:value-type="float">
            <text:p>7</text:p>
          </table:table-cell>
          <table:table-cell table:style-name="ce81" office:value-type="float" office:value="97" calcext:value-type="float">
            <text:p>97</text:p>
          </table:table-cell>
          <table:table-cell table:style-name="ce81" office:value-type="float" office:value="257" calcext:value-type="float">
            <text:p>257</text:p>
          </table:table-cell>
          <table:table-cell table:style-name="ce81" office:value-type="string" calcext:value-type="string">
            <text:p>I2C2SDA</text:p>
          </table:table-cell>
          <table:table-cell table:style-name="ce86" office:value-type="string" calcext:value-type="string">
            <text:p>TypeGpio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1003"/>
        </table:table-row>
        <table:table-row table:style-name="ro1" table:number-rows-repeated="10483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angepione" table:style-name="ta1" table:print-ranges="orangepione.A1:orangepione.P45">
        <office:forms form:automatic-focus="false" form:apply-design-mode="false"/>
        <table:table-column table:style-name="co1" table:number-columns-repeated="3" table:default-cell-style-name="ce100"/>
        <table:table-column table:style-name="co2" table:number-columns-repeated="3" table:default-cell-style-name="Default"/>
        <table:table-column table:style-name="co3" table:default-cell-style-name="ce79"/>
        <table:table-column table:style-name="co4" table:default-cell-style-name="ce100"/>
        <table:table-column table:style-name="co5" table:default-cell-style-name="ce100"/>
        <table:table-column table:style-name="co6" table:default-cell-style-name="Default"/>
        <table:table-column table:style-name="co2" table:number-columns-repeated="3" table:default-cell-style-name="Default"/>
        <table:table-column table:style-name="co1" table:number-columns-repeated="3" table:default-cell-style-name="Default"/>
        <table:table-column table:style-name="co25" table:default-cell-style-name="ce58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2" table:default-cell-style-name="Default"/>
        <table:table-column table:style-name="co12" table:number-columns-repeated="955" table:default-cell-style-name="Default"/>
        <table:table-row table:style-name="ro1">
          <table:table-cell table:style-name="ce204" office:value-type="string" calcext:value-type="string" table:number-columns-spanned="16" table:number-rows-spanned="1">
            <text:p>CON3 (#1)</text:p>
          </table:table-cell>
          <table:covered-table-cell table:number-columns-repeated="2" table:style-name="ce206"/>
          <table:covered-table-cell table:number-columns-repeated="3" table:style-name="ce208"/>
          <table:covered-table-cell table:style-name="ce209"/>
          <table:covered-table-cell table:style-name="ce206"/>
          <table:covered-table-cell table:style-name="ce208"/>
          <table:covered-table-cell table:style-name="ce214"/>
          <table:covered-table-cell table:number-columns-repeated="6" table:style-name="ce208"/>
          <table:table-cell table:style-name="ce59"/>
          <table:table-cell table:style-name="ce41" office:value-type="string" calcext:value-type="string">
            <text:p>Port</text:p>
          </table:table-cell>
          <table:table-cell table:style-name="ce41" office:value-type="string" calcext:value-type="string">
            <text:p>@</text:p>
          </table:table-cell>
          <table:table-cell table:style-name="ce62"/>
          <table:table-cell table:style-name="ce100"/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221" office:value-type="string" calcext:value-type="string">
            <text:p>Name </text:p>
          </table:table-cell>
          <table:table-cell table:style-name="ce140" office:value-type="string" calcext:value-type="string">
            <text:p>CON</text:p>
          </table:table-cell>
          <table:table-cell table:number-columns-repeated="7"/>
          <table:table-cell table:style-name="ce62" table:number-columns-repeated="955"/>
        </table:table-row>
        <table:table-row table:style-name="ro1">
          <table:table-cell table:style-name="ce10"/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Zero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Zero</text:p>
          </table:table-cell>
          <table:table-cell table:style-name="ce10" office:value-type="string" calcext:value-type="string">
            <text:p>One</text:p>
          </table:table-cell>
          <table:table-cell table:style-name="ce10"/>
          <table:table-cell table:style-name="ce59"/>
          <table:table-cell table:style-name="ce51" office:value-type="string" calcext:value-type="string">
            <text:p>A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/>
          <table:table-cell table:style-name="ce218" office:value-type="float" office:value="0" calcext:value-type="float">
            <text:p>0</text:p>
          </table:table-cell>
          <table:table-cell table:number-columns-repeated="2" table:style-name="ce218" office:value-type="float" office:value="1" calcext:value-type="float">
            <text:p>1</text:p>
          </table:table-cell>
          <table:table-cell table:style-name="ce216" office:value-type="string" calcext:value-type="string">
            <text:p>GPIOA1 </text:p>
          </table:table-cell>
          <table:table-cell table:style-name="ce216" office:value-type="string" calcext:value-type="string">
            <text:p>CON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2]" office:value-type="float" office:value="0" calcext:value-type="float">
            <text:p>0</text:p>
          </table:table-cell>
          <table:table-cell table:formula="of:=[.Y2]" office:value-type="string" office:string-value="GPIOA1 " calcext:value-type="string">
            <text:p>GPIOA1 </text:p>
          </table:table-cell>
          <table:table-cell table:style-name="ce62" table:number-columns-repeated="955"/>
        </table:table-row>
        <table:table-row table:style-name="ro1">
          <table:table-cell table:style-name="ce11"/>
          <table:table-cell table:style-name="ce183" office:value-type="string" calcext:value-type="string">
            <text:p>X</text:p>
          </table:table-cell>
          <table:table-cell table:style-name="ce183" table:number-columns-repeated="4"/>
          <table:table-cell table:style-name="ce186" office:value-type="string" calcext:value-type="string">
            <text:p>3.3V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15" office:value-type="string" calcext:value-type="string">
            <text:p>5V 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11"/>
          <table:table-cell table:style-name="ce38"/>
          <table:table-cell table:style-name="ce51" office:value-type="string" calcext:value-type="string">
            <text:p>B</text:p>
          </table:table-cell>
          <table:table-cell table:style-name="ce51" table:formula="of:=[.S2]+32" office:value-type="float" office:value="32" calcext:value-type="float">
            <text:p>32</text:p>
          </table:table-cell>
          <table:table-cell/>
          <table:table-cell table:style-name="ce100" table:formula="of:=[.V3]-[.V2]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53" calcext:value-type="float">
            <text:p>53</text:p>
          </table:table-cell>
          <table:table-cell table:style-name="ce218" office:value-type="float" office:value="110" calcext:value-type="float">
            <text:p>110</text:p>
          </table:table-cell>
          <table:table-cell table:style-name="ce216" office:value-type="string" calcext:value-type="string">
            <text:p>GPIOD14</text:p>
          </table:table-cell>
          <table:table-cell table:style-name="ce216" office:value-type="string" calcext:value-type="string">
            <text:p>CON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3]" office:value-type="float" office:value="1" calcext:value-type="float">
            <text:p>1</text:p>
          </table:table-cell>
          <table:table-cell table:formula="of:=[.Y3]" office:value-type="string" office:string-value="GPIOD14" calcext:value-type="string">
            <text:p>GPIOD14</text:p>
          </table:table-cell>
          <table:table-cell table:number-columns-repeated="955"/>
        </table:table-row>
        <table:table-row table:style-name="ro1">
          <table:table-cell table:style-name="ce63"/>
          <table:table-cell table:style-name="ce72" office:value-type="string" calcext:value-type="string">
            <text:p>X</text:p>
          </table:table-cell>
          <table:table-cell table:style-name="ce72"/>
          <table:table-cell table:style-name="ce72" office:value-type="float" office:value="8" calcext:value-type="float">
            <text:p>8</text:p>
          </table:table-cell>
          <table:table-cell table:number-columns-repeated="2" table:style-name="ce72" office:value-type="float" office:value="12" calcext:value-type="float">
            <text:p>12</text:p>
          </table:table-cell>
          <table:table-cell table:style-name="ce211" office:value-type="string" calcext:value-type="string">
            <text:p>GPIOA12</text:p>
          </table:table-cell>
          <table:table-cell table:style-name="ce12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15" office:value-type="string" calcext:value-type="string">
            <text:p>5V 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11"/>
          <table:table-cell table:style-name="ce38"/>
          <table:table-cell table:style-name="ce51" office:value-type="string" calcext:value-type="string">
            <text:p>C</text:p>
          </table:table-cell>
          <table:table-cell table:style-name="ce51" table:formula="of:=[.S3]+32" office:value-type="float" office:value="64" calcext:value-type="float">
            <text:p>64</text:p>
          </table:table-cell>
          <table:table-cell/>
          <table:table-cell table:style-name="ce100" table:formula="of:=[.V4]-[.V3]" office:value-type="float" office:value="1" calcext:value-type="float">
            <text:p>1</text:p>
          </table:table-cell>
          <table:table-cell table:style-name="ce218" office:value-type="float" office:value="2" calcext:value-type="float">
            <text:p>2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16" office:value-type="string" calcext:value-type="string">
            <text:p>GPIOA0 </text:p>
          </table:table-cell>
          <table:table-cell table:style-name="ce216" office:value-type="string" calcext:value-type="string">
            <text:p>CON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4]" office:value-type="float" office:value="2" calcext:value-type="float">
            <text:p>2</text:p>
          </table:table-cell>
          <table:table-cell table:formula="of:=[.Y4]" office:value-type="string" office:string-value="GPIOA0 " calcext:value-type="string">
            <text:p>GPIOA0 </text:p>
          </table:table-cell>
          <table:table-cell table:number-columns-repeated="955"/>
        </table:table-row>
        <table:table-row table:style-name="ro1">
          <table:table-cell table:style-name="ce63"/>
          <table:table-cell table:style-name="ce72" office:value-type="string" calcext:value-type="string">
            <text:p>X</text:p>
          </table:table-cell>
          <table:table-cell table:style-name="ce72"/>
          <table:table-cell table:style-name="ce72" office:value-type="float" office:value="9" calcext:value-type="float">
            <text:p>9</text:p>
          </table:table-cell>
          <table:table-cell table:number-columns-repeated="2" table:style-name="ce72" office:value-type="float" office:value="11" calcext:value-type="float">
            <text:p>11</text:p>
          </table:table-cell>
          <table:table-cell table:style-name="ce211" office:value-type="string" calcext:value-type="string">
            <text:p>GPIOA11</text:p>
          </table:table-cell>
          <table:table-cell table:style-name="ce12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215" office:value-type="string" calcext:value-type="string">
            <text:p>GND 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11"/>
          <table:table-cell table:style-name="ce38"/>
          <table:table-cell table:style-name="ce51" office:value-type="string" calcext:value-type="string">
            <text:p>D</text:p>
          </table:table-cell>
          <table:table-cell table:style-name="ce51" table:formula="of:=[.S4]+32" office:value-type="float" office:value="96" calcext:value-type="float">
            <text:p>96</text:p>
          </table:table-cell>
          <table:table-cell/>
          <table:table-cell table:style-name="ce100" table:formula="of:=[.V5]-[.V4]" office:value-type="float" office:value="1" calcext:value-type="float">
            <text:p>1</text:p>
          </table:table-cell>
          <table:table-cell table:number-columns-repeated="3" table:style-name="ce218" office:value-type="float" office:value="3" calcext:value-type="float">
            <text:p>3</text:p>
          </table:table-cell>
          <table:table-cell table:style-name="ce216" office:value-type="string" calcext:value-type="string">
            <text:p>GPIOA3 </text:p>
          </table:table-cell>
          <table:table-cell table:style-name="ce216" office:value-type="string" calcext:value-type="string">
            <text:p>CON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5]" office:value-type="float" office:value="3" calcext:value-type="float">
            <text:p>3</text:p>
          </table:table-cell>
          <table:table-cell table:formula="of:=[.Y5]" office:value-type="string" office:string-value="GPIOA3 " calcext:value-type="string">
            <text:p>GPIOA3 </text:p>
          </table:table-cell>
          <table:table-cell table:number-columns-repeated="955"/>
        </table:table-row>
        <table:table-row table:style-name="ro1">
          <table:table-cell table:style-name="ce12"/>
          <table:table-cell table:style-name="ce63" office:value-type="string" calcext:value-type="string">
            <text:p>X</text:p>
          </table:table-cell>
          <table:table-cell table:style-name="ce63"/>
          <table:table-cell table:style-name="ce72" office:value-type="float" office:value="7" calcext:value-type="float">
            <text:p>7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style-name="ce211" office:value-type="string" calcext:value-type="string">
            <text:p>GPIOA6 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216" office:value-type="string" calcext:value-type="string">
            <text:p>GPIOA13 </text:p>
          </table:table-cell>
          <table:table-cell table:style-name="ce218" office:value-type="float" office:value="15" calcext:value-type="float">
            <text:p>15</text:p>
          </table:table-cell>
          <table:table-cell table:number-columns-repeated="2" table:style-name="ce218" office:value-type="float" office:value="13" calcext:value-type="float">
            <text:p>13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12"/>
          <table:table-cell table:style-name="ce38"/>
          <table:table-cell table:style-name="ce51" office:value-type="string" calcext:value-type="string">
            <text:p>E</text:p>
          </table:table-cell>
          <table:table-cell table:style-name="ce51" table:formula="of:=[.S5]+32" office:value-type="float" office:value="128" calcext:value-type="float">
            <text:p>128</text:p>
          </table:table-cell>
          <table:table-cell/>
          <table:table-cell table:style-name="ce100" table:formula="of:=[.V6]-[.V5]" office:value-type="float" office:value="1" calcext:value-type="float">
            <text:p>1</text:p>
          </table:table-cell>
          <table:table-cell table:style-name="ce218" office:value-type="float" office:value="4" calcext:value-type="float">
            <text:p>4</text:p>
          </table:table-cell>
          <table:table-cell table:style-name="ce218" office:value-type="float" office:value="26" calcext:value-type="float">
            <text:p>26</text:p>
          </table:table-cell>
          <table:table-cell table:style-name="ce218" office:value-type="float" office:value="68" calcext:value-type="float">
            <text:p>68</text:p>
          </table:table-cell>
          <table:table-cell table:style-name="ce216" office:value-type="string" calcext:value-type="string">
            <text:p>GPIOC4</text:p>
          </table:table-cell>
          <table:table-cell table:style-name="ce216" office:value-type="string" calcext:value-type="string">
            <text:p>CON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6]" office:value-type="float" office:value="4" calcext:value-type="float">
            <text:p>4</text:p>
          </table:table-cell>
          <table:table-cell table:formula="of:=[.Y6]" office:value-type="string" office:string-value="GPIOC4" calcext:value-type="string">
            <text:p>GPIOC4</text:p>
          </table:table-cell>
          <table:table-cell table:number-columns-repeated="955"/>
        </table:table-row>
        <table:table-row table:style-name="ro1">
          <table:table-cell table:style-name="ce11"/>
          <table:table-cell table:style-name="ce183" office:value-type="string" calcext:value-type="string">
            <text:p>X</text:p>
          </table:table-cell>
          <table:table-cell table:style-name="ce183" table:number-columns-repeated="4"/>
          <table:table-cell table:style-name="ce186" office:value-type="string" calcext:value-type="string">
            <text:p>GND 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216" office:value-type="string" calcext:value-type="string">
            <text:p>GPIOA14</text:p>
          </table:table-cell>
          <table:table-cell table:style-name="ce218" office:value-type="float" office:value="16" calcext:value-type="float">
            <text:p>16</text:p>
          </table:table-cell>
          <table:table-cell table:number-columns-repeated="2" table:style-name="ce218" office:value-type="float" office:value="14" calcext:value-type="float">
            <text:p>14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12"/>
          <table:table-cell table:style-name="ce38"/>
          <table:table-cell table:style-name="ce51" office:value-type="string" calcext:value-type="string">
            <text:p>F</text:p>
          </table:table-cell>
          <table:table-cell table:style-name="ce51" table:formula="of:=[.S6]+32" office:value-type="float" office:value="160" calcext:value-type="float">
            <text:p>160</text:p>
          </table:table-cell>
          <table:table-cell/>
          <table:table-cell table:style-name="ce100" table:formula="of:=[.V7]-[.V6]" office:value-type="float" office:value="1" calcext:value-type="float">
            <text:p>1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29" calcext:value-type="float">
            <text:p>29</text:p>
          </table:table-cell>
          <table:table-cell table:style-name="ce218" office:value-type="float" office:value="71" calcext:value-type="float">
            <text:p>71</text:p>
          </table:table-cell>
          <table:table-cell table:style-name="ce216" office:value-type="string" calcext:value-type="string">
            <text:p>GPIOC7</text:p>
          </table:table-cell>
          <table:table-cell table:style-name="ce216" office:value-type="string" calcext:value-type="string">
            <text:p>CON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7]" office:value-type="float" office:value="5" calcext:value-type="float">
            <text:p>5</text:p>
          </table:table-cell>
          <table:table-cell table:formula="of:=[.Y7]" office:value-type="string" office:string-value="GPIOC7" calcext:value-type="string">
            <text:p>GPIOC7</text:p>
          </table:table-cell>
          <table:table-cell table:number-columns-repeated="955"/>
        </table:table-row>
        <table:table-row table:style-name="ro1">
          <table:table-cell table:style-name="ce12"/>
          <table:table-cell table:style-name="ce63" office:value-type="string" calcext:value-type="string">
            <text:p>X</text:p>
          </table:table-cell>
          <table:table-cell table:style-name="ce63"/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211" office:value-type="string" calcext:value-type="string">
            <text:p>GPIOA1 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217" office:value-type="string" calcext:value-type="string">
            <text:p>GPIOD14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53" calcext:value-type="float">
            <text:p>53</text:p>
          </table:table-cell>
          <table:table-cell table:style-name="ce218" office:value-type="float" office:value="110" calcext:value-type="float">
            <text:p>110</text:p>
          </table:table-cell>
          <table:table-cell table:style-name="ce198" table:number-columns-repeated="2"/>
          <table:table-cell table:style-name="ce12"/>
          <table:table-cell table:style-name="ce38"/>
          <table:table-cell table:style-name="ce51" office:value-type="string" calcext:value-type="string">
            <text:p>G</text:p>
          </table:table-cell>
          <table:table-cell table:style-name="ce51" table:formula="of:=[.S7]+32" office:value-type="float" office:value="192" calcext:value-type="float">
            <text:p>192</text:p>
          </table:table-cell>
          <table:table-cell/>
          <table:table-cell table:style-name="ce100" table:formula="of:=[.V8]-[.V7]" office:value-type="float" office:value="1" calcext:value-type="float">
            <text:p>1</text:p>
          </table:table-cell>
          <table:table-cell table:style-name="ce218" office:value-type="float" office:value="6" calcext:value-type="float">
            <text:p>6</text:p>
          </table:table-cell>
          <table:table-cell table:number-columns-repeated="2" table:style-name="ce218" office:value-type="float" office:value="2" calcext:value-type="float">
            <text:p>2</text:p>
          </table:table-cell>
          <table:table-cell table:style-name="ce216" office:value-type="string" calcext:value-type="string">
            <text:p>GPIOA2 </text:p>
          </table:table-cell>
          <table:table-cell table:style-name="ce216" office:value-type="string" calcext:value-type="string">
            <text:p>CON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8]" office:value-type="float" office:value="6" calcext:value-type="float">
            <text:p>6</text:p>
          </table:table-cell>
          <table:table-cell table:formula="of:=[.Y8]" office:value-type="string" office:string-value="GPIOA2 " calcext:value-type="string">
            <text:p>GPIOA2 </text:p>
          </table:table-cell>
          <table:table-cell table:number-columns-repeated="955"/>
        </table:table-row>
        <table:table-row table:style-name="ro1">
          <table:table-cell table:style-name="ce12"/>
          <table:table-cell table:style-name="ce63" office:value-type="string" calcext:value-type="string">
            <text:p>X</text:p>
          </table:table-cell>
          <table:table-cell table:style-name="ce63"/>
          <table:table-cell table:style-name="ce72" office:value-type="float" office:value="2" calcext:value-type="float">
            <text:p>2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211" office:value-type="string" calcext:value-type="string">
            <text:p>GPIOA0 </text:p>
          </table:table-cell>
          <table:table-cell table:style-name="ce12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215" office:value-type="string" calcext:value-type="string">
            <text:p>GND </text:p>
          </table:table-cell>
          <table:table-cell table:style-name="ce219" table:number-columns-repeated="3"/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38"/>
          <table:table-cell table:style-name="ce51" office:value-type="string" calcext:value-type="string">
            <text:p>H</text:p>
          </table:table-cell>
          <table:table-cell table:style-name="ce51" table:formula="of:=[.S8]+32" office:value-type="float" office:value="224" calcext:value-type="float">
            <text:p>224</text:p>
          </table:table-cell>
          <table:table-cell/>
          <table:table-cell table:style-name="ce100" table:formula="of:=[.V9]-[.V8]" office:value-type="float" office:value="1" calcext:value-type="float">
            <text:p>1</text:p>
          </table:table-cell>
          <table:table-cell table:style-name="ce218" office:value-type="float" office:value="7" calcext:value-type="float">
            <text:p>7</text:p>
          </table:table-cell>
          <table:table-cell table:number-columns-repeated="2" table:style-name="ce218" office:value-type="float" office:value="6" calcext:value-type="float">
            <text:p>6</text:p>
          </table:table-cell>
          <table:table-cell table:style-name="ce216" office:value-type="string" calcext:value-type="string">
            <text:p>GPIOA6 </text:p>
          </table:table-cell>
          <table:table-cell table:style-name="ce216" office:value-type="string" calcext:value-type="string">
            <text:p>CON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9]" office:value-type="float" office:value="7" calcext:value-type="float">
            <text:p>7</text:p>
          </table:table-cell>
          <table:table-cell table:formula="of:=[.Y9]" office:value-type="string" office:string-value="GPIOA6 " calcext:value-type="string">
            <text:p>GPIOA6 </text:p>
          </table:table-cell>
          <table:table-cell table:number-columns-repeated="955"/>
        </table:table-row>
        <table:table-row table:style-name="ro1">
          <table:table-cell table:style-name="ce12"/>
          <table:table-cell table:style-name="ce72" office:value-type="string" calcext:value-type="string">
            <text:p>X</text:p>
          </table:table-cell>
          <table:table-cell table:style-name="ce72"/>
          <table:table-cell table:number-columns-repeated="3" table:style-name="ce72" office:value-type="float" office:value="3" calcext:value-type="float">
            <text:p>3</text:p>
          </table:table-cell>
          <table:table-cell table:style-name="ce211" office:value-type="string" calcext:value-type="string">
            <text:p>GPIOA3 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217" office:value-type="string" calcext:value-type="string">
            <text:p>GPIOC4</text:p>
          </table:table-cell>
          <table:table-cell table:style-name="ce218" office:value-type="float" office:value="4" calcext:value-type="float">
            <text:p>4</text:p>
          </table:table-cell>
          <table:table-cell table:style-name="ce218" office:value-type="float" office:value="26" calcext:value-type="float">
            <text:p>26</text:p>
          </table:table-cell>
          <table:table-cell table:style-name="ce218" office:value-type="float" office:value="68" calcext:value-type="float">
            <text:p>68</text:p>
          </table:table-cell>
          <table:table-cell table:style-name="ce198" table:number-columns-repeated="2"/>
          <table:table-cell table:style-name="ce12"/>
          <table:table-cell table:style-name="ce38"/>
          <table:table-cell table:style-name="ce51" office:value-type="string" calcext:value-type="string">
            <text:p>I</text:p>
          </table:table-cell>
          <table:table-cell table:style-name="ce51" table:formula="of:=[.S9]+32" office:value-type="float" office:value="256" calcext:value-type="float">
            <text:p>256</text:p>
          </table:table-cell>
          <table:table-cell/>
          <table:table-cell table:style-name="ce100" table:formula="of:=[.V10]-[.V9]" office:value-type="float" office:value="1" calcext:value-type="float">
            <text:p>1</text:p>
          </table:table-cell>
          <table:table-cell table:style-name="ce218" office:value-type="float" office:value="8" calcext:value-type="float">
            <text:p>8</text:p>
          </table:table-cell>
          <table:table-cell table:number-columns-repeated="2" table:style-name="ce218" office:value-type="float" office:value="12" calcext:value-type="float">
            <text:p>12</text:p>
          </table:table-cell>
          <table:table-cell table:style-name="ce216" office:value-type="string" calcext:value-type="string">
            <text:p>GPIOA12</text:p>
          </table:table-cell>
          <table:table-cell table:style-name="ce216" office:value-type="string" calcext:value-type="string">
            <text:p>CON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10]" office:value-type="float" office:value="8" calcext:value-type="float">
            <text:p>8</text:p>
          </table:table-cell>
          <table:table-cell table:formula="of:=[.Y10]" office:value-type="string" office:string-value="GPIOA12" calcext:value-type="string">
            <text:p>GPIOA12</text:p>
          </table:table-cell>
          <table:table-cell table:number-columns-repeated="955"/>
        </table:table-row>
        <table:table-row table:style-name="ro1">
          <table:table-cell table:style-name="ce11"/>
          <table:table-cell table:style-name="ce183" office:value-type="string" calcext:value-type="string">
            <text:p>X</text:p>
          </table:table-cell>
          <table:table-cell table:style-name="ce183" table:number-columns-repeated="4"/>
          <table:table-cell table:style-name="ce186" office:value-type="string" calcext:value-type="string">
            <text:p>3.3V</text:p>
          </table:table-cell>
          <table:table-cell table:style-name="ce11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217" office:value-type="string" calcext:value-type="string">
            <text:p>GPIOC7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29" calcext:value-type="float">
            <text:p>29</text:p>
          </table:table-cell>
          <table:table-cell table:style-name="ce218" office:value-type="float" office:value="71" calcext:value-type="float">
            <text:p>71</text:p>
          </table:table-cell>
          <table:table-cell table:style-name="ce198" table:number-columns-repeated="2"/>
          <table:table-cell table:style-name="ce12"/>
          <table:table-cell table:style-name="ce38"/>
          <table:table-cell table:style-name="ce51" office:value-type="string" calcext:value-type="string">
            <text:p>J</text:p>
          </table:table-cell>
          <table:table-cell table:style-name="ce51" table:formula="of:=[.S10]+32" office:value-type="float" office:value="288" calcext:value-type="float">
            <text:p>288</text:p>
          </table:table-cell>
          <table:table-cell/>
          <table:table-cell table:style-name="ce100" table:formula="of:=[.V11]-[.V10]" office:value-type="float" office:value="1" calcext:value-type="float">
            <text:p>1</text:p>
          </table:table-cell>
          <table:table-cell table:style-name="ce218" office:value-type="float" office:value="9" calcext:value-type="float">
            <text:p>9</text:p>
          </table:table-cell>
          <table:table-cell table:number-columns-repeated="2" table:style-name="ce218" office:value-type="float" office:value="11" calcext:value-type="float">
            <text:p>11</text:p>
          </table:table-cell>
          <table:table-cell table:style-name="ce216" office:value-type="string" calcext:value-type="string">
            <text:p>GPIOA11</text:p>
          </table:table-cell>
          <table:table-cell table:style-name="ce216" office:value-type="string" calcext:value-type="string">
            <text:p>CON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11]" office:value-type="float" office:value="9" calcext:value-type="float">
            <text:p>9</text:p>
          </table:table-cell>
          <table:table-cell table:formula="of:=[.Y11]" office:value-type="string" office:string-value="GPIOA11" calcext:value-type="string">
            <text:p>GPIOA11</text:p>
          </table:table-cell>
          <table:table-cell table:number-columns-repeated="955"/>
        </table:table-row>
        <table:table-row table:style-name="ro1">
          <table:table-cell table:style-name="ce63"/>
          <table:table-cell table:style-name="ce72" office:value-type="string" calcext:value-type="string">
            <text:p>X</text:p>
          </table:table-cell>
          <table:table-cell table:style-name="ce72"/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22" calcext:value-type="float">
            <text:p>22</text:p>
          </table:table-cell>
          <table:table-cell table:style-name="ce72" office:value-type="float" office:value="64" calcext:value-type="float">
            <text:p>64</text:p>
          </table:table-cell>
          <table:table-cell table:style-name="ce211" office:value-type="string" calcext:value-type="string">
            <text:p>GPIOC0</text:p>
          </table:table-cell>
          <table:table-cell table:style-name="ce12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215" office:value-type="string" calcext:value-type="string">
            <text:p>GND </text:p>
          </table:table-cell>
          <table:table-cell table:style-name="ce219" table:number-columns-repeated="3"/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38"/>
          <table:table-cell table:style-name="ce51" office:value-type="string" calcext:value-type="string">
            <text:p>K</text:p>
          </table:table-cell>
          <table:table-cell table:style-name="ce51" table:formula="of:=[.S11]+32" office:value-type="float" office:value="320" calcext:value-type="float">
            <text:p>320</text:p>
          </table:table-cell>
          <table:table-cell/>
          <table:table-cell table:style-name="ce100" table:formula="of:=[.V12]-[.V11]" office:value-type="float" office:value="1" calcext:value-type="float">
            <text:p>1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25" calcext:value-type="float">
            <text:p>25</text:p>
          </table:table-cell>
          <table:table-cell table:style-name="ce218" office:value-type="float" office:value="67" calcext:value-type="float">
            <text:p>67</text:p>
          </table:table-cell>
          <table:table-cell table:style-name="ce216" office:value-type="string" calcext:value-type="string">
            <text:p>GPIOC3 </text:p>
          </table:table-cell>
          <table:table-cell table:style-name="ce216" office:value-type="string" calcext:value-type="string">
            <text:p>CON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12]" office:value-type="float" office:value="10" calcext:value-type="float">
            <text:p>10</text:p>
          </table:table-cell>
          <table:table-cell table:formula="of:=[.Y12]" office:value-type="string" office:string-value="GPIOC3 " calcext:value-type="string">
            <text:p>GPIOC3 </text:p>
          </table:table-cell>
          <table:table-cell table:number-columns-repeated="955"/>
        </table:table-row>
        <table:table-row table:style-name="ro1">
          <table:table-cell table:style-name="ce63"/>
          <table:table-cell table:style-name="ce72" office:value-type="string" calcext:value-type="string">
            <text:p>X</text:p>
          </table:table-cell>
          <table:table-cell table:style-name="ce72"/>
          <table:table-cell table:style-name="ce72" office:value-type="float" office:value="13" calcext:value-type="float">
            <text:p>13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float" office:value="65" calcext:value-type="float">
            <text:p>65</text:p>
          </table:table-cell>
          <table:table-cell table:style-name="ce211" office:value-type="string" calcext:value-type="string">
            <text:p>GPIOC1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216" office:value-type="string" calcext:value-type="string">
            <text:p>GPIOA2 </text:p>
          </table:table-cell>
          <table:table-cell table:style-name="ce218" office:value-type="float" office:value="6" calcext:value-type="float">
            <text:p>6</text:p>
          </table:table-cell>
          <table:table-cell table:number-columns-repeated="2" table:style-name="ce218" office:value-type="float" office:value="2" calcext:value-type="float">
            <text:p>2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12"/>
          <table:table-cell table:style-name="ce38"/>
          <table:table-cell table:style-name="ce51" office:value-type="string" calcext:value-type="string">
            <text:p>L</text:p>
          </table:table-cell>
          <table:table-cell table:style-name="ce51" table:formula="of:=[.S12]+32" office:value-type="float" office:value="352" calcext:value-type="float">
            <text:p>352</text:p>
          </table:table-cell>
          <table:table-cell/>
          <table:table-cell table:style-name="ce100" table:formula="of:=[.V13]-[.V12]" office:value-type="float" office:value="1" calcext:value-type="float">
            <text:p>1</text:p>
          </table:table-cell>
          <table:table-cell table:style-name="ce218" office:value-type="float" office:value="11" calcext:value-type="float">
            <text:p>11</text:p>
          </table:table-cell>
          <table:table-cell table:number-columns-repeated="2" table:style-name="ce218" office:value-type="float" office:value="21" calcext:value-type="float">
            <text:p>21</text:p>
          </table:table-cell>
          <table:table-cell table:style-name="ce216" office:value-type="string" calcext:value-type="string">
            <text:p>GPIOA21 </text:p>
          </table:table-cell>
          <table:table-cell table:style-name="ce216" office:value-type="string" calcext:value-type="string">
            <text:p>CON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13]" office:value-type="float" office:value="11" calcext:value-type="float">
            <text:p>11</text:p>
          </table:table-cell>
          <table:table-cell table:formula="of:=[.Y13]" office:value-type="string" office:string-value="GPIOA21 " calcext:value-type="string">
            <text:p>GPIOA21 </text:p>
          </table:table-cell>
          <table:table-cell table:number-columns-repeated="955"/>
        </table:table-row>
        <table:table-row table:style-name="ro1">
          <table:table-cell table:style-name="ce63"/>
          <table:table-cell table:style-name="ce72" office:value-type="string" calcext:value-type="string">
            <text:p>X</text:p>
          </table:table-cell>
          <table:table-cell table:style-name="ce72"/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24" calcext:value-type="float">
            <text:p>24</text:p>
          </table:table-cell>
          <table:table-cell table:style-name="ce72" office:value-type="float" office:value="66" calcext:value-type="float">
            <text:p>66</text:p>
          </table:table-cell>
          <table:table-cell table:style-name="ce211" office:value-type="string" calcext:value-type="string">
            <text:p>GPIOC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216" office:value-type="string" calcext:value-type="string">
            <text:p>GPIOC3 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25" calcext:value-type="float">
            <text:p>25</text:p>
          </table:table-cell>
          <table:table-cell table:style-name="ce218" office:value-type="float" office:value="67" calcext:value-type="float">
            <text:p>67</text:p>
          </table:table-cell>
          <table:table-cell table:style-name="ce72"/>
          <table:table-cell table:style-name="ce72" office:value-type="string" calcext:value-type="string">
            <text:p>X</text:p>
          </table:table-cell>
          <table:table-cell table:style-name="ce72"/>
          <table:table-cell table:style-name="ce38"/>
          <table:table-cell table:style-name="ce51" office:value-type="string" calcext:value-type="string">
            <text:p>M</text:p>
          </table:table-cell>
          <table:table-cell table:style-name="ce51" table:formula="of:=[.S13]+32" office:value-type="float" office:value="384" calcext:value-type="float">
            <text:p>384</text:p>
          </table:table-cell>
          <table:table-cell/>
          <table:table-cell table:style-name="ce100" table:formula="of:=[.V14]-[.V13]" office:value-type="float" office:value="1" calcext:value-type="float">
            <text:p>1</text:p>
          </table:table-cell>
          <table:table-cell table:style-name="ce218" office:value-type="float" office:value="12" calcext:value-type="float">
            <text:p>12</text:p>
          </table:table-cell>
          <table:table-cell table:style-name="ce218" office:value-type="float" office:value="22" calcext:value-type="float">
            <text:p>22</text:p>
          </table:table-cell>
          <table:table-cell table:style-name="ce218" office:value-type="float" office:value="64" calcext:value-type="float">
            <text:p>64</text:p>
          </table:table-cell>
          <table:table-cell table:style-name="ce216" office:value-type="string" calcext:value-type="string">
            <text:p>GPIOC0</text:p>
          </table:table-cell>
          <table:table-cell table:style-name="ce216" office:value-type="string" calcext:value-type="string">
            <text:p>CON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14]" office:value-type="float" office:value="12" calcext:value-type="float">
            <text:p>12</text:p>
          </table:table-cell>
          <table:table-cell table:formula="of:=[.Y14]" office:value-type="string" office:string-value="GPIOC0" calcext:value-type="string">
            <text:p>GPIOC0</text:p>
          </table:table-cell>
          <table:table-cell table:number-columns-repeated="955"/>
        </table:table-row>
        <table:table-row table:style-name="ro1">
          <table:table-cell table:style-name="ce11"/>
          <table:table-cell table:style-name="ce183" office:value-type="string" calcext:value-type="string">
            <text:p>X</text:p>
          </table:table-cell>
          <table:table-cell table:style-name="ce183" table:number-columns-repeated="4"/>
          <table:table-cell table:style-name="ce186" office:value-type="string" calcext:value-type="string">
            <text:p>GND </text:p>
          </table:table-cell>
          <table:table-cell table:style-name="ce11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217" office:value-type="string" calcext:value-type="string">
            <text:p>GPIOA21 </text:p>
          </table:table-cell>
          <table:table-cell table:style-name="ce218" office:value-type="float" office:value="11" calcext:value-type="float">
            <text:p>11</text:p>
          </table:table-cell>
          <table:table-cell table:number-columns-repeated="2" table:style-name="ce218" office:value-type="float" office:value="21" calcext:value-type="float">
            <text:p>21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12"/>
          <table:table-cell table:style-name="ce38"/>
          <table:table-cell table:style-name="ce51" office:value-type="string" calcext:value-type="string">
            <text:p>N</text:p>
          </table:table-cell>
          <table:table-cell table:style-name="ce51" table:formula="of:=[.S14]+32" office:value-type="float" office:value="416" calcext:value-type="float">
            <text:p>416</text:p>
          </table:table-cell>
          <table:table-cell/>
          <table:table-cell table:style-name="ce100" table:formula="of:=[.V15]-[.V14]" office:value-type="float" office:value="1" calcext:value-type="float">
            <text:p>1</text:p>
          </table:table-cell>
          <table:table-cell table:style-name="ce218" office:value-type="float" office:value="13" calcext:value-type="float">
            <text:p>13</text:p>
          </table:table-cell>
          <table:table-cell table:style-name="ce218" office:value-type="float" office:value="23" calcext:value-type="float">
            <text:p>23</text:p>
          </table:table-cell>
          <table:table-cell table:style-name="ce218" office:value-type="float" office:value="65" calcext:value-type="float">
            <text:p>65</text:p>
          </table:table-cell>
          <table:table-cell table:style-name="ce216" office:value-type="string" calcext:value-type="string">
            <text:p>GPIOC1</text:p>
          </table:table-cell>
          <table:table-cell table:style-name="ce216" office:value-type="string" calcext:value-type="string">
            <text:p>CON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15]" office:value-type="float" office:value="13" calcext:value-type="float">
            <text:p>13</text:p>
          </table:table-cell>
          <table:table-cell table:formula="of:=[.Y15]" office:value-type="string" office:string-value="GPIOC1" calcext:value-type="string">
            <text:p>GPIOC1</text:p>
          </table:table-cell>
          <table:table-cell table:number-columns-repeated="955"/>
        </table:table-row>
        <table:table-row table:style-name="ro1">
          <table:table-cell table:style-name="ce12"/>
          <table:table-cell table:style-name="ce72" office:value-type="string" calcext:value-type="string">
            <text:p>X</text:p>
          </table:table-cell>
          <table:table-cell table:style-name="ce72"/>
          <table:table-cell table:style-name="ce72" office:value-type="float" office:value="30" calcext:value-type="float">
            <text:p>30</text:p>
          </table:table-cell>
          <table:table-cell table:number-columns-repeated="2" table:style-name="ce72" office:value-type="float" office:value="19" calcext:value-type="float">
            <text:p>19</text:p>
          </table:table-cell>
          <table:table-cell table:style-name="ce211" office:value-type="string" calcext:value-type="string">
            <text:p>GPIOA19 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216" office:value-type="string" calcext:value-type="string">
            <text:p>GPIOA18 </text:p>
          </table:table-cell>
          <table:table-cell table:style-name="ce218" office:value-type="float" office:value="31" calcext:value-type="float">
            <text:p>31</text:p>
          </table:table-cell>
          <table:table-cell table:number-columns-repeated="2" table:style-name="ce218" office:value-type="float" office:value="18" calcext:value-type="float">
            <text:p>18</text:p>
          </table:table-cell>
          <table:table-cell table:style-name="ce72"/>
          <table:table-cell table:style-name="ce72" office:value-type="string" calcext:value-type="string">
            <text:p>X</text:p>
          </table:table-cell>
          <table:table-cell table:style-name="ce12"/>
          <table:table-cell table:style-name="ce38"/>
          <table:table-cell table:style-name="ce51" office:value-type="string" calcext:value-type="string">
            <text:p>O</text:p>
          </table:table-cell>
          <table:table-cell table:style-name="ce51" table:formula="of:=[.S15]+32" office:value-type="float" office:value="448" calcext:value-type="float">
            <text:p>448</text:p>
          </table:table-cell>
          <table:table-cell/>
          <table:table-cell table:style-name="ce100" table:formula="of:=[.V16]-[.V15]" office:value-type="float" office:value="1" calcext:value-type="float">
            <text:p>1</text:p>
          </table:table-cell>
          <table:table-cell table:style-name="ce218" office:value-type="float" office:value="14" calcext:value-type="float">
            <text:p>14</text:p>
          </table:table-cell>
          <table:table-cell table:style-name="ce218" office:value-type="float" office:value="24" calcext:value-type="float">
            <text:p>24</text:p>
          </table:table-cell>
          <table:table-cell table:style-name="ce218" office:value-type="float" office:value="66" calcext:value-type="float">
            <text:p>66</text:p>
          </table:table-cell>
          <table:table-cell table:style-name="ce216" office:value-type="string" calcext:value-type="string">
            <text:p>GPIOC2</text:p>
          </table:table-cell>
          <table:table-cell table:style-name="ce216" office:value-type="string" calcext:value-type="string">
            <text:p>CON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16]" office:value-type="float" office:value="14" calcext:value-type="float">
            <text:p>14</text:p>
          </table:table-cell>
          <table:table-cell table:formula="of:=[.Y16]" office:value-type="string" office:string-value="GPIOC2" calcext:value-type="string">
            <text:p>GPIOC2</text:p>
          </table:table-cell>
          <table:table-cell table:number-columns-repeated="955"/>
        </table:table-row>
        <table:table-row table:style-name="ro1">
          <table:table-cell table:style-name="ce12"/>
          <table:table-cell table:style-name="ce63" office:value-type="string" calcext:value-type="string">
            <text:p>X</text:p>
          </table:table-cell>
          <table:table-cell table:style-name="ce63"/>
          <table:table-cell table:style-name="ce72" office:value-type="float" office:value="21" calcext:value-type="float">
            <text:p>21</text:p>
          </table:table-cell>
          <table:table-cell table:number-columns-repeated="2" table:style-name="ce72" office:value-type="float" office:value="7" calcext:value-type="float">
            <text:p>7</text:p>
          </table:table-cell>
          <table:table-cell table:style-name="ce77" office:value-type="string" calcext:value-type="string">
            <text:p>GPIOA7 </text:p>
          </table:table-cell>
          <table:table-cell table:style-name="ce12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215" office:value-type="string" calcext:value-type="string">
            <text:p>GND </text:p>
          </table:table-cell>
          <table:table-cell table:style-name="ce219" table:number-columns-repeated="3"/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38"/>
          <table:table-cell table:style-name="ce51" office:value-type="string" calcext:value-type="string">
            <text:p>P</text:p>
          </table:table-cell>
          <table:table-cell table:style-name="ce51" table:formula="of:=[.S16]+32" office:value-type="float" office:value="480" calcext:value-type="float">
            <text:p>480</text:p>
          </table:table-cell>
          <table:table-cell/>
          <table:table-cell table:style-name="ce100" table:formula="of:=[.V17]-[.V16]" office:value-type="float" office:value="1" calcext:value-type="float">
            <text:p>1</text:p>
          </table:table-cell>
          <table:table-cell table:style-name="ce218" office:value-type="float" office:value="15" calcext:value-type="float">
            <text:p>15</text:p>
          </table:table-cell>
          <table:table-cell table:number-columns-repeated="2" table:style-name="ce218" office:value-type="float" office:value="13" calcext:value-type="float">
            <text:p>13</text:p>
          </table:table-cell>
          <table:table-cell table:style-name="ce216" office:value-type="string" calcext:value-type="string">
            <text:p>GPIOA13 </text:p>
          </table:table-cell>
          <table:table-cell table:style-name="ce216" office:value-type="string" calcext:value-type="string">
            <text:p>CON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17]" office:value-type="float" office:value="15" calcext:value-type="float">
            <text:p>15</text:p>
          </table:table-cell>
          <table:table-cell table:formula="of:=[.Y17]" office:value-type="string" office:string-value="GPIOA13 " calcext:value-type="string">
            <text:p>GPIOA13 </text:p>
          </table:table-cell>
          <table:table-cell table:number-columns-repeated="955"/>
        </table:table-row>
        <table:table-row table:style-name="ro1">
          <table:table-cell table:style-name="ce12"/>
          <table:table-cell table:style-name="ce63" office:value-type="string" calcext:value-type="string">
            <text:p>X</text:p>
          </table:table-cell>
          <table:table-cell table:style-name="ce63"/>
          <table:table-cell table:style-name="ce72" office:value-type="float" office:value="22" calcext:value-type="float">
            <text:p>22</text:p>
          </table:table-cell>
          <table:table-cell table:number-columns-repeated="2" table:style-name="ce72" office:value-type="float" office:value="8" calcext:value-type="float">
            <text:p>8</text:p>
          </table:table-cell>
          <table:table-cell table:style-name="ce77" office:value-type="string" calcext:value-type="string">
            <text:p>GPIOA8 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216" office:value-type="string" calcext:value-type="string">
            <text:p>GPIOG8 </text:p>
          </table:table-cell>
          <table:table-cell table:style-name="ce218" office:value-type="float" office:value="26" calcext:value-type="float">
            <text:p>26</text:p>
          </table:table-cell>
          <table:table-cell table:style-name="ce218" office:value-type="float" office:value="88" calcext:value-type="float">
            <text:p>88</text:p>
          </table:table-cell>
          <table:table-cell table:style-name="ce218" office:value-type="float" office:value="200" calcext:value-type="float">
            <text:p>200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12"/>
          <table:table-cell table:style-name="ce38"/>
          <table:table-cell table:style-name="ce51" office:value-type="string" calcext:value-type="string">
            <text:p>Q</text:p>
          </table:table-cell>
          <table:table-cell table:style-name="ce51" table:formula="of:=[.S17]+32" office:value-type="float" office:value="512" calcext:value-type="float">
            <text:p>512</text:p>
          </table:table-cell>
          <table:table-cell/>
          <table:table-cell table:style-name="ce100" table:formula="of:=[.V18]-[.V17]" office:value-type="float" office:value="1" calcext:value-type="float">
            <text:p>1</text:p>
          </table:table-cell>
          <table:table-cell table:style-name="ce218" office:value-type="float" office:value="16" calcext:value-type="float">
            <text:p>16</text:p>
          </table:table-cell>
          <table:table-cell table:number-columns-repeated="2" table:style-name="ce218" office:value-type="float" office:value="14" calcext:value-type="float">
            <text:p>14</text:p>
          </table:table-cell>
          <table:table-cell table:style-name="ce216" office:value-type="string" calcext:value-type="string">
            <text:p>GPIOA14 </text:p>
          </table:table-cell>
          <table:table-cell table:style-name="ce216" office:value-type="string" calcext:value-type="string">
            <text:p>CON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18]" office:value-type="float" office:value="16" calcext:value-type="float">
            <text:p>16</text:p>
          </table:table-cell>
          <table:table-cell table:formula="of:=[.Y18]" office:value-type="string" office:string-value="GPIOA14 " calcext:value-type="string">
            <text:p>GPIOA14 </text:p>
          </table:table-cell>
          <table:table-cell table:number-columns-repeated="955"/>
        </table:table-row>
        <table:table-row table:style-name="ro1">
          <table:table-cell table:style-name="ce12"/>
          <table:table-cell table:style-name="ce63" office:value-type="string" calcext:value-type="string">
            <text:p>X</text:p>
          </table:table-cell>
          <table:table-cell table:style-name="ce63"/>
          <table:table-cell table:style-name="ce72" office:value-type="float" office:value="23" calcext:value-type="float">
            <text:p>23</text:p>
          </table:table-cell>
          <table:table-cell table:number-columns-repeated="2" table:style-name="ce72" office:value-type="float" office:value="9" calcext:value-type="float">
            <text:p>9</text:p>
          </table:table-cell>
          <table:table-cell table:style-name="ce77" office:value-type="string" calcext:value-type="string">
            <text:p>GPIOA9 </text:p>
          </table:table-cell>
          <table:table-cell table:style-name="ce12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215" office:value-type="string" calcext:value-type="string">
            <text:p>GND </text:p>
          </table:table-cell>
          <table:table-cell table:style-name="ce219" table:number-columns-repeated="3"/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38"/>
          <table:table-cell table:style-name="ce51" office:value-type="string" calcext:value-type="string">
            <text:p>R</text:p>
          </table:table-cell>
          <table:table-cell table:style-name="ce51" table:formula="of:=[.S18]+32" office:value-type="float" office:value="544" calcext:value-type="float">
            <text:p>544</text:p>
          </table:table-cell>
          <table:table-cell/>
          <table:table-cell table:style-name="ce100" table:formula="of:=[.V19]-[.V18]" office:value-type="float" office:value="1" calcext:value-type="float">
            <text:p>1</text:p>
          </table:table-cell>
          <table:table-cell table:style-name="ce218" office:value-type="float" office:value="17" calcext:value-type="float">
            <text:p>17</text:p>
          </table:table-cell>
          <table:table-cell table:number-columns-repeated="2" table:style-name="ce218" office:value-type="float" office:value="4" calcext:value-type="float">
            <text:p>4</text:p>
          </table:table-cell>
          <table:table-cell table:style-name="ce216" office:value-type="string" calcext:value-type="string">
            <text:p>GPIOA4</text:p>
          </table:table-cell>
          <table:table-cell table:style-name="ce216" office:value-type="string" calcext:value-type="string">
            <text:p>DBG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19]" office:value-type="float" office:value="17" calcext:value-type="float">
            <text:p>17</text:p>
          </table:table-cell>
          <table:table-cell table:formula="of:=[.Y19]" office:value-type="string" office:string-value="GPIOA4" calcext:value-type="string">
            <text:p>GPIOA4</text:p>
          </table:table-cell>
          <table:table-cell table:number-columns-repeated="955"/>
        </table:table-row>
        <table:table-row table:style-name="ro1">
          <table:table-cell table:style-name="ce12"/>
          <table:table-cell table:style-name="ce63" office:value-type="string" calcext:value-type="string">
            <text:p>X</text:p>
          </table:table-cell>
          <table:table-cell table:style-name="ce63"/>
          <table:table-cell table:style-name="ce72" office:value-type="float" office:value="24" calcext:value-type="float">
            <text:p>24</text:p>
          </table:table-cell>
          <table:table-cell table:number-columns-repeated="2" table:style-name="ce72" office:value-type="float" office:value="10" calcext:value-type="float">
            <text:p>10</text:p>
          </table:table-cell>
          <table:table-cell table:style-name="ce211" office:value-type="string" calcext:value-type="string">
            <text:p>GPIOA10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216" office:value-type="string" calcext:value-type="string">
            <text:p>GPIOG9 </text:p>
          </table:table-cell>
          <table:table-cell table:style-name="ce218" office:value-type="float" office:value="27" calcext:value-type="float">
            <text:p>27</text:p>
          </table:table-cell>
          <table:table-cell table:style-name="ce218" office:value-type="float" office:value="89" calcext:value-type="float">
            <text:p>89</text:p>
          </table:table-cell>
          <table:table-cell table:style-name="ce218" office:value-type="float" office:value="201" calcext:value-type="float">
            <text:p>201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12"/>
          <table:table-cell table:style-name="ce38"/>
          <table:table-cell table:style-name="ce51" office:value-type="string" calcext:value-type="string">
            <text:p>S</text:p>
          </table:table-cell>
          <table:table-cell table:style-name="ce51" table:formula="of:=[.S19]+32" office:value-type="float" office:value="576" calcext:value-type="float">
            <text:p>576</text:p>
          </table:table-cell>
          <table:table-cell/>
          <table:table-cell table:style-name="ce100" table:formula="of:=[.V20]-[.V19]" office:value-type="float" office:value="1" calcext:value-type="float">
            <text:p>1</text:p>
          </table:table-cell>
          <table:table-cell table:style-name="ce218" office:value-type="float" office:value="18" calcext:value-type="float">
            <text:p>18</text:p>
          </table:table-cell>
          <table:table-cell table:number-columns-repeated="2" table:style-name="ce218" office:value-type="float" office:value="5" calcext:value-type="float">
            <text:p>5</text:p>
          </table:table-cell>
          <table:table-cell table:style-name="ce216" office:value-type="string" calcext:value-type="string">
            <text:p>GPIOA5</text:p>
          </table:table-cell>
          <table:table-cell table:style-name="ce216" office:value-type="string" calcext:value-type="string">
            <text:p>DBG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20]" office:value-type="float" office:value="18" calcext:value-type="float">
            <text:p>18</text:p>
          </table:table-cell>
          <table:table-cell table:formula="of:=[.Y20]" office:value-type="string" office:string-value="GPIOA5" calcext:value-type="string">
            <text:p>GPIOA5</text:p>
          </table:table-cell>
          <table:table-cell table:number-columns-repeated="955"/>
        </table:table-row>
        <table:table-row table:style-name="ro1">
          <table:table-cell table:style-name="ce12"/>
          <table:table-cell table:style-name="ce63" office:value-type="string" calcext:value-type="string">
            <text:p>X</text:p>
          </table:table-cell>
          <table:table-cell table:style-name="ce63"/>
          <table:table-cell table:style-name="ce72" office:value-type="float" office:value="25" calcext:value-type="float">
            <text:p>25</text:p>
          </table:table-cell>
          <table:table-cell table:number-columns-repeated="2" table:style-name="ce72" office:value-type="float" office:value="20" calcext:value-type="float">
            <text:p>20</text:p>
          </table:table-cell>
          <table:table-cell table:style-name="ce77" office:value-type="string" calcext:value-type="string">
            <text:p>GPIOA20 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216" office:value-type="string" calcext:value-type="string">
            <text:p>GPIOG6 </text:p>
          </table:table-cell>
          <table:table-cell table:style-name="ce218" office:value-type="float" office:value="28" calcext:value-type="float">
            <text:p>28</text:p>
          </table:table-cell>
          <table:table-cell table:style-name="ce218" office:value-type="float" office:value="86" calcext:value-type="float">
            <text:p>86</text:p>
          </table:table-cell>
          <table:table-cell table:style-name="ce218" office:value-type="float" office:value="198" calcext:value-type="float">
            <text:p>198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12"/>
          <table:table-cell table:style-name="ce38"/>
          <table:table-cell table:style-name="ce51" office:value-type="string" calcext:value-type="string">
            <text:p>T</text:p>
          </table:table-cell>
          <table:table-cell table:style-name="ce51" table:formula="of:=[.S20]+32" office:value-type="float" office:value="608" calcext:value-type="float">
            <text:p>608</text:p>
          </table:table-cell>
          <table:table-cell/>
          <table:table-cell table:style-name="ce100" table:formula="of:=[.V21]-[.V20]" office:value-type="float" office:value="1" calcext:value-type="float">
            <text:p>1</text:p>
          </table:table-cell>
          <table:table-cell table:style-name="ce218" office:value-type="float" office:value="19" calcext:value-type="float">
            <text:p>19</text:p>
          </table:table-cell>
          <table:table-cell table:number-columns-repeated="2" table:style-name="ce218" office:value-type="float" office:value="15" calcext:value-type="float">
            <text:p>15</text:p>
          </table:table-cell>
          <table:table-cell table:style-name="ce216" office:value-type="string" calcext:value-type="string">
            <text:p>GPIOA15</text:p>
          </table:table-cell>
          <table:table-cell table:style-name="ce216" office:value-type="string" calcext:value-type="string">
            <text:p>IN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21]" office:value-type="float" office:value="19" calcext:value-type="float">
            <text:p>19</text:p>
          </table:table-cell>
          <table:table-cell table:formula="of:=[.Y21]" office:value-type="string" office:string-value="GPIOA15" calcext:value-type="string">
            <text:p>GPIOA15</text:p>
          </table:table-cell>
          <table:table-cell table:number-columns-repeated="955"/>
        </table:table-row>
        <table:table-row table:style-name="ro1">
          <table:table-cell table:style-name="ce11"/>
          <table:table-cell table:style-name="ce183" office:value-type="string" calcext:value-type="string">
            <text:p>X</text:p>
          </table:table-cell>
          <table:table-cell table:style-name="ce183" table:number-columns-repeated="4"/>
          <table:table-cell table:style-name="ce186" office:value-type="string" calcext:value-type="string">
            <text:p>GND </text:p>
          </table:table-cell>
          <table:table-cell table:style-name="ce11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216" office:value-type="string" calcext:value-type="string">
            <text:p>GPIOG7 </text:p>
          </table:table-cell>
          <table:table-cell table:style-name="ce218" office:value-type="float" office:value="29" calcext:value-type="float">
            <text:p>29</text:p>
          </table:table-cell>
          <table:table-cell table:style-name="ce218" office:value-type="float" office:value="87" calcext:value-type="float">
            <text:p>87</text:p>
          </table:table-cell>
          <table:table-cell table:style-name="ce218" office:value-type="float" office:value="199" calcext:value-type="float">
            <text:p>199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12"/>
          <table:table-cell table:style-name="ce38"/>
          <table:table-cell table:style-name="ce51" office:value-type="string" calcext:value-type="string">
            <text:p>U</text:p>
          </table:table-cell>
          <table:table-cell table:style-name="ce51" table:formula="of:=[.S21]+32" office:value-type="float" office:value="640" calcext:value-type="float">
            <text:p>640</text:p>
          </table:table-cell>
          <table:table-cell/>
          <table:table-cell table:style-name="ce100" table:formula="of:=[.V22]-[.V21]" office:value-type="float" office:value="1" calcext:value-type="float">
            <text:p>1</text:p>
          </table:table-cell>
          <table:table-cell table:style-name="ce218" office:value-type="float" office:value="20" calcext:value-type="float">
            <text:p>20</text:p>
          </table:table-cell>
          <table:table-cell table:style-name="ce218" office:value-type="float" office:value="105" calcext:value-type="float">
            <text:p>105</text:p>
          </table:table-cell>
          <table:table-cell table:style-name="ce218" office:value-type="float" office:value="363" calcext:value-type="float">
            <text:p>363</text:p>
          </table:table-cell>
          <table:table-cell table:style-name="ce216" office:value-type="string" calcext:value-type="string">
            <text:p>GPIOL11</text:p>
          </table:table-cell>
          <table:table-cell table:style-name="ce216" office:value-type="string" calcext:value-type="string">
            <text:p>IN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22]" office:value-type="float" office:value="20" calcext:value-type="float">
            <text:p>20</text:p>
          </table:table-cell>
          <table:table-cell table:formula="of:=[.Y22]" office:value-type="string" office:string-value="GPIOL11" calcext:value-type="string">
            <text:p>GPIOL11</text:p>
          </table:table-cell>
          <table:table-cell table:number-columns-repeated="955"/>
        </table:table-row>
        <table:table-row table:style-name="ro1">
          <table:table-cell table:style-name="ce38" table:number-columns-repeated="6"/>
          <table:table-cell table:style-name="ce212"/>
          <table:table-cell table:style-name="ce38" table:number-columns-repeated="2"/>
          <table:table-cell table:number-columns-repeated="6"/>
          <table:table-cell table:style-name="ce38" table:number-columns-repeated="2"/>
          <table:table-cell table:style-name="ce51" office:value-type="string" calcext:value-type="string">
            <text:p>V</text:p>
          </table:table-cell>
          <table:table-cell table:style-name="ce51" table:formula="of:=[.S22]+32" office:value-type="float" office:value="672" calcext:value-type="float">
            <text:p>672</text:p>
          </table:table-cell>
          <table:table-cell/>
          <table:table-cell table:style-name="ce100" table:formula="of:=[.V23]-[.V22]" office:value-type="float" office:value="1" calcext:value-type="float">
            <text:p>1</text:p>
          </table:table-cell>
          <table:table-cell table:style-name="ce218" office:value-type="float" office:value="21" calcext:value-type="float">
            <text:p>21</text:p>
          </table:table-cell>
          <table:table-cell table:number-columns-repeated="2" table:style-name="ce218" office:value-type="float" office:value="7" calcext:value-type="float">
            <text:p>7</text:p>
          </table:table-cell>
          <table:table-cell table:style-name="ce216" office:value-type="string" calcext:value-type="string">
            <text:p>GPIOA7 </text:p>
          </table:table-cell>
          <table:table-cell table:style-name="ce216" office:value-type="string" calcext:value-type="string">
            <text:p>CON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23]" office:value-type="float" office:value="21" calcext:value-type="float">
            <text:p>21</text:p>
          </table:table-cell>
          <table:table-cell table:formula="of:=[.Y23]" office:value-type="string" office:string-value="GPIOA7 " calcext:value-type="string">
            <text:p>GPIOA7 </text:p>
          </table:table-cell>
          <table:table-cell table:number-columns-repeated="955"/>
        </table:table-row>
        <table:table-row table:style-name="ro1">
          <table:table-cell table:style-name="ce93" office:value-type="string" calcext:value-type="string" table:number-columns-spanned="8" table:number-rows-spanned="1">
            <text:p>DBG_UART (#2)</text:p>
          </table:table-cell>
          <table:covered-table-cell table:number-columns-repeated="5" table:style-name="ce15"/>
          <table:covered-table-cell table:style-name="ce213"/>
          <table:covered-table-cell table:style-name="ce29"/>
          <table:table-cell table:style-name="ce38"/>
          <table:table-cell table:style-name="ce46" office:value-type="string" calcext:value-type="string" table:number-columns-spanned="4" table:number-rows-spanned="1">
            <text:p>Registres PIO Soc H3 et N° Linux</text:p>
          </table:table-cell>
          <table:covered-table-cell table:number-columns-repeated="3"/>
          <table:table-cell table:style-name="ce10" office:value-type="string" calcext:value-type="string" table:number-columns-spanned="2" table:number-rows-spanned="1">
            <text:p>start</text:p>
          </table:table-cell>
          <table:covered-table-cell table:style-name="ce51"/>
          <table:table-cell/>
          <table:table-cell table:style-name="ce38"/>
          <table:table-cell table:style-name="ce51" office:value-type="string" calcext:value-type="string">
            <text:p>W</text:p>
          </table:table-cell>
          <table:table-cell table:style-name="ce51" table:formula="of:=[.S23]+32" office:value-type="float" office:value="704" calcext:value-type="float">
            <text:p>704</text:p>
          </table:table-cell>
          <table:table-cell/>
          <table:table-cell table:style-name="ce100" table:formula="of:=[.V24]-[.V23]" office:value-type="float" office:value="1" calcext:value-type="float">
            <text:p>1</text:p>
          </table:table-cell>
          <table:table-cell table:style-name="ce218" office:value-type="float" office:value="22" calcext:value-type="float">
            <text:p>22</text:p>
          </table:table-cell>
          <table:table-cell table:number-columns-repeated="2" table:style-name="ce218" office:value-type="float" office:value="8" calcext:value-type="float">
            <text:p>8</text:p>
          </table:table-cell>
          <table:table-cell table:style-name="ce216" office:value-type="string" calcext:value-type="string">
            <text:p>GPIOA8 </text:p>
          </table:table-cell>
          <table:table-cell table:style-name="ce216" office:value-type="string" calcext:value-type="string">
            <text:p>CON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24]" office:value-type="float" office:value="22" calcext:value-type="float">
            <text:p>22</text:p>
          </table:table-cell>
          <table:table-cell table:formula="of:=[.Y24]" office:value-type="string" office:string-value="GPIOA8 " calcext:value-type="string">
            <text:p>GPIOA8 </text:p>
          </table:table-cell>
          <table:table-cell table:number-columns-repeated="955"/>
        </table:table-row>
        <table:table-row table:style-name="ro1">
          <table:table-cell table:style-name="ce3"/>
          <table:table-cell table:style-name="ce11" table:number-columns-repeated="5"/>
          <table:table-cell table:style-name="ce19" office:value-type="string" calcext:value-type="string">
            <text:p>GND 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Base</text:p>
          </table:table-cell>
          <table:table-cell table:style-name="ce10" office:value-type="string" calcext:value-type="string">
            <text:p>PORT</text:p>
          </table:table-cell>
          <table:table-cell table:style-name="ce10" office:value-type="string" calcext:value-type="string">
            <text:p>size</text:p>
          </table:table-cell>
          <table:table-cell table:style-name="ce18" office:value-type="string" calcext:value-type="string">
            <text:p>@</text:p>
          </table:table-cell>
          <table:table-cell table:style-name="ce10" office:value-type="string" calcext:value-type="string">
            <text:p>H3</text:p>
          </table:table-cell>
          <table:table-cell table:style-name="ce41" office:value-type="string" calcext:value-type="string">
            <text:p>Linux</text:p>
          </table:table-cell>
          <table:table-cell/>
          <table:table-cell table:style-name="ce38"/>
          <table:table-cell table:style-name="ce51" office:value-type="string" calcext:value-type="string">
            <text:p>X</text:p>
          </table:table-cell>
          <table:table-cell table:style-name="ce51" table:formula="of:=[.S24]+32" office:value-type="float" office:value="736" calcext:value-type="float">
            <text:p>736</text:p>
          </table:table-cell>
          <table:table-cell/>
          <table:table-cell table:style-name="ce100" table:formula="of:=[.V25]-[.V24]" office:value-type="float" office:value="1" calcext:value-type="float">
            <text:p>1</text:p>
          </table:table-cell>
          <table:table-cell table:style-name="ce218" office:value-type="float" office:value="23" calcext:value-type="float">
            <text:p>23</text:p>
          </table:table-cell>
          <table:table-cell table:number-columns-repeated="2" table:style-name="ce218" office:value-type="float" office:value="9" calcext:value-type="float">
            <text:p>9</text:p>
          </table:table-cell>
          <table:table-cell table:style-name="ce216" office:value-type="string" calcext:value-type="string">
            <text:p>GPIOA9 </text:p>
          </table:table-cell>
          <table:table-cell table:style-name="ce216" office:value-type="string" calcext:value-type="string">
            <text:p>CON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25]" office:value-type="float" office:value="23" calcext:value-type="float">
            <text:p>23</text:p>
          </table:table-cell>
          <table:table-cell table:formula="of:=[.Y25]" office:value-type="string" office:string-value="GPIOA9 " calcext:value-type="string">
            <text:p>GPIOA9 </text:p>
          </table:table-cell>
          <table:table-cell table:number-columns-repeated="955"/>
        </table:table-row>
        <table:table-row table:style-name="ro1">
          <table:table-cell table:style-name="ce4"/>
          <table:table-cell table:style-name="ce12" table:number-columns-repeated="2"/>
          <table:table-cell table:style-name="ce12" office:value-type="float" office:value="18" calcext:value-type="float">
            <text:p>18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211" office:value-type="string" calcext:value-type="string">
            <text:p>GPIOA5</text:p>
          </table:table-cell>
          <table:table-cell table:style-name="ce31" office:value-type="float" office:value="2" calcext:value-type="float">
            <text:p>2</text:p>
          </table:table-cell>
          <table:table-cell/>
          <table:table-cell table:style-name="ce47" office:value-type="string" calcext:value-type="string" table:number-columns-spanned="1" table:number-rows-spanned="7">
            <text:p>0x01C20800</text:p>
          </table:table-cell>
          <table:table-cell table:style-name="ce140" office:value-type="string" calcext:value-type="string">
            <text:p>A</text:p>
          </table:table-cell>
          <table:table-cell table:style-name="ce50" office:value-type="float" office:value="22" calcext:value-type="float">
            <text:p>2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/>
          <table:table-cell table:style-name="ce38"/>
          <table:table-cell table:style-name="ce51" office:value-type="string" calcext:value-type="string">
            <text:p>Y</text:p>
          </table:table-cell>
          <table:table-cell table:style-name="ce51" table:formula="of:=[.S25]+32" office:value-type="float" office:value="768" calcext:value-type="float">
            <text:p>768</text:p>
          </table:table-cell>
          <table:table-cell/>
          <table:table-cell table:style-name="ce100" table:formula="of:=[.V26]-[.V25]" office:value-type="float" office:value="1" calcext:value-type="float">
            <text:p>1</text:p>
          </table:table-cell>
          <table:table-cell table:style-name="ce218" office:value-type="float" office:value="24" calcext:value-type="float">
            <text:p>24</text:p>
          </table:table-cell>
          <table:table-cell table:number-columns-repeated="2" table:style-name="ce218" office:value-type="float" office:value="10" calcext:value-type="float">
            <text:p>10</text:p>
          </table:table-cell>
          <table:table-cell table:style-name="ce216" office:value-type="string" calcext:value-type="string">
            <text:p>GPIOA10</text:p>
          </table:table-cell>
          <table:table-cell table:style-name="ce216" office:value-type="string" calcext:value-type="string">
            <text:p>CON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26]" office:value-type="float" office:value="24" calcext:value-type="float">
            <text:p>24</text:p>
          </table:table-cell>
          <table:table-cell table:formula="of:=[.Y26]" office:value-type="string" office:string-value="GPIOA10" calcext:value-type="string">
            <text:p>GPIOA10</text:p>
          </table:table-cell>
          <table:table-cell table:number-columns-repeated="955"/>
        </table:table-row>
        <table:table-row table:style-name="ro1">
          <table:table-cell table:style-name="ce7"/>
          <table:table-cell table:style-name="ce16" table:number-columns-repeated="2"/>
          <table:table-cell table:style-name="ce16" office:value-type="float" office:value="17" calcext:value-type="float">
            <text:p>17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211" office:value-type="string" calcext:value-type="string">
            <text:p>GPIOA4</text:p>
          </table:table-cell>
          <table:table-cell table:style-name="ce32" office:value-type="float" office:value="3" calcext:value-type="float">
            <text:p>3</text:p>
          </table:table-cell>
          <table:table-cell/>
          <table:covered-table-cell table:style-name="ce140"/>
          <table:table-cell table:style-name="ce140" office:value-type="string" calcext:value-type="string">
            <text:p>B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DEC2HEX(HEX2DEC([.M26])+36;2)" office:value-type="string" office:string-value="24" calcext:value-type="string">
            <text:p>24</text:p>
          </table:table-cell>
          <table:table-cell table:style-name="ce19" office:value-type="float" office:value="22" calcext:value-type="float">
            <text:p>22</text:p>
          </table:table-cell>
          <table:table-cell table:style-name="ce19" table:formula="of:=[.O26]+32" office:value-type="float" office:value="32" calcext:value-type="float">
            <text:p>32</text:p>
          </table:table-cell>
          <table:table-cell/>
          <table:table-cell table:style-name="ce38"/>
          <table:table-cell table:style-name="ce51" office:value-type="string" calcext:value-type="string">
            <text:p>Z</text:p>
          </table:table-cell>
          <table:table-cell table:style-name="ce51" table:formula="of:=[.S26]+32" office:value-type="float" office:value="800" calcext:value-type="float">
            <text:p>800</text:p>
          </table:table-cell>
          <table:table-cell/>
          <table:table-cell table:style-name="ce100" table:formula="of:=[.V27]-[.V26]" office:value-type="float" office:value="1" calcext:value-type="float">
            <text:p>1</text:p>
          </table:table-cell>
          <table:table-cell table:style-name="ce218" office:value-type="float" office:value="25" calcext:value-type="float">
            <text:p>25</text:p>
          </table:table-cell>
          <table:table-cell table:number-columns-repeated="2" table:style-name="ce218" office:value-type="float" office:value="20" calcext:value-type="float">
            <text:p>20</text:p>
          </table:table-cell>
          <table:table-cell table:style-name="ce216" office:value-type="string" calcext:value-type="string">
            <text:p>GPIOA20 </text:p>
          </table:table-cell>
          <table:table-cell table:style-name="ce216" office:value-type="string" calcext:value-type="string">
            <text:p>CON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27]" office:value-type="float" office:value="25" calcext:value-type="float">
            <text:p>25</text:p>
          </table:table-cell>
          <table:table-cell table:formula="of:=[.Y27]" office:value-type="string" office:string-value="GPIOA20 " calcext:value-type="string">
            <text:p>GPIOA20 </text:p>
          </table:table-cell>
          <table:table-cell table:number-columns-repeated="955"/>
        </table:table-row>
        <table:table-row table:style-name="ro1">
          <table:table-cell table:style-name="ce93" office:value-type="string" calcext:value-type="string" table:number-columns-spanned="8" table:number-rows-spanned="1">
            <text:p>INNER (#3)</text:p>
          </table:table-cell>
          <table:covered-table-cell table:number-columns-repeated="5" table:style-name="ce15"/>
          <table:covered-table-cell table:style-name="ce213"/>
          <table:covered-table-cell table:style-name="ce29"/>
          <table:table-cell/>
          <table:covered-table-cell table:style-name="ce140"/>
          <table:table-cell table:style-name="ce140" office:value-type="string" calcext:value-type="string">
            <text:p>C</text:p>
          </table:table-cell>
          <table:table-cell table:style-name="ce50" office:value-type="float" office:value="17" calcext:value-type="float">
            <text:p>17</text:p>
          </table:table-cell>
          <table:table-cell table:style-name="ce50" table:formula="of:=DEC2HEX(HEX2DEC([.M27])+36;2)" office:value-type="string" office:string-value="48" calcext:value-type="string">
            <text:p>48</text:p>
          </table:table-cell>
          <table:table-cell table:style-name="ce50" table:formula="of:=[.N26]+[.L26]" office:value-type="float" office:value="22" calcext:value-type="float">
            <text:p>22</text:p>
          </table:table-cell>
          <table:table-cell table:style-name="ce50" table:formula="of:=[.O27]+32" office:value-type="float" office:value="64" calcext:value-type="float">
            <text:p>64</text:p>
          </table:table-cell>
          <table:table-cell/>
          <table:table-cell table:style-name="ce38"/>
          <table:table-cell table:number-columns-repeated="3"/>
          <table:table-cell table:style-name="ce100" table:formula="of:=[.V28]-[.V27]" office:value-type="float" office:value="1" calcext:value-type="float">
            <text:p>1</text:p>
          </table:table-cell>
          <table:table-cell table:style-name="ce218" office:value-type="float" office:value="26" calcext:value-type="float">
            <text:p>26</text:p>
          </table:table-cell>
          <table:table-cell table:style-name="ce218" office:value-type="float" office:value="88" calcext:value-type="float">
            <text:p>88</text:p>
          </table:table-cell>
          <table:table-cell table:style-name="ce218" office:value-type="float" office:value="200" calcext:value-type="float">
            <text:p>200</text:p>
          </table:table-cell>
          <table:table-cell table:style-name="ce216" office:value-type="string" calcext:value-type="string">
            <text:p>GPIOG8 </text:p>
          </table:table-cell>
          <table:table-cell table:style-name="ce216" office:value-type="string" calcext:value-type="string">
            <text:p>CON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28]" office:value-type="float" office:value="26" calcext:value-type="float">
            <text:p>26</text:p>
          </table:table-cell>
          <table:table-cell table:formula="of:=[.Y28]" office:value-type="string" office:string-value="GPIOG8 " calcext:value-type="string">
            <text:p>GPIOG8 </text:p>
          </table:table-cell>
          <table:table-cell table:number-columns-repeated="955"/>
        </table:table-row>
        <table:table-row table:style-name="ro1">
          <table:table-cell table:style-name="ce205"/>
          <table:table-cell table:style-name="ce63" table:number-columns-repeated="2"/>
          <table:table-cell table:style-name="ce63" office:value-type="float" office:value="19" calcext:value-type="float">
            <text:p>19</text:p>
          </table:table-cell>
          <table:table-cell table:number-columns-repeated="2" table:style-name="ce63" office:value-type="float" office:value="15" calcext:value-type="float">
            <text:p>15</text:p>
          </table:table-cell>
          <table:table-cell table:style-name="ce211" office:value-type="string" calcext:value-type="string">
            <text:p>GPIOA15</text:p>
          </table:table-cell>
          <table:table-cell table:style-name="ce33" office:value-type="float" office:value="1" calcext:value-type="float">
            <text:p>1</text:p>
          </table:table-cell>
          <table:table-cell/>
          <table:covered-table-cell table:style-name="ce140"/>
          <table:table-cell table:style-name="ce140" office:value-type="string" calcext:value-type="string">
            <text:p>D</text:p>
          </table:table-cell>
          <table:table-cell table:style-name="ce50" office:value-type="float" office:value="18" calcext:value-type="float">
            <text:p>18</text:p>
          </table:table-cell>
          <table:table-cell table:style-name="ce50" table:formula="of:=DEC2HEX(HEX2DEC([.M28])+36;2)" office:value-type="string" office:string-value="6C" calcext:value-type="string">
            <text:p>6C</text:p>
          </table:table-cell>
          <table:table-cell table:style-name="ce50" table:formula="of:=[.N28]+[.L28]" office:value-type="float" office:value="39" calcext:value-type="float">
            <text:p>39</text:p>
          </table:table-cell>
          <table:table-cell table:style-name="ce50" table:formula="of:=[.O28]+32" office:value-type="float" office:value="96" calcext:value-type="float">
            <text:p>96</text:p>
          </table:table-cell>
          <table:table-cell/>
          <table:table-cell table:style-name="ce38"/>
          <table:table-cell table:number-columns-repeated="3"/>
          <table:table-cell table:style-name="ce100" table:formula="of:=[.V29]-[.V28]" office:value-type="float" office:value="1" calcext:value-type="float">
            <text:p>1</text:p>
          </table:table-cell>
          <table:table-cell table:style-name="ce218" office:value-type="float" office:value="27" calcext:value-type="float">
            <text:p>27</text:p>
          </table:table-cell>
          <table:table-cell table:style-name="ce218" office:value-type="float" office:value="89" calcext:value-type="float">
            <text:p>89</text:p>
          </table:table-cell>
          <table:table-cell table:style-name="ce218" office:value-type="float" office:value="201" calcext:value-type="float">
            <text:p>201</text:p>
          </table:table-cell>
          <table:table-cell table:style-name="ce216" office:value-type="string" calcext:value-type="string">
            <text:p>GPIOG9 </text:p>
          </table:table-cell>
          <table:table-cell table:style-name="ce216" office:value-type="string" calcext:value-type="string">
            <text:p>CON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29]" office:value-type="float" office:value="27" calcext:value-type="float">
            <text:p>27</text:p>
          </table:table-cell>
          <table:table-cell table:formula="of:=[.Y29]" office:value-type="string" office:string-value="GPIOG9 " calcext:value-type="string">
            <text:p>GPIOG9 </text:p>
          </table:table-cell>
          <table:table-cell table:number-columns-repeated="955"/>
        </table:table-row>
        <table:table-row table:style-name="ro1">
          <table:table-cell table:style-name="ce4"/>
          <table:table-cell table:style-name="ce12" table:number-columns-repeated="2"/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362" calcext:value-type="float">
            <text:p>362</text:p>
          </table:table-cell>
          <table:table-cell table:style-name="ce211" office:value-type="string" calcext:value-type="string">
            <text:p>GPIOL10</text:p>
          </table:table-cell>
          <table:table-cell table:style-name="ce33" office:value-type="float" office:value="2" calcext:value-type="float">
            <text:p>2</text:p>
          </table:table-cell>
          <table:table-cell/>
          <table:covered-table-cell table:style-name="ce140"/>
          <table:table-cell table:style-name="ce140" office:value-type="string" calcext:value-type="string">
            <text:p>E</text:p>
          </table:table-cell>
          <table:table-cell table:style-name="ce50" office:value-type="float" office:value="16" calcext:value-type="float">
            <text:p>16</text:p>
          </table:table-cell>
          <table:table-cell table:style-name="ce50" table:formula="of:=DEC2HEX(HEX2DEC([.M29])+36;2)" office:value-type="string" office:string-value="90" calcext:value-type="string">
            <text:p>90</text:p>
          </table:table-cell>
          <table:table-cell table:style-name="ce50" table:formula="of:=[.N29]+[.L29]" office:value-type="float" office:value="57" calcext:value-type="float">
            <text:p>57</text:p>
          </table:table-cell>
          <table:table-cell table:style-name="ce50" table:formula="of:=[.O29]+32" office:value-type="float" office:value="128" calcext:value-type="float">
            <text:p>128</text:p>
          </table:table-cell>
          <table:table-cell/>
          <table:table-cell table:style-name="ce38"/>
          <table:table-cell table:number-columns-repeated="3"/>
          <table:table-cell table:style-name="ce100" table:formula="of:=[.V30]-[.V29]" office:value-type="float" office:value="1" calcext:value-type="float">
            <text:p>1</text:p>
          </table:table-cell>
          <table:table-cell table:style-name="ce218" office:value-type="float" office:value="28" calcext:value-type="float">
            <text:p>28</text:p>
          </table:table-cell>
          <table:table-cell table:style-name="ce218" office:value-type="float" office:value="86" calcext:value-type="float">
            <text:p>86</text:p>
          </table:table-cell>
          <table:table-cell table:style-name="ce218" office:value-type="float" office:value="198" calcext:value-type="float">
            <text:p>198</text:p>
          </table:table-cell>
          <table:table-cell table:style-name="ce216" office:value-type="string" calcext:value-type="string">
            <text:p>GPIOG6 </text:p>
          </table:table-cell>
          <table:table-cell table:style-name="ce216" office:value-type="string" calcext:value-type="string">
            <text:p>CON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30]" office:value-type="float" office:value="28" calcext:value-type="float">
            <text:p>28</text:p>
          </table:table-cell>
          <table:table-cell table:formula="of:=[.Y30]" office:value-type="string" office:string-value="GPIOG6 " calcext:value-type="string">
            <text:p>GPIOG6 </text:p>
          </table:table-cell>
          <table:table-cell table:number-columns-repeated="955"/>
        </table:table-row>
        <table:table-row table:style-name="ro1">
          <table:table-cell table:style-name="ce4"/>
          <table:table-cell table:style-name="ce12" table:number-columns-repeated="2"/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355" calcext:value-type="float">
            <text:p>355</text:p>
          </table:table-cell>
          <table:table-cell table:style-name="ce211" office:value-type="string" calcext:value-type="string">
            <text:p>GPIOL3</text:p>
          </table:table-cell>
          <table:table-cell table:style-name="ce33" office:value-type="float" office:value="3" calcext:value-type="float">
            <text:p>3</text:p>
          </table:table-cell>
          <table:table-cell table:style-name="ce39"/>
          <table:covered-table-cell table:style-name="ce140"/>
          <table:table-cell table:style-name="ce140" office:value-type="string" calcext:value-type="string">
            <text:p>F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formula="of:=DEC2HEX(HEX2DEC([.M30])+36;2)" office:value-type="string" office:string-value="B4" calcext:value-type="string">
            <text:p>B4</text:p>
          </table:table-cell>
          <table:table-cell table:style-name="ce50" table:formula="of:=[.N30]+[.L30]" office:value-type="float" office:value="73" calcext:value-type="float">
            <text:p>73</text:p>
          </table:table-cell>
          <table:table-cell table:style-name="ce50" table:formula="of:=[.O30]+32" office:value-type="float" office:value="160" calcext:value-type="float">
            <text:p>160</text:p>
          </table:table-cell>
          <table:table-cell table:number-columns-repeated="5"/>
          <table:table-cell table:style-name="ce100" table:formula="of:=[.V31]-[.V30]" office:value-type="float" office:value="1" calcext:value-type="float">
            <text:p>1</text:p>
          </table:table-cell>
          <table:table-cell table:style-name="ce218" office:value-type="float" office:value="29" calcext:value-type="float">
            <text:p>29</text:p>
          </table:table-cell>
          <table:table-cell table:style-name="ce218" office:value-type="float" office:value="87" calcext:value-type="float">
            <text:p>87</text:p>
          </table:table-cell>
          <table:table-cell table:style-name="ce218" office:value-type="float" office:value="199" calcext:value-type="float">
            <text:p>199</text:p>
          </table:table-cell>
          <table:table-cell table:style-name="ce216" office:value-type="string" calcext:value-type="string">
            <text:p>GPIOG7 </text:p>
          </table:table-cell>
          <table:table-cell table:style-name="ce216" office:value-type="string" calcext:value-type="string">
            <text:p>CON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31]" office:value-type="float" office:value="29" calcext:value-type="float">
            <text:p>29</text:p>
          </table:table-cell>
          <table:table-cell table:formula="of:=[.Y31]" office:value-type="string" office:string-value="GPIOG7 " calcext:value-type="string">
            <text:p>GPIOG7 </text:p>
          </table:table-cell>
          <table:table-cell table:number-columns-repeated="955"/>
        </table:table-row>
        <table:table-row table:style-name="ro1">
          <table:table-cell table:style-name="ce7"/>
          <table:table-cell table:style-name="ce16" table:number-columns-repeated="2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363" calcext:value-type="float">
            <text:p>363</text:p>
          </table:table-cell>
          <table:table-cell table:style-name="ce211" office:value-type="string" calcext:value-type="string">
            <text:p>GPIOL11</text:p>
          </table:table-cell>
          <table:table-cell table:style-name="ce34" office:value-type="float" office:value="4" calcext:value-type="float">
            <text:p>4</text:p>
          </table:table-cell>
          <table:table-cell table:style-name="ce39"/>
          <table:covered-table-cell table:style-name="ce140"/>
          <table:table-cell table:style-name="ce140" office:value-type="string" calcext:value-type="string">
            <text:p>G</text:p>
          </table:table-cell>
          <table:table-cell table:style-name="ce50" office:value-type="float" office:value="14" calcext:value-type="float">
            <text:p>14</text:p>
          </table:table-cell>
          <table:table-cell table:style-name="ce50" table:formula="of:=DEC2HEX(HEX2DEC([.M31])+36;2)" office:value-type="string" office:string-value="D8" calcext:value-type="string">
            <text:p>D8</text:p>
          </table:table-cell>
          <table:table-cell table:style-name="ce50" table:formula="of:=[.N31]+[.L31]" office:value-type="float" office:value="80" calcext:value-type="float">
            <text:p>80</text:p>
          </table:table-cell>
          <table:table-cell table:style-name="ce50" table:formula="of:=[.O31]+32" office:value-type="float" office:value="192" calcext:value-type="float">
            <text:p>192</text:p>
          </table:table-cell>
          <table:table-cell/>
          <table:table-cell table:style-name="Default"/>
          <table:table-cell table:number-columns-repeated="3"/>
          <table:table-cell table:style-name="ce100" table:formula="of:=[.V32]-[.V31]" office:value-type="float" office:value="1" calcext:value-type="float">
            <text:p>1</text:p>
          </table:table-cell>
          <table:table-cell table:style-name="ce218" office:value-type="float" office:value="30" calcext:value-type="float">
            <text:p>30</text:p>
          </table:table-cell>
          <table:table-cell table:number-columns-repeated="2" table:style-name="ce218" office:value-type="float" office:value="19" calcext:value-type="float">
            <text:p>19</text:p>
          </table:table-cell>
          <table:table-cell table:style-name="ce216" office:value-type="string" calcext:value-type="string">
            <text:p>GPIOA19 </text:p>
          </table:table-cell>
          <table:table-cell table:style-name="ce216" office:value-type="string" calcext:value-type="string">
            <text:p>CON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32]" office:value-type="float" office:value="30" calcext:value-type="float">
            <text:p>30</text:p>
          </table:table-cell>
          <table:table-cell table:formula="of:=[.Y32]" office:value-type="string" office:string-value="GPIOA19 " calcext:value-type="string">
            <text:p>GPIOA19 </text:p>
          </table:table-cell>
          <table:table-cell table:number-columns-repeated="955"/>
        </table:table-row>
        <table:table-row table:style-name="ro1">
          <table:table-cell table:number-columns-repeated="7"/>
          <table:table-cell table:style-name="Default"/>
          <table:table-cell table:style-name="ce38"/>
          <table:table-cell table:style-name="ce140" office:value-type="string" calcext:value-type="string">
            <text:p><text:s/>0x01F02C00</text:p>
          </table:table-cell>
          <table:table-cell table:style-name="ce140" office:value-type="string" calcext:value-type="string">
            <text:p>L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[.N32]+[.L32]" office:value-type="float" office:value="94" calcext:value-type="float">
            <text:p>94</text:p>
          </table:table-cell>
          <table:table-cell table:style-name="ce50" office:value-type="float" office:value="352" calcext:value-type="float">
            <text:p>352</text:p>
          </table:table-cell>
          <table:table-cell/>
          <table:table-cell table:style-name="Default"/>
          <table:table-cell table:number-columns-repeated="3"/>
          <table:table-cell table:style-name="ce100" table:formula="of:=[.V33]-[.V32]" office:value-type="float" office:value="1" calcext:value-type="float">
            <text:p>1</text:p>
          </table:table-cell>
          <table:table-cell table:style-name="ce218" office:value-type="float" office:value="31" calcext:value-type="float">
            <text:p>31</text:p>
          </table:table-cell>
          <table:table-cell table:number-columns-repeated="2" table:style-name="ce218" office:value-type="float" office:value="18" calcext:value-type="float">
            <text:p>18</text:p>
          </table:table-cell>
          <table:table-cell table:style-name="ce216" office:value-type="string" calcext:value-type="string">
            <text:p>GPIOA18 </text:p>
          </table:table-cell>
          <table:table-cell table:style-name="ce216" office:value-type="string" calcext:value-type="string">
            <text:p>CON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33]" office:value-type="float" office:value="31" calcext:value-type="float">
            <text:p>31</text:p>
          </table:table-cell>
          <table:table-cell table:formula="of:=[.Y33]" office:value-type="string" office:string-value="GPIOA18 " calcext:value-type="string">
            <text:p>GPIOA18 </text:p>
          </table:table-cell>
          <table:table-cell table:number-columns-repeated="955"/>
        </table:table-row>
        <table:table-row table:style-name="ro1">
          <table:table-cell table:number-columns-repeated="8"/>
          <table:table-cell table:style-name="ce38"/>
          <table:table-cell table:number-columns-repeated="7"/>
          <table:table-cell table:style-name="Default"/>
          <table:table-cell table:number-columns-repeated="3"/>
          <table:table-cell table:style-name="ce100" table:formula="of:=[.V34]-[.V33]" office:value-type="float" office:value="1" calcext:value-type="float">
            <text:p>1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04" calcext:value-type="float">
            <text:p>104</text:p>
          </table:table-cell>
          <table:table-cell table:style-name="ce218" office:value-type="float" office:value="362" calcext:value-type="float">
            <text:p>362</text:p>
          </table:table-cell>
          <table:table-cell table:style-name="ce216" office:value-type="string" calcext:value-type="string">
            <text:p>GPIOL10</text:p>
          </table:table-cell>
          <table:table-cell table:style-name="ce216" office:value-type="string" calcext:value-type="string">
            <text:p>IN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34]" office:value-type="float" office:value="32" calcext:value-type="float">
            <text:p>32</text:p>
          </table:table-cell>
          <table:table-cell table:formula="of:=[.Y34]" office:value-type="string" office:string-value="GPIOL10" calcext:value-type="string">
            <text:p>GPIOL10</text:p>
          </table:table-cell>
          <table:table-cell table:number-columns-repeated="955"/>
        </table:table-row>
        <table:table-row table:style-name="ro1">
          <table:table-cell table:number-columns-repeated="8"/>
          <table:table-cell table:style-name="ce38"/>
          <table:table-cell table:number-columns-repeated="7"/>
          <table:table-cell table:style-name="Default"/>
          <table:table-cell table:number-columns-repeated="3"/>
          <table:table-cell table:style-name="ce100" table:formula="of:=[.V35]-[.V34]" office:value-type="float" office:value="1" calcext:value-type="float">
            <text:p>1</text:p>
          </table:table-cell>
          <table:table-cell table:style-name="ce218" office:value-type="float" office:value="33" calcext:value-type="float">
            <text:p>33</text:p>
          </table:table-cell>
          <table:table-cell table:style-name="ce218" office:value-type="float" office:value="97" calcext:value-type="float">
            <text:p>97</text:p>
          </table:table-cell>
          <table:table-cell table:style-name="ce218" office:value-type="float" office:value="355" calcext:value-type="float">
            <text:p>355</text:p>
          </table:table-cell>
          <table:table-cell table:style-name="ce216" office:value-type="string" calcext:value-type="string">
            <text:p>GPIOL3</text:p>
          </table:table-cell>
          <table:table-cell table:style-name="ce216" office:value-type="string" calcext:value-type="string">
            <text:p>IN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gpio</text:p>
          </table:table-cell>
          <table:table-cell office:value-type="string" calcext:value-type="string">
            <text:p>orangepione</text:p>
          </table:table-cell>
          <table:table-cell table:formula="of:=[.V35]" office:value-type="float" office:value="33" calcext:value-type="float">
            <text:p>33</text:p>
          </table:table-cell>
          <table:table-cell table:formula="of:=[.Y35]" office:value-type="string" office:string-value="GPIOL3" calcext:value-type="string">
            <text:p>GPIOL3</text:p>
          </table:table-cell>
          <table:table-cell table:number-columns-repeated="955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97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58"/>
          <table:table-cell table:number-columns-repeated="972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980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8"/>
          <table:table-cell table:style-name="ce58" table:number-columns-repeated="971"/>
        </table:table-row>
        <table:table-row table:style-name="ro1" table:number-rows-repeated="17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979"/>
        </table:table-row>
        <table:table-row table:style-name="ro1" table:number-rows-repeated="13">
          <table:table-cell table:number-columns-repeated="8"/>
          <table:table-cell table:style-name="Default"/>
          <table:table-cell table:number-columns-repeated="979"/>
        </table:table-row>
        <table:table-row table:style-name="ro1" table:number-rows-repeated="1048492">
          <table:table-cell table:number-columns-repeated="988"/>
        </table:table-row>
        <table:table-row table:style-name="ro1">
          <table:table-cell table:number-columns-repeated="988"/>
        </table:table-row>
      </table:table>
      <table:table table:name="orangepizero" table:style-name="ta1" table:print-ranges="orangepizero.A1:orangepizero.M46">
        <office:forms form:automatic-focus="false" form:apply-design-mode="false"/>
        <table:table-column table:style-name="co2" table:number-columns-repeated="3" table:default-cell-style-name="Default"/>
        <table:table-column table:style-name="co3" table:default-cell-style-name="ce79"/>
        <table:table-column table:style-name="co4" table:default-cell-style-name="ce100"/>
        <table:table-column table:style-name="co5" table:default-cell-style-name="ce100"/>
        <table:table-column table:style-name="co6" table:default-cell-style-name="Default"/>
        <table:table-column table:style-name="co2" table:number-columns-repeated="3" table:default-cell-style-name="Default"/>
        <table:table-column table:style-name="co1" table:number-columns-repeated="3" table:default-cell-style-name="Default"/>
        <table:table-column table:style-name="co25" table:default-cell-style-name="ce58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12" table:number-columns-repeated="955" table:default-cell-style-name="Default"/>
        <table:table-row table:style-name="ro1">
          <table:table-cell table:style-name="ce204" office:value-type="string" calcext:value-type="string" table:number-columns-spanned="10" table:number-rows-spanned="1">
            <text:p>CON4 (#1)</text:p>
          </table:table-cell>
          <table:covered-table-cell table:number-columns-repeated="2" table:style-name="ce208"/>
          <table:covered-table-cell table:style-name="ce209"/>
          <table:covered-table-cell table:style-name="ce206"/>
          <table:covered-table-cell table:style-name="ce208"/>
          <table:covered-table-cell table:style-name="ce214"/>
          <table:covered-table-cell table:number-columns-repeated="3" table:style-name="ce208"/>
          <table:table-cell table:style-name="ce59" table:number-columns-repeated="4"/>
          <table:table-cell table:style-name="ce41" office:value-type="string" calcext:value-type="string">
            <text:p>Port</text:p>
          </table:table-cell>
          <table:table-cell table:style-name="ce41" office:value-type="string" calcext:value-type="string">
            <text:p>@</text:p>
          </table:table-cell>
          <table:table-cell table:style-name="ce62"/>
          <table:table-cell table:style-name="ce100"/>
          <table:table-cell table:style-name="ce10" office:value-type="string" calcext:value-type="string">
            <text:p>Logic</text:p>
          </table:table-cell>
          <table:table-cell table:style-name="ce221" office:value-type="string" calcext:value-type="string">
            <text:p>Name </text:p>
          </table:table-cell>
          <table:table-cell table:style-name="ce140" office:value-type="string" calcext:value-type="string">
            <text:p>CON</text:p>
          </table:table-cell>
          <table:table-cell/>
          <table:table-cell table:style-name="ce62" table:number-columns-repeated="955"/>
        </table:table-row>
        <table:table-row table:style-name="ro1"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59" table:number-columns-repeated="4"/>
          <table:table-cell table:style-name="ce51" office:value-type="string" calcext:value-type="string">
            <text:p>A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/>
          <table:table-cell table:style-name="ce218" office:value-type="float" office:value="0" calcext:value-type="float">
            <text:p>0</text:p>
          </table:table-cell>
          <table:table-cell table:style-name="ce216" office:value-type="string" calcext:value-type="string">
            <text:p>GPIOA1 </text:p>
          </table:table-cell>
          <table:table-cell table:style-name="ce216"/>
          <table:table-cell/>
          <table:table-cell table:style-name="ce62" table:number-columns-repeated="955"/>
        </table:table-row>
        <table:table-row table:style-name="ro1">
          <table:table-cell table:style-name="ce183" table:number-columns-repeated="3"/>
          <table:table-cell table:style-name="ce186" office:value-type="string" calcext:value-type="string">
            <text:p>3.3V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15" office:value-type="string" calcext:value-type="string">
            <text:p>5V </text:p>
          </table:table-cell>
          <table:table-cell table:style-name="ce11" table:number-columns-repeated="3"/>
          <table:table-cell table:style-name="ce38" table:number-columns-repeated="4"/>
          <table:table-cell table:style-name="ce51" office:value-type="string" calcext:value-type="string">
            <text:p>B</text:p>
          </table:table-cell>
          <table:table-cell table:style-name="ce51" table:formula="of:=[.P2]+32" office:value-type="float" office:value="32" calcext:value-type="float">
            <text:p>32</text:p>
          </table:table-cell>
          <table:table-cell/>
          <table:table-cell table:style-name="ce100" table:formula="of:=[.S3]-[.S2]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 table:style-name="ce216" office:value-type="string" calcext:value-type="string">
            <text:p>GPIOA7</text:p>
          </table:table-cell>
          <table:table-cell table:style-name="ce216"/>
          <table:table-cell table:number-columns-repeated="956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72" table:number-columns-repeated="2"/>
          <table:table-cell table:style-name="ce211" office:value-type="string" calcext:value-type="string">
            <text:p>GPIOA12</text:p>
          </table:table-cell>
          <table:table-cell table:style-name="ce12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15" office:value-type="string" calcext:value-type="string">
            <text:p>5V </text:p>
          </table:table-cell>
          <table:table-cell table:style-name="ce11" table:number-columns-repeated="3"/>
          <table:table-cell table:style-name="ce38" table:number-columns-repeated="4"/>
          <table:table-cell table:style-name="ce51" office:value-type="string" calcext:value-type="string">
            <text:p>C</text:p>
          </table:table-cell>
          <table:table-cell table:style-name="ce51" table:formula="of:=[.P3]+32" office:value-type="float" office:value="64" calcext:value-type="float">
            <text:p>64</text:p>
          </table:table-cell>
          <table:table-cell/>
          <table:table-cell table:style-name="ce100" table:formula="of:=[.S4]-[.S3]" office:value-type="float" office:value="1" calcext:value-type="float">
            <text:p>1</text:p>
          </table:table-cell>
          <table:table-cell table:style-name="ce218" office:value-type="float" office:value="2" calcext:value-type="float">
            <text:p>2</text:p>
          </table:table-cell>
          <table:table-cell table:style-name="ce216" office:value-type="string" calcext:value-type="string">
            <text:p>GPIOA0 </text:p>
          </table:table-cell>
          <table:table-cell table:style-name="ce216"/>
          <table:table-cell table:number-columns-repeated="956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72" table:number-columns-repeated="2"/>
          <table:table-cell table:style-name="ce211" office:value-type="string" calcext:value-type="string">
            <text:p>GPIOA11</text:p>
          </table:table-cell>
          <table:table-cell table:style-name="ce12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215" office:value-type="string" calcext:value-type="string">
            <text:p>GND </text:p>
          </table:table-cell>
          <table:table-cell table:style-name="ce11" table:number-columns-repeated="3"/>
          <table:table-cell table:style-name="ce38" table:number-columns-repeated="4"/>
          <table:table-cell table:style-name="ce51" office:value-type="string" calcext:value-type="string">
            <text:p>D</text:p>
          </table:table-cell>
          <table:table-cell table:style-name="ce51" table:formula="of:=[.P4]+32" office:value-type="float" office:value="96" calcext:value-type="float">
            <text:p>96</text:p>
          </table:table-cell>
          <table:table-cell/>
          <table:table-cell table:style-name="ce100" table:formula="of:=[.S5]-[.S4]" office:value-type="float" office:value="1" calcext:value-type="float">
            <text:p>1</text:p>
          </table:table-cell>
          <table:table-cell table:style-name="ce218" office:value-type="float" office:value="3" calcext:value-type="float">
            <text:p>3</text:p>
          </table:table-cell>
          <table:table-cell table:style-name="ce216" office:value-type="string" calcext:value-type="string">
            <text:p>GPIOA3 </text:p>
          </table:table-cell>
          <table:table-cell table:style-name="ce216"/>
          <table:table-cell table:number-columns-repeated="956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72" table:number-columns-repeated="2"/>
          <table:table-cell table:style-name="ce211" office:value-type="string" calcext:value-type="string">
            <text:p>GPIOA6 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216" office:value-type="string" calcext:value-type="string">
            <text:p>GPIOG6</text:p>
          </table:table-cell>
          <table:table-cell table:style-name="ce218" office:value-type="float" office:value="15" calcext:value-type="float">
            <text:p>15</text:p>
          </table:table-cell>
          <table:table-cell table:style-name="ce218" table:number-columns-repeated="2"/>
          <table:table-cell table:style-name="ce59" table:number-columns-repeated="2"/>
          <table:table-cell table:style-name="ce38" table:number-columns-repeated="2"/>
          <table:table-cell table:style-name="ce51" office:value-type="string" calcext:value-type="string">
            <text:p>E</text:p>
          </table:table-cell>
          <table:table-cell table:style-name="ce51" table:formula="of:=[.P5]+32" office:value-type="float" office:value="128" calcext:value-type="float">
            <text:p>128</text:p>
          </table:table-cell>
          <table:table-cell/>
          <table:table-cell table:style-name="ce100" table:formula="of:=[.S6]-[.S5]" office:value-type="float" office:value="1" calcext:value-type="float">
            <text:p>1</text:p>
          </table:table-cell>
          <table:table-cell table:style-name="ce218" office:value-type="float" office:value="4" calcext:value-type="float">
            <text:p>4</text:p>
          </table:table-cell>
          <table:table-cell table:style-name="ce216" office:value-type="string" calcext:value-type="string">
            <text:p>GPIOA19</text:p>
          </table:table-cell>
          <table:table-cell table:style-name="ce216"/>
          <table:table-cell table:number-columns-repeated="956"/>
        </table:table-row>
        <table:table-row table:style-name="ro1">
          <table:table-cell table:style-name="ce11"/>
          <table:table-cell table:style-name="ce183" table:number-columns-repeated="2"/>
          <table:table-cell table:style-name="ce186" office:value-type="string" calcext:value-type="string">
            <text:p>GND </text:p>
          </table:table-cell>
          <table:table-cell table:style-name="ce11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216" office:value-type="string" calcext:value-type="string">
            <text:p>GPIOG7</text:p>
          </table:table-cell>
          <table:table-cell table:style-name="ce218" office:value-type="float" office:value="16" calcext:value-type="float">
            <text:p>16</text:p>
          </table:table-cell>
          <table:table-cell table:style-name="ce218" table:number-columns-repeated="2"/>
          <table:table-cell table:style-name="ce59" table:number-columns-repeated="2"/>
          <table:table-cell table:style-name="ce38" table:number-columns-repeated="2"/>
          <table:table-cell table:style-name="ce51" office:value-type="string" calcext:value-type="string">
            <text:p>F</text:p>
          </table:table-cell>
          <table:table-cell table:style-name="ce51" table:formula="of:=[.P6]+32" office:value-type="float" office:value="160" calcext:value-type="float">
            <text:p>160</text:p>
          </table:table-cell>
          <table:table-cell/>
          <table:table-cell table:style-name="ce100" table:formula="of:=[.S7]-[.S6]" office:value-type="float" office:value="1" calcext:value-type="float">
            <text:p>1</text:p>
          </table:table-cell>
          <table:table-cell table:style-name="ce218" office:value-type="float" office:value="5" calcext:value-type="float">
            <text:p>5</text:p>
          </table:table-cell>
          <table:table-cell table:style-name="ce216" office:value-type="string" calcext:value-type="string">
            <text:p>GPIOA18</text:p>
          </table:table-cell>
          <table:table-cell table:style-name="ce216"/>
          <table:table-cell table:number-columns-repeated="956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72" table:number-columns-repeated="2"/>
          <table:table-cell table:style-name="ce211" office:value-type="string" calcext:value-type="string">
            <text:p>GPIOA1 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217" office:value-type="string" calcext:value-type="string">
            <text:p>GPIOA7</text:p>
          </table:table-cell>
          <table:table-cell table:style-name="ce218" office:value-type="float" office:value="1" calcext:value-type="float">
            <text:p>1</text:p>
          </table:table-cell>
          <table:table-cell table:style-name="ce218" table:number-columns-repeated="2"/>
          <table:table-cell table:style-name="ce226" table:number-columns-repeated="2"/>
          <table:table-cell table:style-name="ce38" table:number-columns-repeated="2"/>
          <table:table-cell table:style-name="ce51" office:value-type="string" calcext:value-type="string">
            <text:p>G</text:p>
          </table:table-cell>
          <table:table-cell table:style-name="ce51" table:formula="of:=[.P7]+32" office:value-type="float" office:value="192" calcext:value-type="float">
            <text:p>192</text:p>
          </table:table-cell>
          <table:table-cell/>
          <table:table-cell table:style-name="ce100" table:formula="of:=[.S8]-[.S7]" office:value-type="float" office:value="1" calcext:value-type="float">
            <text:p>1</text:p>
          </table:table-cell>
          <table:table-cell table:style-name="ce218" office:value-type="float" office:value="6" calcext:value-type="float">
            <text:p>6</text:p>
          </table:table-cell>
          <table:table-cell table:style-name="ce216" office:value-type="string" calcext:value-type="string">
            <text:p>GPIOA2 </text:p>
          </table:table-cell>
          <table:table-cell table:style-name="ce216"/>
          <table:table-cell table:number-columns-repeated="956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72" table:number-columns-repeated="2"/>
          <table:table-cell table:style-name="ce211" office:value-type="string" calcext:value-type="string">
            <text:p>GPIOA0 </text:p>
          </table:table-cell>
          <table:table-cell table:style-name="ce12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215" office:value-type="string" calcext:value-type="string">
            <text:p>GND </text:p>
          </table:table-cell>
          <table:table-cell table:style-name="ce219" table:number-columns-repeated="3"/>
          <table:table-cell table:style-name="ce38" table:number-columns-repeated="4"/>
          <table:table-cell table:style-name="ce51" office:value-type="string" calcext:value-type="string">
            <text:p>H</text:p>
          </table:table-cell>
          <table:table-cell table:style-name="ce51" table:formula="of:=[.P8]+32" office:value-type="float" office:value="224" calcext:value-type="float">
            <text:p>224</text:p>
          </table:table-cell>
          <table:table-cell/>
          <table:table-cell table:style-name="ce100" table:formula="of:=[.S9]-[.S8]" office:value-type="float" office:value="1" calcext:value-type="float">
            <text:p>1</text:p>
          </table:table-cell>
          <table:table-cell table:style-name="ce218" office:value-type="float" office:value="7" calcext:value-type="float">
            <text:p>7</text:p>
          </table:table-cell>
          <table:table-cell table:style-name="ce216" office:value-type="string" calcext:value-type="string">
            <text:p>GPIOA6 </text:p>
          </table:table-cell>
          <table:table-cell table:style-name="ce216"/>
          <table:table-cell table:number-columns-repeated="956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72" table:number-columns-repeated="2"/>
          <table:table-cell table:style-name="ce211" office:value-type="string" calcext:value-type="string">
            <text:p>GPIOA3 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217" office:value-type="string" calcext:value-type="string">
            <text:p>GPIOA19</text:p>
          </table:table-cell>
          <table:table-cell table:style-name="ce218" office:value-type="float" office:value="4" calcext:value-type="float">
            <text:p>4</text:p>
          </table:table-cell>
          <table:table-cell table:style-name="ce218" table:number-columns-repeated="2"/>
          <table:table-cell table:style-name="ce226" table:number-columns-repeated="2"/>
          <table:table-cell table:style-name="ce38" table:number-columns-repeated="2"/>
          <table:table-cell table:style-name="ce51" office:value-type="string" calcext:value-type="string">
            <text:p>I</text:p>
          </table:table-cell>
          <table:table-cell table:style-name="ce51" table:formula="of:=[.P9]+32" office:value-type="float" office:value="256" calcext:value-type="float">
            <text:p>256</text:p>
          </table:table-cell>
          <table:table-cell/>
          <table:table-cell table:style-name="ce100" table:formula="of:=[.S10]-[.S9]" office:value-type="float" office:value="1" calcext:value-type="float">
            <text:p>1</text:p>
          </table:table-cell>
          <table:table-cell table:style-name="ce218" office:value-type="float" office:value="8" calcext:value-type="float">
            <text:p>8</text:p>
          </table:table-cell>
          <table:table-cell table:style-name="ce216" office:value-type="string" calcext:value-type="string">
            <text:p>GPIOA12</text:p>
          </table:table-cell>
          <table:table-cell table:style-name="ce216"/>
          <table:table-cell table:number-columns-repeated="956"/>
        </table:table-row>
        <table:table-row table:style-name="ro1">
          <table:table-cell table:style-name="ce11"/>
          <table:table-cell table:style-name="ce183" table:number-columns-repeated="2"/>
          <table:table-cell table:style-name="ce186" office:value-type="string" calcext:value-type="string">
            <text:p>3.3V</text:p>
          </table:table-cell>
          <table:table-cell table:style-name="ce11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217" office:value-type="string" calcext:value-type="string">
            <text:p>GPIOA18</text:p>
          </table:table-cell>
          <table:table-cell table:style-name="ce218" office:value-type="float" office:value="5" calcext:value-type="float">
            <text:p>5</text:p>
          </table:table-cell>
          <table:table-cell table:style-name="ce218" table:number-columns-repeated="2"/>
          <table:table-cell table:style-name="ce226" table:number-columns-repeated="2"/>
          <table:table-cell table:style-name="ce38" table:number-columns-repeated="2"/>
          <table:table-cell table:style-name="ce51" office:value-type="string" calcext:value-type="string">
            <text:p>J</text:p>
          </table:table-cell>
          <table:table-cell table:style-name="ce51" table:formula="of:=[.P10]+32" office:value-type="float" office:value="288" calcext:value-type="float">
            <text:p>288</text:p>
          </table:table-cell>
          <table:table-cell/>
          <table:table-cell table:style-name="ce100" table:formula="of:=[.S11]-[.S10]" office:value-type="float" office:value="1" calcext:value-type="float">
            <text:p>1</text:p>
          </table:table-cell>
          <table:table-cell table:style-name="ce218" office:value-type="float" office:value="9" calcext:value-type="float">
            <text:p>9</text:p>
          </table:table-cell>
          <table:table-cell table:style-name="ce216" office:value-type="string" calcext:value-type="string">
            <text:p>GPIOA11</text:p>
          </table:table-cell>
          <table:table-cell table:style-name="ce216"/>
          <table:table-cell table:number-columns-repeated="956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72" table:number-columns-repeated="2"/>
          <table:table-cell table:style-name="ce211" office:value-type="string" calcext:value-type="string">
            <text:p>GPIOA15</text:p>
          </table:table-cell>
          <table:table-cell table:style-name="ce12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215" office:value-type="string" calcext:value-type="string">
            <text:p>GND </text:p>
          </table:table-cell>
          <table:table-cell table:style-name="ce219" table:number-columns-repeated="3"/>
          <table:table-cell table:style-name="ce38" table:number-columns-repeated="4"/>
          <table:table-cell table:style-name="ce51" office:value-type="string" calcext:value-type="string">
            <text:p>K</text:p>
          </table:table-cell>
          <table:table-cell table:style-name="ce51" table:formula="of:=[.P11]+32" office:value-type="float" office:value="320" calcext:value-type="float">
            <text:p>320</text:p>
          </table:table-cell>
          <table:table-cell/>
          <table:table-cell table:style-name="ce100" table:formula="of:=[.S12]-[.S11]" office:value-type="float" office:value="1" calcext:value-type="float">
            <text:p>1</text:p>
          </table:table-cell>
          <table:table-cell table:style-name="ce218" office:value-type="float" office:value="10" calcext:value-type="float">
            <text:p>10</text:p>
          </table:table-cell>
          <table:table-cell table:style-name="ce216" office:value-type="string" calcext:value-type="string">
            <text:p>GPIOA13</text:p>
          </table:table-cell>
          <table:table-cell table:style-name="ce216"/>
          <table:table-cell table:number-columns-repeated="956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style-name="ce72" table:number-columns-repeated="2"/>
          <table:table-cell table:style-name="ce211" office:value-type="string" calcext:value-type="string">
            <text:p>GPIOA16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216" office:value-type="string" calcext:value-type="string">
            <text:p>GPIOA2 </text:p>
          </table:table-cell>
          <table:table-cell table:style-name="ce218" office:value-type="float" office:value="6" calcext:value-type="float">
            <text:p>6</text:p>
          </table:table-cell>
          <table:table-cell table:style-name="ce218" table:number-columns-repeated="2"/>
          <table:table-cell table:style-name="ce59" table:number-columns-repeated="2"/>
          <table:table-cell table:style-name="ce38" table:number-columns-repeated="2"/>
          <table:table-cell table:style-name="ce51" office:value-type="string" calcext:value-type="string">
            <text:p>L</text:p>
          </table:table-cell>
          <table:table-cell table:style-name="ce51" table:formula="of:=[.P12]+32" office:value-type="float" office:value="352" calcext:value-type="float">
            <text:p>352</text:p>
          </table:table-cell>
          <table:table-cell/>
          <table:table-cell table:style-name="ce100" table:formula="of:=[.S13]-[.S12]" office:value-type="float" office:value="1" calcext:value-type="float">
            <text:p>1</text:p>
          </table:table-cell>
          <table:table-cell table:style-name="ce218" office:value-type="float" office:value="11" calcext:value-type="float">
            <text:p>11</text:p>
          </table:table-cell>
          <table:table-cell table:style-name="ce216" office:value-type="string" calcext:value-type="string">
            <text:p>GPIOA10</text:p>
          </table:table-cell>
          <table:table-cell table:style-name="ce216"/>
          <table:table-cell table:number-columns-repeated="956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72" table:number-columns-repeated="2"/>
          <table:table-cell table:style-name="ce211" office:value-type="string" calcext:value-type="string">
            <text:p>GPIOA14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216" office:value-type="string" calcext:value-type="string">
            <text:p>GPIOA13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table:number-columns-repeated="2"/>
          <table:table-cell table:style-name="ce222" table:number-columns-repeated="3"/>
          <table:table-cell table:style-name="ce38"/>
          <table:table-cell table:style-name="ce51" office:value-type="string" calcext:value-type="string">
            <text:p>M</text:p>
          </table:table-cell>
          <table:table-cell table:style-name="ce51" table:formula="of:=[.P13]+32" office:value-type="float" office:value="384" calcext:value-type="float">
            <text:p>384</text:p>
          </table:table-cell>
          <table:table-cell/>
          <table:table-cell table:style-name="ce100" table:formula="of:=[.S14]-[.S13]" office:value-type="float" office:value="1" calcext:value-type="float">
            <text:p>1</text:p>
          </table:table-cell>
          <table:table-cell table:style-name="ce218" office:value-type="float" office:value="12" calcext:value-type="float">
            <text:p>12</text:p>
          </table:table-cell>
          <table:table-cell table:style-name="ce216" office:value-type="string" calcext:value-type="string">
            <text:p>GPIOA15</text:p>
          </table:table-cell>
          <table:table-cell table:style-name="ce216"/>
          <table:table-cell table:number-columns-repeated="956"/>
        </table:table-row>
        <table:table-row table:style-name="ro1">
          <table:table-cell table:style-name="ce183" table:number-columns-repeated="3"/>
          <table:table-cell table:style-name="ce186" office:value-type="string" calcext:value-type="string">
            <text:p>GND </text:p>
          </table:table-cell>
          <table:table-cell table:style-name="ce11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217" office:value-type="string" calcext:value-type="string">
            <text:p>GPIOA10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table:number-columns-repeated="2"/>
          <table:table-cell table:style-name="ce59" table:number-columns-repeated="2"/>
          <table:table-cell table:style-name="ce38" table:number-columns-repeated="2"/>
          <table:table-cell table:style-name="ce51" office:value-type="string" calcext:value-type="string">
            <text:p>N</text:p>
          </table:table-cell>
          <table:table-cell table:style-name="ce51" table:formula="of:=[.P14]+32" office:value-type="float" office:value="416" calcext:value-type="float">
            <text:p>416</text:p>
          </table:table-cell>
          <table:table-cell/>
          <table:table-cell table:style-name="ce100" table:formula="of:=[.S15]-[.S14]" office:value-type="float" office:value="1" calcext:value-type="float">
            <text:p>1</text:p>
          </table:table-cell>
          <table:table-cell table:style-name="ce218" office:value-type="float" office:value="13" calcext:value-type="float">
            <text:p>13</text:p>
          </table:table-cell>
          <table:table-cell table:style-name="ce216" office:value-type="string" calcext:value-type="string">
            <text:p>GPIOA16</text:p>
          </table:table-cell>
          <table:table-cell table:style-name="ce216"/>
          <table:table-cell table:number-columns-repeated="956"/>
        </table:table-row>
        <table:table-row table:style-name="ro1">
          <table:table-cell table:style-name="ce222" table:number-columns-repeated="3"/>
          <table:table-cell table:style-name="ce223"/>
          <table:table-cell table:style-name="ce38" table:number-columns-repeated="2"/>
          <table:table-cell table:style-name="ce224"/>
          <table:table-cell table:style-name="ce225" table:number-columns-repeated="3"/>
          <table:table-cell table:style-name="ce222" table:number-columns-repeated="2"/>
          <table:table-cell table:style-name="ce38" table:number-columns-repeated="2"/>
          <table:table-cell table:style-name="ce51" office:value-type="string" calcext:value-type="string">
            <text:p>O</text:p>
          </table:table-cell>
          <table:table-cell table:style-name="ce51" table:formula="of:=[.P15]+32" office:value-type="float" office:value="448" calcext:value-type="float">
            <text:p>448</text:p>
          </table:table-cell>
          <table:table-cell/>
          <table:table-cell table:style-name="ce100" table:formula="of:=[.S16]-[.S15]" office:value-type="float" office:value="1" calcext:value-type="float">
            <text:p>1</text:p>
          </table:table-cell>
          <table:table-cell table:style-name="ce218" office:value-type="float" office:value="14" calcext:value-type="float">
            <text:p>14</text:p>
          </table:table-cell>
          <table:table-cell table:style-name="ce216" office:value-type="string" calcext:value-type="string">
            <text:p>GPIOA14</text:p>
          </table:table-cell>
          <table:table-cell table:style-name="ce216"/>
          <table:table-cell table:number-columns-repeated="956"/>
        </table:table-row>
        <table:table-row table:style-name="ro1">
          <table:table-cell table:style-name="ce204" office:value-type="string" calcext:value-type="string" table:number-columns-spanned="5" table:number-rows-spanned="1">
            <text:p>DBG_UART (#2)</text:p>
          </table:table-cell>
          <table:covered-table-cell table:number-columns-repeated="2" table:style-name="ce51"/>
          <table:covered-table-cell table:style-name="ce18"/>
          <table:covered-table-cell table:style-name="ce51"/>
          <table:table-cell table:style-name="ce38"/>
          <table:table-cell table:style-name="ce46" office:value-type="string" calcext:value-type="string" table:number-columns-spanned="4" table:number-rows-spanned="1">
            <text:p>Registres PIO Soc H3 et N° Linux</text:p>
          </table:table-cell>
          <table:covered-table-cell table:number-columns-repeated="3"/>
          <table:table-cell table:style-name="ce10" office:value-type="string" calcext:value-type="string" table:number-columns-spanned="2" table:number-rows-spanned="1">
            <text:p>start</text:p>
          </table:table-cell>
          <table:covered-table-cell table:style-name="ce51"/>
          <table:table-cell table:style-name="ce38" table:number-columns-repeated="2"/>
          <table:table-cell table:style-name="ce51" office:value-type="string" calcext:value-type="string">
            <text:p>P</text:p>
          </table:table-cell>
          <table:table-cell table:style-name="ce51" table:formula="of:=[.P16]+32" office:value-type="float" office:value="480" calcext:value-type="float">
            <text:p>480</text:p>
          </table:table-cell>
          <table:table-cell/>
          <table:table-cell table:style-name="ce100" table:formula="of:=[.S17]-[.S16]" office:value-type="float" office:value="1" calcext:value-type="float">
            <text:p>1</text:p>
          </table:table-cell>
          <table:table-cell table:style-name="ce218" office:value-type="float" office:value="15" calcext:value-type="float">
            <text:p>15</text:p>
          </table:table-cell>
          <table:table-cell table:style-name="ce216" office:value-type="string" calcext:value-type="string">
            <text:p>GPIOG6</text:p>
          </table:table-cell>
          <table:table-cell table:style-name="ce216"/>
          <table:table-cell table:number-columns-repeated="956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Base</text:p>
          </table:table-cell>
          <table:table-cell table:style-name="ce10" office:value-type="string" calcext:value-type="string">
            <text:p>PORT</text:p>
          </table:table-cell>
          <table:table-cell table:style-name="ce10" office:value-type="string" calcext:value-type="string">
            <text:p>size</text:p>
          </table:table-cell>
          <table:table-cell table:style-name="ce18" office:value-type="string" calcext:value-type="string">
            <text:p>@</text:p>
          </table:table-cell>
          <table:table-cell table:style-name="ce10" office:value-type="string" calcext:value-type="string">
            <text:p>H3</text:p>
          </table:table-cell>
          <table:table-cell table:style-name="ce41" office:value-type="string" calcext:value-type="string">
            <text:p>Linux</text:p>
          </table:table-cell>
          <table:table-cell table:style-name="ce38" table:number-columns-repeated="2"/>
          <table:table-cell table:style-name="ce51" office:value-type="string" calcext:value-type="string">
            <text:p>Q</text:p>
          </table:table-cell>
          <table:table-cell table:style-name="ce51" table:formula="of:=[.P17]+32" office:value-type="float" office:value="512" calcext:value-type="float">
            <text:p>512</text:p>
          </table:table-cell>
          <table:table-cell/>
          <table:table-cell table:style-name="ce100" table:formula="of:=[.S18]-[.S17]" office:value-type="float" office:value="1" calcext:value-type="float">
            <text:p>1</text:p>
          </table:table-cell>
          <table:table-cell table:style-name="ce218" office:value-type="float" office:value="16" calcext:value-type="float">
            <text:p>16</text:p>
          </table:table-cell>
          <table:table-cell table:style-name="ce216" office:value-type="string" calcext:value-type="string">
            <text:p>GPIOG7</text:p>
          </table:table-cell>
          <table:table-cell table:style-name="ce216"/>
          <table:table-cell table:number-columns-repeated="956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2" table:number-columns-repeated="2"/>
          <table:table-cell table:style-name="ce211" office:value-type="string" calcext:value-type="string">
            <text:p>GPIOA5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47" office:value-type="string" calcext:value-type="string" table:number-columns-spanned="1" table:number-rows-spanned="7">
            <text:p>0x01C20800</text:p>
          </table:table-cell>
          <table:table-cell table:style-name="ce140" office:value-type="string" calcext:value-type="string">
            <text:p>A</text:p>
          </table:table-cell>
          <table:table-cell table:style-name="ce50" office:value-type="float" office:value="22" calcext:value-type="float">
            <text:p>2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38" table:number-columns-repeated="2"/>
          <table:table-cell table:style-name="ce51" office:value-type="string" calcext:value-type="string">
            <text:p>R</text:p>
          </table:table-cell>
          <table:table-cell table:style-name="ce51" table:formula="of:=[.P18]+32" office:value-type="float" office:value="544" calcext:value-type="float">
            <text:p>544</text:p>
          </table:table-cell>
          <table:table-cell/>
          <table:table-cell table:style-name="ce100" table:formula="of:=[.S19]-[.S18]" office:value-type="float" office:value="1" calcext:value-type="float">
            <text:p>1</text:p>
          </table:table-cell>
          <table:table-cell table:style-name="ce12" office:value-type="float" office:value="17" calcext:value-type="float">
            <text:p>17</text:p>
          </table:table-cell>
          <table:table-cell table:style-name="ce216" office:value-type="string" calcext:value-type="string">
            <text:p>GPIOA5</text:p>
          </table:table-cell>
          <table:table-cell table:style-name="ce216"/>
          <table:table-cell table:number-columns-repeated="956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2" table:number-columns-repeated="2"/>
          <table:table-cell table:style-name="ce211" office:value-type="string" calcext:value-type="string">
            <text:p>GPIOA4</text:p>
          </table:table-cell>
          <table:table-cell table:style-name="ce12" office:value-type="float" office:value="3" calcext:value-type="float">
            <text:p>3</text:p>
          </table:table-cell>
          <table:table-cell/>
          <table:covered-table-cell table:style-name="ce140"/>
          <table:table-cell table:style-name="ce140" office:value-type="string" calcext:value-type="string">
            <text:p>B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DEC2HEX(HEX2DEC([.J19])+36;2)" office:value-type="string" office:string-value="24" calcext:value-type="string">
            <text:p>24</text:p>
          </table:table-cell>
          <table:table-cell table:style-name="ce19" office:value-type="float" office:value="22" calcext:value-type="float">
            <text:p>22</text:p>
          </table:table-cell>
          <table:table-cell table:style-name="ce19" table:formula="of:=[.L19]+32" office:value-type="float" office:value="32" calcext:value-type="float">
            <text:p>32</text:p>
          </table:table-cell>
          <table:table-cell table:style-name="ce38" table:number-columns-repeated="2"/>
          <table:table-cell table:style-name="ce51" office:value-type="string" calcext:value-type="string">
            <text:p>S</text:p>
          </table:table-cell>
          <table:table-cell table:style-name="ce51" table:formula="of:=[.P19]+32" office:value-type="float" office:value="576" calcext:value-type="float">
            <text:p>576</text:p>
          </table:table-cell>
          <table:table-cell/>
          <table:table-cell table:style-name="ce100" table:formula="of:=[.S20]-[.S19]" office:value-type="float" office:value="1" calcext:value-type="float">
            <text:p>1</text:p>
          </table:table-cell>
          <table:table-cell table:style-name="ce12" office:value-type="float" office:value="18" calcext:value-type="float">
            <text:p>18</text:p>
          </table:table-cell>
          <table:table-cell table:style-name="ce216" office:value-type="string" calcext:value-type="string">
            <text:p>GPIOA4</text:p>
          </table:table-cell>
          <table:table-cell table:style-name="ce216"/>
          <table:table-cell table:number-columns-repeated="956"/>
        </table:table-row>
        <table:table-row table:style-name="ro1">
          <table:table-cell table:style-name="ce204" office:value-type="string" calcext:value-type="string" table:number-columns-spanned="5" table:number-rows-spanned="1">
            <text:p>INNER (#3)</text:p>
          </table:table-cell>
          <table:covered-table-cell table:number-columns-repeated="2" table:style-name="ce51"/>
          <table:covered-table-cell table:style-name="ce18"/>
          <table:covered-table-cell table:style-name="ce51"/>
          <table:table-cell/>
          <table:covered-table-cell table:style-name="ce140"/>
          <table:table-cell table:style-name="ce140" office:value-type="string" calcext:value-type="string">
            <text:p>C</text:p>
          </table:table-cell>
          <table:table-cell table:style-name="ce50" office:value-type="float" office:value="17" calcext:value-type="float">
            <text:p>17</text:p>
          </table:table-cell>
          <table:table-cell table:style-name="ce50" table:formula="of:=DEC2HEX(HEX2DEC([.J20])+36;2)" office:value-type="string" office:string-value="48" calcext:value-type="string">
            <text:p>48</text:p>
          </table:table-cell>
          <table:table-cell table:style-name="ce50" table:formula="of:=[.K19]+[.I19]" office:value-type="float" office:value="22" calcext:value-type="float">
            <text:p>22</text:p>
          </table:table-cell>
          <table:table-cell table:style-name="ce50" table:formula="of:=[.L20]+32" office:value-type="float" office:value="64" calcext:value-type="float">
            <text:p>64</text:p>
          </table:table-cell>
          <table:table-cell table:style-name="ce38" table:number-columns-repeated="2"/>
          <table:table-cell table:style-name="ce51" office:value-type="string" calcext:value-type="string">
            <text:p>T</text:p>
          </table:table-cell>
          <table:table-cell table:style-name="ce51" table:formula="of:=[.P20]+32" office:value-type="float" office:value="608" calcext:value-type="float">
            <text:p>608</text:p>
          </table:table-cell>
          <table:table-cell/>
          <table:table-cell table:style-name="ce100" table:formula="of:=[.S21]-[.S20]" office:value-type="float" office:value="1" calcext:value-type="float">
            <text:p>1</text:p>
          </table:table-cell>
          <table:table-cell table:style-name="ce72" office:value-type="float" office:value="19" calcext:value-type="float">
            <text:p>19</text:p>
          </table:table-cell>
          <table:table-cell table:style-name="ce216" office:value-type="string" calcext:value-type="string">
            <text:p>GPIOA17</text:p>
          </table:table-cell>
          <table:table-cell table:style-name="ce216"/>
          <table:table-cell table:number-columns-repeated="956"/>
        </table:table-row>
        <table:table-row table:style-name="ro1">
          <table:table-cell table:style-name="ce72" office:value-type="float" office:value="19" calcext:value-type="float">
            <text:p>19</text:p>
          </table:table-cell>
          <table:table-cell table:style-name="ce72" table:number-columns-repeated="2"/>
          <table:table-cell table:style-name="ce211" office:value-type="string" calcext:value-type="string">
            <text:p>GPIOA17</text:p>
          </table:table-cell>
          <table:table-cell table:style-name="ce12" office:value-type="float" office:value="1" calcext:value-type="float">
            <text:p>1</text:p>
          </table:table-cell>
          <table:table-cell/>
          <table:covered-table-cell table:style-name="ce140"/>
          <table:table-cell table:style-name="ce140" office:value-type="string" calcext:value-type="string">
            <text:p>D</text:p>
          </table:table-cell>
          <table:table-cell table:style-name="ce50" office:value-type="float" office:value="18" calcext:value-type="float">
            <text:p>18</text:p>
          </table:table-cell>
          <table:table-cell table:style-name="ce50" table:formula="of:=DEC2HEX(HEX2DEC([.J21])+36;2)" office:value-type="string" office:string-value="6C" calcext:value-type="string">
            <text:p>6C</text:p>
          </table:table-cell>
          <table:table-cell table:style-name="ce50" table:formula="of:=[.K21]+[.I21]" office:value-type="float" office:value="39" calcext:value-type="float">
            <text:p>39</text:p>
          </table:table-cell>
          <table:table-cell table:style-name="ce50" table:formula="of:=[.L21]+32" office:value-type="float" office:value="96" calcext:value-type="float">
            <text:p>96</text:p>
          </table:table-cell>
          <table:table-cell table:style-name="ce38" table:number-columns-repeated="2"/>
          <table:table-cell table:style-name="ce51" office:value-type="string" calcext:value-type="string">
            <text:p>U</text:p>
          </table:table-cell>
          <table:table-cell table:style-name="ce51" table:formula="of:=[.P21]+32" office:value-type="float" office:value="640" calcext:value-type="float">
            <text:p>640</text:p>
          </table:table-cell>
          <table:table-cell/>
          <table:table-cell table:style-name="ce100" table:formula="of:=[.S22]-[.S21]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style-name="ce216" office:value-type="string" calcext:value-type="string">
            <text:p>GPIOL10</text:p>
          </table:table-cell>
          <table:table-cell table:style-name="ce216"/>
          <table:table-cell table:number-columns-repeated="956"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style-name="ce12" table:number-columns-repeated="2"/>
          <table:table-cell table:style-name="ce211" office:value-type="string" calcext:value-type="string">
            <text:p>GPIOL10</text:p>
          </table:table-cell>
          <table:table-cell table:style-name="ce12" office:value-type="float" office:value="2" calcext:value-type="float">
            <text:p>2</text:p>
          </table:table-cell>
          <table:table-cell/>
          <table:covered-table-cell table:style-name="ce140"/>
          <table:table-cell table:style-name="ce140" office:value-type="string" calcext:value-type="string">
            <text:p>E</text:p>
          </table:table-cell>
          <table:table-cell table:style-name="ce50" office:value-type="float" office:value="16" calcext:value-type="float">
            <text:p>16</text:p>
          </table:table-cell>
          <table:table-cell table:style-name="ce50" table:formula="of:=DEC2HEX(HEX2DEC([.J22])+36;2)" office:value-type="string" office:string-value="90" calcext:value-type="string">
            <text:p>90</text:p>
          </table:table-cell>
          <table:table-cell table:style-name="ce50" table:formula="of:=[.K22]+[.I22]" office:value-type="float" office:value="57" calcext:value-type="float">
            <text:p>57</text:p>
          </table:table-cell>
          <table:table-cell table:style-name="ce50" table:formula="of:=[.L22]+32" office:value-type="float" office:value="128" calcext:value-type="float">
            <text:p>128</text:p>
          </table:table-cell>
          <table:table-cell table:style-name="ce38" table:number-columns-repeated="2"/>
          <table:table-cell table:style-name="ce51" office:value-type="string" calcext:value-type="string">
            <text:p>V</text:p>
          </table:table-cell>
          <table:table-cell table:style-name="ce51" table:formula="of:=[.P22]+32" office:value-type="float" office:value="672" calcext:value-type="float">
            <text:p>672</text:p>
          </table:table-cell>
          <table:table-cell/>
          <table:table-cell table:style-name="ce100" table:formula="of:=[.S23]-[.S22]" office:value-type="float" office:value="1" calcext:value-type="float">
            <text:p>1</text:p>
          </table:table-cell>
          <table:table-cell table:style-name="ce12" office:value-type="float" office:value="21" calcext:value-type="float">
            <text:p>21</text:p>
          </table:table-cell>
          <table:table-cell table:style-name="ce216" office:value-type="string" calcext:value-type="string">
            <text:p>GPIOL11</text:p>
          </table:table-cell>
          <table:table-cell table:style-name="ce216"/>
          <table:table-cell table:number-columns-repeated="956"/>
        </table:table-row>
        <table:table-row table:style-name="ro1">
          <table:table-cell table:style-name="ce204" office:value-type="string" calcext:value-type="string" table:number-columns-spanned="5" table:number-rows-spanned="1">
            <text:p>CON5 (#4)</text:p>
          </table:table-cell>
          <table:covered-table-cell table:number-columns-repeated="2" table:style-name="ce51"/>
          <table:covered-table-cell table:style-name="ce18"/>
          <table:covered-table-cell table:style-name="ce51"/>
          <table:table-cell table:style-name="ce39"/>
          <table:covered-table-cell table:style-name="ce140"/>
          <table:table-cell table:style-name="ce140" office:value-type="string" calcext:value-type="string">
            <text:p>F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formula="of:=DEC2HEX(HEX2DEC([.J23])+36;2)" office:value-type="string" office:string-value="B4" calcext:value-type="string">
            <text:p>B4</text:p>
          </table:table-cell>
          <table:table-cell table:style-name="ce50" table:formula="of:=[.K23]+[.I23]" office:value-type="float" office:value="73" calcext:value-type="float">
            <text:p>73</text:p>
          </table:table-cell>
          <table:table-cell table:style-name="ce50" table:formula="of:=[.L23]+32" office:value-type="float" office:value="160" calcext:value-type="float">
            <text:p>160</text:p>
          </table:table-cell>
          <table:table-cell/>
          <table:table-cell table:style-name="ce38"/>
          <table:table-cell table:style-name="ce51" office:value-type="string" calcext:value-type="string">
            <text:p>W</text:p>
          </table:table-cell>
          <table:table-cell table:style-name="ce51" table:formula="of:=[.P23]+32" office:value-type="float" office:value="704" calcext:value-type="float">
            <text:p>704</text:p>
          </table:table-cell>
          <table:table-cell table:number-columns-repeated="961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5V </text:p>
          </table:table-cell>
          <table:table-cell table:style-name="ce11" office:value-type="float" office:value="1" calcext:value-type="float">
            <text:p>1</text:p>
          </table:table-cell>
          <table:table-cell table:style-name="ce39"/>
          <table:covered-table-cell table:style-name="ce140"/>
          <table:table-cell table:style-name="ce140" office:value-type="string" calcext:value-type="string">
            <text:p>G</text:p>
          </table:table-cell>
          <table:table-cell table:style-name="ce50" office:value-type="float" office:value="14" calcext:value-type="float">
            <text:p>14</text:p>
          </table:table-cell>
          <table:table-cell table:style-name="ce50" table:formula="of:=DEC2HEX(HEX2DEC([.J24])+36;2)" office:value-type="string" office:string-value="D8" calcext:value-type="string">
            <text:p>D8</text:p>
          </table:table-cell>
          <table:table-cell table:style-name="ce50" table:formula="of:=[.K24]+[.I24]" office:value-type="float" office:value="80" calcext:value-type="float">
            <text:p>80</text:p>
          </table:table-cell>
          <table:table-cell table:style-name="ce50" table:formula="of:=[.L24]+32" office:value-type="float" office:value="192" calcext:value-type="float">
            <text:p>192</text:p>
          </table:table-cell>
          <table:table-cell/>
          <table:table-cell table:style-name="ce38"/>
          <table:table-cell table:style-name="ce51" office:value-type="string" calcext:value-type="string">
            <text:p>X</text:p>
          </table:table-cell>
          <table:table-cell table:style-name="ce51" table:formula="of:=[.P24]+32" office:value-type="float" office:value="736" calcext:value-type="float">
            <text:p>736</text:p>
          </table:table-cell>
          <table:table-cell table:number-columns-repeated="961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11" office:value-type="float" office:value="2" calcext:value-type="float">
            <text:p>2</text:p>
          </table:table-cell>
          <table:table-cell table:style-name="ce38"/>
          <table:table-cell table:style-name="ce140" office:value-type="string" calcext:value-type="string">
            <text:p><text:s/>0x01F02C00</text:p>
          </table:table-cell>
          <table:table-cell table:style-name="ce140" office:value-type="string" calcext:value-type="string">
            <text:p>L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[.K25]+[.I25]" office:value-type="float" office:value="94" calcext:value-type="float">
            <text:p>94</text:p>
          </table:table-cell>
          <table:table-cell table:style-name="ce50" office:value-type="float" office:value="352" calcext:value-type="float">
            <text:p>352</text:p>
          </table:table-cell>
          <table:table-cell/>
          <table:table-cell table:style-name="ce38"/>
          <table:table-cell table:style-name="ce51" office:value-type="string" calcext:value-type="string">
            <text:p>Y</text:p>
          </table:table-cell>
          <table:table-cell table:style-name="ce51" table:formula="of:=[.P25]+32" office:value-type="float" office:value="768" calcext:value-type="float">
            <text:p>768</text:p>
          </table:table-cell>
          <table:table-cell table:number-columns-repeated="961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USB-DM2</text:p>
          </table:table-cell>
          <table:table-cell table:style-name="ce11" office:value-type="float" office:value="3" calcext:value-type="float">
            <text:p>3</text:p>
          </table:table-cell>
          <table:table-cell table:style-name="ce38"/>
          <table:table-cell table:number-columns-repeated="7"/>
          <table:table-cell table:style-name="ce38"/>
          <table:table-cell table:style-name="ce51" office:value-type="string" calcext:value-type="string">
            <text:p>Z</text:p>
          </table:table-cell>
          <table:table-cell table:style-name="ce51" table:formula="of:=[.P26]+32" office:value-type="float" office:value="800" calcext:value-type="float">
            <text:p>800</text:p>
          </table:table-cell>
          <table:table-cell table:number-columns-repeated="961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USB-DP2</text:p>
          </table:table-cell>
          <table:table-cell table:style-name="ce11" office:value-type="float" office:value="4" calcext:value-type="float">
            <text:p>4</text:p>
          </table:table-cell>
          <table:table-cell table:style-name="ce38"/>
          <table:table-cell table:number-columns-repeated="7"/>
          <table:table-cell table:style-name="ce38"/>
          <table:table-cell table:number-columns-repeated="963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USB-DM3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7"/>
          <table:table-cell table:style-name="ce38"/>
          <table:table-cell table:number-columns-repeated="963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USB-DP3</text:p>
          </table:table-cell>
          <table:table-cell table:style-name="ce11" office:value-type="float" office:value="6" calcext:value-type="float">
            <text:p>6</text:p>
          </table:table-cell>
          <table:table-cell table:style-name="Default"/>
          <table:table-cell table:number-columns-repeated="7"/>
          <table:table-cell table:style-name="ce38"/>
          <table:table-cell table:number-columns-repeated="963"/>
        </table:table-row>
        <table:table-row table:style-name="ro1">
          <table:table-cell table:style-name="ce12" table:number-columns-repeated="3"/>
          <table:table-cell table:style-name="ce20" office:value-type="string" calcext:value-type="string">
            <text:p>LINEOR</text:p>
          </table:table-cell>
          <table:table-cell table:style-name="ce12" office:value-type="float" office:value="7" calcext:value-type="float">
            <text:p>7</text:p>
          </table:table-cell>
          <table:table-cell table:style-name="Default"/>
          <table:table-cell table:number-columns-repeated="971"/>
        </table:table-row>
        <table:table-row table:style-name="ro1">
          <table:table-cell table:style-name="ce12" table:number-columns-repeated="3"/>
          <table:table-cell table:style-name="ce20" office:value-type="string" calcext:value-type="string">
            <text:p>LINEOL</text:p>
          </table:table-cell>
          <table:table-cell table:style-name="ce12" office:value-type="float" office:value="8" calcext:value-type="float">
            <text:p>8</text:p>
          </table:table-cell>
          <table:table-cell table:style-name="Default"/>
          <table:table-cell table:number-columns-repeated="7"/>
          <table:table-cell table:style-name="Default"/>
          <table:table-cell table:number-columns-repeated="963"/>
        </table:table-row>
        <table:table-row table:style-name="ro1">
          <table:table-cell table:style-name="ce12" table:number-columns-repeated="3"/>
          <table:table-cell table:style-name="ce20" office:value-type="string" calcext:value-type="string">
            <text:p>TVOUT</text:p>
          </table:table-cell>
          <table:table-cell table:style-name="ce12" office:value-type="float" office:value="9" calcext:value-type="float">
            <text:p>9</text:p>
          </table:table-cell>
          <table:table-cell table:style-name="Default"/>
          <table:table-cell table:number-columns-repeated="7"/>
          <table:table-cell table:style-name="Default"/>
          <table:table-cell table:number-columns-repeated="963"/>
        </table:table-row>
        <table:table-row table:style-name="ro1">
          <table:table-cell table:style-name="ce12" table:number-columns-repeated="3"/>
          <table:table-cell table:style-name="ce20" office:value-type="string" calcext:value-type="string">
            <text:p>MBIAS</text:p>
          </table:table-cell>
          <table:table-cell table:style-name="ce12" office:value-type="float" office:value="10" calcext:value-type="float">
            <text:p>10</text:p>
          </table:table-cell>
          <table:table-cell table:style-name="Default"/>
          <table:table-cell table:number-columns-repeated="7"/>
          <table:table-cell table:style-name="Default"/>
          <table:table-cell table:number-columns-repeated="963"/>
        </table:table-row>
        <table:table-row table:style-name="ro1">
          <table:table-cell table:style-name="ce12" table:number-columns-repeated="3"/>
          <table:table-cell table:style-name="ce20" office:value-type="string" calcext:value-type="string">
            <text:p>MIC1P</text:p>
          </table:table-cell>
          <table:table-cell table:style-name="ce12" office:value-type="float" office:value="11" calcext:value-type="float">
            <text:p>11</text:p>
          </table:table-cell>
          <table:table-cell table:style-name="Default"/>
          <table:table-cell table:number-columns-repeated="7"/>
          <table:table-cell table:style-name="Default"/>
          <table:table-cell table:number-columns-repeated="963"/>
        </table:table-row>
        <table:table-row table:style-name="ro1">
          <table:table-cell table:style-name="ce12" table:number-columns-repeated="3"/>
          <table:table-cell table:style-name="ce20" office:value-type="string" calcext:value-type="string">
            <text:p>MIC1N</text:p>
          </table:table-cell>
          <table:table-cell table:style-name="ce12" office:value-type="float" office:value="12" calcext:value-type="float">
            <text:p>12</text:p>
          </table:table-cell>
          <table:table-cell table:style-name="Default"/>
          <table:table-cell table:number-columns-repeated="7"/>
          <table:table-cell table:style-name="Default"/>
          <table:table-cell table:number-columns-repeated="963"/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style-name="ce12" table:number-columns-repeated="2"/>
          <table:table-cell table:style-name="ce20" office:value-type="string" calcext:value-type="string">
            <text:p>GPIOL11</text:p>
          </table:table-cell>
          <table:table-cell table:style-name="ce12" office:value-type="float" office:value="13" calcext:value-type="float">
            <text:p>13</text:p>
          </table:table-cell>
          <table:table-cell table:style-name="Default"/>
          <table:table-cell table:number-columns-repeated="7"/>
          <table:table-cell table:style-name="Default"/>
          <table:table-cell table:number-columns-repeated="963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7"/>
          <table:table-cell table:style-name="Default"/>
          <table:table-cell table:number-columns-repeated="963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7"/>
          <table:table-cell table:style-name="Default"/>
          <table:table-cell table:number-columns-repeated="963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7"/>
          <table:table-cell table:style-name="Default"/>
          <table:table-cell table:number-columns-repeated="963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1"/>
          <table:table-cell table:style-name="ce58" table:number-columns-repeated="4"/>
          <table:table-cell table:number-columns-repeated="956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97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971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table:style-name="ce58"/>
          <table:table-cell table:number-columns-repeated="964"/>
        </table:table-row>
        <table:table-row table:style-name="ro1">
          <table:table-cell table:number-columns-repeated="977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972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97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8"/>
          <table:table-cell table:style-name="ce58" table:number-columns-repeated="3"/>
          <table:table-cell table:number-columns-repeated="4"/>
          <table:table-cell table:style-name="ce58" table:number-columns-repeated="956"/>
        </table:table-row>
        <table:table-row table:style-name="ro1" table:number-rows-repeated="28">
          <table:table-cell table:number-columns-repeated="4"/>
          <table:table-cell table:style-name="Default" table:number-columns-repeated="2"/>
          <table:table-cell table:number-columns-repeated="971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971"/>
        </table:table-row>
        <table:table-row table:style-name="ro1" table:number-rows-repeated="1048491">
          <table:table-cell table:number-columns-repeated="977"/>
        </table:table-row>
        <table:table-row table:style-name="ro1">
          <table:table-cell table:number-columns-repeated="977"/>
        </table:table-row>
      </table:table>
      <table:table table:name="H3" table:style-name="ta1" table:print-ranges="H3.A1:H3.D1">
        <office:forms form:automatic-focus="false" form:apply-design-mode="false"/>
        <table:table-column table:style-name="co2" table:default-cell-style-name="Default"/>
        <table:table-column table:style-name="co1" table:number-columns-repeated="3" table:default-cell-style-name="Default"/>
        <table:table-column table:style-name="co38" table:default-cell-style-name="ce58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8" table:default-cell-style-name="Default"/>
        <table:table-column table:style-name="co40" table:number-columns-repeated="2" table:default-cell-style-name="Default"/>
        <table:table-column table:style-name="co43" table:default-cell-style-name="Default"/>
        <table:table-column table:style-name="co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2" table:number-columns-repeated="969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sYs</text:p>
          </table:table-cell>
          <table:table-cell table:number-columns-repeated="2"/>
          <table:table-cell table:style-name="ce58" table:number-columns-repeated="984"/>
        </table:table-row>
        <table:table-row table:style-name="ro1">
          <table:table-cell table:style-name="ce41" office:value-type="string" calcext:value-type="string">
            <text:p>A0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41" office:value-type="string" calcext:value-type="string">
            <text:p>A1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41" office:value-type="string" calcext:value-type="string">
            <text:p>A2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41" office:value-type="string" calcext:value-type="string">
            <text:p>A3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table:style-name="ce41" office:value-type="string" calcext:value-type="string">
            <text:p>A4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number-columns-repeated="986"/>
        </table:table-row>
        <table:table-row table:style-name="ro1">
          <table:table-cell table:style-name="ce41" office:value-type="string" calcext:value-type="string">
            <text:p>A5</text:p>
          </table:table-cell>
          <table:table-cell table:number-columns-repeated="2" table:style-name="ce41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41" office:value-type="string" calcext:value-type="string">
            <text:p>A6</text:p>
          </table:table-cell>
          <table:table-cell table:number-columns-repeated="2" table:style-name="ce41" office:value-type="float" office:value="6" calcext:value-type="float">
            <text:p>6</text:p>
          </table:table-cell>
          <table:table-cell table:number-columns-repeated="986"/>
        </table:table-row>
        <table:table-row table:style-name="ro1">
          <table:table-cell table:style-name="ce41" office:value-type="string" calcext:value-type="string">
            <text:p>A7</text:p>
          </table:table-cell>
          <table:table-cell table:number-columns-repeated="2" table:style-name="ce41" office:value-type="float" office:value="7" calcext:value-type="float">
            <text:p>7</text:p>
          </table:table-cell>
          <table:table-cell table:number-columns-repeated="986"/>
        </table:table-row>
        <table:table-row table:style-name="ro1">
          <table:table-cell table:style-name="ce41" office:value-type="string" calcext:value-type="string">
            <text:p>A8</text:p>
          </table:table-cell>
          <table:table-cell table:number-columns-repeated="2" table:style-name="ce41" office:value-type="float" office:value="8" calcext:value-type="float">
            <text:p>8</text:p>
          </table:table-cell>
          <table:table-cell table:number-columns-repeated="986"/>
        </table:table-row>
        <table:table-row table:style-name="ro1">
          <table:table-cell table:style-name="ce41" office:value-type="string" calcext:value-type="string">
            <text:p>A9</text:p>
          </table:table-cell>
          <table:table-cell table:number-columns-repeated="2" table:style-name="ce41" office:value-type="float" office:value="9" calcext:value-type="float">
            <text:p>9</text:p>
          </table:table-cell>
          <table:table-cell table:number-columns-repeated="986"/>
        </table:table-row>
        <table:table-row table:style-name="ro1">
          <table:table-cell table:style-name="ce41" office:value-type="string" calcext:value-type="string">
            <text:p>A10</text:p>
          </table:table-cell>
          <table:table-cell table:number-columns-repeated="2" table:style-name="ce41" office:value-type="float" office:value="10" calcext:value-type="float">
            <text:p>10</text:p>
          </table:table-cell>
          <table:table-cell table:number-columns-repeated="986"/>
        </table:table-row>
        <table:table-row table:style-name="ro1">
          <table:table-cell table:style-name="ce41" office:value-type="string" calcext:value-type="string">
            <text:p>A11</text:p>
          </table:table-cell>
          <table:table-cell table:number-columns-repeated="2" table:style-name="ce41" office:value-type="float" office:value="11" calcext:value-type="float">
            <text:p>11</text:p>
          </table:table-cell>
          <table:table-cell table:number-columns-repeated="986"/>
        </table:table-row>
        <table:table-row table:style-name="ro1">
          <table:table-cell table:style-name="ce41" office:value-type="string" calcext:value-type="string">
            <text:p>A12</text:p>
          </table:table-cell>
          <table:table-cell table:number-columns-repeated="2" table:style-name="ce41" office:value-type="float" office:value="12" calcext:value-type="float">
            <text:p>12</text:p>
          </table:table-cell>
          <table:table-cell table:number-columns-repeated="986"/>
        </table:table-row>
        <table:table-row table:style-name="ro1">
          <table:table-cell table:style-name="ce41" office:value-type="string" calcext:value-type="string">
            <text:p>A13</text:p>
          </table:table-cell>
          <table:table-cell table:number-columns-repeated="2" table:style-name="ce41" office:value-type="float" office:value="13" calcext:value-type="float">
            <text:p>13</text:p>
          </table:table-cell>
          <table:table-cell table:number-columns-repeated="986"/>
        </table:table-row>
        <table:table-row table:style-name="ro1">
          <table:table-cell table:style-name="ce41" office:value-type="string" calcext:value-type="string">
            <text:p>A14</text:p>
          </table:table-cell>
          <table:table-cell table:number-columns-repeated="2" table:style-name="ce41" office:value-type="float" office:value="14" calcext:value-type="float">
            <text:p>14</text:p>
          </table:table-cell>
          <table:table-cell table:number-columns-repeated="986"/>
        </table:table-row>
        <table:table-row table:style-name="ro1">
          <table:table-cell table:style-name="ce41" office:value-type="string" calcext:value-type="string">
            <text:p>A15</text:p>
          </table:table-cell>
          <table:table-cell table:number-columns-repeated="2" table:style-name="ce41" office:value-type="float" office:value="15" calcext:value-type="float">
            <text:p>15</text:p>
          </table:table-cell>
          <table:table-cell table:number-columns-repeated="986"/>
        </table:table-row>
        <table:table-row table:style-name="ro1">
          <table:table-cell table:style-name="ce41" office:value-type="string" calcext:value-type="string">
            <text:p>A16</text:p>
          </table:table-cell>
          <table:table-cell table:number-columns-repeated="2" table:style-name="ce41" office:value-type="float" office:value="16" calcext:value-type="float">
            <text:p>16</text:p>
          </table:table-cell>
          <table:table-cell table:number-columns-repeated="986"/>
        </table:table-row>
        <table:table-row table:style-name="ro1">
          <table:table-cell table:style-name="ce41" office:value-type="string" calcext:value-type="string">
            <text:p>A17</text:p>
          </table:table-cell>
          <table:table-cell table:number-columns-repeated="2" table:style-name="ce41" office:value-type="float" office:value="17" calcext:value-type="float">
            <text:p>17</text:p>
          </table:table-cell>
          <table:table-cell table:number-columns-repeated="986"/>
        </table:table-row>
        <table:table-row table:style-name="ro1">
          <table:table-cell table:style-name="ce41" office:value-type="string" calcext:value-type="string">
            <text:p>A18</text:p>
          </table:table-cell>
          <table:table-cell table:number-columns-repeated="2" table:style-name="ce41" office:value-type="float" office:value="18" calcext:value-type="float">
            <text:p>18</text:p>
          </table:table-cell>
          <table:table-cell table:number-columns-repeated="986"/>
        </table:table-row>
        <table:table-row table:style-name="ro1">
          <table:table-cell table:style-name="ce41" office:value-type="string" calcext:value-type="string">
            <text:p>A19</text:p>
          </table:table-cell>
          <table:table-cell table:number-columns-repeated="2" table:style-name="ce41" office:value-type="float" office:value="19" calcext:value-type="float">
            <text:p>19</text:p>
          </table:table-cell>
          <table:table-cell table:number-columns-repeated="986"/>
        </table:table-row>
        <table:table-row table:style-name="ro1">
          <table:table-cell table:style-name="ce41" office:value-type="string" calcext:value-type="string">
            <text:p>A20</text:p>
          </table:table-cell>
          <table:table-cell table:number-columns-repeated="2" table:style-name="ce41" office:value-type="float" office:value="20" calcext:value-type="float">
            <text:p>20</text:p>
          </table:table-cell>
          <table:table-cell table:number-columns-repeated="986"/>
        </table:table-row>
        <table:table-row table:style-name="ro1">
          <table:table-cell table:style-name="ce41" office:value-type="string" calcext:value-type="string">
            <text:p>A21</text:p>
          </table:table-cell>
          <table:table-cell table:number-columns-repeated="2" table:style-name="ce41" office:value-type="float" office:value="21" calcext:value-type="float">
            <text:p>21</text:p>
          </table:table-cell>
          <table:table-cell table:number-columns-repeated="986"/>
        </table:table-row>
        <table:table-row table:style-name="ro1">
          <table:table-cell table:style-name="ce227" office:value-type="string" calcext:value-type="string">
            <text:p>C0</text:p>
          </table:table-cell>
          <table:table-cell table:style-name="ce227" office:value-type="float" office:value="22" calcext:value-type="float">
            <text:p>22</text:p>
          </table:table-cell>
          <table:table-cell table:style-name="ce227" office:value-type="float" office:value="64" calcext:value-type="float">
            <text:p>64</text:p>
          </table:table-cell>
          <table:table-cell table:number-columns-repeated="986"/>
        </table:table-row>
        <table:table-row table:style-name="ro1">
          <table:table-cell table:style-name="ce227" office:value-type="string" calcext:value-type="string">
            <text:p>C1</text:p>
          </table:table-cell>
          <table:table-cell table:style-name="ce227" office:value-type="float" office:value="23" calcext:value-type="float">
            <text:p>23</text:p>
          </table:table-cell>
          <table:table-cell table:style-name="ce227" office:value-type="float" office:value="65" calcext:value-type="float">
            <text:p>65</text:p>
          </table:table-cell>
          <table:table-cell table:number-columns-repeated="986"/>
        </table:table-row>
        <table:table-row table:style-name="ro1">
          <table:table-cell table:style-name="ce227" office:value-type="string" calcext:value-type="string">
            <text:p>C2</text:p>
          </table:table-cell>
          <table:table-cell table:style-name="ce227" office:value-type="float" office:value="24" calcext:value-type="float">
            <text:p>24</text:p>
          </table:table-cell>
          <table:table-cell table:style-name="ce227" office:value-type="float" office:value="66" calcext:value-type="float">
            <text:p>66</text:p>
          </table:table-cell>
          <table:table-cell table:number-columns-repeated="986"/>
        </table:table-row>
        <table:table-row table:style-name="ro1">
          <table:table-cell table:style-name="ce227" office:value-type="string" calcext:value-type="string">
            <text:p>C3</text:p>
          </table:table-cell>
          <table:table-cell table:style-name="ce227" office:value-type="float" office:value="25" calcext:value-type="float">
            <text:p>25</text:p>
          </table:table-cell>
          <table:table-cell table:style-name="ce227" office:value-type="float" office:value="67" calcext:value-type="float">
            <text:p>67</text:p>
          </table:table-cell>
          <table:table-cell table:number-columns-repeated="7"/>
          <table:table-cell office:value-type="string" calcext:value-type="string">
            <text:p>soc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pin_id</text:p>
          </table:table-cell>
          <table:table-cell table:number-columns-repeated="976"/>
        </table:table-row>
        <table:table-row table:style-name="ro1">
          <table:table-cell table:style-name="ce228" office:value-type="string" calcext:value-type="string">
            <text:p>C4</text:p>
          </table:table-cell>
          <table:table-cell table:style-name="ce228" office:value-type="float" office:value="26" calcext:value-type="float">
            <text:p>26</text:p>
          </table:table-cell>
          <table:table-cell table:style-name="ce228" office:value-type="float" office:value="68" calcext:value-type="float">
            <text:p>68</text:p>
          </table:table-cell>
          <table:table-cell/>
          <table:table-cell table:formula="of:=COM.MICROSOFT.CONCAT(&quot;GPIO&quot;;[.A28])" office:value-type="string" office:string-value="GPIOC4" calcext:value-type="string">
            <text:p>GPIOC4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C4</text:p>
          </table:table-cell>
          <table:table-cell table:style-name="ce229" office:value-type="float" office:value="26" calcext:value-type="float">
            <text:p>26</text:p>
          </table:table-cell>
          <table:table-cell table:style-name="ce229"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28]" office:value-type="string" office:string-value="GPIOC4" calcext:value-type="string">
            <text:p>GPIOC4</text:p>
          </table:table-cell>
          <table:table-cell office:value-type="string" calcext:value-type="string">
            <text:p>output</text:p>
          </table:table-cell>
          <table:table-cell table:formula="of:=[.J28]" office:value-type="string" office:string-value="GPIOC4" calcext:value-type="string">
            <text:p>GPIOC4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NANDCE0</text:p>
          </table:table-cell>
          <table:table-cell table:number-columns-repeated="3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C4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C5</text:p>
          </table:table-cell>
          <table:table-cell table:style-name="ce228" office:value-type="float" office:value="27" calcext:value-type="float">
            <text:p>27</text:p>
          </table:table-cell>
          <table:table-cell table:style-name="ce228" office:value-type="float" office:value="69" calcext:value-type="float">
            <text:p>69</text:p>
          </table:table-cell>
          <table:table-cell/>
          <table:table-cell table:formula="of:=COM.MICROSOFT.CONCAT(&quot;GPIO&quot;;[.A29])" office:value-type="string" office:string-value="GPIOC5" calcext:value-type="string">
            <text:p>GPIOC5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C5</text:p>
          </table:table-cell>
          <table:table-cell table:style-name="ce229" office:value-type="float" office:value="27" calcext:value-type="float">
            <text:p>27</text:p>
          </table:table-cell>
          <table:table-cell table:style-name="ce229"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29]" office:value-type="string" office:string-value="GPIOC5" calcext:value-type="string">
            <text:p>GPIOC5</text:p>
          </table:table-cell>
          <table:table-cell office:value-type="string" calcext:value-type="string">
            <text:p>output</text:p>
          </table:table-cell>
          <table:table-cell table:formula="of:=[.J29]" office:value-type="string" office:string-value="GPIOC5" calcext:value-type="string">
            <text:p>GPIOC5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NANDRE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SDC2CLK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C5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C6</text:p>
          </table:table-cell>
          <table:table-cell table:style-name="ce228" office:value-type="float" office:value="28" calcext:value-type="float">
            <text:p>28</text:p>
          </table:table-cell>
          <table:table-cell table:style-name="ce228" office:value-type="float" office:value="70" calcext:value-type="float">
            <text:p>70</text:p>
          </table:table-cell>
          <table:table-cell/>
          <table:table-cell table:formula="of:=COM.MICROSOFT.CONCAT(&quot;GPIO&quot;;[.A30])" office:value-type="string" office:string-value="GPIOC6" calcext:value-type="string">
            <text:p>GPIOC6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C6</text:p>
          </table:table-cell>
          <table:table-cell table:style-name="ce229" office:value-type="float" office:value="28" calcext:value-type="float">
            <text:p>28</text:p>
          </table:table-cell>
          <table:table-cell table:style-name="ce229"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30]" office:value-type="string" office:string-value="GPIOC6" calcext:value-type="string">
            <text:p>GPIOC6</text:p>
          </table:table-cell>
          <table:table-cell office:value-type="string" calcext:value-type="string">
            <text:p>output</text:p>
          </table:table-cell>
          <table:table-cell table:formula="of:=[.J30]" office:value-type="string" office:string-value="GPIOC6" calcext:value-type="string">
            <text:p>GPIOC6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NANDRB0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SDC2CMD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C6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C7</text:p>
          </table:table-cell>
          <table:table-cell table:style-name="ce228" office:value-type="float" office:value="29" calcext:value-type="float">
            <text:p>29</text:p>
          </table:table-cell>
          <table:table-cell table:style-name="ce228" office:value-type="float" office:value="71" calcext:value-type="float">
            <text:p>71</text:p>
          </table:table-cell>
          <table:table-cell/>
          <table:table-cell table:formula="of:=COM.MICROSOFT.CONCAT(&quot;GPIO&quot;;[.A31])" office:value-type="string" office:string-value="GPIOC7" calcext:value-type="string">
            <text:p>GPIOC7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C7</text:p>
          </table:table-cell>
          <table:table-cell table:style-name="ce229" office:value-type="float" office:value="29" calcext:value-type="float">
            <text:p>29</text:p>
          </table:table-cell>
          <table:table-cell table:style-name="ce229"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31]" office:value-type="string" office:string-value="GPIOC7" calcext:value-type="string">
            <text:p>GPIOC7</text:p>
          </table:table-cell>
          <table:table-cell office:value-type="string" calcext:value-type="string">
            <text:p>output</text:p>
          </table:table-cell>
          <table:table-cell table:formula="of:=[.J31]" office:value-type="string" office:string-value="GPIOC7" calcext:value-type="string">
            <text:p>GPIOC7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NANDRB1</text:p>
          </table:table-cell>
          <table:table-cell table:number-columns-repeated="3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C7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C8</text:p>
          </table:table-cell>
          <table:table-cell table:style-name="ce228" office:value-type="float" office:value="30" calcext:value-type="float">
            <text:p>30</text:p>
          </table:table-cell>
          <table:table-cell table:style-name="ce228" office:value-type="float" office:value="72" calcext:value-type="float">
            <text:p>72</text:p>
          </table:table-cell>
          <table:table-cell/>
          <table:table-cell table:formula="of:=COM.MICROSOFT.CONCAT(&quot;GPIO&quot;;[.A32])" office:value-type="string" office:string-value="GPIOC8" calcext:value-type="string">
            <text:p>GPIOC8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C8</text:p>
          </table:table-cell>
          <table:table-cell table:style-name="ce229" office:value-type="float" office:value="30" calcext:value-type="float">
            <text:p>30</text:p>
          </table:table-cell>
          <table:table-cell table:style-name="ce229"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32]" office:value-type="string" office:string-value="GPIOC8" calcext:value-type="string">
            <text:p>GPIOC8</text:p>
          </table:table-cell>
          <table:table-cell office:value-type="string" calcext:value-type="string">
            <text:p>output</text:p>
          </table:table-cell>
          <table:table-cell table:formula="of:=[.J32]" office:value-type="string" office:string-value="GPIOC8" calcext:value-type="string">
            <text:p>GPIOC8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NANDDQ0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SDC2D0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C8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C9</text:p>
          </table:table-cell>
          <table:table-cell table:style-name="ce228" office:value-type="float" office:value="31" calcext:value-type="float">
            <text:p>31</text:p>
          </table:table-cell>
          <table:table-cell table:style-name="ce228" office:value-type="float" office:value="73" calcext:value-type="float">
            <text:p>73</text:p>
          </table:table-cell>
          <table:table-cell/>
          <table:table-cell table:formula="of:=COM.MICROSOFT.CONCAT(&quot;GPIO&quot;;[.A33])" office:value-type="string" office:string-value="GPIOC9" calcext:value-type="string">
            <text:p>GPIOC9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C9</text:p>
          </table:table-cell>
          <table:table-cell table:style-name="ce229" office:value-type="float" office:value="31" calcext:value-type="float">
            <text:p>31</text:p>
          </table:table-cell>
          <table:table-cell table:style-name="ce229"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33]" office:value-type="string" office:string-value="GPIOC9" calcext:value-type="string">
            <text:p>GPIOC9</text:p>
          </table:table-cell>
          <table:table-cell office:value-type="string" calcext:value-type="string">
            <text:p>output</text:p>
          </table:table-cell>
          <table:table-cell table:formula="of:=[.J33]" office:value-type="string" office:string-value="GPIOC9" calcext:value-type="string">
            <text:p>GPIOC9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NANDDQ1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SDC2D1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C9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C10</text:p>
          </table:table-cell>
          <table:table-cell table:style-name="ce228" office:value-type="float" office:value="32" calcext:value-type="float">
            <text:p>32</text:p>
          </table:table-cell>
          <table:table-cell table:style-name="ce228" office:value-type="float" office:value="74" calcext:value-type="float">
            <text:p>74</text:p>
          </table:table-cell>
          <table:table-cell/>
          <table:table-cell table:formula="of:=COM.MICROSOFT.CONCAT(&quot;GPIO&quot;;[.A34])" office:value-type="string" office:string-value="GPIOC10" calcext:value-type="string">
            <text:p>GPIOC10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C10</text:p>
          </table:table-cell>
          <table:table-cell table:style-name="ce229" office:value-type="float" office:value="32" calcext:value-type="float">
            <text:p>32</text:p>
          </table:table-cell>
          <table:table-cell table:style-name="ce229"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34]" office:value-type="string" office:string-value="GPIOC10" calcext:value-type="string">
            <text:p>GPIOC10</text:p>
          </table:table-cell>
          <table:table-cell office:value-type="string" calcext:value-type="string">
            <text:p>output</text:p>
          </table:table-cell>
          <table:table-cell table:formula="of:=[.J34]" office:value-type="string" office:string-value="GPIOC10" calcext:value-type="string">
            <text:p>GPIOC10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NANDDQ2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SDC2D2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C10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C11</text:p>
          </table:table-cell>
          <table:table-cell table:style-name="ce228" office:value-type="float" office:value="33" calcext:value-type="float">
            <text:p>33</text:p>
          </table:table-cell>
          <table:table-cell table:style-name="ce228" office:value-type="float" office:value="75" calcext:value-type="float">
            <text:p>75</text:p>
          </table:table-cell>
          <table:table-cell/>
          <table:table-cell table:formula="of:=COM.MICROSOFT.CONCAT(&quot;GPIO&quot;;[.A35])" office:value-type="string" office:string-value="GPIOC11" calcext:value-type="string">
            <text:p>GPIOC11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C11</text:p>
          </table:table-cell>
          <table:table-cell table:style-name="ce229" office:value-type="float" office:value="33" calcext:value-type="float">
            <text:p>33</text:p>
          </table:table-cell>
          <table:table-cell table:style-name="ce229"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35]" office:value-type="string" office:string-value="GPIOC11" calcext:value-type="string">
            <text:p>GPIOC11</text:p>
          </table:table-cell>
          <table:table-cell office:value-type="string" calcext:value-type="string">
            <text:p>output</text:p>
          </table:table-cell>
          <table:table-cell table:formula="of:=[.J35]" office:value-type="string" office:string-value="GPIOC11" calcext:value-type="string">
            <text:p>GPIOC11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NANDDQ3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SDC2D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C11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C12</text:p>
          </table:table-cell>
          <table:table-cell table:style-name="ce228" office:value-type="float" office:value="34" calcext:value-type="float">
            <text:p>34</text:p>
          </table:table-cell>
          <table:table-cell table:style-name="ce228" office:value-type="float" office:value="76" calcext:value-type="float">
            <text:p>76</text:p>
          </table:table-cell>
          <table:table-cell/>
          <table:table-cell table:formula="of:=COM.MICROSOFT.CONCAT(&quot;GPIO&quot;;[.A36])" office:value-type="string" office:string-value="GPIOC12" calcext:value-type="string">
            <text:p>GPIOC12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C12</text:p>
          </table:table-cell>
          <table:table-cell table:style-name="ce229" office:value-type="float" office:value="34" calcext:value-type="float">
            <text:p>34</text:p>
          </table:table-cell>
          <table:table-cell table:style-name="ce229"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36]" office:value-type="string" office:string-value="GPIOC12" calcext:value-type="string">
            <text:p>GPIOC12</text:p>
          </table:table-cell>
          <table:table-cell office:value-type="string" calcext:value-type="string">
            <text:p>output</text:p>
          </table:table-cell>
          <table:table-cell table:formula="of:=[.J36]" office:value-type="string" office:string-value="GPIOC12" calcext:value-type="string">
            <text:p>GPIOC12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NANDDQ4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SDC2D4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C12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C13</text:p>
          </table:table-cell>
          <table:table-cell table:style-name="ce228" office:value-type="float" office:value="35" calcext:value-type="float">
            <text:p>35</text:p>
          </table:table-cell>
          <table:table-cell table:style-name="ce228" office:value-type="float" office:value="77" calcext:value-type="float">
            <text:p>77</text:p>
          </table:table-cell>
          <table:table-cell/>
          <table:table-cell table:formula="of:=COM.MICROSOFT.CONCAT(&quot;GPIO&quot;;[.A37])" office:value-type="string" office:string-value="GPIOC13" calcext:value-type="string">
            <text:p>GPIOC13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C13</text:p>
          </table:table-cell>
          <table:table-cell table:style-name="ce229" office:value-type="float" office:value="35" calcext:value-type="float">
            <text:p>35</text:p>
          </table:table-cell>
          <table:table-cell table:style-name="ce229"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37]" office:value-type="string" office:string-value="GPIOC13" calcext:value-type="string">
            <text:p>GPIOC13</text:p>
          </table:table-cell>
          <table:table-cell office:value-type="string" calcext:value-type="string">
            <text:p>output</text:p>
          </table:table-cell>
          <table:table-cell table:formula="of:=[.J37]" office:value-type="string" office:string-value="GPIOC13" calcext:value-type="string">
            <text:p>GPIOC13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NANDDQ5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SDC2D5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C13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C14</text:p>
          </table:table-cell>
          <table:table-cell table:style-name="ce228" office:value-type="float" office:value="36" calcext:value-type="float">
            <text:p>36</text:p>
          </table:table-cell>
          <table:table-cell table:style-name="ce228" office:value-type="float" office:value="78" calcext:value-type="float">
            <text:p>78</text:p>
          </table:table-cell>
          <table:table-cell/>
          <table:table-cell table:formula="of:=COM.MICROSOFT.CONCAT(&quot;GPIO&quot;;[.A38])" office:value-type="string" office:string-value="GPIOC14" calcext:value-type="string">
            <text:p>GPIOC14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C14</text:p>
          </table:table-cell>
          <table:table-cell table:style-name="ce229" office:value-type="float" office:value="36" calcext:value-type="float">
            <text:p>36</text:p>
          </table:table-cell>
          <table:table-cell table:style-name="ce229"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38]" office:value-type="string" office:string-value="GPIOC14" calcext:value-type="string">
            <text:p>GPIOC14</text:p>
          </table:table-cell>
          <table:table-cell office:value-type="string" calcext:value-type="string">
            <text:p>output</text:p>
          </table:table-cell>
          <table:table-cell table:formula="of:=[.J38]" office:value-type="string" office:string-value="GPIOC14" calcext:value-type="string">
            <text:p>GPIOC14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NANDDQ6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SDC2D6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C14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C15</text:p>
          </table:table-cell>
          <table:table-cell table:style-name="ce228" office:value-type="float" office:value="37" calcext:value-type="float">
            <text:p>37</text:p>
          </table:table-cell>
          <table:table-cell table:style-name="ce228" office:value-type="float" office:value="79" calcext:value-type="float">
            <text:p>79</text:p>
          </table:table-cell>
          <table:table-cell/>
          <table:table-cell table:formula="of:=COM.MICROSOFT.CONCAT(&quot;GPIO&quot;;[.A39])" office:value-type="string" office:string-value="GPIOC15" calcext:value-type="string">
            <text:p>GPIOC15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C15</text:p>
          </table:table-cell>
          <table:table-cell table:style-name="ce229" office:value-type="float" office:value="37" calcext:value-type="float">
            <text:p>37</text:p>
          </table:table-cell>
          <table:table-cell table:style-name="ce229"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39]" office:value-type="string" office:string-value="GPIOC15" calcext:value-type="string">
            <text:p>GPIOC15</text:p>
          </table:table-cell>
          <table:table-cell office:value-type="string" calcext:value-type="string">
            <text:p>output</text:p>
          </table:table-cell>
          <table:table-cell table:formula="of:=[.J39]" office:value-type="string" office:string-value="GPIOC15" calcext:value-type="string">
            <text:p>GPIOC15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NANDDQ7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SDC2D7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C15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C16</text:p>
          </table:table-cell>
          <table:table-cell table:style-name="ce228" office:value-type="float" office:value="38" calcext:value-type="float">
            <text:p>38</text:p>
          </table:table-cell>
          <table:table-cell table:style-name="ce228" office:value-type="float" office:value="80" calcext:value-type="float">
            <text:p>80</text:p>
          </table:table-cell>
          <table:table-cell/>
          <table:table-cell table:formula="of:=COM.MICROSOFT.CONCAT(&quot;GPIO&quot;;[.A40])" office:value-type="string" office:string-value="GPIOC16" calcext:value-type="string">
            <text:p>GPIOC16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C16</text:p>
          </table:table-cell>
          <table:table-cell table:style-name="ce229" office:value-type="float" office:value="38" calcext:value-type="float">
            <text:p>38</text:p>
          </table:table-cell>
          <table:table-cell table:style-name="ce229"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40]" office:value-type="string" office:string-value="GPIOC16" calcext:value-type="string">
            <text:p>GPIOC16</text:p>
          </table:table-cell>
          <table:table-cell office:value-type="string" calcext:value-type="string">
            <text:p>output</text:p>
          </table:table-cell>
          <table:table-cell table:formula="of:=[.J40]" office:value-type="string" office:string-value="GPIOC16" calcext:value-type="string">
            <text:p>GPIOC16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NANDDQS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SDC2RST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C16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D0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96" calcext:value-type="float">
            <text:p>96</text:p>
          </table:table-cell>
          <table:table-cell/>
          <table:table-cell table:formula="of:=COM.MICROSOFT.CONCAT(&quot;GPIO&quot;;[.A41])" office:value-type="string" office:string-value="GPIOD0" calcext:value-type="string">
            <text:p>GPIOD0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D0</text:p>
          </table:table-cell>
          <table:table-cell table:style-name="ce229" office:value-type="float" office:value="39" calcext:value-type="float">
            <text:p>39</text:p>
          </table:table-cell>
          <table:table-cell table:style-name="ce229"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41]" office:value-type="string" office:string-value="GPIOD0" calcext:value-type="string">
            <text:p>GPIOD0</text:p>
          </table:table-cell>
          <table:table-cell office:value-type="string" calcext:value-type="string">
            <text:p>output</text:p>
          </table:table-cell>
          <table:table-cell table:formula="of:=[.J41]" office:value-type="string" office:string-value="GPIOD0" calcext:value-type="string">
            <text:p>GPIOD0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MIIRXD3</text:p>
          </table:table-cell>
          <table:table-cell table:number-columns-repeated="3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D0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D1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97" calcext:value-type="float">
            <text:p>97</text:p>
          </table:table-cell>
          <table:table-cell/>
          <table:table-cell table:formula="of:=COM.MICROSOFT.CONCAT(&quot;GPIO&quot;;[.A42])" office:value-type="string" office:string-value="GPIOD1" calcext:value-type="string">
            <text:p>GPIOD1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D1</text:p>
          </table:table-cell>
          <table:table-cell table:style-name="ce229" office:value-type="float" office:value="40" calcext:value-type="float">
            <text:p>40</text:p>
          </table:table-cell>
          <table:table-cell table:style-name="ce229"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42]" office:value-type="string" office:string-value="GPIOD1" calcext:value-type="string">
            <text:p>GPIOD1</text:p>
          </table:table-cell>
          <table:table-cell office:value-type="string" calcext:value-type="string">
            <text:p>output</text:p>
          </table:table-cell>
          <table:table-cell table:formula="of:=[.J42]" office:value-type="string" office:string-value="GPIOD1" calcext:value-type="string">
            <text:p>GPIOD1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MIIRXD2</text:p>
          </table:table-cell>
          <table:table-cell table:number-columns-repeated="3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D1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D2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98" calcext:value-type="float">
            <text:p>98</text:p>
          </table:table-cell>
          <table:table-cell/>
          <table:table-cell table:formula="of:=COM.MICROSOFT.CONCAT(&quot;GPIO&quot;;[.A43])" office:value-type="string" office:string-value="GPIOD2" calcext:value-type="string">
            <text:p>GPIOD2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D2</text:p>
          </table:table-cell>
          <table:table-cell table:style-name="ce229" office:value-type="float" office:value="41" calcext:value-type="float">
            <text:p>41</text:p>
          </table:table-cell>
          <table:table-cell table:style-name="ce229" office:value-type="float" office:value="98" calcext:value-type="float">
            <text:p>98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43]" office:value-type="string" office:string-value="GPIOD2" calcext:value-type="string">
            <text:p>GPIOD2</text:p>
          </table:table-cell>
          <table:table-cell office:value-type="string" calcext:value-type="string">
            <text:p>output</text:p>
          </table:table-cell>
          <table:table-cell table:formula="of:=[.J43]" office:value-type="string" office:string-value="GPIOD2" calcext:value-type="string">
            <text:p>GPIOD2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MIIRXD1</text:p>
          </table:table-cell>
          <table:table-cell table:number-columns-repeated="3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D2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D3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99" calcext:value-type="float">
            <text:p>99</text:p>
          </table:table-cell>
          <table:table-cell/>
          <table:table-cell table:formula="of:=COM.MICROSOFT.CONCAT(&quot;GPIO&quot;;[.A44])" office:value-type="string" office:string-value="GPIOD3" calcext:value-type="string">
            <text:p>GPIOD3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D3</text:p>
          </table:table-cell>
          <table:table-cell table:style-name="ce229" office:value-type="float" office:value="42" calcext:value-type="float">
            <text:p>42</text:p>
          </table:table-cell>
          <table:table-cell table:style-name="ce229"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44]" office:value-type="string" office:string-value="GPIOD3" calcext:value-type="string">
            <text:p>GPIOD3</text:p>
          </table:table-cell>
          <table:table-cell office:value-type="string" calcext:value-type="string">
            <text:p>output</text:p>
          </table:table-cell>
          <table:table-cell table:formula="of:=[.J44]" office:value-type="string" office:string-value="GPIOD3" calcext:value-type="string">
            <text:p>GPIOD3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MIIRXD0</text:p>
          </table:table-cell>
          <table:table-cell table:number-columns-repeated="3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D3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D4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100" calcext:value-type="float">
            <text:p>100</text:p>
          </table:table-cell>
          <table:table-cell/>
          <table:table-cell table:formula="of:=COM.MICROSOFT.CONCAT(&quot;GPIO&quot;;[.A45])" office:value-type="string" office:string-value="GPIOD4" calcext:value-type="string">
            <text:p>GPIOD4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D4</text:p>
          </table:table-cell>
          <table:table-cell table:style-name="ce229" office:value-type="float" office:value="43" calcext:value-type="float">
            <text:p>43</text:p>
          </table:table-cell>
          <table:table-cell table:style-name="ce229"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45]" office:value-type="string" office:string-value="GPIOD4" calcext:value-type="string">
            <text:p>GPIOD4</text:p>
          </table:table-cell>
          <table:table-cell office:value-type="string" calcext:value-type="string">
            <text:p>output</text:p>
          </table:table-cell>
          <table:table-cell table:formula="of:=[.J45]" office:value-type="string" office:string-value="GPIOD4" calcext:value-type="string">
            <text:p>GPIOD4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MIRXCK</text:p>
          </table:table-cell>
          <table:table-cell table:number-columns-repeated="3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D4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D5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101" calcext:value-type="float">
            <text:p>101</text:p>
          </table:table-cell>
          <table:table-cell/>
          <table:table-cell table:formula="of:=COM.MICROSOFT.CONCAT(&quot;GPIO&quot;;[.A46])" office:value-type="string" office:string-value="GPIOD5" calcext:value-type="string">
            <text:p>GPIOD5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D5</text:p>
          </table:table-cell>
          <table:table-cell table:style-name="ce229" office:value-type="float" office:value="44" calcext:value-type="float">
            <text:p>44</text:p>
          </table:table-cell>
          <table:table-cell table:style-name="ce229"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46]" office:value-type="string" office:string-value="GPIOD5" calcext:value-type="string">
            <text:p>GPIOD5</text:p>
          </table:table-cell>
          <table:table-cell office:value-type="string" calcext:value-type="string">
            <text:p>output</text:p>
          </table:table-cell>
          <table:table-cell table:formula="of:=[.J46]" office:value-type="string" office:string-value="GPIOD5" calcext:value-type="string">
            <text:p>GPIOD5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MIIRXDV</text:p>
          </table:table-cell>
          <table:table-cell table:number-columns-repeated="3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D5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D6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102" calcext:value-type="float">
            <text:p>102</text:p>
          </table:table-cell>
          <table:table-cell/>
          <table:table-cell table:formula="of:=COM.MICROSOFT.CONCAT(&quot;GPIO&quot;;[.A47])" office:value-type="string" office:string-value="GPIOD6" calcext:value-type="string">
            <text:p>GPIOD6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D6</text:p>
          </table:table-cell>
          <table:table-cell table:style-name="ce229" office:value-type="float" office:value="45" calcext:value-type="float">
            <text:p>45</text:p>
          </table:table-cell>
          <table:table-cell table:style-name="ce229"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47]" office:value-type="string" office:string-value="GPIOD6" calcext:value-type="string">
            <text:p>GPIOD6</text:p>
          </table:table-cell>
          <table:table-cell office:value-type="string" calcext:value-type="string">
            <text:p>output</text:p>
          </table:table-cell>
          <table:table-cell table:formula="of:=[.J47]" office:value-type="string" office:string-value="GPIOD6" calcext:value-type="string">
            <text:p>GPIOD6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MIIRXERR</text:p>
          </table:table-cell>
          <table:table-cell table:number-columns-repeated="3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D6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D7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103" calcext:value-type="float">
            <text:p>103</text:p>
          </table:table-cell>
          <table:table-cell/>
          <table:table-cell table:formula="of:=COM.MICROSOFT.CONCAT(&quot;GPIO&quot;;[.A48])" office:value-type="string" office:string-value="GPIOD7" calcext:value-type="string">
            <text:p>GPIOD7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D7</text:p>
          </table:table-cell>
          <table:table-cell table:style-name="ce229" office:value-type="float" office:value="46" calcext:value-type="float">
            <text:p>46</text:p>
          </table:table-cell>
          <table:table-cell table:style-name="ce229"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48]" office:value-type="string" office:string-value="GPIOD7" calcext:value-type="string">
            <text:p>GPIOD7</text:p>
          </table:table-cell>
          <table:table-cell office:value-type="string" calcext:value-type="string">
            <text:p>output</text:p>
          </table:table-cell>
          <table:table-cell table:formula="of:=[.J48]" office:value-type="string" office:string-value="GPIOD7" calcext:value-type="string">
            <text:p>GPIOD7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MIITXD3</text:p>
          </table:table-cell>
          <table:table-cell table:number-columns-repeated="3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D7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D8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104" calcext:value-type="float">
            <text:p>104</text:p>
          </table:table-cell>
          <table:table-cell/>
          <table:table-cell table:formula="of:=COM.MICROSOFT.CONCAT(&quot;GPIO&quot;;[.A49])" office:value-type="string" office:string-value="GPIOD8" calcext:value-type="string">
            <text:p>GPIOD8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D8</text:p>
          </table:table-cell>
          <table:table-cell table:style-name="ce229" office:value-type="float" office:value="47" calcext:value-type="float">
            <text:p>47</text:p>
          </table:table-cell>
          <table:table-cell table:style-name="ce229"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49]" office:value-type="string" office:string-value="GPIOD8" calcext:value-type="string">
            <text:p>GPIOD8</text:p>
          </table:table-cell>
          <table:table-cell office:value-type="string" calcext:value-type="string">
            <text:p>output</text:p>
          </table:table-cell>
          <table:table-cell table:formula="of:=[.J49]" office:value-type="string" office:string-value="GPIOD8" calcext:value-type="string">
            <text:p>GPIOD8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MIITXD2</text:p>
          </table:table-cell>
          <table:table-cell table:number-columns-repeated="3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D8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D9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105" calcext:value-type="float">
            <text:p>105</text:p>
          </table:table-cell>
          <table:table-cell/>
          <table:table-cell table:formula="of:=COM.MICROSOFT.CONCAT(&quot;GPIO&quot;;[.A50])" office:value-type="string" office:string-value="GPIOD9" calcext:value-type="string">
            <text:p>GPIOD9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D9</text:p>
          </table:table-cell>
          <table:table-cell table:style-name="ce229" office:value-type="float" office:value="48" calcext:value-type="float">
            <text:p>48</text:p>
          </table:table-cell>
          <table:table-cell table:style-name="ce229"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50]" office:value-type="string" office:string-value="GPIOD9" calcext:value-type="string">
            <text:p>GPIOD9</text:p>
          </table:table-cell>
          <table:table-cell office:value-type="string" calcext:value-type="string">
            <text:p>output</text:p>
          </table:table-cell>
          <table:table-cell table:formula="of:=[.J50]" office:value-type="string" office:string-value="GPIOD9" calcext:value-type="string">
            <text:p>GPIOD9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MIITXD1</text:p>
          </table:table-cell>
          <table:table-cell table:number-columns-repeated="3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D9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D10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106" calcext:value-type="float">
            <text:p>106</text:p>
          </table:table-cell>
          <table:table-cell/>
          <table:table-cell table:formula="of:=COM.MICROSOFT.CONCAT(&quot;GPIO&quot;;[.A51])" office:value-type="string" office:string-value="GPIOD10" calcext:value-type="string">
            <text:p>GPIOD10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D10</text:p>
          </table:table-cell>
          <table:table-cell table:style-name="ce229" office:value-type="float" office:value="49" calcext:value-type="float">
            <text:p>49</text:p>
          </table:table-cell>
          <table:table-cell table:style-name="ce229"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51]" office:value-type="string" office:string-value="GPIOD10" calcext:value-type="string">
            <text:p>GPIOD10</text:p>
          </table:table-cell>
          <table:table-cell office:value-type="string" calcext:value-type="string">
            <text:p>output</text:p>
          </table:table-cell>
          <table:table-cell table:formula="of:=[.J51]" office:value-type="string" office:string-value="GPIOD10" calcext:value-type="string">
            <text:p>GPIOD10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MIITXD0</text:p>
          </table:table-cell>
          <table:table-cell table:number-columns-repeated="3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D10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D11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107" calcext:value-type="float">
            <text:p>107</text:p>
          </table:table-cell>
          <table:table-cell/>
          <table:table-cell table:formula="of:=COM.MICROSOFT.CONCAT(&quot;GPIO&quot;;[.A52])" office:value-type="string" office:string-value="GPIOD11" calcext:value-type="string">
            <text:p>GPIOD11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D11</text:p>
          </table:table-cell>
          <table:table-cell table:style-name="ce229" office:value-type="float" office:value="50" calcext:value-type="float">
            <text:p>50</text:p>
          </table:table-cell>
          <table:table-cell table:style-name="ce229"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52]" office:value-type="string" office:string-value="GPIOD11" calcext:value-type="string">
            <text:p>GPIOD11</text:p>
          </table:table-cell>
          <table:table-cell office:value-type="string" calcext:value-type="string">
            <text:p>output</text:p>
          </table:table-cell>
          <table:table-cell table:formula="of:=[.J52]" office:value-type="string" office:string-value="GPIOD11" calcext:value-type="string">
            <text:p>GPIOD11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MIICRS</text:p>
          </table:table-cell>
          <table:table-cell table:number-columns-repeated="3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D11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D12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108" calcext:value-type="float">
            <text:p>108</text:p>
          </table:table-cell>
          <table:table-cell/>
          <table:table-cell table:formula="of:=COM.MICROSOFT.CONCAT(&quot;GPIO&quot;;[.A53])" office:value-type="string" office:string-value="GPIOD12" calcext:value-type="string">
            <text:p>GPIOD12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D12</text:p>
          </table:table-cell>
          <table:table-cell table:style-name="ce229" office:value-type="float" office:value="51" calcext:value-type="float">
            <text:p>51</text:p>
          </table:table-cell>
          <table:table-cell table:style-name="ce229"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53]" office:value-type="string" office:string-value="GPIOD12" calcext:value-type="string">
            <text:p>GPIOD12</text:p>
          </table:table-cell>
          <table:table-cell office:value-type="string" calcext:value-type="string">
            <text:p>output</text:p>
          </table:table-cell>
          <table:table-cell table:formula="of:=[.J53]" office:value-type="string" office:string-value="GPIOD12" calcext:value-type="string">
            <text:p>GPIOD12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MIITXCK</text:p>
          </table:table-cell>
          <table:table-cell table:number-columns-repeated="3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D12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D13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109" calcext:value-type="float">
            <text:p>109</text:p>
          </table:table-cell>
          <table:table-cell/>
          <table:table-cell table:formula="of:=COM.MICROSOFT.CONCAT(&quot;GPIO&quot;;[.A54])" office:value-type="string" office:string-value="GPIOD13" calcext:value-type="string">
            <text:p>GPIOD13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D13</text:p>
          </table:table-cell>
          <table:table-cell table:style-name="ce229" office:value-type="float" office:value="52" calcext:value-type="float">
            <text:p>52</text:p>
          </table:table-cell>
          <table:table-cell table:style-name="ce229"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54]" office:value-type="string" office:string-value="GPIOD13" calcext:value-type="string">
            <text:p>GPIOD13</text:p>
          </table:table-cell>
          <table:table-cell office:value-type="string" calcext:value-type="string">
            <text:p>output</text:p>
          </table:table-cell>
          <table:table-cell table:formula="of:=[.J54]" office:value-type="string" office:string-value="GPIOD13" calcext:value-type="string">
            <text:p>GPIOD13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MIITXEN</text:p>
          </table:table-cell>
          <table:table-cell table:number-columns-repeated="3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D13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D14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110" calcext:value-type="float">
            <text:p>110</text:p>
          </table:table-cell>
          <table:table-cell/>
          <table:table-cell table:formula="of:=COM.MICROSOFT.CONCAT(&quot;GPIO&quot;;[.A55])" office:value-type="string" office:string-value="GPIOD14" calcext:value-type="string">
            <text:p>GPIOD14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D14</text:p>
          </table:table-cell>
          <table:table-cell table:style-name="ce229" office:value-type="float" office:value="53" calcext:value-type="float">
            <text:p>53</text:p>
          </table:table-cell>
          <table:table-cell table:style-name="ce229"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55]" office:value-type="string" office:string-value="GPIOD14" calcext:value-type="string">
            <text:p>GPIOD14</text:p>
          </table:table-cell>
          <table:table-cell office:value-type="string" calcext:value-type="string">
            <text:p>output</text:p>
          </table:table-cell>
          <table:table-cell table:formula="of:=[.J55]" office:value-type="string" office:string-value="GPIOD14" calcext:value-type="string">
            <text:p>GPIOD14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MIITXERR</text:p>
          </table:table-cell>
          <table:table-cell table:number-columns-repeated="3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D14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D15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111" calcext:value-type="float">
            <text:p>111</text:p>
          </table:table-cell>
          <table:table-cell/>
          <table:table-cell table:formula="of:=COM.MICROSOFT.CONCAT(&quot;GPIO&quot;;[.A56])" office:value-type="string" office:string-value="GPIOD15" calcext:value-type="string">
            <text:p>GPIOD15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D15</text:p>
          </table:table-cell>
          <table:table-cell table:style-name="ce229" office:value-type="float" office:value="54" calcext:value-type="float">
            <text:p>54</text:p>
          </table:table-cell>
          <table:table-cell table:style-name="ce229" office:value-type="float" office:value="111" calcext:value-type="float">
            <text:p>11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56]" office:value-type="string" office:string-value="GPIOD15" calcext:value-type="string">
            <text:p>GPIOD15</text:p>
          </table:table-cell>
          <table:table-cell office:value-type="string" calcext:value-type="string">
            <text:p>output</text:p>
          </table:table-cell>
          <table:table-cell table:formula="of:=[.J56]" office:value-type="string" office:string-value="GPIOD15" calcext:value-type="string">
            <text:p>GPIOD15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MIICOL</text:p>
          </table:table-cell>
          <table:table-cell table:number-columns-repeated="3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D15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D16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112" calcext:value-type="float">
            <text:p>112</text:p>
          </table:table-cell>
          <table:table-cell/>
          <table:table-cell table:formula="of:=COM.MICROSOFT.CONCAT(&quot;GPIO&quot;;[.A57])" office:value-type="string" office:string-value="GPIOD16" calcext:value-type="string">
            <text:p>GPIOD16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D16</text:p>
          </table:table-cell>
          <table:table-cell table:style-name="ce229" office:value-type="float" office:value="55" calcext:value-type="float">
            <text:p>55</text:p>
          </table:table-cell>
          <table:table-cell table:style-name="ce229"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57]" office:value-type="string" office:string-value="GPIOD16" calcext:value-type="string">
            <text:p>GPIOD16</text:p>
          </table:table-cell>
          <table:table-cell office:value-type="string" calcext:value-type="string">
            <text:p>output</text:p>
          </table:table-cell>
          <table:table-cell table:formula="of:=[.J57]" office:value-type="string" office:string-value="GPIOD16" calcext:value-type="string">
            <text:p>GPIOD16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MDC</text:p>
          </table:table-cell>
          <table:table-cell table:number-columns-repeated="3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D16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D17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113" calcext:value-type="float">
            <text:p>113</text:p>
          </table:table-cell>
          <table:table-cell/>
          <table:table-cell table:formula="of:=COM.MICROSOFT.CONCAT(&quot;GPIO&quot;;[.A58])" office:value-type="string" office:string-value="GPIOD17" calcext:value-type="string">
            <text:p>GPIOD17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D17</text:p>
          </table:table-cell>
          <table:table-cell table:style-name="ce229" office:value-type="float" office:value="56" calcext:value-type="float">
            <text:p>56</text:p>
          </table:table-cell>
          <table:table-cell table:style-name="ce229" office:value-type="float" office:value="113" calcext:value-type="float">
            <text:p>113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58]" office:value-type="string" office:string-value="GPIOD17" calcext:value-type="string">
            <text:p>GPIOD17</text:p>
          </table:table-cell>
          <table:table-cell office:value-type="string" calcext:value-type="string">
            <text:p>output</text:p>
          </table:table-cell>
          <table:table-cell table:formula="of:=[.J58]" office:value-type="string" office:string-value="GPIOD17" calcext:value-type="string">
            <text:p>GPIOD17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MDIO</text:p>
          </table:table-cell>
          <table:table-cell table:number-columns-repeated="3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D17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E0</text:p>
          </table:table-cell>
          <table:table-cell table:style-name="ce228" office:value-type="float" office:value="57" calcext:value-type="float">
            <text:p>57</text:p>
          </table:table-cell>
          <table:table-cell table:style-name="ce228" office:value-type="float" office:value="128" calcext:value-type="float">
            <text:p>128</text:p>
          </table:table-cell>
          <table:table-cell/>
          <table:table-cell table:formula="of:=COM.MICROSOFT.CONCAT(&quot;GPIO&quot;;[.A59])" office:value-type="string" office:string-value="GPIOE0" calcext:value-type="string">
            <text:p>GPIOE0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E0</text:p>
          </table:table-cell>
          <table:table-cell table:style-name="ce229" office:value-type="float" office:value="57" calcext:value-type="float">
            <text:p>57</text:p>
          </table:table-cell>
          <table:table-cell table:style-name="ce229"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59]" office:value-type="string" office:string-value="GPIOE0" calcext:value-type="string">
            <text:p>GPIOE0</text:p>
          </table:table-cell>
          <table:table-cell office:value-type="string" calcext:value-type="string">
            <text:p>output</text:p>
          </table:table-cell>
          <table:table-cell table:formula="of:=[.J59]" office:value-type="string" office:string-value="GPIOE0" calcext:value-type="string">
            <text:p>GPIOE0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CSIPCLK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TSCLK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E0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E1</text:p>
          </table:table-cell>
          <table:table-cell table:style-name="ce228" office:value-type="float" office:value="58" calcext:value-type="float">
            <text:p>58</text:p>
          </table:table-cell>
          <table:table-cell table:style-name="ce228" office:value-type="float" office:value="129" calcext:value-type="float">
            <text:p>129</text:p>
          </table:table-cell>
          <table:table-cell/>
          <table:table-cell table:formula="of:=COM.MICROSOFT.CONCAT(&quot;GPIO&quot;;[.A60])" office:value-type="string" office:string-value="GPIOE1" calcext:value-type="string">
            <text:p>GPIOE1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E1</text:p>
          </table:table-cell>
          <table:table-cell table:style-name="ce229" office:value-type="float" office:value="58" calcext:value-type="float">
            <text:p>58</text:p>
          </table:table-cell>
          <table:table-cell table:style-name="ce229"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60]" office:value-type="string" office:string-value="GPIOE1" calcext:value-type="string">
            <text:p>GPIOE1</text:p>
          </table:table-cell>
          <table:table-cell office:value-type="string" calcext:value-type="string">
            <text:p>output</text:p>
          </table:table-cell>
          <table:table-cell table:formula="of:=[.J60]" office:value-type="string" office:string-value="GPIOE1" calcext:value-type="string">
            <text:p>GPIOE1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CSIMCLK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TSERR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E1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E2</text:p>
          </table:table-cell>
          <table:table-cell table:style-name="ce228" office:value-type="float" office:value="59" calcext:value-type="float">
            <text:p>59</text:p>
          </table:table-cell>
          <table:table-cell table:style-name="ce228" office:value-type="float" office:value="130" calcext:value-type="float">
            <text:p>130</text:p>
          </table:table-cell>
          <table:table-cell/>
          <table:table-cell table:formula="of:=COM.MICROSOFT.CONCAT(&quot;GPIO&quot;;[.A61])" office:value-type="string" office:string-value="GPIOE2" calcext:value-type="string">
            <text:p>GPIOE2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E2</text:p>
          </table:table-cell>
          <table:table-cell table:style-name="ce229" office:value-type="float" office:value="59" calcext:value-type="float">
            <text:p>59</text:p>
          </table:table-cell>
          <table:table-cell table:style-name="ce229"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61]" office:value-type="string" office:string-value="GPIOE2" calcext:value-type="string">
            <text:p>GPIOE2</text:p>
          </table:table-cell>
          <table:table-cell office:value-type="string" calcext:value-type="string">
            <text:p>output</text:p>
          </table:table-cell>
          <table:table-cell table:formula="of:=[.J61]" office:value-type="string" office:string-value="GPIOE2" calcext:value-type="string">
            <text:p>GPIOE2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CSIHSYNC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TSSYN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E2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E3</text:p>
          </table:table-cell>
          <table:table-cell table:style-name="ce228" office:value-type="float" office:value="60" calcext:value-type="float">
            <text:p>60</text:p>
          </table:table-cell>
          <table:table-cell table:style-name="ce228" office:value-type="float" office:value="131" calcext:value-type="float">
            <text:p>131</text:p>
          </table:table-cell>
          <table:table-cell/>
          <table:table-cell table:formula="of:=COM.MICROSOFT.CONCAT(&quot;GPIO&quot;;[.A62])" office:value-type="string" office:string-value="GPIOE3" calcext:value-type="string">
            <text:p>GPIOE3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E3</text:p>
          </table:table-cell>
          <table:table-cell table:style-name="ce229" office:value-type="float" office:value="60" calcext:value-type="float">
            <text:p>60</text:p>
          </table:table-cell>
          <table:table-cell table:style-name="ce229"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62]" office:value-type="string" office:string-value="GPIOE3" calcext:value-type="string">
            <text:p>GPIOE3</text:p>
          </table:table-cell>
          <table:table-cell office:value-type="string" calcext:value-type="string">
            <text:p>output</text:p>
          </table:table-cell>
          <table:table-cell table:formula="of:=[.J62]" office:value-type="string" office:string-value="GPIOE3" calcext:value-type="string">
            <text:p>GPIOE3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CSIVSYNC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TSDVLD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E3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E4</text:p>
          </table:table-cell>
          <table:table-cell table:style-name="ce228" office:value-type="float" office:value="61" calcext:value-type="float">
            <text:p>61</text:p>
          </table:table-cell>
          <table:table-cell table:style-name="ce228" office:value-type="float" office:value="132" calcext:value-type="float">
            <text:p>132</text:p>
          </table:table-cell>
          <table:table-cell/>
          <table:table-cell table:formula="of:=COM.MICROSOFT.CONCAT(&quot;GPIO&quot;;[.A63])" office:value-type="string" office:string-value="GPIOE4" calcext:value-type="string">
            <text:p>GPIOE4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E4</text:p>
          </table:table-cell>
          <table:table-cell table:style-name="ce229" office:value-type="float" office:value="61" calcext:value-type="float">
            <text:p>61</text:p>
          </table:table-cell>
          <table:table-cell table:style-name="ce229"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63]" office:value-type="string" office:string-value="GPIOE4" calcext:value-type="string">
            <text:p>GPIOE4</text:p>
          </table:table-cell>
          <table:table-cell office:value-type="string" calcext:value-type="string">
            <text:p>output</text:p>
          </table:table-cell>
          <table:table-cell table:formula="of:=[.J63]" office:value-type="string" office:string-value="GPIOE4" calcext:value-type="string">
            <text:p>GPIOE4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CSID0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TSD0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E4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E5</text:p>
          </table:table-cell>
          <table:table-cell table:style-name="ce228" office:value-type="float" office:value="62" calcext:value-type="float">
            <text:p>62</text:p>
          </table:table-cell>
          <table:table-cell table:style-name="ce228" office:value-type="float" office:value="133" calcext:value-type="float">
            <text:p>133</text:p>
          </table:table-cell>
          <table:table-cell/>
          <table:table-cell table:formula="of:=COM.MICROSOFT.CONCAT(&quot;GPIO&quot;;[.A64])" office:value-type="string" office:string-value="GPIOE5" calcext:value-type="string">
            <text:p>GPIOE5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E5</text:p>
          </table:table-cell>
          <table:table-cell table:style-name="ce229" office:value-type="float" office:value="62" calcext:value-type="float">
            <text:p>62</text:p>
          </table:table-cell>
          <table:table-cell table:style-name="ce229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64]" office:value-type="string" office:string-value="GPIOE5" calcext:value-type="string">
            <text:p>GPIOE5</text:p>
          </table:table-cell>
          <table:table-cell office:value-type="string" calcext:value-type="string">
            <text:p>output</text:p>
          </table:table-cell>
          <table:table-cell table:formula="of:=[.J64]" office:value-type="string" office:string-value="GPIOE5" calcext:value-type="string">
            <text:p>GPIOE5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CSID1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TSD1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E5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E6</text:p>
          </table:table-cell>
          <table:table-cell table:style-name="ce228" office:value-type="float" office:value="63" calcext:value-type="float">
            <text:p>63</text:p>
          </table:table-cell>
          <table:table-cell table:style-name="ce228" office:value-type="float" office:value="134" calcext:value-type="float">
            <text:p>134</text:p>
          </table:table-cell>
          <table:table-cell/>
          <table:table-cell table:formula="of:=COM.MICROSOFT.CONCAT(&quot;GPIO&quot;;[.A65])" office:value-type="string" office:string-value="GPIOE6" calcext:value-type="string">
            <text:p>GPIOE6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E6</text:p>
          </table:table-cell>
          <table:table-cell table:style-name="ce229" office:value-type="float" office:value="63" calcext:value-type="float">
            <text:p>63</text:p>
          </table:table-cell>
          <table:table-cell table:style-name="ce229"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65]" office:value-type="string" office:string-value="GPIOE6" calcext:value-type="string">
            <text:p>GPIOE6</text:p>
          </table:table-cell>
          <table:table-cell office:value-type="string" calcext:value-type="string">
            <text:p>output</text:p>
          </table:table-cell>
          <table:table-cell table:formula="of:=[.J65]" office:value-type="string" office:string-value="GPIOE6" calcext:value-type="string">
            <text:p>GPIOE6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CSID2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TSD2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E6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E7</text:p>
          </table:table-cell>
          <table:table-cell table:style-name="ce228" office:value-type="float" office:value="64" calcext:value-type="float">
            <text:p>64</text:p>
          </table:table-cell>
          <table:table-cell table:style-name="ce228" office:value-type="float" office:value="135" calcext:value-type="float">
            <text:p>135</text:p>
          </table:table-cell>
          <table:table-cell/>
          <table:table-cell table:formula="of:=COM.MICROSOFT.CONCAT(&quot;GPIO&quot;;[.A66])" office:value-type="string" office:string-value="GPIOE7" calcext:value-type="string">
            <text:p>GPIOE7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E7</text:p>
          </table:table-cell>
          <table:table-cell table:style-name="ce229" office:value-type="float" office:value="64" calcext:value-type="float">
            <text:p>64</text:p>
          </table:table-cell>
          <table:table-cell table:style-name="ce229"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66]" office:value-type="string" office:string-value="GPIOE7" calcext:value-type="string">
            <text:p>GPIOE7</text:p>
          </table:table-cell>
          <table:table-cell office:value-type="string" calcext:value-type="string">
            <text:p>output</text:p>
          </table:table-cell>
          <table:table-cell table:formula="of:=[.J66]" office:value-type="string" office:string-value="GPIOE7" calcext:value-type="string">
            <text:p>GPIOE7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CSID3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TSD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E7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E8</text:p>
          </table:table-cell>
          <table:table-cell table:style-name="ce228" office:value-type="float" office:value="65" calcext:value-type="float">
            <text:p>65</text:p>
          </table:table-cell>
          <table:table-cell table:style-name="ce228" office:value-type="float" office:value="136" calcext:value-type="float">
            <text:p>136</text:p>
          </table:table-cell>
          <table:table-cell/>
          <table:table-cell table:formula="of:=COM.MICROSOFT.CONCAT(&quot;GPIO&quot;;[.A67])" office:value-type="string" office:string-value="GPIOE8" calcext:value-type="string">
            <text:p>GPIOE8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E8</text:p>
          </table:table-cell>
          <table:table-cell table:style-name="ce229" office:value-type="float" office:value="65" calcext:value-type="float">
            <text:p>65</text:p>
          </table:table-cell>
          <table:table-cell table:style-name="ce229"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67]" office:value-type="string" office:string-value="GPIOE8" calcext:value-type="string">
            <text:p>GPIOE8</text:p>
          </table:table-cell>
          <table:table-cell office:value-type="string" calcext:value-type="string">
            <text:p>output</text:p>
          </table:table-cell>
          <table:table-cell table:formula="of:=[.J67]" office:value-type="string" office:string-value="GPIOE8" calcext:value-type="string">
            <text:p>GPIOE8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CSID4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TSD4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E8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E9</text:p>
          </table:table-cell>
          <table:table-cell table:style-name="ce228" office:value-type="float" office:value="66" calcext:value-type="float">
            <text:p>66</text:p>
          </table:table-cell>
          <table:table-cell table:style-name="ce228" office:value-type="float" office:value="137" calcext:value-type="float">
            <text:p>137</text:p>
          </table:table-cell>
          <table:table-cell/>
          <table:table-cell table:formula="of:=COM.MICROSOFT.CONCAT(&quot;GPIO&quot;;[.A68])" office:value-type="string" office:string-value="GPIOE9" calcext:value-type="string">
            <text:p>GPIOE9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E9</text:p>
          </table:table-cell>
          <table:table-cell table:style-name="ce229" office:value-type="float" office:value="66" calcext:value-type="float">
            <text:p>66</text:p>
          </table:table-cell>
          <table:table-cell table:style-name="ce229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68]" office:value-type="string" office:string-value="GPIOE9" calcext:value-type="string">
            <text:p>GPIOE9</text:p>
          </table:table-cell>
          <table:table-cell office:value-type="string" calcext:value-type="string">
            <text:p>output</text:p>
          </table:table-cell>
          <table:table-cell table:formula="of:=[.J68]" office:value-type="string" office:string-value="GPIOE9" calcext:value-type="string">
            <text:p>GPIOE9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CSID5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TSD5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E9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E10</text:p>
          </table:table-cell>
          <table:table-cell table:style-name="ce228" office:value-type="float" office:value="67" calcext:value-type="float">
            <text:p>67</text:p>
          </table:table-cell>
          <table:table-cell table:style-name="ce228" office:value-type="float" office:value="138" calcext:value-type="float">
            <text:p>138</text:p>
          </table:table-cell>
          <table:table-cell/>
          <table:table-cell table:formula="of:=COM.MICROSOFT.CONCAT(&quot;GPIO&quot;;[.A69])" office:value-type="string" office:string-value="GPIOE10" calcext:value-type="string">
            <text:p>GPIOE10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E10</text:p>
          </table:table-cell>
          <table:table-cell table:style-name="ce229" office:value-type="float" office:value="67" calcext:value-type="float">
            <text:p>67</text:p>
          </table:table-cell>
          <table:table-cell table:style-name="ce229"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69]" office:value-type="string" office:string-value="GPIOE10" calcext:value-type="string">
            <text:p>GPIOE10</text:p>
          </table:table-cell>
          <table:table-cell office:value-type="string" calcext:value-type="string">
            <text:p>output</text:p>
          </table:table-cell>
          <table:table-cell table:formula="of:=[.J69]" office:value-type="string" office:string-value="GPIOE10" calcext:value-type="string">
            <text:p>GPIOE10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CSID6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TSD6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E10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E11</text:p>
          </table:table-cell>
          <table:table-cell table:style-name="ce228" office:value-type="float" office:value="68" calcext:value-type="float">
            <text:p>68</text:p>
          </table:table-cell>
          <table:table-cell table:style-name="ce228" office:value-type="float" office:value="139" calcext:value-type="float">
            <text:p>139</text:p>
          </table:table-cell>
          <table:table-cell/>
          <table:table-cell table:formula="of:=COM.MICROSOFT.CONCAT(&quot;GPIO&quot;;[.A70])" office:value-type="string" office:string-value="GPIOE11" calcext:value-type="string">
            <text:p>GPIOE11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E11</text:p>
          </table:table-cell>
          <table:table-cell table:style-name="ce229" office:value-type="float" office:value="68" calcext:value-type="float">
            <text:p>68</text:p>
          </table:table-cell>
          <table:table-cell table:style-name="ce229"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70]" office:value-type="string" office:string-value="GPIOE11" calcext:value-type="string">
            <text:p>GPIOE11</text:p>
          </table:table-cell>
          <table:table-cell office:value-type="string" calcext:value-type="string">
            <text:p>output</text:p>
          </table:table-cell>
          <table:table-cell table:formula="of:=[.J70]" office:value-type="string" office:string-value="GPIOE11" calcext:value-type="string">
            <text:p>GPIOE11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CSID7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TSD7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E11</text:p>
          </table:table-cell>
          <table:table-cell table:number-columns-repeated="959"/>
        </table:table-row>
        <table:table-row table:style-name="ro1">
          <table:table-cell table:style-name="ce227" office:value-type="string" calcext:value-type="string">
            <text:p>E12</text:p>
          </table:table-cell>
          <table:table-cell table:style-name="ce227" office:value-type="float" office:value="69" calcext:value-type="float">
            <text:p>69</text:p>
          </table:table-cell>
          <table:table-cell table:style-name="ce227"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E14</text:p>
          </table:table-cell>
          <table:table-cell table:style-name="ce229" office:value-type="float" office:value="71" calcext:value-type="float">
            <text:p>71</text:p>
          </table:table-cell>
          <table:table-cell table:style-name="ce229" office:value-type="float" office:value="142" calcext:value-type="float">
            <text:p>142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71]" office:value-type="string" office:string-value="GPIOE14" calcext:value-type="string">
            <text:p>GPIOE14</text:p>
          </table:table-cell>
          <table:table-cell office:value-type="string" calcext:value-type="string">
            <text:p>output</text:p>
          </table:table-cell>
          <table:table-cell table:formula="of:=[.J71]" office:value-type="string" office:string-value="GPIOE14" calcext:value-type="string">
            <text:p>GPIOE14</text:p>
          </table:table-cell>
          <table:table-cell table:number-columns-repeated="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E14</text:p>
          </table:table-cell>
          <table:table-cell table:number-columns-repeated="959"/>
        </table:table-row>
        <table:table-row table:style-name="ro1">
          <table:table-cell table:style-name="ce227" office:value-type="string" calcext:value-type="string">
            <text:p>E13</text:p>
          </table:table-cell>
          <table:table-cell table:style-name="ce227" office:value-type="float" office:value="70" calcext:value-type="float">
            <text:p>70</text:p>
          </table:table-cell>
          <table:table-cell table:style-name="ce227"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E15</text:p>
          </table:table-cell>
          <table:table-cell table:style-name="ce229" office:value-type="float" office:value="72" calcext:value-type="float">
            <text:p>72</text:p>
          </table:table-cell>
          <table:table-cell table:style-name="ce229" office:value-type="float" office:value="143" calcext:value-type="float">
            <text:p>143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72]" office:value-type="string" office:string-value="GPIOE15" calcext:value-type="string">
            <text:p>GPIOE15</text:p>
          </table:table-cell>
          <table:table-cell office:value-type="string" calcext:value-type="string">
            <text:p>output</text:p>
          </table:table-cell>
          <table:table-cell table:formula="of:=[.J72]" office:value-type="string" office:string-value="GPIOE15" calcext:value-type="string">
            <text:p>GPIOE15</text:p>
          </table:table-cell>
          <table:table-cell table:number-columns-repeated="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E15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E14</text:p>
          </table:table-cell>
          <table:table-cell table:style-name="ce228" office:value-type="float" office:value="71" calcext:value-type="float">
            <text:p>71</text:p>
          </table:table-cell>
          <table:table-cell table:style-name="ce228" office:value-type="float" office:value="142" calcext:value-type="float">
            <text:p>142</text:p>
          </table:table-cell>
          <table:table-cell/>
          <table:table-cell table:formula="of:=COM.MICROSOFT.CONCAT(&quot;GPIO&quot;;[.A73])" office:value-type="string" office:string-value="GPIOE14" calcext:value-type="string">
            <text:p>GPIOE14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F0</text:p>
          </table:table-cell>
          <table:table-cell table:style-name="ce229" office:value-type="float" office:value="73" calcext:value-type="float">
            <text:p>73</text:p>
          </table:table-cell>
          <table:table-cell table:style-name="ce229"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73]" office:value-type="string" office:string-value="GPIOF0" calcext:value-type="string">
            <text:p>GPIOF0</text:p>
          </table:table-cell>
          <table:table-cell office:value-type="string" calcext:value-type="string">
            <text:p>output</text:p>
          </table:table-cell>
          <table:table-cell table:formula="of:=[.J73]" office:value-type="string" office:string-value="GPIOF0" calcext:value-type="string">
            <text:p>GPIOF0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SDC0D1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JTAGMS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F0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E15</text:p>
          </table:table-cell>
          <table:table-cell table:style-name="ce228" office:value-type="float" office:value="72" calcext:value-type="float">
            <text:p>72</text:p>
          </table:table-cell>
          <table:table-cell table:style-name="ce228" office:value-type="float" office:value="143" calcext:value-type="float">
            <text:p>143</text:p>
          </table:table-cell>
          <table:table-cell/>
          <table:table-cell table:formula="of:=COM.MICROSOFT.CONCAT(&quot;GPIO&quot;;[.A74])" office:value-type="string" office:string-value="GPIOE15" calcext:value-type="string">
            <text:p>GPIOE15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F1</text:p>
          </table:table-cell>
          <table:table-cell table:style-name="ce229" office:value-type="float" office:value="74" calcext:value-type="float">
            <text:p>74</text:p>
          </table:table-cell>
          <table:table-cell table:style-name="ce229" office:value-type="float" office:value="161" calcext:value-type="float">
            <text:p>161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74]" office:value-type="string" office:string-value="GPIOF1" calcext:value-type="string">
            <text:p>GPIOF1</text:p>
          </table:table-cell>
          <table:table-cell office:value-type="string" calcext:value-type="string">
            <text:p>output</text:p>
          </table:table-cell>
          <table:table-cell table:formula="of:=[.J74]" office:value-type="string" office:string-value="GPIOF1" calcext:value-type="string">
            <text:p>GPIOF1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SDC0D0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JTAGDI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F1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F0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160" calcext:value-type="float">
            <text:p>160</text:p>
          </table:table-cell>
          <table:table-cell/>
          <table:table-cell table:formula="of:=COM.MICROSOFT.CONCAT(&quot;GPIO&quot;;[.A75])" office:value-type="string" office:string-value="GPIOF0" calcext:value-type="string">
            <text:p>GPIOF0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F2</text:p>
          </table:table-cell>
          <table:table-cell table:style-name="ce229" office:value-type="float" office:value="75" calcext:value-type="float">
            <text:p>75</text:p>
          </table:table-cell>
          <table:table-cell table:style-name="ce229" office:value-type="float" office:value="162" calcext:value-type="float">
            <text:p>162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75]" office:value-type="string" office:string-value="GPIOF2" calcext:value-type="string">
            <text:p>GPIOF2</text:p>
          </table:table-cell>
          <table:table-cell office:value-type="string" calcext:value-type="string">
            <text:p>output</text:p>
          </table:table-cell>
          <table:table-cell table:formula="of:=[.J75]" office:value-type="string" office:string-value="GPIOF2" calcext:value-type="string">
            <text:p>GPIOF2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SDC0CLK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UART0TX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F2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F1</text:p>
          </table:table-cell>
          <table:table-cell table:style-name="ce51" office:value-type="float" office:value="74" calcext:value-type="float">
            <text:p>74</text:p>
          </table:table-cell>
          <table:table-cell table:style-name="ce51" office:value-type="float" office:value="161" calcext:value-type="float">
            <text:p>161</text:p>
          </table:table-cell>
          <table:table-cell/>
          <table:table-cell table:formula="of:=COM.MICROSOFT.CONCAT(&quot;GPIO&quot;;[.A76])" office:value-type="string" office:string-value="GPIOF1" calcext:value-type="string">
            <text:p>GPIOF1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F3</text:p>
          </table:table-cell>
          <table:table-cell table:style-name="ce229" office:value-type="float" office:value="76" calcext:value-type="float">
            <text:p>76</text:p>
          </table:table-cell>
          <table:table-cell table:style-name="ce229" office:value-type="float" office:value="163" calcext:value-type="float">
            <text:p>163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76]" office:value-type="string" office:string-value="GPIOF3" calcext:value-type="string">
            <text:p>GPIOF3</text:p>
          </table:table-cell>
          <table:table-cell office:value-type="string" calcext:value-type="string">
            <text:p>output</text:p>
          </table:table-cell>
          <table:table-cell table:formula="of:=[.J76]" office:value-type="string" office:string-value="GPIOF3" calcext:value-type="string">
            <text:p>GPIOF3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SDC0CMD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JTAGDO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F3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F2</text:p>
          </table:table-cell>
          <table:table-cell table:style-name="ce51" office:value-type="float" office:value="75" calcext:value-type="float">
            <text:p>75</text:p>
          </table:table-cell>
          <table:table-cell table:style-name="ce51" office:value-type="float" office:value="162" calcext:value-type="float">
            <text:p>162</text:p>
          </table:table-cell>
          <table:table-cell/>
          <table:table-cell table:formula="of:=COM.MICROSOFT.CONCAT(&quot;GPIO&quot;;[.A77])" office:value-type="string" office:string-value="GPIOF2" calcext:value-type="string">
            <text:p>GPIOF2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F4</text:p>
          </table:table-cell>
          <table:table-cell table:style-name="ce229" office:value-type="float" office:value="77" calcext:value-type="float">
            <text:p>77</text:p>
          </table:table-cell>
          <table:table-cell table:style-name="ce229" office:value-type="float" office:value="164" calcext:value-type="float">
            <text:p>164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77]" office:value-type="string" office:string-value="GPIOF4" calcext:value-type="string">
            <text:p>GPIOF4</text:p>
          </table:table-cell>
          <table:table-cell office:value-type="string" calcext:value-type="string">
            <text:p>output</text:p>
          </table:table-cell>
          <table:table-cell table:formula="of:=[.J77]" office:value-type="string" office:string-value="GPIOF4" calcext:value-type="string">
            <text:p>GPIOF4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SDC0D3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UART0RX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F4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F3</text:p>
          </table:table-cell>
          <table:table-cell table:style-name="ce51" office:value-type="float" office:value="76" calcext:value-type="float">
            <text:p>76</text:p>
          </table:table-cell>
          <table:table-cell table:style-name="ce51" office:value-type="float" office:value="163" calcext:value-type="float">
            <text:p>163</text:p>
          </table:table-cell>
          <table:table-cell/>
          <table:table-cell table:formula="of:=COM.MICROSOFT.CONCAT(&quot;GPIO&quot;;[.A78])" office:value-type="string" office:string-value="GPIOF3" calcext:value-type="string">
            <text:p>GPIOF3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F5</text:p>
          </table:table-cell>
          <table:table-cell table:style-name="ce229" office:value-type="float" office:value="78" calcext:value-type="float">
            <text:p>78</text:p>
          </table:table-cell>
          <table:table-cell table:style-name="ce229"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78]" office:value-type="string" office:string-value="GPIOF5" calcext:value-type="string">
            <text:p>GPIOF5</text:p>
          </table:table-cell>
          <table:table-cell office:value-type="string" calcext:value-type="string">
            <text:p>output</text:p>
          </table:table-cell>
          <table:table-cell table:formula="of:=[.J78]" office:value-type="string" office:string-value="GPIOF5" calcext:value-type="string">
            <text:p>GPIOF5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SDC0D2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JTAGCK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F5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F4</text:p>
          </table:table-cell>
          <table:table-cell table:style-name="ce51" office:value-type="float" office:value="77" calcext:value-type="float">
            <text:p>77</text:p>
          </table:table-cell>
          <table:table-cell table:style-name="ce51" office:value-type="float" office:value="164" calcext:value-type="float">
            <text:p>164</text:p>
          </table:table-cell>
          <table:table-cell/>
          <table:table-cell table:formula="of:=COM.MICROSOFT.CONCAT(&quot;GPIO&quot;;[.A79])" office:value-type="string" office:string-value="GPIOF4" calcext:value-type="string">
            <text:p>GPIOF4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F6</text:p>
          </table:table-cell>
          <table:table-cell table:style-name="ce229" office:value-type="float" office:value="79" calcext:value-type="float">
            <text:p>79</text:p>
          </table:table-cell>
          <table:table-cell table:style-name="ce229"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79]" office:value-type="string" office:string-value="GPIOF6" calcext:value-type="string">
            <text:p>GPIOF6</text:p>
          </table:table-cell>
          <table:table-cell office:value-type="string" calcext:value-type="string">
            <text:p>output</text:p>
          </table:table-cell>
          <table:table-cell table:formula="of:=[.J79]" office:value-type="string" office:string-value="GPIOF6" calcext:value-type="string">
            <text:p>GPIOF6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SDC0DET</text:p>
          </table:table-cell>
          <table:table-cell office:value-type="string" calcext:value-type="string">
            <text:p>alt6</text:p>
          </table:table-cell>
          <table:table-cell office:value-type="string" calcext:value-type="string">
            <text:p>PGEINT0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F6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F5</text:p>
          </table:table-cell>
          <table:table-cell table:style-name="ce51" office:value-type="float" office:value="78" calcext:value-type="float">
            <text:p>78</text:p>
          </table:table-cell>
          <table:table-cell table:style-name="ce51" office:value-type="float" office:value="165" calcext:value-type="float">
            <text:p>165</text:p>
          </table:table-cell>
          <table:table-cell/>
          <table:table-cell table:formula="of:=COM.MICROSOFT.CONCAT(&quot;GPIO&quot;;[.A80])" office:value-type="string" office:string-value="GPIOF5" calcext:value-type="string">
            <text:p>GPIOF5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G0</text:p>
          </table:table-cell>
          <table:table-cell table:style-name="ce229" office:value-type="float" office:value="80" calcext:value-type="float">
            <text:p>80</text:p>
          </table:table-cell>
          <table:table-cell table:style-name="ce229" office:value-type="float" office:value="192" calcext:value-type="float">
            <text:p>19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80]" office:value-type="string" office:string-value="GPIOG0" calcext:value-type="string">
            <text:p>GPIOG0</text:p>
          </table:table-cell>
          <table:table-cell office:value-type="string" calcext:value-type="string">
            <text:p>output</text:p>
          </table:table-cell>
          <table:table-cell table:formula="of:=[.J80]" office:value-type="string" office:string-value="GPIOG0" calcext:value-type="string">
            <text:p>GPIOG0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SDC1CLK</text:p>
          </table:table-cell>
          <table:table-cell office:value-type="string" calcext:value-type="string">
            <text:p>alt6</text:p>
          </table:table-cell>
          <table:table-cell office:value-type="string" calcext:value-type="string">
            <text:p>PGEINT1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G0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F6</text:p>
          </table:table-cell>
          <table:table-cell table:style-name="ce51" office:value-type="float" office:value="79" calcext:value-type="float">
            <text:p>79</text:p>
          </table:table-cell>
          <table:table-cell table:style-name="ce51" office:value-type="float" office:value="166" calcext:value-type="float">
            <text:p>166</text:p>
          </table:table-cell>
          <table:table-cell/>
          <table:table-cell table:formula="of:=COM.MICROSOFT.CONCAT(&quot;GPIO&quot;;[.A81])" office:value-type="string" office:string-value="GPIOF6" calcext:value-type="string">
            <text:p>GPIOF6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G1</text:p>
          </table:table-cell>
          <table:table-cell table:style-name="ce229" office:value-type="float" office:value="81" calcext:value-type="float">
            <text:p>81</text:p>
          </table:table-cell>
          <table:table-cell table:style-name="ce229" office:value-type="float" office:value="193" calcext:value-type="float">
            <text:p>193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81]" office:value-type="string" office:string-value="GPIOG1" calcext:value-type="string">
            <text:p>GPIOG1</text:p>
          </table:table-cell>
          <table:table-cell office:value-type="string" calcext:value-type="string">
            <text:p>output</text:p>
          </table:table-cell>
          <table:table-cell table:formula="of:=[.J81]" office:value-type="string" office:string-value="GPIOG1" calcext:value-type="string">
            <text:p>GPIOG1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SDC1CMD</text:p>
          </table:table-cell>
          <table:table-cell office:value-type="string" calcext:value-type="string">
            <text:p>alt6</text:p>
          </table:table-cell>
          <table:table-cell office:value-type="string" calcext:value-type="string">
            <text:p>PGEINT2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G1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G0</text:p>
          </table:table-cell>
          <table:table-cell table:style-name="ce228" office:value-type="float" office:value="80" calcext:value-type="float">
            <text:p>80</text:p>
          </table:table-cell>
          <table:table-cell table:style-name="ce228" office:value-type="float" office:value="192" calcext:value-type="float">
            <text:p>192</text:p>
          </table:table-cell>
          <table:table-cell/>
          <table:table-cell table:formula="of:=COM.MICROSOFT.CONCAT(&quot;GPIO&quot;;[.A82])" office:value-type="string" office:string-value="GPIOG0" calcext:value-type="string">
            <text:p>GPIOG0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G2</text:p>
          </table:table-cell>
          <table:table-cell table:style-name="ce229" office:value-type="float" office:value="82" calcext:value-type="float">
            <text:p>82</text:p>
          </table:table-cell>
          <table:table-cell table:style-name="ce229" office:value-type="float" office:value="194" calcext:value-type="float">
            <text:p>194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82]" office:value-type="string" office:string-value="GPIOG2" calcext:value-type="string">
            <text:p>GPIOG2</text:p>
          </table:table-cell>
          <table:table-cell office:value-type="string" calcext:value-type="string">
            <text:p>output</text:p>
          </table:table-cell>
          <table:table-cell table:formula="of:=[.J82]" office:value-type="string" office:string-value="GPIOG2" calcext:value-type="string">
            <text:p>GPIOG2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SDC1D0</text:p>
          </table:table-cell>
          <table:table-cell office:value-type="string" calcext:value-type="string">
            <text:p>alt6</text:p>
          </table:table-cell>
          <table:table-cell office:value-type="string" calcext:value-type="string">
            <text:p>PGEINT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G2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G1</text:p>
          </table:table-cell>
          <table:table-cell table:style-name="ce228" office:value-type="float" office:value="81" calcext:value-type="float">
            <text:p>81</text:p>
          </table:table-cell>
          <table:table-cell table:style-name="ce228" office:value-type="float" office:value="193" calcext:value-type="float">
            <text:p>193</text:p>
          </table:table-cell>
          <table:table-cell/>
          <table:table-cell table:formula="of:=COM.MICROSOFT.CONCAT(&quot;GPIO&quot;;[.A83])" office:value-type="string" office:string-value="GPIOG1" calcext:value-type="string">
            <text:p>GPIOG1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G3</text:p>
          </table:table-cell>
          <table:table-cell table:style-name="ce229" office:value-type="float" office:value="83" calcext:value-type="float">
            <text:p>83</text:p>
          </table:table-cell>
          <table:table-cell table:style-name="ce229" office:value-type="float" office:value="195" calcext:value-type="float">
            <text:p>19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83]" office:value-type="string" office:string-value="GPIOG3" calcext:value-type="string">
            <text:p>GPIOG3</text:p>
          </table:table-cell>
          <table:table-cell office:value-type="string" calcext:value-type="string">
            <text:p>output</text:p>
          </table:table-cell>
          <table:table-cell table:formula="of:=[.J83]" office:value-type="string" office:string-value="GPIOG3" calcext:value-type="string">
            <text:p>GPIOG3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SDC1D1</text:p>
          </table:table-cell>
          <table:table-cell office:value-type="string" calcext:value-type="string">
            <text:p>alt6</text:p>
          </table:table-cell>
          <table:table-cell office:value-type="string" calcext:value-type="string">
            <text:p>PGEINT4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G3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G2</text:p>
          </table:table-cell>
          <table:table-cell table:style-name="ce228" office:value-type="float" office:value="82" calcext:value-type="float">
            <text:p>82</text:p>
          </table:table-cell>
          <table:table-cell table:style-name="ce228" office:value-type="float" office:value="194" calcext:value-type="float">
            <text:p>194</text:p>
          </table:table-cell>
          <table:table-cell/>
          <table:table-cell table:formula="of:=COM.MICROSOFT.CONCAT(&quot;GPIO&quot;;[.A84])" office:value-type="string" office:string-value="GPIOG2" calcext:value-type="string">
            <text:p>GPIOG2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G4</text:p>
          </table:table-cell>
          <table:table-cell table:style-name="ce229" office:value-type="float" office:value="84" calcext:value-type="float">
            <text:p>84</text:p>
          </table:table-cell>
          <table:table-cell table:style-name="ce229" office:value-type="float" office:value="196" calcext:value-type="float">
            <text:p>196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84]" office:value-type="string" office:string-value="GPIOG4" calcext:value-type="string">
            <text:p>GPIOG4</text:p>
          </table:table-cell>
          <table:table-cell office:value-type="string" calcext:value-type="string">
            <text:p>output</text:p>
          </table:table-cell>
          <table:table-cell table:formula="of:=[.J84]" office:value-type="string" office:string-value="GPIOG4" calcext:value-type="string">
            <text:p>GPIOG4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SDC1D2</text:p>
          </table:table-cell>
          <table:table-cell office:value-type="string" calcext:value-type="string">
            <text:p>alt6</text:p>
          </table:table-cell>
          <table:table-cell office:value-type="string" calcext:value-type="string">
            <text:p>PGEINT5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G4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G3</text:p>
          </table:table-cell>
          <table:table-cell table:style-name="ce228" office:value-type="float" office:value="83" calcext:value-type="float">
            <text:p>83</text:p>
          </table:table-cell>
          <table:table-cell table:style-name="ce228" office:value-type="float" office:value="195" calcext:value-type="float">
            <text:p>195</text:p>
          </table:table-cell>
          <table:table-cell/>
          <table:table-cell table:formula="of:=COM.MICROSOFT.CONCAT(&quot;GPIO&quot;;[.A85])" office:value-type="string" office:string-value="GPIOG3" calcext:value-type="string">
            <text:p>GPIOG3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G5</text:p>
          </table:table-cell>
          <table:table-cell table:style-name="ce229" office:value-type="float" office:value="85" calcext:value-type="float">
            <text:p>85</text:p>
          </table:table-cell>
          <table:table-cell table:style-name="ce229" office:value-type="float" office:value="197" calcext:value-type="float">
            <text:p>197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85]" office:value-type="string" office:string-value="GPIOG5" calcext:value-type="string">
            <text:p>GPIOG5</text:p>
          </table:table-cell>
          <table:table-cell office:value-type="string" calcext:value-type="string">
            <text:p>output</text:p>
          </table:table-cell>
          <table:table-cell table:formula="of:=[.J85]" office:value-type="string" office:string-value="GPIOG5" calcext:value-type="string">
            <text:p>GPIOG5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SDC1D3</text:p>
          </table:table-cell>
          <table:table-cell office:value-type="string" calcext:value-type="string">
            <text:p>alt6</text:p>
          </table:table-cell>
          <table:table-cell office:value-type="string" calcext:value-type="string">
            <text:p>PGEINT6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G5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G4</text:p>
          </table:table-cell>
          <table:table-cell table:style-name="ce228" office:value-type="float" office:value="84" calcext:value-type="float">
            <text:p>84</text:p>
          </table:table-cell>
          <table:table-cell table:style-name="ce228" office:value-type="float" office:value="196" calcext:value-type="float">
            <text:p>196</text:p>
          </table:table-cell>
          <table:table-cell/>
          <table:table-cell table:formula="of:=COM.MICROSOFT.CONCAT(&quot;GPIO&quot;;[.A86])" office:value-type="string" office:string-value="GPIOG4" calcext:value-type="string">
            <text:p>GPIOG4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G10</text:p>
          </table:table-cell>
          <table:table-cell table:style-name="ce229" office:value-type="float" office:value="90" calcext:value-type="float">
            <text:p>90</text:p>
          </table:table-cell>
          <table:table-cell table:style-name="ce229" office:value-type="float" office:value="202" calcext:value-type="float">
            <text:p>202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86]" office:value-type="string" office:string-value="GPIOG10" calcext:value-type="string">
            <text:p>GPIOG10</text:p>
          </table:table-cell>
          <table:table-cell office:value-type="string" calcext:value-type="string">
            <text:p>output</text:p>
          </table:table-cell>
          <table:table-cell table:formula="of:=[.J86]" office:value-type="string" office:string-value="GPIOG10" calcext:value-type="string">
            <text:p>GPIOG10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PCM1SYNC</text:p>
          </table:table-cell>
          <table:table-cell office:value-type="string" calcext:value-type="string">
            <text:p>alt6</text:p>
          </table:table-cell>
          <table:table-cell office:value-type="string" calcext:value-type="string">
            <text:p>PGEINT10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G10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G5</text:p>
          </table:table-cell>
          <table:table-cell table:style-name="ce228" office:value-type="float" office:value="85" calcext:value-type="float">
            <text:p>85</text:p>
          </table:table-cell>
          <table:table-cell table:style-name="ce228" office:value-type="float" office:value="197" calcext:value-type="float">
            <text:p>197</text:p>
          </table:table-cell>
          <table:table-cell/>
          <table:table-cell table:formula="of:=COM.MICROSOFT.CONCAT(&quot;GPIO&quot;;[.A87])" office:value-type="string" office:string-value="GPIOG5" calcext:value-type="string">
            <text:p>GPIOG5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G12</text:p>
          </table:table-cell>
          <table:table-cell table:style-name="ce229" office:value-type="float" office:value="92" calcext:value-type="float">
            <text:p>92</text:p>
          </table:table-cell>
          <table:table-cell table:style-name="ce229" office:value-type="float" office:value="204" calcext:value-type="float">
            <text:p>204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87]" office:value-type="string" office:string-value="GPIOG12" calcext:value-type="string">
            <text:p>GPIOG12</text:p>
          </table:table-cell>
          <table:table-cell office:value-type="string" calcext:value-type="string">
            <text:p>output</text:p>
          </table:table-cell>
          <table:table-cell table:formula="of:=[.J87]" office:value-type="string" office:string-value="GPIOG12" calcext:value-type="string">
            <text:p>GPIOG12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PCM1DOUT</text:p>
          </table:table-cell>
          <table:table-cell office:value-type="string" calcext:value-type="string">
            <text:p>alt6</text:p>
          </table:table-cell>
          <table:table-cell office:value-type="string" calcext:value-type="string">
            <text:p>PGEINT12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G12</text:p>
          </table:table-cell>
          <table:table-cell table:number-columns-repeated="959"/>
        </table:table-row>
        <table:table-row table:style-name="ro1">
          <table:table-cell table:style-name="ce227" office:value-type="string" calcext:value-type="string">
            <text:p>G6</text:p>
          </table:table-cell>
          <table:table-cell table:style-name="ce227" office:value-type="float" office:value="86" calcext:value-type="float">
            <text:p>86</text:p>
          </table:table-cell>
          <table:table-cell table:style-name="ce227"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G13</text:p>
          </table:table-cell>
          <table:table-cell table:style-name="ce229" office:value-type="float" office:value="93" calcext:value-type="float">
            <text:p>93</text:p>
          </table:table-cell>
          <table:table-cell table:style-name="ce229" office:value-type="float" office:value="205" calcext:value-type="float">
            <text:p>205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88]" office:value-type="string" office:string-value="GPIOG13" calcext:value-type="string">
            <text:p>GPIOG13</text:p>
          </table:table-cell>
          <table:table-cell office:value-type="string" calcext:value-type="string">
            <text:p>output</text:p>
          </table:table-cell>
          <table:table-cell table:formula="of:=[.J88]" office:value-type="string" office:string-value="GPIOG13" calcext:value-type="string">
            <text:p>GPIOG13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PCM1DIN</text:p>
          </table:table-cell>
          <table:table-cell office:value-type="string" calcext:value-type="string">
            <text:p>alt6</text:p>
          </table:table-cell>
          <table:table-cell office:value-type="string" calcext:value-type="string">
            <text:p>PGEINT1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G13</text:p>
          </table:table-cell>
          <table:table-cell table:number-columns-repeated="959"/>
        </table:table-row>
        <table:table-row table:style-name="ro1">
          <table:table-cell table:style-name="ce227" office:value-type="string" calcext:value-type="string">
            <text:p>G7</text:p>
          </table:table-cell>
          <table:table-cell table:style-name="ce227" office:value-type="float" office:value="87" calcext:value-type="float">
            <text:p>87</text:p>
          </table:table-cell>
          <table:table-cell table:style-name="ce227"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L0</text:p>
          </table:table-cell>
          <table:table-cell table:style-name="ce229" office:value-type="float" office:value="94" calcext:value-type="float">
            <text:p>94</text:p>
          </table:table-cell>
          <table:table-cell table:style-name="ce229" office:value-type="float" office:value="352" calcext:value-type="float">
            <text:p>35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89]" office:value-type="string" office:string-value="GPIOL0" calcext:value-type="string">
            <text:p>GPIOL0</text:p>
          </table:table-cell>
          <table:table-cell office:value-type="string" calcext:value-type="string">
            <text:p>output</text:p>
          </table:table-cell>
          <table:table-cell table:formula="of:=[.J89]" office:value-type="string" office:string-value="GPIOL0" calcext:value-type="string">
            <text:p>GPIOL0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TWISCK</text:p>
          </table:table-cell>
          <table:table-cell office:value-type="string" calcext:value-type="string">
            <text:p>alt6</text:p>
          </table:table-cell>
          <table:table-cell office:value-type="string" calcext:value-type="string">
            <text:p>PLEINT0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L0</text:p>
          </table:table-cell>
          <table:table-cell table:number-columns-repeated="959"/>
        </table:table-row>
        <table:table-row table:style-name="ro1">
          <table:table-cell table:style-name="ce227" office:value-type="string" calcext:value-type="string">
            <text:p>G8</text:p>
          </table:table-cell>
          <table:table-cell table:style-name="ce227" office:value-type="float" office:value="88" calcext:value-type="float">
            <text:p>88</text:p>
          </table:table-cell>
          <table:table-cell table:style-name="ce227"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L1</text:p>
          </table:table-cell>
          <table:table-cell table:style-name="ce229" office:value-type="float" office:value="95" calcext:value-type="float">
            <text:p>95</text:p>
          </table:table-cell>
          <table:table-cell table:style-name="ce229" office:value-type="float" office:value="353" calcext:value-type="float">
            <text:p>353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90]" office:value-type="string" office:string-value="GPIOL1" calcext:value-type="string">
            <text:p>GPIOL1</text:p>
          </table:table-cell>
          <table:table-cell office:value-type="string" calcext:value-type="string">
            <text:p>output</text:p>
          </table:table-cell>
          <table:table-cell table:formula="of:=[.J90]" office:value-type="string" office:string-value="GPIOL1" calcext:value-type="string">
            <text:p>GPIOL1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TWISDA</text:p>
          </table:table-cell>
          <table:table-cell office:value-type="string" calcext:value-type="string">
            <text:p>alt6</text:p>
          </table:table-cell>
          <table:table-cell office:value-type="string" calcext:value-type="string">
            <text:p>PLEINT1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L1</text:p>
          </table:table-cell>
          <table:table-cell table:number-columns-repeated="959"/>
        </table:table-row>
        <table:table-row table:style-name="ro1">
          <table:table-cell table:style-name="ce227" office:value-type="string" calcext:value-type="string">
            <text:p>G9</text:p>
          </table:table-cell>
          <table:table-cell table:style-name="ce227" office:value-type="float" office:value="89" calcext:value-type="float">
            <text:p>89</text:p>
          </table:table-cell>
          <table:table-cell table:style-name="ce227"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L2</text:p>
          </table:table-cell>
          <table:table-cell table:style-name="ce229" office:value-type="float" office:value="96" calcext:value-type="float">
            <text:p>96</text:p>
          </table:table-cell>
          <table:table-cell table:style-name="ce229" office:value-type="float" office:value="354" calcext:value-type="float">
            <text:p>354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91]" office:value-type="string" office:string-value="GPIOL2" calcext:value-type="string">
            <text:p>GPIOL2</text:p>
          </table:table-cell>
          <table:table-cell office:value-type="string" calcext:value-type="string">
            <text:p>output</text:p>
          </table:table-cell>
          <table:table-cell table:formula="of:=[.J91]" office:value-type="string" office:string-value="GPIOL2" calcext:value-type="string">
            <text:p>GPIOL2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UARTTX</text:p>
          </table:table-cell>
          <table:table-cell office:value-type="string" calcext:value-type="string">
            <text:p>alt6</text:p>
          </table:table-cell>
          <table:table-cell office:value-type="string" calcext:value-type="string">
            <text:p>PLEINT2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L2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G10</text:p>
          </table:table-cell>
          <table:table-cell table:style-name="ce228" office:value-type="float" office:value="90" calcext:value-type="float">
            <text:p>90</text:p>
          </table:table-cell>
          <table:table-cell table:style-name="ce228" office:value-type="float" office:value="202" calcext:value-type="float">
            <text:p>202</text:p>
          </table:table-cell>
          <table:table-cell/>
          <table:table-cell table:formula="of:=COM.MICROSOFT.CONCAT(&quot;GPIO&quot;;[.A92])" office:value-type="string" office:string-value="GPIOG10" calcext:value-type="string">
            <text:p>GPIOG10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L4</text:p>
          </table:table-cell>
          <table:table-cell table:style-name="ce229" office:value-type="float" office:value="98" calcext:value-type="float">
            <text:p>98</text:p>
          </table:table-cell>
          <table:table-cell table:style-name="ce229" office:value-type="float" office:value="356" calcext:value-type="float">
            <text:p>356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92]" office:value-type="string" office:string-value="GPIOL4" calcext:value-type="string">
            <text:p>GPIOL4</text:p>
          </table:table-cell>
          <table:table-cell office:value-type="string" calcext:value-type="string">
            <text:p>output</text:p>
          </table:table-cell>
          <table:table-cell table:formula="of:=[.J92]" office:value-type="string" office:string-value="GPIOL4" calcext:value-type="string">
            <text:p>GPIOL4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JTAGMS</text:p>
          </table:table-cell>
          <table:table-cell office:value-type="string" calcext:value-type="string">
            <text:p>alt6</text:p>
          </table:table-cell>
          <table:table-cell office:value-type="string" calcext:value-type="string">
            <text:p>PLEINT4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L4</text:p>
          </table:table-cell>
          <table:table-cell table:number-columns-repeated="959"/>
        </table:table-row>
        <table:table-row table:style-name="ro1">
          <table:table-cell table:style-name="ce227" office:value-type="string" calcext:value-type="string">
            <text:p>G11</text:p>
          </table:table-cell>
          <table:table-cell table:style-name="ce227" office:value-type="float" office:value="91" calcext:value-type="float">
            <text:p>91</text:p>
          </table:table-cell>
          <table:table-cell table:style-name="ce227"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L5</text:p>
          </table:table-cell>
          <table:table-cell table:style-name="ce229" office:value-type="float" office:value="99" calcext:value-type="float">
            <text:p>99</text:p>
          </table:table-cell>
          <table:table-cell table:style-name="ce229" office:value-type="float" office:value="357" calcext:value-type="float">
            <text:p>357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93]" office:value-type="string" office:string-value="GPIOL5" calcext:value-type="string">
            <text:p>GPIOL5</text:p>
          </table:table-cell>
          <table:table-cell office:value-type="string" calcext:value-type="string">
            <text:p>output</text:p>
          </table:table-cell>
          <table:table-cell table:formula="of:=[.J93]" office:value-type="string" office:string-value="GPIOL5" calcext:value-type="string">
            <text:p>GPIOL5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JTAGCK</text:p>
          </table:table-cell>
          <table:table-cell office:value-type="string" calcext:value-type="string">
            <text:p>alt6</text:p>
          </table:table-cell>
          <table:table-cell office:value-type="string" calcext:value-type="string">
            <text:p>PLEINT5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L5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G12</text:p>
          </table:table-cell>
          <table:table-cell table:style-name="ce228" office:value-type="float" office:value="92" calcext:value-type="float">
            <text:p>92</text:p>
          </table:table-cell>
          <table:table-cell table:style-name="ce228" office:value-type="float" office:value="204" calcext:value-type="float">
            <text:p>204</text:p>
          </table:table-cell>
          <table:table-cell/>
          <table:table-cell table:formula="of:=COM.MICROSOFT.CONCAT(&quot;GPIO&quot;;[.A94])" office:value-type="string" office:string-value="GPIOG12" calcext:value-type="string">
            <text:p>GPIOG12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L6</text:p>
          </table:table-cell>
          <table:table-cell table:style-name="ce229" office:value-type="float" office:value="100" calcext:value-type="float">
            <text:p>100</text:p>
          </table:table-cell>
          <table:table-cell table:style-name="ce229" office:value-type="float" office:value="358" calcext:value-type="float">
            <text:p>358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94]" office:value-type="string" office:string-value="GPIOL6" calcext:value-type="string">
            <text:p>GPIOL6</text:p>
          </table:table-cell>
          <table:table-cell office:value-type="string" calcext:value-type="string">
            <text:p>output</text:p>
          </table:table-cell>
          <table:table-cell table:formula="of:=[.J94]" office:value-type="string" office:string-value="GPIOL6" calcext:value-type="string">
            <text:p>GPIOL6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JTAGDO</text:p>
          </table:table-cell>
          <table:table-cell office:value-type="string" calcext:value-type="string">
            <text:p>alt6</text:p>
          </table:table-cell>
          <table:table-cell office:value-type="string" calcext:value-type="string">
            <text:p>PLEINT6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L6</text:p>
          </table:table-cell>
          <table:table-cell table:number-columns-repeated="959"/>
        </table:table-row>
        <table:table-row table:style-name="ro1">
          <table:table-cell table:style-name="ce228" office:value-type="string" calcext:value-type="string">
            <text:p>G13</text:p>
          </table:table-cell>
          <table:table-cell table:style-name="ce228" office:value-type="float" office:value="93" calcext:value-type="float">
            <text:p>93</text:p>
          </table:table-cell>
          <table:table-cell table:style-name="ce228" office:value-type="float" office:value="205" calcext:value-type="float">
            <text:p>205</text:p>
          </table:table-cell>
          <table:table-cell/>
          <table:table-cell table:formula="of:=COM.MICROSOFT.CONCAT(&quot;GPIO&quot;;[.A95])" office:value-type="string" office:string-value="GPIOG13" calcext:value-type="string">
            <text:p>GPIOG13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L7</text:p>
          </table:table-cell>
          <table:table-cell table:style-name="ce229" office:value-type="float" office:value="101" calcext:value-type="float">
            <text:p>101</text:p>
          </table:table-cell>
          <table:table-cell table:style-name="ce229" office:value-type="float" office:value="359" calcext:value-type="float">
            <text:p>359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95]" office:value-type="string" office:string-value="GPIOL7" calcext:value-type="string">
            <text:p>GPIOL7</text:p>
          </table:table-cell>
          <table:table-cell office:value-type="string" calcext:value-type="string">
            <text:p>output</text:p>
          </table:table-cell>
          <table:table-cell table:formula="of:=[.J95]" office:value-type="string" office:string-value="GPIOL7" calcext:value-type="string">
            <text:p>GPIOL7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JTAGDI</text:p>
          </table:table-cell>
          <table:table-cell office:value-type="string" calcext:value-type="string">
            <text:p>alt6</text:p>
          </table:table-cell>
          <table:table-cell office:value-type="string" calcext:value-type="string">
            <text:p>PLEINT7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L7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L0</text:p>
          </table:table-cell>
          <table:table-cell table:style-name="ce51" office:value-type="float" office:value="94" calcext:value-type="float">
            <text:p>94</text:p>
          </table:table-cell>
          <table:table-cell table:style-name="ce51" office:value-type="float" office:value="352" calcext:value-type="float">
            <text:p>352</text:p>
          </table:table-cell>
          <table:table-cell/>
          <table:table-cell table:formula="of:=COM.MICROSOFT.CONCAT(&quot;GPIO&quot;;[.A96])" office:value-type="string" office:string-value="GPIOL0" calcext:value-type="string">
            <text:p>GPIOL0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L8</text:p>
          </table:table-cell>
          <table:table-cell table:style-name="ce229" office:value-type="float" office:value="102" calcext:value-type="float">
            <text:p>102</text:p>
          </table:table-cell>
          <table:table-cell table:style-name="ce229" office:value-type="float" office:value="360" calcext:value-type="float">
            <text:p>360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96]" office:value-type="string" office:string-value="GPIOL8" calcext:value-type="string">
            <text:p>GPIOL8</text:p>
          </table:table-cell>
          <table:table-cell office:value-type="string" calcext:value-type="string">
            <text:p>output</text:p>
          </table:table-cell>
          <table:table-cell table:formula="of:=[.J96]" office:value-type="string" office:string-value="GPIOL8" calcext:value-type="string">
            <text:p>GPIOL8</text:p>
          </table:table-cell>
          <table:table-cell office:value-type="string" calcext:value-type="string">
            <text:p>alt6</text:p>
          </table:table-cell>
          <table:table-cell office:value-type="string" calcext:value-type="string">
            <text:p>PLEINT8</text:p>
          </table:table-cell>
          <table:table-cell table:number-columns-repeated="3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L8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L1</text:p>
          </table:table-cell>
          <table:table-cell table:style-name="ce51" office:value-type="float" office:value="95" calcext:value-type="float">
            <text:p>95</text:p>
          </table:table-cell>
          <table:table-cell table:style-name="ce51" office:value-type="float" office:value="353" calcext:value-type="float">
            <text:p>353</text:p>
          </table:table-cell>
          <table:table-cell/>
          <table:table-cell table:formula="of:=COM.MICROSOFT.CONCAT(&quot;GPIO&quot;;[.A97])" office:value-type="string" office:string-value="GPIOL1" calcext:value-type="string">
            <text:p>GPIOL1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L9</text:p>
          </table:table-cell>
          <table:table-cell table:style-name="ce229" office:value-type="float" office:value="103" calcext:value-type="float">
            <text:p>103</text:p>
          </table:table-cell>
          <table:table-cell table:style-name="ce229" office:value-type="float" office:value="361" calcext:value-type="float">
            <text:p>361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name2pin</text:p>
          </table:table-cell>
          <table:table-cell table:formula="of:=[.J97]" office:value-type="string" office:string-value="GPIOL9" calcext:value-type="string">
            <text:p>GPIOL9</text:p>
          </table:table-cell>
          <table:table-cell office:value-type="string" calcext:value-type="string">
            <text:p>output</text:p>
          </table:table-cell>
          <table:table-cell table:formula="of:=[.J97]" office:value-type="string" office:string-value="GPIOL9" calcext:value-type="string">
            <text:p>GPIOL9</text:p>
          </table:table-cell>
          <table:table-cell office:value-type="string" calcext:value-type="string">
            <text:p>alt6</text:p>
          </table:table-cell>
          <table:table-cell office:value-type="string" calcext:value-type="string">
            <text:p>PLEINT9</text:p>
          </table:table-cell>
          <table:table-cell table:number-columns-repeated="3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GPIOL9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L2</text:p>
          </table:table-cell>
          <table:table-cell table:style-name="ce51" office:value-type="float" office:value="96" calcext:value-type="float">
            <text:p>96</text:p>
          </table:table-cell>
          <table:table-cell table:style-name="ce51" office:value-type="float" office:value="354" calcext:value-type="float">
            <text:p>354</text:p>
          </table:table-cell>
          <table:table-cell/>
          <table:table-cell table:formula="of:=COM.MICROSOFT.CONCAT(&quot;GPIO&quot;;[.A98])" office:value-type="string" office:string-value="GPIOL2" calcext:value-type="string">
            <text:p>GPIOL2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BOOT</text:p>
          </table:table-cell>
          <table:table-cell table:number-columns-repeated="1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UBOOT</text:p>
          </table:table-cell>
          <table:table-cell table:number-columns-repeated="959"/>
        </table:table-row>
        <table:table-row table:style-name="ro1">
          <table:table-cell table:style-name="ce41" office:value-type="string" calcext:value-type="string">
            <text:p>L3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TEST</text:p>
          </table:table-cell>
          <table:table-cell table:number-columns-repeated="1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TEST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L4</text:p>
          </table:table-cell>
          <table:table-cell table:style-name="ce51" office:value-type="float" office:value="98" calcext:value-type="float">
            <text:p>98</text:p>
          </table:table-cell>
          <table:table-cell table:style-name="ce51" office:value-type="float" office:value="356" calcext:value-type="float">
            <text:p>356</text:p>
          </table:table-cell>
          <table:table-cell/>
          <table:table-cell table:formula="of:=COM.MICROSOFT.CONCAT(&quot;GPIO&quot;;[.A100])" office:value-type="string" office:string-value="GPIOL4" calcext:value-type="string">
            <text:p>GPIOL4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NMI</text:p>
          </table:table-cell>
          <table:table-cell table:number-columns-repeated="1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NMI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L5</text:p>
          </table:table-cell>
          <table:table-cell table:style-name="ce51" office:value-type="float" office:value="99" calcext:value-type="float">
            <text:p>99</text:p>
          </table:table-cell>
          <table:table-cell table:style-name="ce51" office:value-type="float" office:value="357" calcext:value-type="float">
            <text:p>357</text:p>
          </table:table-cell>
          <table:table-cell/>
          <table:table-cell table:formula="of:=COM.MICROSOFT.CONCAT(&quot;GPIO&quot;;[.A101])" office:value-type="string" office:string-value="GPIOL5" calcext:value-type="string">
            <text:p>GPIOL5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RESET</text:p>
          </table:table-cell>
          <table:table-cell table:number-columns-repeated="1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RESET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L6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358" calcext:value-type="float">
            <text:p>358</text:p>
          </table:table-cell>
          <table:table-cell/>
          <table:table-cell table:formula="of:=COM.MICROSOFT.CONCAT(&quot;GPIO&quot;;[.A102])" office:value-type="string" office:string-value="GPIOL6" calcext:value-type="string">
            <text:p>GPIOL6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PLLTEST</text:p>
          </table:table-cell>
          <table:table-cell table:number-columns-repeated="1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PLLTEST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L7</text:p>
          </table:table-cell>
          <table:table-cell table:style-name="ce51" office:value-type="float" office:value="101" calcext:value-type="float">
            <text:p>101</text:p>
          </table:table-cell>
          <table:table-cell table:style-name="ce51" office:value-type="float" office:value="359" calcext:value-type="float">
            <text:p>359</text:p>
          </table:table-cell>
          <table:table-cell/>
          <table:table-cell table:formula="of:=COM.MICROSOFT.CONCAT(&quot;GPIO&quot;;[.A103])" office:value-type="string" office:string-value="GPIOL7" calcext:value-type="string">
            <text:p>GPIOL7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X32KFOUT</text:p>
          </table:table-cell>
          <table:table-cell table:number-columns-repeated="1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X32KFOUT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L8</text:p>
          </table:table-cell>
          <table:table-cell table:style-name="ce51" office:value-type="float" office:value="102" calcext:value-type="float">
            <text:p>102</text:p>
          </table:table-cell>
          <table:table-cell table:style-name="ce51" office:value-type="float" office:value="360" calcext:value-type="float">
            <text:p>360</text:p>
          </table:table-cell>
          <table:table-cell/>
          <table:table-cell table:formula="of:=COM.MICROSOFT.CONCAT(&quot;GPIO&quot;;[.A104])" office:value-type="string" office:string-value="GPIOL8" calcext:value-type="string">
            <text:p>GPIOL8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X24MIN</text:p>
          </table:table-cell>
          <table:table-cell table:number-columns-repeated="1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X24MIN</text:p>
          </table:table-cell>
          <table:table-cell table:number-columns-repeated="959"/>
        </table:table-row>
        <table:table-row table:style-name="ro1">
          <table:table-cell table:style-name="ce51" office:value-type="string" calcext:value-type="string">
            <text:p>L9</text:p>
          </table:table-cell>
          <table:table-cell table:style-name="ce51" office:value-type="float" office:value="103" calcext:value-type="float">
            <text:p>103</text:p>
          </table:table-cell>
          <table:table-cell table:style-name="ce51" office:value-type="float" office:value="361" calcext:value-type="float">
            <text:p>361</text:p>
          </table:table-cell>
          <table:table-cell/>
          <table:table-cell table:formula="of:=COM.MICROSOFT.CONCAT(&quot;GPIO&quot;;[.A105])" office:value-type="string" office:string-value="GPIOL9" calcext:value-type="string">
            <text:p>GPIOL9</text:p>
          </table:table-cell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X24MOUT</text:p>
          </table:table-cell>
          <table:table-cell table:number-columns-repeated="1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X24MOUT</text:p>
          </table:table-cell>
          <table:table-cell table:number-columns-repeated="959"/>
        </table:table-row>
        <table:table-row table:style-name="ro1">
          <table:table-cell table:style-name="ce41" office:value-type="string" calcext:value-type="string">
            <text:p>L10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362" calcext:value-type="float">
            <text:p>362</text:p>
          </table:table-cell>
          <table:table-cell table:number-columns-repeated="2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CCRTC</text:p>
          </table:table-cell>
          <table:table-cell table:number-columns-repeated="1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CEC</text:p>
          </table:table-cell>
          <table:table-cell table:number-columns-repeated="959"/>
        </table:table-row>
        <table:table-row table:style-name="ro1">
          <table:table-cell table:style-name="ce41" office:value-type="string" calcext:value-type="string">
            <text:p>L11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363" calcext:value-type="float">
            <text:p>363</text:p>
          </table:table-cell>
          <table:table-cell table:number-columns-repeated="2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CEC</text:p>
          </table:table-cell>
          <table:table-cell table:number-columns-repeated="1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HPD</text:p>
          </table:table-cell>
          <table:table-cell table:number-columns-repeated="959"/>
        </table:table-row>
        <table:table-row table:style-name="ro1">
          <table:table-cell table:number-columns-repeated="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HPD</text:p>
          </table:table-cell>
          <table:table-cell table:number-columns-repeated="1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SCL</text:p>
          </table:table-cell>
          <table:table-cell table:number-columns-repeated="959"/>
        </table:table-row>
        <table:table-row table:style-name="ro1">
          <table:table-cell table:number-columns-repeated="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SCL</text:p>
          </table:table-cell>
          <table:table-cell table:number-columns-repeated="1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SDA</text:p>
          </table:table-cell>
          <table:table-cell table:number-columns-repeated="959"/>
        </table:table-row>
        <table:table-row table:style-name="ro1">
          <table:table-cell table:number-columns-repeated="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SDA</text:p>
          </table:table-cell>
          <table:table-cell table:number-columns-repeated="1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TX0N</text:p>
          </table:table-cell>
          <table:table-cell table:number-columns-repeated="959"/>
        </table:table-row>
        <table:table-row table:style-name="ro1">
          <table:table-cell table:number-columns-repeated="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X0N</text:p>
          </table:table-cell>
          <table:table-cell table:number-columns-repeated="1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TX0P</text:p>
          </table:table-cell>
          <table:table-cell table:number-columns-repeated="959"/>
        </table:table-row>
        <table:table-row table:style-name="ro1">
          <table:table-cell table:number-columns-repeated="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X0P</text:p>
          </table:table-cell>
          <table:table-cell table:number-columns-repeated="1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TX1N</text:p>
          </table:table-cell>
          <table:table-cell table:number-columns-repeated="959"/>
        </table:table-row>
        <table:table-row table:style-name="ro1">
          <table:table-cell table:number-columns-repeated="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X1N</text:p>
          </table:table-cell>
          <table:table-cell table:number-columns-repeated="1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TX1P</text:p>
          </table:table-cell>
          <table:table-cell table:number-columns-repeated="959"/>
        </table:table-row>
        <table:table-row table:style-name="ro1">
          <table:table-cell table:number-columns-repeated="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X1P</text:p>
          </table:table-cell>
          <table:table-cell table:number-columns-repeated="1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TX2N</text:p>
          </table:table-cell>
          <table:table-cell table:number-columns-repeated="959"/>
        </table:table-row>
        <table:table-row table:style-name="ro1">
          <table:table-cell table:number-columns-repeated="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X2N</text:p>
          </table:table-cell>
          <table:table-cell table:number-columns-repeated="1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TX2P</text:p>
          </table:table-cell>
          <table:table-cell table:number-columns-repeated="959"/>
        </table:table-row>
        <table:table-row table:style-name="ro1">
          <table:table-cell table:number-columns-repeated="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X2P</text:p>
          </table:table-cell>
          <table:table-cell table:number-columns-repeated="1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TXCN</text:p>
          </table:table-cell>
          <table:table-cell table:number-columns-repeated="959"/>
        </table:table-row>
        <table:table-row table:style-name="ro1">
          <table:table-cell table:number-columns-repeated="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XCN</text:p>
          </table:table-cell>
          <table:table-cell table:number-columns-repeated="1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TXCP</text:p>
          </table:table-cell>
          <table:table-cell table:number-columns-repeated="959"/>
        </table:table-row>
        <table:table-row table:style-name="ro1">
          <table:table-cell table:number-columns-repeated="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XCP</text:p>
          </table:table-cell>
          <table:table-cell table:number-columns-repeated="1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LINEIL</text:p>
          </table:table-cell>
          <table:table-cell table:number-columns-repeated="959"/>
        </table:table-row>
        <table:table-row table:style-name="ro1">
          <table:table-cell table:number-columns-repeated="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HVCC</text:p>
          </table:table-cell>
          <table:table-cell table:number-columns-repeated="1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LINEIR</text:p>
          </table:table-cell>
          <table:table-cell table:number-columns-repeated="959"/>
        </table:table-row>
        <table:table-row table:style-name="ro1">
          <table:table-cell table:number-columns-repeated="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HGND</text:p>
          </table:table-cell>
          <table:table-cell table:number-columns-repeated="1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MBIAS</text:p>
          </table:table-cell>
          <table:table-cell table:number-columns-repeated="959"/>
        </table:table-row>
        <table:table-row table:style-name="ro1">
          <table:table-cell table:number-columns-repeated="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CCUSB</text:p>
          </table:table-cell>
          <table:table-cell table:number-columns-repeated="1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MIC2N</text:p>
          </table:table-cell>
          <table:table-cell table:number-columns-repeated="959"/>
        </table:table-row>
        <table:table-row table:style-name="ro1">
          <table:table-cell table:number-columns-repeated="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AGND</text:p>
          </table:table-cell>
          <table:table-cell table:number-columns-repeated="1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MIC2P</text:p>
          </table:table-cell>
          <table:table-cell table:number-columns-repeated="959"/>
        </table:table-row>
        <table:table-row table:style-name="ro1">
          <table:table-cell table:number-columns-repeated="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AVCC</text:p>
          </table:table-cell>
          <table:table-cell table:number-columns-repeated="1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VRA1</text:p>
          </table:table-cell>
          <table:table-cell table:number-columns-repeated="959"/>
        </table:table-row>
        <table:table-row table:style-name="ro1">
          <table:table-cell table:number-columns-repeated="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INEIL</text:p>
          </table:table-cell>
          <table:table-cell table:number-columns-repeated="1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VRA2</text:p>
          </table:table-cell>
          <table:table-cell table:number-columns-repeated="959"/>
        </table:table-row>
        <table:table-row table:style-name="ro1">
          <table:table-cell table:number-columns-repeated="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LINEIR</text:p>
          </table:table-cell>
          <table:table-cell table:number-columns-repeated="1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VRP</text:p>
          </table:table-cell>
          <table:table-cell table:number-columns-repeated="959"/>
        </table:table-row>
        <table:table-row table:style-name="ro1">
          <table:table-cell table:number-columns-repeated="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MBIAS</text:p>
          </table:table-cell>
          <table:table-cell table:number-columns-repeated="1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KEYADC</text:p>
          </table:table-cell>
          <table:table-cell table:number-columns-repeated="959"/>
        </table:table-row>
        <table:table-row table:style-name="ro1">
          <table:table-cell table:number-columns-repeated="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MIC2N</text:p>
          </table:table-cell>
          <table:table-cell table:number-columns-repeated="1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TVOUT</text:p>
          </table:table-cell>
          <table:table-cell table:number-columns-repeated="959"/>
        </table:table-row>
        <table:table-row table:style-name="ro1">
          <table:table-cell table:number-columns-repeated="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MIC2P</text:p>
          </table:table-cell>
          <table:table-cell table:number-columns-repeated="1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X32KIN</text:p>
          </table:table-cell>
          <table:table-cell table:number-columns-repeated="959"/>
        </table:table-row>
        <table:table-row table:style-name="ro1">
          <table:table-cell table:number-columns-repeated="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VRA1</text:p>
          </table:table-cell>
          <table:table-cell table:number-columns-repeated="1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2soc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X32KOUT</text:p>
          </table:table-cell>
          <table:table-cell table:number-columns-repeated="959"/>
        </table:table-row>
        <table:table-row table:style-name="ro1">
          <table:table-cell table:number-columns-repeated="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VRA2</text:p>
          </table:table-cell>
          <table:table-cell table:number-columns-repeated="979"/>
        </table:table-row>
        <table:table-row table:style-name="ro1">
          <table:table-cell table:number-columns-repeated="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VRP</text:p>
          </table:table-cell>
          <table:table-cell table:number-columns-repeated="979"/>
        </table:table-row>
        <table:table-row table:style-name="ro1">
          <table:table-cell table:number-columns-repeated="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KEYADC</text:p>
          </table:table-cell>
          <table:table-cell table:number-columns-repeated="979"/>
        </table:table-row>
        <table:table-row table:style-name="ro1">
          <table:table-cell table:number-columns-repeated="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TVOUT</text:p>
          </table:table-cell>
          <table:table-cell table:number-columns-repeated="979"/>
        </table:table-row>
        <table:table-row table:style-name="ro1">
          <table:table-cell table:number-columns-repeated="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NDTV</text:p>
          </table:table-cell>
          <table:table-cell table:number-columns-repeated="979"/>
        </table:table-row>
        <table:table-row table:style-name="ro1">
          <table:table-cell table:number-columns-repeated="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33TV</text:p>
          </table:table-cell>
          <table:table-cell table:number-columns-repeated="979"/>
        </table:table-row>
        <table:table-row table:style-name="ro1">
          <table:table-cell table:number-columns-repeated="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X32KIN</text:p>
          </table:table-cell>
          <table:table-cell table:number-columns-repeated="979"/>
        </table:table-row>
        <table:table-row table:style-name="ro1">
          <table:table-cell table:number-columns-repeated="5"/>
          <table:table-cell office:value-type="string" calcext:value-type="string">
            <text:p>./pidb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X32KOUT</text:p>
          </table:table-cell>
          <table:table-cell table:number-columns-repeated="979"/>
        </table:table-row>
        <table:table-row table:style-name="ro1">
          <table:table-cell table:number-columns-repeated="989"/>
        </table:table-row>
        <table:table-row table:style-name="ro1" table:number-rows-repeated="1048437">
          <table:table-cell table:number-columns-repeated="989"/>
        </table:table-row>
        <table:table-row table:style-name="ro1">
          <table:table-cell table:number-columns-repeated="989"/>
        </table:table-row>
      </table:table>
      <table:table table:name="rpi rev2" table:style-name="ta1" table:print-ranges="'rpi rev2'.A1:'rpi rev2'.J21">
        <office:forms form:automatic-focus="false" form:apply-design-mode="false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100"/>
        <table:table-column table:style-name="co5" table:default-cell-style-name="ce100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ce58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2" table:default-cell-style-name="Default"/>
        <table:table-column table:style-name="co49" table:default-cell-style-name="Default"/>
        <table:table-column table:style-name="co12" table:number-columns-repeated="95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P1 (#1)</text:p>
          </table:table-cell>
          <table:covered-table-cell table:number-columns-repeated="9" table:style-name="ce62"/>
          <table:table-cell table:style-name="ce62"/>
          <table:table-cell table:number-columns-repeated="7"/>
          <table:table-cell table:style-name="ce62" table:number-columns-repeated="956"/>
        </table:table-row>
        <table:table-row table:style-name="ro1"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59"/>
          <table:table-cell table:style-name="ce41" office:value-type="string" calcext:value-type="string">
            <text:p>Conn.</text:p>
          </table:table-cell>
          <table:table-cell table:style-name="ce41" office:value-type="string" calcext:value-type="string">
            <text:p>Name </text:p>
          </table:table-cell>
          <table:table-cell table:style-name="ce41" office:value-type="string" calcext:value-type="string">
            <text:p>Physical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Mcu</text:p>
          </table:table-cell>
          <table:table-cell table:style-name="ce41" office:value-type="string" calcext:value-type="string">
            <text:p>System</text:p>
          </table:table-cell>
          <table:table-cell table:style-name="ce62"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string" calcext:value-type="string">
            <text:p>I2C_SDA1 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20" office:value-type="string" calcext:value-type="string">
            <text:p>I2C_SCL1 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I2C_SDA1 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20" office:value-type="string" calcext:value-type="string">
            <text:p>GPIO_GCLK 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43" office:value-type="string" calcext:value-type="string">
            <text:p>UART_TXD0 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25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43" office:value-type="string" calcext:value-type="string">
            <text:p>UART_RXD0 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I2C_SCL1 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9" calcext:value-type="float">
            <text:p>9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string" calcext:value-type="string">
            <text:p>GPIO_GEN0 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43" office:value-type="string" calcext:value-type="string">
            <text:p>GPIO_GEN1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6" calcext:value-type="float">
            <text:p>6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2" table:style-name="ce12" office:value-type="float" office:value="27" calcext:value-type="float">
            <text:p>27</text:p>
          </table:table-cell>
          <table:table-cell table:style-name="ce12" office:value-type="float" office:value="2" calcext:value-type="float">
            <text:p>2</text:p>
          </table:table-cell>
          <table:table-cell table:style-name="ce20" office:value-type="string" calcext:value-type="string">
            <text:p>GPIO_GEN2 </text:p>
          </table:table-cell>
          <table:table-cell table:style-name="ce26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CLK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float" office:value="3" calcext:value-type="float">
            <text:p>3</text:p>
          </table:table-cell>
          <table:table-cell table:style-name="ce20" office:value-type="string" calcext:value-type="string">
            <text:p>GPIO_GEN3 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43" office:value-type="string" calcext:value-type="string">
            <text:p>GPIO_GEN4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23" calcext:value-type="float">
            <text:p>23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TXD0 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5" calcext:value-type="float">
            <text:p>15</text:p>
          </table:table-cell>
          <table:table-cell table:number-columns-repeated="2" table:style-name="ce51" office:value-type="float" office:value="14" calcext:value-type="float">
            <text:p>14</text:p>
          </table:table-cell>
          <table:table-cell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43" office:value-type="string" calcext:value-type="string">
            <text:p>GPIO_GEN5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9" calcext:value-type="float">
            <text:p>9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20" office:value-type="string" calcext:value-type="string">
            <text:p>SPI_MOSI </text:p>
          </table:table-cell>
          <table:table-cell table:style-name="ce26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RXD0 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6" calcext:value-type="float">
            <text:p>16</text:p>
          </table:table-cell>
          <table:table-cell table:number-columns-repeated="2" table:style-name="ce51" office:value-type="float" office:value="15" calcext:value-type="float">
            <text:p>15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20" office:value-type="string" calcext:value-type="string">
            <text:p>SPI_MISO 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43" office:value-type="string" calcext:value-type="string">
            <text:p>GPIO_GEN6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0 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7" calcext:value-type="float">
            <text:p>17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20" office:value-type="string" calcext:value-type="string">
            <text:p>SPI_SCLK 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43" office:value-type="string" calcext:value-type="string">
            <text:p>SPI_CE0_N 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1 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18" calcext:value-type="float">
            <text:p>18</text:p>
          </table:table-cell>
          <table:table-cell table:number-columns-repeated="957"/>
        </table:table-row>
        <table:table-row table:style-name="ro1">
          <table:table-cell table:style-name="ce13" table:number-columns-repeated="3"/>
          <table:table-cell table:style-name="ce21" office:value-type="string" calcext:value-type="string">
            <text:p>GND </text:p>
          </table:table-cell>
          <table:table-cell table:style-name="ce27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44" office:value-type="string" calcext:value-type="string">
            <text:p>SPI_CE1_N 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2" table:style-name="ce49" office:value-type="float" office:value="7" calcext:value-type="float">
            <text:p>7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2 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27" calcext:value-type="float">
            <text:p>27</text:p>
          </table:table-cell>
          <table:table-cell table:number-columns-repeated="957"/>
        </table:table-row>
        <table:table-row table:style-name="ro1">
          <table:table-cell table:number-columns-repeated="4"/>
          <table:table-cell table:style-name="Default"/>
          <table:table-cell table:style-name="ce38"/>
          <table:table-cell table:number-columns-repeated="4"/>
          <table:table-cell table:style-name="ce38"/>
          <table:table-cell table:style-name="ce51" office:value-type="string" calcext:value-type="string">
            <text:p>P1</text:p>
          </table:table-cell>
          <table:table-cell table:style-name="ce43" office:value-type="string" calcext:value-type="string">
            <text:p>GND </text:p>
          </table:table-cell>
          <table:table-cell table:style-name="ce43" office:value-type="float" office:value="14" calcext:value-type="float">
            <text:p>14</text:p>
          </table:table-cell>
          <table:table-cell table:style-name="ce43" table:number-columns-repeated="3"/>
          <table:table-cell table:number-columns-repeated="957"/>
        </table:table-row>
        <table:table-row table:style-name="ro1">
          <table:table-cell table:style-name="ce1" office:value-type="string" calcext:value-type="string" table:number-columns-spanned="10" table:number-rows-spanned="1">
            <text:p>P5 (#2)</text:p>
          </table:table-cell>
          <table:covered-table-cell table:number-columns-repeated="6"/>
          <table:covered-table-cell table:style-name="ce58"/>
          <table:covered-table-cell table:number-columns-repeated="2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3 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22" calcext:value-type="float">
            <text:p>22</text:p>
          </table:table-cell>
          <table:table-cell table:number-columns-repeated="957"/>
        </table:table-row>
        <table:table-row table:style-name="ro1"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4 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23" calcext:value-type="float">
            <text:p>23</text:p>
          </table:table-cell>
          <table:table-cell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5V 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92" office:value-type="string" calcext:value-type="string">
            <text:p>3.3V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7" calcext:value-type="float">
            <text:p>17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2" table:style-name="ce12" office:value-type="float" office:value="28" calcext:value-type="float">
            <text:p>28</text:p>
          </table:table-cell>
          <table:table-cell table:style-name="ce12" office:value-type="float" office:value="17" calcext:value-type="float">
            <text:p>17</text:p>
          </table:table-cell>
          <table:table-cell table:style-name="ce20" office:value-type="string" calcext:value-type="string">
            <text:p>GPIO_GEN7 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66" office:value-type="string" calcext:value-type="string">
            <text:p>GPIO_GEN8 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5 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24" calcext:value-type="float">
            <text:p>24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30" calcext:value-type="float">
            <text:p>30</text:p>
          </table:table-cell>
          <table:table-cell table:style-name="ce12" office:value-type="float" office:value="19" calcext:value-type="float">
            <text:p>19</text:p>
          </table:table-cell>
          <table:table-cell table:style-name="ce20" office:value-type="string" calcext:value-type="string">
            <text:p>GPIO_GEN9 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43" office:value-type="string" calcext:value-type="string">
            <text:p>GPIO_GEN10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1" calcext:value-type="float">
            <text:p>31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OSI 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10" calcext:value-type="float">
            <text:p>10</text:p>
          </table:table-cell>
          <table:table-cell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9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0" calcext:value-type="float">
            <text:p>20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ISO 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13" calcext:value-type="float">
            <text:p>13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957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6 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25" calcext:value-type="float">
            <text:p>25</text:p>
          </table:table-cell>
          <table:table-cell table:number-columns-repeated="957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SCLK 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14" calcext:value-type="float">
            <text:p>14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number-columns-repeated="957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0_N 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957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5" calcext:value-type="float">
            <text:p>25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1_N 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8"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PIO_GEN7 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7" calcext:value-type="float">
            <text:p>17</text:p>
          </table:table-cell>
          <table:table-cell table:number-columns-repeated="2" table:style-name="ce51" office:value-type="float" office:value="28" calcext:value-type="float">
            <text:p>28</text:p>
          </table:table-cell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PIO_GEN8 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8" calcext:value-type="float">
            <text:p>18</text:p>
          </table:table-cell>
          <table:table-cell table:number-columns-repeated="2" table:style-name="ce51" office:value-type="float" office:value="29" calcext:value-type="float">
            <text:p>29</text:p>
          </table:table-cell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PIO_GEN9 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9" calcext:value-type="float">
            <text:p>19</text:p>
          </table:table-cell>
          <table:table-cell table:number-columns-repeated="2" table:style-name="ce51" office:value-type="float" office:value="30" calcext:value-type="float">
            <text:p>30</text:p>
          </table:table-cell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PIO_GEN10 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20" calcext:value-type="float">
            <text:p>20</text:p>
          </table:table-cell>
          <table:table-cell table:number-columns-repeated="2" table:style-name="ce51" office:value-type="float" office:value="31" calcext:value-type="float">
            <text:p>31</text:p>
          </table:table-cell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7" calcext:value-type="float">
            <text:p>7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8" calcext:value-type="float">
            <text:p>8</text:p>
          </table:table-cell>
          <table:table-cell table:style-name="ce51" table:number-columns-repeated="3"/>
          <table:table-cell table:number-columns-repeated="957"/>
        </table:table-row>
        <table:table-row table:style-name="ro1" table:number-rows-repeated="1048539">
          <table:table-cell table:number-columns-repeated="974"/>
        </table:table-row>
        <table:table-row table:style-name="ro1">
          <table:table-cell table:number-columns-repeated="974"/>
        </table:table-row>
      </table:table>
      <table:table table:name="rpi rev3" table:style-name="ta1" table:print-ranges="'rpi rev3'.A1:'rpi rev3'.J22">
        <office:forms form:automatic-focus="false" form:apply-design-mode="false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100"/>
        <table:table-column table:style-name="co5" table:default-cell-style-name="ce100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ce58"/>
        <table:table-column table:style-name="co12" table:number-columns-repeated="958" table:default-cell-style-name="Default"/>
        <table:table-row table:style-name="ro1">
          <table:table-cell table:style-name="ce93" office:value-type="string" calcext:value-type="string" table:number-columns-spanned="10" table:number-rows-spanned="1">
            <text:p>J8 (#1)</text:p>
          </table:table-cell>
          <table:covered-table-cell table:number-columns-repeated="9" table:style-name="ce62"/>
          <table:table-cell table:style-name="ce62"/>
          <table:table-cell table:number-columns-repeated="2"/>
          <table:table-cell table:style-name="ce62" table:number-columns-repeated="956"/>
        </table:table-row>
        <table:table-row table:style-name="ro1"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59"/>
          <table:table-cell/>
          <table:table-cell table:style-name="ce62"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42" office:value-type="string" calcext:value-type="string">
            <text:p>5V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string" calcext:value-type="string">
            <text:p>GPIO2/SDA1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42" office:value-type="string" calcext:value-type="string">
            <text:p>5V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20" office:value-type="string" calcext:value-type="string">
            <text:p>GPIO3/SCL1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42" office:value-type="string" calcext:value-type="string">
            <text:p>GND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20" office:value-type="string" calcext:value-type="string">
            <text:p>GPIO4/GPCLK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43" office:value-type="string" calcext:value-type="string">
            <text:p>GPIO14/TXD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38"/>
          <table:table-cell table:number-columns-repeated="958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GND</text:p>
          </table:table-cell>
          <table:table-cell table:style-name="ce25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43" office:value-type="string" calcext:value-type="string">
            <text:p>GPIO15/RXD0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string" calcext:value-type="string">
            <text:p>GPIO17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43" office:value-type="string" calcext:value-type="string">
            <text:p>GPIO18/PCMCLK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27" calcext:value-type="float">
            <text:p>27</text:p>
          </table:table-cell>
          <table:table-cell table:style-name="ce12" office:value-type="float" office:value="2" calcext:value-type="float">
            <text:p>2</text:p>
          </table:table-cell>
          <table:table-cell table:style-name="ce20" office:value-type="string" calcext:value-type="string">
            <text:p>GPIO27</text:p>
          </table:table-cell>
          <table:table-cell table:style-name="ce26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42" office:value-type="string" calcext:value-type="string">
            <text:p>GND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float" office:value="3" calcext:value-type="float">
            <text:p>3</text:p>
          </table:table-cell>
          <table:table-cell table:style-name="ce20" office:value-type="string" calcext:value-type="string">
            <text:p>GPIO22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43" office:value-type="string" calcext:value-type="string">
            <text:p>GPIO2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23" calcext:value-type="float">
            <text:p>23</text:p>
          </table:table-cell>
          <table:table-cell table:style-name="ce38"/>
          <table:table-cell table:number-columns-repeated="958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43" office:value-type="string" calcext:value-type="string">
            <text:p>GPIO2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20" office:value-type="string" calcext:value-type="string">
            <text:p>GPIO10/SPI0MOSI</text:p>
          </table:table-cell>
          <table:table-cell table:style-name="ce26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42" office:value-type="string" calcext:value-type="string">
            <text:p>GND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20" office:value-type="string" calcext:value-type="string">
            <text:p>GPIO9/SPI0MISO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43" office:value-type="string" calcext:value-type="string">
            <text:p>GPIO2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20" office:value-type="string" calcext:value-type="string">
            <text:p>GPIO11/SPI0SCLK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43" office:value-type="string" calcext:value-type="string">
            <text:p>GPIO8/SPI0CE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38"/>
          <table:table-cell table:number-columns-repeated="958"/>
        </table:table-row>
        <table:table-row table:style-name="ro1">
          <table:table-cell table:style-name="ce13" table:number-columns-repeated="3"/>
          <table:table-cell table:style-name="ce21" office:value-type="string" calcext:value-type="string">
            <text:p>GND</text:p>
          </table:table-cell>
          <table:table-cell table:style-name="ce27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44" office:value-type="string" calcext:value-type="string">
            <text:p>GPIO7/SPI0CE1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2" table:style-name="ce49" office:value-type="float" office:value="7" calcext:value-type="float">
            <text:p>7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 table:style-name="ce20" office:value-type="string" calcext:value-type="string">
            <text:p>GPIO0/SDA0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8" calcext:value-type="float">
            <text:p>28</text:p>
          </table:table-cell>
          <table:table-cell table:style-name="ce43" office:value-type="string" calcext:value-type="string">
            <text:p>GPIO1/SCL0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21" calcext:value-type="float">
            <text:p>21</text:p>
          </table:table-cell>
          <table:table-cell table:style-name="ce20" office:value-type="string" calcext:value-type="string">
            <text:p>GPIO5/GPCLK1</text:p>
          </table:table-cell>
          <table:table-cell table:style-name="ce26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42" office:value-type="string" calcext:value-type="string">
            <text:p>GND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22" calcext:value-type="float">
            <text:p>22</text:p>
          </table:table-cell>
          <table:table-cell table:style-name="ce20" office:value-type="string" calcext:value-type="string">
            <text:p>GPIO6/GPCLK2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32" calcext:value-type="float">
            <text:p>32</text:p>
          </table:table-cell>
          <table:table-cell table:style-name="ce43" office:value-type="string" calcext:value-type="string">
            <text:p>GPIO12/PWM0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13" calcext:value-type="float">
            <text:p>13</text:p>
          </table:table-cell>
          <table:table-cell table:style-name="ce12" office:value-type="float" office:value="23" calcext:value-type="float">
            <text:p>23</text:p>
          </table:table-cell>
          <table:table-cell table:style-name="ce20" office:value-type="string" calcext:value-type="string">
            <text:p>GPIO13/PWM1</text:p>
          </table:table-cell>
          <table:table-cell table:style-name="ce26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42" office:value-type="string" calcext:value-type="string">
            <text:p>GND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19" calcext:value-type="float">
            <text:p>19</text:p>
          </table:table-cell>
          <table:table-cell table:style-name="ce12" office:value-type="float" office:value="24" calcext:value-type="float">
            <text:p>24</text:p>
          </table:table-cell>
          <table:table-cell table:style-name="ce20" office:value-type="string" calcext:value-type="string">
            <text:p>GPIO19/PCMFS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36" calcext:value-type="float">
            <text:p>36</text:p>
          </table:table-cell>
          <table:table-cell table:style-name="ce43" office:value-type="string" calcext:value-type="string">
            <text:p>GPIO16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16" calcext:value-type="float">
            <text:p>16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26" calcext:value-type="float">
            <text:p>26</text:p>
          </table:table-cell>
          <table:table-cell table:style-name="ce12" office:value-type="float" office:value="25" calcext:value-type="float">
            <text:p>25</text:p>
          </table:table-cell>
          <table:table-cell table:style-name="ce20" office:value-type="string" calcext:value-type="string">
            <text:p>GPIO26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38" calcext:value-type="float">
            <text:p>38</text:p>
          </table:table-cell>
          <table:table-cell table:style-name="ce43" office:value-type="string" calcext:value-type="string">
            <text:p>GPIO20/PCMDIN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38"/>
          <table:table-cell table:number-columns-repeated="958"/>
        </table:table-row>
        <table:table-row table:style-name="ro1">
          <table:table-cell table:style-name="ce14" table:number-columns-repeated="3"/>
          <table:table-cell table:style-name="ce22" office:value-type="string" calcext:value-type="string">
            <text:p>GND</text:p>
          </table:table-cell>
          <table:table-cell table:style-name="ce28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45" office:value-type="string" calcext:value-type="string">
            <text:p>GPIO21/PCMDOUT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2" table:style-name="ce16" office:value-type="float" office:value="21" calcext:value-type="float">
            <text:p>21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4"/>
          <table:table-cell table:style-name="Default"/>
          <table:table-cell table:style-name="ce38"/>
          <table:table-cell table:number-columns-repeated="963"/>
        </table:table-row>
        <table:table-row table:style-name="ro1" table:number-rows-repeated="5">
          <table:table-cell table:number-columns-repeated="7"/>
          <table:table-cell table:style-name="ce58"/>
          <table:table-cell table:number-columns-repeated="2"/>
          <table:table-cell table:style-name="Default"/>
          <table:table-cell table:number-columns-repeated="958"/>
        </table:table-row>
        <table:table-row table:style-name="ro1">
          <table:table-cell table:number-columns-repeated="12"/>
          <table:table-cell table:style-name="ce58" table:number-columns-repeated="957"/>
        </table:table-row>
        <table:table-row table:style-name="ro1" table:number-rows-repeated="1048546">
          <table:table-cell table:number-columns-repeated="969"/>
        </table:table-row>
        <table:table-row table:style-name="ro1">
          <table:table-cell table:number-columns-repeated="969"/>
        </table:table-row>
      </table:table>
      <table:table table:name="rpi rev1" table:style-name="ta1" table:print-ranges="'rpi rev1'.A1:'rpi rev1'.J15">
        <office:forms form:automatic-focus="false" form:apply-design-mode="false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100"/>
        <table:table-column table:style-name="co5" table:default-cell-style-name="ce100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ce58"/>
        <table:table-column table:style-name="co50" table:default-cell-style-name="Default"/>
        <table:table-column table:style-name="co12" table:number-columns-repeated="5" table:default-cell-style-name="Default"/>
        <table:table-column table:style-name="co51" table:number-columns-repeated="2" table:default-cell-style-name="Default"/>
        <table:table-column table:style-name="co12" table:number-columns-repeated="949" table:default-cell-style-name="Default"/>
        <table:table-row table:style-name="ro1">
          <table:table-cell table:style-name="ce93" office:value-type="string" calcext:value-type="string" table:number-columns-spanned="10" table:number-rows-spanned="1">
            <text:p>P1 (#1)</text:p>
          </table:table-cell>
          <table:covered-table-cell table:number-columns-repeated="9" table:style-name="ce62"/>
          <table:table-cell table:style-name="ce62"/>
          <table:table-cell/>
          <table:table-cell table:style-name="ce62" table:number-columns-repeated="956"/>
        </table:table-row>
        <table:table-row table:style-name="ro1"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59"/>
          <table:table-cell table:style-name="ce41" office:value-type="string" calcext:value-type="string">
            <text:p>Conn.</text:p>
          </table:table-cell>
          <table:table-cell table:style-name="ce41" office:value-type="string" calcext:value-type="string">
            <text:p>Name </text:p>
          </table:table-cell>
          <table:table-cell table:style-name="ce41" office:value-type="string" calcext:value-type="string">
            <text:p>Physical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Mcu</text:p>
          </table:table-cell>
          <table:table-cell table:style-name="ce41" office:value-type="string" calcext:value-type="string">
            <text:p>System</text:p>
          </table:table-cell>
          <table:table-cell table:style-name="ce41" office:value-type="string" calcext:value-type="string">
            <text:p>r1</text:p>
          </table:table-cell>
          <table:table-cell table:style-name="ce41" office:value-type="string" calcext:value-type="string">
            <text:p>r2</text:p>
          </table:table-cell>
          <table:table-cell table:style-name="ce62" table:number-columns-repeated="949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string" calcext:value-type="string">
            <text:p>I2C_SDA 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43" office:value-type="string" calcext:value-type="string">
            <text:p>5V 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number-columns-repeated="3"/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20" office:value-type="string" calcext:value-type="string">
            <text:p>I2C_SCL 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90" office:value-type="string" calcext:value-type="string">
            <text:p>I2C_SDA 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" calcext:value-type="float">
            <text:p>8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20" office:value-type="string" calcext:value-type="string">
            <text:p>GPIO_GCLK 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43" office:value-type="string" calcext:value-type="string">
            <text:p>UART_TXD0 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number-columns-repeated="3"/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25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43" office:value-type="string" calcext:value-type="string">
            <text:p>UART_RXD0 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90" office:value-type="string" calcext:value-type="string">
            <text:p>I2C_SCL 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9" calcext:value-type="float">
            <text:p>9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2" table:style-name="ce12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string" calcext:value-type="string">
            <text:p>GPIO_GEN0 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43" office:value-type="string" calcext:value-type="string">
            <text:p>GPIO_GEN1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6" calcext:value-type="float">
            <text:p>6</text:p>
          </table:table-cell>
          <table:table-cell table:style-name="ce51" table:number-columns-repeated="3"/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2" table:style-name="ce12" office:value-type="float" office:value="21" calcext:value-type="float">
            <text:p>21</text:p>
          </table:table-cell>
          <table:table-cell table:style-name="ce12" office:value-type="float" office:value="2" calcext:value-type="float">
            <text:p>2</text:p>
          </table:table-cell>
          <table:table-cell table:style-name="ce20" office:value-type="string" calcext:value-type="string">
            <text:p>GPIO_GEN2 </text:p>
          </table:table-cell>
          <table:table-cell table:style-name="ce26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CLK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float" office:value="3" calcext:value-type="float">
            <text:p>3</text:p>
          </table:table-cell>
          <table:table-cell table:style-name="ce20" office:value-type="string" calcext:value-type="string">
            <text:p>GPIO_GEN3 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43" office:value-type="string" calcext:value-type="string">
            <text:p>GPIO_GEN4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23" calcext:value-type="float">
            <text:p>23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TXD0 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5" calcext:value-type="float">
            <text:p>15</text:p>
          </table:table-cell>
          <table:table-cell table:number-columns-repeated="2" table:style-name="ce51" office:value-type="float" office:value="14" calcext:value-type="float">
            <text:p>14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43" office:value-type="string" calcext:value-type="string">
            <text:p>GPIO_GEN5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9" calcext:value-type="float">
            <text:p>9</text:p>
          </table:table-cell>
          <table:table-cell table:style-name="ce51" table:number-columns-repeated="3"/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20" office:value-type="string" calcext:value-type="string">
            <text:p>SPI_MOSI </text:p>
          </table:table-cell>
          <table:table-cell table:style-name="ce26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RXD0 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6" calcext:value-type="float">
            <text:p>16</text:p>
          </table:table-cell>
          <table:table-cell table:number-columns-repeated="2" table:style-name="ce51" office:value-type="float" office:value="15" calcext:value-type="float">
            <text:p>15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20" office:value-type="string" calcext:value-type="string">
            <text:p>SPI_MISO 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43" office:value-type="string" calcext:value-type="string">
            <text:p>GPIO_GEN6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0 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7" calcext:value-type="float">
            <text:p>17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20" office:value-type="string" calcext:value-type="string">
            <text:p>SPI_SCLK 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43" office:value-type="string" calcext:value-type="string">
            <text:p>SPI_CE0_N 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1 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18" calcext:value-type="float">
            <text:p>18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style-name="ce13" table:number-columns-repeated="3"/>
          <table:table-cell table:style-name="ce21" office:value-type="string" calcext:value-type="string">
            <text:p>GND </text:p>
          </table:table-cell>
          <table:table-cell table:style-name="ce27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44" office:value-type="string" calcext:value-type="string">
            <text:p>SPI_CE1_N 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2" table:style-name="ce49" office:value-type="float" office:value="7" calcext:value-type="float">
            <text:p>7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90" office:value-type="string" calcext:value-type="string">
            <text:p>GPIO_GEN2 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21" calcext:value-type="float">
            <text:p>21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14" calcext:value-type="float">
            <text:p>14</text:p>
          </table:table-cell>
          <table:table-cell table:style-name="ce51" table:number-columns-repeated="3"/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3 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22" calcext:value-type="float">
            <text:p>22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4 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23" calcext:value-type="float">
            <text:p>23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7" calcext:value-type="float">
            <text:p>17</text:p>
          </table:table-cell>
          <table:table-cell table:style-name="ce51" table:number-columns-repeated="3"/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5 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24" calcext:value-type="float">
            <text:p>24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OSI 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10" calcext:value-type="float">
            <text:p>10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0" calcext:value-type="float">
            <text:p>20</text:p>
          </table:table-cell>
          <table:table-cell table:style-name="ce51" table:number-columns-repeated="3"/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ISO 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13" calcext:value-type="float">
            <text:p>13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6 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25" calcext:value-type="float">
            <text:p>25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SCLK 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14" calcext:value-type="float">
            <text:p>14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0_N 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5" calcext:value-type="float">
            <text:p>25</text:p>
          </table:table-cell>
          <table:table-cell table:style-name="ce51" table:number-columns-repeated="3"/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1_N 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3"/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89" office:value-type="string" calcext:value-type="string">
            <text:p>P1</text:p>
          </table:table-cell>
          <table:table-cell table:style-name="ce89" office:value-type="string" calcext:value-type="string">
            <text:p>I2C_SDA1 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8" calcext:value-type="float">
            <text:p>8</text:p>
          </table:table-cell>
          <table:table-cell table:number-columns-repeated="2" table:style-name="ce89" office:value-type="float" office:value="2" calcext:value-type="float">
            <text:p>2</text:p>
          </table:table-cell>
          <table:table-cell table:style-name="ce91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number-columns-repeated="3"/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89" office:value-type="string" calcext:value-type="string">
            <text:p>P1</text:p>
          </table:table-cell>
          <table:table-cell table:style-name="ce89" office:value-type="string" calcext:value-type="string">
            <text:p>I2C_SCL1 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9" calcext:value-type="float">
            <text:p>9</text:p>
          </table:table-cell>
          <table:table-cell table:number-columns-repeated="2" table:style-name="ce89" office:value-type="float" office:value="3" calcext:value-type="float">
            <text:p>3</text:p>
          </table:table-cell>
          <table:table-cell table:style-name="ce91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6" calcext:value-type="float">
            <text:p>6</text:p>
          </table:table-cell>
          <table:table-cell table:style-name="ce51" table:number-columns-repeated="3"/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CLK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TXD0 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5" calcext:value-type="float">
            <text:p>15</text:p>
          </table:table-cell>
          <table:table-cell table:number-columns-repeated="2" table:style-name="ce51" office:value-type="float" office:value="14" calcext:value-type="float">
            <text:p>14</text:p>
          </table:table-cell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9" calcext:value-type="float">
            <text:p>9</text:p>
          </table:table-cell>
          <table:table-cell table:style-name="ce51" table:number-columns-repeated="3"/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RXD0 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6" calcext:value-type="float">
            <text:p>16</text:p>
          </table:table-cell>
          <table:table-cell table:number-columns-repeated="2" table:style-name="ce51" office:value-type="float" office:value="15" calcext:value-type="float">
            <text:p>15</text:p>
          </table:table-cell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0 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7" calcext:value-type="float">
            <text:p>17</text:p>
          </table:table-cell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1 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18" calcext:value-type="float">
            <text:p>18</text:p>
          </table:table-cell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89" office:value-type="string" calcext:value-type="string">
            <text:p>P1</text:p>
          </table:table-cell>
          <table:table-cell table:style-name="ce89" office:value-type="string" calcext:value-type="string">
            <text:p>GPIO_GEN2 </text:p>
          </table:table-cell>
          <table:table-cell table:style-name="ce89" office:value-type="float" office:value="13" calcext:value-type="float">
            <text:p>13</text:p>
          </table:table-cell>
          <table:table-cell table:style-name="ce89" office:value-type="float" office:value="2" calcext:value-type="float">
            <text:p>2</text:p>
          </table:table-cell>
          <table:table-cell table:number-columns-repeated="2" table:style-name="ce89" office:value-type="float" office:value="27" calcext:value-type="float">
            <text:p>27</text:p>
          </table:table-cell>
          <table:table-cell table:style-name="ce91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43" office:value-type="string" calcext:value-type="string">
            <text:p>GND </text:p>
          </table:table-cell>
          <table:table-cell table:style-name="ce43" office:value-type="float" office:value="14" calcext:value-type="float">
            <text:p>14</text:p>
          </table:table-cell>
          <table:table-cell table:style-name="ce43" table:number-columns-repeated="3"/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3 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22" calcext:value-type="float">
            <text:p>22</text:p>
          </table:table-cell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4 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23" calcext:value-type="float">
            <text:p>23</text:p>
          </table:table-cell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7" calcext:value-type="float">
            <text:p>17</text:p>
          </table:table-cell>
          <table:table-cell table:style-name="ce51" table:number-columns-repeated="3"/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5 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24" calcext:value-type="float">
            <text:p>24</text:p>
          </table:table-cell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OSI 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10" calcext:value-type="float">
            <text:p>10</text:p>
          </table:table-cell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0" calcext:value-type="float">
            <text:p>20</text:p>
          </table:table-cell>
          <table:table-cell table:style-name="ce51" table:number-columns-repeated="3"/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ISO 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13" calcext:value-type="float">
            <text:p>13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6 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25" calcext:value-type="float">
            <text:p>25</text:p>
          </table:table-cell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SCLK 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14" calcext:value-type="float">
            <text:p>14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0_N 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5" calcext:value-type="float">
            <text:p>25</text:p>
          </table:table-cell>
          <table:table-cell table:style-name="ce51" table:number-columns-repeated="3"/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1_N 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 table:number-rows-repeated="1048521">
          <table:table-cell table:number-columns-repeated="968"/>
        </table:table-row>
        <table:table-row table:style-name="ro1">
          <table:table-cell table:number-columns-repeated="968"/>
        </table:table-row>
      </table:table>
      <table:table table:name="rpi - work C++" table:style-name="ta1" table:print-ranges="'rpi - work C++'.A12:'rpi - work C++'.G32">
        <table:table-column table:style-name="co3" table:default-cell-style-name="ce70"/>
        <table:table-column table:style-name="co14" table:number-columns-repeated="3" table:default-cell-style-name="ce100"/>
        <table:table-column table:style-name="co14" table:default-cell-style-name="Default"/>
        <table:table-column table:style-name="co15" table:default-cell-style-name="ce100"/>
        <table:table-column table:style-name="co16" table:default-cell-style-name="ce70"/>
        <table:table-column table:style-name="co17" table:default-cell-style-name="Default"/>
        <table:table-column table:style-name="co2" table:number-columns-repeated="3" table:default-cell-style-name="ce79"/>
        <table:table-column table:style-name="co2" table:number-columns-repeated="2" table:default-cell-style-name="Default"/>
        <table:table-column table:style-name="co18" table:number-columns-repeated="8" table:default-cell-style-name="Default"/>
        <table:table-column table:style-name="co52" table:number-columns-repeated="9" table:default-cell-style-name="Default"/>
        <table:table-column table:style-name="co53" table:default-cell-style-name="Default"/>
        <table:table-column table:style-name="co12" table:number-columns-repeated="993" table:default-cell-style-name="Default"/>
        <table:table-row table:style-name="ro1">
          <table:table-cell table:style-name="ce10" office:value-type="string" calcext:value-type="string">
            <text:p>Schéma</text:p>
          </table:table-cell>
          <table:table-cell table:style-name="ce10" office:value-type="string" calcext:value-type="string">
            <text:p>rev1</text:p>
          </table:table-cell>
          <table:table-cell table:style-name="ce10" office:value-type="string" calcext:value-type="string">
            <text:p>rev2</text:p>
          </table:table-cell>
          <table:table-cell table:style-name="ce10" office:value-type="string" calcext:value-type="string">
            <text:p>rev3</text:p>
          </table:table-cell>
          <table:table-cell table:style-name="ce10" office:value-type="string" calcext:value-type="string">
            <text:p>Phys.</text:p>
          </table:table-cell>
          <table:table-cell table:style-name="ce63" office:value-type="string" calcext:value-type="string">
            <text:p>Conn.</text:p>
          </table:table-cell>
          <table:table-cell table:style-name="ce75" office:value-type="string" calcext:value-type="string">
            <text:p>Nom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ow</text:p>
          </table:table-cell>
          <table:table-cell table:style-name="ce10" office:value-type="string" calcext:value-type="string">
            <text:p>column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alt0</text:p>
          </table:table-cell>
          <table:table-cell table:style-name="ce10" office:value-type="string" calcext:value-type="string">
            <text:p>alt1</text:p>
          </table:table-cell>
          <table:table-cell table:style-name="ce10" office:value-type="string" calcext:value-type="string">
            <text:p>alt2</text:p>
          </table:table-cell>
          <table:table-cell table:style-name="ce10" office:value-type="string" calcext:value-type="string">
            <text:p>alt3</text:p>
          </table:table-cell>
          <table:table-cell table:style-name="ce10" office:value-type="string" calcext:value-type="string">
            <text:p>alt4</text:p>
          </table:table-cell>
          <table:table-cell table:style-name="ce10" office:value-type="string" calcext:value-type="string">
            <text:p>alt5</text:p>
          </table:table-cell>
          <table:table-cell table:style-name="ce10"/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alt0</text:p>
          </table:table-cell>
          <table:table-cell table:style-name="ce10" office:value-type="string" calcext:value-type="string">
            <text:p>alt1</text:p>
          </table:table-cell>
          <table:table-cell table:style-name="ce10" office:value-type="string" calcext:value-type="string">
            <text:p>alt2</text:p>
          </table:table-cell>
          <table:table-cell table:style-name="ce10" office:value-type="string" calcext:value-type="string">
            <text:p>alt3</text:p>
          </table:table-cell>
          <table:table-cell table:style-name="ce10" office:value-type="string" calcext:value-type="string">
            <text:p>alt4</text:p>
          </table:table-cell>
          <table:table-cell table:style-name="ce10" office:value-type="string" calcext:value-type="string">
            <text:p>alt5</text:p>
          </table:table-cell>
          <table:table-cell table:style-name="ce10" office:value-type="string" calcext:value-type="string">
            <text:p>Code C++</text:p>
          </table:table-cell>
          <table:table-cell table:style-name="ce71" table:number-columns-repeated="993"/>
        </table:table-row>
        <table:table-row table:style-name="ro1">
          <table:table-cell table:style-name="ce66" office:value-type="string" calcext:value-type="string">
            <text:p>3.3V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]-1)*2+[.$M2]" office:value-type="float" office:value="1" calcext:value-type="float">
            <text:p>1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3.3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83" table:formula="of:=[.G2]" office:value-type="string" office:string-value="3.3V" calcext:value-type="string">
            <text:p>3.3V</text:p>
          </table:table-cell>
          <table:table-cell table:style-name="ce83"/>
          <table:table-cell table:style-name="ce43" table:number-columns-repeated="6"/>
          <table:table-cell table:style-name="ce43" table:formula="of:=CONCATENATE([.N2];IF([.P2]&lt;&gt;&quot;&quot;;CONCATENATE(&quot;/&quot;;[.P2]);&quot;&quot;))" office:value-type="string" office:string-value="3.3V" calcext:value-type="string">
            <text:p>3.3V</text:p>
          </table:table-cell>
          <table:table-cell table:style-name="ce43" table:formula="of:=CONCATENATE(&quot;{ModeInput,&quot;&quot;&quot;;[.$N2];&quot;&quot;&quot;}&quot;)" office:value-type="string" office:string-value="{ModeInput,&quot;3.3V&quot;}" calcext:value-type="string">
            <text:p>{ModeInput,"3.3V"}</text:p>
          </table:table-cell>
          <table:table-cell table:style-name="ce43" table:formula="of:=IF([.$O2]&lt;&gt;&quot;&quot;;CONCATENATE(&quot;,{ModeOutput,&quot;&quot;&quot;;[.$O2];&quot;&quot;&quot;}&quot;);&quot;&quot;)">
            <text:p/>
          </table:table-cell>
          <table:table-cell table:style-name="ce43" table:formula="of:=IF([.$P2]&lt;&gt;&quot;&quot;;CONCATENATE(&quot;,{ModeAlt0,&quot;&quot;&quot;;[.$P2];&quot;&quot;&quot;}&quot;);&quot;&quot;)">
            <text:p/>
          </table:table-cell>
          <table:table-cell table:style-name="ce43" table:formula="of:=IF([.$Q2]&lt;&gt;&quot;&quot;;CONCATENATE(&quot;,{ModeAlt1,&quot;&quot;&quot;;[.$Q2];&quot;&quot;&quot;}&quot;);&quot;&quot;)">
            <text:p/>
          </table:table-cell>
          <table:table-cell table:style-name="ce43" table:formula="of:=IF([.$R2]&lt;&gt;&quot;&quot;;CONCATENATE(&quot;,{ModeAlt2,&quot;&quot;&quot;;[.$R2];&quot;&quot;&quot;}&quot;);&quot;&quot;)">
            <text:p/>
          </table:table-cell>
          <table:table-cell table:style-name="ce43" table:formula="of:=IF([.S2]&lt;&gt;&quot;&quot;;CONCATENATE(&quot;,{ModeAlt3,&quot;&quot;&quot;;[.S2];&quot;&quot;&quot;}&quot;);&quot;&quot;)">
            <text:p/>
          </table:table-cell>
          <table:table-cell table:style-name="ce43" table:formula="of:=IF([.T2]&lt;&gt;&quot;&quot;;CONCATENATE(&quot;,{ModeAlt4,&quot;&quot;&quot;;[.T2];&quot;&quot;&quot;}&quot;);&quot;&quot;)">
            <text:p/>
          </table:table-cell>
          <table:table-cell table:style-name="ce43" table:formula="of:=IF([.U2]&lt;&gt;&quot;&quot;;CONCATENATE(&quot;,{ModeAlt5,&quot;&quot;&quot;;[.U2];&quot;&quot;&quot;}&quot;);&quot;&quot;)">
            <text:p/>
          </table:table-cell>
          <table:table-cell table:style-name="ce43" table:formula="of:=CONCATENATE(&quot;{&quot;;[.$H2];&quot;,{&quot;;[.$I2];&quot;,&quot;;[.$J2];&quot;,&quot;;[.$K2];&quot;,&quot;;[.$L2];&quot;,&quot;;[.$M2];&quot;},{&quot;;[.$W2];[.$X2];[.$Y2];[.$Z2];[.$AA2];[.$AB2];[.$AC2];[.$AD2];&quot;}},&quot;)" office:value-type="string" office:string-value="{TypePower,{-1,-1,-1,1,1},{{ModeInput,&quot;3.3V&quot;}}}," calcext:value-type="string">
            <text:p>{TypePower,{-1,-1,-1,1,1},{{ModeInput,"3.3V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I2C_SDA1 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L3]-1)*2+[.$M3]" office:value-type="float" office:value="3" calcext:value-type="float">
            <text:p>3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3])" office:value-type="string" office:string-value="GPIO2" calcext:value-type="string">
            <text:p>GPIO2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3]" office:value-type="string" office:string-value="GPIO2" calcext:value-type="string">
            <text:p>GPIO2</text:p>
          </table:table-cell>
          <table:table-cell table:style-name="ce83" table:formula="of:=[.N3]" office:value-type="string" office:string-value="GPIO2" calcext:value-type="string">
            <text:p>GPIO2</text:p>
          </table:table-cell>
          <table:table-cell table:style-name="ce43" office:value-type="string" calcext:value-type="string">
            <text:p>SDA1</text:p>
          </table:table-cell>
          <table:table-cell table:style-name="ce43" office:value-type="string" calcext:value-type="string">
            <text:p>SA3</text:p>
          </table:table-cell>
          <table:table-cell table:style-name="ce43" table:number-columns-repeated="4"/>
          <table:table-cell table:style-name="ce43" table:formula="of:=CONCATENATE([.N3];IF([.P3]&lt;&gt;&quot;&quot;;CONCATENATE(&quot;/&quot;;[.P3]);&quot;&quot;))" office:value-type="string" office:string-value="GPIO2/SDA1" calcext:value-type="string">
            <text:p>GPIO2/SDA1</text:p>
          </table:table-cell>
          <table:table-cell table:style-name="ce43" table:formula="of:=CONCATENATE(&quot;{ModeInput,&quot;&quot;&quot;;[.$N3];&quot;&quot;&quot;}&quot;)" office:value-type="string" office:string-value="{ModeInput,&quot;GPIO2&quot;}" calcext:value-type="string">
            <text:p>{ModeInput,"GPIO2"}</text:p>
          </table:table-cell>
          <table:table-cell table:style-name="ce43" table:formula="of:=IF([.$O3]&lt;&gt;&quot;&quot;;CONCATENATE(&quot;,{ModeOutput,&quot;&quot;&quot;;[.$O3];&quot;&quot;&quot;}&quot;);&quot;&quot;)" office:value-type="string" office:string-value=",{ModeOutput,&quot;GPIO2&quot;}" calcext:value-type="string">
            <text:p>,{ModeOutput,"GPIO2"}</text:p>
          </table:table-cell>
          <table:table-cell table:style-name="ce43" table:formula="of:=IF([.$P3]&lt;&gt;&quot;&quot;;CONCATENATE(&quot;,{ModeAlt0,&quot;&quot;&quot;;[.$P3];&quot;&quot;&quot;}&quot;);&quot;&quot;)" office:value-type="string" office:string-value=",{ModeAlt0,&quot;SDA1&quot;}" calcext:value-type="string">
            <text:p>,{ModeAlt0,"SDA1"}</text:p>
          </table:table-cell>
          <table:table-cell table:style-name="ce43" table:formula="of:=IF([.$Q3]&lt;&gt;&quot;&quot;;CONCATENATE(&quot;,{ModeAlt1,&quot;&quot;&quot;;[.$Q3];&quot;&quot;&quot;}&quot;);&quot;&quot;)" office:value-type="string" office:string-value=",{ModeAlt1,&quot;SA3&quot;}" calcext:value-type="string">
            <text:p>,{ModeAlt1,"SA3"}</text:p>
          </table:table-cell>
          <table:table-cell table:style-name="ce43" table:formula="of:=IF([.$R3]&lt;&gt;&quot;&quot;;CONCATENATE(&quot;,{ModeAlt2,&quot;&quot;&quot;;[.$R3];&quot;&quot;&quot;}&quot;);&quot;&quot;)">
            <text:p/>
          </table:table-cell>
          <table:table-cell table:style-name="ce43" table:formula="of:=IF([.S3]&lt;&gt;&quot;&quot;;CONCATENATE(&quot;,{ModeAlt3,&quot;&quot;&quot;;[.S3];&quot;&quot;&quot;}&quot;);&quot;&quot;)">
            <text:p/>
          </table:table-cell>
          <table:table-cell table:style-name="ce43" table:formula="of:=IF([.T3]&lt;&gt;&quot;&quot;;CONCATENATE(&quot;,{ModeAlt4,&quot;&quot;&quot;;[.T3];&quot;&quot;&quot;}&quot;);&quot;&quot;)">
            <text:p/>
          </table:table-cell>
          <table:table-cell table:style-name="ce43" table:formula="of:=IF([.U3]&lt;&gt;&quot;&quot;;CONCATENATE(&quot;,{ModeAlt5,&quot;&quot;&quot;;[.U3];&quot;&quot;&quot;}&quot;);&quot;&quot;)">
            <text:p/>
          </table:table-cell>
          <table:table-cell table:style-name="ce43" table:formula="of:=CONCATENATE(&quot;{&quot;;[.$H3];&quot;,{&quot;;[.$I3];&quot;,&quot;;[.$J3];&quot;,&quot;;[.$K3];&quot;,&quot;;[.$L3];&quot;,&quot;;[.$M3];&quot;},{&quot;;[.$W3];[.$X3];[.$Y3];[.$Z3];[.$AA3];[.$AB3];[.$AC3];[.$AD3];&quot;}},&quot;)" office:value-type="string" office:string-value="{TypeGpio,{8,2,2,2,1},{{ModeInput,&quot;GPIO2&quot;},{ModeOutput,&quot;GPIO2&quot;},{ModeAlt0,&quot;SDA1&quot;},{ModeAlt1,&quot;SA3&quot;}}}," calcext:value-type="string">
            <text:p>{TypeGpio,{8,2,2,2,1},{{ModeInput,"GPIO2"},{ModeOutput,"GPIO2"},{ModeAlt0,"SDA1"},{ModeAlt1,"SA3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I2C_SCL1 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L4]-1)*2+[.$M4]" office:value-type="float" office:value="5" calcext:value-type="float">
            <text:p>5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4])" office:value-type="string" office:string-value="GPIO3" calcext:value-type="string">
            <text:p>GPIO3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4]" office:value-type="string" office:string-value="GPIO3" calcext:value-type="string">
            <text:p>GPIO3</text:p>
          </table:table-cell>
          <table:table-cell table:style-name="ce83" table:formula="of:=[.N4]" office:value-type="string" office:string-value="GPIO3" calcext:value-type="string">
            <text:p>GPIO3</text:p>
          </table:table-cell>
          <table:table-cell table:style-name="ce43" office:value-type="string" calcext:value-type="string">
            <text:p>SCL1</text:p>
          </table:table-cell>
          <table:table-cell table:style-name="ce43" office:value-type="string" calcext:value-type="string">
            <text:p>SA2</text:p>
          </table:table-cell>
          <table:table-cell table:style-name="ce43" table:number-columns-repeated="4"/>
          <table:table-cell table:style-name="ce43" table:formula="of:=CONCATENATE([.N4];IF([.P4]&lt;&gt;&quot;&quot;;CONCATENATE(&quot;/&quot;;[.P4]);&quot;&quot;))" office:value-type="string" office:string-value="GPIO3/SCL1" calcext:value-type="string">
            <text:p>GPIO3/SCL1</text:p>
          </table:table-cell>
          <table:table-cell table:style-name="ce43" table:formula="of:=CONCATENATE(&quot;{ModeInput,&quot;&quot;&quot;;[.$N4];&quot;&quot;&quot;}&quot;)" office:value-type="string" office:string-value="{ModeInput,&quot;GPIO3&quot;}" calcext:value-type="string">
            <text:p>{ModeInput,"GPIO3"}</text:p>
          </table:table-cell>
          <table:table-cell table:style-name="ce43" table:formula="of:=IF([.$O4]&lt;&gt;&quot;&quot;;CONCATENATE(&quot;,{ModeOutput,&quot;&quot;&quot;;[.$O4];&quot;&quot;&quot;}&quot;);&quot;&quot;)" office:value-type="string" office:string-value=",{ModeOutput,&quot;GPIO3&quot;}" calcext:value-type="string">
            <text:p>,{ModeOutput,"GPIO3"}</text:p>
          </table:table-cell>
          <table:table-cell table:style-name="ce43" table:formula="of:=IF([.$P4]&lt;&gt;&quot;&quot;;CONCATENATE(&quot;,{ModeAlt0,&quot;&quot;&quot;;[.$P4];&quot;&quot;&quot;}&quot;);&quot;&quot;)" office:value-type="string" office:string-value=",{ModeAlt0,&quot;SCL1&quot;}" calcext:value-type="string">
            <text:p>,{ModeAlt0,"SCL1"}</text:p>
          </table:table-cell>
          <table:table-cell table:style-name="ce43" table:formula="of:=IF([.$Q4]&lt;&gt;&quot;&quot;;CONCATENATE(&quot;,{ModeAlt1,&quot;&quot;&quot;;[.$Q4];&quot;&quot;&quot;}&quot;);&quot;&quot;)" office:value-type="string" office:string-value=",{ModeAlt1,&quot;SA2&quot;}" calcext:value-type="string">
            <text:p>,{ModeAlt1,"SA2"}</text:p>
          </table:table-cell>
          <table:table-cell table:style-name="ce43" table:formula="of:=IF([.$R4]&lt;&gt;&quot;&quot;;CONCATENATE(&quot;,{ModeAlt2,&quot;&quot;&quot;;[.$R4];&quot;&quot;&quot;}&quot;);&quot;&quot;)">
            <text:p/>
          </table:table-cell>
          <table:table-cell table:style-name="ce43" table:formula="of:=IF([.S4]&lt;&gt;&quot;&quot;;CONCATENATE(&quot;,{ModeAlt3,&quot;&quot;&quot;;[.S4];&quot;&quot;&quot;}&quot;);&quot;&quot;)">
            <text:p/>
          </table:table-cell>
          <table:table-cell table:style-name="ce43" table:formula="of:=IF([.T4]&lt;&gt;&quot;&quot;;CONCATENATE(&quot;,{ModeAlt4,&quot;&quot;&quot;;[.T4];&quot;&quot;&quot;}&quot;);&quot;&quot;)">
            <text:p/>
          </table:table-cell>
          <table:table-cell table:style-name="ce43" table:formula="of:=IF([.U4]&lt;&gt;&quot;&quot;;CONCATENATE(&quot;,{ModeAlt5,&quot;&quot;&quot;;[.U4];&quot;&quot;&quot;}&quot;);&quot;&quot;)">
            <text:p/>
          </table:table-cell>
          <table:table-cell table:style-name="ce43" table:formula="of:=CONCATENATE(&quot;{&quot;;[.$H4];&quot;,{&quot;;[.$I4];&quot;,&quot;;[.$J4];&quot;,&quot;;[.$K4];&quot;,&quot;;[.$L4];&quot;,&quot;;[.$M4];&quot;},{&quot;;[.$W4];[.$X4];[.$Y4];[.$Z4];[.$AA4];[.$AB4];[.$AC4];[.$AD4];&quot;}},&quot;)" office:value-type="string" office:string-value="{TypeGpio,{9,3,3,3,1},{{ModeInput,&quot;GPIO3&quot;},{ModeOutput,&quot;GPIO3&quot;},{ModeAlt0,&quot;SCL1&quot;},{ModeAlt1,&quot;SA2&quot;}}}," calcext:value-type="string">
            <text:p>{TypeGpio,{9,3,3,3,1},{{ModeInput,"GPIO3"},{ModeOutput,"GPIO3"},{ModeAlt0,"SCL1"},{ModeAlt1,"SA2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CLK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5]-1)*2+[.$M5]" office:value-type="float" office:value="7" calcext:value-type="float">
            <text:p>7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5])" office:value-type="string" office:string-value="GPIO4" calcext:value-type="string">
            <text:p>GPIO4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5]" office:value-type="string" office:string-value="GPIO4" calcext:value-type="string">
            <text:p>GPIO4</text:p>
          </table:table-cell>
          <table:table-cell table:style-name="ce83" table:formula="of:=[.N5]" office:value-type="string" office:string-value="GPIO4" calcext:value-type="string">
            <text:p>GPIO4</text:p>
          </table:table-cell>
          <table:table-cell table:style-name="ce43" office:value-type="string" calcext:value-type="string">
            <text:p>GPCLK0</text:p>
          </table:table-cell>
          <table:table-cell table:style-name="ce43" office:value-type="string" calcext:value-type="string">
            <text:p>SA1</text:p>
          </table:table-cell>
          <table:table-cell table:style-name="ce43" table:number-columns-repeated="3"/>
          <table:table-cell table:style-name="ce43" office:value-type="string" calcext:value-type="string">
            <text:p>ARMTDI</text:p>
          </table:table-cell>
          <table:table-cell table:style-name="ce43" table:formula="of:=CONCATENATE([.N5];IF([.P5]&lt;&gt;&quot;&quot;;CONCATENATE(&quot;/&quot;;[.P5]);&quot;&quot;))" office:value-type="string" office:string-value="GPIO4/GPCLK0" calcext:value-type="string">
            <text:p>GPIO4/GPCLK0</text:p>
          </table:table-cell>
          <table:table-cell table:style-name="ce43" table:formula="of:=CONCATENATE(&quot;{ModeInput,&quot;&quot;&quot;;[.$N5];&quot;&quot;&quot;}&quot;)" office:value-type="string" office:string-value="{ModeInput,&quot;GPIO4&quot;}" calcext:value-type="string">
            <text:p>{ModeInput,"GPIO4"}</text:p>
          </table:table-cell>
          <table:table-cell table:style-name="ce43" table:formula="of:=IF([.$O5]&lt;&gt;&quot;&quot;;CONCATENATE(&quot;,{ModeOutput,&quot;&quot;&quot;;[.$O5];&quot;&quot;&quot;}&quot;);&quot;&quot;)" office:value-type="string" office:string-value=",{ModeOutput,&quot;GPIO4&quot;}" calcext:value-type="string">
            <text:p>,{ModeOutput,"GPIO4"}</text:p>
          </table:table-cell>
          <table:table-cell table:style-name="ce43" table:formula="of:=IF([.$P5]&lt;&gt;&quot;&quot;;CONCATENATE(&quot;,{ModeAlt0,&quot;&quot;&quot;;[.$P5];&quot;&quot;&quot;}&quot;);&quot;&quot;)" office:value-type="string" office:string-value=",{ModeAlt0,&quot;GPCLK0&quot;}" calcext:value-type="string">
            <text:p>,{ModeAlt0,"GPCLK0"}</text:p>
          </table:table-cell>
          <table:table-cell table:style-name="ce43" table:formula="of:=IF([.$Q5]&lt;&gt;&quot;&quot;;CONCATENATE(&quot;,{ModeAlt1,&quot;&quot;&quot;;[.$Q5];&quot;&quot;&quot;}&quot;);&quot;&quot;)" office:value-type="string" office:string-value=",{ModeAlt1,&quot;SA1&quot;}" calcext:value-type="string">
            <text:p>,{ModeAlt1,"SA1"}</text:p>
          </table:table-cell>
          <table:table-cell table:style-name="ce43" table:formula="of:=IF([.$R5]&lt;&gt;&quot;&quot;;CONCATENATE(&quot;,{ModeAlt2,&quot;&quot;&quot;;[.$R5];&quot;&quot;&quot;}&quot;);&quot;&quot;)">
            <text:p/>
          </table:table-cell>
          <table:table-cell table:style-name="ce43" table:formula="of:=IF([.S5]&lt;&gt;&quot;&quot;;CONCATENATE(&quot;,{ModeAlt3,&quot;&quot;&quot;;[.S5];&quot;&quot;&quot;}&quot;);&quot;&quot;)">
            <text:p/>
          </table:table-cell>
          <table:table-cell table:style-name="ce43" table:formula="of:=IF([.T5]&lt;&gt;&quot;&quot;;CONCATENATE(&quot;,{ModeAlt4,&quot;&quot;&quot;;[.T5];&quot;&quot;&quot;}&quot;);&quot;&quot;)">
            <text:p/>
          </table:table-cell>
          <table:table-cell table:style-name="ce43" table:formula="of:=IF([.U5]&lt;&gt;&quot;&quot;;CONCATENATE(&quot;,{ModeAlt5,&quot;&quot;&quot;;[.U5];&quot;&quot;&quot;}&quot;);&quot;&quot;)" office:value-type="string" office:string-value=",{ModeAlt5,&quot;ARMTDI&quot;}" calcext:value-type="string">
            <text:p>,{ModeAlt5,"ARMTDI"}</text:p>
          </table:table-cell>
          <table:table-cell table:style-name="ce43" table:formula="of:=CONCATENATE(&quot;{&quot;;[.$H5];&quot;,{&quot;;[.$I5];&quot;,&quot;;[.$J5];&quot;,&quot;;[.$K5];&quot;,&quot;;[.$L5];&quot;,&quot;;[.$M5];&quot;},{&quot;;[.$W5];[.$X5];[.$Y5];[.$Z5];[.$AA5];[.$AB5];[.$AC5];[.$AD5];&quot;}},&quot;)" office:value-type="string" office:string-value="{TypeGpio,{7,4,4,4,1},{{ModeInput,&quot;GPIO4&quot;},{ModeOutput,&quot;GPIO4&quot;},{ModeAlt0,&quot;GPCLK0&quot;},{ModeAlt1,&quot;SA1&quot;},{ModeAlt5,&quot;ARMTDI&quot;}}}," calcext:value-type="string">
            <text:p>{TypeGpio,{7,4,4,4,1},{{ModeInput,"GPIO4"},{ModeOutput,"GPIO4"},{ModeAlt0,"GPCLK0"},{ModeAlt1,"SA1"},{ModeAlt5,"ARMTDI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ND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6]-1)*2+[.$M6]" office:value-type="float" office:value="9" calcext:value-type="float">
            <text:p>9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6]" office:value-type="string" office:string-value="GND" calcext:value-type="string">
            <text:p>GND</text:p>
          </table:table-cell>
          <table:table-cell table:style-name="ce83"/>
          <table:table-cell table:style-name="ce43" table:number-columns-repeated="6"/>
          <table:table-cell table:style-name="ce43" table:formula="of:=CONCATENATE([.N6];IF([.P6]&lt;&gt;&quot;&quot;;CONCATENATE(&quot;/&quot;;[.P6]);&quot;&quot;))" office:value-type="string" office:string-value="GND" calcext:value-type="string">
            <text:p>GND</text:p>
          </table:table-cell>
          <table:table-cell table:style-name="ce43" table:formula="of:=CONCATENATE(&quot;{ModeInput,&quot;&quot;&quot;;[.$N6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O6]&lt;&gt;&quot;&quot;;CONCATENATE(&quot;,{ModeOutput,&quot;&quot;&quot;;[.$O6];&quot;&quot;&quot;}&quot;);&quot;&quot;)">
            <text:p/>
          </table:table-cell>
          <table:table-cell table:style-name="ce43" table:formula="of:=IF([.$P6]&lt;&gt;&quot;&quot;;CONCATENATE(&quot;,{ModeAlt0,&quot;&quot;&quot;;[.$P6];&quot;&quot;&quot;}&quot;);&quot;&quot;)">
            <text:p/>
          </table:table-cell>
          <table:table-cell table:style-name="ce43" table:formula="of:=IF([.$Q6]&lt;&gt;&quot;&quot;;CONCATENATE(&quot;,{ModeAlt1,&quot;&quot;&quot;;[.$Q6];&quot;&quot;&quot;}&quot;);&quot;&quot;)">
            <text:p/>
          </table:table-cell>
          <table:table-cell table:style-name="ce43" table:formula="of:=IF([.$R6]&lt;&gt;&quot;&quot;;CONCATENATE(&quot;,{ModeAlt2,&quot;&quot;&quot;;[.$R6];&quot;&quot;&quot;}&quot;);&quot;&quot;)">
            <text:p/>
          </table:table-cell>
          <table:table-cell table:style-name="ce43" table:formula="of:=IF([.S6]&lt;&gt;&quot;&quot;;CONCATENATE(&quot;,{ModeAlt3,&quot;&quot;&quot;;[.S6];&quot;&quot;&quot;}&quot;);&quot;&quot;)">
            <text:p/>
          </table:table-cell>
          <table:table-cell table:style-name="ce43" table:formula="of:=IF([.T6]&lt;&gt;&quot;&quot;;CONCATENATE(&quot;,{ModeAlt4,&quot;&quot;&quot;;[.T6];&quot;&quot;&quot;}&quot;);&quot;&quot;)">
            <text:p/>
          </table:table-cell>
          <table:table-cell table:style-name="ce43" table:formula="of:=IF([.U6]&lt;&gt;&quot;&quot;;CONCATENATE(&quot;,{ModeAlt5,&quot;&quot;&quot;;[.U6];&quot;&quot;&quot;}&quot;);&quot;&quot;)">
            <text:p/>
          </table:table-cell>
          <table:table-cell table:style-name="ce43" table:formula="of:=CONCATENATE(&quot;{&quot;;[.$H6];&quot;,{&quot;;[.$I6];&quot;,&quot;;[.$J6];&quot;,&quot;;[.$K6];&quot;,&quot;;[.$L6];&quot;,&quot;;[.$M6];&quot;},{&quot;;[.$W6];[.$X6];[.$Y6];[.$Z6];[.$AA6];[.$AB6];[.$AC6];[.$AD6];&quot;}},&quot;)" office:value-type="string" office:string-value="{TypePower,{-1,-1,-1,5,1},{{ModeInput,&quot;GND&quot;}}}," calcext:value-type="string">
            <text:p>{TypePower,{-1,-1,-1,5,1},{{ModeInput,"GND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0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7]-1)*2+[.$M7]" office:value-type="float" office:value="11" calcext:value-type="float">
            <text:p>11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7])" office:value-type="string" office:string-value="GPIO17" calcext:value-type="string">
            <text:p>GPIO1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7" calcext:value-type="float">
            <text:p>1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7]" office:value-type="string" office:string-value="GPIO17" calcext:value-type="string">
            <text:p>GPIO17</text:p>
          </table:table-cell>
          <table:table-cell table:style-name="ce83" table:formula="of:=[.N7]" office:value-type="string" office:string-value="GPIO17" calcext:value-type="string">
            <text:p>GPIO17</text:p>
          </table:table-cell>
          <table:table-cell table:style-name="ce43"/>
          <table:table-cell table:style-name="ce43" office:value-type="string" calcext:value-type="string">
            <text:p>SD9</text:p>
          </table:table-cell>
          <table:table-cell table:style-name="ce43"/>
          <table:table-cell table:style-name="ce43" office:value-type="string" calcext:value-type="string">
            <text:p>RTS0</text:p>
          </table:table-cell>
          <table:table-cell table:style-name="ce43" office:value-type="string" calcext:value-type="string">
            <text:p>SPI1CE1</text:p>
          </table:table-cell>
          <table:table-cell table:style-name="ce43" office:value-type="string" calcext:value-type="string">
            <text:p>RTS1</text:p>
          </table:table-cell>
          <table:table-cell table:style-name="ce43" table:formula="of:=CONCATENATE([.N7];IF([.P7]&lt;&gt;&quot;&quot;;CONCATENATE(&quot;/&quot;;[.P7]);&quot;&quot;))" office:value-type="string" office:string-value="GPIO17" calcext:value-type="string">
            <text:p>GPIO17</text:p>
          </table:table-cell>
          <table:table-cell table:style-name="ce43" table:formula="of:=CONCATENATE(&quot;{ModeInput,&quot;&quot;&quot;;[.$N7];&quot;&quot;&quot;}&quot;)" office:value-type="string" office:string-value="{ModeInput,&quot;GPIO17&quot;}" calcext:value-type="string">
            <text:p>{ModeInput,"GPIO17"}</text:p>
          </table:table-cell>
          <table:table-cell table:style-name="ce43" table:formula="of:=IF([.$O7]&lt;&gt;&quot;&quot;;CONCATENATE(&quot;,{ModeOutput,&quot;&quot;&quot;;[.$O7];&quot;&quot;&quot;}&quot;);&quot;&quot;)" office:value-type="string" office:string-value=",{ModeOutput,&quot;GPIO17&quot;}" calcext:value-type="string">
            <text:p>,{ModeOutput,"GPIO17"}</text:p>
          </table:table-cell>
          <table:table-cell table:style-name="ce43" table:formula="of:=IF([.$P7]&lt;&gt;&quot;&quot;;CONCATENATE(&quot;,{ModeAlt0,&quot;&quot;&quot;;[.$P7];&quot;&quot;&quot;}&quot;);&quot;&quot;)">
            <text:p/>
          </table:table-cell>
          <table:table-cell table:style-name="ce43" table:formula="of:=IF([.$Q7]&lt;&gt;&quot;&quot;;CONCATENATE(&quot;,{ModeAlt1,&quot;&quot;&quot;;[.$Q7];&quot;&quot;&quot;}&quot;);&quot;&quot;)" office:value-type="string" office:string-value=",{ModeAlt1,&quot;SD9&quot;}" calcext:value-type="string">
            <text:p>,{ModeAlt1,"SD9"}</text:p>
          </table:table-cell>
          <table:table-cell table:style-name="ce43" table:formula="of:=IF([.$R7]&lt;&gt;&quot;&quot;;CONCATENATE(&quot;,{ModeAlt2,&quot;&quot;&quot;;[.$R7];&quot;&quot;&quot;}&quot;);&quot;&quot;)">
            <text:p/>
          </table:table-cell>
          <table:table-cell table:style-name="ce43" table:formula="of:=IF([.S7]&lt;&gt;&quot;&quot;;CONCATENATE(&quot;,{ModeAlt3,&quot;&quot;&quot;;[.S7];&quot;&quot;&quot;}&quot;);&quot;&quot;)" office:value-type="string" office:string-value=",{ModeAlt3,&quot;RTS0&quot;}" calcext:value-type="string">
            <text:p>,{ModeAlt3,"RTS0"}</text:p>
          </table:table-cell>
          <table:table-cell table:style-name="ce43" table:formula="of:=IF([.T7]&lt;&gt;&quot;&quot;;CONCATENATE(&quot;,{ModeAlt4,&quot;&quot;&quot;;[.T7];&quot;&quot;&quot;}&quot;);&quot;&quot;)" office:value-type="string" office:string-value=",{ModeAlt4,&quot;SPI1CE1&quot;}" calcext:value-type="string">
            <text:p>,{ModeAlt4,"SPI1CE1"}</text:p>
          </table:table-cell>
          <table:table-cell table:style-name="ce43" table:formula="of:=IF([.U7]&lt;&gt;&quot;&quot;;CONCATENATE(&quot;,{ModeAlt5,&quot;&quot;&quot;;[.U7];&quot;&quot;&quot;}&quot;);&quot;&quot;)" office:value-type="string" office:string-value=",{ModeAlt5,&quot;RTS1&quot;}" calcext:value-type="string">
            <text:p>,{ModeAlt5,"RTS1"}</text:p>
          </table:table-cell>
          <table:table-cell table:style-name="ce43" table:formula="of:=CONCATENATE(&quot;{&quot;;[.$H7];&quot;,{&quot;;[.$I7];&quot;,&quot;;[.$J7];&quot;,&quot;;[.$K7];&quot;,&quot;;[.$L7];&quot;,&quot;;[.$M7];&quot;},{&quot;;[.$W7];[.$X7];[.$Y7];[.$Z7];[.$AA7];[.$AB7];[.$AC7];[.$AD7];&quot;}},&quot;)" office:value-type="string" office:string-value="{TypeGpio,{0,17,17,6,1},{{ModeInput,&quot;GPIO17&quot;},{ModeOutput,&quot;GPIO17&quot;},{ModeAlt1,&quot;SD9&quot;},{ModeAlt3,&quot;RTS0&quot;},{ModeAlt4,&quot;SPI1CE1&quot;},{ModeAlt5,&quot;RTS1&quot;}}}," calcext:value-type="string">
            <text:p>{TypeGpio,{0,17,17,6,1},{{ModeInput,"GPIO17"},{ModeOutput,"GPIO17"},{ModeAlt1,"SD9"},{ModeAlt3,"RTS0"},{ModeAlt4,"SPI1CE1"},{ModeAlt5,"RTS1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2 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L8]-1)*2+[.$M8]" office:value-type="float" office:value="13" calcext:value-type="float">
            <text:p>13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8])" office:value-type="string" office:string-value="GPIO27" calcext:value-type="string">
            <text:p>GPIO2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27" calcext:value-type="float">
            <text:p>2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8]" office:value-type="string" office:string-value="GPIO27" calcext:value-type="string">
            <text:p>GPIO27</text:p>
          </table:table-cell>
          <table:table-cell table:style-name="ce83" table:formula="of:=[.N8]" office:value-type="string" office:string-value="GPIO27" calcext:value-type="string">
            <text:p>GPIO27</text:p>
          </table:table-cell>
          <table:table-cell table:style-name="ce43" table:number-columns-repeated="3"/>
          <table:table-cell table:style-name="ce43" office:value-type="string" calcext:value-type="string">
            <text:p>SD1DAT3</text:p>
          </table:table-cell>
          <table:table-cell table:style-name="ce43" office:value-type="string" calcext:value-type="string">
            <text:p>ARMTMS</text:p>
          </table:table-cell>
          <table:table-cell table:style-name="ce43"/>
          <table:table-cell table:style-name="ce43" table:formula="of:=CONCATENATE([.N8];IF([.P8]&lt;&gt;&quot;&quot;;CONCATENATE(&quot;/&quot;;[.P8]);&quot;&quot;))" office:value-type="string" office:string-value="GPIO27" calcext:value-type="string">
            <text:p>GPIO27</text:p>
          </table:table-cell>
          <table:table-cell table:style-name="ce43" table:formula="of:=CONCATENATE(&quot;{ModeInput,&quot;&quot;&quot;;[.$N8];&quot;&quot;&quot;}&quot;)" office:value-type="string" office:string-value="{ModeInput,&quot;GPIO27&quot;}" calcext:value-type="string">
            <text:p>{ModeInput,"GPIO27"}</text:p>
          </table:table-cell>
          <table:table-cell table:style-name="ce43" table:formula="of:=IF([.$O8]&lt;&gt;&quot;&quot;;CONCATENATE(&quot;,{ModeOutput,&quot;&quot;&quot;;[.$O8];&quot;&quot;&quot;}&quot;);&quot;&quot;)" office:value-type="string" office:string-value=",{ModeOutput,&quot;GPIO27&quot;}" calcext:value-type="string">
            <text:p>,{ModeOutput,"GPIO27"}</text:p>
          </table:table-cell>
          <table:table-cell table:style-name="ce43" table:formula="of:=IF([.$P8]&lt;&gt;&quot;&quot;;CONCATENATE(&quot;,{ModeAlt0,&quot;&quot;&quot;;[.$P8];&quot;&quot;&quot;}&quot;);&quot;&quot;)">
            <text:p/>
          </table:table-cell>
          <table:table-cell table:style-name="ce43" table:formula="of:=IF([.$Q8]&lt;&gt;&quot;&quot;;CONCATENATE(&quot;,{ModeAlt1,&quot;&quot;&quot;;[.$Q8];&quot;&quot;&quot;}&quot;);&quot;&quot;)">
            <text:p/>
          </table:table-cell>
          <table:table-cell table:style-name="ce43" table:formula="of:=IF([.$R8]&lt;&gt;&quot;&quot;;CONCATENATE(&quot;,{ModeAlt2,&quot;&quot;&quot;;[.$R8];&quot;&quot;&quot;}&quot;);&quot;&quot;)">
            <text:p/>
          </table:table-cell>
          <table:table-cell table:style-name="ce43" table:formula="of:=IF([.S8]&lt;&gt;&quot;&quot;;CONCATENATE(&quot;,{ModeAlt3,&quot;&quot;&quot;;[.S8];&quot;&quot;&quot;}&quot;);&quot;&quot;)" office:value-type="string" office:string-value=",{ModeAlt3,&quot;SD1DAT3&quot;}" calcext:value-type="string">
            <text:p>,{ModeAlt3,"SD1DAT3"}</text:p>
          </table:table-cell>
          <table:table-cell table:style-name="ce43" table:formula="of:=IF([.T8]&lt;&gt;&quot;&quot;;CONCATENATE(&quot;,{ModeAlt4,&quot;&quot;&quot;;[.T8];&quot;&quot;&quot;}&quot;);&quot;&quot;)" office:value-type="string" office:string-value=",{ModeAlt4,&quot;ARMTMS&quot;}" calcext:value-type="string">
            <text:p>,{ModeAlt4,"ARMTMS"}</text:p>
          </table:table-cell>
          <table:table-cell table:style-name="ce43" table:formula="of:=IF([.U8]&lt;&gt;&quot;&quot;;CONCATENATE(&quot;,{ModeAlt5,&quot;&quot;&quot;;[.U8];&quot;&quot;&quot;}&quot;);&quot;&quot;)">
            <text:p/>
          </table:table-cell>
          <table:table-cell table:style-name="ce43" table:formula="of:=CONCATENATE(&quot;{&quot;;[.$H8];&quot;,{&quot;;[.$I8];&quot;,&quot;;[.$J8];&quot;,&quot;;[.$K8];&quot;,&quot;;[.$L8];&quot;,&quot;;[.$M8];&quot;},{&quot;;[.$W8];[.$X8];[.$Y8];[.$Z8];[.$AA8];[.$AB8];[.$AC8];[.$AD8];&quot;}},&quot;)" office:value-type="string" office:string-value="{TypeGpio,{2,27,27,7,1},{{ModeInput,&quot;GPIO27&quot;},{ModeOutput,&quot;GPIO27&quot;},{ModeAlt3,&quot;SD1DAT3&quot;},{ModeAlt4,&quot;ARMTMS&quot;}}}," calcext:value-type="string">
            <text:p>{TypeGpio,{2,27,27,7,1},{{ModeInput,"GPIO27"},{ModeOutput,"GPIO27"},{ModeAlt3,"SD1DAT3"},{ModeAlt4,"ARMTMS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3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9]-1)*2+[.$M9]" office:value-type="float" office:value="15" calcext:value-type="float">
            <text:p>15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9])" office:value-type="string" office:string-value="GPIO22" calcext:value-type="string">
            <text:p>GPIO22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2" calcext:value-type="float">
            <text:p>2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9]" office:value-type="string" office:string-value="GPIO22" calcext:value-type="string">
            <text:p>GPIO22</text:p>
          </table:table-cell>
          <table:table-cell table:style-name="ce83" table:formula="of:=[.N9]" office:value-type="string" office:string-value="GPIO22" calcext:value-type="string">
            <text:p>GPIO22</text:p>
          </table:table-cell>
          <table:table-cell table:style-name="ce43"/>
          <table:table-cell table:style-name="ce43" office:value-type="string" calcext:value-type="string">
            <text:p>SD14</text:p>
          </table:table-cell>
          <table:table-cell table:style-name="ce43"/>
          <table:table-cell table:style-name="ce43" office:value-type="string" calcext:value-type="string">
            <text:p>SD1CLK</text:p>
          </table:table-cell>
          <table:table-cell table:style-name="ce43" office:value-type="string" calcext:value-type="string">
            <text:p>ARMTRST</text:p>
          </table:table-cell>
          <table:table-cell table:style-name="ce43"/>
          <table:table-cell table:style-name="ce43" table:formula="of:=CONCATENATE([.N9];IF([.P9]&lt;&gt;&quot;&quot;;CONCATENATE(&quot;/&quot;;[.P9]);&quot;&quot;))" office:value-type="string" office:string-value="GPIO22" calcext:value-type="string">
            <text:p>GPIO22</text:p>
          </table:table-cell>
          <table:table-cell table:style-name="ce43" table:formula="of:=CONCATENATE(&quot;{ModeInput,&quot;&quot;&quot;;[.$N9];&quot;&quot;&quot;}&quot;)" office:value-type="string" office:string-value="{ModeInput,&quot;GPIO22&quot;}" calcext:value-type="string">
            <text:p>{ModeInput,"GPIO22"}</text:p>
          </table:table-cell>
          <table:table-cell table:style-name="ce43" table:formula="of:=IF([.$O9]&lt;&gt;&quot;&quot;;CONCATENATE(&quot;,{ModeOutput,&quot;&quot;&quot;;[.$O9];&quot;&quot;&quot;}&quot;);&quot;&quot;)" office:value-type="string" office:string-value=",{ModeOutput,&quot;GPIO22&quot;}" calcext:value-type="string">
            <text:p>,{ModeOutput,"GPIO22"}</text:p>
          </table:table-cell>
          <table:table-cell table:style-name="ce43" table:formula="of:=IF([.$P9]&lt;&gt;&quot;&quot;;CONCATENATE(&quot;,{ModeAlt0,&quot;&quot;&quot;;[.$P9];&quot;&quot;&quot;}&quot;);&quot;&quot;)">
            <text:p/>
          </table:table-cell>
          <table:table-cell table:style-name="ce43" table:formula="of:=IF([.$Q9]&lt;&gt;&quot;&quot;;CONCATENATE(&quot;,{ModeAlt1,&quot;&quot;&quot;;[.$Q9];&quot;&quot;&quot;}&quot;);&quot;&quot;)" office:value-type="string" office:string-value=",{ModeAlt1,&quot;SD14&quot;}" calcext:value-type="string">
            <text:p>,{ModeAlt1,"SD14"}</text:p>
          </table:table-cell>
          <table:table-cell table:style-name="ce43" table:formula="of:=IF([.$R9]&lt;&gt;&quot;&quot;;CONCATENATE(&quot;,{ModeAlt2,&quot;&quot;&quot;;[.$R9];&quot;&quot;&quot;}&quot;);&quot;&quot;)">
            <text:p/>
          </table:table-cell>
          <table:table-cell table:style-name="ce43" table:formula="of:=IF([.S9]&lt;&gt;&quot;&quot;;CONCATENATE(&quot;,{ModeAlt3,&quot;&quot;&quot;;[.S9];&quot;&quot;&quot;}&quot;);&quot;&quot;)" office:value-type="string" office:string-value=",{ModeAlt3,&quot;SD1CLK&quot;}" calcext:value-type="string">
            <text:p>,{ModeAlt3,"SD1CLK"}</text:p>
          </table:table-cell>
          <table:table-cell table:style-name="ce43" table:formula="of:=IF([.T9]&lt;&gt;&quot;&quot;;CONCATENATE(&quot;,{ModeAlt4,&quot;&quot;&quot;;[.T9];&quot;&quot;&quot;}&quot;);&quot;&quot;)" office:value-type="string" office:string-value=",{ModeAlt4,&quot;ARMTRST&quot;}" calcext:value-type="string">
            <text:p>,{ModeAlt4,"ARMTRST"}</text:p>
          </table:table-cell>
          <table:table-cell table:style-name="ce43" table:formula="of:=IF([.U9]&lt;&gt;&quot;&quot;;CONCATENATE(&quot;,{ModeAlt5,&quot;&quot;&quot;;[.U9];&quot;&quot;&quot;}&quot;);&quot;&quot;)">
            <text:p/>
          </table:table-cell>
          <table:table-cell table:style-name="ce43" table:formula="of:=CONCATENATE(&quot;{&quot;;[.$H9];&quot;,{&quot;;[.$I9];&quot;,&quot;;[.$J9];&quot;,&quot;;[.$K9];&quot;,&quot;;[.$L9];&quot;,&quot;;[.$M9];&quot;},{&quot;;[.$W9];[.$X9];[.$Y9];[.$Z9];[.$AA9];[.$AB9];[.$AC9];[.$AD9];&quot;}},&quot;)" office:value-type="string" office:string-value="{TypeGpio,{3,22,22,8,1},{{ModeInput,&quot;GPIO22&quot;},{ModeOutput,&quot;GPIO22&quot;},{ModeAlt1,&quot;SD14&quot;},{ModeAlt3,&quot;SD1CLK&quot;},{ModeAlt4,&quot;ARMTRST&quot;}}}," calcext:value-type="string">
            <text:p>{TypeGpio,{3,22,22,8,1},{{ModeInput,"GPIO22"},{ModeOutput,"GPIO22"},{ModeAlt1,"SD14"},{ModeAlt3,"SD1CLK"},{ModeAlt4,"ARMTRST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3.3V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10]-1)*2+[.$M10]" office:value-type="float" office:value="17" calcext:value-type="float">
            <text:p>17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3.3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10]" office:value-type="string" office:string-value="3.3V" calcext:value-type="string">
            <text:p>3.3V</text:p>
          </table:table-cell>
          <table:table-cell table:style-name="ce83"/>
          <table:table-cell table:style-name="ce43" table:number-columns-repeated="6"/>
          <table:table-cell table:style-name="ce43" table:formula="of:=CONCATENATE([.N10];IF([.P10]&lt;&gt;&quot;&quot;;CONCATENATE(&quot;/&quot;;[.P10]);&quot;&quot;))" office:value-type="string" office:string-value="3.3V" calcext:value-type="string">
            <text:p>3.3V</text:p>
          </table:table-cell>
          <table:table-cell table:style-name="ce43" table:formula="of:=CONCATENATE(&quot;{ModeInput,&quot;&quot;&quot;;[.$N10];&quot;&quot;&quot;}&quot;)" office:value-type="string" office:string-value="{ModeInput,&quot;3.3V&quot;}" calcext:value-type="string">
            <text:p>{ModeInput,"3.3V"}</text:p>
          </table:table-cell>
          <table:table-cell table:style-name="ce43" table:formula="of:=IF([.$O10]&lt;&gt;&quot;&quot;;CONCATENATE(&quot;,{ModeOutput,&quot;&quot;&quot;;[.$O10];&quot;&quot;&quot;}&quot;);&quot;&quot;)">
            <text:p/>
          </table:table-cell>
          <table:table-cell table:style-name="ce43" table:formula="of:=IF([.$P10]&lt;&gt;&quot;&quot;;CONCATENATE(&quot;,{ModeAlt0,&quot;&quot;&quot;;[.$P10];&quot;&quot;&quot;}&quot;);&quot;&quot;)">
            <text:p/>
          </table:table-cell>
          <table:table-cell table:style-name="ce43" table:formula="of:=IF([.$Q10]&lt;&gt;&quot;&quot;;CONCATENATE(&quot;,{ModeAlt1,&quot;&quot;&quot;;[.$Q10];&quot;&quot;&quot;}&quot;);&quot;&quot;)">
            <text:p/>
          </table:table-cell>
          <table:table-cell table:style-name="ce43" table:formula="of:=IF([.$R10]&lt;&gt;&quot;&quot;;CONCATENATE(&quot;,{ModeAlt2,&quot;&quot;&quot;;[.$R10];&quot;&quot;&quot;}&quot;);&quot;&quot;)">
            <text:p/>
          </table:table-cell>
          <table:table-cell table:style-name="ce43" table:formula="of:=IF([.S10]&lt;&gt;&quot;&quot;;CONCATENATE(&quot;,{ModeAlt3,&quot;&quot;&quot;;[.S10];&quot;&quot;&quot;}&quot;);&quot;&quot;)">
            <text:p/>
          </table:table-cell>
          <table:table-cell table:style-name="ce43" table:formula="of:=IF([.T10]&lt;&gt;&quot;&quot;;CONCATENATE(&quot;,{ModeAlt4,&quot;&quot;&quot;;[.T10];&quot;&quot;&quot;}&quot;);&quot;&quot;)">
            <text:p/>
          </table:table-cell>
          <table:table-cell table:style-name="ce43" table:formula="of:=IF([.U10]&lt;&gt;&quot;&quot;;CONCATENATE(&quot;,{ModeAlt5,&quot;&quot;&quot;;[.U10];&quot;&quot;&quot;}&quot;);&quot;&quot;)">
            <text:p/>
          </table:table-cell>
          <table:table-cell table:style-name="ce43" table:formula="of:=CONCATENATE(&quot;{&quot;;[.$H10];&quot;,{&quot;;[.$I10];&quot;,&quot;;[.$J10];&quot;,&quot;;[.$K10];&quot;,&quot;;[.$L10];&quot;,&quot;;[.$M10];&quot;},{&quot;;[.$W10];[.$X10];[.$Y10];[.$Z10];[.$AA10];[.$AB10];[.$AC10];[.$AD10];&quot;}},&quot;)" office:value-type="string" office:string-value="{TypePower,{-1,-1,-1,9,1},{{ModeInput,&quot;3.3V&quot;}}}," calcext:value-type="string">
            <text:p>{TypePower,{-1,-1,-1,9,1},{{ModeInput,"3.3V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SPI_MOSI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11]-1)*2+[.$M11]" office:value-type="float" office:value="19" calcext:value-type="float">
            <text:p>19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11])" office:value-type="string" office:string-value="GPIO10" calcext:value-type="string">
            <text:p>GPIO1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11]" office:value-type="string" office:string-value="GPIO10" calcext:value-type="string">
            <text:p>GPIO10</text:p>
          </table:table-cell>
          <table:table-cell table:style-name="ce83" table:formula="of:=[.N11]" office:value-type="string" office:string-value="GPIO10" calcext:value-type="string">
            <text:p>GPIO10</text:p>
          </table:table-cell>
          <table:table-cell table:style-name="ce43" office:value-type="string" calcext:value-type="string">
            <text:p>SPI0MOSI</text:p>
          </table:table-cell>
          <table:table-cell table:style-name="ce43" office:value-type="string" calcext:value-type="string">
            <text:p>SD2</text:p>
          </table:table-cell>
          <table:table-cell table:style-name="ce83"/>
          <table:table-cell table:style-name="ce43" table:number-columns-repeated="3"/>
          <table:table-cell table:style-name="ce43" table:formula="of:=CONCATENATE([.N11];IF([.P11]&lt;&gt;&quot;&quot;;CONCATENATE(&quot;/&quot;;[.P11]);&quot;&quot;))" office:value-type="string" office:string-value="GPIO10/SPI0MOSI" calcext:value-type="string">
            <text:p>GPIO10/SPI0MOSI</text:p>
          </table:table-cell>
          <table:table-cell table:style-name="ce43" table:formula="of:=CONCATENATE(&quot;{ModeInput,&quot;&quot;&quot;;[.$N11];&quot;&quot;&quot;}&quot;)" office:value-type="string" office:string-value="{ModeInput,&quot;GPIO10&quot;}" calcext:value-type="string">
            <text:p>{ModeInput,"GPIO10"}</text:p>
          </table:table-cell>
          <table:table-cell table:style-name="ce43" table:formula="of:=IF([.$O11]&lt;&gt;&quot;&quot;;CONCATENATE(&quot;,{ModeOutput,&quot;&quot;&quot;;[.$O11];&quot;&quot;&quot;}&quot;);&quot;&quot;)" office:value-type="string" office:string-value=",{ModeOutput,&quot;GPIO10&quot;}" calcext:value-type="string">
            <text:p>,{ModeOutput,"GPIO10"}</text:p>
          </table:table-cell>
          <table:table-cell table:style-name="ce43" table:formula="of:=IF([.$P11]&lt;&gt;&quot;&quot;;CONCATENATE(&quot;,{ModeAlt0,&quot;&quot;&quot;;[.$P11];&quot;&quot;&quot;}&quot;);&quot;&quot;)" office:value-type="string" office:string-value=",{ModeAlt0,&quot;SPI0MOSI&quot;}" calcext:value-type="string">
            <text:p>,{ModeAlt0,"SPI0MOSI"}</text:p>
          </table:table-cell>
          <table:table-cell table:style-name="ce43" table:formula="of:=IF([.$Q11]&lt;&gt;&quot;&quot;;CONCATENATE(&quot;,{ModeAlt1,&quot;&quot;&quot;;[.$Q11];&quot;&quot;&quot;}&quot;);&quot;&quot;)" office:value-type="string" office:string-value=",{ModeAlt1,&quot;SD2&quot;}" calcext:value-type="string">
            <text:p>,{ModeAlt1,"SD2"}</text:p>
          </table:table-cell>
          <table:table-cell table:style-name="ce43" table:formula="of:=IF([.$R11]&lt;&gt;&quot;&quot;;CONCATENATE(&quot;,{ModeAlt2,&quot;&quot;&quot;;[.$R11];&quot;&quot;&quot;}&quot;);&quot;&quot;)">
            <text:p/>
          </table:table-cell>
          <table:table-cell table:style-name="ce43" table:formula="of:=IF([.S11]&lt;&gt;&quot;&quot;;CONCATENATE(&quot;,{ModeAlt3,&quot;&quot;&quot;;[.S11];&quot;&quot;&quot;}&quot;);&quot;&quot;)">
            <text:p/>
          </table:table-cell>
          <table:table-cell table:style-name="ce43" table:formula="of:=IF([.T11]&lt;&gt;&quot;&quot;;CONCATENATE(&quot;,{ModeAlt4,&quot;&quot;&quot;;[.T11];&quot;&quot;&quot;}&quot;);&quot;&quot;)">
            <text:p/>
          </table:table-cell>
          <table:table-cell table:style-name="ce43" table:formula="of:=IF([.U11]&lt;&gt;&quot;&quot;;CONCATENATE(&quot;,{ModeAlt5,&quot;&quot;&quot;;[.U11];&quot;&quot;&quot;}&quot;);&quot;&quot;)">
            <text:p/>
          </table:table-cell>
          <table:table-cell table:style-name="ce43" table:formula="of:=CONCATENATE(&quot;{&quot;;[.$H11];&quot;,{&quot;;[.$I11];&quot;,&quot;;[.$J11];&quot;,&quot;;[.$K11];&quot;,&quot;;[.$L11];&quot;,&quot;;[.$M11];&quot;},{&quot;;[.$W11];[.$X11];[.$Y11];[.$Z11];[.$AA11];[.$AB11];[.$AC11];[.$AD11];&quot;}},&quot;)" office:value-type="string" office:string-value="{TypeGpio,{12,10,10,10,1},{{ModeInput,&quot;GPIO10&quot;},{ModeOutput,&quot;GPIO10&quot;},{ModeAlt0,&quot;SPI0MOSI&quot;},{ModeAlt1,&quot;SD2&quot;}}}," calcext:value-type="string">
            <text:p>{TypeGpio,{12,10,10,10,1},{{ModeInput,"GPIO10"},{ModeOutput,"GPIO10"},{ModeAlt0,"SPI0MOSI"},{ModeAlt1,"SD2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SPI_MISO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12]-1)*2+[.$M12]" office:value-type="float" office:value="21" calcext:value-type="float">
            <text:p>21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12])" office:value-type="string" office:string-value="GPIO9" calcext:value-type="string">
            <text:p>GPIO9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12]" office:value-type="string" office:string-value="GPIO9" calcext:value-type="string">
            <text:p>GPIO9</text:p>
          </table:table-cell>
          <table:table-cell table:style-name="ce83" table:formula="of:=[.N12]" office:value-type="string" office:string-value="GPIO9" calcext:value-type="string">
            <text:p>GPIO9</text:p>
          </table:table-cell>
          <table:table-cell table:style-name="ce43" office:value-type="string" calcext:value-type="string">
            <text:p>SPI0MISO</text:p>
          </table:table-cell>
          <table:table-cell table:style-name="ce43" office:value-type="string" calcext:value-type="string">
            <text:p>SD1</text:p>
          </table:table-cell>
          <table:table-cell table:style-name="ce83"/>
          <table:table-cell table:style-name="ce43" table:number-columns-repeated="3"/>
          <table:table-cell table:style-name="ce43" table:formula="of:=CONCATENATE([.N12];IF([.P12]&lt;&gt;&quot;&quot;;CONCATENATE(&quot;/&quot;;[.P12]);&quot;&quot;))" office:value-type="string" office:string-value="GPIO9/SPI0MISO" calcext:value-type="string">
            <text:p>GPIO9/SPI0MISO</text:p>
          </table:table-cell>
          <table:table-cell table:style-name="ce43" table:formula="of:=CONCATENATE(&quot;{ModeInput,&quot;&quot;&quot;;[.$N12];&quot;&quot;&quot;}&quot;)" office:value-type="string" office:string-value="{ModeInput,&quot;GPIO9&quot;}" calcext:value-type="string">
            <text:p>{ModeInput,"GPIO9"}</text:p>
          </table:table-cell>
          <table:table-cell table:style-name="ce43" table:formula="of:=IF([.$O12]&lt;&gt;&quot;&quot;;CONCATENATE(&quot;,{ModeOutput,&quot;&quot;&quot;;[.$O12];&quot;&quot;&quot;}&quot;);&quot;&quot;)" office:value-type="string" office:string-value=",{ModeOutput,&quot;GPIO9&quot;}" calcext:value-type="string">
            <text:p>,{ModeOutput,"GPIO9"}</text:p>
          </table:table-cell>
          <table:table-cell table:style-name="ce43" table:formula="of:=IF([.$P12]&lt;&gt;&quot;&quot;;CONCATENATE(&quot;,{ModeAlt0,&quot;&quot;&quot;;[.$P12];&quot;&quot;&quot;}&quot;);&quot;&quot;)" office:value-type="string" office:string-value=",{ModeAlt0,&quot;SPI0MISO&quot;}" calcext:value-type="string">
            <text:p>,{ModeAlt0,"SPI0MISO"}</text:p>
          </table:table-cell>
          <table:table-cell table:style-name="ce43" table:formula="of:=IF([.$Q12]&lt;&gt;&quot;&quot;;CONCATENATE(&quot;,{ModeAlt1,&quot;&quot;&quot;;[.$Q12];&quot;&quot;&quot;}&quot;);&quot;&quot;)" office:value-type="string" office:string-value=",{ModeAlt1,&quot;SD1&quot;}" calcext:value-type="string">
            <text:p>,{ModeAlt1,"SD1"}</text:p>
          </table:table-cell>
          <table:table-cell table:style-name="ce43" table:formula="of:=IF([.$R12]&lt;&gt;&quot;&quot;;CONCATENATE(&quot;,{ModeAlt2,&quot;&quot;&quot;;[.$R12];&quot;&quot;&quot;}&quot;);&quot;&quot;)">
            <text:p/>
          </table:table-cell>
          <table:table-cell table:style-name="ce43" table:formula="of:=IF([.S12]&lt;&gt;&quot;&quot;;CONCATENATE(&quot;,{ModeAlt3,&quot;&quot;&quot;;[.S12];&quot;&quot;&quot;}&quot;);&quot;&quot;)">
            <text:p/>
          </table:table-cell>
          <table:table-cell table:style-name="ce43" table:formula="of:=IF([.T12]&lt;&gt;&quot;&quot;;CONCATENATE(&quot;,{ModeAlt4,&quot;&quot;&quot;;[.T12];&quot;&quot;&quot;}&quot;);&quot;&quot;)">
            <text:p/>
          </table:table-cell>
          <table:table-cell table:style-name="ce43" table:formula="of:=IF([.U12]&lt;&gt;&quot;&quot;;CONCATENATE(&quot;,{ModeAlt5,&quot;&quot;&quot;;[.U12];&quot;&quot;&quot;}&quot;);&quot;&quot;)">
            <text:p/>
          </table:table-cell>
          <table:table-cell table:style-name="ce43" table:formula="of:=CONCATENATE(&quot;{&quot;;[.$H12];&quot;,{&quot;;[.$I12];&quot;,&quot;;[.$J12];&quot;,&quot;;[.$K12];&quot;,&quot;;[.$L12];&quot;,&quot;;[.$M12];&quot;},{&quot;;[.$W12];[.$X12];[.$Y12];[.$Z12];[.$AA12];[.$AB12];[.$AC12];[.$AD12];&quot;}},&quot;)" office:value-type="string" office:string-value="{TypeGpio,{13,9,9,11,1},{{ModeInput,&quot;GPIO9&quot;},{ModeOutput,&quot;GPIO9&quot;},{ModeAlt0,&quot;SPI0MISO&quot;},{ModeAlt1,&quot;SD1&quot;}}}," calcext:value-type="string">
            <text:p>{TypeGpio,{13,9,9,11,1},{{ModeInput,"GPIO9"},{ModeOutput,"GPIO9"},{ModeAlt0,"SPI0MISO"},{ModeAlt1,"SD1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SPI_SCLK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13]-1)*2+[.$M13]" office:value-type="float" office:value="23" calcext:value-type="float">
            <text:p>23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13])" office:value-type="string" office:string-value="GPIO11" calcext:value-type="string">
            <text:p>GPIO1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2" table:style-name="ce20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13]" office:value-type="string" office:string-value="GPIO11" calcext:value-type="string">
            <text:p>GPIO11</text:p>
          </table:table-cell>
          <table:table-cell table:style-name="ce83" table:formula="of:=[.N13]" office:value-type="string" office:string-value="GPIO11" calcext:value-type="string">
            <text:p>GPIO11</text:p>
          </table:table-cell>
          <table:table-cell table:style-name="ce43" office:value-type="string" calcext:value-type="string">
            <text:p>SPI0SCLK</text:p>
          </table:table-cell>
          <table:table-cell table:style-name="ce43" office:value-type="string" calcext:value-type="string">
            <text:p>SD3</text:p>
          </table:table-cell>
          <table:table-cell table:style-name="ce83"/>
          <table:table-cell table:style-name="ce43" table:number-columns-repeated="3"/>
          <table:table-cell table:style-name="ce43" table:formula="of:=CONCATENATE([.N13];IF([.P13]&lt;&gt;&quot;&quot;;CONCATENATE(&quot;/&quot;;[.P13]);&quot;&quot;))" office:value-type="string" office:string-value="GPIO11/SPI0SCLK" calcext:value-type="string">
            <text:p>GPIO11/SPI0SCLK</text:p>
          </table:table-cell>
          <table:table-cell table:style-name="ce43" table:formula="of:=CONCATENATE(&quot;{ModeInput,&quot;&quot;&quot;;[.$N13];&quot;&quot;&quot;}&quot;)" office:value-type="string" office:string-value="{ModeInput,&quot;GPIO11&quot;}" calcext:value-type="string">
            <text:p>{ModeInput,"GPIO11"}</text:p>
          </table:table-cell>
          <table:table-cell table:style-name="ce43" table:formula="of:=IF([.$O13]&lt;&gt;&quot;&quot;;CONCATENATE(&quot;,{ModeOutput,&quot;&quot;&quot;;[.$O13];&quot;&quot;&quot;}&quot;);&quot;&quot;)" office:value-type="string" office:string-value=",{ModeOutput,&quot;GPIO11&quot;}" calcext:value-type="string">
            <text:p>,{ModeOutput,"GPIO11"}</text:p>
          </table:table-cell>
          <table:table-cell table:style-name="ce43" table:formula="of:=IF([.$P13]&lt;&gt;&quot;&quot;;CONCATENATE(&quot;,{ModeAlt0,&quot;&quot;&quot;;[.$P13];&quot;&quot;&quot;}&quot;);&quot;&quot;)" office:value-type="string" office:string-value=",{ModeAlt0,&quot;SPI0SCLK&quot;}" calcext:value-type="string">
            <text:p>,{ModeAlt0,"SPI0SCLK"}</text:p>
          </table:table-cell>
          <table:table-cell table:style-name="ce43" table:formula="of:=IF([.$Q13]&lt;&gt;&quot;&quot;;CONCATENATE(&quot;,{ModeAlt1,&quot;&quot;&quot;;[.$Q13];&quot;&quot;&quot;}&quot;);&quot;&quot;)" office:value-type="string" office:string-value=",{ModeAlt1,&quot;SD3&quot;}" calcext:value-type="string">
            <text:p>,{ModeAlt1,"SD3"}</text:p>
          </table:table-cell>
          <table:table-cell table:style-name="ce43" table:formula="of:=IF([.$R13]&lt;&gt;&quot;&quot;;CONCATENATE(&quot;,{ModeAlt2,&quot;&quot;&quot;;[.$R13];&quot;&quot;&quot;}&quot;);&quot;&quot;)">
            <text:p/>
          </table:table-cell>
          <table:table-cell table:style-name="ce43" table:formula="of:=IF([.S13]&lt;&gt;&quot;&quot;;CONCATENATE(&quot;,{ModeAlt3,&quot;&quot;&quot;;[.S13];&quot;&quot;&quot;}&quot;);&quot;&quot;)">
            <text:p/>
          </table:table-cell>
          <table:table-cell table:style-name="ce43" table:formula="of:=IF([.T13]&lt;&gt;&quot;&quot;;CONCATENATE(&quot;,{ModeAlt4,&quot;&quot;&quot;;[.T13];&quot;&quot;&quot;}&quot;);&quot;&quot;)">
            <text:p/>
          </table:table-cell>
          <table:table-cell table:style-name="ce43" table:formula="of:=IF([.U13]&lt;&gt;&quot;&quot;;CONCATENATE(&quot;,{ModeAlt5,&quot;&quot;&quot;;[.U13];&quot;&quot;&quot;}&quot;);&quot;&quot;)">
            <text:p/>
          </table:table-cell>
          <table:table-cell table:style-name="ce43" table:formula="of:=CONCATENATE(&quot;{&quot;;[.$H13];&quot;,{&quot;;[.$I13];&quot;,&quot;;[.$J13];&quot;,&quot;;[.$K13];&quot;,&quot;;[.$L13];&quot;,&quot;;[.$M13];&quot;},{&quot;;[.$W13];[.$X13];[.$Y13];[.$Z13];[.$AA13];[.$AB13];[.$AC13];[.$AD13];&quot;}},&quot;)" office:value-type="string" office:string-value="{TypeGpio,{14,11,11,12,1},{{ModeInput,&quot;GPIO11&quot;},{ModeOutput,&quot;GPIO11&quot;},{ModeAlt0,&quot;SPI0SCLK&quot;},{ModeAlt1,&quot;SD3&quot;}}}," calcext:value-type="string">
            <text:p>{TypeGpio,{14,11,11,12,1},{{ModeInput,"GPIO11"},{ModeOutput,"GPIO11"},{ModeAlt0,"SPI0SCLK"},{ModeAlt1,"SD3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ND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14]-1)*2+[.$M14]" office:value-type="float" office:value="25" calcext:value-type="float">
            <text:p>25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14]" office:value-type="string" office:string-value="GND" calcext:value-type="string">
            <text:p>GND</text:p>
          </table:table-cell>
          <table:table-cell table:style-name="ce83"/>
          <table:table-cell table:style-name="ce43" table:number-columns-repeated="6"/>
          <table:table-cell table:style-name="ce43" table:formula="of:=CONCATENATE([.N14];IF([.P14]&lt;&gt;&quot;&quot;;CONCATENATE(&quot;/&quot;;[.P14]);&quot;&quot;))" office:value-type="string" office:string-value="GND" calcext:value-type="string">
            <text:p>GND</text:p>
          </table:table-cell>
          <table:table-cell table:style-name="ce43" table:formula="of:=CONCATENATE(&quot;{ModeInput,&quot;&quot;&quot;;[.$N14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O14]&lt;&gt;&quot;&quot;;CONCATENATE(&quot;,{ModeOutput,&quot;&quot;&quot;;[.$O14];&quot;&quot;&quot;}&quot;);&quot;&quot;)">
            <text:p/>
          </table:table-cell>
          <table:table-cell table:style-name="ce43" table:formula="of:=IF([.$P14]&lt;&gt;&quot;&quot;;CONCATENATE(&quot;,{ModeAlt0,&quot;&quot;&quot;;[.$P14];&quot;&quot;&quot;}&quot;);&quot;&quot;)">
            <text:p/>
          </table:table-cell>
          <table:table-cell table:style-name="ce43" table:formula="of:=IF([.$Q14]&lt;&gt;&quot;&quot;;CONCATENATE(&quot;,{ModeAlt1,&quot;&quot;&quot;;[.$Q14];&quot;&quot;&quot;}&quot;);&quot;&quot;)">
            <text:p/>
          </table:table-cell>
          <table:table-cell table:style-name="ce43" table:formula="of:=IF([.$R14]&lt;&gt;&quot;&quot;;CONCATENATE(&quot;,{ModeAlt2,&quot;&quot;&quot;;[.$R14];&quot;&quot;&quot;}&quot;);&quot;&quot;)">
            <text:p/>
          </table:table-cell>
          <table:table-cell table:style-name="ce43" table:formula="of:=IF([.S14]&lt;&gt;&quot;&quot;;CONCATENATE(&quot;,{ModeAlt3,&quot;&quot;&quot;;[.S14];&quot;&quot;&quot;}&quot;);&quot;&quot;)">
            <text:p/>
          </table:table-cell>
          <table:table-cell table:style-name="ce43" table:formula="of:=IF([.T14]&lt;&gt;&quot;&quot;;CONCATENATE(&quot;,{ModeAlt4,&quot;&quot;&quot;;[.T14];&quot;&quot;&quot;}&quot;);&quot;&quot;)">
            <text:p/>
          </table:table-cell>
          <table:table-cell table:style-name="ce43" table:formula="of:=IF([.U14]&lt;&gt;&quot;&quot;;CONCATENATE(&quot;,{ModeAlt5,&quot;&quot;&quot;;[.U14];&quot;&quot;&quot;}&quot;);&quot;&quot;)">
            <text:p/>
          </table:table-cell>
          <table:table-cell table:style-name="ce43" table:formula="of:=CONCATENATE(&quot;{&quot;;[.$H14];&quot;,{&quot;;[.$I14];&quot;,&quot;;[.$J14];&quot;,&quot;;[.$K14];&quot;,&quot;;[.$L14];&quot;,&quot;;[.$M14];&quot;},{&quot;;[.$W14];[.$X14];[.$Y14];[.$Z14];[.$AA14];[.$AB14];[.$AC14];[.$AD14];&quot;}},&quot;)" office:value-type="string" office:string-value="{TypePower,{-1,-1,-1,13,1},{{ModeInput,&quot;GND&quot;}}}," calcext:value-type="string">
            <text:p>{TypePower,{-1,-1,-1,13,1},{{ModeInput,"GND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I2C_SDA0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15]-1)*2+[.$M15]" office:value-type="float" office:value="27" calcext:value-type="float">
            <text:p>27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15])" office:value-type="string" office:string-value="GPIO0" calcext:value-type="string">
            <text:p>GPIO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15]" office:value-type="string" office:string-value="GPIO0" calcext:value-type="string">
            <text:p>GPIO0</text:p>
          </table:table-cell>
          <table:table-cell table:style-name="ce83" table:formula="of:=[.N15]" office:value-type="string" office:string-value="GPIO0" calcext:value-type="string">
            <text:p>GPIO0</text:p>
          </table:table-cell>
          <table:table-cell table:style-name="ce43" office:value-type="string" calcext:value-type="string">
            <text:p>SDA0</text:p>
          </table:table-cell>
          <table:table-cell table:style-name="ce43" office:value-type="string" calcext:value-type="string">
            <text:p>SA5</text:p>
          </table:table-cell>
          <table:table-cell table:style-name="ce43" table:number-columns-repeated="4"/>
          <table:table-cell table:style-name="ce43" table:formula="of:=CONCATENATE([.N15];IF([.P15]&lt;&gt;&quot;&quot;;CONCATENATE(&quot;/&quot;;[.P15]);&quot;&quot;))" office:value-type="string" office:string-value="GPIO0/SDA0" calcext:value-type="string">
            <text:p>GPIO0/SDA0</text:p>
          </table:table-cell>
          <table:table-cell table:style-name="ce43" table:formula="of:=CONCATENATE(&quot;{ModeInput,&quot;&quot;&quot;;[.$N15];&quot;&quot;&quot;}&quot;)" office:value-type="string" office:string-value="{ModeInput,&quot;GPIO0&quot;}" calcext:value-type="string">
            <text:p>{ModeInput,"GPIO0"}</text:p>
          </table:table-cell>
          <table:table-cell table:style-name="ce43" table:formula="of:=IF([.$O15]&lt;&gt;&quot;&quot;;CONCATENATE(&quot;,{ModeOutput,&quot;&quot;&quot;;[.$O15];&quot;&quot;&quot;}&quot;);&quot;&quot;)" office:value-type="string" office:string-value=",{ModeOutput,&quot;GPIO0&quot;}" calcext:value-type="string">
            <text:p>,{ModeOutput,"GPIO0"}</text:p>
          </table:table-cell>
          <table:table-cell table:style-name="ce43" table:formula="of:=IF([.$P15]&lt;&gt;&quot;&quot;;CONCATENATE(&quot;,{ModeAlt0,&quot;&quot;&quot;;[.$P15];&quot;&quot;&quot;}&quot;);&quot;&quot;)" office:value-type="string" office:string-value=",{ModeAlt0,&quot;SDA0&quot;}" calcext:value-type="string">
            <text:p>,{ModeAlt0,"SDA0"}</text:p>
          </table:table-cell>
          <table:table-cell table:style-name="ce43" table:formula="of:=IF([.$Q15]&lt;&gt;&quot;&quot;;CONCATENATE(&quot;,{ModeAlt1,&quot;&quot;&quot;;[.$Q15];&quot;&quot;&quot;}&quot;);&quot;&quot;)" office:value-type="string" office:string-value=",{ModeAlt1,&quot;SA5&quot;}" calcext:value-type="string">
            <text:p>,{ModeAlt1,"SA5"}</text:p>
          </table:table-cell>
          <table:table-cell table:style-name="ce43" table:formula="of:=IF([.$R15]&lt;&gt;&quot;&quot;;CONCATENATE(&quot;,{ModeAlt2,&quot;&quot;&quot;;[.$R15];&quot;&quot;&quot;}&quot;);&quot;&quot;)">
            <text:p/>
          </table:table-cell>
          <table:table-cell table:style-name="ce43" table:formula="of:=IF([.S15]&lt;&gt;&quot;&quot;;CONCATENATE(&quot;,{ModeAlt3,&quot;&quot;&quot;;[.S15];&quot;&quot;&quot;}&quot;);&quot;&quot;)">
            <text:p/>
          </table:table-cell>
          <table:table-cell table:style-name="ce43" table:formula="of:=IF([.T15]&lt;&gt;&quot;&quot;;CONCATENATE(&quot;,{ModeAlt4,&quot;&quot;&quot;;[.T15];&quot;&quot;&quot;}&quot;);&quot;&quot;)">
            <text:p/>
          </table:table-cell>
          <table:table-cell table:style-name="ce43" table:formula="of:=IF([.U15]&lt;&gt;&quot;&quot;;CONCATENATE(&quot;,{ModeAlt5,&quot;&quot;&quot;;[.U15];&quot;&quot;&quot;}&quot;);&quot;&quot;)">
            <text:p/>
          </table:table-cell>
          <table:table-cell table:style-name="ce43" table:formula="of:=CONCATENATE(&quot;{&quot;;[.$H15];&quot;,{&quot;;[.$I15];&quot;,&quot;;[.$J15];&quot;,&quot;;[.$K15];&quot;,&quot;;[.$L15];&quot;,&quot;;[.$M15];&quot;},{&quot;;[.$W15];[.$X15];[.$Y15];[.$Z15];[.$AA15];[.$AB15];[.$AC15];[.$AD15];&quot;}},&quot;)" office:value-type="string" office:string-value="{TypeGpio,{30,0,0,14,1},{{ModeInput,&quot;GPIO0&quot;},{ModeOutput,&quot;GPIO0&quot;},{ModeAlt0,&quot;SDA0&quot;},{ModeAlt1,&quot;SA5&quot;}}}," calcext:value-type="string">
            <text:p>{TypeGpio,{30,0,0,14,1},{{ModeInput,"GPIO0"},{ModeOutput,"GPIO0"},{ModeAlt0,"SDA0"},{ModeAlt1,"SA5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11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16]-1)*2+[.$M16]" office:value-type="float" office:value="29" calcext:value-type="float">
            <text:p>29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16])" office:value-type="string" office:string-value="GPIO5" calcext:value-type="string">
            <text:p>GPIO5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16]" office:value-type="string" office:string-value="GPIO5" calcext:value-type="string">
            <text:p>GPIO5</text:p>
          </table:table-cell>
          <table:table-cell table:style-name="ce83" table:formula="of:=[.N16]" office:value-type="string" office:string-value="GPIO5" calcext:value-type="string">
            <text:p>GPIO5</text:p>
          </table:table-cell>
          <table:table-cell table:style-name="ce43" office:value-type="string" calcext:value-type="string">
            <text:p>GPCLK1</text:p>
          </table:table-cell>
          <table:table-cell table:style-name="ce43" office:value-type="string" calcext:value-type="string">
            <text:p>SA0</text:p>
          </table:table-cell>
          <table:table-cell table:style-name="ce43" table:number-columns-repeated="3"/>
          <table:table-cell table:style-name="ce43" office:value-type="string" calcext:value-type="string">
            <text:p>ARMTDO</text:p>
          </table:table-cell>
          <table:table-cell table:style-name="ce43" table:formula="of:=CONCATENATE([.N16];IF([.P16]&lt;&gt;&quot;&quot;;CONCATENATE(&quot;/&quot;;[.P16]);&quot;&quot;))" office:value-type="string" office:string-value="GPIO5/GPCLK1" calcext:value-type="string">
            <text:p>GPIO5/GPCLK1</text:p>
          </table:table-cell>
          <table:table-cell table:style-name="ce43" table:formula="of:=CONCATENATE(&quot;{ModeInput,&quot;&quot;&quot;;[.$N16];&quot;&quot;&quot;}&quot;)" office:value-type="string" office:string-value="{ModeInput,&quot;GPIO5&quot;}" calcext:value-type="string">
            <text:p>{ModeInput,"GPIO5"}</text:p>
          </table:table-cell>
          <table:table-cell table:style-name="ce43" table:formula="of:=IF([.$O16]&lt;&gt;&quot;&quot;;CONCATENATE(&quot;,{ModeOutput,&quot;&quot;&quot;;[.$O16];&quot;&quot;&quot;}&quot;);&quot;&quot;)" office:value-type="string" office:string-value=",{ModeOutput,&quot;GPIO5&quot;}" calcext:value-type="string">
            <text:p>,{ModeOutput,"GPIO5"}</text:p>
          </table:table-cell>
          <table:table-cell table:style-name="ce43" table:formula="of:=IF([.$P16]&lt;&gt;&quot;&quot;;CONCATENATE(&quot;,{ModeAlt0,&quot;&quot;&quot;;[.$P16];&quot;&quot;&quot;}&quot;);&quot;&quot;)" office:value-type="string" office:string-value=",{ModeAlt0,&quot;GPCLK1&quot;}" calcext:value-type="string">
            <text:p>,{ModeAlt0,"GPCLK1"}</text:p>
          </table:table-cell>
          <table:table-cell table:style-name="ce43" table:formula="of:=IF([.$Q16]&lt;&gt;&quot;&quot;;CONCATENATE(&quot;,{ModeAlt1,&quot;&quot;&quot;;[.$Q16];&quot;&quot;&quot;}&quot;);&quot;&quot;)" office:value-type="string" office:string-value=",{ModeAlt1,&quot;SA0&quot;}" calcext:value-type="string">
            <text:p>,{ModeAlt1,"SA0"}</text:p>
          </table:table-cell>
          <table:table-cell table:style-name="ce43" table:formula="of:=IF([.$R16]&lt;&gt;&quot;&quot;;CONCATENATE(&quot;,{ModeAlt2,&quot;&quot;&quot;;[.$R16];&quot;&quot;&quot;}&quot;);&quot;&quot;)">
            <text:p/>
          </table:table-cell>
          <table:table-cell table:style-name="ce43" table:formula="of:=IF([.S16]&lt;&gt;&quot;&quot;;CONCATENATE(&quot;,{ModeAlt3,&quot;&quot;&quot;;[.S16];&quot;&quot;&quot;}&quot;);&quot;&quot;)">
            <text:p/>
          </table:table-cell>
          <table:table-cell table:style-name="ce43" table:formula="of:=IF([.T16]&lt;&gt;&quot;&quot;;CONCATENATE(&quot;,{ModeAlt4,&quot;&quot;&quot;;[.T16];&quot;&quot;&quot;}&quot;);&quot;&quot;)">
            <text:p/>
          </table:table-cell>
          <table:table-cell table:style-name="ce43" table:formula="of:=IF([.U16]&lt;&gt;&quot;&quot;;CONCATENATE(&quot;,{ModeAlt5,&quot;&quot;&quot;;[.U16];&quot;&quot;&quot;}&quot;);&quot;&quot;)" office:value-type="string" office:string-value=",{ModeAlt5,&quot;ARMTDO&quot;}" calcext:value-type="string">
            <text:p>,{ModeAlt5,"ARMTDO"}</text:p>
          </table:table-cell>
          <table:table-cell table:style-name="ce43" table:formula="of:=CONCATENATE(&quot;{&quot;;[.$H16];&quot;,{&quot;;[.$I16];&quot;,&quot;;[.$J16];&quot;,&quot;;[.$K16];&quot;,&quot;;[.$L16];&quot;,&quot;;[.$M16];&quot;},{&quot;;[.$W16];[.$X16];[.$Y16];[.$Z16];[.$AA16];[.$AB16];[.$AC16];[.$AD16];&quot;}},&quot;)" office:value-type="string" office:string-value="{TypeGpio,{21,5,5,15,1},{{ModeInput,&quot;GPIO5&quot;},{ModeOutput,&quot;GPIO5&quot;},{ModeAlt0,&quot;GPCLK1&quot;},{ModeAlt1,&quot;SA0&quot;},{ModeAlt5,&quot;ARMTDO&quot;}}}," calcext:value-type="string">
            <text:p>{TypeGpio,{21,5,5,15,1},{{ModeInput,"GPIO5"},{ModeOutput,"GPIO5"},{ModeAlt0,"GPCLK1"},{ModeAlt1,"SA0"},{ModeAlt5,"ARMTDO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LAN_RUN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17]-1)*2+[.$M17]" office:value-type="float" office:value="31" calcext:value-type="float">
            <text:p>31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17])" office:value-type="string" office:string-value="GPIO6" calcext:value-type="string">
            <text:p>GPIO6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2" calcext:value-type="float">
            <text:p>22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17]" office:value-type="string" office:string-value="GPIO6" calcext:value-type="string">
            <text:p>GPIO6</text:p>
          </table:table-cell>
          <table:table-cell table:style-name="ce66" office:value-type="string" calcext:value-type="string">
            <text:p>LAN_RUN </text:p>
          </table:table-cell>
          <table:table-cell table:style-name="ce43" office:value-type="string" calcext:value-type="string">
            <text:p>GPCLK2</text:p>
          </table:table-cell>
          <table:table-cell table:style-name="ce43" office:value-type="string" calcext:value-type="string">
            <text:p>SOE</text:p>
          </table:table-cell>
          <table:table-cell table:style-name="ce66"/>
          <table:table-cell table:style-name="ce43" table:number-columns-repeated="2"/>
          <table:table-cell table:style-name="ce43" office:value-type="string" calcext:value-type="string">
            <text:p>ARMRTCK</text:p>
          </table:table-cell>
          <table:table-cell table:style-name="ce43" table:formula="of:=CONCATENATE([.N17];IF([.P17]&lt;&gt;&quot;&quot;;CONCATENATE(&quot;/&quot;;[.P17]);&quot;&quot;))" office:value-type="string" office:string-value="GPIO6/GPCLK2" calcext:value-type="string">
            <text:p>GPIO6/GPCLK2</text:p>
          </table:table-cell>
          <table:table-cell table:style-name="ce43" table:formula="of:=CONCATENATE(&quot;{ModeInput,&quot;&quot;&quot;;[.$N17];&quot;&quot;&quot;}&quot;)" office:value-type="string" office:string-value="{ModeInput,&quot;GPIO6&quot;}" calcext:value-type="string">
            <text:p>{ModeInput,"GPIO6"}</text:p>
          </table:table-cell>
          <table:table-cell table:style-name="ce43" table:formula="of:=IF([.$O17]&lt;&gt;&quot;&quot;;CONCATENATE(&quot;,{ModeOutput,&quot;&quot;&quot;;[.$O17];&quot;&quot;&quot;}&quot;);&quot;&quot;)" office:value-type="string" office:string-value=",{ModeOutput,&quot;LAN_RUN &quot;}" calcext:value-type="string">
            <text:p>,{ModeOutput,"LAN_RUN "}</text:p>
          </table:table-cell>
          <table:table-cell table:style-name="ce43" table:formula="of:=IF([.$P17]&lt;&gt;&quot;&quot;;CONCATENATE(&quot;,{ModeAlt0,&quot;&quot;&quot;;[.$P17];&quot;&quot;&quot;}&quot;);&quot;&quot;)" office:value-type="string" office:string-value=",{ModeAlt0,&quot;GPCLK2&quot;}" calcext:value-type="string">
            <text:p>,{ModeAlt0,"GPCLK2"}</text:p>
          </table:table-cell>
          <table:table-cell table:style-name="ce43" table:formula="of:=IF([.$Q17]&lt;&gt;&quot;&quot;;CONCATENATE(&quot;,{ModeAlt1,&quot;&quot;&quot;;[.$Q17];&quot;&quot;&quot;}&quot;);&quot;&quot;)" office:value-type="string" office:string-value=",{ModeAlt1,&quot;SOE&quot;}" calcext:value-type="string">
            <text:p>,{ModeAlt1,"SOE"}</text:p>
          </table:table-cell>
          <table:table-cell table:style-name="ce43" table:formula="of:=IF([.$R17]&lt;&gt;&quot;&quot;;CONCATENATE(&quot;,{ModeAlt2,&quot;&quot;&quot;;[.$R17];&quot;&quot;&quot;}&quot;);&quot;&quot;)">
            <text:p/>
          </table:table-cell>
          <table:table-cell table:style-name="ce43" table:formula="of:=IF([.S17]&lt;&gt;&quot;&quot;;CONCATENATE(&quot;,{ModeAlt3,&quot;&quot;&quot;;[.S17];&quot;&quot;&quot;}&quot;);&quot;&quot;)">
            <text:p/>
          </table:table-cell>
          <table:table-cell table:style-name="ce43" table:formula="of:=IF([.T17]&lt;&gt;&quot;&quot;;CONCATENATE(&quot;,{ModeAlt4,&quot;&quot;&quot;;[.T17];&quot;&quot;&quot;}&quot;);&quot;&quot;)">
            <text:p/>
          </table:table-cell>
          <table:table-cell table:style-name="ce43" table:formula="of:=IF([.U17]&lt;&gt;&quot;&quot;;CONCATENATE(&quot;,{ModeAlt5,&quot;&quot;&quot;;[.U17];&quot;&quot;&quot;}&quot;);&quot;&quot;)" office:value-type="string" office:string-value=",{ModeAlt5,&quot;ARMRTCK&quot;}" calcext:value-type="string">
            <text:p>,{ModeAlt5,"ARMRTCK"}</text:p>
          </table:table-cell>
          <table:table-cell table:style-name="ce43" table:formula="of:=CONCATENATE(&quot;{&quot;;[.$H17];&quot;,{&quot;;[.$I17];&quot;,&quot;;[.$J17];&quot;,&quot;;[.$K17];&quot;,&quot;;[.$L17];&quot;,&quot;;[.$M17];&quot;},{&quot;;[.$W17];[.$X17];[.$Y17];[.$Z17];[.$AA17];[.$AB17];[.$AC17];[.$AD17];&quot;}},&quot;)" office:value-type="string" office:string-value="{TypeGpio,{22,6,6,16,1},{{ModeInput,&quot;GPIO6&quot;},{ModeOutput,&quot;LAN_RUN &quot;},{ModeAlt0,&quot;GPCLK2&quot;},{ModeAlt1,&quot;SOE&quot;},{ModeAlt5,&quot;ARMRTCK&quot;}}}," calcext:value-type="string">
            <text:p>{TypeGpio,{22,6,6,16,1},{{ModeInput,"GPIO6"},{ModeOutput,"LAN_RUN "},{ModeAlt0,"GPCLK2"},{ModeAlt1,"SOE"},{ModeAlt5,"ARMRTCK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12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18]-1)*2+[.$M18]" office:value-type="float" office:value="33" calcext:value-type="float">
            <text:p>33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18])" office:value-type="string" office:string-value="GPIO13" calcext:value-type="string">
            <text:p>GPIO13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2" table:style-name="ce20" office:value-type="float" office:value="13" calcext:value-type="float">
            <text:p>1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18]" office:value-type="string" office:string-value="GPIO13" calcext:value-type="string">
            <text:p>GPIO13</text:p>
          </table:table-cell>
          <table:table-cell table:style-name="ce83" table:formula="of:=[.N18]" office:value-type="string" office:string-value="GPIO13" calcext:value-type="string">
            <text:p>GPIO13</text:p>
          </table:table-cell>
          <table:table-cell table:style-name="ce43" office:value-type="string" calcext:value-type="string">
            <text:p>PWM1</text:p>
          </table:table-cell>
          <table:table-cell table:style-name="ce43" office:value-type="string" calcext:value-type="string">
            <text:p>SD5</text:p>
          </table:table-cell>
          <table:table-cell table:style-name="ce83"/>
          <table:table-cell table:style-name="ce43" table:number-columns-repeated="2"/>
          <table:table-cell table:style-name="ce43" office:value-type="string" calcext:value-type="string">
            <text:p>ARMTCK</text:p>
          </table:table-cell>
          <table:table-cell table:style-name="ce43" table:formula="of:=CONCATENATE([.N18];IF([.P18]&lt;&gt;&quot;&quot;;CONCATENATE(&quot;/&quot;;[.P18]);&quot;&quot;))" office:value-type="string" office:string-value="GPIO13/PWM1" calcext:value-type="string">
            <text:p>GPIO13/PWM1</text:p>
          </table:table-cell>
          <table:table-cell table:style-name="ce43" table:formula="of:=CONCATENATE(&quot;{ModeInput,&quot;&quot;&quot;;[.$N18];&quot;&quot;&quot;}&quot;)" office:value-type="string" office:string-value="{ModeInput,&quot;GPIO13&quot;}" calcext:value-type="string">
            <text:p>{ModeInput,"GPIO13"}</text:p>
          </table:table-cell>
          <table:table-cell table:style-name="ce43" table:formula="of:=IF([.$O18]&lt;&gt;&quot;&quot;;CONCATENATE(&quot;,{ModeOutput,&quot;&quot;&quot;;[.$O18];&quot;&quot;&quot;}&quot;);&quot;&quot;)" office:value-type="string" office:string-value=",{ModeOutput,&quot;GPIO13&quot;}" calcext:value-type="string">
            <text:p>,{ModeOutput,"GPIO13"}</text:p>
          </table:table-cell>
          <table:table-cell table:style-name="ce43" table:formula="of:=IF([.$P18]&lt;&gt;&quot;&quot;;CONCATENATE(&quot;,{ModeAlt0,&quot;&quot;&quot;;[.$P18];&quot;&quot;&quot;}&quot;);&quot;&quot;)" office:value-type="string" office:string-value=",{ModeAlt0,&quot;PWM1&quot;}" calcext:value-type="string">
            <text:p>,{ModeAlt0,"PWM1"}</text:p>
          </table:table-cell>
          <table:table-cell table:style-name="ce43" table:formula="of:=IF([.$Q18]&lt;&gt;&quot;&quot;;CONCATENATE(&quot;,{ModeAlt1,&quot;&quot;&quot;;[.$Q18];&quot;&quot;&quot;}&quot;);&quot;&quot;)" office:value-type="string" office:string-value=",{ModeAlt1,&quot;SD5&quot;}" calcext:value-type="string">
            <text:p>,{ModeAlt1,"SD5"}</text:p>
          </table:table-cell>
          <table:table-cell table:style-name="ce43" table:formula="of:=IF([.$R18]&lt;&gt;&quot;&quot;;CONCATENATE(&quot;,{ModeAlt2,&quot;&quot;&quot;;[.$R18];&quot;&quot;&quot;}&quot;);&quot;&quot;)">
            <text:p/>
          </table:table-cell>
          <table:table-cell table:style-name="ce43" table:formula="of:=IF([.S18]&lt;&gt;&quot;&quot;;CONCATENATE(&quot;,{ModeAlt3,&quot;&quot;&quot;;[.S18];&quot;&quot;&quot;}&quot;);&quot;&quot;)">
            <text:p/>
          </table:table-cell>
          <table:table-cell table:style-name="ce43" table:formula="of:=IF([.T18]&lt;&gt;&quot;&quot;;CONCATENATE(&quot;,{ModeAlt4,&quot;&quot;&quot;;[.T18];&quot;&quot;&quot;}&quot;);&quot;&quot;)">
            <text:p/>
          </table:table-cell>
          <table:table-cell table:style-name="ce43" table:formula="of:=IF([.U18]&lt;&gt;&quot;&quot;;CONCATENATE(&quot;,{ModeAlt5,&quot;&quot;&quot;;[.U18];&quot;&quot;&quot;}&quot;);&quot;&quot;)" office:value-type="string" office:string-value=",{ModeAlt5,&quot;ARMTCK&quot;}" calcext:value-type="string">
            <text:p>,{ModeAlt5,"ARMTCK"}</text:p>
          </table:table-cell>
          <table:table-cell table:style-name="ce43" table:formula="of:=CONCATENATE(&quot;{&quot;;[.$H18];&quot;,{&quot;;[.$I18];&quot;,&quot;;[.$J18];&quot;,&quot;;[.$K18];&quot;,&quot;;[.$L18];&quot;,&quot;;[.$M18];&quot;},{&quot;;[.$W18];[.$X18];[.$Y18];[.$Z18];[.$AA18];[.$AB18];[.$AC18];[.$AD18];&quot;}},&quot;)" office:value-type="string" office:string-value="{TypeGpio,{23,13,13,17,1},{{ModeInput,&quot;GPIO13&quot;},{ModeOutput,&quot;GPIO13&quot;},{ModeAlt0,&quot;PWM1&quot;},{ModeAlt1,&quot;SD5&quot;},{ModeAlt5,&quot;ARMTCK&quot;}}}," calcext:value-type="string">
            <text:p>{TypeGpio,{23,13,13,17,1},{{ModeInput,"GPIO13"},{ModeOutput,"GPIO13"},{ModeAlt0,"PWM1"},{ModeAlt1,"SD5"},{ModeAlt5,"ARMTCK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13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19]-1)*2+[.$M19]" office:value-type="float" office:value="35" calcext:value-type="float">
            <text:p>35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19])" office:value-type="string" office:string-value="GPIO19" calcext:value-type="string">
            <text:p>GPIO19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4" calcext:value-type="float">
            <text:p>24</text:p>
          </table:table-cell>
          <table:table-cell table:number-columns-repeated="2" table:style-name="ce20" office:value-type="float" office:value="19" calcext:value-type="float">
            <text:p>19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19]" office:value-type="string" office:string-value="GPIO19" calcext:value-type="string">
            <text:p>GPIO19</text:p>
          </table:table-cell>
          <table:table-cell table:style-name="ce83" table:formula="of:=[.N19]" office:value-type="string" office:string-value="GPIO19" calcext:value-type="string">
            <text:p>GPIO19</text:p>
          </table:table-cell>
          <table:table-cell table:style-name="ce43" office:value-type="string" calcext:value-type="string">
            <text:p>PCMFS</text:p>
          </table:table-cell>
          <table:table-cell table:style-name="ce43" office:value-type="string" calcext:value-type="string">
            <text:p>SD11</text:p>
          </table:table-cell>
          <table:table-cell table:style-name="ce43"/>
          <table:table-cell table:style-name="ce43" office:value-type="string" calcext:value-type="string">
            <text:p>BSSCLK</text:p>
          </table:table-cell>
          <table:table-cell table:style-name="ce43" office:value-type="string" calcext:value-type="string">
            <text:p>SPI1MISO</text:p>
          </table:table-cell>
          <table:table-cell table:style-name="ce43" office:value-type="string" calcext:value-type="string">
            <text:p>PWM1</text:p>
          </table:table-cell>
          <table:table-cell table:style-name="ce43" table:formula="of:=CONCATENATE([.N19];IF([.P19]&lt;&gt;&quot;&quot;;CONCATENATE(&quot;/&quot;;[.P19]);&quot;&quot;))" office:value-type="string" office:string-value="GPIO19/PCMFS" calcext:value-type="string">
            <text:p>GPIO19/PCMFS</text:p>
          </table:table-cell>
          <table:table-cell table:style-name="ce43" table:formula="of:=CONCATENATE(&quot;{ModeInput,&quot;&quot;&quot;;[.$N19];&quot;&quot;&quot;}&quot;)" office:value-type="string" office:string-value="{ModeInput,&quot;GPIO19&quot;}" calcext:value-type="string">
            <text:p>{ModeInput,"GPIO19"}</text:p>
          </table:table-cell>
          <table:table-cell table:style-name="ce43" table:formula="of:=IF([.$O19]&lt;&gt;&quot;&quot;;CONCATENATE(&quot;,{ModeOutput,&quot;&quot;&quot;;[.$O19];&quot;&quot;&quot;}&quot;);&quot;&quot;)" office:value-type="string" office:string-value=",{ModeOutput,&quot;GPIO19&quot;}" calcext:value-type="string">
            <text:p>,{ModeOutput,"GPIO19"}</text:p>
          </table:table-cell>
          <table:table-cell table:style-name="ce43" table:formula="of:=IF([.$P19]&lt;&gt;&quot;&quot;;CONCATENATE(&quot;,{ModeAlt0,&quot;&quot;&quot;;[.$P19];&quot;&quot;&quot;}&quot;);&quot;&quot;)" office:value-type="string" office:string-value=",{ModeAlt0,&quot;PCMFS&quot;}" calcext:value-type="string">
            <text:p>,{ModeAlt0,"PCMFS"}</text:p>
          </table:table-cell>
          <table:table-cell table:style-name="ce43" table:formula="of:=IF([.$Q19]&lt;&gt;&quot;&quot;;CONCATENATE(&quot;,{ModeAlt1,&quot;&quot;&quot;;[.$Q19];&quot;&quot;&quot;}&quot;);&quot;&quot;)" office:value-type="string" office:string-value=",{ModeAlt1,&quot;SD11&quot;}" calcext:value-type="string">
            <text:p>,{ModeAlt1,"SD11"}</text:p>
          </table:table-cell>
          <table:table-cell table:style-name="ce43" table:formula="of:=IF([.$R19]&lt;&gt;&quot;&quot;;CONCATENATE(&quot;,{ModeAlt2,&quot;&quot;&quot;;[.$R19];&quot;&quot;&quot;}&quot;);&quot;&quot;)">
            <text:p/>
          </table:table-cell>
          <table:table-cell table:style-name="ce43" table:formula="of:=IF([.S19]&lt;&gt;&quot;&quot;;CONCATENATE(&quot;,{ModeAlt3,&quot;&quot;&quot;;[.S19];&quot;&quot;&quot;}&quot;);&quot;&quot;)" office:value-type="string" office:string-value=",{ModeAlt3,&quot;BSSCLK&quot;}" calcext:value-type="string">
            <text:p>,{ModeAlt3,"BSSCLK"}</text:p>
          </table:table-cell>
          <table:table-cell table:style-name="ce43" table:formula="of:=IF([.T19]&lt;&gt;&quot;&quot;;CONCATENATE(&quot;,{ModeAlt4,&quot;&quot;&quot;;[.T19];&quot;&quot;&quot;}&quot;);&quot;&quot;)" office:value-type="string" office:string-value=",{ModeAlt4,&quot;SPI1MISO&quot;}" calcext:value-type="string">
            <text:p>,{ModeAlt4,"SPI1MISO"}</text:p>
          </table:table-cell>
          <table:table-cell table:style-name="ce43" table:formula="of:=IF([.U19]&lt;&gt;&quot;&quot;;CONCATENATE(&quot;,{ModeAlt5,&quot;&quot;&quot;;[.U19];&quot;&quot;&quot;}&quot;);&quot;&quot;)" office:value-type="string" office:string-value=",{ModeAlt5,&quot;PWM1&quot;}" calcext:value-type="string">
            <text:p>,{ModeAlt5,"PWM1"}</text:p>
          </table:table-cell>
          <table:table-cell table:style-name="ce43" table:formula="of:=CONCATENATE(&quot;{&quot;;[.$H19];&quot;,{&quot;;[.$I19];&quot;,&quot;;[.$J19];&quot;,&quot;;[.$K19];&quot;,&quot;;[.$L19];&quot;,&quot;;[.$M19];&quot;},{&quot;;[.$W19];[.$X19];[.$Y19];[.$Z19];[.$AA19];[.$AB19];[.$AC19];[.$AD19];&quot;}},&quot;)" office:value-type="string" office:string-value="{TypeGpio,{24,19,19,18,1},{{ModeInput,&quot;GPIO19&quot;},{ModeOutput,&quot;GPIO19&quot;},{ModeAlt0,&quot;PCMFS&quot;},{ModeAlt1,&quot;SD11&quot;},{ModeAlt3,&quot;BSSCLK&quot;},{ModeAlt4,&quot;SPI1MISO&quot;},{ModeAlt5,&quot;PWM1&quot;}}}," calcext:value-type="string">
            <text:p>{TypeGpio,{24,19,19,18,1},{{ModeInput,"GPIO19"},{ModeOutput,"GPIO19"},{ModeAlt0,"PCMFS"},{ModeAlt1,"SD11"},{ModeAlt3,"BSSCLK"},{ModeAlt4,"SPI1MISO"},{ModeAlt5,"PWM1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14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20]-1)*2+[.$M20]" office:value-type="float" office:value="37" calcext:value-type="float">
            <text:p>37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20])" office:value-type="string" office:string-value="GPIO26" calcext:value-type="string">
            <text:p>GPIO26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2" table:style-name="ce20" office:value-type="float" office:value="26" calcext:value-type="float">
            <text:p>2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20]" office:value-type="string" office:string-value="GPIO26" calcext:value-type="string">
            <text:p>GPIO26</text:p>
          </table:table-cell>
          <table:table-cell table:style-name="ce83" table:formula="of:=[.N20]" office:value-type="string" office:string-value="GPIO26" calcext:value-type="string">
            <text:p>GPIO26</text:p>
          </table:table-cell>
          <table:table-cell table:style-name="ce43" table:number-columns-repeated="3"/>
          <table:table-cell table:style-name="ce43" office:value-type="string" calcext:value-type="string">
            <text:p>SD1DAT2</text:p>
          </table:table-cell>
          <table:table-cell table:style-name="ce43" office:value-type="string" calcext:value-type="string">
            <text:p>ARMTDI</text:p>
          </table:table-cell>
          <table:table-cell table:style-name="ce43"/>
          <table:table-cell table:style-name="ce43" table:formula="of:=CONCATENATE([.N20];IF([.P20]&lt;&gt;&quot;&quot;;CONCATENATE(&quot;/&quot;;[.P20]);&quot;&quot;))" office:value-type="string" office:string-value="GPIO26" calcext:value-type="string">
            <text:p>GPIO26</text:p>
          </table:table-cell>
          <table:table-cell table:style-name="ce43" table:formula="of:=CONCATENATE(&quot;{ModeInput,&quot;&quot;&quot;;[.$N20];&quot;&quot;&quot;}&quot;)" office:value-type="string" office:string-value="{ModeInput,&quot;GPIO26&quot;}" calcext:value-type="string">
            <text:p>{ModeInput,"GPIO26"}</text:p>
          </table:table-cell>
          <table:table-cell table:style-name="ce43" table:formula="of:=IF([.$O20]&lt;&gt;&quot;&quot;;CONCATENATE(&quot;,{ModeOutput,&quot;&quot;&quot;;[.$O20];&quot;&quot;&quot;}&quot;);&quot;&quot;)" office:value-type="string" office:string-value=",{ModeOutput,&quot;GPIO26&quot;}" calcext:value-type="string">
            <text:p>,{ModeOutput,"GPIO26"}</text:p>
          </table:table-cell>
          <table:table-cell table:style-name="ce43" table:formula="of:=IF([.$P20]&lt;&gt;&quot;&quot;;CONCATENATE(&quot;,{ModeAlt0,&quot;&quot;&quot;;[.$P20];&quot;&quot;&quot;}&quot;);&quot;&quot;)">
            <text:p/>
          </table:table-cell>
          <table:table-cell table:style-name="ce43" table:formula="of:=IF([.$Q20]&lt;&gt;&quot;&quot;;CONCATENATE(&quot;,{ModeAlt1,&quot;&quot;&quot;;[.$Q20];&quot;&quot;&quot;}&quot;);&quot;&quot;)">
            <text:p/>
          </table:table-cell>
          <table:table-cell table:style-name="ce43" table:formula="of:=IF([.$R20]&lt;&gt;&quot;&quot;;CONCATENATE(&quot;,{ModeAlt2,&quot;&quot;&quot;;[.$R20];&quot;&quot;&quot;}&quot;);&quot;&quot;)">
            <text:p/>
          </table:table-cell>
          <table:table-cell table:style-name="ce43" table:formula="of:=IF([.S20]&lt;&gt;&quot;&quot;;CONCATENATE(&quot;,{ModeAlt3,&quot;&quot;&quot;;[.S20];&quot;&quot;&quot;}&quot;);&quot;&quot;)" office:value-type="string" office:string-value=",{ModeAlt3,&quot;SD1DAT2&quot;}" calcext:value-type="string">
            <text:p>,{ModeAlt3,"SD1DAT2"}</text:p>
          </table:table-cell>
          <table:table-cell table:style-name="ce43" table:formula="of:=IF([.T20]&lt;&gt;&quot;&quot;;CONCATENATE(&quot;,{ModeAlt4,&quot;&quot;&quot;;[.T20];&quot;&quot;&quot;}&quot;);&quot;&quot;)" office:value-type="string" office:string-value=",{ModeAlt4,&quot;ARMTDI&quot;}" calcext:value-type="string">
            <text:p>,{ModeAlt4,"ARMTDI"}</text:p>
          </table:table-cell>
          <table:table-cell table:style-name="ce43" table:formula="of:=IF([.U20]&lt;&gt;&quot;&quot;;CONCATENATE(&quot;,{ModeAlt5,&quot;&quot;&quot;;[.U20];&quot;&quot;&quot;}&quot;);&quot;&quot;)">
            <text:p/>
          </table:table-cell>
          <table:table-cell table:style-name="ce43" table:formula="of:=CONCATENATE(&quot;{&quot;;[.$H20];&quot;,{&quot;;[.$I20];&quot;,&quot;;[.$J20];&quot;,&quot;;[.$K20];&quot;,&quot;;[.$L20];&quot;,&quot;;[.$M20];&quot;},{&quot;;[.$W20];[.$X20];[.$Y20];[.$Z20];[.$AA20];[.$AB20];[.$AC20];[.$AD20];&quot;}},&quot;)" office:value-type="string" office:string-value="{TypeGpio,{25,26,26,19,1},{{ModeInput,&quot;GPIO26&quot;},{ModeOutput,&quot;GPIO26&quot;},{ModeAlt3,&quot;SD1DAT2&quot;},{ModeAlt4,&quot;ARMTDI&quot;}}}," calcext:value-type="string">
            <text:p>{TypeGpio,{25,26,26,19,1},{{ModeInput,"GPIO26"},{ModeOutput,"GPIO26"},{ModeAlt3,"SD1DAT2"},{ModeAlt4,"ARMTDI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ND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21]-1)*2+[.$M21]" office:value-type="float" office:value="39" calcext:value-type="float">
            <text:p>39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21]" office:value-type="string" office:string-value="GND" calcext:value-type="string">
            <text:p>GND</text:p>
          </table:table-cell>
          <table:table-cell table:style-name="ce83"/>
          <table:table-cell table:style-name="ce43" table:number-columns-repeated="6"/>
          <table:table-cell table:style-name="ce43" table:formula="of:=CONCATENATE([.N21];IF([.P21]&lt;&gt;&quot;&quot;;CONCATENATE(&quot;/&quot;;[.P21]);&quot;&quot;))" office:value-type="string" office:string-value="GND" calcext:value-type="string">
            <text:p>GND</text:p>
          </table:table-cell>
          <table:table-cell table:style-name="ce43" table:formula="of:=CONCATENATE(&quot;{ModeInput,&quot;&quot;&quot;;[.$N21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O21]&lt;&gt;&quot;&quot;;CONCATENATE(&quot;,{ModeOutput,&quot;&quot;&quot;;[.$O21];&quot;&quot;&quot;}&quot;);&quot;&quot;)">
            <text:p/>
          </table:table-cell>
          <table:table-cell table:style-name="ce43" table:formula="of:=IF([.$P21]&lt;&gt;&quot;&quot;;CONCATENATE(&quot;,{ModeAlt0,&quot;&quot;&quot;;[.$P21];&quot;&quot;&quot;}&quot;);&quot;&quot;)">
            <text:p/>
          </table:table-cell>
          <table:table-cell table:style-name="ce43" table:formula="of:=IF([.$Q21]&lt;&gt;&quot;&quot;;CONCATENATE(&quot;,{ModeAlt1,&quot;&quot;&quot;;[.$Q21];&quot;&quot;&quot;}&quot;);&quot;&quot;)">
            <text:p/>
          </table:table-cell>
          <table:table-cell table:style-name="ce43" table:formula="of:=IF([.$R21]&lt;&gt;&quot;&quot;;CONCATENATE(&quot;,{ModeAlt2,&quot;&quot;&quot;;[.$R21];&quot;&quot;&quot;}&quot;);&quot;&quot;)">
            <text:p/>
          </table:table-cell>
          <table:table-cell table:style-name="ce43" table:formula="of:=IF([.S21]&lt;&gt;&quot;&quot;;CONCATENATE(&quot;,{ModeAlt3,&quot;&quot;&quot;;[.S21];&quot;&quot;&quot;}&quot;);&quot;&quot;)">
            <text:p/>
          </table:table-cell>
          <table:table-cell table:style-name="ce43" table:formula="of:=IF([.T21]&lt;&gt;&quot;&quot;;CONCATENATE(&quot;,{ModeAlt4,&quot;&quot;&quot;;[.T21];&quot;&quot;&quot;}&quot;);&quot;&quot;)">
            <text:p/>
          </table:table-cell>
          <table:table-cell table:style-name="ce43" table:formula="of:=IF([.U21]&lt;&gt;&quot;&quot;;CONCATENATE(&quot;,{ModeAlt5,&quot;&quot;&quot;;[.U21];&quot;&quot;&quot;}&quot;);&quot;&quot;)">
            <text:p/>
          </table:table-cell>
          <table:table-cell table:style-name="ce43" table:formula="of:=CONCATENATE(&quot;{&quot;;[.$H21];&quot;,{&quot;;[.$I21];&quot;,&quot;;[.$J21];&quot;,&quot;;[.$K21];&quot;,&quot;;[.$L21];&quot;,&quot;;[.$M21];&quot;},{&quot;;[.$W21];[.$X21];[.$Y21];[.$Z21];[.$AA21];[.$AB21];[.$AC21];[.$AD21];&quot;}},&quot;)" office:value-type="string" office:string-value="{TypePower,{-1,-1,-1,20,1},{{ModeInput,&quot;GND&quot;}}}," calcext:value-type="string">
            <text:p>{TypePower,{-1,-1,-1,20,1},{{ModeInput,"GND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5V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2]-1)*2+[.$M22]" office:value-type="float" office:value="2" calcext:value-type="float">
            <text:p>2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5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22]" office:value-type="string" office:string-value="5V" calcext:value-type="string">
            <text:p>5V</text:p>
          </table:table-cell>
          <table:table-cell table:style-name="ce83"/>
          <table:table-cell table:style-name="ce43" table:number-columns-repeated="6"/>
          <table:table-cell table:style-name="ce43" table:formula="of:=CONCATENATE([.N22];IF([.P22]&lt;&gt;&quot;&quot;;CONCATENATE(&quot;/&quot;;[.P22]);&quot;&quot;))" office:value-type="string" office:string-value="5V" calcext:value-type="string">
            <text:p>5V</text:p>
          </table:table-cell>
          <table:table-cell table:style-name="ce43" table:formula="of:=CONCATENATE(&quot;{ModeInput,&quot;&quot;&quot;;[.$N22];&quot;&quot;&quot;}&quot;)" office:value-type="string" office:string-value="{ModeInput,&quot;5V&quot;}" calcext:value-type="string">
            <text:p>{ModeInput,"5V"}</text:p>
          </table:table-cell>
          <table:table-cell table:style-name="ce43" table:formula="of:=IF([.$O22]&lt;&gt;&quot;&quot;;CONCATENATE(&quot;,{ModeOutput,&quot;&quot;&quot;;[.$O22];&quot;&quot;&quot;}&quot;);&quot;&quot;)">
            <text:p/>
          </table:table-cell>
          <table:table-cell table:style-name="ce43" table:formula="of:=IF([.$P22]&lt;&gt;&quot;&quot;;CONCATENATE(&quot;,{ModeAlt0,&quot;&quot;&quot;;[.$P22];&quot;&quot;&quot;}&quot;);&quot;&quot;)">
            <text:p/>
          </table:table-cell>
          <table:table-cell table:style-name="ce43" table:formula="of:=IF([.$Q22]&lt;&gt;&quot;&quot;;CONCATENATE(&quot;,{ModeAlt1,&quot;&quot;&quot;;[.$Q22];&quot;&quot;&quot;}&quot;);&quot;&quot;)">
            <text:p/>
          </table:table-cell>
          <table:table-cell table:style-name="ce43" table:formula="of:=IF([.$R22]&lt;&gt;&quot;&quot;;CONCATENATE(&quot;,{ModeAlt2,&quot;&quot;&quot;;[.$R22];&quot;&quot;&quot;}&quot;);&quot;&quot;)">
            <text:p/>
          </table:table-cell>
          <table:table-cell table:style-name="ce43" table:formula="of:=IF([.S22]&lt;&gt;&quot;&quot;;CONCATENATE(&quot;,{ModeAlt3,&quot;&quot;&quot;;[.S22];&quot;&quot;&quot;}&quot;);&quot;&quot;)">
            <text:p/>
          </table:table-cell>
          <table:table-cell table:style-name="ce43" table:formula="of:=IF([.T22]&lt;&gt;&quot;&quot;;CONCATENATE(&quot;,{ModeAlt4,&quot;&quot;&quot;;[.T22];&quot;&quot;&quot;}&quot;);&quot;&quot;)">
            <text:p/>
          </table:table-cell>
          <table:table-cell table:style-name="ce43" table:formula="of:=IF([.U22]&lt;&gt;&quot;&quot;;CONCATENATE(&quot;,{ModeAlt5,&quot;&quot;&quot;;[.U22];&quot;&quot;&quot;}&quot;);&quot;&quot;)">
            <text:p/>
          </table:table-cell>
          <table:table-cell table:style-name="ce43" table:formula="of:=CONCATENATE(&quot;{&quot;;[.$H22];&quot;,{&quot;;[.$I22];&quot;,&quot;;[.$J22];&quot;,&quot;;[.$K22];&quot;,&quot;;[.$L22];&quot;,&quot;;[.$M22];&quot;},{&quot;;[.$W22];[.$X22];[.$Y22];[.$Z22];[.$AA22];[.$AB22];[.$AC22];[.$AD22];&quot;}},&quot;)" office:value-type="string" office:string-value="{TypePower,{-1,-1,-1,1,2},{{ModeInput,&quot;5V&quot;}}}," calcext:value-type="string">
            <text:p>{TypePower,{-1,-1,-1,1,2},{{ModeInput,"5V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5V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3]-1)*2+[.$M23]" office:value-type="float" office:value="4" calcext:value-type="float">
            <text:p>4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5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83" table:formula="of:=[.G23]" office:value-type="string" office:string-value="5V" calcext:value-type="string">
            <text:p>5V</text:p>
          </table:table-cell>
          <table:table-cell table:style-name="ce83"/>
          <table:table-cell table:style-name="ce43" table:number-columns-repeated="6"/>
          <table:table-cell table:style-name="ce43" table:formula="of:=CONCATENATE([.N23];IF([.P23]&lt;&gt;&quot;&quot;;CONCATENATE(&quot;/&quot;;[.P23]);&quot;&quot;))" office:value-type="string" office:string-value="5V" calcext:value-type="string">
            <text:p>5V</text:p>
          </table:table-cell>
          <table:table-cell table:style-name="ce43" table:formula="of:=CONCATENATE(&quot;{ModeInput,&quot;&quot;&quot;;[.$N23];&quot;&quot;&quot;}&quot;)" office:value-type="string" office:string-value="{ModeInput,&quot;5V&quot;}" calcext:value-type="string">
            <text:p>{ModeInput,"5V"}</text:p>
          </table:table-cell>
          <table:table-cell table:style-name="ce43" table:formula="of:=IF([.$O23]&lt;&gt;&quot;&quot;;CONCATENATE(&quot;,{ModeOutput,&quot;&quot;&quot;;[.$O23];&quot;&quot;&quot;}&quot;);&quot;&quot;)">
            <text:p/>
          </table:table-cell>
          <table:table-cell table:style-name="ce43" table:formula="of:=IF([.$P23]&lt;&gt;&quot;&quot;;CONCATENATE(&quot;,{ModeAlt0,&quot;&quot;&quot;;[.$P23];&quot;&quot;&quot;}&quot;);&quot;&quot;)">
            <text:p/>
          </table:table-cell>
          <table:table-cell table:style-name="ce43" table:formula="of:=IF([.$Q23]&lt;&gt;&quot;&quot;;CONCATENATE(&quot;,{ModeAlt1,&quot;&quot;&quot;;[.$Q23];&quot;&quot;&quot;}&quot;);&quot;&quot;)">
            <text:p/>
          </table:table-cell>
          <table:table-cell table:style-name="ce43" table:formula="of:=IF([.$R23]&lt;&gt;&quot;&quot;;CONCATENATE(&quot;,{ModeAlt2,&quot;&quot;&quot;;[.$R23];&quot;&quot;&quot;}&quot;);&quot;&quot;)">
            <text:p/>
          </table:table-cell>
          <table:table-cell table:style-name="ce43" table:formula="of:=IF([.S23]&lt;&gt;&quot;&quot;;CONCATENATE(&quot;,{ModeAlt3,&quot;&quot;&quot;;[.S23];&quot;&quot;&quot;}&quot;);&quot;&quot;)">
            <text:p/>
          </table:table-cell>
          <table:table-cell table:style-name="ce43" table:formula="of:=IF([.T23]&lt;&gt;&quot;&quot;;CONCATENATE(&quot;,{ModeAlt4,&quot;&quot;&quot;;[.T23];&quot;&quot;&quot;}&quot;);&quot;&quot;)">
            <text:p/>
          </table:table-cell>
          <table:table-cell table:style-name="ce43" table:formula="of:=IF([.U23]&lt;&gt;&quot;&quot;;CONCATENATE(&quot;,{ModeAlt5,&quot;&quot;&quot;;[.U23];&quot;&quot;&quot;}&quot;);&quot;&quot;)">
            <text:p/>
          </table:table-cell>
          <table:table-cell table:style-name="ce43" table:formula="of:=CONCATENATE(&quot;{&quot;;[.$H23];&quot;,{&quot;;[.$I23];&quot;,&quot;;[.$J23];&quot;,&quot;;[.$K23];&quot;,&quot;;[.$L23];&quot;,&quot;;[.$M23];&quot;},{&quot;;[.$W23];[.$X23];[.$Y23];[.$Z23];[.$AA23];[.$AB23];[.$AC23];[.$AD23];&quot;}},&quot;)" office:value-type="string" office:string-value="{TypePower,{-1,-1,-1,2,2},{{ModeInput,&quot;5V&quot;}}}," calcext:value-type="string">
            <text:p>{TypePower,{-1,-1,-1,2,2},{{ModeInput,"5V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ND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4]-1)*2+[.$M24]" office:value-type="float" office:value="6" calcext:value-type="float">
            <text:p>6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24]" office:value-type="string" office:string-value="GND" calcext:value-type="string">
            <text:p>GND</text:p>
          </table:table-cell>
          <table:table-cell table:style-name="ce83"/>
          <table:table-cell table:style-name="ce43" table:number-columns-repeated="6"/>
          <table:table-cell table:style-name="ce43" table:formula="of:=CONCATENATE([.N24];IF([.P24]&lt;&gt;&quot;&quot;;CONCATENATE(&quot;/&quot;;[.P24]);&quot;&quot;))" office:value-type="string" office:string-value="GND" calcext:value-type="string">
            <text:p>GND</text:p>
          </table:table-cell>
          <table:table-cell table:style-name="ce43" table:formula="of:=CONCATENATE(&quot;{ModeInput,&quot;&quot;&quot;;[.$N24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O24]&lt;&gt;&quot;&quot;;CONCATENATE(&quot;,{ModeOutput,&quot;&quot;&quot;;[.$O24];&quot;&quot;&quot;}&quot;);&quot;&quot;)">
            <text:p/>
          </table:table-cell>
          <table:table-cell table:style-name="ce43" table:formula="of:=IF([.$P24]&lt;&gt;&quot;&quot;;CONCATENATE(&quot;,{ModeAlt0,&quot;&quot;&quot;;[.$P24];&quot;&quot;&quot;}&quot;);&quot;&quot;)">
            <text:p/>
          </table:table-cell>
          <table:table-cell table:style-name="ce43" table:formula="of:=IF([.$Q24]&lt;&gt;&quot;&quot;;CONCATENATE(&quot;,{ModeAlt1,&quot;&quot;&quot;;[.$Q24];&quot;&quot;&quot;}&quot;);&quot;&quot;)">
            <text:p/>
          </table:table-cell>
          <table:table-cell table:style-name="ce43" table:formula="of:=IF([.$R24]&lt;&gt;&quot;&quot;;CONCATENATE(&quot;,{ModeAlt2,&quot;&quot;&quot;;[.$R24];&quot;&quot;&quot;}&quot;);&quot;&quot;)">
            <text:p/>
          </table:table-cell>
          <table:table-cell table:style-name="ce43" table:formula="of:=IF([.S24]&lt;&gt;&quot;&quot;;CONCATENATE(&quot;,{ModeAlt3,&quot;&quot;&quot;;[.S24];&quot;&quot;&quot;}&quot;);&quot;&quot;)">
            <text:p/>
          </table:table-cell>
          <table:table-cell table:style-name="ce43" table:formula="of:=IF([.T24]&lt;&gt;&quot;&quot;;CONCATENATE(&quot;,{ModeAlt4,&quot;&quot;&quot;;[.T24];&quot;&quot;&quot;}&quot;);&quot;&quot;)">
            <text:p/>
          </table:table-cell>
          <table:table-cell table:style-name="ce43" table:formula="of:=IF([.U24]&lt;&gt;&quot;&quot;;CONCATENATE(&quot;,{ModeAlt5,&quot;&quot;&quot;;[.U24];&quot;&quot;&quot;}&quot;);&quot;&quot;)">
            <text:p/>
          </table:table-cell>
          <table:table-cell table:style-name="ce43" table:formula="of:=CONCATENATE(&quot;{&quot;;[.$H24];&quot;,{&quot;;[.$I24];&quot;,&quot;;[.$J24];&quot;,&quot;;[.$K24];&quot;,&quot;;[.$L24];&quot;,&quot;;[.$M24];&quot;},{&quot;;[.$W24];[.$X24];[.$Y24];[.$Z24];[.$AA24];[.$AB24];[.$AC24];[.$AD24];&quot;}},&quot;)" office:value-type="string" office:string-value="{TypePower,{-1,-1,-1,3,2},{{ModeInput,&quot;GND&quot;}}}," calcext:value-type="string">
            <text:p>{TypePower,{-1,-1,-1,3,2},{{ModeInput,"GND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UART_TXD0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5]-1)*2+[.$M25]" office:value-type="float" office:value="8" calcext:value-type="float">
            <text:p>8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25])" office:value-type="string" office:string-value="GPIO14" calcext:value-type="string">
            <text:p>GPIO14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 table:style-name="ce20" office:value-type="float" office:value="14" calcext:value-type="float">
            <text:p>1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25]" office:value-type="string" office:string-value="GPIO14" calcext:value-type="string">
            <text:p>GPIO14</text:p>
          </table:table-cell>
          <table:table-cell table:style-name="ce83" table:formula="of:=[.N25]" office:value-type="string" office:string-value="GPIO14" calcext:value-type="string">
            <text:p>GPIO14</text:p>
          </table:table-cell>
          <table:table-cell table:style-name="ce43" office:value-type="string" calcext:value-type="string">
            <text:p>TXD0</text:p>
          </table:table-cell>
          <table:table-cell table:style-name="ce43" office:value-type="string" calcext:value-type="string">
            <text:p>SD6</text:p>
          </table:table-cell>
          <table:table-cell table:style-name="ce83"/>
          <table:table-cell table:style-name="ce43" table:number-columns-repeated="2"/>
          <table:table-cell table:style-name="ce43" office:value-type="string" calcext:value-type="string">
            <text:p>TXD1</text:p>
          </table:table-cell>
          <table:table-cell table:style-name="ce43" table:formula="of:=CONCATENATE([.N25];IF([.P25]&lt;&gt;&quot;&quot;;CONCATENATE(&quot;/&quot;;[.P25]);&quot;&quot;))" office:value-type="string" office:string-value="GPIO14/TXD0" calcext:value-type="string">
            <text:p>GPIO14/TXD0</text:p>
          </table:table-cell>
          <table:table-cell table:style-name="ce43" table:formula="of:=CONCATENATE(&quot;{ModeInput,&quot;&quot;&quot;;[.$N25];&quot;&quot;&quot;}&quot;)" office:value-type="string" office:string-value="{ModeInput,&quot;GPIO14&quot;}" calcext:value-type="string">
            <text:p>{ModeInput,"GPIO14"}</text:p>
          </table:table-cell>
          <table:table-cell table:style-name="ce43" table:formula="of:=IF([.$O25]&lt;&gt;&quot;&quot;;CONCATENATE(&quot;,{ModeOutput,&quot;&quot;&quot;;[.$O25];&quot;&quot;&quot;}&quot;);&quot;&quot;)" office:value-type="string" office:string-value=",{ModeOutput,&quot;GPIO14&quot;}" calcext:value-type="string">
            <text:p>,{ModeOutput,"GPIO14"}</text:p>
          </table:table-cell>
          <table:table-cell table:style-name="ce43" table:formula="of:=IF([.$P25]&lt;&gt;&quot;&quot;;CONCATENATE(&quot;,{ModeAlt0,&quot;&quot;&quot;;[.$P25];&quot;&quot;&quot;}&quot;);&quot;&quot;)" office:value-type="string" office:string-value=",{ModeAlt0,&quot;TXD0&quot;}" calcext:value-type="string">
            <text:p>,{ModeAlt0,"TXD0"}</text:p>
          </table:table-cell>
          <table:table-cell table:style-name="ce43" table:formula="of:=IF([.$Q25]&lt;&gt;&quot;&quot;;CONCATENATE(&quot;,{ModeAlt1,&quot;&quot;&quot;;[.$Q25];&quot;&quot;&quot;}&quot;);&quot;&quot;)" office:value-type="string" office:string-value=",{ModeAlt1,&quot;SD6&quot;}" calcext:value-type="string">
            <text:p>,{ModeAlt1,"SD6"}</text:p>
          </table:table-cell>
          <table:table-cell table:style-name="ce43" table:formula="of:=IF([.$R25]&lt;&gt;&quot;&quot;;CONCATENATE(&quot;,{ModeAlt2,&quot;&quot;&quot;;[.$R25];&quot;&quot;&quot;}&quot;);&quot;&quot;)">
            <text:p/>
          </table:table-cell>
          <table:table-cell table:style-name="ce43" table:formula="of:=IF([.S25]&lt;&gt;&quot;&quot;;CONCATENATE(&quot;,{ModeAlt3,&quot;&quot;&quot;;[.S25];&quot;&quot;&quot;}&quot;);&quot;&quot;)">
            <text:p/>
          </table:table-cell>
          <table:table-cell table:style-name="ce43" table:formula="of:=IF([.T25]&lt;&gt;&quot;&quot;;CONCATENATE(&quot;,{ModeAlt4,&quot;&quot;&quot;;[.T25];&quot;&quot;&quot;}&quot;);&quot;&quot;)">
            <text:p/>
          </table:table-cell>
          <table:table-cell table:style-name="ce43" table:formula="of:=IF([.U25]&lt;&gt;&quot;&quot;;CONCATENATE(&quot;,{ModeAlt5,&quot;&quot;&quot;;[.U25];&quot;&quot;&quot;}&quot;);&quot;&quot;)" office:value-type="string" office:string-value=",{ModeAlt5,&quot;TXD1&quot;}" calcext:value-type="string">
            <text:p>,{ModeAlt5,"TXD1"}</text:p>
          </table:table-cell>
          <table:table-cell table:style-name="ce43" table:formula="of:=CONCATENATE(&quot;{&quot;;[.$H25];&quot;,{&quot;;[.$I25];&quot;,&quot;;[.$J25];&quot;,&quot;;[.$K25];&quot;,&quot;;[.$L25];&quot;,&quot;;[.$M25];&quot;},{&quot;;[.$W25];[.$X25];[.$Y25];[.$Z25];[.$AA25];[.$AB25];[.$AC25];[.$AD25];&quot;}},&quot;)" office:value-type="string" office:string-value="{TypeGpio,{15,14,14,4,2},{{ModeInput,&quot;GPIO14&quot;},{ModeOutput,&quot;GPIO14&quot;},{ModeAlt0,&quot;TXD0&quot;},{ModeAlt1,&quot;SD6&quot;},{ModeAlt5,&quot;TXD1&quot;}}}," calcext:value-type="string">
            <text:p>{TypeGpio,{15,14,14,4,2},{{ModeInput,"GPIO14"},{ModeOutput,"GPIO14"},{ModeAlt0,"TXD0"},{ModeAlt1,"SD6"},{ModeAlt5,"TXD1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UART_RXD0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6]-1)*2+[.$M26]" office:value-type="float" office:value="10" calcext:value-type="float">
            <text:p>10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26])" office:value-type="string" office:string-value="GPIO15" calcext:value-type="string">
            <text:p>GPIO15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6" calcext:value-type="float">
            <text:p>16</text:p>
          </table:table-cell>
          <table:table-cell table:number-columns-repeated="2" table:style-name="ce20" office:value-type="float" office:value="15" calcext:value-type="float">
            <text:p>15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26]" office:value-type="string" office:string-value="GPIO15" calcext:value-type="string">
            <text:p>GPIO15</text:p>
          </table:table-cell>
          <table:table-cell table:style-name="ce83" table:formula="of:=[.N26]" office:value-type="string" office:string-value="GPIO15" calcext:value-type="string">
            <text:p>GPIO15</text:p>
          </table:table-cell>
          <table:table-cell table:style-name="ce43" office:value-type="string" calcext:value-type="string">
            <text:p>RXD0</text:p>
          </table:table-cell>
          <table:table-cell table:style-name="ce43" office:value-type="string" calcext:value-type="string">
            <text:p>SD7</text:p>
          </table:table-cell>
          <table:table-cell table:style-name="ce83"/>
          <table:table-cell table:style-name="ce43" table:number-columns-repeated="2"/>
          <table:table-cell table:style-name="ce43" office:value-type="string" calcext:value-type="string">
            <text:p>RXD1</text:p>
          </table:table-cell>
          <table:table-cell table:style-name="ce43" table:formula="of:=CONCATENATE([.N26];IF([.P26]&lt;&gt;&quot;&quot;;CONCATENATE(&quot;/&quot;;[.P26]);&quot;&quot;))" office:value-type="string" office:string-value="GPIO15/RXD0" calcext:value-type="string">
            <text:p>GPIO15/RXD0</text:p>
          </table:table-cell>
          <table:table-cell table:style-name="ce43" table:formula="of:=CONCATENATE(&quot;{ModeInput,&quot;&quot;&quot;;[.$N26];&quot;&quot;&quot;}&quot;)" office:value-type="string" office:string-value="{ModeInput,&quot;GPIO15&quot;}" calcext:value-type="string">
            <text:p>{ModeInput,"GPIO15"}</text:p>
          </table:table-cell>
          <table:table-cell table:style-name="ce43" table:formula="of:=IF([.$O26]&lt;&gt;&quot;&quot;;CONCATENATE(&quot;,{ModeOutput,&quot;&quot;&quot;;[.$O26];&quot;&quot;&quot;}&quot;);&quot;&quot;)" office:value-type="string" office:string-value=",{ModeOutput,&quot;GPIO15&quot;}" calcext:value-type="string">
            <text:p>,{ModeOutput,"GPIO15"}</text:p>
          </table:table-cell>
          <table:table-cell table:style-name="ce43" table:formula="of:=IF([.$P26]&lt;&gt;&quot;&quot;;CONCATENATE(&quot;,{ModeAlt0,&quot;&quot;&quot;;[.$P26];&quot;&quot;&quot;}&quot;);&quot;&quot;)" office:value-type="string" office:string-value=",{ModeAlt0,&quot;RXD0&quot;}" calcext:value-type="string">
            <text:p>,{ModeAlt0,"RXD0"}</text:p>
          </table:table-cell>
          <table:table-cell table:style-name="ce43" table:formula="of:=IF([.$Q26]&lt;&gt;&quot;&quot;;CONCATENATE(&quot;,{ModeAlt1,&quot;&quot;&quot;;[.$Q26];&quot;&quot;&quot;}&quot;);&quot;&quot;)" office:value-type="string" office:string-value=",{ModeAlt1,&quot;SD7&quot;}" calcext:value-type="string">
            <text:p>,{ModeAlt1,"SD7"}</text:p>
          </table:table-cell>
          <table:table-cell table:style-name="ce43" table:formula="of:=IF([.$R26]&lt;&gt;&quot;&quot;;CONCATENATE(&quot;,{ModeAlt2,&quot;&quot;&quot;;[.$R26];&quot;&quot;&quot;}&quot;);&quot;&quot;)">
            <text:p/>
          </table:table-cell>
          <table:table-cell table:style-name="ce43" table:formula="of:=IF([.S26]&lt;&gt;&quot;&quot;;CONCATENATE(&quot;,{ModeAlt3,&quot;&quot;&quot;;[.S26];&quot;&quot;&quot;}&quot;);&quot;&quot;)">
            <text:p/>
          </table:table-cell>
          <table:table-cell table:style-name="ce43" table:formula="of:=IF([.T26]&lt;&gt;&quot;&quot;;CONCATENATE(&quot;,{ModeAlt4,&quot;&quot;&quot;;[.T26];&quot;&quot;&quot;}&quot;);&quot;&quot;)">
            <text:p/>
          </table:table-cell>
          <table:table-cell table:style-name="ce43" table:formula="of:=IF([.U26]&lt;&gt;&quot;&quot;;CONCATENATE(&quot;,{ModeAlt5,&quot;&quot;&quot;;[.U26];&quot;&quot;&quot;}&quot;);&quot;&quot;)" office:value-type="string" office:string-value=",{ModeAlt5,&quot;RXD1&quot;}" calcext:value-type="string">
            <text:p>,{ModeAlt5,"RXD1"}</text:p>
          </table:table-cell>
          <table:table-cell table:style-name="ce43" table:formula="of:=CONCATENATE(&quot;{&quot;;[.$H26];&quot;,{&quot;;[.$I26];&quot;,&quot;;[.$J26];&quot;,&quot;;[.$K26];&quot;,&quot;;[.$L26];&quot;,&quot;;[.$M26];&quot;},{&quot;;[.$W26];[.$X26];[.$Y26];[.$Z26];[.$AA26];[.$AB26];[.$AC26];[.$AD26];&quot;}},&quot;)" office:value-type="string" office:string-value="{TypeGpio,{16,15,15,5,2},{{ModeInput,&quot;GPIO15&quot;},{ModeOutput,&quot;GPIO15&quot;},{ModeAlt0,&quot;RXD0&quot;},{ModeAlt1,&quot;SD7&quot;},{ModeAlt5,&quot;RXD1&quot;}}}," calcext:value-type="string">
            <text:p>{TypeGpio,{16,15,15,5,2},{{ModeInput,"GPIO15"},{ModeOutput,"GPIO15"},{ModeAlt0,"RXD0"},{ModeAlt1,"SD7"},{ModeAlt5,"RXD1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1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7]-1)*2+[.$M27]" office:value-type="float" office:value="12" calcext:value-type="float">
            <text:p>12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27])" office:value-type="string" office:string-value="GPIO18" calcext:value-type="string">
            <text:p>GPIO18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18" calcext:value-type="float">
            <text:p>1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27]" office:value-type="string" office:string-value="GPIO18" calcext:value-type="string">
            <text:p>GPIO18</text:p>
          </table:table-cell>
          <table:table-cell table:style-name="ce83" table:formula="of:=[.N27]" office:value-type="string" office:string-value="GPIO18" calcext:value-type="string">
            <text:p>GPIO18</text:p>
          </table:table-cell>
          <table:table-cell table:style-name="ce43" office:value-type="string" calcext:value-type="string">
            <text:p>PCMCLK</text:p>
          </table:table-cell>
          <table:table-cell table:style-name="ce43" office:value-type="string" calcext:value-type="string">
            <text:p>SD10</text:p>
          </table:table-cell>
          <table:table-cell table:style-name="ce43"/>
          <table:table-cell table:style-name="ce43" office:value-type="string" calcext:value-type="string">
            <text:p>BSMOSI</text:p>
          </table:table-cell>
          <table:table-cell table:style-name="ce43" office:value-type="string" calcext:value-type="string">
            <text:p>SPI1CE0</text:p>
          </table:table-cell>
          <table:table-cell table:style-name="ce43" office:value-type="string" calcext:value-type="string">
            <text:p>PWM0</text:p>
          </table:table-cell>
          <table:table-cell table:style-name="ce43" table:formula="of:=CONCATENATE([.N27];IF([.P27]&lt;&gt;&quot;&quot;;CONCATENATE(&quot;/&quot;;[.P27]);&quot;&quot;))" office:value-type="string" office:string-value="GPIO18/PCMCLK" calcext:value-type="string">
            <text:p>GPIO18/PCMCLK</text:p>
          </table:table-cell>
          <table:table-cell table:style-name="ce43" table:formula="of:=CONCATENATE(&quot;{ModeInput,&quot;&quot;&quot;;[.$N27];&quot;&quot;&quot;}&quot;)" office:value-type="string" office:string-value="{ModeInput,&quot;GPIO18&quot;}" calcext:value-type="string">
            <text:p>{ModeInput,"GPIO18"}</text:p>
          </table:table-cell>
          <table:table-cell table:style-name="ce43" table:formula="of:=IF([.$O27]&lt;&gt;&quot;&quot;;CONCATENATE(&quot;,{ModeOutput,&quot;&quot;&quot;;[.$O27];&quot;&quot;&quot;}&quot;);&quot;&quot;)" office:value-type="string" office:string-value=",{ModeOutput,&quot;GPIO18&quot;}" calcext:value-type="string">
            <text:p>,{ModeOutput,"GPIO18"}</text:p>
          </table:table-cell>
          <table:table-cell table:style-name="ce43" table:formula="of:=IF([.$P27]&lt;&gt;&quot;&quot;;CONCATENATE(&quot;,{ModeAlt0,&quot;&quot;&quot;;[.$P27];&quot;&quot;&quot;}&quot;);&quot;&quot;)" office:value-type="string" office:string-value=",{ModeAlt0,&quot;PCMCLK&quot;}" calcext:value-type="string">
            <text:p>,{ModeAlt0,"PCMCLK"}</text:p>
          </table:table-cell>
          <table:table-cell table:style-name="ce43" table:formula="of:=IF([.$Q27]&lt;&gt;&quot;&quot;;CONCATENATE(&quot;,{ModeAlt1,&quot;&quot;&quot;;[.$Q27];&quot;&quot;&quot;}&quot;);&quot;&quot;)" office:value-type="string" office:string-value=",{ModeAlt1,&quot;SD10&quot;}" calcext:value-type="string">
            <text:p>,{ModeAlt1,"SD10"}</text:p>
          </table:table-cell>
          <table:table-cell table:style-name="ce43" table:formula="of:=IF([.$R27]&lt;&gt;&quot;&quot;;CONCATENATE(&quot;,{ModeAlt2,&quot;&quot;&quot;;[.$R27];&quot;&quot;&quot;}&quot;);&quot;&quot;)">
            <text:p/>
          </table:table-cell>
          <table:table-cell table:style-name="ce43" table:formula="of:=IF([.S27]&lt;&gt;&quot;&quot;;CONCATENATE(&quot;,{ModeAlt3,&quot;&quot;&quot;;[.S27];&quot;&quot;&quot;}&quot;);&quot;&quot;)" office:value-type="string" office:string-value=",{ModeAlt3,&quot;BSMOSI&quot;}" calcext:value-type="string">
            <text:p>,{ModeAlt3,"BSMOSI"}</text:p>
          </table:table-cell>
          <table:table-cell table:style-name="ce43" table:formula="of:=IF([.T27]&lt;&gt;&quot;&quot;;CONCATENATE(&quot;,{ModeAlt4,&quot;&quot;&quot;;[.T27];&quot;&quot;&quot;}&quot;);&quot;&quot;)" office:value-type="string" office:string-value=",{ModeAlt4,&quot;SPI1CE0&quot;}" calcext:value-type="string">
            <text:p>,{ModeAlt4,"SPI1CE0"}</text:p>
          </table:table-cell>
          <table:table-cell table:style-name="ce43" table:formula="of:=IF([.U27]&lt;&gt;&quot;&quot;;CONCATENATE(&quot;,{ModeAlt5,&quot;&quot;&quot;;[.U27];&quot;&quot;&quot;}&quot;);&quot;&quot;)" office:value-type="string" office:string-value=",{ModeAlt5,&quot;PWM0&quot;}" calcext:value-type="string">
            <text:p>,{ModeAlt5,"PWM0"}</text:p>
          </table:table-cell>
          <table:table-cell table:style-name="ce43" table:formula="of:=CONCATENATE(&quot;{&quot;;[.$H27];&quot;,{&quot;;[.$I27];&quot;,&quot;;[.$J27];&quot;,&quot;;[.$K27];&quot;,&quot;;[.$L27];&quot;,&quot;;[.$M27];&quot;},{&quot;;[.$W27];[.$X27];[.$Y27];[.$Z27];[.$AA27];[.$AB27];[.$AC27];[.$AD27];&quot;}},&quot;)" office:value-type="string" office:string-value="{TypeGpio,{1,18,18,6,2},{{ModeInput,&quot;GPIO18&quot;},{ModeOutput,&quot;GPIO18&quot;},{ModeAlt0,&quot;PCMCLK&quot;},{ModeAlt1,&quot;SD10&quot;},{ModeAlt3,&quot;BSMOSI&quot;},{ModeAlt4,&quot;SPI1CE0&quot;},{ModeAlt5,&quot;PWM0&quot;}}}," calcext:value-type="string">
            <text:p>{TypeGpio,{1,18,18,6,2},{{ModeInput,"GPIO18"},{ModeOutput,"GPIO18"},{ModeAlt0,"PCMCLK"},{ModeAlt1,"SD10"},{ModeAlt3,"BSMOSI"},{ModeAlt4,"SPI1CE0"},{ModeAlt5,"PWM0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ND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8]-1)*2+[.$M28]" office:value-type="float" office:value="14" calcext:value-type="float">
            <text:p>14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28]" office:value-type="string" office:string-value="GND" calcext:value-type="string">
            <text:p>GND</text:p>
          </table:table-cell>
          <table:table-cell table:style-name="ce83"/>
          <table:table-cell table:style-name="ce43" table:number-columns-repeated="6"/>
          <table:table-cell table:style-name="ce43" table:formula="of:=CONCATENATE([.N28];IF([.P28]&lt;&gt;&quot;&quot;;CONCATENATE(&quot;/&quot;;[.P28]);&quot;&quot;))" office:value-type="string" office:string-value="GND" calcext:value-type="string">
            <text:p>GND</text:p>
          </table:table-cell>
          <table:table-cell table:style-name="ce43" table:formula="of:=CONCATENATE(&quot;{ModeInput,&quot;&quot;&quot;;[.$N28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O28]&lt;&gt;&quot;&quot;;CONCATENATE(&quot;,{ModeOutput,&quot;&quot;&quot;;[.$O28];&quot;&quot;&quot;}&quot;);&quot;&quot;)">
            <text:p/>
          </table:table-cell>
          <table:table-cell table:style-name="ce43" table:formula="of:=IF([.$P28]&lt;&gt;&quot;&quot;;CONCATENATE(&quot;,{ModeAlt0,&quot;&quot;&quot;;[.$P28];&quot;&quot;&quot;}&quot;);&quot;&quot;)">
            <text:p/>
          </table:table-cell>
          <table:table-cell table:style-name="ce43" table:formula="of:=IF([.$Q28]&lt;&gt;&quot;&quot;;CONCATENATE(&quot;,{ModeAlt1,&quot;&quot;&quot;;[.$Q28];&quot;&quot;&quot;}&quot;);&quot;&quot;)">
            <text:p/>
          </table:table-cell>
          <table:table-cell table:style-name="ce43" table:formula="of:=IF([.$R28]&lt;&gt;&quot;&quot;;CONCATENATE(&quot;,{ModeAlt2,&quot;&quot;&quot;;[.$R28];&quot;&quot;&quot;}&quot;);&quot;&quot;)">
            <text:p/>
          </table:table-cell>
          <table:table-cell table:style-name="ce43" table:formula="of:=IF([.S28]&lt;&gt;&quot;&quot;;CONCATENATE(&quot;,{ModeAlt3,&quot;&quot;&quot;;[.S28];&quot;&quot;&quot;}&quot;);&quot;&quot;)">
            <text:p/>
          </table:table-cell>
          <table:table-cell table:style-name="ce43" table:formula="of:=IF([.T28]&lt;&gt;&quot;&quot;;CONCATENATE(&quot;,{ModeAlt4,&quot;&quot;&quot;;[.T28];&quot;&quot;&quot;}&quot;);&quot;&quot;)">
            <text:p/>
          </table:table-cell>
          <table:table-cell table:style-name="ce43" table:formula="of:=IF([.U28]&lt;&gt;&quot;&quot;;CONCATENATE(&quot;,{ModeAlt5,&quot;&quot;&quot;;[.U28];&quot;&quot;&quot;}&quot;);&quot;&quot;)">
            <text:p/>
          </table:table-cell>
          <table:table-cell table:style-name="ce43" table:formula="of:=CONCATENATE(&quot;{&quot;;[.$H28];&quot;,{&quot;;[.$I28];&quot;,&quot;;[.$J28];&quot;,&quot;;[.$K28];&quot;,&quot;;[.$L28];&quot;,&quot;;[.$M28];&quot;},{&quot;;[.$W28];[.$X28];[.$Y28];[.$Z28];[.$AA28];[.$AB28];[.$AC28];[.$AD28];&quot;}},&quot;)" office:value-type="string" office:string-value="{TypePower,{-1,-1,-1,7,2},{{ModeInput,&quot;GND&quot;}}}," calcext:value-type="string">
            <text:p>{TypePower,{-1,-1,-1,7,2},{{ModeInput,"GND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4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9]-1)*2+[.$M29]" office:value-type="float" office:value="16" calcext:value-type="float">
            <text:p>16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29])" office:value-type="string" office:string-value="GPIO23" calcext:value-type="string">
            <text:p>GPIO23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23" calcext:value-type="float">
            <text:p>2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29]" office:value-type="string" office:string-value="GPIO23" calcext:value-type="string">
            <text:p>GPIO23</text:p>
          </table:table-cell>
          <table:table-cell table:style-name="ce83" table:formula="of:=[.N29]" office:value-type="string" office:string-value="GPIO23" calcext:value-type="string">
            <text:p>GPIO23</text:p>
          </table:table-cell>
          <table:table-cell table:style-name="ce43"/>
          <table:table-cell table:style-name="ce43" office:value-type="string" calcext:value-type="string">
            <text:p>SD15</text:p>
          </table:table-cell>
          <table:table-cell table:style-name="ce43"/>
          <table:table-cell table:style-name="ce43" office:value-type="string" calcext:value-type="string">
            <text:p>SD1CMD</text:p>
          </table:table-cell>
          <table:table-cell table:style-name="ce43" office:value-type="string" calcext:value-type="string">
            <text:p>ARMRTCK</text:p>
          </table:table-cell>
          <table:table-cell table:style-name="ce43"/>
          <table:table-cell table:style-name="ce43" table:formula="of:=CONCATENATE([.N29];IF([.P29]&lt;&gt;&quot;&quot;;CONCATENATE(&quot;/&quot;;[.P29]);&quot;&quot;))" office:value-type="string" office:string-value="GPIO23" calcext:value-type="string">
            <text:p>GPIO23</text:p>
          </table:table-cell>
          <table:table-cell table:style-name="ce43" table:formula="of:=CONCATENATE(&quot;{ModeInput,&quot;&quot;&quot;;[.$N29];&quot;&quot;&quot;}&quot;)" office:value-type="string" office:string-value="{ModeInput,&quot;GPIO23&quot;}" calcext:value-type="string">
            <text:p>{ModeInput,"GPIO23"}</text:p>
          </table:table-cell>
          <table:table-cell table:style-name="ce43" table:formula="of:=IF([.$O29]&lt;&gt;&quot;&quot;;CONCATENATE(&quot;,{ModeOutput,&quot;&quot;&quot;;[.$O29];&quot;&quot;&quot;}&quot;);&quot;&quot;)" office:value-type="string" office:string-value=",{ModeOutput,&quot;GPIO23&quot;}" calcext:value-type="string">
            <text:p>,{ModeOutput,"GPIO23"}</text:p>
          </table:table-cell>
          <table:table-cell table:style-name="ce43" table:formula="of:=IF([.$P29]&lt;&gt;&quot;&quot;;CONCATENATE(&quot;,{ModeAlt0,&quot;&quot;&quot;;[.$P29];&quot;&quot;&quot;}&quot;);&quot;&quot;)">
            <text:p/>
          </table:table-cell>
          <table:table-cell table:style-name="ce43" table:formula="of:=IF([.$Q29]&lt;&gt;&quot;&quot;;CONCATENATE(&quot;,{ModeAlt1,&quot;&quot;&quot;;[.$Q29];&quot;&quot;&quot;}&quot;);&quot;&quot;)" office:value-type="string" office:string-value=",{ModeAlt1,&quot;SD15&quot;}" calcext:value-type="string">
            <text:p>,{ModeAlt1,"SD15"}</text:p>
          </table:table-cell>
          <table:table-cell table:style-name="ce43" table:formula="of:=IF([.$R29]&lt;&gt;&quot;&quot;;CONCATENATE(&quot;,{ModeAlt2,&quot;&quot;&quot;;[.$R29];&quot;&quot;&quot;}&quot;);&quot;&quot;)">
            <text:p/>
          </table:table-cell>
          <table:table-cell table:style-name="ce43" table:formula="of:=IF([.S29]&lt;&gt;&quot;&quot;;CONCATENATE(&quot;,{ModeAlt3,&quot;&quot;&quot;;[.S29];&quot;&quot;&quot;}&quot;);&quot;&quot;)" office:value-type="string" office:string-value=",{ModeAlt3,&quot;SD1CMD&quot;}" calcext:value-type="string">
            <text:p>,{ModeAlt3,"SD1CMD"}</text:p>
          </table:table-cell>
          <table:table-cell table:style-name="ce43" table:formula="of:=IF([.T29]&lt;&gt;&quot;&quot;;CONCATENATE(&quot;,{ModeAlt4,&quot;&quot;&quot;;[.T29];&quot;&quot;&quot;}&quot;);&quot;&quot;)" office:value-type="string" office:string-value=",{ModeAlt4,&quot;ARMRTCK&quot;}" calcext:value-type="string">
            <text:p>,{ModeAlt4,"ARMRTCK"}</text:p>
          </table:table-cell>
          <table:table-cell table:style-name="ce43" table:formula="of:=IF([.U29]&lt;&gt;&quot;&quot;;CONCATENATE(&quot;,{ModeAlt5,&quot;&quot;&quot;;[.U29];&quot;&quot;&quot;}&quot;);&quot;&quot;)">
            <text:p/>
          </table:table-cell>
          <table:table-cell table:style-name="ce43" table:formula="of:=CONCATENATE(&quot;{&quot;;[.$H29];&quot;,{&quot;;[.$I29];&quot;,&quot;;[.$J29];&quot;,&quot;;[.$K29];&quot;,&quot;;[.$L29];&quot;,&quot;;[.$M29];&quot;},{&quot;;[.$W29];[.$X29];[.$Y29];[.$Z29];[.$AA29];[.$AB29];[.$AC29];[.$AD29];&quot;}},&quot;)" office:value-type="string" office:string-value="{TypeGpio,{4,23,23,8,2},{{ModeInput,&quot;GPIO23&quot;},{ModeOutput,&quot;GPIO23&quot;},{ModeAlt1,&quot;SD15&quot;},{ModeAlt3,&quot;SD1CMD&quot;},{ModeAlt4,&quot;ARMRTCK&quot;}}}," calcext:value-type="string">
            <text:p>{TypeGpio,{4,23,23,8,2},{{ModeInput,"GPIO23"},{ModeOutput,"GPIO23"},{ModeAlt1,"SD15"},{ModeAlt3,"SD1CMD"},{ModeAlt4,"ARMRTCK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5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30]-1)*2+[.$M30]" office:value-type="float" office:value="18" calcext:value-type="float">
            <text:p>18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30])" office:value-type="string" office:string-value="GPIO24" calcext:value-type="string">
            <text:p>GPIO24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24" calcext:value-type="float">
            <text:p>2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30]" office:value-type="string" office:string-value="GPIO24" calcext:value-type="string">
            <text:p>GPIO24</text:p>
          </table:table-cell>
          <table:table-cell table:style-name="ce83" table:formula="of:=[.N30]" office:value-type="string" office:string-value="GPIO24" calcext:value-type="string">
            <text:p>GPIO24</text:p>
          </table:table-cell>
          <table:table-cell table:style-name="ce43"/>
          <table:table-cell table:style-name="ce43" office:value-type="string" calcext:value-type="string">
            <text:p>SD16</text:p>
          </table:table-cell>
          <table:table-cell table:style-name="ce43"/>
          <table:table-cell table:style-name="ce43" office:value-type="string" calcext:value-type="string">
            <text:p>SD1DAT0</text:p>
          </table:table-cell>
          <table:table-cell table:style-name="ce43" office:value-type="string" calcext:value-type="string">
            <text:p>ARMTDO</text:p>
          </table:table-cell>
          <table:table-cell table:style-name="ce43"/>
          <table:table-cell table:style-name="ce43" table:formula="of:=CONCATENATE([.N30];IF([.P30]&lt;&gt;&quot;&quot;;CONCATENATE(&quot;/&quot;;[.P30]);&quot;&quot;))" office:value-type="string" office:string-value="GPIO24" calcext:value-type="string">
            <text:p>GPIO24</text:p>
          </table:table-cell>
          <table:table-cell table:style-name="ce43" table:formula="of:=CONCATENATE(&quot;{ModeInput,&quot;&quot;&quot;;[.$N30];&quot;&quot;&quot;}&quot;)" office:value-type="string" office:string-value="{ModeInput,&quot;GPIO24&quot;}" calcext:value-type="string">
            <text:p>{ModeInput,"GPIO24"}</text:p>
          </table:table-cell>
          <table:table-cell table:style-name="ce43" table:formula="of:=IF([.$O30]&lt;&gt;&quot;&quot;;CONCATENATE(&quot;,{ModeOutput,&quot;&quot;&quot;;[.$O30];&quot;&quot;&quot;}&quot;);&quot;&quot;)" office:value-type="string" office:string-value=",{ModeOutput,&quot;GPIO24&quot;}" calcext:value-type="string">
            <text:p>,{ModeOutput,"GPIO24"}</text:p>
          </table:table-cell>
          <table:table-cell table:style-name="ce43" table:formula="of:=IF([.$P30]&lt;&gt;&quot;&quot;;CONCATENATE(&quot;,{ModeAlt0,&quot;&quot;&quot;;[.$P30];&quot;&quot;&quot;}&quot;);&quot;&quot;)">
            <text:p/>
          </table:table-cell>
          <table:table-cell table:style-name="ce43" table:formula="of:=IF([.$Q30]&lt;&gt;&quot;&quot;;CONCATENATE(&quot;,{ModeAlt1,&quot;&quot;&quot;;[.$Q30];&quot;&quot;&quot;}&quot;);&quot;&quot;)" office:value-type="string" office:string-value=",{ModeAlt1,&quot;SD16&quot;}" calcext:value-type="string">
            <text:p>,{ModeAlt1,"SD16"}</text:p>
          </table:table-cell>
          <table:table-cell table:style-name="ce43" table:formula="of:=IF([.$R30]&lt;&gt;&quot;&quot;;CONCATENATE(&quot;,{ModeAlt2,&quot;&quot;&quot;;[.$R30];&quot;&quot;&quot;}&quot;);&quot;&quot;)">
            <text:p/>
          </table:table-cell>
          <table:table-cell table:style-name="ce43" table:formula="of:=IF([.S30]&lt;&gt;&quot;&quot;;CONCATENATE(&quot;,{ModeAlt3,&quot;&quot;&quot;;[.S30];&quot;&quot;&quot;}&quot;);&quot;&quot;)" office:value-type="string" office:string-value=",{ModeAlt3,&quot;SD1DAT0&quot;}" calcext:value-type="string">
            <text:p>,{ModeAlt3,"SD1DAT0"}</text:p>
          </table:table-cell>
          <table:table-cell table:style-name="ce43" table:formula="of:=IF([.T30]&lt;&gt;&quot;&quot;;CONCATENATE(&quot;,{ModeAlt4,&quot;&quot;&quot;;[.T30];&quot;&quot;&quot;}&quot;);&quot;&quot;)" office:value-type="string" office:string-value=",{ModeAlt4,&quot;ARMTDO&quot;}" calcext:value-type="string">
            <text:p>,{ModeAlt4,"ARMTDO"}</text:p>
          </table:table-cell>
          <table:table-cell table:style-name="ce43" table:formula="of:=IF([.U30]&lt;&gt;&quot;&quot;;CONCATENATE(&quot;,{ModeAlt5,&quot;&quot;&quot;;[.U30];&quot;&quot;&quot;}&quot;);&quot;&quot;)">
            <text:p/>
          </table:table-cell>
          <table:table-cell table:style-name="ce43" table:formula="of:=CONCATENATE(&quot;{&quot;;[.$H30];&quot;,{&quot;;[.$I30];&quot;,&quot;;[.$J30];&quot;,&quot;;[.$K30];&quot;,&quot;;[.$L30];&quot;,&quot;;[.$M30];&quot;},{&quot;;[.$W30];[.$X30];[.$Y30];[.$Z30];[.$AA30];[.$AB30];[.$AC30];[.$AD30];&quot;}},&quot;)" office:value-type="string" office:string-value="{TypeGpio,{5,24,24,9,2},{{ModeInput,&quot;GPIO24&quot;},{ModeOutput,&quot;GPIO24&quot;},{ModeAlt1,&quot;SD16&quot;},{ModeAlt3,&quot;SD1DAT0&quot;},{ModeAlt4,&quot;ARMTDO&quot;}}}," calcext:value-type="string">
            <text:p>{TypeGpio,{5,24,24,9,2},{{ModeInput,"GPIO24"},{ModeOutput,"GPIO24"},{ModeAlt1,"SD16"},{ModeAlt3,"SD1DAT0"},{ModeAlt4,"ARMTDO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ND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31]-1)*2+[.$M31]" office:value-type="float" office:value="20" calcext:value-type="float">
            <text:p>20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31]" office:value-type="string" office:string-value="GND" calcext:value-type="string">
            <text:p>GND</text:p>
          </table:table-cell>
          <table:table-cell table:style-name="ce83"/>
          <table:table-cell table:style-name="ce43" table:number-columns-repeated="6"/>
          <table:table-cell table:style-name="ce43" table:formula="of:=CONCATENATE([.N31];IF([.P31]&lt;&gt;&quot;&quot;;CONCATENATE(&quot;/&quot;;[.P31]);&quot;&quot;))" office:value-type="string" office:string-value="GND" calcext:value-type="string">
            <text:p>GND</text:p>
          </table:table-cell>
          <table:table-cell table:style-name="ce43" table:formula="of:=CONCATENATE(&quot;{ModeInput,&quot;&quot;&quot;;[.$N31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O31]&lt;&gt;&quot;&quot;;CONCATENATE(&quot;,{ModeOutput,&quot;&quot;&quot;;[.$O31];&quot;&quot;&quot;}&quot;);&quot;&quot;)">
            <text:p/>
          </table:table-cell>
          <table:table-cell table:style-name="ce43" table:formula="of:=IF([.$P31]&lt;&gt;&quot;&quot;;CONCATENATE(&quot;,{ModeAlt0,&quot;&quot;&quot;;[.$P31];&quot;&quot;&quot;}&quot;);&quot;&quot;)">
            <text:p/>
          </table:table-cell>
          <table:table-cell table:style-name="ce43" table:formula="of:=IF([.$Q31]&lt;&gt;&quot;&quot;;CONCATENATE(&quot;,{ModeAlt1,&quot;&quot;&quot;;[.$Q31];&quot;&quot;&quot;}&quot;);&quot;&quot;)">
            <text:p/>
          </table:table-cell>
          <table:table-cell table:style-name="ce43" table:formula="of:=IF([.$R31]&lt;&gt;&quot;&quot;;CONCATENATE(&quot;,{ModeAlt2,&quot;&quot;&quot;;[.$R31];&quot;&quot;&quot;}&quot;);&quot;&quot;)">
            <text:p/>
          </table:table-cell>
          <table:table-cell table:style-name="ce43" table:formula="of:=IF([.S31]&lt;&gt;&quot;&quot;;CONCATENATE(&quot;,{ModeAlt3,&quot;&quot;&quot;;[.S31];&quot;&quot;&quot;}&quot;);&quot;&quot;)">
            <text:p/>
          </table:table-cell>
          <table:table-cell table:style-name="ce43" table:formula="of:=IF([.T31]&lt;&gt;&quot;&quot;;CONCATENATE(&quot;,{ModeAlt4,&quot;&quot;&quot;;[.T31];&quot;&quot;&quot;}&quot;);&quot;&quot;)">
            <text:p/>
          </table:table-cell>
          <table:table-cell table:style-name="ce43" table:formula="of:=IF([.U31]&lt;&gt;&quot;&quot;;CONCATENATE(&quot;,{ModeAlt5,&quot;&quot;&quot;;[.U31];&quot;&quot;&quot;}&quot;);&quot;&quot;)">
            <text:p/>
          </table:table-cell>
          <table:table-cell table:style-name="ce43" table:formula="of:=CONCATENATE(&quot;{&quot;;[.$H31];&quot;,{&quot;;[.$I31];&quot;,&quot;;[.$J31];&quot;,&quot;;[.$K31];&quot;,&quot;;[.$L31];&quot;,&quot;;[.$M31];&quot;},{&quot;;[.$W31];[.$X31];[.$Y31];[.$Z31];[.$AA31];[.$AB31];[.$AC31];[.$AD31];&quot;}},&quot;)" office:value-type="string" office:string-value="{TypePower,{-1,-1,-1,10,2},{{ModeInput,&quot;GND&quot;}}}," calcext:value-type="string">
            <text:p>{TypePower,{-1,-1,-1,10,2},{{ModeInput,"GND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6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32]-1)*2+[.$M32]" office:value-type="float" office:value="22" calcext:value-type="float">
            <text:p>22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32])" office:value-type="string" office:string-value="GPIO25" calcext:value-type="string">
            <text:p>GPIO25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 table:style-name="ce20" office:value-type="float" office:value="25" calcext:value-type="float">
            <text:p>2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32]" office:value-type="string" office:string-value="GPIO25" calcext:value-type="string">
            <text:p>GPIO25</text:p>
          </table:table-cell>
          <table:table-cell table:style-name="ce83" table:formula="of:=[.N32]" office:value-type="string" office:string-value="GPIO25" calcext:value-type="string">
            <text:p>GPIO25</text:p>
          </table:table-cell>
          <table:table-cell table:style-name="ce43"/>
          <table:table-cell table:style-name="ce43" office:value-type="string" calcext:value-type="string">
            <text:p>SD17</text:p>
          </table:table-cell>
          <table:table-cell table:style-name="ce43"/>
          <table:table-cell table:style-name="ce43" office:value-type="string" calcext:value-type="string">
            <text:p>SD1DAT1</text:p>
          </table:table-cell>
          <table:table-cell table:style-name="ce43" office:value-type="string" calcext:value-type="string">
            <text:p>ARMTCK</text:p>
          </table:table-cell>
          <table:table-cell table:style-name="ce43"/>
          <table:table-cell table:style-name="ce43" table:formula="of:=CONCATENATE([.N32];IF([.P32]&lt;&gt;&quot;&quot;;CONCATENATE(&quot;/&quot;;[.P32]);&quot;&quot;))" office:value-type="string" office:string-value="GPIO25" calcext:value-type="string">
            <text:p>GPIO25</text:p>
          </table:table-cell>
          <table:table-cell table:style-name="ce43" table:formula="of:=CONCATENATE(&quot;{ModeInput,&quot;&quot;&quot;;[.$N32];&quot;&quot;&quot;}&quot;)" office:value-type="string" office:string-value="{ModeInput,&quot;GPIO25&quot;}" calcext:value-type="string">
            <text:p>{ModeInput,"GPIO25"}</text:p>
          </table:table-cell>
          <table:table-cell table:style-name="ce43" table:formula="of:=IF([.$O32]&lt;&gt;&quot;&quot;;CONCATENATE(&quot;,{ModeOutput,&quot;&quot;&quot;;[.$O32];&quot;&quot;&quot;}&quot;);&quot;&quot;)" office:value-type="string" office:string-value=",{ModeOutput,&quot;GPIO25&quot;}" calcext:value-type="string">
            <text:p>,{ModeOutput,"GPIO25"}</text:p>
          </table:table-cell>
          <table:table-cell table:style-name="ce43" table:formula="of:=IF([.$P32]&lt;&gt;&quot;&quot;;CONCATENATE(&quot;,{ModeAlt0,&quot;&quot;&quot;;[.$P32];&quot;&quot;&quot;}&quot;);&quot;&quot;)">
            <text:p/>
          </table:table-cell>
          <table:table-cell table:style-name="ce43" table:formula="of:=IF([.$Q32]&lt;&gt;&quot;&quot;;CONCATENATE(&quot;,{ModeAlt1,&quot;&quot;&quot;;[.$Q32];&quot;&quot;&quot;}&quot;);&quot;&quot;)" office:value-type="string" office:string-value=",{ModeAlt1,&quot;SD17&quot;}" calcext:value-type="string">
            <text:p>,{ModeAlt1,"SD17"}</text:p>
          </table:table-cell>
          <table:table-cell table:style-name="ce43" table:formula="of:=IF([.$R32]&lt;&gt;&quot;&quot;;CONCATENATE(&quot;,{ModeAlt2,&quot;&quot;&quot;;[.$R32];&quot;&quot;&quot;}&quot;);&quot;&quot;)">
            <text:p/>
          </table:table-cell>
          <table:table-cell table:style-name="ce43" table:formula="of:=IF([.S32]&lt;&gt;&quot;&quot;;CONCATENATE(&quot;,{ModeAlt3,&quot;&quot;&quot;;[.S32];&quot;&quot;&quot;}&quot;);&quot;&quot;)" office:value-type="string" office:string-value=",{ModeAlt3,&quot;SD1DAT1&quot;}" calcext:value-type="string">
            <text:p>,{ModeAlt3,"SD1DAT1"}</text:p>
          </table:table-cell>
          <table:table-cell table:style-name="ce43" table:formula="of:=IF([.T32]&lt;&gt;&quot;&quot;;CONCATENATE(&quot;,{ModeAlt4,&quot;&quot;&quot;;[.T32];&quot;&quot;&quot;}&quot;);&quot;&quot;)" office:value-type="string" office:string-value=",{ModeAlt4,&quot;ARMTCK&quot;}" calcext:value-type="string">
            <text:p>,{ModeAlt4,"ARMTCK"}</text:p>
          </table:table-cell>
          <table:table-cell table:style-name="ce43" table:formula="of:=IF([.U32]&lt;&gt;&quot;&quot;;CONCATENATE(&quot;,{ModeAlt5,&quot;&quot;&quot;;[.U32];&quot;&quot;&quot;}&quot;);&quot;&quot;)">
            <text:p/>
          </table:table-cell>
          <table:table-cell table:style-name="ce43" table:formula="of:=CONCATENATE(&quot;{&quot;;[.$H32];&quot;,{&quot;;[.$I32];&quot;,&quot;;[.$J32];&quot;,&quot;;[.$K32];&quot;,&quot;;[.$L32];&quot;,&quot;;[.$M32];&quot;},{&quot;;[.$W32];[.$X32];[.$Y32];[.$Z32];[.$AA32];[.$AB32];[.$AC32];[.$AD32];&quot;}},&quot;)" office:value-type="string" office:string-value="{TypeGpio,{6,25,25,11,2},{{ModeInput,&quot;GPIO25&quot;},{ModeOutput,&quot;GPIO25&quot;},{ModeAlt1,&quot;SD17&quot;},{ModeAlt3,&quot;SD1DAT1&quot;},{ModeAlt4,&quot;ARMTCK&quot;}}}," calcext:value-type="string">
            <text:p>{TypeGpio,{6,25,25,11,2},{{ModeInput,"GPIO25"},{ModeOutput,"GPIO25"},{ModeAlt1,"SD17"},{ModeAlt3,"SD1DAT1"},{ModeAlt4,"ARMTCK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SPI_CE0_N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33]-1)*2+[.$M33]" office:value-type="float" office:value="24" calcext:value-type="float">
            <text:p>24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33])" office:value-type="string" office:string-value="GPIO8" calcext:value-type="string">
            <text:p>GPIO8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33]" office:value-type="string" office:string-value="GPIO8" calcext:value-type="string">
            <text:p>GPIO8</text:p>
          </table:table-cell>
          <table:table-cell table:style-name="ce83" table:formula="of:=[.N33]" office:value-type="string" office:string-value="GPIO8" calcext:value-type="string">
            <text:p>GPIO8</text:p>
          </table:table-cell>
          <table:table-cell table:style-name="ce43" office:value-type="string" calcext:value-type="string">
            <text:p>SPI0CE0</text:p>
          </table:table-cell>
          <table:table-cell table:style-name="ce43" office:value-type="string" calcext:value-type="string">
            <text:p>SD0</text:p>
          </table:table-cell>
          <table:table-cell table:style-name="ce83"/>
          <table:table-cell table:style-name="ce43" table:number-columns-repeated="3"/>
          <table:table-cell table:style-name="ce43" table:formula="of:=CONCATENATE([.N33];IF([.P33]&lt;&gt;&quot;&quot;;CONCATENATE(&quot;/&quot;;[.P33]);&quot;&quot;))" office:value-type="string" office:string-value="GPIO8/SPI0CE0" calcext:value-type="string">
            <text:p>GPIO8/SPI0CE0</text:p>
          </table:table-cell>
          <table:table-cell table:style-name="ce43" table:formula="of:=CONCATENATE(&quot;{ModeInput,&quot;&quot;&quot;;[.$N33];&quot;&quot;&quot;}&quot;)" office:value-type="string" office:string-value="{ModeInput,&quot;GPIO8&quot;}" calcext:value-type="string">
            <text:p>{ModeInput,"GPIO8"}</text:p>
          </table:table-cell>
          <table:table-cell table:style-name="ce43" table:formula="of:=IF([.$O33]&lt;&gt;&quot;&quot;;CONCATENATE(&quot;,{ModeOutput,&quot;&quot;&quot;;[.$O33];&quot;&quot;&quot;}&quot;);&quot;&quot;)" office:value-type="string" office:string-value=",{ModeOutput,&quot;GPIO8&quot;}" calcext:value-type="string">
            <text:p>,{ModeOutput,"GPIO8"}</text:p>
          </table:table-cell>
          <table:table-cell table:style-name="ce43" table:formula="of:=IF([.$P33]&lt;&gt;&quot;&quot;;CONCATENATE(&quot;,{ModeAlt0,&quot;&quot;&quot;;[.$P33];&quot;&quot;&quot;}&quot;);&quot;&quot;)" office:value-type="string" office:string-value=",{ModeAlt0,&quot;SPI0CE0&quot;}" calcext:value-type="string">
            <text:p>,{ModeAlt0,"SPI0CE0"}</text:p>
          </table:table-cell>
          <table:table-cell table:style-name="ce43" table:formula="of:=IF([.$Q33]&lt;&gt;&quot;&quot;;CONCATENATE(&quot;,{ModeAlt1,&quot;&quot;&quot;;[.$Q33];&quot;&quot;&quot;}&quot;);&quot;&quot;)" office:value-type="string" office:string-value=",{ModeAlt1,&quot;SD0&quot;}" calcext:value-type="string">
            <text:p>,{ModeAlt1,"SD0"}</text:p>
          </table:table-cell>
          <table:table-cell table:style-name="ce43" table:formula="of:=IF([.$R33]&lt;&gt;&quot;&quot;;CONCATENATE(&quot;,{ModeAlt2,&quot;&quot;&quot;;[.$R33];&quot;&quot;&quot;}&quot;);&quot;&quot;)">
            <text:p/>
          </table:table-cell>
          <table:table-cell table:style-name="ce43" table:formula="of:=IF([.S33]&lt;&gt;&quot;&quot;;CONCATENATE(&quot;,{ModeAlt3,&quot;&quot;&quot;;[.S33];&quot;&quot;&quot;}&quot;);&quot;&quot;)">
            <text:p/>
          </table:table-cell>
          <table:table-cell table:style-name="ce43" table:formula="of:=IF([.T33]&lt;&gt;&quot;&quot;;CONCATENATE(&quot;,{ModeAlt4,&quot;&quot;&quot;;[.T33];&quot;&quot;&quot;}&quot;);&quot;&quot;)">
            <text:p/>
          </table:table-cell>
          <table:table-cell table:style-name="ce43" table:formula="of:=IF([.U33]&lt;&gt;&quot;&quot;;CONCATENATE(&quot;,{ModeAlt5,&quot;&quot;&quot;;[.U33];&quot;&quot;&quot;}&quot;);&quot;&quot;)">
            <text:p/>
          </table:table-cell>
          <table:table-cell table:style-name="ce43" table:formula="of:=CONCATENATE(&quot;{&quot;;[.$H33];&quot;,{&quot;;[.$I33];&quot;,&quot;;[.$J33];&quot;,&quot;;[.$K33];&quot;,&quot;;[.$L33];&quot;,&quot;;[.$M33];&quot;},{&quot;;[.$W33];[.$X33];[.$Y33];[.$Z33];[.$AA33];[.$AB33];[.$AC33];[.$AD33];&quot;}},&quot;)" office:value-type="string" office:string-value="{TypeGpio,{10,8,8,12,2},{{ModeInput,&quot;GPIO8&quot;},{ModeOutput,&quot;GPIO8&quot;},{ModeAlt0,&quot;SPI0CE0&quot;},{ModeAlt1,&quot;SD0&quot;}}}," calcext:value-type="string">
            <text:p>{TypeGpio,{10,8,8,12,2},{{ModeInput,"GPIO8"},{ModeOutput,"GPIO8"},{ModeAlt0,"SPI0CE0"},{ModeAlt1,"SD0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SPI_CE1_N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34]-1)*2+[.$M34]" office:value-type="float" office:value="26" calcext:value-type="float">
            <text:p>26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34])" office:value-type="string" office:string-value="GPIO7" calcext:value-type="string">
            <text:p>GPIO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34]" office:value-type="string" office:string-value="GPIO7" calcext:value-type="string">
            <text:p>GPIO7</text:p>
          </table:table-cell>
          <table:table-cell table:style-name="ce83" table:formula="of:=[.N34]" office:value-type="string" office:string-value="GPIO7" calcext:value-type="string">
            <text:p>GPIO7</text:p>
          </table:table-cell>
          <table:table-cell table:style-name="ce43" office:value-type="string" calcext:value-type="string">
            <text:p>SPI0CE1</text:p>
          </table:table-cell>
          <table:table-cell table:style-name="ce43" office:value-type="string" calcext:value-type="string">
            <text:p>SWE</text:p>
          </table:table-cell>
          <table:table-cell table:style-name="ce83"/>
          <table:table-cell table:style-name="ce43" table:number-columns-repeated="3"/>
          <table:table-cell table:style-name="ce43" table:formula="of:=CONCATENATE([.N34];IF([.P34]&lt;&gt;&quot;&quot;;CONCATENATE(&quot;/&quot;;[.P34]);&quot;&quot;))" office:value-type="string" office:string-value="GPIO7/SPI0CE1" calcext:value-type="string">
            <text:p>GPIO7/SPI0CE1</text:p>
          </table:table-cell>
          <table:table-cell table:style-name="ce43" table:formula="of:=CONCATENATE(&quot;{ModeInput,&quot;&quot;&quot;;[.$N34];&quot;&quot;&quot;}&quot;)" office:value-type="string" office:string-value="{ModeInput,&quot;GPIO7&quot;}" calcext:value-type="string">
            <text:p>{ModeInput,"GPIO7"}</text:p>
          </table:table-cell>
          <table:table-cell table:style-name="ce43" table:formula="of:=IF([.$O34]&lt;&gt;&quot;&quot;;CONCATENATE(&quot;,{ModeOutput,&quot;&quot;&quot;;[.$O34];&quot;&quot;&quot;}&quot;);&quot;&quot;)" office:value-type="string" office:string-value=",{ModeOutput,&quot;GPIO7&quot;}" calcext:value-type="string">
            <text:p>,{ModeOutput,"GPIO7"}</text:p>
          </table:table-cell>
          <table:table-cell table:style-name="ce43" table:formula="of:=IF([.$P34]&lt;&gt;&quot;&quot;;CONCATENATE(&quot;,{ModeAlt0,&quot;&quot;&quot;;[.$P34];&quot;&quot;&quot;}&quot;);&quot;&quot;)" office:value-type="string" office:string-value=",{ModeAlt0,&quot;SPI0CE1&quot;}" calcext:value-type="string">
            <text:p>,{ModeAlt0,"SPI0CE1"}</text:p>
          </table:table-cell>
          <table:table-cell table:style-name="ce43" table:formula="of:=IF([.$Q34]&lt;&gt;&quot;&quot;;CONCATENATE(&quot;,{ModeAlt1,&quot;&quot;&quot;;[.$Q34];&quot;&quot;&quot;}&quot;);&quot;&quot;)" office:value-type="string" office:string-value=",{ModeAlt1,&quot;SWE&quot;}" calcext:value-type="string">
            <text:p>,{ModeAlt1,"SWE"}</text:p>
          </table:table-cell>
          <table:table-cell table:style-name="ce43" table:formula="of:=IF([.$R34]&lt;&gt;&quot;&quot;;CONCATENATE(&quot;,{ModeAlt2,&quot;&quot;&quot;;[.$R34];&quot;&quot;&quot;}&quot;);&quot;&quot;)">
            <text:p/>
          </table:table-cell>
          <table:table-cell table:style-name="ce43" table:formula="of:=IF([.S34]&lt;&gt;&quot;&quot;;CONCATENATE(&quot;,{ModeAlt3,&quot;&quot;&quot;;[.S34];&quot;&quot;&quot;}&quot;);&quot;&quot;)">
            <text:p/>
          </table:table-cell>
          <table:table-cell table:style-name="ce43" table:formula="of:=IF([.T34]&lt;&gt;&quot;&quot;;CONCATENATE(&quot;,{ModeAlt4,&quot;&quot;&quot;;[.T34];&quot;&quot;&quot;}&quot;);&quot;&quot;)">
            <text:p/>
          </table:table-cell>
          <table:table-cell table:style-name="ce43" table:formula="of:=IF([.U34]&lt;&gt;&quot;&quot;;CONCATENATE(&quot;,{ModeAlt5,&quot;&quot;&quot;;[.U34];&quot;&quot;&quot;}&quot;);&quot;&quot;)">
            <text:p/>
          </table:table-cell>
          <table:table-cell table:style-name="ce43" table:formula="of:=CONCATENATE(&quot;{&quot;;[.$H34];&quot;,{&quot;;[.$I34];&quot;,&quot;;[.$J34];&quot;,&quot;;[.$K34];&quot;,&quot;;[.$L34];&quot;,&quot;;[.$M34];&quot;},{&quot;;[.$W34];[.$X34];[.$Y34];[.$Z34];[.$AA34];[.$AB34];[.$AC34];[.$AD34];&quot;}},&quot;)" office:value-type="string" office:string-value="{TypeGpio,{11,7,7,13,2},{{ModeInput,&quot;GPIO7&quot;},{ModeOutput,&quot;GPIO7&quot;},{ModeAlt0,&quot;SPI0CE1&quot;},{ModeAlt1,&quot;SWE&quot;}}}," calcext:value-type="string">
            <text:p>{TypeGpio,{11,7,7,13,2},{{ModeInput,"GPIO7"},{ModeOutput,"GPIO7"},{ModeAlt0,"SPI0CE1"},{ModeAlt1,"SWE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I2C_SCL0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35]-1)*2+[.$M35]" office:value-type="float" office:value="28" calcext:value-type="float">
            <text:p>28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35])" office:value-type="string" office:string-value="GPIO1" calcext:value-type="string">
            <text:p>GPIO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1" calcext:value-type="float">
            <text:p>3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35]" office:value-type="string" office:string-value="GPIO1" calcext:value-type="string">
            <text:p>GPIO1</text:p>
          </table:table-cell>
          <table:table-cell table:style-name="ce83" table:formula="of:=[.N35]" office:value-type="string" office:string-value="GPIO1" calcext:value-type="string">
            <text:p>GPIO1</text:p>
          </table:table-cell>
          <table:table-cell table:style-name="ce43" office:value-type="string" calcext:value-type="string">
            <text:p>SCL0</text:p>
          </table:table-cell>
          <table:table-cell table:style-name="ce43" office:value-type="string" calcext:value-type="string">
            <text:p>SA4</text:p>
          </table:table-cell>
          <table:table-cell table:style-name="ce43" table:number-columns-repeated="4"/>
          <table:table-cell table:style-name="ce43" table:formula="of:=CONCATENATE([.N35];IF([.P35]&lt;&gt;&quot;&quot;;CONCATENATE(&quot;/&quot;;[.P35]);&quot;&quot;))" office:value-type="string" office:string-value="GPIO1/SCL0" calcext:value-type="string">
            <text:p>GPIO1/SCL0</text:p>
          </table:table-cell>
          <table:table-cell table:style-name="ce43" table:formula="of:=CONCATENATE(&quot;{ModeInput,&quot;&quot;&quot;;[.$N35];&quot;&quot;&quot;}&quot;)" office:value-type="string" office:string-value="{ModeInput,&quot;GPIO1&quot;}" calcext:value-type="string">
            <text:p>{ModeInput,"GPIO1"}</text:p>
          </table:table-cell>
          <table:table-cell table:style-name="ce43" table:formula="of:=IF([.$O35]&lt;&gt;&quot;&quot;;CONCATENATE(&quot;,{ModeOutput,&quot;&quot;&quot;;[.$O35];&quot;&quot;&quot;}&quot;);&quot;&quot;)" office:value-type="string" office:string-value=",{ModeOutput,&quot;GPIO1&quot;}" calcext:value-type="string">
            <text:p>,{ModeOutput,"GPIO1"}</text:p>
          </table:table-cell>
          <table:table-cell table:style-name="ce43" table:formula="of:=IF([.$P35]&lt;&gt;&quot;&quot;;CONCATENATE(&quot;,{ModeAlt0,&quot;&quot;&quot;;[.$P35];&quot;&quot;&quot;}&quot;);&quot;&quot;)" office:value-type="string" office:string-value=",{ModeAlt0,&quot;SCL0&quot;}" calcext:value-type="string">
            <text:p>,{ModeAlt0,"SCL0"}</text:p>
          </table:table-cell>
          <table:table-cell table:style-name="ce43" table:formula="of:=IF([.$Q35]&lt;&gt;&quot;&quot;;CONCATENATE(&quot;,{ModeAlt1,&quot;&quot;&quot;;[.$Q35];&quot;&quot;&quot;}&quot;);&quot;&quot;)" office:value-type="string" office:string-value=",{ModeAlt1,&quot;SA4&quot;}" calcext:value-type="string">
            <text:p>,{ModeAlt1,"SA4"}</text:p>
          </table:table-cell>
          <table:table-cell table:style-name="ce43" table:formula="of:=IF([.$R35]&lt;&gt;&quot;&quot;;CONCATENATE(&quot;,{ModeAlt2,&quot;&quot;&quot;;[.$R35];&quot;&quot;&quot;}&quot;);&quot;&quot;)">
            <text:p/>
          </table:table-cell>
          <table:table-cell table:style-name="ce43" table:formula="of:=IF([.S35]&lt;&gt;&quot;&quot;;CONCATENATE(&quot;,{ModeAlt3,&quot;&quot;&quot;;[.S35];&quot;&quot;&quot;}&quot;);&quot;&quot;)">
            <text:p/>
          </table:table-cell>
          <table:table-cell table:style-name="ce43" table:formula="of:=IF([.T35]&lt;&gt;&quot;&quot;;CONCATENATE(&quot;,{ModeAlt4,&quot;&quot;&quot;;[.T35];&quot;&quot;&quot;}&quot;);&quot;&quot;)">
            <text:p/>
          </table:table-cell>
          <table:table-cell table:style-name="ce43" table:formula="of:=IF([.U35]&lt;&gt;&quot;&quot;;CONCATENATE(&quot;,{ModeAlt5,&quot;&quot;&quot;;[.U35];&quot;&quot;&quot;}&quot;);&quot;&quot;)">
            <text:p/>
          </table:table-cell>
          <table:table-cell table:style-name="ce43" table:formula="of:=CONCATENATE(&quot;{&quot;;[.$H35];&quot;,{&quot;;[.$I35];&quot;,&quot;;[.$J35];&quot;,&quot;;[.$K35];&quot;,&quot;;[.$L35];&quot;,&quot;;[.$M35];&quot;},{&quot;;[.$W35];[.$X35];[.$Y35];[.$Z35];[.$AA35];[.$AB35];[.$AC35];[.$AD35];&quot;}},&quot;)" office:value-type="string" office:string-value="{TypeGpio,{31,1,1,14,2},{{ModeInput,&quot;GPIO1&quot;},{ModeOutput,&quot;GPIO1&quot;},{ModeAlt0,&quot;SCL0&quot;},{ModeAlt1,&quot;SA4&quot;}}}," calcext:value-type="string">
            <text:p>{TypeGpio,{31,1,1,14,2},{{ModeInput,"GPIO1"},{ModeOutput,"GPIO1"},{ModeAlt0,"SCL0"},{ModeAlt1,"SA4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ND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36]-1)*2+[.$M36]" office:value-type="float" office:value="30" calcext:value-type="float">
            <text:p>30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36]" office:value-type="string" office:string-value="GND" calcext:value-type="string">
            <text:p>GND</text:p>
          </table:table-cell>
          <table:table-cell table:style-name="ce83"/>
          <table:table-cell table:style-name="ce43" table:number-columns-repeated="6"/>
          <table:table-cell table:style-name="ce43" table:formula="of:=CONCATENATE([.N36];IF([.P36]&lt;&gt;&quot;&quot;;CONCATENATE(&quot;/&quot;;[.P36]);&quot;&quot;))" office:value-type="string" office:string-value="GND" calcext:value-type="string">
            <text:p>GND</text:p>
          </table:table-cell>
          <table:table-cell table:style-name="ce43" table:formula="of:=CONCATENATE(&quot;{ModeInput,&quot;&quot;&quot;;[.$N36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O36]&lt;&gt;&quot;&quot;;CONCATENATE(&quot;,{ModeOutput,&quot;&quot;&quot;;[.$O36];&quot;&quot;&quot;}&quot;);&quot;&quot;)">
            <text:p/>
          </table:table-cell>
          <table:table-cell table:style-name="ce43" table:formula="of:=IF([.$P36]&lt;&gt;&quot;&quot;;CONCATENATE(&quot;,{ModeAlt0,&quot;&quot;&quot;;[.$P36];&quot;&quot;&quot;}&quot;);&quot;&quot;)">
            <text:p/>
          </table:table-cell>
          <table:table-cell table:style-name="ce43" table:formula="of:=IF([.$Q36]&lt;&gt;&quot;&quot;;CONCATENATE(&quot;,{ModeAlt1,&quot;&quot;&quot;;[.$Q36];&quot;&quot;&quot;}&quot;);&quot;&quot;)">
            <text:p/>
          </table:table-cell>
          <table:table-cell table:style-name="ce43" table:formula="of:=IF([.$R36]&lt;&gt;&quot;&quot;;CONCATENATE(&quot;,{ModeAlt2,&quot;&quot;&quot;;[.$R36];&quot;&quot;&quot;}&quot;);&quot;&quot;)">
            <text:p/>
          </table:table-cell>
          <table:table-cell table:style-name="ce43" table:formula="of:=IF([.S36]&lt;&gt;&quot;&quot;;CONCATENATE(&quot;,{ModeAlt3,&quot;&quot;&quot;;[.S36];&quot;&quot;&quot;}&quot;);&quot;&quot;)">
            <text:p/>
          </table:table-cell>
          <table:table-cell table:style-name="ce43" table:formula="of:=IF([.T36]&lt;&gt;&quot;&quot;;CONCATENATE(&quot;,{ModeAlt4,&quot;&quot;&quot;;[.T36];&quot;&quot;&quot;}&quot;);&quot;&quot;)">
            <text:p/>
          </table:table-cell>
          <table:table-cell table:style-name="ce43" table:formula="of:=IF([.U36]&lt;&gt;&quot;&quot;;CONCATENATE(&quot;,{ModeAlt5,&quot;&quot;&quot;;[.U36];&quot;&quot;&quot;}&quot;);&quot;&quot;)">
            <text:p/>
          </table:table-cell>
          <table:table-cell table:style-name="ce43" table:formula="of:=CONCATENATE(&quot;{&quot;;[.$H36];&quot;,{&quot;;[.$I36];&quot;,&quot;;[.$J36];&quot;,&quot;;[.$K36];&quot;,&quot;;[.$L36];&quot;,&quot;;[.$M36];&quot;},{&quot;;[.$W36];[.$X36];[.$Y36];[.$Z36];[.$AA36];[.$AB36];[.$AC36];[.$AD36];&quot;}},&quot;)" office:value-type="string" office:string-value="{TypePower,{-1,-1,-1,15,2},{{ModeInput,&quot;GND&quot;}}}," calcext:value-type="string">
            <text:p>{TypePower,{-1,-1,-1,15,2},{{ModeInput,"GND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15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37]-1)*2+[.$M37]" office:value-type="float" office:value="32" calcext:value-type="float">
            <text:p>32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37])" office:value-type="string" office:string-value="GPIO12" calcext:value-type="string">
            <text:p>GPIO12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2" table:style-name="ce20" office:value-type="float" office:value="12" calcext:value-type="float">
            <text:p>1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37]" office:value-type="string" office:string-value="GPIO12" calcext:value-type="string">
            <text:p>GPIO12</text:p>
          </table:table-cell>
          <table:table-cell table:style-name="ce83" table:formula="of:=[.N37]" office:value-type="string" office:string-value="GPIO12" calcext:value-type="string">
            <text:p>GPIO12</text:p>
          </table:table-cell>
          <table:table-cell table:style-name="ce43" office:value-type="string" calcext:value-type="string">
            <text:p>PWM0</text:p>
          </table:table-cell>
          <table:table-cell table:style-name="ce43" office:value-type="string" calcext:value-type="string">
            <text:p>SD4</text:p>
          </table:table-cell>
          <table:table-cell table:style-name="ce83"/>
          <table:table-cell table:style-name="ce43" table:number-columns-repeated="2"/>
          <table:table-cell table:style-name="ce43" office:value-type="string" calcext:value-type="string">
            <text:p>ARMTMS</text:p>
          </table:table-cell>
          <table:table-cell table:style-name="ce43" table:formula="of:=CONCATENATE([.N37];IF([.P37]&lt;&gt;&quot;&quot;;CONCATENATE(&quot;/&quot;;[.P37]);&quot;&quot;))" office:value-type="string" office:string-value="GPIO12/PWM0" calcext:value-type="string">
            <text:p>GPIO12/PWM0</text:p>
          </table:table-cell>
          <table:table-cell table:style-name="ce43" table:formula="of:=CONCATENATE(&quot;{ModeInput,&quot;&quot;&quot;;[.$N37];&quot;&quot;&quot;}&quot;)" office:value-type="string" office:string-value="{ModeInput,&quot;GPIO12&quot;}" calcext:value-type="string">
            <text:p>{ModeInput,"GPIO12"}</text:p>
          </table:table-cell>
          <table:table-cell table:style-name="ce43" table:formula="of:=IF([.$O37]&lt;&gt;&quot;&quot;;CONCATENATE(&quot;,{ModeOutput,&quot;&quot;&quot;;[.$O37];&quot;&quot;&quot;}&quot;);&quot;&quot;)" office:value-type="string" office:string-value=",{ModeOutput,&quot;GPIO12&quot;}" calcext:value-type="string">
            <text:p>,{ModeOutput,"GPIO12"}</text:p>
          </table:table-cell>
          <table:table-cell table:style-name="ce43" table:formula="of:=IF([.$P37]&lt;&gt;&quot;&quot;;CONCATENATE(&quot;,{ModeAlt0,&quot;&quot;&quot;;[.$P37];&quot;&quot;&quot;}&quot;);&quot;&quot;)" office:value-type="string" office:string-value=",{ModeAlt0,&quot;PWM0&quot;}" calcext:value-type="string">
            <text:p>,{ModeAlt0,"PWM0"}</text:p>
          </table:table-cell>
          <table:table-cell table:style-name="ce43" table:formula="of:=IF([.$Q37]&lt;&gt;&quot;&quot;;CONCATENATE(&quot;,{ModeAlt1,&quot;&quot;&quot;;[.$Q37];&quot;&quot;&quot;}&quot;);&quot;&quot;)" office:value-type="string" office:string-value=",{ModeAlt1,&quot;SD4&quot;}" calcext:value-type="string">
            <text:p>,{ModeAlt1,"SD4"}</text:p>
          </table:table-cell>
          <table:table-cell table:style-name="ce43" table:formula="of:=IF([.$R37]&lt;&gt;&quot;&quot;;CONCATENATE(&quot;,{ModeAlt2,&quot;&quot;&quot;;[.$R37];&quot;&quot;&quot;}&quot;);&quot;&quot;)">
            <text:p/>
          </table:table-cell>
          <table:table-cell table:style-name="ce43" table:formula="of:=IF([.S37]&lt;&gt;&quot;&quot;;CONCATENATE(&quot;,{ModeAlt3,&quot;&quot;&quot;;[.S37];&quot;&quot;&quot;}&quot;);&quot;&quot;)">
            <text:p/>
          </table:table-cell>
          <table:table-cell table:style-name="ce43" table:formula="of:=IF([.T37]&lt;&gt;&quot;&quot;;CONCATENATE(&quot;,{ModeAlt4,&quot;&quot;&quot;;[.T37];&quot;&quot;&quot;}&quot;);&quot;&quot;)">
            <text:p/>
          </table:table-cell>
          <table:table-cell table:style-name="ce43" table:formula="of:=IF([.U37]&lt;&gt;&quot;&quot;;CONCATENATE(&quot;,{ModeAlt5,&quot;&quot;&quot;;[.U37];&quot;&quot;&quot;}&quot;);&quot;&quot;)" office:value-type="string" office:string-value=",{ModeAlt5,&quot;ARMTMS&quot;}" calcext:value-type="string">
            <text:p>,{ModeAlt5,"ARMTMS"}</text:p>
          </table:table-cell>
          <table:table-cell table:style-name="ce43" table:formula="of:=CONCATENATE(&quot;{&quot;;[.$H37];&quot;,{&quot;;[.$I37];&quot;,&quot;;[.$J37];&quot;,&quot;;[.$K37];&quot;,&quot;;[.$L37];&quot;,&quot;;[.$M37];&quot;},{&quot;;[.$W37];[.$X37];[.$Y37];[.$Z37];[.$AA37];[.$AB37];[.$AC37];[.$AD37];&quot;}},&quot;)" office:value-type="string" office:string-value="{TypeGpio,{26,12,12,16,2},{{ModeInput,&quot;GPIO12&quot;},{ModeOutput,&quot;GPIO12&quot;},{ModeAlt0,&quot;PWM0&quot;},{ModeAlt1,&quot;SD4&quot;},{ModeAlt5,&quot;ARMTMS&quot;}}}," calcext:value-type="string">
            <text:p>{TypeGpio,{26,12,12,16,2},{{ModeInput,"GPIO12"},{ModeOutput,"GPIO12"},{ModeAlt0,"PWM0"},{ModeAlt1,"SD4"},{ModeAlt5,"ARMTMS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ND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38]-1)*2+[.$M38]" office:value-type="float" office:value="34" calcext:value-type="float">
            <text:p>34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38]" office:value-type="string" office:string-value="GND" calcext:value-type="string">
            <text:p>GND</text:p>
          </table:table-cell>
          <table:table-cell table:style-name="ce83"/>
          <table:table-cell table:style-name="ce43" table:number-columns-repeated="6"/>
          <table:table-cell table:style-name="ce43" table:formula="of:=CONCATENATE([.N38];IF([.P38]&lt;&gt;&quot;&quot;;CONCATENATE(&quot;/&quot;;[.P38]);&quot;&quot;))" office:value-type="string" office:string-value="GND" calcext:value-type="string">
            <text:p>GND</text:p>
          </table:table-cell>
          <table:table-cell table:style-name="ce43" table:formula="of:=CONCATENATE(&quot;{ModeInput,&quot;&quot;&quot;;[.$N38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O38]&lt;&gt;&quot;&quot;;CONCATENATE(&quot;,{ModeOutput,&quot;&quot;&quot;;[.$O38];&quot;&quot;&quot;}&quot;);&quot;&quot;)">
            <text:p/>
          </table:table-cell>
          <table:table-cell table:style-name="ce43" table:formula="of:=IF([.$P38]&lt;&gt;&quot;&quot;;CONCATENATE(&quot;,{ModeAlt0,&quot;&quot;&quot;;[.$P38];&quot;&quot;&quot;}&quot;);&quot;&quot;)">
            <text:p/>
          </table:table-cell>
          <table:table-cell table:style-name="ce43" table:formula="of:=IF([.$Q38]&lt;&gt;&quot;&quot;;CONCATENATE(&quot;,{ModeAlt1,&quot;&quot;&quot;;[.$Q38];&quot;&quot;&quot;}&quot;);&quot;&quot;)">
            <text:p/>
          </table:table-cell>
          <table:table-cell table:style-name="ce43" table:formula="of:=IF([.$R38]&lt;&gt;&quot;&quot;;CONCATENATE(&quot;,{ModeAlt2,&quot;&quot;&quot;;[.$R38];&quot;&quot;&quot;}&quot;);&quot;&quot;)">
            <text:p/>
          </table:table-cell>
          <table:table-cell table:style-name="ce43" table:formula="of:=IF([.S38]&lt;&gt;&quot;&quot;;CONCATENATE(&quot;,{ModeAlt3,&quot;&quot;&quot;;[.S38];&quot;&quot;&quot;}&quot;);&quot;&quot;)">
            <text:p/>
          </table:table-cell>
          <table:table-cell table:style-name="ce43" table:formula="of:=IF([.T38]&lt;&gt;&quot;&quot;;CONCATENATE(&quot;,{ModeAlt4,&quot;&quot;&quot;;[.T38];&quot;&quot;&quot;}&quot;);&quot;&quot;)">
            <text:p/>
          </table:table-cell>
          <table:table-cell table:style-name="ce43" table:formula="of:=IF([.U38]&lt;&gt;&quot;&quot;;CONCATENATE(&quot;,{ModeAlt5,&quot;&quot;&quot;;[.U38];&quot;&quot;&quot;}&quot;);&quot;&quot;)">
            <text:p/>
          </table:table-cell>
          <table:table-cell table:style-name="ce43" table:formula="of:=CONCATENATE(&quot;{&quot;;[.$H38];&quot;,{&quot;;[.$I38];&quot;,&quot;;[.$J38];&quot;,&quot;;[.$K38];&quot;,&quot;;[.$L38];&quot;,&quot;;[.$M38];&quot;},{&quot;;[.$W38];[.$X38];[.$Y38];[.$Z38];[.$AA38];[.$AB38];[.$AC38];[.$AD38];&quot;}},&quot;)" office:value-type="string" office:string-value="{TypePower,{-1,-1,-1,17,2},{{ModeInput,&quot;GND&quot;}}}," calcext:value-type="string">
            <text:p>{TypePower,{-1,-1,-1,17,2},{{ModeInput,"GND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STATUS_LED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39]-1)*2+[.$M39]" office:value-type="float" office:value="36" calcext:value-type="float">
            <text:p>36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39])" office:value-type="string" office:string-value="GPIO16" calcext:value-type="string">
            <text:p>GPIO16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7" calcext:value-type="float">
            <text:p>27</text:p>
          </table:table-cell>
          <table:table-cell table:number-columns-repeated="2" table:style-name="ce20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39]" office:value-type="string" office:string-value="GPIO16" calcext:value-type="string">
            <text:p>GPIO16</text:p>
          </table:table-cell>
          <table:table-cell table:style-name="ce66" office:value-type="string" calcext:value-type="string">
            <text:p>STAT_LED</text:p>
          </table:table-cell>
          <table:table-cell table:style-name="ce43"/>
          <table:table-cell table:style-name="ce43" office:value-type="string" calcext:value-type="string">
            <text:p>SD8</text:p>
          </table:table-cell>
          <table:table-cell table:style-name="ce66"/>
          <table:table-cell table:style-name="ce43" office:value-type="string" calcext:value-type="string">
            <text:p>CTS0</text:p>
          </table:table-cell>
          <table:table-cell table:style-name="ce43" office:value-type="string" calcext:value-type="string">
            <text:p>SPI1CE2</text:p>
          </table:table-cell>
          <table:table-cell table:style-name="ce43" office:value-type="string" calcext:value-type="string">
            <text:p>CTS1</text:p>
          </table:table-cell>
          <table:table-cell table:style-name="ce43" table:formula="of:=CONCATENATE([.N39];IF([.P39]&lt;&gt;&quot;&quot;;CONCATENATE(&quot;/&quot;;[.P39]);&quot;&quot;))" office:value-type="string" office:string-value="GPIO16" calcext:value-type="string">
            <text:p>GPIO16</text:p>
          </table:table-cell>
          <table:table-cell table:style-name="ce43" table:formula="of:=CONCATENATE(&quot;{ModeInput,&quot;&quot;&quot;;[.$N39];&quot;&quot;&quot;}&quot;)" office:value-type="string" office:string-value="{ModeInput,&quot;GPIO16&quot;}" calcext:value-type="string">
            <text:p>{ModeInput,"GPIO16"}</text:p>
          </table:table-cell>
          <table:table-cell table:style-name="ce43" table:formula="of:=IF([.$O39]&lt;&gt;&quot;&quot;;CONCATENATE(&quot;,{ModeOutput,&quot;&quot;&quot;;[.$O39];&quot;&quot;&quot;}&quot;);&quot;&quot;)" office:value-type="string" office:string-value=",{ModeOutput,&quot;STAT_LED&quot;}" calcext:value-type="string">
            <text:p>,{ModeOutput,"STAT_LED"}</text:p>
          </table:table-cell>
          <table:table-cell table:style-name="ce43" table:formula="of:=IF([.$P39]&lt;&gt;&quot;&quot;;CONCATENATE(&quot;,{ModeAlt0,&quot;&quot;&quot;;[.$P39];&quot;&quot;&quot;}&quot;);&quot;&quot;)">
            <text:p/>
          </table:table-cell>
          <table:table-cell table:style-name="ce43" table:formula="of:=IF([.$Q39]&lt;&gt;&quot;&quot;;CONCATENATE(&quot;,{ModeAlt1,&quot;&quot;&quot;;[.$Q39];&quot;&quot;&quot;}&quot;);&quot;&quot;)" office:value-type="string" office:string-value=",{ModeAlt1,&quot;SD8&quot;}" calcext:value-type="string">
            <text:p>,{ModeAlt1,"SD8"}</text:p>
          </table:table-cell>
          <table:table-cell table:style-name="ce43" table:formula="of:=IF([.$R39]&lt;&gt;&quot;&quot;;CONCATENATE(&quot;,{ModeAlt2,&quot;&quot;&quot;;[.$R39];&quot;&quot;&quot;}&quot;);&quot;&quot;)">
            <text:p/>
          </table:table-cell>
          <table:table-cell table:style-name="ce43" table:formula="of:=IF([.S39]&lt;&gt;&quot;&quot;;CONCATENATE(&quot;,{ModeAlt3,&quot;&quot;&quot;;[.S39];&quot;&quot;&quot;}&quot;);&quot;&quot;)" office:value-type="string" office:string-value=",{ModeAlt3,&quot;CTS0&quot;}" calcext:value-type="string">
            <text:p>,{ModeAlt3,"CTS0"}</text:p>
          </table:table-cell>
          <table:table-cell table:style-name="ce43" table:formula="of:=IF([.T39]&lt;&gt;&quot;&quot;;CONCATENATE(&quot;,{ModeAlt4,&quot;&quot;&quot;;[.T39];&quot;&quot;&quot;}&quot;);&quot;&quot;)" office:value-type="string" office:string-value=",{ModeAlt4,&quot;SPI1CE2&quot;}" calcext:value-type="string">
            <text:p>,{ModeAlt4,"SPI1CE2"}</text:p>
          </table:table-cell>
          <table:table-cell table:style-name="ce43" table:formula="of:=IF([.U39]&lt;&gt;&quot;&quot;;CONCATENATE(&quot;,{ModeAlt5,&quot;&quot;&quot;;[.U39];&quot;&quot;&quot;}&quot;);&quot;&quot;)" office:value-type="string" office:string-value=",{ModeAlt5,&quot;CTS1&quot;}" calcext:value-type="string">
            <text:p>,{ModeAlt5,"CTS1"}</text:p>
          </table:table-cell>
          <table:table-cell table:style-name="ce43" table:formula="of:=CONCATENATE(&quot;{&quot;;[.$H39];&quot;,{&quot;;[.$I39];&quot;,&quot;;[.$J39];&quot;,&quot;;[.$K39];&quot;,&quot;;[.$L39];&quot;,&quot;;[.$M39];&quot;},{&quot;;[.$W39];[.$X39];[.$Y39];[.$Z39];[.$AA39];[.$AB39];[.$AC39];[.$AD39];&quot;}},&quot;)" office:value-type="string" office:string-value="{TypeGpio,{27,16,16,18,2},{{ModeInput,&quot;GPIO16&quot;},{ModeOutput,&quot;STAT_LED&quot;},{ModeAlt1,&quot;SD8&quot;},{ModeAlt3,&quot;CTS0&quot;},{ModeAlt4,&quot;SPI1CE2&quot;},{ModeAlt5,&quot;CTS1&quot;}}}," calcext:value-type="string">
            <text:p>{TypeGpio,{27,16,16,18,2},{{ModeInput,"GPIO16"},{ModeOutput,"STAT_LED"},{ModeAlt1,"SD8"},{ModeAlt3,"CTS0"},{ModeAlt4,"SPI1CE2"},{ModeAlt5,"CTS1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17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40]-1)*2+[.$M40]" office:value-type="float" office:value="38" calcext:value-type="float">
            <text:p>38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40])" office:value-type="string" office:string-value="GPIO20" calcext:value-type="string">
            <text:p>GPIO2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8" calcext:value-type="float">
            <text:p>28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40]" office:value-type="string" office:string-value="GPIO20" calcext:value-type="string">
            <text:p>GPIO20</text:p>
          </table:table-cell>
          <table:table-cell table:style-name="ce83" table:formula="of:=[.N40]" office:value-type="string" office:string-value="GPIO20" calcext:value-type="string">
            <text:p>GPIO20</text:p>
          </table:table-cell>
          <table:table-cell table:style-name="ce43" office:value-type="string" calcext:value-type="string">
            <text:p>PCMDIN</text:p>
          </table:table-cell>
          <table:table-cell table:style-name="ce43" office:value-type="string" calcext:value-type="string">
            <text:p>SD12</text:p>
          </table:table-cell>
          <table:table-cell table:style-name="ce43"/>
          <table:table-cell table:style-name="ce43" office:value-type="string" calcext:value-type="string">
            <text:p>BSMISO</text:p>
          </table:table-cell>
          <table:table-cell table:style-name="ce43" office:value-type="string" calcext:value-type="string">
            <text:p>SPI1MOSI</text:p>
          </table:table-cell>
          <table:table-cell table:style-name="ce43" office:value-type="string" calcext:value-type="string">
            <text:p>GPCLK0</text:p>
          </table:table-cell>
          <table:table-cell table:style-name="ce43" table:formula="of:=CONCATENATE([.N40];IF([.P40]&lt;&gt;&quot;&quot;;CONCATENATE(&quot;/&quot;;[.P40]);&quot;&quot;))" office:value-type="string" office:string-value="GPIO20/PCMDIN" calcext:value-type="string">
            <text:p>GPIO20/PCMDIN</text:p>
          </table:table-cell>
          <table:table-cell table:style-name="ce43" table:formula="of:=CONCATENATE(&quot;{ModeInput,&quot;&quot;&quot;;[.$N40];&quot;&quot;&quot;}&quot;)" office:value-type="string" office:string-value="{ModeInput,&quot;GPIO20&quot;}" calcext:value-type="string">
            <text:p>{ModeInput,"GPIO20"}</text:p>
          </table:table-cell>
          <table:table-cell table:style-name="ce43" table:formula="of:=IF([.$O40]&lt;&gt;&quot;&quot;;CONCATENATE(&quot;,{ModeOutput,&quot;&quot;&quot;;[.$O40];&quot;&quot;&quot;}&quot;);&quot;&quot;)" office:value-type="string" office:string-value=",{ModeOutput,&quot;GPIO20&quot;}" calcext:value-type="string">
            <text:p>,{ModeOutput,"GPIO20"}</text:p>
          </table:table-cell>
          <table:table-cell table:style-name="ce43" table:formula="of:=IF([.$P40]&lt;&gt;&quot;&quot;;CONCATENATE(&quot;,{ModeAlt0,&quot;&quot;&quot;;[.$P40];&quot;&quot;&quot;}&quot;);&quot;&quot;)" office:value-type="string" office:string-value=",{ModeAlt0,&quot;PCMDIN&quot;}" calcext:value-type="string">
            <text:p>,{ModeAlt0,"PCMDIN"}</text:p>
          </table:table-cell>
          <table:table-cell table:style-name="ce43" table:formula="of:=IF([.$Q40]&lt;&gt;&quot;&quot;;CONCATENATE(&quot;,{ModeAlt1,&quot;&quot;&quot;;[.$Q40];&quot;&quot;&quot;}&quot;);&quot;&quot;)" office:value-type="string" office:string-value=",{ModeAlt1,&quot;SD12&quot;}" calcext:value-type="string">
            <text:p>,{ModeAlt1,"SD12"}</text:p>
          </table:table-cell>
          <table:table-cell table:style-name="ce43" table:formula="of:=IF([.$R40]&lt;&gt;&quot;&quot;;CONCATENATE(&quot;,{ModeAlt2,&quot;&quot;&quot;;[.$R40];&quot;&quot;&quot;}&quot;);&quot;&quot;)">
            <text:p/>
          </table:table-cell>
          <table:table-cell table:style-name="ce43" table:formula="of:=IF([.S40]&lt;&gt;&quot;&quot;;CONCATENATE(&quot;,{ModeAlt3,&quot;&quot;&quot;;[.S40];&quot;&quot;&quot;}&quot;);&quot;&quot;)" office:value-type="string" office:string-value=",{ModeAlt3,&quot;BSMISO&quot;}" calcext:value-type="string">
            <text:p>,{ModeAlt3,"BSMISO"}</text:p>
          </table:table-cell>
          <table:table-cell table:style-name="ce43" table:formula="of:=IF([.T40]&lt;&gt;&quot;&quot;;CONCATENATE(&quot;,{ModeAlt4,&quot;&quot;&quot;;[.T40];&quot;&quot;&quot;}&quot;);&quot;&quot;)" office:value-type="string" office:string-value=",{ModeAlt4,&quot;SPI1MOSI&quot;}" calcext:value-type="string">
            <text:p>,{ModeAlt4,"SPI1MOSI"}</text:p>
          </table:table-cell>
          <table:table-cell table:style-name="ce43" table:formula="of:=IF([.U40]&lt;&gt;&quot;&quot;;CONCATENATE(&quot;,{ModeAlt5,&quot;&quot;&quot;;[.U40];&quot;&quot;&quot;}&quot;);&quot;&quot;)" office:value-type="string" office:string-value=",{ModeAlt5,&quot;GPCLK0&quot;}" calcext:value-type="string">
            <text:p>,{ModeAlt5,"GPCLK0"}</text:p>
          </table:table-cell>
          <table:table-cell table:style-name="ce43" table:formula="of:=CONCATENATE(&quot;{&quot;;[.$H40];&quot;,{&quot;;[.$I40];&quot;,&quot;;[.$J40];&quot;,&quot;;[.$K40];&quot;,&quot;;[.$L40];&quot;,&quot;;[.$M40];&quot;},{&quot;;[.$W40];[.$X40];[.$Y40];[.$Z40];[.$AA40];[.$AB40];[.$AC40];[.$AD40];&quot;}},&quot;)" office:value-type="string" office:string-value="{TypeGpio,{28,20,20,19,2},{{ModeInput,&quot;GPIO20&quot;},{ModeOutput,&quot;GPIO20&quot;},{ModeAlt0,&quot;PCMDIN&quot;},{ModeAlt1,&quot;SD12&quot;},{ModeAlt3,&quot;BSMISO&quot;},{ModeAlt4,&quot;SPI1MOSI&quot;},{ModeAlt5,&quot;GPCLK0&quot;}}}," calcext:value-type="string">
            <text:p>{TypeGpio,{28,20,20,19,2},{{ModeInput,"GPIO20"},{ModeOutput,"GPIO20"},{ModeAlt0,"PCMDIN"},{ModeAlt1,"SD12"},{ModeAlt3,"BSMISO"},{ModeAlt4,"SPI1MOSI"},{ModeAlt5,"GPCLK0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18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41]-1)*2+[.$M41]" office:value-type="float" office:value="40" calcext:value-type="float">
            <text:p>40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41])" office:value-type="string" office:string-value="GPIO21" calcext:value-type="string">
            <text:p>GPIO2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9" calcext:value-type="float">
            <text:p>29</text:p>
          </table:table-cell>
          <table:table-cell table:number-columns-repeated="2" table:style-name="ce20" office:value-type="float" office:value="21" calcext:value-type="float">
            <text:p>2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41]" office:value-type="string" office:string-value="GPIO21" calcext:value-type="string">
            <text:p>GPIO21</text:p>
          </table:table-cell>
          <table:table-cell table:style-name="ce83" table:formula="of:=[.N41]" office:value-type="string" office:string-value="GPIO21" calcext:value-type="string">
            <text:p>GPIO21</text:p>
          </table:table-cell>
          <table:table-cell table:style-name="ce43" office:value-type="string" calcext:value-type="string">
            <text:p>PCMDOUT</text:p>
          </table:table-cell>
          <table:table-cell table:style-name="ce43" office:value-type="string" calcext:value-type="string">
            <text:p>SD13</text:p>
          </table:table-cell>
          <table:table-cell table:style-name="ce43"/>
          <table:table-cell table:style-name="ce43" office:value-type="string" calcext:value-type="string">
            <text:p>BSCE</text:p>
          </table:table-cell>
          <table:table-cell table:style-name="ce43" office:value-type="string" calcext:value-type="string">
            <text:p>SPI1SCLK</text:p>
          </table:table-cell>
          <table:table-cell table:style-name="ce43" office:value-type="string" calcext:value-type="string">
            <text:p>GPCLK1</text:p>
          </table:table-cell>
          <table:table-cell table:style-name="ce43" table:formula="of:=CONCATENATE([.N41];IF([.P41]&lt;&gt;&quot;&quot;;CONCATENATE(&quot;/&quot;;[.P41]);&quot;&quot;))" office:value-type="string" office:string-value="GPIO21/PCMDOUT" calcext:value-type="string">
            <text:p>GPIO21/PCMDOUT</text:p>
          </table:table-cell>
          <table:table-cell table:style-name="ce43" table:formula="of:=CONCATENATE(&quot;{ModeInput,&quot;&quot;&quot;;[.$N41];&quot;&quot;&quot;}&quot;)" office:value-type="string" office:string-value="{ModeInput,&quot;GPIO21&quot;}" calcext:value-type="string">
            <text:p>{ModeInput,"GPIO21"}</text:p>
          </table:table-cell>
          <table:table-cell table:style-name="ce43" table:formula="of:=IF([.$O41]&lt;&gt;&quot;&quot;;CONCATENATE(&quot;,{ModeOutput,&quot;&quot;&quot;;[.$O41];&quot;&quot;&quot;}&quot;);&quot;&quot;)" office:value-type="string" office:string-value=",{ModeOutput,&quot;GPIO21&quot;}" calcext:value-type="string">
            <text:p>,{ModeOutput,"GPIO21"}</text:p>
          </table:table-cell>
          <table:table-cell table:style-name="ce43" table:formula="of:=IF([.$P41]&lt;&gt;&quot;&quot;;CONCATENATE(&quot;,{ModeAlt0,&quot;&quot;&quot;;[.$P41];&quot;&quot;&quot;}&quot;);&quot;&quot;)" office:value-type="string" office:string-value=",{ModeAlt0,&quot;PCMDOUT&quot;}" calcext:value-type="string">
            <text:p>,{ModeAlt0,"PCMDOUT"}</text:p>
          </table:table-cell>
          <table:table-cell table:style-name="ce43" table:formula="of:=IF([.$Q41]&lt;&gt;&quot;&quot;;CONCATENATE(&quot;,{ModeAlt1,&quot;&quot;&quot;;[.$Q41];&quot;&quot;&quot;}&quot;);&quot;&quot;)" office:value-type="string" office:string-value=",{ModeAlt1,&quot;SD13&quot;}" calcext:value-type="string">
            <text:p>,{ModeAlt1,"SD13"}</text:p>
          </table:table-cell>
          <table:table-cell table:style-name="ce43" table:formula="of:=IF([.$R41]&lt;&gt;&quot;&quot;;CONCATENATE(&quot;,{ModeAlt2,&quot;&quot;&quot;;[.$R41];&quot;&quot;&quot;}&quot;);&quot;&quot;)">
            <text:p/>
          </table:table-cell>
          <table:table-cell table:style-name="ce43" table:formula="of:=IF([.S41]&lt;&gt;&quot;&quot;;CONCATENATE(&quot;,{ModeAlt3,&quot;&quot;&quot;;[.S41];&quot;&quot;&quot;}&quot;);&quot;&quot;)" office:value-type="string" office:string-value=",{ModeAlt3,&quot;BSCE&quot;}" calcext:value-type="string">
            <text:p>,{ModeAlt3,"BSCE"}</text:p>
          </table:table-cell>
          <table:table-cell table:style-name="ce43" table:formula="of:=IF([.T41]&lt;&gt;&quot;&quot;;CONCATENATE(&quot;,{ModeAlt4,&quot;&quot;&quot;;[.T41];&quot;&quot;&quot;}&quot;);&quot;&quot;)" office:value-type="string" office:string-value=",{ModeAlt4,&quot;SPI1SCLK&quot;}" calcext:value-type="string">
            <text:p>,{ModeAlt4,"SPI1SCLK"}</text:p>
          </table:table-cell>
          <table:table-cell table:style-name="ce43" table:formula="of:=IF([.U41]&lt;&gt;&quot;&quot;;CONCATENATE(&quot;,{ModeAlt5,&quot;&quot;&quot;;[.U41];&quot;&quot;&quot;}&quot;);&quot;&quot;)" office:value-type="string" office:string-value=",{ModeAlt5,&quot;GPCLK1&quot;}" calcext:value-type="string">
            <text:p>,{ModeAlt5,"GPCLK1"}</text:p>
          </table:table-cell>
          <table:table-cell table:style-name="ce43" table:formula="of:=CONCATENATE(&quot;{&quot;;[.$H41];&quot;,{&quot;;[.$I41];&quot;,&quot;;[.$J41];&quot;,&quot;;[.$K41];&quot;,&quot;;[.$L41];&quot;,&quot;;[.$M41];&quot;},{&quot;;[.$W41];[.$X41];[.$Y41];[.$Z41];[.$AA41];[.$AB41];[.$AC41];[.$AD41];&quot;}},&quot;)" office:value-type="string" office:string-value="{TypeGpio,{29,21,21,20,2},{{ModeInput,&quot;GPIO21&quot;},{ModeOutput,&quot;GPIO21&quot;},{ModeAlt0,&quot;PCMDOUT&quot;},{ModeAlt1,&quot;SD13&quot;},{ModeAlt3,&quot;BSCE&quot;},{ModeAlt4,&quot;SPI1SCLK&quot;},{ModeAlt5,&quot;GPCLK1&quot;}}}," calcext:value-type="string">
            <text:p>{TypeGpio,{29,21,21,20,2},{{ModeInput,"GPIO21"},{ModeOutput,"GPIO21"},{ModeAlt0,"PCMDOUT"},{ModeAlt1,"SD13"},{ModeAlt3,"BSCE"},{ModeAlt4,"SPI1SCLK"},{ModeAlt5,"GPCLK1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I2C_SDA0 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office:value-type="float" office:value="3" calcext:value-type="float">
            <text:p>3</text:p>
          </table:table-cell>
          <table:table-cell table:style-name="ce12" office:value-type="string" calcext:value-type="string">
            <text:p>P1</text:p>
          </table:table-cell>
          <table:table-cell table:style-name="ce66" table:formula="of:=CONCATENATE(&quot;GPIO&quot;;[.J42])" office:value-type="string" office:string-value="GPIO0" calcext:value-type="string">
            <text:p>GPIO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42]" office:value-type="string" office:string-value="GPIO0" calcext:value-type="string">
            <text:p>GPIO0</text:p>
          </table:table-cell>
          <table:table-cell table:style-name="ce83" table:formula="of:=[.N42]" office:value-type="string" office:string-value="GPIO0" calcext:value-type="string">
            <text:p>GPIO0</text:p>
          </table:table-cell>
          <table:table-cell table:style-name="ce43" office:value-type="string" calcext:value-type="string">
            <text:p>SDA0</text:p>
          </table:table-cell>
          <table:table-cell table:style-name="ce43" office:value-type="string" calcext:value-type="string">
            <text:p>SA5</text:p>
          </table:table-cell>
          <table:table-cell table:style-name="ce43" table:number-columns-repeated="4"/>
          <table:table-cell table:style-name="ce43" table:formula="of:=CONCATENATE([.N42];IF([.P42]&lt;&gt;&quot;&quot;;CONCATENATE(&quot;/&quot;;[.P42]);&quot;&quot;))" office:value-type="string" office:string-value="GPIO0/SDA0" calcext:value-type="string">
            <text:p>GPIO0/SDA0</text:p>
          </table:table-cell>
          <table:table-cell table:style-name="ce51" table:formula="of:=CONCATENATE(&quot;{ModeInput,&quot;&quot;&quot;;[.$N42];&quot;&quot;&quot;}&quot;)" office:value-type="string" office:string-value="{ModeInput,&quot;GPIO0&quot;}" calcext:value-type="string">
            <text:p>{ModeInput,"GPIO0"}</text:p>
          </table:table-cell>
          <table:table-cell table:style-name="ce51" table:formula="of:=IF([.$O42]&lt;&gt;&quot;&quot;;CONCATENATE(&quot;,{ModeOutput,&quot;&quot;&quot;;[.$O42];&quot;&quot;&quot;}&quot;);&quot;&quot;)" office:value-type="string" office:string-value=",{ModeOutput,&quot;GPIO0&quot;}" calcext:value-type="string">
            <text:p>,{ModeOutput,"GPIO0"}</text:p>
          </table:table-cell>
          <table:table-cell table:style-name="ce51" table:formula="of:=IF([.$P42]&lt;&gt;&quot;&quot;;CONCATENATE(&quot;,{ModeAlt0,&quot;&quot;&quot;;[.$P42];&quot;&quot;&quot;}&quot;);&quot;&quot;)" office:value-type="string" office:string-value=",{ModeAlt0,&quot;SDA0&quot;}" calcext:value-type="string">
            <text:p>,{ModeAlt0,"SDA0"}</text:p>
          </table:table-cell>
          <table:table-cell table:style-name="ce51" table:formula="of:=IF([.$Q42]&lt;&gt;&quot;&quot;;CONCATENATE(&quot;,{ModeAlt1,&quot;&quot;&quot;;[.$Q42];&quot;&quot;&quot;}&quot;);&quot;&quot;)" office:value-type="string" office:string-value=",{ModeAlt1,&quot;SA5&quot;}" calcext:value-type="string">
            <text:p>,{ModeAlt1,"SA5"}</text:p>
          </table:table-cell>
          <table:table-cell table:style-name="ce51" table:formula="of:=IF([.$R42]&lt;&gt;&quot;&quot;;CONCATENATE(&quot;,{ModeAlt2,&quot;&quot;&quot;;[.$R42];&quot;&quot;&quot;}&quot;);&quot;&quot;)">
            <text:p/>
          </table:table-cell>
          <table:table-cell table:style-name="ce51" table:formula="of:=IF([.S42]&lt;&gt;&quot;&quot;;CONCATENATE(&quot;,{ModeAlt3,&quot;&quot;&quot;;[.S42];&quot;&quot;&quot;}&quot;);&quot;&quot;)">
            <text:p/>
          </table:table-cell>
          <table:table-cell table:style-name="ce51" table:formula="of:=IF([.T42]&lt;&gt;&quot;&quot;;CONCATENATE(&quot;,{ModeAlt4,&quot;&quot;&quot;;[.T42];&quot;&quot;&quot;}&quot;);&quot;&quot;)">
            <text:p/>
          </table:table-cell>
          <table:table-cell table:style-name="ce51" table:formula="of:=IF([.U42]&lt;&gt;&quot;&quot;;CONCATENATE(&quot;,{ModeAlt5,&quot;&quot;&quot;;[.U42];&quot;&quot;&quot;}&quot;);&quot;&quot;)">
            <text:p/>
          </table:table-cell>
          <table:table-cell table:style-name="ce51" table:formula="of:=CONCATENATE(&quot;{&quot;;[.$H42];&quot;,{&quot;;[.$I42];&quot;,&quot;;[.$J42];&quot;,&quot;;[.$K42];&quot;,&quot;;[.$L42];&quot;,&quot;;[.$M42];&quot;},{&quot;;[.$W42];[.$X42];[.$Y42];[.$Z42];[.$AA42];[.$AB42];[.$AC42];[.$AD42];&quot;}},&quot;)" office:value-type="string" office:string-value="{TypeGpio,{8,0,0,2,1},{{ModeInput,&quot;GPIO0&quot;},{ModeOutput,&quot;GPIO0&quot;},{ModeAlt0,&quot;SDA0&quot;},{ModeAlt1,&quot;SA5&quot;}}}," calcext:value-type="string">
            <text:p>{TypeGpio,{8,0,0,2,1},{{ModeInput,"GPIO0"},{ModeOutput,"GPIO0"},{ModeAlt0,"SDA0"},{ModeAlt1,"SA5"}}},</text:p>
          </table:table-cell>
          <table:table-cell table:number-columns-repeated="993"/>
        </table:table-row>
        <table:table-row table:style-name="ro1">
          <table:table-cell table:style-name="ce66" office:value-type="string" calcext:value-type="string">
            <text:p>I2C_SCL0 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office:value-type="float" office:value="5" calcext:value-type="float">
            <text:p>5</text:p>
          </table:table-cell>
          <table:table-cell table:style-name="ce12" office:value-type="string" calcext:value-type="string">
            <text:p>P1</text:p>
          </table:table-cell>
          <table:table-cell table:style-name="ce66" table:formula="of:=CONCATENATE(&quot;GPIO&quot;;[.J43])" office:value-type="string" office:string-value="GPIO1" calcext:value-type="string">
            <text:p>GPIO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43]" office:value-type="string" office:string-value="GPIO1" calcext:value-type="string">
            <text:p>GPIO1</text:p>
          </table:table-cell>
          <table:table-cell table:style-name="ce83" table:formula="of:=[.N43]" office:value-type="string" office:string-value="GPIO1" calcext:value-type="string">
            <text:p>GPIO1</text:p>
          </table:table-cell>
          <table:table-cell table:style-name="ce43" office:value-type="string" calcext:value-type="string">
            <text:p>SCL0</text:p>
          </table:table-cell>
          <table:table-cell table:style-name="ce43" office:value-type="string" calcext:value-type="string">
            <text:p>SA4</text:p>
          </table:table-cell>
          <table:table-cell table:style-name="ce43" table:number-columns-repeated="4"/>
          <table:table-cell table:style-name="ce43" table:formula="of:=CONCATENATE([.N43];IF([.P43]&lt;&gt;&quot;&quot;;CONCATENATE(&quot;/&quot;;[.P43]);&quot;&quot;))" office:value-type="string" office:string-value="GPIO1/SCL0" calcext:value-type="string">
            <text:p>GPIO1/SCL0</text:p>
          </table:table-cell>
          <table:table-cell table:style-name="ce51" table:formula="of:=CONCATENATE(&quot;{ModeInput,&quot;&quot;&quot;;[.$N43];&quot;&quot;&quot;}&quot;)" office:value-type="string" office:string-value="{ModeInput,&quot;GPIO1&quot;}" calcext:value-type="string">
            <text:p>{ModeInput,"GPIO1"}</text:p>
          </table:table-cell>
          <table:table-cell table:style-name="ce51" table:formula="of:=IF([.$O43]&lt;&gt;&quot;&quot;;CONCATENATE(&quot;,{ModeOutput,&quot;&quot;&quot;;[.$O43];&quot;&quot;&quot;}&quot;);&quot;&quot;)" office:value-type="string" office:string-value=",{ModeOutput,&quot;GPIO1&quot;}" calcext:value-type="string">
            <text:p>,{ModeOutput,"GPIO1"}</text:p>
          </table:table-cell>
          <table:table-cell table:style-name="ce51" table:formula="of:=IF([.$P43]&lt;&gt;&quot;&quot;;CONCATENATE(&quot;,{ModeAlt0,&quot;&quot;&quot;;[.$P43];&quot;&quot;&quot;}&quot;);&quot;&quot;)" office:value-type="string" office:string-value=",{ModeAlt0,&quot;SCL0&quot;}" calcext:value-type="string">
            <text:p>,{ModeAlt0,"SCL0"}</text:p>
          </table:table-cell>
          <table:table-cell table:style-name="ce51" table:formula="of:=IF([.$Q43]&lt;&gt;&quot;&quot;;CONCATENATE(&quot;,{ModeAlt1,&quot;&quot;&quot;;[.$Q43];&quot;&quot;&quot;}&quot;);&quot;&quot;)" office:value-type="string" office:string-value=",{ModeAlt1,&quot;SA4&quot;}" calcext:value-type="string">
            <text:p>,{ModeAlt1,"SA4"}</text:p>
          </table:table-cell>
          <table:table-cell table:style-name="ce51" table:formula="of:=IF([.$R43]&lt;&gt;&quot;&quot;;CONCATENATE(&quot;,{ModeAlt2,&quot;&quot;&quot;;[.$R43];&quot;&quot;&quot;}&quot;);&quot;&quot;)">
            <text:p/>
          </table:table-cell>
          <table:table-cell table:style-name="ce51" table:formula="of:=IF([.S43]&lt;&gt;&quot;&quot;;CONCATENATE(&quot;,{ModeAlt3,&quot;&quot;&quot;;[.S43];&quot;&quot;&quot;}&quot;);&quot;&quot;)">
            <text:p/>
          </table:table-cell>
          <table:table-cell table:style-name="ce51" table:formula="of:=IF([.T43]&lt;&gt;&quot;&quot;;CONCATENATE(&quot;,{ModeAlt4,&quot;&quot;&quot;;[.T43];&quot;&quot;&quot;}&quot;);&quot;&quot;)">
            <text:p/>
          </table:table-cell>
          <table:table-cell table:style-name="ce51" table:formula="of:=IF([.U43]&lt;&gt;&quot;&quot;;CONCATENATE(&quot;,{ModeAlt5,&quot;&quot;&quot;;[.U43];&quot;&quot;&quot;}&quot;);&quot;&quot;)">
            <text:p/>
          </table:table-cell>
          <table:table-cell table:style-name="ce51" table:formula="of:=CONCATENATE(&quot;{&quot;;[.$H43];&quot;,{&quot;;[.$I43];&quot;,&quot;;[.$J43];&quot;,&quot;;[.$K43];&quot;,&quot;;[.$L43];&quot;,&quot;;[.$M43];&quot;},{&quot;;[.$W43];[.$X43];[.$Y43];[.$Z43];[.$AA43];[.$AB43];[.$AC43];[.$AD43];&quot;}},&quot;)" office:value-type="string" office:string-value="{TypeGpio,{9,1,1,3,1},{{ModeInput,&quot;GPIO1&quot;},{ModeOutput,&quot;GPIO1&quot;},{ModeAlt0,&quot;SCL0&quot;},{ModeAlt1,&quot;SA4&quot;}}}," calcext:value-type="string">
            <text:p>{TypeGpio,{9,1,1,3,1},{{ModeInput,"GPIO1"},{ModeOutput,"GPIO1"},{ModeAlt0,"SCL0"},{ModeAlt1,"SA4"}}},</text:p>
          </table:table-cell>
          <table:table-cell table:number-columns-repeated="993"/>
        </table:table-row>
        <table:table-row table:style-name="ro1">
          <table:table-cell table:style-name="ce66" office:value-type="string" calcext:value-type="string">
            <text:p>GPIO_GEN2 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20" office:value-type="float" office:value="13" calcext:value-type="float">
            <text:p>13</text:p>
          </table:table-cell>
          <table:table-cell table:style-name="ce12" office:value-type="string" calcext:value-type="string">
            <text:p>P1</text:p>
          </table:table-cell>
          <table:table-cell table:style-name="ce66" table:formula="of:=CONCATENATE(&quot;GPIO&quot;;[.J44])" office:value-type="string" office:string-value="GPIO21" calcext:value-type="string">
            <text:p>GPIO2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21" calcext:value-type="float">
            <text:p>2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44]" office:value-type="string" office:string-value="GPIO21" calcext:value-type="string">
            <text:p>GPIO21</text:p>
          </table:table-cell>
          <table:table-cell table:style-name="ce83" table:formula="of:=[.N44]" office:value-type="string" office:string-value="GPIO21" calcext:value-type="string">
            <text:p>GPIO21</text:p>
          </table:table-cell>
          <table:table-cell table:style-name="ce43" office:value-type="string" calcext:value-type="string">
            <text:p>PCMDOUT</text:p>
          </table:table-cell>
          <table:table-cell table:style-name="ce43" office:value-type="string" calcext:value-type="string">
            <text:p>SD13</text:p>
          </table:table-cell>
          <table:table-cell table:style-name="ce43"/>
          <table:table-cell table:style-name="ce43" office:value-type="string" calcext:value-type="string">
            <text:p>BSCE</text:p>
          </table:table-cell>
          <table:table-cell table:style-name="ce43" office:value-type="string" calcext:value-type="string">
            <text:p>SPI1SCLK</text:p>
          </table:table-cell>
          <table:table-cell table:style-name="ce43" office:value-type="string" calcext:value-type="string">
            <text:p>GPCLK1</text:p>
          </table:table-cell>
          <table:table-cell table:style-name="ce43" table:formula="of:=CONCATENATE([.N44];IF([.P44]&lt;&gt;&quot;&quot;;CONCATENATE(&quot;/&quot;;[.P44]);&quot;&quot;))" office:value-type="string" office:string-value="GPIO21/PCMDOUT" calcext:value-type="string">
            <text:p>GPIO21/PCMDOUT</text:p>
          </table:table-cell>
          <table:table-cell table:style-name="ce51" table:formula="of:=CONCATENATE(&quot;{ModeInput,&quot;&quot;&quot;;[.$N44];&quot;&quot;&quot;}&quot;)" office:value-type="string" office:string-value="{ModeInput,&quot;GPIO21&quot;}" calcext:value-type="string">
            <text:p>{ModeInput,"GPIO21"}</text:p>
          </table:table-cell>
          <table:table-cell table:style-name="ce51" table:formula="of:=IF([.$O44]&lt;&gt;&quot;&quot;;CONCATENATE(&quot;,{ModeOutput,&quot;&quot;&quot;;[.$O44];&quot;&quot;&quot;}&quot;);&quot;&quot;)" office:value-type="string" office:string-value=",{ModeOutput,&quot;GPIO21&quot;}" calcext:value-type="string">
            <text:p>,{ModeOutput,"GPIO21"}</text:p>
          </table:table-cell>
          <table:table-cell table:style-name="ce51" table:formula="of:=IF([.$P44]&lt;&gt;&quot;&quot;;CONCATENATE(&quot;,{ModeAlt0,&quot;&quot;&quot;;[.$P44];&quot;&quot;&quot;}&quot;);&quot;&quot;)" office:value-type="string" office:string-value=",{ModeAlt0,&quot;PCMDOUT&quot;}" calcext:value-type="string">
            <text:p>,{ModeAlt0,"PCMDOUT"}</text:p>
          </table:table-cell>
          <table:table-cell table:style-name="ce51" table:formula="of:=IF([.$Q44]&lt;&gt;&quot;&quot;;CONCATENATE(&quot;,{ModeAlt1,&quot;&quot;&quot;;[.$Q44];&quot;&quot;&quot;}&quot;);&quot;&quot;)" office:value-type="string" office:string-value=",{ModeAlt1,&quot;SD13&quot;}" calcext:value-type="string">
            <text:p>,{ModeAlt1,"SD13"}</text:p>
          </table:table-cell>
          <table:table-cell table:style-name="ce51" table:formula="of:=IF([.$R44]&lt;&gt;&quot;&quot;;CONCATENATE(&quot;,{ModeAlt2,&quot;&quot;&quot;;[.$R44];&quot;&quot;&quot;}&quot;);&quot;&quot;)">
            <text:p/>
          </table:table-cell>
          <table:table-cell table:style-name="ce51" table:formula="of:=IF([.S44]&lt;&gt;&quot;&quot;;CONCATENATE(&quot;,{ModeAlt3,&quot;&quot;&quot;;[.S44];&quot;&quot;&quot;}&quot;);&quot;&quot;)" office:value-type="string" office:string-value=",{ModeAlt3,&quot;BSCE&quot;}" calcext:value-type="string">
            <text:p>,{ModeAlt3,"BSCE"}</text:p>
          </table:table-cell>
          <table:table-cell table:style-name="ce51" table:formula="of:=IF([.T44]&lt;&gt;&quot;&quot;;CONCATENATE(&quot;,{ModeAlt4,&quot;&quot;&quot;;[.T44];&quot;&quot;&quot;}&quot;);&quot;&quot;)" office:value-type="string" office:string-value=",{ModeAlt4,&quot;SPI1SCLK&quot;}" calcext:value-type="string">
            <text:p>,{ModeAlt4,"SPI1SCLK"}</text:p>
          </table:table-cell>
          <table:table-cell table:style-name="ce51" table:formula="of:=IF([.U44]&lt;&gt;&quot;&quot;;CONCATENATE(&quot;,{ModeAlt5,&quot;&quot;&quot;;[.U44];&quot;&quot;&quot;}&quot;);&quot;&quot;)" office:value-type="string" office:string-value=",{ModeAlt5,&quot;GPCLK1&quot;}" calcext:value-type="string">
            <text:p>,{ModeAlt5,"GPCLK1"}</text:p>
          </table:table-cell>
          <table:table-cell table:style-name="ce51" table:formula="of:=CONCATENATE(&quot;{&quot;;[.$H44];&quot;,{&quot;;[.$I44];&quot;,&quot;;[.$J44];&quot;,&quot;;[.$K44];&quot;,&quot;;[.$L44];&quot;,&quot;;[.$M44];&quot;},{&quot;;[.$W44];[.$X44];[.$Y44];[.$Z44];[.$AA44];[.$AB44];[.$AC44];[.$AD44];&quot;}},&quot;)" office:value-type="string" office:string-value="{TypeGpio,{2,21,21,7,1},{{ModeInput,&quot;GPIO21&quot;},{ModeOutput,&quot;GPIO21&quot;},{ModeAlt0,&quot;PCMDOUT&quot;},{ModeAlt1,&quot;SD13&quot;},{ModeAlt3,&quot;BSCE&quot;},{ModeAlt4,&quot;SPI1SCLK&quot;},{ModeAlt5,&quot;GPCLK1&quot;}}}," calcext:value-type="string">
            <text:p>{TypeGpio,{2,21,21,7,1},{{ModeInput,"GPIO21"},{ModeOutput,"GPIO21"},{ModeAlt0,"PCMDOUT"},{ModeAlt1,"SD13"},{ModeAlt3,"BSCE"},{ModeAlt4,"SPI1SCLK"},{ModeAlt5,"GPCLK1"}}},</text:p>
          </table:table-cell>
          <table:table-cell table:number-columns-repeated="993"/>
        </table:table-row>
        <table:table-row table:style-name="ro1">
          <table:table-cell table:style-name="ce43" office:value-type="string" calcext:value-type="string">
            <text:p>5V </text:p>
          </table:table-cell>
          <table:table-cell table:style-name="ce4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office:value-type="float" office:value="1" calcext:value-type="float">
            <text:p>1</text:p>
          </table:table-cell>
          <table:table-cell table:style-name="ce12" office:value-type="string" calcext:value-type="string">
            <text:p>P5</text:p>
          </table:table-cell>
          <table:table-cell table:style-name="ce43" office:value-type="string" calcext:value-type="string">
            <text:p>5V 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table:formula="of:=[.G45]" office:value-type="string" office:string-value="5V " calcext:value-type="string">
            <text:p>5V </text:p>
          </table:table-cell>
          <table:table-cell table:style-name="ce43" table:number-columns-repeated="7"/>
          <table:table-cell table:style-name="ce43" table:formula="of:=CONCATENATE([.N45];IF([.P45]&lt;&gt;&quot;&quot;;CONCATENATE(&quot;/&quot;;[.P45]);&quot;&quot;))" office:value-type="string" office:string-value="5V " calcext:value-type="string">
            <text:p>5V </text:p>
          </table:table-cell>
          <table:table-cell table:style-name="ce51" table:formula="of:=CONCATENATE(&quot;{ModeInput,&quot;&quot;&quot;;[.$N45];&quot;&quot;&quot;}&quot;)" office:value-type="string" office:string-value="{ModeInput,&quot;5V &quot;}" calcext:value-type="string">
            <text:p>{ModeInput,"5V "}</text:p>
          </table:table-cell>
          <table:table-cell table:style-name="ce51" table:formula="of:=IF([.$O45]&lt;&gt;&quot;&quot;;CONCATENATE(&quot;,{ModeOutput,&quot;&quot;&quot;;[.$O45];&quot;&quot;&quot;}&quot;);&quot;&quot;)">
            <text:p/>
          </table:table-cell>
          <table:table-cell table:style-name="ce51" table:formula="of:=IF([.$P45]&lt;&gt;&quot;&quot;;CONCATENATE(&quot;,{ModeAlt0,&quot;&quot;&quot;;[.$P45];&quot;&quot;&quot;}&quot;);&quot;&quot;)">
            <text:p/>
          </table:table-cell>
          <table:table-cell table:style-name="ce51" table:formula="of:=IF([.$Q45]&lt;&gt;&quot;&quot;;CONCATENATE(&quot;,{ModeAlt1,&quot;&quot;&quot;;[.$Q45];&quot;&quot;&quot;}&quot;);&quot;&quot;)">
            <text:p/>
          </table:table-cell>
          <table:table-cell table:style-name="ce51" table:formula="of:=IF([.$R45]&lt;&gt;&quot;&quot;;CONCATENATE(&quot;,{ModeAlt2,&quot;&quot;&quot;;[.$R45];&quot;&quot;&quot;}&quot;);&quot;&quot;)">
            <text:p/>
          </table:table-cell>
          <table:table-cell table:style-name="ce51" table:formula="of:=IF([.S45]&lt;&gt;&quot;&quot;;CONCATENATE(&quot;,{ModeAlt3,&quot;&quot;&quot;;[.S45];&quot;&quot;&quot;}&quot;);&quot;&quot;)">
            <text:p/>
          </table:table-cell>
          <table:table-cell table:style-name="ce51" table:formula="of:=IF([.T45]&lt;&gt;&quot;&quot;;CONCATENATE(&quot;,{ModeAlt4,&quot;&quot;&quot;;[.T45];&quot;&quot;&quot;}&quot;);&quot;&quot;)">
            <text:p/>
          </table:table-cell>
          <table:table-cell table:style-name="ce51" table:formula="of:=IF([.U45]&lt;&gt;&quot;&quot;;CONCATENATE(&quot;,{ModeAlt5,&quot;&quot;&quot;;[.U45];&quot;&quot;&quot;}&quot;);&quot;&quot;)">
            <text:p/>
          </table:table-cell>
          <table:table-cell table:style-name="ce51" table:formula="of:=CONCATENATE(&quot;{&quot;;[.$H45];&quot;,{&quot;;[.$I45];&quot;,&quot;;[.$J45];&quot;,&quot;;[.$K45];&quot;,&quot;;[.$L45];&quot;,&quot;;[.$M45];&quot;},{&quot;;[.$W45];[.$X45];[.$Y45];[.$Z45];[.$AA45];[.$AB45];[.$AC45];[.$AD45];&quot;}},&quot;)" office:value-type="string" office:string-value="{TypePower,{-1,-1,-1,1,1},{{ModeInput,&quot;5V &quot;}}}," calcext:value-type="string">
            <text:p>{TypePower,{-1,-1,-1,1,1},{{ModeInput,"5V "}}},</text:p>
          </table:table-cell>
          <table:table-cell table:number-columns-repeated="993"/>
        </table:table-row>
        <table:table-row table:style-name="ro1">
          <table:table-cell table:style-name="ce43" office:value-type="string" calcext:value-type="string">
            <text:p>GPIO_GEN7 </text:p>
          </table:table-cell>
          <table:table-cell table:style-name="ce4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office:value-type="float" office:value="3" calcext:value-type="float">
            <text:p>3</text:p>
          </table:table-cell>
          <table:table-cell table:style-name="ce12" office:value-type="string" calcext:value-type="string">
            <text:p>P5</text:p>
          </table:table-cell>
          <table:table-cell table:style-name="ce66" table:formula="of:=CONCATENATE(&quot;GPIO&quot;;[.J46])" office:value-type="string" office:string-value="GPIO28" calcext:value-type="string">
            <text:p>GPIO28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7" calcext:value-type="float">
            <text:p>17</text:p>
          </table:table-cell>
          <table:table-cell table:number-columns-repeated="2" table:style-name="ce20" office:value-type="float" office:value="28" calcext:value-type="float">
            <text:p>2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formula="of:=[.G46]" office:value-type="string" office:string-value="GPIO28" calcext:value-type="string">
            <text:p>GPIO28</text:p>
          </table:table-cell>
          <table:table-cell table:style-name="ce43" table:formula="of:=[.N46]" office:value-type="string" office:string-value="GPIO28" calcext:value-type="string">
            <text:p>GPIO28</text:p>
          </table:table-cell>
          <table:table-cell table:style-name="ce43" table:number-columns-repeated="6"/>
          <table:table-cell table:style-name="ce43" table:formula="of:=CONCATENATE([.N46];IF([.P46]&lt;&gt;&quot;&quot;;CONCATENATE(&quot;/&quot;;[.P46]);&quot;&quot;))" office:value-type="string" office:string-value="GPIO28" calcext:value-type="string">
            <text:p>GPIO28</text:p>
          </table:table-cell>
          <table:table-cell table:style-name="ce51" table:formula="of:=CONCATENATE(&quot;{ModeInput,&quot;&quot;&quot;;[.$N46];&quot;&quot;&quot;}&quot;)" office:value-type="string" office:string-value="{ModeInput,&quot;GPIO28&quot;}" calcext:value-type="string">
            <text:p>{ModeInput,"GPIO28"}</text:p>
          </table:table-cell>
          <table:table-cell table:style-name="ce51" table:formula="of:=IF([.$O46]&lt;&gt;&quot;&quot;;CONCATENATE(&quot;,{ModeOutput,&quot;&quot;&quot;;[.$O46];&quot;&quot;&quot;}&quot;);&quot;&quot;)" office:value-type="string" office:string-value=",{ModeOutput,&quot;GPIO28&quot;}" calcext:value-type="string">
            <text:p>,{ModeOutput,"GPIO28"}</text:p>
          </table:table-cell>
          <table:table-cell table:style-name="ce51" table:formula="of:=IF([.$P46]&lt;&gt;&quot;&quot;;CONCATENATE(&quot;,{ModeAlt0,&quot;&quot;&quot;;[.$P46];&quot;&quot;&quot;}&quot;);&quot;&quot;)">
            <text:p/>
          </table:table-cell>
          <table:table-cell table:style-name="ce51" table:formula="of:=IF([.$Q46]&lt;&gt;&quot;&quot;;CONCATENATE(&quot;,{ModeAlt1,&quot;&quot;&quot;;[.$Q46];&quot;&quot;&quot;}&quot;);&quot;&quot;)">
            <text:p/>
          </table:table-cell>
          <table:table-cell table:style-name="ce51" table:formula="of:=IF([.$R46]&lt;&gt;&quot;&quot;;CONCATENATE(&quot;,{ModeAlt2,&quot;&quot;&quot;;[.$R46];&quot;&quot;&quot;}&quot;);&quot;&quot;)">
            <text:p/>
          </table:table-cell>
          <table:table-cell table:style-name="ce51" table:formula="of:=IF([.S46]&lt;&gt;&quot;&quot;;CONCATENATE(&quot;,{ModeAlt3,&quot;&quot;&quot;;[.S46];&quot;&quot;&quot;}&quot;);&quot;&quot;)">
            <text:p/>
          </table:table-cell>
          <table:table-cell table:style-name="ce51" table:formula="of:=IF([.T46]&lt;&gt;&quot;&quot;;CONCATENATE(&quot;,{ModeAlt4,&quot;&quot;&quot;;[.T46];&quot;&quot;&quot;}&quot;);&quot;&quot;)">
            <text:p/>
          </table:table-cell>
          <table:table-cell table:style-name="ce51" table:formula="of:=IF([.U46]&lt;&gt;&quot;&quot;;CONCATENATE(&quot;,{ModeAlt5,&quot;&quot;&quot;;[.U46];&quot;&quot;&quot;}&quot;);&quot;&quot;)">
            <text:p/>
          </table:table-cell>
          <table:table-cell table:style-name="ce51" table:formula="of:=CONCATENATE(&quot;{&quot;;[.$H46];&quot;,{&quot;;[.$I46];&quot;,&quot;;[.$J46];&quot;,&quot;;[.$K46];&quot;,&quot;;[.$L46];&quot;,&quot;;[.$M46];&quot;},{&quot;;[.$W46];[.$X46];[.$Y46];[.$Z46];[.$AA46];[.$AB46];[.$AC46];[.$AD46];&quot;}},&quot;)" office:value-type="string" office:string-value="{TypeGpio,{17,28,28,2,1},{{ModeInput,&quot;GPIO28&quot;},{ModeOutput,&quot;GPIO28&quot;}}}," calcext:value-type="string">
            <text:p>{TypeGpio,{17,28,28,2,1},{{ModeInput,"GPIO28"},{ModeOutput,"GPIO28"}}},</text:p>
          </table:table-cell>
          <table:table-cell table:number-columns-repeated="993"/>
        </table:table-row>
        <table:table-row table:style-name="ro1">
          <table:table-cell table:style-name="ce43" office:value-type="string" calcext:value-type="string">
            <text:p>GPIO_GEN9 </text:p>
          </table:table-cell>
          <table:table-cell table:style-name="ce4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office:value-type="float" office:value="5" calcext:value-type="float">
            <text:p>5</text:p>
          </table:table-cell>
          <table:table-cell table:style-name="ce12" office:value-type="string" calcext:value-type="string">
            <text:p>P5</text:p>
          </table:table-cell>
          <table:table-cell table:style-name="ce66" table:formula="of:=CONCATENATE(&quot;GPIO&quot;;[.J47])" office:value-type="string" office:string-value="GPIO30" calcext:value-type="string">
            <text:p>GPIO3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9" calcext:value-type="float">
            <text:p>19</text:p>
          </table:table-cell>
          <table:table-cell table:number-columns-repeated="2" table:style-name="ce20" office:value-type="float" office:value="30" calcext:value-type="float">
            <text:p>3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formula="of:=[.G47]" office:value-type="string" office:string-value="GPIO30" calcext:value-type="string">
            <text:p>GPIO30</text:p>
          </table:table-cell>
          <table:table-cell table:style-name="ce43" table:formula="of:=[.N47]" office:value-type="string" office:string-value="GPIO30" calcext:value-type="string">
            <text:p>GPIO30</text:p>
          </table:table-cell>
          <table:table-cell table:style-name="ce43" table:number-columns-repeated="6"/>
          <table:table-cell table:style-name="ce43" table:formula="of:=CONCATENATE([.N47];IF([.P47]&lt;&gt;&quot;&quot;;CONCATENATE(&quot;/&quot;;[.P47]);&quot;&quot;))" office:value-type="string" office:string-value="GPIO30" calcext:value-type="string">
            <text:p>GPIO30</text:p>
          </table:table-cell>
          <table:table-cell table:style-name="ce51" table:formula="of:=CONCATENATE(&quot;{ModeInput,&quot;&quot;&quot;;[.$N47];&quot;&quot;&quot;}&quot;)" office:value-type="string" office:string-value="{ModeInput,&quot;GPIO30&quot;}" calcext:value-type="string">
            <text:p>{ModeInput,"GPIO30"}</text:p>
          </table:table-cell>
          <table:table-cell table:style-name="ce51" table:formula="of:=IF([.$O47]&lt;&gt;&quot;&quot;;CONCATENATE(&quot;,{ModeOutput,&quot;&quot;&quot;;[.$O47];&quot;&quot;&quot;}&quot;);&quot;&quot;)" office:value-type="string" office:string-value=",{ModeOutput,&quot;GPIO30&quot;}" calcext:value-type="string">
            <text:p>,{ModeOutput,"GPIO30"}</text:p>
          </table:table-cell>
          <table:table-cell table:style-name="ce51" table:formula="of:=IF([.$P47]&lt;&gt;&quot;&quot;;CONCATENATE(&quot;,{ModeAlt0,&quot;&quot;&quot;;[.$P47];&quot;&quot;&quot;}&quot;);&quot;&quot;)">
            <text:p/>
          </table:table-cell>
          <table:table-cell table:style-name="ce51" table:formula="of:=IF([.$Q47]&lt;&gt;&quot;&quot;;CONCATENATE(&quot;,{ModeAlt1,&quot;&quot;&quot;;[.$Q47];&quot;&quot;&quot;}&quot;);&quot;&quot;)">
            <text:p/>
          </table:table-cell>
          <table:table-cell table:style-name="ce51" table:formula="of:=IF([.$R47]&lt;&gt;&quot;&quot;;CONCATENATE(&quot;,{ModeAlt2,&quot;&quot;&quot;;[.$R47];&quot;&quot;&quot;}&quot;);&quot;&quot;)">
            <text:p/>
          </table:table-cell>
          <table:table-cell table:style-name="ce51" table:formula="of:=IF([.S47]&lt;&gt;&quot;&quot;;CONCATENATE(&quot;,{ModeAlt3,&quot;&quot;&quot;;[.S47];&quot;&quot;&quot;}&quot;);&quot;&quot;)">
            <text:p/>
          </table:table-cell>
          <table:table-cell table:style-name="ce51" table:formula="of:=IF([.T47]&lt;&gt;&quot;&quot;;CONCATENATE(&quot;,{ModeAlt4,&quot;&quot;&quot;;[.T47];&quot;&quot;&quot;}&quot;);&quot;&quot;)">
            <text:p/>
          </table:table-cell>
          <table:table-cell table:style-name="ce51" table:formula="of:=IF([.U47]&lt;&gt;&quot;&quot;;CONCATENATE(&quot;,{ModeAlt5,&quot;&quot;&quot;;[.U47];&quot;&quot;&quot;}&quot;);&quot;&quot;)">
            <text:p/>
          </table:table-cell>
          <table:table-cell table:style-name="ce51" table:formula="of:=CONCATENATE(&quot;{&quot;;[.$H47];&quot;,{&quot;;[.$I47];&quot;,&quot;;[.$J47];&quot;,&quot;;[.$K47];&quot;,&quot;;[.$L47];&quot;,&quot;;[.$M47];&quot;},{&quot;;[.$W47];[.$X47];[.$Y47];[.$Z47];[.$AA47];[.$AB47];[.$AC47];[.$AD47];&quot;}},&quot;)" office:value-type="string" office:string-value="{TypeGpio,{19,30,30,3,1},{{ModeInput,&quot;GPIO30&quot;},{ModeOutput,&quot;GPIO30&quot;}}}," calcext:value-type="string">
            <text:p>{TypeGpio,{19,30,30,3,1},{{ModeInput,"GPIO30"},{ModeOutput,"GPIO30"}}},</text:p>
          </table:table-cell>
          <table:table-cell table:number-columns-repeated="993"/>
        </table:table-row>
        <table:table-row table:style-name="ro1">
          <table:table-cell table:style-name="ce43" office:value-type="string" calcext:value-type="string">
            <text:p>GND </text:p>
          </table:table-cell>
          <table:table-cell table:style-name="ce4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office:value-type="float" office:value="7" calcext:value-type="float">
            <text:p>7</text:p>
          </table:table-cell>
          <table:table-cell table:style-name="ce12" office:value-type="string" calcext:value-type="string">
            <text:p>P5</text:p>
          </table:table-cell>
          <table:table-cell table:style-name="ce43" office:value-type="string" calcext:value-type="string">
            <text:p>GND 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formula="of:=[.G48]" office:value-type="string" office:string-value="GND " calcext:value-type="string">
            <text:p>GND </text:p>
          </table:table-cell>
          <table:table-cell table:style-name="ce43" table:number-columns-repeated="7"/>
          <table:table-cell table:style-name="ce43" table:formula="of:=CONCATENATE([.N48];IF([.P48]&lt;&gt;&quot;&quot;;CONCATENATE(&quot;/&quot;;[.P48]);&quot;&quot;))" office:value-type="string" office:string-value="GND " calcext:value-type="string">
            <text:p>GND </text:p>
          </table:table-cell>
          <table:table-cell table:style-name="ce51" table:formula="of:=CONCATENATE(&quot;{ModeInput,&quot;&quot;&quot;;[.$N48];&quot;&quot;&quot;}&quot;)" office:value-type="string" office:string-value="{ModeInput,&quot;GND &quot;}" calcext:value-type="string">
            <text:p>{ModeInput,"GND "}</text:p>
          </table:table-cell>
          <table:table-cell table:style-name="ce51" table:formula="of:=IF([.$O48]&lt;&gt;&quot;&quot;;CONCATENATE(&quot;,{ModeOutput,&quot;&quot;&quot;;[.$O48];&quot;&quot;&quot;}&quot;);&quot;&quot;)">
            <text:p/>
          </table:table-cell>
          <table:table-cell table:style-name="ce51" table:formula="of:=IF([.$P48]&lt;&gt;&quot;&quot;;CONCATENATE(&quot;,{ModeAlt0,&quot;&quot;&quot;;[.$P48];&quot;&quot;&quot;}&quot;);&quot;&quot;)">
            <text:p/>
          </table:table-cell>
          <table:table-cell table:style-name="ce51" table:formula="of:=IF([.$Q48]&lt;&gt;&quot;&quot;;CONCATENATE(&quot;,{ModeAlt1,&quot;&quot;&quot;;[.$Q48];&quot;&quot;&quot;}&quot;);&quot;&quot;)">
            <text:p/>
          </table:table-cell>
          <table:table-cell table:style-name="ce51" table:formula="of:=IF([.$R48]&lt;&gt;&quot;&quot;;CONCATENATE(&quot;,{ModeAlt2,&quot;&quot;&quot;;[.$R48];&quot;&quot;&quot;}&quot;);&quot;&quot;)">
            <text:p/>
          </table:table-cell>
          <table:table-cell table:style-name="ce51" table:formula="of:=IF([.S48]&lt;&gt;&quot;&quot;;CONCATENATE(&quot;,{ModeAlt3,&quot;&quot;&quot;;[.S48];&quot;&quot;&quot;}&quot;);&quot;&quot;)">
            <text:p/>
          </table:table-cell>
          <table:table-cell table:style-name="ce51" table:formula="of:=IF([.T48]&lt;&gt;&quot;&quot;;CONCATENATE(&quot;,{ModeAlt4,&quot;&quot;&quot;;[.T48];&quot;&quot;&quot;}&quot;);&quot;&quot;)">
            <text:p/>
          </table:table-cell>
          <table:table-cell table:style-name="ce51" table:formula="of:=IF([.U48]&lt;&gt;&quot;&quot;;CONCATENATE(&quot;,{ModeAlt5,&quot;&quot;&quot;;[.U48];&quot;&quot;&quot;}&quot;);&quot;&quot;)">
            <text:p/>
          </table:table-cell>
          <table:table-cell table:style-name="ce51" table:formula="of:=CONCATENATE(&quot;{&quot;;[.$H48];&quot;,{&quot;;[.$I48];&quot;,&quot;;[.$J48];&quot;,&quot;;[.$K48];&quot;,&quot;;[.$L48];&quot;,&quot;;[.$M48];&quot;},{&quot;;[.$W48];[.$X48];[.$Y48];[.$Z48];[.$AA48];[.$AB48];[.$AC48];[.$AD48];&quot;}},&quot;)" office:value-type="string" office:string-value="{TypePower,{-1,-1,-1,4,1},{{ModeInput,&quot;GND &quot;}}}," calcext:value-type="string">
            <text:p>{TypePower,{-1,-1,-1,4,1},{{ModeInput,"GND "}}},</text:p>
          </table:table-cell>
          <table:table-cell table:number-columns-repeated="993"/>
        </table:table-row>
        <table:table-row table:style-name="ro1">
          <table:table-cell table:style-name="ce43" office:value-type="string" calcext:value-type="string">
            <text:p>3.3V</text:p>
          </table:table-cell>
          <table:table-cell table:style-name="ce4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office:value-type="float" office:value="2" calcext:value-type="float">
            <text:p>2</text:p>
          </table:table-cell>
          <table:table-cell table:style-name="ce12" office:value-type="string" calcext:value-type="string">
            <text:p>P5</text:p>
          </table:table-cell>
          <table:table-cell table:style-name="ce43" office:value-type="string" calcext:value-type="string">
            <text:p>3.3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formula="of:=[.G49]" office:value-type="string" office:string-value="3.3V" calcext:value-type="string">
            <text:p>3.3V</text:p>
          </table:table-cell>
          <table:table-cell table:style-name="ce43" table:number-columns-repeated="7"/>
          <table:table-cell table:style-name="ce43" table:formula="of:=CONCATENATE([.N49];IF([.P49]&lt;&gt;&quot;&quot;;CONCATENATE(&quot;/&quot;;[.P49]);&quot;&quot;))" office:value-type="string" office:string-value="3.3V" calcext:value-type="string">
            <text:p>3.3V</text:p>
          </table:table-cell>
          <table:table-cell table:style-name="ce51" table:formula="of:=CONCATENATE(&quot;{ModeInput,&quot;&quot;&quot;;[.$N49];&quot;&quot;&quot;}&quot;)" office:value-type="string" office:string-value="{ModeInput,&quot;3.3V&quot;}" calcext:value-type="string">
            <text:p>{ModeInput,"3.3V"}</text:p>
          </table:table-cell>
          <table:table-cell table:style-name="ce51" table:formula="of:=IF([.$O49]&lt;&gt;&quot;&quot;;CONCATENATE(&quot;,{ModeOutput,&quot;&quot;&quot;;[.$O49];&quot;&quot;&quot;}&quot;);&quot;&quot;)">
            <text:p/>
          </table:table-cell>
          <table:table-cell table:style-name="ce51" table:formula="of:=IF([.$P49]&lt;&gt;&quot;&quot;;CONCATENATE(&quot;,{ModeAlt0,&quot;&quot;&quot;;[.$P49];&quot;&quot;&quot;}&quot;);&quot;&quot;)">
            <text:p/>
          </table:table-cell>
          <table:table-cell table:style-name="ce51" table:formula="of:=IF([.$Q49]&lt;&gt;&quot;&quot;;CONCATENATE(&quot;,{ModeAlt1,&quot;&quot;&quot;;[.$Q49];&quot;&quot;&quot;}&quot;);&quot;&quot;)">
            <text:p/>
          </table:table-cell>
          <table:table-cell table:style-name="ce51" table:formula="of:=IF([.$R49]&lt;&gt;&quot;&quot;;CONCATENATE(&quot;,{ModeAlt2,&quot;&quot;&quot;;[.$R49];&quot;&quot;&quot;}&quot;);&quot;&quot;)">
            <text:p/>
          </table:table-cell>
          <table:table-cell table:style-name="ce51" table:formula="of:=IF([.S49]&lt;&gt;&quot;&quot;;CONCATENATE(&quot;,{ModeAlt3,&quot;&quot;&quot;;[.S49];&quot;&quot;&quot;}&quot;);&quot;&quot;)">
            <text:p/>
          </table:table-cell>
          <table:table-cell table:style-name="ce51" table:formula="of:=IF([.T49]&lt;&gt;&quot;&quot;;CONCATENATE(&quot;,{ModeAlt4,&quot;&quot;&quot;;[.T49];&quot;&quot;&quot;}&quot;);&quot;&quot;)">
            <text:p/>
          </table:table-cell>
          <table:table-cell table:style-name="ce51" table:formula="of:=IF([.U49]&lt;&gt;&quot;&quot;;CONCATENATE(&quot;,{ModeAlt5,&quot;&quot;&quot;;[.U49];&quot;&quot;&quot;}&quot;);&quot;&quot;)">
            <text:p/>
          </table:table-cell>
          <table:table-cell table:style-name="ce51" table:formula="of:=CONCATENATE(&quot;{&quot;;[.$H49];&quot;,{&quot;;[.$I49];&quot;,&quot;;[.$J49];&quot;,&quot;;[.$K49];&quot;,&quot;;[.$L49];&quot;,&quot;;[.$M49];&quot;},{&quot;;[.$W49];[.$X49];[.$Y49];[.$Z49];[.$AA49];[.$AB49];[.$AC49];[.$AD49];&quot;}},&quot;)" office:value-type="string" office:string-value="{TypePower,{-1,-1,-1,1,2},{{ModeInput,&quot;3.3V&quot;}}}," calcext:value-type="string">
            <text:p>{TypePower,{-1,-1,-1,1,2},{{ModeInput,"3.3V"}}},</text:p>
          </table:table-cell>
          <table:table-cell table:number-columns-repeated="993"/>
        </table:table-row>
        <table:table-row table:style-name="ro1">
          <table:table-cell table:style-name="ce43" office:value-type="string" calcext:value-type="string">
            <text:p>GPIO_GEN8 </text:p>
          </table:table-cell>
          <table:table-cell table:style-name="ce4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office:value-type="float" office:value="4" calcext:value-type="float">
            <text:p>4</text:p>
          </table:table-cell>
          <table:table-cell table:style-name="ce12" office:value-type="string" calcext:value-type="string">
            <text:p>P5</text:p>
          </table:table-cell>
          <table:table-cell table:style-name="ce66" table:formula="of:=CONCATENATE(&quot;GPIO&quot;;[.J50])" office:value-type="string" office:string-value="GPIO29" calcext:value-type="string">
            <text:p>GPIO29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8" calcext:value-type="float">
            <text:p>18</text:p>
          </table:table-cell>
          <table:table-cell table:number-columns-repeated="2" table:style-name="ce20" office:value-type="float" office:value="29" calcext:value-type="float">
            <text:p>29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table:formula="of:=[.G50]" office:value-type="string" office:string-value="GPIO29" calcext:value-type="string">
            <text:p>GPIO29</text:p>
          </table:table-cell>
          <table:table-cell table:style-name="ce43" table:formula="of:=[.N50]" office:value-type="string" office:string-value="GPIO29" calcext:value-type="string">
            <text:p>GPIO29</text:p>
          </table:table-cell>
          <table:table-cell table:style-name="ce43" table:number-columns-repeated="6"/>
          <table:table-cell table:style-name="ce43" table:formula="of:=CONCATENATE([.N50];IF([.P50]&lt;&gt;&quot;&quot;;CONCATENATE(&quot;/&quot;;[.P50]);&quot;&quot;))" office:value-type="string" office:string-value="GPIO29" calcext:value-type="string">
            <text:p>GPIO29</text:p>
          </table:table-cell>
          <table:table-cell table:style-name="ce51" table:formula="of:=CONCATENATE(&quot;{ModeInput,&quot;&quot;&quot;;[.$N50];&quot;&quot;&quot;}&quot;)" office:value-type="string" office:string-value="{ModeInput,&quot;GPIO29&quot;}" calcext:value-type="string">
            <text:p>{ModeInput,"GPIO29"}</text:p>
          </table:table-cell>
          <table:table-cell table:style-name="ce51" table:formula="of:=IF([.$O50]&lt;&gt;&quot;&quot;;CONCATENATE(&quot;,{ModeOutput,&quot;&quot;&quot;;[.$O50];&quot;&quot;&quot;}&quot;);&quot;&quot;)" office:value-type="string" office:string-value=",{ModeOutput,&quot;GPIO29&quot;}" calcext:value-type="string">
            <text:p>,{ModeOutput,"GPIO29"}</text:p>
          </table:table-cell>
          <table:table-cell table:style-name="ce51" table:formula="of:=IF([.$P50]&lt;&gt;&quot;&quot;;CONCATENATE(&quot;,{ModeAlt0,&quot;&quot;&quot;;[.$P50];&quot;&quot;&quot;}&quot;);&quot;&quot;)">
            <text:p/>
          </table:table-cell>
          <table:table-cell table:style-name="ce51" table:formula="of:=IF([.$Q50]&lt;&gt;&quot;&quot;;CONCATENATE(&quot;,{ModeAlt1,&quot;&quot;&quot;;[.$Q50];&quot;&quot;&quot;}&quot;);&quot;&quot;)">
            <text:p/>
          </table:table-cell>
          <table:table-cell table:style-name="ce51" table:formula="of:=IF([.$R50]&lt;&gt;&quot;&quot;;CONCATENATE(&quot;,{ModeAlt2,&quot;&quot;&quot;;[.$R50];&quot;&quot;&quot;}&quot;);&quot;&quot;)">
            <text:p/>
          </table:table-cell>
          <table:table-cell table:style-name="ce51" table:formula="of:=IF([.S50]&lt;&gt;&quot;&quot;;CONCATENATE(&quot;,{ModeAlt3,&quot;&quot;&quot;;[.S50];&quot;&quot;&quot;}&quot;);&quot;&quot;)">
            <text:p/>
          </table:table-cell>
          <table:table-cell table:style-name="ce51" table:formula="of:=IF([.T50]&lt;&gt;&quot;&quot;;CONCATENATE(&quot;,{ModeAlt4,&quot;&quot;&quot;;[.T50];&quot;&quot;&quot;}&quot;);&quot;&quot;)">
            <text:p/>
          </table:table-cell>
          <table:table-cell table:style-name="ce51" table:formula="of:=IF([.U50]&lt;&gt;&quot;&quot;;CONCATENATE(&quot;,{ModeAlt5,&quot;&quot;&quot;;[.U50];&quot;&quot;&quot;}&quot;);&quot;&quot;)">
            <text:p/>
          </table:table-cell>
          <table:table-cell table:style-name="ce51" table:formula="of:=CONCATENATE(&quot;{&quot;;[.$H50];&quot;,{&quot;;[.$I50];&quot;,&quot;;[.$J50];&quot;,&quot;;[.$K50];&quot;,&quot;;[.$L50];&quot;,&quot;;[.$M50];&quot;},{&quot;;[.$W50];[.$X50];[.$Y50];[.$Z50];[.$AA50];[.$AB50];[.$AC50];[.$AD50];&quot;}},&quot;)" office:value-type="string" office:string-value="{TypeGpio,{18,29,29,2,2},{{ModeInput,&quot;GPIO29&quot;},{ModeOutput,&quot;GPIO29&quot;}}}," calcext:value-type="string">
            <text:p>{TypeGpio,{18,29,29,2,2},{{ModeInput,"GPIO29"},{ModeOutput,"GPIO29"}}},</text:p>
          </table:table-cell>
          <table:table-cell table:number-columns-repeated="993"/>
        </table:table-row>
        <table:table-row table:style-name="ro1">
          <table:table-cell table:style-name="ce43" office:value-type="string" calcext:value-type="string">
            <text:p>GPIO_GEN10 </text:p>
          </table:table-cell>
          <table:table-cell table:style-name="ce4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office:value-type="float" office:value="6" calcext:value-type="float">
            <text:p>6</text:p>
          </table:table-cell>
          <table:table-cell table:style-name="ce12" office:value-type="string" calcext:value-type="string">
            <text:p>P5</text:p>
          </table:table-cell>
          <table:table-cell table:style-name="ce66" table:formula="of:=CONCATENATE(&quot;GPIO&quot;;[.J51])" office:value-type="string" office:string-value="GPIO31" calcext:value-type="string">
            <text:p>GPIO3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2" table:style-name="ce20" office:value-type="float" office:value="31" calcext:value-type="float">
            <text:p>3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formula="of:=[.G51]" office:value-type="string" office:string-value="GPIO31" calcext:value-type="string">
            <text:p>GPIO31</text:p>
          </table:table-cell>
          <table:table-cell table:style-name="ce43" table:formula="of:=[.N51]" office:value-type="string" office:string-value="GPIO31" calcext:value-type="string">
            <text:p>GPIO31</text:p>
          </table:table-cell>
          <table:table-cell table:style-name="ce43" table:number-columns-repeated="6"/>
          <table:table-cell table:style-name="ce43" table:formula="of:=CONCATENATE([.N51];IF([.P51]&lt;&gt;&quot;&quot;;CONCATENATE(&quot;/&quot;;[.P51]);&quot;&quot;))" office:value-type="string" office:string-value="GPIO31" calcext:value-type="string">
            <text:p>GPIO31</text:p>
          </table:table-cell>
          <table:table-cell table:style-name="ce51" table:formula="of:=CONCATENATE(&quot;{ModeInput,&quot;&quot;&quot;;[.$N51];&quot;&quot;&quot;}&quot;)" office:value-type="string" office:string-value="{ModeInput,&quot;GPIO31&quot;}" calcext:value-type="string">
            <text:p>{ModeInput,"GPIO31"}</text:p>
          </table:table-cell>
          <table:table-cell table:style-name="ce51" table:formula="of:=IF([.$O51]&lt;&gt;&quot;&quot;;CONCATENATE(&quot;,{ModeOutput,&quot;&quot;&quot;;[.$O51];&quot;&quot;&quot;}&quot;);&quot;&quot;)" office:value-type="string" office:string-value=",{ModeOutput,&quot;GPIO31&quot;}" calcext:value-type="string">
            <text:p>,{ModeOutput,"GPIO31"}</text:p>
          </table:table-cell>
          <table:table-cell table:style-name="ce51" table:formula="of:=IF([.$P51]&lt;&gt;&quot;&quot;;CONCATENATE(&quot;,{ModeAlt0,&quot;&quot;&quot;;[.$P51];&quot;&quot;&quot;}&quot;);&quot;&quot;)">
            <text:p/>
          </table:table-cell>
          <table:table-cell table:style-name="ce51" table:formula="of:=IF([.$Q51]&lt;&gt;&quot;&quot;;CONCATENATE(&quot;,{ModeAlt1,&quot;&quot;&quot;;[.$Q51];&quot;&quot;&quot;}&quot;);&quot;&quot;)">
            <text:p/>
          </table:table-cell>
          <table:table-cell table:style-name="ce51" table:formula="of:=IF([.$R51]&lt;&gt;&quot;&quot;;CONCATENATE(&quot;,{ModeAlt2,&quot;&quot;&quot;;[.$R51];&quot;&quot;&quot;}&quot;);&quot;&quot;)">
            <text:p/>
          </table:table-cell>
          <table:table-cell table:style-name="ce51" table:formula="of:=IF([.S51]&lt;&gt;&quot;&quot;;CONCATENATE(&quot;,{ModeAlt3,&quot;&quot;&quot;;[.S51];&quot;&quot;&quot;}&quot;);&quot;&quot;)">
            <text:p/>
          </table:table-cell>
          <table:table-cell table:style-name="ce51" table:formula="of:=IF([.T51]&lt;&gt;&quot;&quot;;CONCATENATE(&quot;,{ModeAlt4,&quot;&quot;&quot;;[.T51];&quot;&quot;&quot;}&quot;);&quot;&quot;)">
            <text:p/>
          </table:table-cell>
          <table:table-cell table:style-name="ce51" table:formula="of:=IF([.U51]&lt;&gt;&quot;&quot;;CONCATENATE(&quot;,{ModeAlt5,&quot;&quot;&quot;;[.U51];&quot;&quot;&quot;}&quot;);&quot;&quot;)">
            <text:p/>
          </table:table-cell>
          <table:table-cell table:style-name="ce51" table:formula="of:=CONCATENATE(&quot;{&quot;;[.$H51];&quot;,{&quot;;[.$I51];&quot;,&quot;;[.$J51];&quot;,&quot;;[.$K51];&quot;,&quot;;[.$L51];&quot;,&quot;;[.$M51];&quot;},{&quot;;[.$W51];[.$X51];[.$Y51];[.$Z51];[.$AA51];[.$AB51];[.$AC51];[.$AD51];&quot;}},&quot;)" office:value-type="string" office:string-value="{TypeGpio,{20,31,31,3,2},{{ModeInput,&quot;GPIO31&quot;},{ModeOutput,&quot;GPIO31&quot;}}}," calcext:value-type="string">
            <text:p>{TypeGpio,{20,31,31,3,2},{{ModeInput,"GPIO31"},{ModeOutput,"GPIO31"}}},</text:p>
          </table:table-cell>
          <table:table-cell table:number-columns-repeated="993"/>
        </table:table-row>
        <table:table-row table:style-name="ro1">
          <table:table-cell table:style-name="ce43" office:value-type="string" calcext:value-type="string">
            <text:p>GND </text:p>
          </table:table-cell>
          <table:table-cell table:style-name="ce4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office:value-type="float" office:value="8" calcext:value-type="float">
            <text:p>8</text:p>
          </table:table-cell>
          <table:table-cell table:style-name="ce12" office:value-type="string" calcext:value-type="string">
            <text:p>P5</text:p>
          </table:table-cell>
          <table:table-cell table:style-name="ce43" office:value-type="string" calcext:value-type="string">
            <text:p>GND 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formula="of:=[.G52]" office:value-type="string" office:string-value="GND " calcext:value-type="string">
            <text:p>GND </text:p>
          </table:table-cell>
          <table:table-cell table:style-name="ce43" table:number-columns-repeated="7"/>
          <table:table-cell table:style-name="ce43" table:formula="of:=CONCATENATE([.N52];IF([.P52]&lt;&gt;&quot;&quot;;CONCATENATE(&quot;/&quot;;[.P52]);&quot;&quot;))" office:value-type="string" office:string-value="GND " calcext:value-type="string">
            <text:p>GND </text:p>
          </table:table-cell>
          <table:table-cell table:style-name="ce51" table:formula="of:=CONCATENATE(&quot;{ModeInput,&quot;&quot;&quot;;[.$N52];&quot;&quot;&quot;}&quot;)" office:value-type="string" office:string-value="{ModeInput,&quot;GND &quot;}" calcext:value-type="string">
            <text:p>{ModeInput,"GND "}</text:p>
          </table:table-cell>
          <table:table-cell table:style-name="ce51" table:formula="of:=IF([.$O52]&lt;&gt;&quot;&quot;;CONCATENATE(&quot;,{ModeOutput,&quot;&quot;&quot;;[.$O52];&quot;&quot;&quot;}&quot;);&quot;&quot;)">
            <text:p/>
          </table:table-cell>
          <table:table-cell table:style-name="ce51" table:formula="of:=IF([.$P52]&lt;&gt;&quot;&quot;;CONCATENATE(&quot;,{ModeAlt0,&quot;&quot;&quot;;[.$P52];&quot;&quot;&quot;}&quot;);&quot;&quot;)">
            <text:p/>
          </table:table-cell>
          <table:table-cell table:style-name="ce51" table:formula="of:=IF([.$Q52]&lt;&gt;&quot;&quot;;CONCATENATE(&quot;,{ModeAlt1,&quot;&quot;&quot;;[.$Q52];&quot;&quot;&quot;}&quot;);&quot;&quot;)">
            <text:p/>
          </table:table-cell>
          <table:table-cell table:style-name="ce51" table:formula="of:=IF([.$R52]&lt;&gt;&quot;&quot;;CONCATENATE(&quot;,{ModeAlt2,&quot;&quot;&quot;;[.$R52];&quot;&quot;&quot;}&quot;);&quot;&quot;)">
            <text:p/>
          </table:table-cell>
          <table:table-cell table:style-name="ce51" table:formula="of:=IF([.S52]&lt;&gt;&quot;&quot;;CONCATENATE(&quot;,{ModeAlt3,&quot;&quot;&quot;;[.S52];&quot;&quot;&quot;}&quot;);&quot;&quot;)">
            <text:p/>
          </table:table-cell>
          <table:table-cell table:style-name="ce51" table:formula="of:=IF([.T52]&lt;&gt;&quot;&quot;;CONCATENATE(&quot;,{ModeAlt4,&quot;&quot;&quot;;[.T52];&quot;&quot;&quot;}&quot;);&quot;&quot;)">
            <text:p/>
          </table:table-cell>
          <table:table-cell table:style-name="ce51" table:formula="of:=IF([.U52]&lt;&gt;&quot;&quot;;CONCATENATE(&quot;,{ModeAlt5,&quot;&quot;&quot;;[.U52];&quot;&quot;&quot;}&quot;);&quot;&quot;)">
            <text:p/>
          </table:table-cell>
          <table:table-cell table:style-name="ce51" table:formula="of:=CONCATENATE(&quot;{&quot;;[.$H52];&quot;,{&quot;;[.$I52];&quot;,&quot;;[.$J52];&quot;,&quot;;[.$K52];&quot;,&quot;;[.$L52];&quot;,&quot;;[.$M52];&quot;},{&quot;;[.$W52];[.$X52];[.$Y52];[.$Z52];[.$AA52];[.$AB52];[.$AC52];[.$AD52];&quot;}},&quot;)" office:value-type="string" office:string-value="{TypePower,{-1,-1,-1,4,2},{{ModeInput,&quot;GND &quot;}}}," calcext:value-type="string">
            <text:p>{TypePower,{-1,-1,-1,4,2},{{ModeInput,"GND "}}},</text:p>
          </table:table-cell>
          <table:table-cell table:number-columns-repeated="99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pio" table:style-name="ta1">
        <office:forms form:automatic-focus="false" form:apply-design-mode="false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number-columns-repeated="2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ard_family_id</text:p>
          </table:table-cell>
          <table:table-cell office:value-type="string" calcext:value-type="string">
            <text:p>i2c_id</text:p>
          </table:table-cell>
          <table:table-cell office:value-type="string" calcext:value-type="string">
            <text:p>spi_id</text:p>
          </table:table-cell>
          <table:table-cell office:value-type="string" calcext:value-type="string">
            <text:p>uart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pi-rev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pi-rev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pi-rev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nopine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nopim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nopim1pl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pio_has_connector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gpio_id</text:p>
          </table:table-cell>
          <table:table-cell office:value-type="string" calcext:value-type="string">
            <text:p>gpio_connector_id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gpio_connector" table:style-name="ta1">
        <table:table-column table:style-name="co54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gpio_connector_famil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bg_uar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n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n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pio_connector_family" table:style-name="ta1">
        <table:table-column table:style-name="co5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lumn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der1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der2X</text:p>
          </table:table-cell>
          <table:table-cell office:value-type="float" office:value="2" calcext:value-type="float">
            <text:p>2</text:p>
          </table:table-cell>
        </table:table-row>
      </table:table>
      <table:table table:name="gpio_connector_has_pin" table:style-name="ta1">
        <table:table-column table:style-name="co61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gpio_connector_id</text:p>
          </table:table-cell>
          <table:table-cell office:value-type="string" calcext:value-type="string">
            <text:p>gpio_pin_id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um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pio_pin" table:style-name="ta1">
        <table:table-column table:style-name="co54" table:default-cell-style-name="Default"/>
        <table:table-column table:style-name="co7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pio_pin_type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</table:table-row>
      </table:table>
      <table:table table:name="gpio_pin_add" table:style-name="ta1">
        <table:table-column table:style-name="co54" table:default-cell-style-name="Default"/>
        <table:table-column table:style-name="co7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pio_pin_type_i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gpio_pin_type" table:style-name="ta1">
        <table:table-column table:style-name="co54" table:default-cell-style-name="Default"/>
        <table:table-column table:style-name="co71" table:default-cell-style-name="Default"/>
        <table:table-column table:style-name="co12" table:number-columns-repeated="10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pio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und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deo</text:p>
          </table:table-cell>
          <table:table-cell table:number-columns-repeated="1022"/>
        </table:table-row>
        <table:table-row table:style-name="ro1">
          <table:table-cell table:style-name="ce62" office:value-type="float" office:value="99" calcext:value-type="float">
            <text:p>99</text:p>
          </table:table-cell>
          <table:table-cell table:style-name="ce62" office:value-type="string" calcext:value-type="string">
            <text:p>Not Connected</text:p>
          </table:table-cell>
          <table:table-cell table:style-name="ce62" table:number-columns-repeated="1022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2" office:value-type="string" calcext:value-type="string">
            <text:p>Net</text:p>
          </table:table-cell>
          <table:table-cell table:style-name="ce62" table:number-columns-repeated="1022"/>
        </table:table-row>
      </table:table>
      <table:table table:name="gpio_pin_number" table:style-name="ta1">
        <table:table-column table:style-name="co67" table:default-cell-style-name="Default"/>
        <table:table-column table:style-name="co72" table:default-cell-style-name="Default"/>
        <table:table-column table:style-name="co65" table:default-cell-style-name="Default"/>
        <table:table-column table:style-name="co73" table:default-cell-style-name="Default"/>
        <table:table-row table:style-name="ro1">
          <table:table-cell office:value-type="string" calcext:value-type="string">
            <text:p>gpio_pin_id</text:p>
          </table:table-cell>
          <table:table-cell office:value-type="string" calcext:value-type="string">
            <text:p>logical_num</text:p>
          </table:table-cell>
          <table:table-cell office:value-type="string" calcext:value-type="string">
            <text:p>mcu_num</text:p>
          </table:table-cell>
          <table:table-cell office:value-type="string" calcext:value-type="string">
            <text:p>system_num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41" calcext:value-type="float">
            <text:p>141</text:p>
          </table:table-cell>
        </table:table-row>
      </table:table>
      <table:table table:name="gpio_pin_has_name" table:style-name="ta1">
        <table:table-column table:style-name="co67" table:default-cell-style-name="Default"/>
        <table:table-column table:style-name="co74" table:number-columns-repeated="2" table:default-cell-style-name="Default"/>
        <table:table-row table:style-name="ro1">
          <table:table-cell office:value-type="string" calcext:value-type="string">
            <text:p>gpio_pin_id</text:p>
          </table:table-cell>
          <table:table-cell office:value-type="string" calcext:value-type="string">
            <text:p>gpio_pin_name_id</text:p>
          </table:table-cell>
          <table:table-cell office:value-type="string" calcext:value-type="string">
            <text:p>gpio_pin_mode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2" calcext:value-type="float">
            <text:p>1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6" calcext:value-type="float">
            <text:p>1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9" calcext:value-type="float">
            <text:p>1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4" calcext:value-type="float">
            <text:p>2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4" calcext:value-type="float">
            <text:p>2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gpio_pin_has_name_add" table:style-name="ta1">
        <table:table-column table:style-name="co67" table:default-cell-style-name="Default"/>
        <table:table-column table:style-name="co74" table:number-columns-repeated="2" table:default-cell-style-name="Default"/>
        <table:table-row table:style-name="ro1">
          <table:table-cell office:value-type="string" calcext:value-type="string">
            <text:p>gpio_pin_id</text:p>
          </table:table-cell>
          <table:table-cell office:value-type="string" calcext:value-type="string">
            <text:p>gpio_pin_name_id</text:p>
          </table:table-cell>
          <table:table-cell office:value-type="string" calcext:value-type="string">
            <text:p>gpio_pin_mode_i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7" calcext:value-type="float">
            <text:p>257</text:p>
          </table:table-cell>
          <table:table-cell office:value-type="float" office:value="7" calcext:value-type="float">
            <text:p>7</text:p>
          </table:table-cell>
        </table:table-row>
      </table:table>
      <table:table table:name="gpio_pin_name" table:style-name="ta1">
        <table:table-column table:style-name="co27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IO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DA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IO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CL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IO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PCLK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MTDI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IO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XD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D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XD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PIO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XD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D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XD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IO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D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TS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I1CE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TS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PIO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CMCL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D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SMOS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I1CE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WM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PIO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CMDOU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D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SC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PI1SCL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PCLK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PIO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D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D1CL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RMTRS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PIO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D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D1CM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MRTC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PIO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D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D1DAT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RMTD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PIO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PI0MOSI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D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PIO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PI0MISO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D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PIO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D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D1DAT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RMTCK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PIO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PI0SCLK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D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PIO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PI0CE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D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PIO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PI0CE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PIO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DA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A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PIO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CL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A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PIO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D1DAT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RMTM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PIO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PIO2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PIO3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PIO3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PIO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A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PIO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AN_RU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PCLK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O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PIO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D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PIO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WM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D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PIO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CMF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D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SSCLK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PI1MISO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PIO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AT_LED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D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TS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I1CE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TS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PIO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D1DAT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PIO2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CMDI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D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BSMISO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I1MOSI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PIOA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I2C0SD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IRX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EINT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PIOA1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I2C0S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ITX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AEINT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PIOG1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CM1CLK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GEINT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PIOG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UART1TX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GEINT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PIOG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UART1RX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GEINT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PIOA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UART2TX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JTAGM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AEINT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PIOA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IMPWRE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AEINT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PIOA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UART2RT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JTAGDO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AEINT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PIOA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UART2CT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JTAGDI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AEINT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PIOG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UART1RT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GEINT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PIOG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UART1CT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GEINT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PIOC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NANDW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PIOC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ANDAL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PIOA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ART2RX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JTAGCK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AEINT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PIOC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NANDCL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PI0CLK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PIOC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NANDCE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PI0C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PIOA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UART0TX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AEINT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PIOA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UART0RX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AEINT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PIOA1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IMDET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AEINT1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PIOL1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WR_LED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PWM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LEINT1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SB-DP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USB-DM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USB-DP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USB-DM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PIOL1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CIRRX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PLEINT1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GPIOA1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OWAOUT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EINT1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GPIOA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CM0SYNC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I2C1SCK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AEINT1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PIOA1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CM0CLK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I2C1SDA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AEINT1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PIOA2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PCM0DOUT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IMVPPEN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AEINT2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PIOA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CM0DI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IMVPPPP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AEINT2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PIOA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IMCLK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AEINT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PIOA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IMDATA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AEINT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PIOA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UART3CTS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AEINT1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PIOA1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PI1CS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UART3TX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AEINT1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GPIOA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IMRST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AEINT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PIOA1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UART3RT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AEINT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GPIOA1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PI1CLK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UART3RX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AEINT1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BUT_K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GPIOL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UARTRX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LEINT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IR_RX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NC</text:p>
          </table:table-cell>
        </table:table-row>
      </table:table>
      <table:table table:name="gpio_pin_mode" table:style-name="ta1">
        <table:table-column table:style-name="co54" table:default-cell-style-name="Default"/>
        <table:table-column table:style-name="co6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abl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t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t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t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t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t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t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t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t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t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t9</text:p>
          </table:table-cell>
        </table:table-row>
      </table:table>
      <table:table table:name="soc_has_pin" table:style-name="ta1">
        <table:table-column table:style-name="co76" table:default-cell-style-name="Default"/>
        <table:table-column table:style-name="co67" table:default-cell-style-name="Default"/>
        <table:table-row table:style-name="ro1">
          <table:table-cell office:value-type="string" calcext:value-type="string">
            <text:p>soc_id</text:p>
          </table:table-cell>
          <table:table-cell office:value-type="string" calcext:value-type="string">
            <text:p>gpio_pin_i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</table:table-row>
      </table:table>
      <table:table table:name="soc_has_pin_add" table:style-name="ta1">
        <table:table-column table:style-name="co76" table:default-cell-style-name="Default"/>
        <table:table-column table:style-name="co67" table:default-cell-style-name="Default"/>
        <table:table-row table:style-name="ro1">
          <table:table-cell office:value-type="string" calcext:value-type="string">
            <text:p>soc_id</text:p>
          </table:table-cell>
          <table:table-cell office:value-type="string" calcext:value-type="string">
            <text:p>gpio_pin_i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</table:table-row>
      </table:table>
      <table:table table:name="soc" table:style-name="ta1">
        <table:table-column table:style-name="co54" table:default-cell-style-name="Default"/>
        <table:table-column table:style-name="co77" table:default-cell-style-name="Default"/>
        <table:table-column table:style-name="co55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36" table:default-cell-style-name="Default"/>
        <table:table-column table:style-name="co79" table:default-cell-style-name="Default"/>
        <table:table-column table:style-name="co36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c_family_id</text:p>
          </table:table-cell>
          <table:table-cell office:value-type="string" calcext:value-type="string">
            <text:p>manufacturer_id</text:p>
          </table:table-cell>
          <table:table-cell office:value-type="string" calcext:value-type="string">
            <text:p>i2c_count</text:p>
          </table:table-cell>
          <table:table-cell office:value-type="string" calcext:value-type="string">
            <text:p>i2c_syspath</text:p>
          </table:table-cell>
          <table:table-cell office:value-type="string" calcext:value-type="string">
            <text:p>spi_count</text:p>
          </table:table-cell>
          <table:table-cell office:value-type="string" calcext:value-type="string">
            <text:p>spi_cscount</text:p>
          </table:table-cell>
          <table:table-cell office:value-type="string" calcext:value-type="string">
            <text:p>spi_syspath</text:p>
          </table:table-cell>
          <table:table-cell office:value-type="string" calcext:value-type="string">
            <text:p>uart_count</text:p>
          </table:table-cell>
          <table:table-cell office:value-type="string" calcext:value-type="string">
            <text:p>uart_syspath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cm2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dev/i2c-%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dev/spidev%d.%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ev/ttyAMA%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m2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dev/i2c-%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dev/spidev%d.%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ev/ttyAMA%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m27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dev/i2c-%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dev/spidev%d.%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ev/ttyAMA%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dev/i2c-%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ev/spidev%d.%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dev/ttyS%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dev/i2c-%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ev/spidev%d.%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dev/ttyS%d</text:p>
          </table:table-cell>
        </table:table-row>
      </table:table>
      <table:named-expressions/>
      <table:database-ranges>
        <table:database-range table:name="__Anonymous_Sheet_DB__0" table:target-range-address="nanopi.R3:nanopi.R45" table:orientation="column"/>
        <table:database-range table:name="__Anonymous_Sheet_DB__1" table:target-range-address="'nanopi - work C++'.A143:'nanopi - work C++'.W169">
          <table:sort>
            <table:sort-by table:field-number="17" table:data-type="automatic"/>
            <table:sort-by table:field-number="16" table:data-type="automatic"/>
          </table:sort>
        </table:database-range>
        <table:database-range table:name="__Anonymous_Sheet_DB__2" table:target-range-address="orangepione.V1:orangepione.Z35">
          <table:sort>
            <table:sort-by table:field-number="0" table:data-type="automatic"/>
          </table:sort>
        </table:database-range>
        <table:database-range table:name="__Anonymous_Sheet_DB__3" table:target-range-address="orangepizero.S1:orangepizero.T22">
          <table:sort>
            <table:sort-by table:field-number="0" table:data-type="automatic"/>
          </table:sort>
        </table:database-range>
        <table:database-range table:name="__Anonymous_Sheet_DB__4" table:target-range-address="H3.F1:H3.F1" table:orientation="column"/>
        <table:database-range table:name="__Anonymous_Sheet_DB__5" table:target-range-address="'rpi rev2'.L2:'rpi rev2'.Q36">
          <table:sort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6" table:target-range-address="'rpi rev3'.L2:'rpi rev3'.L42" table:orientation="column"/>
        <table:database-range table:name="__Anonymous_Sheet_DB__7" table:target-range-address="'rpi rev1'.M2:'rpi rev1'.Q28">
          <table:sort>
            <table:sort-by table:field-number="1" table:data-type="automatic"/>
          </table:sort>
        </table:database-range>
        <table:database-range table:name="__Anonymous_Sheet_DB__8" table:target-range-address="'rpi - work C++'.A1:'rpi - work C++'.U52">
          <table:sort>
            <table:sort-by table:field-number="3" table:data-type="automatic"/>
            <table:sort-by table:field-number="5" table:data-type="automatic"/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loext:scale-to-X="1" loext:scale-to-Y="1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/00/0000</text:date>, <text:time style:data-style-name="N2" text:time-value="20:24:41.548634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2T22:11:37.041362456</dc:date>
    <dc:creator>Pascal JEAN</dc:creator>
    <meta:editing-duration>P4DT54M42S</meta:editing-duration>
    <meta:editing-cycles>65</meta:editing-cycles>
    <meta:generator>LibreOffice/6.1.5.2$Linux_X86_64 LibreOffice_project/10$Build-2</meta:generator>
    <meta:printed-by>Pascal EpsilonRT</meta:printed-by>
    <meta:print-date>2018-08-19T22:30:50.301185575</meta:print-date>
    <meta:document-statistic meta:table-count="25" meta:cell-count="12863" meta:object-count="0"/>
  </office:meta>
</office:document-meta>
</file>